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/>
    </style:style>
    <style:style style:name="ce3" style:family="table-cell" style:parent-style-name="Default" style:data-style-name="N0">
      <style:table-cell-properties fo:background-color="#5B9BD5"/>
    </style:style>
    <style:style style:name="ce4" style:family="table-cell" style:parent-style-name="Default" style:data-style-name="N0">
      <style:table-cell-properties fo:background-color="#ED7D31"/>
    </style:style>
    <style:style style:name="ce5" style:family="table-cell" style:parent-style-name="Default" style:data-style-name="N0">
      <style:table-cell-properties fo:background-color="#70AD47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2173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3.32316666666667cm"/>
    </style:style>
    <style:style style:name="co5" style:family="table-column">
      <style:table-column-properties fo:break-before="auto" style:column-width="2.77283333333333cm"/>
    </style:style>
    <style:style style:name="co6" style:family="table-column">
      <style:table-column-properties fo:break-before="auto" style:column-width="3.556cm"/>
    </style:style>
    <style:style style:name="co7" style:family="table-column">
      <style:table-column-properties fo:break-before="auto" style:column-width="2.37066666666667cm"/>
    </style:style>
    <style:style style:name="co8" style:family="table-column">
      <style:table-column-properties fo:break-before="auto" style:column-width="3.28083333333333cm"/>
    </style:style>
    <style:style style:name="co9" style:family="table-column">
      <style:table-column-properties fo:break-before="auto" style:column-width="2.81516666666667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63" table:default-cell-style-name="ce1"/>
        <table:table-row table:style-name="ro1">
          <table:table-cell office:value-type="string" table:style-name="ce1">
            <text:p>Fensterfläche</text:p>
          </table:table-cell>
          <table:table-cell office:value-type="string" table:style-name="ce1">
            <text:p>Objektfläche</text:p>
          </table:table-cell>
          <table:table-cell office:value-type="string" table:style-name="ce1">
            <text:p>Kreis</text:p>
          </table:table-cell>
          <table:table-cell office:value-type="string" table:style-name="ce1">
            <text:p>Start_x</text:p>
          </table:table-cell>
          <table:table-cell office:value-type="string" table:style-name="ce1">
            <text:p>Start_y</text:p>
          </table:table-cell>
          <table:table-cell office:value-type="string" table:style-name="ce1">
            <text:p>x_min</text:p>
          </table:table-cell>
          <table:table-cell office:value-type="string" table:style-name="ce1">
            <text:p>x_max</text:p>
          </table:table-cell>
          <table:table-cell office:value-type="string" table:style-name="ce1">
            <text:p>y_min</text:p>
          </table:table-cell>
          <table:table-cell office:value-type="string" table:style-name="ce1">
            <text:p>y_max</text:p>
          </table:table-cell>
          <table:table-cell office:value-type="string" table:style-name="ce1">
            <text:p>BoundingBox</text:p>
          </table:table-cell>
          <table:table-cell office:value-type="string" table:style-name="ce1">
            <text:p>Dreiecksfläche_K1</text:p>
          </table:table-cell>
          <table:table-cell office:value-type="string" table:style-name="ce1">
            <text:p>Dreiecksfläche_K2</text:p>
          </table:table-cell>
          <table:table-cell office:value-type="string" table:style-name="ce1">
            <text:p>Fitts_Width</text:p>
          </table:table-cell>
          <table:table-cell office:value-type="string" table:style-name="ce1">
            <text:p>Fitts_Distance</text:p>
          </table:table-cell>
          <table:table-cell office:value-type="string" table:style-name="ce1">
            <text:p>Zeit</text:p>
          </table:table-cell>
          <table:table-cell office:value-type="string" table:style-name="ce1">
            <text:p>(mS)</text:p>
          </table:table-cell>
          <table:table-cell office:value-type="string" table:style-name="ce1">
            <text:p>Wahrscheinlichkeit</text:p>
          </table:table-cell>
          <table:table-cell office:value-type="string" table:style-name="ce1">
            <text:p>Self Information</text:p>
          </table:table-cell>
          <table:table-cell office:value-type="string" table:style-name="ce7">
            <text:p>ld(2D/W)</text:p>
          </table:table-cell>
          <table:table-cell office:value-type="string" table:style-name="ce1">
            <text:p>-ld<text:span text:style-name="T2">(</text:span>nx/BoundingBox<text:span text:style-name="T2">)</text:span></text:p>
          </table:table-cell>
          <table:table-cell office:value-type="string" table:style-name="ce1">
            <text:p>ld(nx/DreickK1)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65" table:style-name="ce1">
            <text:p>1265</text:p>
          </table:table-cell>
          <table:table-cell office:value-type="float" office:value="0" table:style-name="ce1">
            <text:p>0</text:p>
          </table:table-cell>
          <table:table-cell office:value-type="float" office:value="552" table:style-name="ce1">
            <text:p>552</text:p>
          </table:table-cell>
          <table:table-cell office:value-type="float" office:value="314" table:style-name="ce1">
            <text:p>314</text:p>
          </table:table-cell>
          <table:table-cell office:value-type="float" office:value="512" table:style-name="ce1">
            <text:p>512</text:p>
          </table:table-cell>
          <table:table-cell office:value-type="float" office:value="535" table:style-name="ce1">
            <text:p>535</text:p>
          </table:table-cell>
          <table:table-cell office:value-type="float" office:value="724" table:style-name="ce1">
            <text:p>724</text:p>
          </table:table-cell>
          <table:table-cell office:value-type="float" office:value="779" table:style-name="ce1">
            <text:p>779</text:p>
          </table:table-cell>
          <table:table-cell office:value-type="float" office:value="18600" table:style-name="ce1">
            <text:p>18600</text:p>
          </table:table-cell>
          <table:table-cell office:value-type="float" office:value="6447.5" table:style-name="ce1">
            <text:p>6447,5</text:p>
          </table:table-cell>
          <table:table-cell office:value-type="float" office:value="6447.5" table:style-name="ce1">
            <text:p>6447,5</text:p>
          </table:table-cell>
          <table:table-cell office:value-type="float" office:value="54.036999999999999" table:style-name="ce1">
            <text:p>54,037</text:p>
          </table:table-cell>
          <table:table-cell office:value-type="float" office:value="437.96100000000001" table:style-name="ce1">
            <text:p>437,961</text:p>
          </table:table-cell>
          <table:table-cell office:value-type="float" office:value="842" table:style-name="ce1">
            <text:p>842</text:p>
          </table:table-cell>
          <table:table-cell table:style-name="ce1"/>
          <table:table-cell office:value-type="float" office:value="6.6421493470215866E-4" table:formula="of:=[.$B2]/[.$A2]" table:style-name="ce1">
            <text:p>0,000664215</text:p>
          </table:table-cell>
          <table:table-cell office:value-type="float" office:value="10.556062217716795" table:formula="of:=LOG([.$Q2];2)*-1" table:style-name="ce1">
            <text:p>10,55606222</text:p>
          </table:table-cell>
          <table:table-cell office:value-type="float" office:value="3.018782917804768" table:formula="of:=LOG([.$N2]/[.$M2];2)" table:style-name="ce1">
            <text:p>3,018782918</text:p>
          </table:table-cell>
          <table:table-cell office:value-type="float" office:value="3.8780933313010841" table:formula="of:=LOG([.$B2]/[.$J2];2)*-1" table:style-name="ce1">
            <text:p>3,878093331</text:p>
          </table:table-cell>
          <table:table-cell office:value-type="float" office:value="2.349602483094904" table:formula="of:=LOG([.$B2]/[.$K2];2)*-1" table:style-name="ce1">
            <text:p>2,34960248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886" table:style-name="ce1">
            <text:p>1886</text:p>
          </table:table-cell>
          <table:table-cell office:value-type="float" office:value="0" table:style-name="ce1">
            <text:p>0</text:p>
          </table:table-cell>
          <table:table-cell office:value-type="float" office:value="519" table:style-name="ce1">
            <text:p>519</text:p>
          </table:table-cell>
          <table:table-cell office:value-type="float" office:value="748" table:style-name="ce1">
            <text:p>748</text:p>
          </table:table-cell>
          <table:table-cell office:value-type="float" office:value="1425" table:style-name="ce1">
            <text:p>1425</text:p>
          </table:table-cell>
          <table:table-cell office:value-type="float" office:value="1466" table:style-name="ce1">
            <text:p>1466</text:p>
          </table:table-cell>
          <table:table-cell office:value-type="float" office:value="351" table:style-name="ce1">
            <text:p>351</text:p>
          </table:table-cell>
          <table:table-cell office:value-type="float" office:value="397" table:style-name="ce1">
            <text:p>397</text:p>
          </table:table-cell>
          <table:table-cell office:value-type="float" office:value="375959" table:style-name="ce1">
            <text:p>375959</text:p>
          </table:table-cell>
          <table:table-cell office:value-type="float" office:value="29919.5" table:style-name="ce1">
            <text:p>29919,5</text:p>
          </table:table-cell>
          <table:table-cell office:value-type="float" office:value="54882.9" table:style-name="ce1">
            <text:p>54882,9</text:p>
          </table:table-cell>
          <table:table-cell office:value-type="float" office:value="43.081299999999999" table:style-name="ce1">
            <text:p>43,0813</text:p>
          </table:table-cell>
          <table:table-cell office:value-type="float" office:value="998.67499999999995" table:style-name="ce1">
            <text:p>998,675</text:p>
          </table:table-cell>
          <table:table-cell office:value-type="float" office:value="936" table:style-name="ce1">
            <text:p>936</text:p>
          </table:table-cell>
          <table:table-cell table:style-name="ce1"/>
          <table:table-cell office:value-type="float" office:value="9.9028408446503666E-4" table:formula="of:=[.$B3]/[.$A3]" table:style-name="ce1">
            <text:p>0,000990284</text:p>
          </table:table-cell>
          <table:table-cell office:value-type="float" office:value="9.9798699266233708" table:formula="of:=LOG([.$Q3];2)*-1" table:style-name="ce1">
            <text:p>9,979869927</text:p>
          </table:table-cell>
          <table:table-cell office:value-type="float" office:value="4.5348815667190916" table:formula="of:=LOG([.$N3]/[.$M3];2)" table:style-name="ce1">
            <text:p>4,534881567</text:p>
          </table:table-cell>
          <table:table-cell office:value-type="float" office:value="7.639101851936247" table:formula="of:=LOG([.$B3]/[.$J3];2)*-1" table:style-name="ce1">
            <text:p>7,639101852</text:p>
          </table:table-cell>
          <table:table-cell office:value-type="float" office:value="3.9876844846898818" table:formula="of:=LOG([.$B3]/[.$K3];2)*-1" table:style-name="ce1">
            <text:p>3,98768448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865" table:style-name="ce1">
            <text:p>5865</text:p>
          </table:table-cell>
          <table:table-cell office:value-type="float" office:value="0" table:style-name="ce1">
            <text:p>0</text:p>
          </table:table-cell>
          <table:table-cell office:value-type="float" office:value="1459" table:style-name="ce1">
            <text:p>1459</text:p>
          </table:table-cell>
          <table:table-cell office:value-type="float" office:value="373" table:style-name="ce1">
            <text:p>373</text:p>
          </table:table-cell>
          <table:table-cell office:value-type="float" office:value="871" table:style-name="ce1">
            <text:p>871</text:p>
          </table:table-cell>
          <table:table-cell office:value-type="float" office:value="940" table:style-name="ce1">
            <text:p>940</text:p>
          </table:table-cell>
          <table:table-cell office:value-type="float" office:value="673" table:style-name="ce1">
            <text:p>673</text:p>
          </table:table-cell>
          <table:table-cell office:value-type="float" office:value="758" table:style-name="ce1">
            <text:p>758</text:p>
          </table:table-cell>
          <table:table-cell office:value-type="float" office:value="226380" table:style-name="ce1">
            <text:p>226380</text:p>
          </table:table-cell>
          <table:table-cell office:value-type="float" office:value="38272.5" table:style-name="ce1">
            <text:p>38272,5</text:p>
          </table:table-cell>
          <table:table-cell office:value-type="float" office:value="48727.199999999997" table:style-name="ce1">
            <text:p>48727,2</text:p>
          </table:table-cell>
          <table:table-cell office:value-type="float" office:value="78.892300000000006" table:style-name="ce1">
            <text:p>78,8923</text:p>
          </table:table-cell>
          <table:table-cell office:value-type="float" office:value="651.06100000000004" table:style-name="ce1">
            <text:p>651,061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3.0795419699827355E-3" table:formula="of:=[.$B4]/[.$A4]" table:style-name="ce1">
            <text:p>0,003079542</text:p>
          </table:table-cell>
          <table:table-cell office:value-type="float" office:value="8.3430684943825959" table:formula="of:=LOG([.$Q4];2)*-1" table:style-name="ce1">
            <text:p>8,343068494</text:p>
          </table:table-cell>
          <table:table-cell office:value-type="float" office:value="3.0448363173169564" table:formula="of:=LOG([.$N4]/[.$M4];2)" table:style-name="ce1">
            <text:p>3,044836317</text:p>
          </table:table-cell>
          <table:table-cell office:value-type="float" office:value="5.2704715875027572" table:formula="of:=LOG([.$B4]/[.$J4];2)*-1" table:style-name="ce1">
            <text:p>5,270471588</text:p>
          </table:table-cell>
          <table:table-cell office:value-type="float" office:value="2.7061051290771889" table:formula="of:=LOG([.$B4]/[.$K4];2)*-1" table:style-name="ce1">
            <text:p>2,70610512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8592" table:style-name="ce1">
            <text:p>18592</text:p>
          </table:table-cell>
          <table:table-cell office:value-type="float" office:value="0" table:style-name="ce1">
            <text:p>0</text:p>
          </table:table-cell>
          <table:table-cell office:value-type="float" office:value="878" table:style-name="ce1">
            <text:p>878</text:p>
          </table:table-cell>
          <table:table-cell office:value-type="float" office:value="733" table:style-name="ce1">
            <text:p>733</text:p>
          </table:table-cell>
          <table:table-cell office:value-type="float" office:value="1307" table:style-name="ce1">
            <text:p>1307</text:p>
          </table:table-cell>
          <table:table-cell office:value-type="float" office:value="1473" table:style-name="ce1">
            <text:p>1473</text:p>
          </table:table-cell>
          <table:table-cell office:value-type="float" office:value="482" table:style-name="ce1">
            <text:p>482</text:p>
          </table:table-cell>
          <table:table-cell office:value-type="float" office:value="594" table:style-name="ce1">
            <text:p>594</text:p>
          </table:table-cell>
          <table:table-cell office:value-type="float" office:value="149345" table:style-name="ce1">
            <text:p>149345</text:p>
          </table:table-cell>
          <table:table-cell office:value-type="float" office:value="54153" table:style-name="ce1">
            <text:p>54153</text:p>
          </table:table-cell>
          <table:table-cell office:value-type="float" office:value="62493.1" table:style-name="ce1">
            <text:p>62493,1</text:p>
          </table:table-cell>
          <table:table-cell office:value-type="float" office:value="177.2" table:style-name="ce1">
            <text:p>177,2</text:p>
          </table:table-cell>
          <table:table-cell office:value-type="float" office:value="547.87699999999995" table:style-name="ce1">
            <text:p>547,877</text:p>
          </table:table-cell>
          <table:table-cell office:value-type="float" office:value="343" table:style-name="ce1">
            <text:p>343</text:p>
          </table:table-cell>
          <table:table-cell table:style-name="ce1"/>
          <table:table-cell office:value-type="float" office:value="9.7621217912905404E-3" table:formula="of:=[.$B5]/[.$A5]" table:style-name="ce1">
            <text:p>0,009762122</text:p>
          </table:table-cell>
          <table:table-cell office:value-type="float" office:value="6.6785895338939376" table:formula="of:=LOG([.$Q5];2)*-1" table:style-name="ce1">
            <text:p>6,678589534</text:p>
          </table:table-cell>
          <table:table-cell office:value-type="float" office:value="1.6284734363590572" table:formula="of:=LOG([.$N5]/[.$M5];2)" table:style-name="ce1">
            <text:p>1,628473436</text:p>
          </table:table-cell>
          <table:table-cell office:value-type="float" office:value="3.0058950587415492" table:formula="of:=LOG([.$B5]/[.$J5];2)*-1" table:style-name="ce1">
            <text:p>3,005895059</text:p>
          </table:table-cell>
          <table:table-cell office:value-type="float" office:value="1.5423592894676372" table:formula="of:=LOG([.$B5]/[.$K5];2)*-1" table:style-name="ce1">
            <text:p>1,54235928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928" table:style-name="ce1">
            <text:p>9928</text:p>
          </table:table-cell>
          <table:table-cell office:value-type="float" office:value="0" table:style-name="ce1">
            <text:p>0</text:p>
          </table:table-cell>
          <table:table-cell office:value-type="float" office:value="1332" table:style-name="ce1">
            <text:p>1332</text:p>
          </table:table-cell>
          <table:table-cell office:value-type="float" office:value="525" table:style-name="ce1">
            <text:p>525</text:p>
          </table:table-cell>
          <table:table-cell office:value-type="float" office:value="949" table:style-name="ce1">
            <text:p>949</text:p>
          </table:table-cell>
          <table:table-cell office:value-type="float" office:value="1095" table:style-name="ce1">
            <text:p>1095</text:p>
          </table:table-cell>
          <table:table-cell office:value-type="float" office:value="176" table:style-name="ce1">
            <text:p>176</text:p>
          </table:table-cell>
          <table:table-cell office:value-type="float" office:value="244" table:style-name="ce1">
            <text:p>244</text:p>
          </table:table-cell>
          <table:table-cell office:value-type="float" office:value="133667" table:style-name="ce1">
            <text:p>133667</text:p>
          </table:table-cell>
          <table:table-cell office:value-type="float" office:value="38499" table:style-name="ce1">
            <text:p>38499</text:p>
          </table:table-cell>
          <table:table-cell office:value-type="float" office:value="51482.9" table:style-name="ce1">
            <text:p>51482,9</text:p>
          </table:table-cell>
          <table:table-cell office:value-type="float" office:value="94.762900000000002" table:style-name="ce1">
            <text:p>94,7629</text:p>
          </table:table-cell>
          <table:table-cell office:value-type="float" office:value="441.95600000000002" table:style-name="ce1">
            <text:p>441,956</text:p>
          </table:table-cell>
          <table:table-cell office:value-type="float" office:value="406" table:style-name="ce1">
            <text:p>406</text:p>
          </table:table-cell>
          <table:table-cell table:style-name="ce1"/>
          <table:table-cell office:value-type="float" office:value="5.2129058274490367E-3" table:formula="of:=[.$B6]/[.$A6]" table:style-name="ce1">
            <text:p>0,005212906</text:p>
          </table:table-cell>
          <table:table-cell office:value-type="float" office:value="7.5836964871681101" table:formula="of:=LOG([.$Q6];2)*-1" table:style-name="ce1">
            <text:p>7,583696487</text:p>
          </table:table-cell>
          <table:table-cell office:value-type="float" office:value="2.2215084910462357" table:formula="of:=LOG([.$N6]/[.$M6];2)" table:style-name="ce1">
            <text:p>2,221508491</text:p>
          </table:table-cell>
          <table:table-cell office:value-type="float" office:value="3.7509964080042524" table:formula="of:=LOG([.$B6]/[.$J6];2)*-1" table:style-name="ce1">
            <text:p>3,750996408</text:p>
          </table:table-cell>
          <table:table-cell office:value-type="float" office:value="1.9552459521415015" table:formula="of:=LOG([.$B6]/[.$K6];2)*-1" table:style-name="ce1">
            <text:p>1,95524595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375" table:style-name="ce1">
            <text:p>9375</text:p>
          </table:table-cell>
          <table:table-cell office:value-type="float" office:value="0" table:style-name="ce1">
            <text:p>0</text:p>
          </table:table-cell>
          <table:table-cell office:value-type="float" office:value="1006" table:style-name="ce1">
            <text:p>1006</text:p>
          </table:table-cell>
          <table:table-cell office:value-type="float" office:value="243" table:style-name="ce1">
            <text:p>243</text:p>
          </table:table-cell>
          <table:table-cell office:value-type="float" office:value="119" table:style-name="ce1">
            <text:p>119</text:p>
          </table:table-cell>
          <table:table-cell office:value-type="float" office:value="244" table:style-name="ce1">
            <text:p>244</text:p>
          </table:table-cell>
          <table:table-cell office:value-type="float" office:value="763" table:style-name="ce1">
            <text:p>763</text:p>
          </table:table-cell>
          <table:table-cell office:value-type="float" office:value="838" table:style-name="ce1">
            <text:p>838</text:p>
          </table:table-cell>
          <table:table-cell office:value-type="float" office:value="527765" table:style-name="ce1">
            <text:p>527765</text:p>
          </table:table-cell>
          <table:table-cell office:value-type="float" office:value="70450" table:style-name="ce1">
            <text:p>70450</text:p>
          </table:table-cell>
          <table:table-cell office:value-type="float" office:value="96003.4" table:style-name="ce1">
            <text:p>96003,4</text:p>
          </table:table-cell>
          <table:table-cell office:value-type="float" office:value="130.91999999999999" table:style-name="ce1">
            <text:p>130,92</text:p>
          </table:table-cell>
          <table:table-cell office:value-type="float" office:value="995.42700000000002" table:style-name="ce1">
            <text:p>995,427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4.9225415121207415E-3" table:formula="of:=[.$B7]/[.$A7]" table:style-name="ce1">
            <text:p>0,004922542</text:p>
          </table:table-cell>
          <table:table-cell office:value-type="float" office:value="7.6663809121404984" table:formula="of:=LOG([.$Q7];2)*-1" table:style-name="ce1">
            <text:p>7,666380912</text:p>
          </table:table-cell>
          <table:table-cell office:value-type="float" office:value="2.9266300117657722" table:formula="of:=LOG([.$N7]/[.$M7];2)" table:style-name="ce1">
            <text:p>2,926630012</text:p>
          </table:table-cell>
          <table:table-cell office:value-type="float" office:value="5.8149331773384016" table:formula="of:=LOG([.$B7]/[.$J7];2)*-1" table:style-name="ce1">
            <text:p>5,814933177</text:p>
          </table:table-cell>
          <table:table-cell office:value-type="float" office:value="2.9097091109263933" table:formula="of:=LOG([.$B7]/[.$K7];2)*-1" table:style-name="ce1">
            <text:p>2,90970911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536" table:style-name="ce1">
            <text:p>4536</text:p>
          </table:table-cell>
          <table:table-cell office:value-type="float" office:value="0" table:style-name="ce1">
            <text:p>0</text:p>
          </table:table-cell>
          <table:table-cell office:value-type="float" office:value="229" table:style-name="ce1">
            <text:p>229</text:p>
          </table:table-cell>
          <table:table-cell office:value-type="float" office:value="815" table:style-name="ce1">
            <text:p>815</text:p>
          </table:table-cell>
          <table:table-cell office:value-type="float" office:value="559" table:style-name="ce1">
            <text:p>559</text:p>
          </table:table-cell>
          <table:table-cell office:value-type="float" office:value="601" table:style-name="ce1">
            <text:p>601</text:p>
          </table:table-cell>
          <table:table-cell office:value-type="float" office:value="659" table:style-name="ce1">
            <text:p>659</text:p>
          </table:table-cell>
          <table:table-cell office:value-type="float" office:value="767" table:style-name="ce1">
            <text:p>767</text:p>
          </table:table-cell>
          <table:table-cell office:value-type="float" office:value="58032" table:style-name="ce1">
            <text:p>58032</text:p>
          </table:table-cell>
          <table:table-cell office:value-type="float" office:value="23364" table:style-name="ce1">
            <text:p>23364</text:p>
          </table:table-cell>
          <table:table-cell office:value-type="float" office:value="34332" table:style-name="ce1">
            <text:p>34332</text:p>
          </table:table-cell>
          <table:table-cell office:value-type="float" office:value="43.680700000000002" table:style-name="ce1">
            <text:p>43,6807</text:p>
          </table:table-cell>
          <table:table-cell office:value-type="float" office:value="365.52" table:style-name="ce1">
            <text:p>365,52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2.3817224852244992E-3" table:formula="of:=[.$B8]/[.$A8]" table:style-name="ce1">
            <text:p>0,002381722</text:p>
          </table:table-cell>
          <table:table-cell office:value-type="float" office:value="8.7137789623562387" table:formula="of:=LOG([.$Q8];2)*-1" table:style-name="ce1">
            <text:p>8,713778962</text:p>
          </table:table-cell>
          <table:table-cell office:value-type="float" office:value="3.0648824663610168" table:formula="of:=LOG([.$N8]/[.$M8];2)" table:style-name="ce1">
            <text:p>3,064882466</text:p>
          </table:table-cell>
          <table:table-cell office:value-type="float" office:value="3.6773561050280508" table:formula="of:=LOG([.$B8]/[.$J8];2)*-1" table:style-name="ce1">
            <text:p>3,677356105</text:p>
          </table:table-cell>
          <table:table-cell office:value-type="float" office:value="2.3647947444992221" table:formula="of:=LOG([.$B8]/[.$K8];2)*-1" table:style-name="ce1">
            <text:p>2,36479474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180" table:style-name="ce1">
            <text:p>12180</text:p>
          </table:table-cell>
          <table:table-cell office:value-type="float" office:value="0" table:style-name="ce1">
            <text:p>0</text:p>
          </table:table-cell>
          <table:table-cell office:value-type="float" office:value="566" table:style-name="ce1">
            <text:p>566</text:p>
          </table:table-cell>
          <table:table-cell office:value-type="float" office:value="714" table:style-name="ce1">
            <text:p>714</text:p>
          </table:table-cell>
          <table:table-cell office:value-type="float" office:value="1542" table:style-name="ce1">
            <text:p>1542</text:p>
          </table:table-cell>
          <table:table-cell office:value-type="float" office:value="1658" table:style-name="ce1">
            <text:p>1658</text:p>
          </table:table-cell>
          <table:table-cell office:value-type="float" office:value="406" table:style-name="ce1">
            <text:p>406</text:p>
          </table:table-cell>
          <table:table-cell office:value-type="float" office:value="511" table:style-name="ce1">
            <text:p>511</text:p>
          </table:table-cell>
          <table:table-cell office:value-type="float" office:value="336336" table:style-name="ce1">
            <text:p>336336</text:p>
          </table:table-cell>
          <table:table-cell office:value-type="float" office:value="75194" table:style-name="ce1">
            <text:p>75194</text:p>
          </table:table-cell>
          <table:table-cell office:value-type="float" office:value="77811.600000000006" table:style-name="ce1">
            <text:p>77811,6</text:p>
          </table:table-cell>
          <table:table-cell office:value-type="float" office:value="119.331" table:style-name="ce1">
            <text:p>119,331</text:p>
          </table:table-cell>
          <table:table-cell office:value-type="float" office:value="1065.22" table:style-name="ce1">
            <text:p>1065,22</text:p>
          </table:table-cell>
          <table:table-cell office:value-type="float" office:value="577" table:style-name="ce1">
            <text:p>577</text:p>
          </table:table-cell>
          <table:table-cell table:style-name="ce1"/>
          <table:table-cell office:value-type="float" office:value="6.3953659325472669E-3" table:formula="of:=[.$B9]/[.$A9]" table:style-name="ce1">
            <text:p>0,006395366</text:p>
          </table:table-cell>
          <table:table-cell office:value-type="float" office:value="7.2887573745047716" table:formula="of:=LOG([.$Q9];2)*-1" table:style-name="ce1">
            <text:p>7,288757375</text:p>
          </table:table-cell>
          <table:table-cell office:value-type="float" office:value="3.1581106387002711" table:formula="of:=LOG([.$N9]/[.$M9];2)" table:style-name="ce1">
            <text:p>3,158110639</text:p>
          </table:table-cell>
          <table:table-cell office:value-type="float" office:value="4.7873171688210592" table:formula="of:=LOG([.$B9]/[.$J9];2)*-1" table:style-name="ce1">
            <text:p>4,787317169</text:p>
          </table:table-cell>
          <table:table-cell office:value-type="float" office:value="2.6261034154194434" table:formula="of:=LOG([.$B9]/[.$K9];2)*-1" table:style-name="ce1">
            <text:p>2,62610341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692" table:style-name="ce1">
            <text:p>10692</text:p>
          </table:table-cell>
          <table:table-cell office:value-type="float" office:value="0" table:style-name="ce1">
            <text:p>0</text:p>
          </table:table-cell>
          <table:table-cell office:value-type="float" office:value="1546" table:style-name="ce1">
            <text:p>1546</text:p>
          </table:table-cell>
          <table:table-cell office:value-type="float" office:value="447" table:style-name="ce1">
            <text:p>447</text:p>
          </table:table-cell>
          <table:table-cell office:value-type="float" office:value="719" table:style-name="ce1">
            <text:p>719</text:p>
          </table:table-cell>
          <table:table-cell office:value-type="float" office:value="827" table:style-name="ce1">
            <text:p>827</text:p>
          </table:table-cell>
          <table:table-cell office:value-type="float" office:value="491" table:style-name="ce1">
            <text:p>491</text:p>
          </table:table-cell>
          <table:table-cell office:value-type="float" office:value="590" table:style-name="ce1">
            <text:p>590</text:p>
          </table:table-cell>
          <table:table-cell office:value-type="float" office:value="118261" table:style-name="ce1">
            <text:p>118261</text:p>
          </table:table-cell>
          <table:table-cell office:value-type="float" office:value="48658.5" table:style-name="ce1">
            <text:p>48658,5</text:p>
          </table:table-cell>
          <table:table-cell office:value-type="float" office:value="51898.1" table:style-name="ce1">
            <text:p>51898,1</text:p>
          </table:table-cell>
          <table:table-cell office:value-type="float" office:value="108.66500000000001" table:style-name="ce1">
            <text:p>108,665</text:p>
          </table:table-cell>
          <table:table-cell office:value-type="float" office:value="778.57399999999996" table:style-name="ce1">
            <text:p>778,574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5.614060143743463E-3" table:formula="of:=[.$B10]/[.$A10]" table:style-name="ce1">
            <text:p>0,00561406</text:p>
          </table:table-cell>
          <table:table-cell office:value-type="float" office:value="7.4767397650553882" table:formula="of:=LOG([.$Q10];2)*-1" table:style-name="ce1">
            <text:p>7,476739765</text:p>
          </table:table-cell>
          <table:table-cell office:value-type="float" office:value="2.8409468312348545" table:formula="of:=LOG([.$N10]/[.$M10];2)" table:style-name="ce1">
            <text:p>2,840946831</text:p>
          </table:table-cell>
          <table:table-cell office:value-type="float" office:value="3.467370733706586" table:formula="of:=LOG([.$B10]/[.$J10];2)*-1" table:style-name="ce1">
            <text:p>3,467370734</text:p>
          </table:table-cell>
          <table:table-cell office:value-type="float" office:value="2.1861601041771119" table:formula="of:=LOG([.$B10]/[.$K10];2)*-1" table:style-name="ce1">
            <text:p>2,18616010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300" table:style-name="ce1">
            <text:p>3300</text:p>
          </table:table-cell>
          <table:table-cell office:value-type="float" office:value="0" table:style-name="ce1">
            <text:p>0</text:p>
          </table:table-cell>
          <table:table-cell office:value-type="float" office:value="821" table:style-name="ce1">
            <text:p>821</text:p>
          </table:table-cell>
          <table:table-cell office:value-type="float" office:value="548" table:style-name="ce1">
            <text:p>548</text:p>
          </table:table-cell>
          <table:table-cell office:value-type="float" office:value="400" table:style-name="ce1">
            <text:p>400</text:p>
          </table:table-cell>
          <table:table-cell office:value-type="float" office:value="500" table:style-name="ce1">
            <text:p>500</text:p>
          </table:table-cell>
          <table:table-cell office:value-type="float" office:value="630" table:style-name="ce1">
            <text:p>630</text:p>
          </table:table-cell>
          <table:table-cell office:value-type="float" office:value="663" table:style-name="ce1">
            <text:p>663</text:p>
          </table:table-cell>
          <table:table-cell office:value-type="float" office:value="48415" table:style-name="ce1">
            <text:p>48415</text:p>
          </table:table-cell>
          <table:table-cell office:value-type="float" office:value="12696.5" table:style-name="ce1">
            <text:p>12696,5</text:p>
          </table:table-cell>
          <table:table-cell office:value-type="float" office:value="15881.1" table:style-name="ce1">
            <text:p>15881,1</text:p>
          </table:table-cell>
          <table:table-cell office:value-type="float" office:value="103.325" table:style-name="ce1">
            <text:p>103,325</text:p>
          </table:table-cell>
          <table:table-cell office:value-type="float" office:value="383.72500000000002" table:style-name="ce1">
            <text:p>383,725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1.7327346122665008E-3" table:formula="of:=[.$B11]/[.$A11]" table:style-name="ce1">
            <text:p>0,001732735</text:p>
          </table:table-cell>
          <table:table-cell office:value-type="float" office:value="9.172733578165289" table:formula="of:=LOG([.$Q11];2)*-1" table:style-name="ce1">
            <text:p>9,172733578</text:p>
          </table:table-cell>
          <table:table-cell office:value-type="float" office:value="1.8928833970611616" table:formula="of:=LOG([.$N11]/[.$M11];2)" table:style-name="ce1">
            <text:p>1,892883397</text:p>
          </table:table-cell>
          <table:table-cell office:value-type="float" office:value="3.8749161648775932" table:formula="of:=LOG([.$B11]/[.$J11];2)*-1" table:style-name="ce1">
            <text:p>3,874916165</text:p>
          </table:table-cell>
          <table:table-cell office:value-type="float" office:value="1.943892919495686" table:formula="of:=LOG([.$B11]/[.$K11];2)*-1" table:style-name="ce1">
            <text:p>1,94389291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780" table:style-name="ce1">
            <text:p>3780</text:p>
          </table:table-cell>
          <table:table-cell office:value-type="float" office:value="0" table:style-name="ce1">
            <text:p>0</text:p>
          </table:table-cell>
          <table:table-cell office:value-type="float" office:value="476" table:style-name="ce1">
            <text:p>476</text:p>
          </table:table-cell>
          <table:table-cell office:value-type="float" office:value="635" table:style-name="ce1">
            <text:p>635</text:p>
          </table:table-cell>
          <table:table-cell office:value-type="float" office:value="1475" table:style-name="ce1">
            <text:p>1475</text:p>
          </table:table-cell>
          <table:table-cell office:value-type="float" office:value="1583" table:style-name="ce1">
            <text:p>1583</text:p>
          </table:table-cell>
          <table:table-cell office:value-type="float" office:value="615" table:style-name="ce1">
            <text:p>615</text:p>
          </table:table-cell>
          <table:table-cell office:value-type="float" office:value="650" table:style-name="ce1">
            <text:p>650</text:p>
          </table:table-cell>
          <table:table-cell office:value-type="float" office:value="38745" table:style-name="ce1">
            <text:p>38745</text:p>
          </table:table-cell>
          <table:table-cell office:value-type="float" office:value="21262.5" table:style-name="ce1">
            <text:p>21262,5</text:p>
          </table:table-cell>
          <table:table-cell office:value-type="float" office:value="27018" table:style-name="ce1">
            <text:p>27018</text:p>
          </table:table-cell>
          <table:table-cell office:value-type="float" office:value="108" table:style-name="ce1">
            <text:p>108</text:p>
          </table:table-cell>
          <table:table-cell office:value-type="float" office:value="1053" table:style-name="ce1">
            <text:p>1053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1.9847687376870829E-3" table:formula="of:=[.$B12]/[.$A12]" table:style-name="ce1">
            <text:p>0,001984769</text:p>
          </table:table-cell>
          <table:table-cell office:value-type="float" office:value="8.9768133681900313" table:formula="of:=LOG([.$Q12];2)*-1" table:style-name="ce1">
            <text:p>8,976813368</text:p>
          </table:table-cell>
          <table:table-cell office:value-type="float" office:value="3.2854022188622487" table:formula="of:=LOG([.$N12]/[.$M12];2)" table:style-name="ce1">
            <text:p>3,285402219</text:p>
          </table:table-cell>
          <table:table-cell office:value-type="float" office:value="3.3575520046180838" table:formula="of:=LOG([.$B12]/[.$J12];2)*-1" table:style-name="ce1">
            <text:p>3,357552005</text:p>
          </table:table-cell>
          <table:table-cell office:value-type="float" office:value="2.4918530963296748" table:formula="of:=LOG([.$B12]/[.$K12];2)*-1" table:style-name="ce1">
            <text:p>2,49185309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496" table:style-name="ce1">
            <text:p>2496</text:p>
          </table:table-cell>
          <table:table-cell office:value-type="float" office:value="0" table:style-name="ce1">
            <text:p>0</text:p>
          </table:table-cell>
          <table:table-cell office:value-type="float" office:value="1478" table:style-name="ce1">
            <text:p>1478</text:p>
          </table:table-cell>
          <table:table-cell office:value-type="float" office:value="646" table:style-name="ce1">
            <text:p>646</text:p>
          </table:table-cell>
          <table:table-cell office:value-type="float" office:value="391" table:style-name="ce1">
            <text:p>391</text:p>
          </table:table-cell>
          <table:table-cell office:value-type="float" office:value="417" table:style-name="ce1">
            <text:p>417</text:p>
          </table:table-cell>
          <table:table-cell office:value-type="float" office:value="437" table:style-name="ce1">
            <text:p>437</text:p>
          </table:table-cell>
          <table:table-cell office:value-type="float" office:value="533" table:style-name="ce1">
            <text:p>533</text:p>
          </table:table-cell>
          <table:table-cell office:value-type="float" office:value="227183" table:style-name="ce1">
            <text:p>227183</text:p>
          </table:table-cell>
          <table:table-cell office:value-type="float" office:value="54893" table:style-name="ce1">
            <text:p>54893</text:p>
          </table:table-cell>
          <table:table-cell office:value-type="float" office:value="61222.3" table:style-name="ce1">
            <text:p>61222,3</text:p>
          </table:table-cell>
          <table:table-cell office:value-type="float" office:value="26.305900000000001" table:style-name="ce1">
            <text:p>26,3059</text:p>
          </table:table-cell>
          <table:table-cell office:value-type="float" office:value="1086" table:style-name="ce1">
            <text:p>1086</text:p>
          </table:table-cell>
          <table:table-cell office:value-type="float" office:value="749" table:style-name="ce1">
            <text:p>749</text:p>
          </table:table-cell>
          <table:table-cell table:style-name="ce1"/>
          <table:table-cell office:value-type="float" office:value="1.3105774521870262E-3" table:formula="of:=[.$B13]/[.$A13]" table:style-name="ce1">
            <text:p>0,001310577</text:p>
          </table:table-cell>
          <table:table-cell office:value-type="float" office:value="9.5755816684362181" table:formula="of:=LOG([.$Q13];2)*-1" table:style-name="ce1">
            <text:p>9,575581668</text:p>
          </table:table-cell>
          <table:table-cell office:value-type="float" office:value="5.3674938832805212" table:formula="of:=LOG([.$N13]/[.$M13];2)" table:style-name="ce1">
            <text:p>5,367493883</text:p>
          </table:table-cell>
          <table:table-cell office:value-type="float" office:value="6.5080931382459433" table:formula="of:=LOG([.$B13]/[.$J13];2)*-1" table:style-name="ce1">
            <text:p>6,508093138</text:p>
          </table:table-cell>
          <table:table-cell office:value-type="float" office:value="4.4589323480020724" table:formula="of:=LOG([.$B13]/[.$K13];2)*-1" table:style-name="ce1">
            <text:p>4,45893234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606" table:style-name="ce1">
            <text:p>4606</text:p>
          </table:table-cell>
          <table:table-cell office:value-type="float" office:value="0" table:style-name="ce1">
            <text:p>0</text:p>
          </table:table-cell>
          <table:table-cell office:value-type="float" office:value="415" table:style-name="ce1">
            <text:p>415</text:p>
          </table:table-cell>
          <table:table-cell office:value-type="float" office:value="453" table:style-name="ce1">
            <text:p>453</text:p>
          </table:table-cell>
          <table:table-cell office:value-type="float" office:value="1044" table:style-name="ce1">
            <text:p>1044</text:p>
          </table:table-cell>
          <table:table-cell office:value-type="float" office:value="1091" table:style-name="ce1">
            <text:p>1091</text:p>
          </table:table-cell>
          <table:table-cell office:value-type="float" office:value="517" table:style-name="ce1">
            <text:p>517</text:p>
          </table:table-cell>
          <table:table-cell office:value-type="float" office:value="615" table:style-name="ce1">
            <text:p>615</text:p>
          </table:table-cell>
          <table:table-cell office:value-type="float" office:value="109512" table:style-name="ce1">
            <text:p>109512</text:p>
          </table:table-cell>
          <table:table-cell office:value-type="float" office:value="36931" table:style-name="ce1">
            <text:p>36931</text:p>
          </table:table-cell>
          <table:table-cell office:value-type="float" office:value="40106.6" table:style-name="ce1">
            <text:p>40106,6</text:p>
          </table:table-cell>
          <table:table-cell office:value-type="float" office:value="46.6905" table:style-name="ce1">
            <text:p>46,6905</text:p>
          </table:table-cell>
          <table:table-cell office:value-type="float" office:value="661.72" table:style-name="ce1">
            <text:p>661,72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2.4184774618483344E-3" table:formula="of:=[.$B14]/[.$A14]" table:style-name="ce1">
            <text:p>0,002418477</text:p>
          </table:table-cell>
          <table:table-cell office:value-type="float" office:value="8.6916851915056217" table:formula="of:=LOG([.$Q14];2)*-1" table:style-name="ce1">
            <text:p>8,691685192</text:p>
          </table:table-cell>
          <table:table-cell office:value-type="float" office:value="3.8250199412774921" table:formula="of:=LOG([.$N14]/[.$M14];2)" table:style-name="ce1">
            <text:p>3,825019941</text:p>
          </table:table-cell>
          <table:table-cell office:value-type="float" office:value="4.5714307433739636" table:formula="of:=LOG([.$B14]/[.$J14];2)*-1" table:style-name="ce1">
            <text:p>4,571430743</text:p>
          </table:table-cell>
          <table:table-cell office:value-type="float" office:value="3.0032460114371031" table:formula="of:=LOG([.$B14]/[.$K14];2)*-1" table:style-name="ce1">
            <text:p>3,00324601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3080" table:style-name="ce1">
            <text:p>13080</text:p>
          </table:table-cell>
          <table:table-cell office:value-type="float" office:value="0" table:style-name="ce1">
            <text:p>0</text:p>
          </table:table-cell>
          <table:table-cell office:value-type="float" office:value="1053" table:style-name="ce1">
            <text:p>1053</text:p>
          </table:table-cell>
          <table:table-cell office:value-type="float" office:value="607" table:style-name="ce1">
            <text:p>607</text:p>
          </table:table-cell>
          <table:table-cell office:value-type="float" office:value="124" table:style-name="ce1">
            <text:p>124</text:p>
          </table:table-cell>
          <table:table-cell office:value-type="float" office:value="244" table:style-name="ce1">
            <text:p>244</text:p>
          </table:table-cell>
          <table:table-cell office:value-type="float" office:value="335" table:style-name="ce1">
            <text:p>335</text:p>
          </table:table-cell>
          <table:table-cell office:value-type="float" office:value="444" table:style-name="ce1">
            <text:p>444</text:p>
          </table:table-cell>
          <table:table-cell office:value-type="float" office:value="252688" table:style-name="ce1">
            <text:p>252688</text:p>
          </table:table-cell>
          <table:table-cell office:value-type="float" office:value="66950.5" table:style-name="ce1">
            <text:p>66950,5</text:p>
          </table:table-cell>
          <table:table-cell office:value-type="float" office:value="69392.5" table:style-name="ce1">
            <text:p>69392,5</text:p>
          </table:table-cell>
          <table:table-cell office:value-type="float" office:value="123.693" table:style-name="ce1">
            <text:p>123,693</text:p>
          </table:table-cell>
          <table:table-cell office:value-type="float" office:value="895.92700000000002" table:style-name="ce1">
            <text:p>895,927</text:p>
          </table:table-cell>
          <table:table-cell office:value-type="float" office:value="483" table:style-name="ce1">
            <text:p>483</text:p>
          </table:table-cell>
          <table:table-cell table:style-name="ce1"/>
          <table:table-cell office:value-type="float" office:value="6.8679299177108579E-3" table:formula="of:=[.$B15]/[.$A15]" table:style-name="ce1">
            <text:p>0,00686793</text:p>
          </table:table-cell>
          <table:table-cell office:value-type="float" office:value="7.1859089669130212" table:formula="of:=LOG([.$Q15];2)*-1" table:style-name="ce1">
            <text:p>7,185908967</text:p>
          </table:table-cell>
          <table:table-cell office:value-type="float" office:value="2.8566173284659913" table:formula="of:=LOG([.$N15]/[.$M15];2)" table:style-name="ce1">
            <text:p>2,856617328</text:p>
          </table:table-cell>
          <table:table-cell office:value-type="float" office:value="4.2719227072475476" table:formula="of:=LOG([.$B15]/[.$J15];2)*-1" table:style-name="ce1">
            <text:p>4,271922707</text:p>
          </table:table-cell>
          <table:table-cell office:value-type="float" office:value="2.3557322890948726" table:formula="of:=LOG([.$B15]/[.$K15];2)*-1" table:style-name="ce1">
            <text:p>2,35573228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806" table:style-name="ce1">
            <text:p>4806</text:p>
          </table:table-cell>
          <table:table-cell office:value-type="float" office:value="0" table:style-name="ce1">
            <text:p>0</text:p>
          </table:table-cell>
          <table:table-cell office:value-type="float" office:value="234" table:style-name="ce1">
            <text:p>234</text:p>
          </table:table-cell>
          <table:table-cell office:value-type="float" office:value="365" table:style-name="ce1">
            <text:p>365</text:p>
          </table:table-cell>
          <table:table-cell office:value-type="float" office:value="772" table:style-name="ce1">
            <text:p>772</text:p>
          </table:table-cell>
          <table:table-cell office:value-type="float" office:value="950" table:style-name="ce1">
            <text:p>950</text:p>
          </table:table-cell>
          <table:table-cell office:value-type="float" office:value="571" table:style-name="ce1">
            <text:p>571</text:p>
          </table:table-cell>
          <table:table-cell office:value-type="float" office:value="598" table:style-name="ce1">
            <text:p>598</text:p>
          </table:table-cell>
          <table:table-cell office:value-type="float" office:value="166828" table:style-name="ce1">
            <text:p>166828</text:p>
          </table:table-cell>
          <table:table-cell office:value-type="float" office:value="30403" table:style-name="ce1">
            <text:p>30403</text:p>
          </table:table-cell>
          <table:table-cell office:value-type="float" office:value="34192.400000000001" table:style-name="ce1">
            <text:p>34192,4</text:p>
          </table:table-cell>
          <table:table-cell office:value-type="float" office:value="80.324299999999994" table:style-name="ce1">
            <text:p>80,3243</text:p>
          </table:table-cell>
          <table:table-cell office:value-type="float" office:value="664.14599999999996" table:style-name="ce1">
            <text:p>664,146</text:p>
          </table:table-cell>
          <table:table-cell office:value-type="float" office:value="546" table:style-name="ce1">
            <text:p>546</text:p>
          </table:table-cell>
          <table:table-cell table:style-name="ce1"/>
          <table:table-cell office:value-type="float" office:value="2.5234916807735769E-3" table:formula="of:=[.$B16]/[.$A16]" table:style-name="ce1">
            <text:p>0,002523492</text:p>
          </table:table-cell>
          <table:table-cell office:value-type="float" office:value="8.6303629541686" table:formula="of:=LOG([.$Q16];2)*-1" table:style-name="ce1">
            <text:p>8,630362954</text:p>
          </table:table-cell>
          <table:table-cell office:value-type="float" office:value="3.0475920175438973" table:formula="of:=LOG([.$N16]/[.$M16];2)" table:style-name="ce1">
            <text:p>3,047592018</text:p>
          </table:table-cell>
          <table:table-cell office:value-type="float" office:value="5.1173809887886712" table:formula="of:=LOG([.$B16]/[.$J16];2)*-1" table:style-name="ce1">
            <text:p>5,117380989</text:p>
          </table:table-cell>
          <table:table-cell office:value-type="float" office:value="2.661305134285151" table:formula="of:=LOG([.$B16]/[.$K16];2)*-1" table:style-name="ce1">
            <text:p>2,66130513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324" table:style-name="ce1">
            <text:p>10324</text:p>
          </table:table-cell>
          <table:table-cell office:value-type="float" office:value="0" table:style-name="ce1">
            <text:p>0</text:p>
          </table:table-cell>
          <table:table-cell office:value-type="float" office:value="800" table:style-name="ce1">
            <text:p>800</text:p>
          </table:table-cell>
          <table:table-cell office:value-type="float" office:value="575" table:style-name="ce1">
            <text:p>575</text:p>
          </table:table-cell>
          <table:table-cell office:value-type="float" office:value="731" table:style-name="ce1">
            <text:p>731</text:p>
          </table:table-cell>
          <table:table-cell office:value-type="float" office:value="909" table:style-name="ce1">
            <text:p>909</text:p>
          </table:table-cell>
          <table:table-cell office:value-type="float" office:value="227" table:style-name="ce1">
            <text:p>227</text:p>
          </table:table-cell>
          <table:table-cell office:value-type="float" office:value="285" table:style-name="ce1">
            <text:p>285</text:p>
          </table:table-cell>
          <table:table-cell office:value-type="float" office:value="61944" table:style-name="ce1">
            <text:p>61944</text:p>
          </table:table-cell>
          <table:table-cell office:value-type="float" office:value="36134" table:style-name="ce1">
            <text:p>36134</text:p>
          </table:table-cell>
          <table:table-cell office:value-type="float" office:value="47823.4" table:style-name="ce1">
            <text:p>47823,4</text:p>
          </table:table-cell>
          <table:table-cell office:value-type="float" office:value="58.034500000000001" table:style-name="ce1">
            <text:p>58,0345</text:p>
          </table:table-cell>
          <table:table-cell office:value-type="float" office:value="319.62599999999998" table:style-name="ce1">
            <text:p>319,626</text:p>
          </table:table-cell>
          <table:table-cell office:value-type="float" office:value="437" table:style-name="ce1">
            <text:p>437</text:p>
          </table:table-cell>
          <table:table-cell table:style-name="ce1"/>
          <table:table-cell office:value-type="float" office:value="5.4208339809210171E-3" table:formula="of:=[.$B17]/[.$A17]" table:style-name="ce1">
            <text:p>0,005420834</text:p>
          </table:table-cell>
          <table:table-cell office:value-type="float" office:value="7.5272694612044964" table:formula="of:=LOG([.$Q17];2)*-1" table:style-name="ce1">
            <text:p>7,527269461</text:p>
          </table:table-cell>
          <table:table-cell office:value-type="float" office:value="2.4614020641356307" table:formula="of:=LOG([.$N17]/[.$M17];2)" table:style-name="ce1">
            <text:p>2,461402064</text:p>
          </table:table-cell>
          <table:table-cell office:value-type="float" office:value="2.5849625007211561" table:formula="of:=LOG([.$B17]/[.$J17];2)*-1" table:style-name="ce1">
            <text:p>2,584962501</text:p>
          </table:table-cell>
          <table:table-cell office:value-type="float" office:value="1.8073549220576042" table:formula="of:=LOG([.$B17]/[.$K17];2)*-1" table:style-name="ce1">
            <text:p>1,80735492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534" table:style-name="ce1">
            <text:p>6534</text:p>
          </table:table-cell>
          <table:table-cell office:value-type="float" office:value="0" table:style-name="ce1">
            <text:p>0</text:p>
          </table:table-cell>
          <table:table-cell office:value-type="float" office:value="785" table:style-name="ce1">
            <text:p>785</text:p>
          </table:table-cell>
          <table:table-cell office:value-type="float" office:value="279" table:style-name="ce1">
            <text:p>279</text:p>
          </table:table-cell>
          <table:table-cell office:value-type="float" office:value="129" table:style-name="ce1">
            <text:p>129</text:p>
          </table:table-cell>
          <table:table-cell office:value-type="float" office:value="228" table:style-name="ce1">
            <text:p>228</text:p>
          </table:table-cell>
          <table:table-cell office:value-type="float" office:value="637" table:style-name="ce1">
            <text:p>637</text:p>
          </table:table-cell>
          <table:table-cell office:value-type="float" office:value="703" table:style-name="ce1">
            <text:p>703</text:p>
          </table:table-cell>
          <table:table-cell office:value-type="float" office:value="278144" table:style-name="ce1">
            <text:p>278144</text:p>
          </table:table-cell>
          <table:table-cell office:value-type="float" office:value="42636" table:style-name="ce1">
            <text:p>42636</text:p>
          </table:table-cell>
          <table:table-cell office:value-type="float" office:value="53338" table:style-name="ce1">
            <text:p>53338</text:p>
          </table:table-cell>
          <table:table-cell office:value-type="float" office:value="115.96599999999999" table:style-name="ce1">
            <text:p>115,966</text:p>
          </table:table-cell>
          <table:table-cell office:value-type="float" office:value="722.03200000000004" table:style-name="ce1">
            <text:p>722,032</text:p>
          </table:table-cell>
          <table:table-cell office:value-type="float" office:value="624" table:style-name="ce1">
            <text:p>624</text:p>
          </table:table-cell>
          <table:table-cell table:style-name="ce1"/>
          <table:table-cell office:value-type="float" office:value="3.4308145322876718E-3" table:formula="of:=[.$B18]/[.$A18]" table:style-name="ce1">
            <text:p>0,003430815</text:p>
          </table:table-cell>
          <table:table-cell office:value-type="float" office:value="8.1872331478604039" table:formula="of:=LOG([.$Q18];2)*-1" table:style-name="ce1">
            <text:p>8,187233148</text:p>
          </table:table-cell>
          <table:table-cell office:value-type="float" office:value="2.638360893379224" table:formula="of:=LOG([.$N18]/[.$M18];2)" table:style-name="ce1">
            <text:p>2,638360893</text:p>
          </table:table-cell>
          <table:table-cell office:value-type="float" office:value="5.4117217197432197" table:formula="of:=LOG([.$B18]/[.$J18];2)*-1" table:style-name="ce1">
            <text:p>5,41172172</text:p>
          </table:table-cell>
          <table:table-cell office:value-type="float" office:value="2.7060337346143157" table:formula="of:=LOG([.$B18]/[.$K18];2)*-1" table:style-name="ce1">
            <text:p>2,70603373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865" table:style-name="ce1">
            <text:p>11865</text:p>
          </table:table-cell>
          <table:table-cell office:value-type="float" office:value="0" table:style-name="ce1">
            <text:p>0</text:p>
          </table:table-cell>
          <table:table-cell office:value-type="float" office:value="193" table:style-name="ce1">
            <text:p>193</text:p>
          </table:table-cell>
          <table:table-cell office:value-type="float" office:value="640" table:style-name="ce1">
            <text:p>640</text:p>
          </table:table-cell>
          <table:table-cell office:value-type="float" office:value="910" table:style-name="ce1">
            <text:p>910</text:p>
          </table:table-cell>
          <table:table-cell office:value-type="float" office:value="1023" table:style-name="ce1">
            <text:p>1023</text:p>
          </table:table-cell>
          <table:table-cell office:value-type="float" office:value="641" table:style-name="ce1">
            <text:p>641</text:p>
          </table:table-cell>
          <table:table-cell office:value-type="float" office:value="746" table:style-name="ce1">
            <text:p>746</text:p>
          </table:table-cell>
          <table:table-cell office:value-type="float" office:value="87980" table:style-name="ce1">
            <text:p>87980</text:p>
          </table:table-cell>
          <table:table-cell office:value-type="float" office:value="49564" table:style-name="ce1">
            <text:p>49564</text:p>
          </table:table-cell>
          <table:table-cell office:value-type="float" office:value="69663.3" table:style-name="ce1">
            <text:p>69663,3</text:p>
          </table:table-cell>
          <table:table-cell office:value-type="float" office:value="112.285" table:style-name="ce1">
            <text:p>112,285</text:p>
          </table:table-cell>
          <table:table-cell office:value-type="float" office:value="774.81500000000005" table:style-name="ce1">
            <text:p>774,815</text:p>
          </table:table-cell>
          <table:table-cell office:value-type="float" office:value="484" table:style-name="ce1">
            <text:p>484</text:p>
          </table:table-cell>
          <table:table-cell table:style-name="ce1"/>
          <table:table-cell office:value-type="float" office:value="6.2299685377400103E-3" table:formula="of:=[.$B19]/[.$A19]" table:style-name="ce1">
            <text:p>0,006229969</text:p>
          </table:table-cell>
          <table:table-cell office:value-type="float" office:value="7.3265594072171565" table:formula="of:=LOG([.$Q19];2)*-1" table:style-name="ce1">
            <text:p>7,326559407</text:p>
          </table:table-cell>
          <table:table-cell office:value-type="float" office:value="2.7866866710607421" table:formula="of:=LOG([.$N19]/[.$M19];2)" table:style-name="ce1">
            <text:p>2,786686671</text:p>
          </table:table-cell>
          <table:table-cell office:value-type="float" office:value="2.8904635007161761" table:formula="of:=LOG([.$B19]/[.$J19];2)*-1" table:style-name="ce1">
            <text:p>2,890463501</text:p>
          </table:table-cell>
          <table:table-cell office:value-type="float" office:value="2.0625805225256593" table:formula="of:=LOG([.$B19]/[.$K19];2)*-1" table:style-name="ce1">
            <text:p>2,06258052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280" table:style-name="ce1">
            <text:p>2280</text:p>
          </table:table-cell>
          <table:table-cell office:value-type="float" office:value="0" table:style-name="ce1">
            <text:p>0</text:p>
          </table:table-cell>
          <table:table-cell office:value-type="float" office:value="914" table:style-name="ce1">
            <text:p>914</text:p>
          </table:table-cell>
          <table:table-cell office:value-type="float" office:value="672" table:style-name="ce1">
            <text:p>672</text:p>
          </table:table-cell>
          <table:table-cell office:value-type="float" office:value="1603" table:style-name="ce1">
            <text:p>1603</text:p>
          </table:table-cell>
          <table:table-cell office:value-type="float" office:value="1641" table:style-name="ce1">
            <text:p>1641</text:p>
          </table:table-cell>
          <table:table-cell office:value-type="float" office:value="282" table:style-name="ce1">
            <text:p>282</text:p>
          </table:table-cell>
          <table:table-cell office:value-type="float" office:value="342" table:style-name="ce1">
            <text:p>342</text:p>
          </table:table-cell>
          <table:table-cell office:value-type="float" office:value="283530" table:style-name="ce1">
            <text:p>283530</text:p>
          </table:table-cell>
          <table:table-cell office:value-type="float" office:value="29220" table:style-name="ce1">
            <text:p>29220</text:p>
          </table:table-cell>
          <table:table-cell office:value-type="float" office:value="45544.6" table:style-name="ce1">
            <text:p>45544,6</text:p>
          </table:table-cell>
          <table:table-cell office:value-type="float" office:value="42.047600000000003" table:style-name="ce1">
            <text:p>42,0476</text:p>
          </table:table-cell>
          <table:table-cell office:value-type="float" office:value="794.26900000000001" table:style-name="ce1">
            <text:p>794,269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1.1971620957477642E-3" table:formula="of:=[.$B20]/[.$A20]" table:style-name="ce1">
            <text:p>0,001197162</text:p>
          </table:table-cell>
          <table:table-cell office:value-type="float" office:value="9.706165778246362" table:formula="of:=LOG([.$Q20];2)*-1" table:style-name="ce1">
            <text:p>9,706165778</text:p>
          </table:table-cell>
          <table:table-cell office:value-type="float" office:value="4.2395323350363032" table:formula="of:=LOG([.$N20]/[.$M20];2)" table:style-name="ce1">
            <text:p>4,239532335</text:p>
          </table:table-cell>
          <table:table-cell office:value-type="float" office:value="6.9583237586171016" table:formula="of:=LOG([.$B20]/[.$J20];2)*-1" table:style-name="ce1">
            <text:p>6,958323759</text:p>
          </table:table-cell>
          <table:table-cell office:value-type="float" office:value="3.6798504486387569" table:formula="of:=LOG([.$B20]/[.$K20];2)*-1" table:style-name="ce1">
            <text:p>3,67985044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292" table:style-name="ce1">
            <text:p>5292</text:p>
          </table:table-cell>
          <table:table-cell office:value-type="float" office:value="0" table:style-name="ce1">
            <text:p>0</text:p>
          </table:table-cell>
          <table:table-cell office:value-type="float" office:value="1605" table:style-name="ce1">
            <text:p>1605</text:p>
          </table:table-cell>
          <table:table-cell office:value-type="float" office:value="287" table:style-name="ce1">
            <text:p>287</text:p>
          </table:table-cell>
          <table:table-cell office:value-type="float" office:value="561" table:style-name="ce1">
            <text:p>561</text:p>
          </table:table-cell>
          <table:table-cell office:value-type="float" office:value="708" table:style-name="ce1">
            <text:p>708</text:p>
          </table:table-cell>
          <table:table-cell office:value-type="float" office:value="442" table:style-name="ce1">
            <text:p>442</text:p>
          </table:table-cell>
          <table:table-cell office:value-type="float" office:value="478" table:style-name="ce1">
            <text:p>478</text:p>
          </table:table-cell>
          <table:table-cell office:value-type="float" office:value="199404" table:style-name="ce1">
            <text:p>199404</text:p>
          </table:table-cell>
          <table:table-cell office:value-type="float" office:value="32830.5" table:style-name="ce1">
            <text:p>32830,5</text:p>
          </table:table-cell>
          <table:table-cell office:value-type="float" office:value="46165.7" table:style-name="ce1">
            <text:p>46165,7</text:p>
          </table:table-cell>
          <table:table-cell office:value-type="float" office:value="148.297" table:style-name="ce1">
            <text:p>148,297</text:p>
          </table:table-cell>
          <table:table-cell office:value-type="float" office:value="986.29100000000005" table:style-name="ce1">
            <text:p>986,291</text:p>
          </table:table-cell>
          <table:table-cell office:value-type="float" office:value="530" table:style-name="ce1">
            <text:p>530</text:p>
          </table:table-cell>
          <table:table-cell table:style-name="ce1"/>
          <table:table-cell office:value-type="float" office:value="2.778676232761916E-3" table:formula="of:=[.$B21]/[.$A21]" table:style-name="ce1">
            <text:p>0,002778676</text:p>
          </table:table-cell>
          <table:table-cell office:value-type="float" office:value="8.4913865410197893" table:formula="of:=LOG([.$Q21];2)*-1" table:style-name="ce1">
            <text:p>8,491386541</text:p>
          </table:table-cell>
          <table:table-cell office:value-type="float" office:value="2.7335239561975113" table:formula="of:=LOG([.$N21]/[.$M21];2)" table:style-name="ce1">
            <text:p>2,733523956</text:p>
          </table:table-cell>
          <table:table-cell office:value-type="float" office:value="5.2357374783269561" table:formula="of:=LOG([.$B21]/[.$J21];2)*-1" table:style-name="ce1">
            <text:p>5,235737478</text:p>
          </table:table-cell>
          <table:table-cell office:value-type="float" office:value="2.6331517552202728" table:formula="of:=LOG([.$B21]/[.$K21];2)*-1" table:style-name="ce1">
            <text:p>2,63315175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146" table:style-name="ce1">
            <text:p>10146</text:p>
          </table:table-cell>
          <table:table-cell office:value-type="float" office:value="0" table:style-name="ce1">
            <text:p>0</text:p>
          </table:table-cell>
          <table:table-cell office:value-type="float" office:value="601" table:style-name="ce1">
            <text:p>601</text:p>
          </table:table-cell>
          <table:table-cell office:value-type="float" office:value="443" table:style-name="ce1">
            <text:p>443</text:p>
          </table:table-cell>
          <table:table-cell office:value-type="float" office:value="897" table:style-name="ce1">
            <text:p>897</text:p>
          </table:table-cell>
          <table:table-cell office:value-type="float" office:value="1075" table:style-name="ce1">
            <text:p>1075</text:p>
          </table:table-cell>
          <table:table-cell office:value-type="float" office:value="223" table:style-name="ce1">
            <text:p>223</text:p>
          </table:table-cell>
          <table:table-cell office:value-type="float" office:value="280" table:style-name="ce1">
            <text:p>280</text:p>
          </table:table-cell>
          <table:table-cell office:value-type="float" office:value="104280" table:style-name="ce1">
            <text:p>104280</text:p>
          </table:table-cell>
          <table:table-cell office:value-type="float" office:value="33089" table:style-name="ce1">
            <text:p>33089</text:p>
          </table:table-cell>
          <table:table-cell office:value-type="float" office:value="38695.800000000003" table:style-name="ce1">
            <text:p>38695,8</text:p>
          </table:table-cell>
          <table:table-cell office:value-type="float" office:value="125.22" table:style-name="ce1">
            <text:p>125,22</text:p>
          </table:table-cell>
          <table:table-cell office:value-type="float" office:value="430.22" table:style-name="ce1">
            <text:p>430,22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float" office:value="5.3273713260775513E-3" table:formula="of:=[.$B22]/[.$A22]" table:style-name="ce1">
            <text:p>0,005327371</text:p>
          </table:table-cell>
          <table:table-cell office:value-type="float" office:value="7.5523604421673278" table:formula="of:=LOG([.$Q22];2)*-1" table:style-name="ce1">
            <text:p>7,552360442</text:p>
          </table:table-cell>
          <table:table-cell office:value-type="float" office:value="1.7806095877695753" table:formula="of:=LOG([.$N22]/[.$M22];2)" table:style-name="ce1">
            <text:p>1,780609588</text:p>
          </table:table-cell>
          <table:table-cell office:value-type="float" office:value="3.3614795172917793" table:formula="of:=LOG([.$B22]/[.$J22];2)*-1" table:style-name="ce1">
            <text:p>3,361479517</text:p>
          </table:table-cell>
          <table:table-cell office:value-type="float" office:value="1.7054406262851145" table:formula="of:=LOG([.$B22]/[.$K22];2)*-1" table:style-name="ce1">
            <text:p>1,70544062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89" table:style-name="ce1">
            <text:p>1189</text:p>
          </table:table-cell>
          <table:table-cell office:value-type="float" office:value="0" table:style-name="ce1">
            <text:p>0</text:p>
          </table:table-cell>
          <table:table-cell office:value-type="float" office:value="991" table:style-name="ce1">
            <text:p>991</text:p>
          </table:table-cell>
          <table:table-cell office:value-type="float" office:value="224" table:style-name="ce1">
            <text:p>224</text:p>
          </table:table-cell>
          <table:table-cell office:value-type="float" office:value="1649" table:style-name="ce1">
            <text:p>1649</text:p>
          </table:table-cell>
          <table:table-cell office:value-type="float" office:value="1690" table:style-name="ce1">
            <text:p>1690</text:p>
          </table:table-cell>
          <table:table-cell office:value-type="float" office:value="635" table:style-name="ce1">
            <text:p>635</text:p>
          </table:table-cell>
          <table:table-cell office:value-type="float" office:value="664" table:style-name="ce1">
            <text:p>664</text:p>
          </table:table-cell>
          <table:table-cell office:value-type="float" office:value="307560" table:style-name="ce1">
            <text:p>307560</text:p>
          </table:table-cell>
          <table:table-cell office:value-type="float" office:value="19155.5" table:style-name="ce1">
            <text:p>19155,5</text:p>
          </table:table-cell>
          <table:table-cell office:value-type="float" office:value="38886.9" table:style-name="ce1">
            <text:p>38886,9</text:p>
          </table:table-cell>
          <table:table-cell office:value-type="float" office:value="47.7074" table:style-name="ce1">
            <text:p>47,7074</text:p>
          </table:table-cell>
          <table:table-cell office:value-type="float" office:value="800.19299999999998" table:style-name="ce1">
            <text:p>800,193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6.2430953151056655E-4" table:formula="of:=[.$B23]/[.$A23]" table:style-name="ce1">
            <text:p>0,00062431</text:p>
          </table:table-cell>
          <table:table-cell office:value-type="float" office:value="10.645450887552812" table:formula="of:=LOG([.$Q23];2)*-1" table:style-name="ce1">
            <text:p>10,64545089</text:p>
          </table:table-cell>
          <table:table-cell office:value-type="float" office:value="4.0680630398924515" table:formula="of:=LOG([.$N23]/[.$M23];2)" table:style-name="ce1">
            <text:p>4,06806304</text:p>
          </table:table-cell>
          <table:table-cell office:value-type="float" office:value="8.0149753591544393" table:formula="of:=LOG([.$B23]/[.$J23];2)*-1" table:style-name="ce1">
            <text:p>8,014975359</text:p>
          </table:table-cell>
          <table:table-cell office:value-type="float" office:value="4.0099380635194368" table:formula="of:=LOG([.$B23]/[.$K23];2)*-1" table:style-name="ce1">
            <text:p>4,00993806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6992" table:style-name="ce1">
            <text:p>16992</text:p>
          </table:table-cell>
          <table:table-cell office:value-type="float" office:value="0" table:style-name="ce1">
            <text:p>0</text:p>
          </table:table-cell>
          <table:table-cell office:value-type="float" office:value="1664" table:style-name="ce1">
            <text:p>1664</text:p>
          </table:table-cell>
          <table:table-cell office:value-type="float" office:value="636" table:style-name="ce1">
            <text:p>636</text:p>
          </table:table-cell>
          <table:table-cell office:value-type="float" office:value="833" table:style-name="ce1">
            <text:p>833</text:p>
          </table:table-cell>
          <table:table-cell office:value-type="float" office:value="1010" table:style-name="ce1">
            <text:p>1010</text:p>
          </table:table-cell>
          <table:table-cell office:value-type="float" office:value="568" table:style-name="ce1">
            <text:p>568</text:p>
          </table:table-cell>
          <table:table-cell office:value-type="float" office:value="664" table:style-name="ce1">
            <text:p>664</text:p>
          </table:table-cell>
          <table:table-cell office:value-type="float" office:value="79776" table:style-name="ce1">
            <text:p>79776</text:p>
          </table:table-cell>
          <table:table-cell office:value-type="float" office:value="48384" table:style-name="ce1">
            <text:p>48384</text:p>
          </table:table-cell>
          <table:table-cell office:value-type="float" office:value="66402.3" table:style-name="ce1">
            <text:p>66402,3</text:p>
          </table:table-cell>
          <table:table-cell office:value-type="float" office:value="176.102" table:style-name="ce1">
            <text:p>176,102</text:p>
          </table:table-cell>
          <table:table-cell office:value-type="float" office:value="743.26900000000001" table:style-name="ce1">
            <text:p>743,269</text:p>
          </table:table-cell>
          <table:table-cell office:value-type="float" office:value="530" table:style-name="ce1">
            <text:p>530</text:p>
          </table:table-cell>
          <table:table-cell table:style-name="ce1"/>
          <table:table-cell office:value-type="float" office:value="8.9220080398886015E-3" table:formula="of:=[.$B24]/[.$A24]" table:style-name="ce1">
            <text:p>0,008922008</text:p>
          </table:table-cell>
          <table:table-cell office:value-type="float" office:value="6.808415836494313" table:formula="of:=LOG([.$Q24];2)*-1" table:style-name="ce1">
            <text:p>6,808415836</text:p>
          </table:table-cell>
          <table:table-cell office:value-type="float" office:value="2.0774731438293954" table:formula="of:=LOG([.$N24]/[.$M24];2)" table:style-name="ce1">
            <text:p>2,077473144</text:p>
          </table:table-cell>
          <table:table-cell office:value-type="float" office:value="2.2310991166873473" table:formula="of:=LOG([.$B24]/[.$J24];2)*-1" table:style-name="ce1">
            <text:p>2,231099117</text:p>
          </table:table-cell>
          <table:table-cell office:value-type="float" office:value="1.5096743734169191" table:formula="of:=LOG([.$B24]/[.$K24];2)*-1" table:style-name="ce1">
            <text:p>1,50967437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856" table:style-name="ce1">
            <text:p>2856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1">
            <text:p>1009</text:p>
          </table:table-cell>
          <table:table-cell office:value-type="float" office:value="654" table:style-name="ce1">
            <text:p>654</text:p>
          </table:table-cell>
          <table:table-cell office:value-type="float" office:value="1476" table:style-name="ce1">
            <text:p>1476</text:p>
          </table:table-cell>
          <table:table-cell office:value-type="float" office:value="1500" table:style-name="ce1">
            <text:p>1500</text:p>
          </table:table-cell>
          <table:table-cell office:value-type="float" office:value="434" table:style-name="ce1">
            <text:p>434</text:p>
          </table:table-cell>
          <table:table-cell office:value-type="float" office:value="553" table:style-name="ce1">
            <text:p>553</text:p>
          </table:table-cell>
          <table:table-cell office:value-type="float" office:value="108020" table:style-name="ce1">
            <text:p>108020</text:p>
          </table:table-cell>
          <table:table-cell office:value-type="float" office:value="31854.5" table:style-name="ce1">
            <text:p>31854,5</text:p>
          </table:table-cell>
          <table:table-cell office:value-type="float" office:value="35436.800000000003" table:style-name="ce1">
            <text:p>35436,8</text:p>
          </table:table-cell>
          <table:table-cell office:value-type="float" office:value="25.298200000000001" table:style-name="ce1">
            <text:p>25,2982</text:p>
          </table:table-cell>
          <table:table-cell office:value-type="float" office:value="505.334" table:style-name="ce1">
            <text:p>505,334</text:p>
          </table:table-cell>
          <table:table-cell office:value-type="float" office:value="780" table:style-name="ce1">
            <text:p>780</text:p>
          </table:table-cell>
          <table:table-cell table:style-name="ce1"/>
          <table:table-cell office:value-type="float" office:value="1.4996030462524625E-3" table:formula="of:=[.$B25]/[.$A25]" table:style-name="ce1">
            <text:p>0,001499603</text:p>
          </table:table-cell>
          <table:table-cell office:value-type="float" office:value="9.3812036232693679" table:formula="of:=LOG([.$Q25];2)*-1" table:style-name="ce1">
            <text:p>9,381203623</text:p>
          </table:table-cell>
          <table:table-cell office:value-type="float" office:value="4.3201306069197498" table:formula="of:=LOG([.$N25]/[.$M25];2)" table:style-name="ce1">
            <text:p>4,320130607</text:p>
          </table:table-cell>
          <table:table-cell office:value-type="float" office:value="5.2411586638102525" table:formula="of:=LOG([.$B25]/[.$J25];2)*-1" table:style-name="ce1">
            <text:p>5,241158664</text:p>
          </table:table-cell>
          <table:table-cell office:value-type="float" office:value="3.4794293080678487" table:formula="of:=LOG([.$B25]/[.$K25];2)*-1" table:style-name="ce1">
            <text:p>3,47942930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232" table:style-name="ce1">
            <text:p>6232</text:p>
          </table:table-cell>
          <table:table-cell office:value-type="float" office:value="0" table:style-name="ce1">
            <text:p>0</text:p>
          </table:table-cell>
          <table:table-cell office:value-type="float" office:value="1479" table:style-name="ce1">
            <text:p>1479</text:p>
          </table:table-cell>
          <table:table-cell office:value-type="float" office:value="511" table:style-name="ce1">
            <text:p>511</text:p>
          </table:table-cell>
          <table:table-cell office:value-type="float" office:value="992" table:style-name="ce1">
            <text:p>992</text:p>
          </table:table-cell>
          <table:table-cell office:value-type="float" office:value="1156" table:style-name="ce1">
            <text:p>1156</text:p>
          </table:table-cell>
          <table:table-cell office:value-type="float" office:value="713" table:style-name="ce1">
            <text:p>713</text:p>
          </table:table-cell>
          <table:table-cell office:value-type="float" office:value="751" table:style-name="ce1">
            <text:p>751</text:p>
          </table:table-cell>
          <table:table-cell office:value-type="float" office:value="116880" table:style-name="ce1">
            <text:p>116880</text:p>
          </table:table-cell>
          <table:table-cell office:value-type="float" office:value="28933" table:style-name="ce1">
            <text:p>28933</text:p>
          </table:table-cell>
          <table:table-cell office:value-type="float" office:value="33096.199999999997" table:style-name="ce1">
            <text:p>33096,2</text:p>
          </table:table-cell>
          <table:table-cell office:value-type="float" office:value="79.649199999999993" table:style-name="ce1">
            <text:p>79,6492</text:p>
          </table:table-cell>
          <table:table-cell office:value-type="float" office:value="461.37400000000002" table:style-name="ce1">
            <text:p>461,374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3.2722430617105557E-3" table:formula="of:=[.$B26]/[.$A26]" table:style-name="ce1">
            <text:p>0,003272243</text:p>
          </table:table-cell>
          <table:table-cell office:value-type="float" office:value="8.2555043692367978" table:formula="of:=LOG([.$Q26];2)*-1" table:style-name="ce1">
            <text:p>8,255504369</text:p>
          </table:table-cell>
          <table:table-cell office:value-type="float" office:value="2.5342049290759987" table:formula="of:=LOG([.$N26]/[.$M26];2)" table:style-name="ce1">
            <text:p>2,534204929</text:p>
          </table:table-cell>
          <table:table-cell office:value-type="float" office:value="4.2291890396291913" table:formula="of:=LOG([.$B26]/[.$J26];2)*-1" table:style-name="ce1">
            <text:p>4,22918904</text:p>
          </table:table-cell>
          <table:table-cell office:value-type="float" office:value="2.2149487824300258" table:formula="of:=LOG([.$B26]/[.$K26];2)*-1" table:style-name="ce1">
            <text:p>2,21494878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403" table:style-name="ce1">
            <text:p>2403</text:p>
          </table:table-cell>
          <table:table-cell office:value-type="float" office:value="0" table:style-name="ce1">
            <text:p>0</text:p>
          </table:table-cell>
          <table:table-cell office:value-type="float" office:value="1145" table:style-name="ce1">
            <text:p>1145</text:p>
          </table:table-cell>
          <table:table-cell office:value-type="float" office:value="715" table:style-name="ce1">
            <text:p>715</text:p>
          </table:table-cell>
          <table:table-cell office:value-type="float" office:value="518" table:style-name="ce1">
            <text:p>518</text:p>
          </table:table-cell>
          <table:table-cell office:value-type="float" office:value="607" table:style-name="ce1">
            <text:p>607</text:p>
          </table:table-cell>
          <table:table-cell office:value-type="float" office:value="463" table:style-name="ce1">
            <text:p>463</text:p>
          </table:table-cell>
          <table:table-cell office:value-type="float" office:value="490" table:style-name="ce1">
            <text:p>490</text:p>
          </table:table-cell>
          <table:table-cell office:value-type="float" office:value="158004" table:style-name="ce1">
            <text:p>158004</text:p>
          </table:table-cell>
          <table:table-cell office:value-type="float" office:value="19678.5" table:style-name="ce1">
            <text:p>19678,5</text:p>
          </table:table-cell>
          <table:table-cell office:value-type="float" office:value="31798.5" table:style-name="ce1">
            <text:p>31798,5</text:p>
          </table:table-cell>
          <table:table-cell office:value-type="float" office:value="69.079700000000003" table:style-name="ce1">
            <text:p>69,0797</text:p>
          </table:table-cell>
          <table:table-cell office:value-type="float" office:value="630.08699999999999" table:style-name="ce1">
            <text:p>630,087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1.2617458403867885E-3" table:formula="of:=[.$B27]/[.$A27]" table:style-name="ce1">
            <text:p>0,001261746</text:p>
          </table:table-cell>
          <table:table-cell office:value-type="float" office:value="9.6303629541686" table:formula="of:=LOG([.$Q27];2)*-1" table:style-name="ce1">
            <text:p>9,630362954</text:p>
          </table:table-cell>
          <table:table-cell office:value-type="float" office:value="3.1892173215298021" table:formula="of:=LOG([.$N27]/[.$M27];2)" table:style-name="ce1">
            <text:p>3,189217322</text:p>
          </table:table-cell>
          <table:table-cell office:value-type="float" office:value="6.0389806231720904" table:formula="of:=LOG([.$B27]/[.$J27];2)*-1" table:style-name="ce1">
            <text:p>6,038980623</text:p>
          </table:table-cell>
          <table:table-cell office:value-type="float" office:value="3.0337117013936536" table:formula="of:=LOG([.$B27]/[.$K27];2)*-1" table:style-name="ce1">
            <text:p>3,03371170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527" table:style-name="ce1">
            <text:p>6527</text:p>
          </table:table-cell>
          <table:table-cell office:value-type="float" office:value="0" table:style-name="ce1">
            <text:p>0</text:p>
          </table:table-cell>
          <table:table-cell office:value-type="float" office:value="558" table:style-name="ce1">
            <text:p>558</text:p>
          </table:table-cell>
          <table:table-cell office:value-type="float" office:value="465" table:style-name="ce1">
            <text:p>465</text:p>
          </table:table-cell>
          <table:table-cell office:value-type="float" office:value="775" table:style-name="ce1">
            <text:p>775</text:p>
          </table:table-cell>
          <table:table-cell office:value-type="float" office:value="836" table:style-name="ce1">
            <text:p>836</text:p>
          </table:table-cell>
          <table:table-cell office:value-type="float" office:value="275" table:style-name="ce1">
            <text:p>275</text:p>
          </table:table-cell>
          <table:table-cell office:value-type="float" office:value="382" table:style-name="ce1">
            <text:p>382</text:p>
          </table:table-cell>
          <table:table-cell office:value-type="float" office:value="52820" table:style-name="ce1">
            <text:p>52820</text:p>
          </table:table-cell>
          <table:table-cell office:value-type="float" office:value="20668" table:style-name="ce1">
            <text:p>20668</text:p>
          </table:table-cell>
          <table:table-cell office:value-type="float" office:value="28056.799999999999" table:style-name="ce1">
            <text:p>28056,8</text:p>
          </table:table-cell>
          <table:table-cell office:value-type="float" office:value="68" table:style-name="ce1">
            <text:p>68</text:p>
          </table:table-cell>
          <table:table-cell office:value-type="float" office:value="282.45" table:style-name="ce1">
            <text:p>282,45</text:p>
          </table:table-cell>
          <table:table-cell office:value-type="float" office:value="546" table:style-name="ce1">
            <text:p>546</text:p>
          </table:table-cell>
          <table:table-cell table:style-name="ce1"/>
          <table:table-cell office:value-type="float" office:value="3.4271390346252884E-3" table:formula="of:=[.$B28]/[.$A28]" table:style-name="ce1">
            <text:p>0,003427139</text:p>
          </table:table-cell>
          <table:table-cell office:value-type="float" office:value="8.1887795633344336" table:formula="of:=LOG([.$Q28];2)*-1" table:style-name="ce1">
            <text:p>8,188779563</text:p>
          </table:table-cell>
          <table:table-cell office:value-type="float" office:value="2.0543888491976827" table:formula="of:=LOG([.$N28]/[.$M28];2)" table:style-name="ce1">
            <text:p>2,054388849</text:p>
          </table:table-cell>
          <table:table-cell office:value-type="float" office:value="3.0165923570904223" table:formula="of:=LOG([.$B28]/[.$J28];2)*-1" table:style-name="ce1">
            <text:p>3,016592357</text:p>
          </table:table-cell>
          <table:table-cell office:value-type="float" office:value="1.6629068444608273" table:formula="of:=LOG([.$B28]/[.$K28];2)*-1" table:style-name="ce1">
            <text:p>1,66290684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139" table:style-name="ce1">
            <text:p>7139</text:p>
          </table:table-cell>
          <table:table-cell office:value-type="float" office:value="0" table:style-name="ce1">
            <text:p>0</text:p>
          </table:table-cell>
          <table:table-cell office:value-type="float" office:value="783" table:style-name="ce1">
            <text:p>783</text:p>
          </table:table-cell>
          <table:table-cell office:value-type="float" office:value="311" table:style-name="ce1">
            <text:p>311</text:p>
          </table:table-cell>
          <table:table-cell office:value-type="float" office:value="1356" table:style-name="ce1">
            <text:p>1356</text:p>
          </table:table-cell>
          <table:table-cell office:value-type="float" office:value="1477" table:style-name="ce1">
            <text:p>1477</text:p>
          </table:table-cell>
          <table:table-cell office:value-type="float" office:value="455" table:style-name="ce1">
            <text:p>455</text:p>
          </table:table-cell>
          <table:table-cell office:value-type="float" office:value="514" table:style-name="ce1">
            <text:p>514</text:p>
          </table:table-cell>
          <table:table-cell office:value-type="float" office:value="140882" table:style-name="ce1">
            <text:p>140882</text:p>
          </table:table-cell>
          <table:table-cell office:value-type="float" office:value="32754.5" table:style-name="ce1">
            <text:p>32754,5</text:p>
          </table:table-cell>
          <table:table-cell office:value-type="float" office:value="41124.300000000003" table:style-name="ce1">
            <text:p>41124,3</text:p>
          </table:table-cell>
          <table:table-cell office:value-type="float" office:value="124.724" table:style-name="ce1">
            <text:p>124,724</text:p>
          </table:table-cell>
          <table:table-cell office:value-type="float" office:value="656.21500000000003" table:style-name="ce1">
            <text:p>656,215</text:p>
          </table:table-cell>
          <table:table-cell office:value-type="float" office:value="624" table:style-name="ce1">
            <text:p>624</text:p>
          </table:table-cell>
          <table:table-cell table:style-name="ce1"/>
          <table:table-cell office:value-type="float" office:value="3.74848254453653E-3" table:formula="of:=[.$B29]/[.$A29]" table:style-name="ce1">
            <text:p>0,003748483</text:p>
          </table:table-cell>
          <table:table-cell office:value-type="float" office:value="8.0594776006620297" table:formula="of:=LOG([.$Q29];2)*-1" table:style-name="ce1">
            <text:p>8,059477601</text:p>
          </table:table-cell>
          <table:table-cell office:value-type="float" office:value="2.3954294695864786" table:formula="of:=LOG([.$N29]/[.$M29];2)" table:style-name="ce1">
            <text:p>2,39542947</text:p>
          </table:table-cell>
          <table:table-cell office:value-type="float" office:value="4.3026214831270018" table:formula="of:=LOG([.$B29]/[.$J29];2)*-1" table:style-name="ce1">
            <text:p>4,302621483</text:p>
          </table:table-cell>
          <table:table-cell office:value-type="float" office:value="2.1978992188516759" table:formula="of:=LOG([.$B29]/[.$K29];2)*-1" table:style-name="ce1">
            <text:p>2,19789921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476" table:style-name="ce1">
            <text:p>8476</text:p>
          </table:table-cell>
          <table:table-cell office:value-type="float" office:value="0" table:style-name="ce1">
            <text:p>0</text:p>
          </table:table-cell>
          <table:table-cell office:value-type="float" office:value="1365" table:style-name="ce1">
            <text:p>1365</text:p>
          </table:table-cell>
          <table:table-cell office:value-type="float" office:value="476" table:style-name="ce1">
            <text:p>476</text:p>
          </table:table-cell>
          <table:table-cell office:value-type="float" office:value="505" table:style-name="ce1">
            <text:p>505</text:p>
          </table:table-cell>
          <table:table-cell office:value-type="float" office:value="668" table:style-name="ce1">
            <text:p>668</text:p>
          </table:table-cell>
          <table:table-cell office:value-type="float" office:value="403" table:style-name="ce1">
            <text:p>403</text:p>
          </table:table-cell>
          <table:table-cell office:value-type="float" office:value="455" table:style-name="ce1">
            <text:p>455</text:p>
          </table:table-cell>
          <table:table-cell office:value-type="float" office:value="62780" table:style-name="ce1">
            <text:p>62780</text:p>
          </table:table-cell>
          <table:table-cell office:value-type="float" office:value="28309.5" table:style-name="ce1">
            <text:p>28309,5</text:p>
          </table:table-cell>
          <table:table-cell office:value-type="float" office:value="36414.400000000001" table:style-name="ce1">
            <text:p>36414,4</text:p>
          </table:table-cell>
          <table:table-cell office:value-type="float" office:value="162.30799999999999" table:style-name="ce1">
            <text:p>162,308</text:p>
          </table:table-cell>
          <table:table-cell office:value-type="float" office:value="780.41700000000003" table:style-name="ce1">
            <text:p>780,417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4.4505025980517759E-3" table:formula="of:=[.$B30]/[.$A30]" table:style-name="ce1">
            <text:p>0,004450503</text:p>
          </table:table-cell>
          <table:table-cell office:value-type="float" office:value="7.8118160149262978" table:formula="of:=LOG([.$Q30];2)*-1" table:style-name="ce1">
            <text:p>7,811816015</text:p>
          </table:table-cell>
          <table:table-cell office:value-type="float" office:value="2.2655110941985268" table:formula="of:=LOG([.$N30]/[.$M30];2)" table:style-name="ce1">
            <text:p>2,265511094</text:p>
          </table:table-cell>
          <table:table-cell office:value-type="float" office:value="2.8888495360973079" table:formula="of:=LOG([.$B30]/[.$J30];2)*-1" table:style-name="ce1">
            <text:p>2,888849536</text:p>
          </table:table-cell>
          <table:table-cell office:value-type="float" office:value="1.7398307758878915" table:formula="of:=LOG([.$B30]/[.$K30];2)*-1" table:style-name="ce1">
            <text:p>1,73983077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084" table:style-name="ce1">
            <text:p>7084</text:p>
          </table:table-cell>
          <table:table-cell office:value-type="float" office:value="0" table:style-name="ce1">
            <text:p>0</text:p>
          </table:table-cell>
          <table:table-cell office:value-type="float" office:value="537" table:style-name="ce1">
            <text:p>537</text:p>
          </table:table-cell>
          <table:table-cell office:value-type="float" office:value="405" table:style-name="ce1">
            <text:p>405</text:p>
          </table:table-cell>
          <table:table-cell office:value-type="float" office:value="1000" table:style-name="ce1">
            <text:p>1000</text:p>
          </table:table-cell>
          <table:table-cell office:value-type="float" office:value="1154" table:style-name="ce1">
            <text:p>1154</text:p>
          </table:table-cell>
          <table:table-cell office:value-type="float" office:value="590" table:style-name="ce1">
            <text:p>590</text:p>
          </table:table-cell>
          <table:table-cell office:value-type="float" office:value="636" table:style-name="ce1">
            <text:p>636</text:p>
          </table:table-cell>
          <table:table-cell office:value-type="float" office:value="142527" table:style-name="ce1">
            <text:p>142527</text:p>
          </table:table-cell>
          <table:table-cell office:value-type="float" office:value="31978" table:style-name="ce1">
            <text:p>31978</text:p>
          </table:table-cell>
          <table:table-cell office:value-type="float" office:value="38813.800000000003" table:style-name="ce1">
            <text:p>38813,8</text:p>
          </table:table-cell>
          <table:table-cell office:value-type="float" office:value="128.51499999999999" table:style-name="ce1">
            <text:p>128,515</text:p>
          </table:table-cell>
          <table:table-cell office:value-type="float" office:value="578.67399999999998" table:style-name="ce1">
            <text:p>578,674</text:p>
          </table:table-cell>
          <table:table-cell office:value-type="float" office:value="390" table:style-name="ce1">
            <text:p>390</text:p>
          </table:table-cell>
          <table:table-cell table:style-name="ce1"/>
          <table:table-cell office:value-type="float" office:value="3.7196036343320887E-3" table:formula="of:=[.$B31]/[.$A31]" table:style-name="ce1">
            <text:p>0,003719604</text:p>
          </table:table-cell>
          <table:table-cell office:value-type="float" office:value="8.0706353905465527" table:formula="of:=LOG([.$Q31];2)*-1" table:style-name="ce1">
            <text:p>8,070635391</text:p>
          </table:table-cell>
          <table:table-cell office:value-type="float" office:value="2.1708140672623362" table:formula="of:=LOG([.$N31]/[.$M31];2)" table:style-name="ce1">
            <text:p>2,170814067</text:p>
          </table:table-cell>
          <table:table-cell office:value-type="float" office:value="4.3305272238135615" table:formula="of:=LOG([.$B31]/[.$J31];2)*-1" table:style-name="ce1">
            <text:p>4,330527224</text:p>
          </table:table-cell>
          <table:table-cell office:value-type="float" office:value="2.1744435939637987" table:formula="of:=LOG([.$B31]/[.$K31];2)*-1" table:style-name="ce1">
            <text:p>2,17444359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407" table:style-name="ce1">
            <text:p>4407</text:p>
          </table:table-cell>
          <table:table-cell office:value-type="float" office:value="0" table:style-name="ce1">
            <text:p>0</text:p>
          </table:table-cell>
          <table:table-cell office:value-type="float" office:value="1033" table:style-name="ce1">
            <text:p>1033</text:p>
          </table:table-cell>
          <table:table-cell office:value-type="float" office:value="596" table:style-name="ce1">
            <text:p>596</text:p>
          </table:table-cell>
          <table:table-cell office:value-type="float" office:value="662" table:style-name="ce1">
            <text:p>662</text:p>
          </table:table-cell>
          <table:table-cell office:value-type="float" office:value="775" table:style-name="ce1">
            <text:p>775</text:p>
          </table:table-cell>
          <table:table-cell office:value-type="float" office:value="141" table:style-name="ce1">
            <text:p>141</text:p>
          </table:table-cell>
          <table:table-cell office:value-type="float" office:value="180" table:style-name="ce1">
            <text:p>180</text:p>
          </table:table-cell>
          <table:table-cell office:value-type="float" office:value="168805" table:style-name="ce1">
            <text:p>168805</text:p>
          </table:table-cell>
          <table:table-cell office:value-type="float" office:value="32942" table:style-name="ce1">
            <text:p>32942</text:p>
          </table:table-cell>
          <table:table-cell office:value-type="float" office:value="43967.1" table:style-name="ce1">
            <text:p>43967,1</text:p>
          </table:table-cell>
          <table:table-cell office:value-type="float" office:value="47.201700000000002" table:style-name="ce1">
            <text:p>47,2017</text:p>
          </table:table-cell>
          <table:table-cell office:value-type="float" office:value="537.88599999999997" table:style-name="ce1">
            <text:p>537,886</text:p>
          </table:table-cell>
          <table:table-cell office:value-type="float" office:value="686" table:style-name="ce1">
            <text:p>686</text:p>
          </table:table-cell>
          <table:table-cell table:style-name="ce1"/>
          <table:table-cell office:value-type="float" office:value="2.313988314017718E-3" table:formula="of:=[.$B32]/[.$A32]" table:style-name="ce1">
            <text:p>0,002313988</text:p>
          </table:table-cell>
          <table:table-cell office:value-type="float" office:value="8.7554027060210302" table:formula="of:=LOG([.$Q32];2)*-1" table:style-name="ce1">
            <text:p>8,755402706</text:p>
          </table:table-cell>
          <table:table-cell office:value-type="float" office:value="3.5103897139712803" table:formula="of:=LOG([.$N32]/[.$M32];2)" table:style-name="ce1">
            <text:p>3,510389714</text:p>
          </table:table-cell>
          <table:table-cell office:value-type="float" office:value="5.2594169304294258" table:formula="of:=LOG([.$B32]/[.$J32];2)*-1" table:style-name="ce1">
            <text:p>5,25941693</text:p>
          </table:table-cell>
          <table:table-cell office:value-type="float" office:value="2.9020593460044655" table:formula="of:=LOG([.$B32]/[.$K32];2)*-1" table:style-name="ce1">
            <text:p>2,90205934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800" table:style-name="ce1">
            <text:p>8800</text:p>
          </table:table-cell>
          <table:table-cell office:value-type="float" office:value="0" table:style-name="ce1">
            <text:p>0</text:p>
          </table:table-cell>
          <table:table-cell office:value-type="float" office:value="772" table:style-name="ce1">
            <text:p>772</text:p>
          </table:table-cell>
          <table:table-cell office:value-type="float" office:value="178" table:style-name="ce1">
            <text:p>178</text:p>
          </table:table-cell>
          <table:table-cell office:value-type="float" office:value="1450" table:style-name="ce1">
            <text:p>1450</text:p>
          </table:table-cell>
          <table:table-cell office:value-type="float" office:value="1530" table:style-name="ce1">
            <text:p>1530</text:p>
          </table:table-cell>
          <table:table-cell office:value-type="float" office:value="122" table:style-name="ce1">
            <text:p>122</text:p>
          </table:table-cell>
          <table:table-cell office:value-type="float" office:value="232" table:style-name="ce1">
            <text:p>232</text:p>
          </table:table-cell>
          <table:table-cell office:value-type="float" office:value="83380" table:style-name="ce1">
            <text:p>83380</text:p>
          </table:table-cell>
          <table:table-cell office:value-type="float" office:value="46090" table:style-name="ce1">
            <text:p>46090</text:p>
          </table:table-cell>
          <table:table-cell office:value-type="float" office:value="62921.9" table:style-name="ce1">
            <text:p>62921,9</text:p>
          </table:table-cell>
          <table:table-cell office:value-type="float" office:value="80" table:style-name="ce1">
            <text:p>80</text:p>
          </table:table-cell>
          <table:table-cell office:value-type="float" office:value="718.00099999999998" table:style-name="ce1">
            <text:p>718,001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4.6206256327106692E-3" table:formula="of:=[.$B33]/[.$A33]" table:style-name="ce1">
            <text:p>0,004620626</text:p>
          </table:table-cell>
          <table:table-cell office:value-type="float" office:value="7.7576960788864451" table:formula="of:=LOG([.$Q33];2)*-1" table:style-name="ce1">
            <text:p>7,757696079</text:p>
          </table:table-cell>
          <table:table-cell office:value-type="float" office:value="3.1659139482588592" table:formula="of:=LOG([.$N33]/[.$M33];2)" table:style-name="ce1">
            <text:p>3,165913948</text:p>
          </table:table-cell>
          <table:table-cell office:value-type="float" office:value="3.2441259432837293" table:formula="of:=LOG([.$B33]/[.$J33];2)*-1" table:style-name="ce1">
            <text:p>3,244125943</text:p>
          </table:table-cell>
          <table:table-cell office:value-type="float" office:value="2.3888783388119896" table:formula="of:=LOG([.$B33]/[.$K33];2)*-1" table:style-name="ce1">
            <text:p>2,38887833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570" table:style-name="ce1">
            <text:p>9570</text:p>
          </table:table-cell>
          <table:table-cell office:value-type="float" office:value="0" table:style-name="ce1">
            <text:p>0</text:p>
          </table:table-cell>
          <table:table-cell office:value-type="float" office:value="1454" table:style-name="ce1">
            <text:p>1454</text:p>
          </table:table-cell>
          <table:table-cell office:value-type="float" office:value="183" table:style-name="ce1">
            <text:p>183</text:p>
          </table:table-cell>
          <table:table-cell office:value-type="float" office:value="1049" table:style-name="ce1">
            <text:p>1049</text:p>
          </table:table-cell>
          <table:table-cell office:value-type="float" office:value="1136" table:style-name="ce1">
            <text:p>1136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float" office:value="49815" table:style-name="ce1">
            <text:p>49815</text:p>
          </table:table-cell>
          <table:table-cell office:value-type="float" office:value="27625.5" table:style-name="ce1">
            <text:p>27625,5</text:p>
          </table:table-cell>
          <table:table-cell office:value-type="float" office:value="28053.1" table:style-name="ce1">
            <text:p>28053,1</text:p>
          </table:table-cell>
          <table:table-cell office:value-type="float" office:value="87.863500000000002" table:style-name="ce1">
            <text:p>87,8635</text:p>
          </table:table-cell>
          <table:table-cell office:value-type="float" office:value="368.33100000000002" table:style-name="ce1">
            <text:p>368,331</text:p>
          </table:table-cell>
          <table:table-cell office:value-type="float" office:value="406" table:style-name="ce1">
            <text:p>406</text:p>
          </table:table-cell>
          <table:table-cell table:style-name="ce1"/>
          <table:table-cell office:value-type="float" office:value="5.0249303755728527E-3" table:formula="of:=[.$B34]/[.$A34]" table:style-name="ce1">
            <text:p>0,00502493</text:p>
          </table:table-cell>
          <table:table-cell office:value-type="float" office:value="7.6366806779250789" table:formula="of:=LOG([.$Q34];2)*-1" table:style-name="ce1">
            <text:p>7,636680678</text:p>
          </table:table-cell>
          <table:table-cell office:value-type="float" office:value="2.0676669497626476" table:formula="of:=LOG([.$N34]/[.$M34];2)" table:style-name="ce1">
            <text:p>2,06766695</text:p>
          </table:table-cell>
          <table:table-cell office:value-type="float" office:value="2.3799893937378389" table:formula="of:=LOG([.$B34]/[.$J34];2)*-1" table:style-name="ce1">
            <text:p>2,379989394</text:p>
          </table:table-cell>
          <table:table-cell office:value-type="float" office:value="1.5294097465712617" table:formula="of:=LOG([.$B34]/[.$K34];2)*-1" table:style-name="ce1">
            <text:p>1,52940974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052" table:style-name="ce1">
            <text:p>8052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1">
            <text:p>1125</text:p>
          </table:table-cell>
          <table:table-cell office:value-type="float" office:value="111" table:style-name="ce1">
            <text:p>111</text:p>
          </table:table-cell>
          <table:table-cell office:value-type="float" office:value="1306" table:style-name="ce1">
            <text:p>1306</text:p>
          </table:table-cell>
          <table:table-cell office:value-type="float" office:value="1438" table:style-name="ce1">
            <text:p>1438</text:p>
          </table:table-cell>
          <table:table-cell office:value-type="float" office:value="621" table:style-name="ce1">
            <text:p>621</text:p>
          </table:table-cell>
          <table:table-cell office:value-type="float" office:value="682" table:style-name="ce1">
            <text:p>682</text:p>
          </table:table-cell>
          <table:table-cell office:value-type="float" office:value="178723" table:style-name="ce1">
            <text:p>178723</text:p>
          </table:table-cell>
          <table:table-cell office:value-type="float" office:value="47232.5" table:style-name="ce1">
            <text:p>47232,5</text:p>
          </table:table-cell>
          <table:table-cell office:value-type="float" office:value="56310.9" table:style-name="ce1">
            <text:p>56310,9</text:p>
          </table:table-cell>
          <table:table-cell office:value-type="float" office:value="66.211799999999997" table:style-name="ce1">
            <text:p>66,2118</text:p>
          </table:table-cell>
          <table:table-cell office:value-type="float" office:value="593.80899999999997" table:style-name="ce1">
            <text:p>593,809</text:p>
          </table:table-cell>
          <table:table-cell office:value-type="float" office:value="546" table:style-name="ce1">
            <text:p>546</text:p>
          </table:table-cell>
          <table:table-cell table:style-name="ce1"/>
          <table:table-cell office:value-type="float" office:value="4.227872453930262E-3" table:formula="of:=[.$B35]/[.$A35]" table:style-name="ce1">
            <text:p>0,004227872</text:p>
          </table:table-cell>
          <table:table-cell office:value-type="float" office:value="7.8858524303771276" table:formula="of:=LOG([.$Q35];2)*-1" table:style-name="ce1">
            <text:p>7,88585243</text:p>
          </table:table-cell>
          <table:table-cell office:value-type="float" office:value="3.1648387031859397" table:formula="of:=LOG([.$N35]/[.$M35];2)" table:style-name="ce1">
            <text:p>3,164838703</text:p>
          </table:table-cell>
          <table:table-cell office:value-type="float" office:value="4.4722343253741217" table:formula="of:=LOG([.$B35]/[.$J35];2)*-1" table:style-name="ce1">
            <text:p>4,472234325</text:p>
          </table:table-cell>
          <table:table-cell office:value-type="float" office:value="2.5523608214904785" table:formula="of:=LOG([.$B35]/[.$K35];2)*-1" table:style-name="ce1">
            <text:p>2,55236082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855" table:style-name="ce1">
            <text:p>15855</text:p>
          </table:table-cell>
          <table:table-cell office:value-type="float" office:value="0" table:style-name="ce1">
            <text:p>0</text:p>
          </table:table-cell>
          <table:table-cell office:value-type="float" office:value="1329" table:style-name="ce1">
            <text:p>1329</text:p>
          </table:table-cell>
          <table:table-cell office:value-type="float" office:value="623" table:style-name="ce1">
            <text:p>623</text:p>
          </table:table-cell>
          <table:table-cell office:value-type="float" office:value="1027" table:style-name="ce1">
            <text:p>1027</text:p>
          </table:table-cell>
          <table:table-cell office:value-type="float" office:value="1178" table:style-name="ce1">
            <text:p>1178</text:p>
          </table:table-cell>
          <table:table-cell office:value-type="float" office:value="191" table:style-name="ce1">
            <text:p>191</text:p>
          </table:table-cell>
          <table:table-cell office:value-type="float" office:value="296" table:style-name="ce1">
            <text:p>296</text:p>
          </table:table-cell>
          <table:table-cell office:value-type="float" office:value="130464" table:style-name="ce1">
            <text:p>130464</text:p>
          </table:table-cell>
          <table:table-cell office:value-type="float" office:value="48471" table:style-name="ce1">
            <text:p>48471</text:p>
          </table:table-cell>
          <table:table-cell office:value-type="float" office:value="49147" table:style-name="ce1">
            <text:p>49147</text:p>
          </table:table-cell>
          <table:table-cell office:value-type="float" office:value="122.11499999999999" table:style-name="ce1">
            <text:p>122,115</text:p>
          </table:table-cell>
          <table:table-cell office:value-type="float" office:value="442.63900000000001" table:style-name="ce1">
            <text:p>442,639</text:p>
          </table:table-cell>
          <table:table-cell office:value-type="float" office:value="421" table:style-name="ce1">
            <text:p>421</text:p>
          </table:table-cell>
          <table:table-cell table:style-name="ce1"/>
          <table:table-cell office:value-type="float" office:value="8.3250022052985973E-3" table:formula="of:=[.$B36]/[.$A36]" table:style-name="ce1">
            <text:p>0,008325002</text:p>
          </table:table-cell>
          <table:table-cell office:value-type="float" office:value="6.9083336303072649" table:formula="of:=LOG([.$Q36];2)*-1" table:style-name="ce1">
            <text:p>6,90833363</text:p>
          </table:table-cell>
          <table:table-cell office:value-type="float" office:value="1.857890144890578" table:formula="of:=LOG([.$N36]/[.$M36];2)" table:style-name="ce1">
            <text:p>1,857890145</text:p>
          </table:table-cell>
          <table:table-cell office:value-type="float" office:value="3.0406419844973458" table:formula="of:=LOG([.$B36]/[.$J36];2)*-1" table:style-name="ce1">
            <text:p>3,040641984</text:p>
          </table:table-cell>
          <table:table-cell office:value-type="float" office:value="1.6121839694561806" table:formula="of:=LOG([.$B36]/[.$K36];2)*-1" table:style-name="ce1">
            <text:p>1,61218396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808" table:style-name="ce1">
            <text:p>2808</text:p>
          </table:table-cell>
          <table:table-cell office:value-type="float" office:value="0" table:style-name="ce1">
            <text:p>0</text:p>
          </table:table-cell>
          <table:table-cell office:value-type="float" office:value="1135" table:style-name="ce1">
            <text:p>1135</text:p>
          </table:table-cell>
          <table:table-cell office:value-type="float" office:value="275" table:style-name="ce1">
            <text:p>275</text:p>
          </table:table-cell>
          <table:table-cell office:value-type="float" office:value="624" table:style-name="ce1">
            <text:p>624</text:p>
          </table:table-cell>
          <table:table-cell office:value-type="float" office:value="676" table:style-name="ce1">
            <text:p>676</text:p>
          </table:table-cell>
          <table:table-cell office:value-type="float" office:value="725" table:style-name="ce1">
            <text:p>725</text:p>
          </table:table-cell>
          <table:table-cell office:value-type="float" office:value="779" table:style-name="ce1">
            <text:p>779</text:p>
          </table:table-cell>
          <table:table-cell office:value-type="float" office:value="257544" table:style-name="ce1">
            <text:p>257544</text:p>
          </table:table-cell>
          <table:table-cell office:value-type="float" office:value="26901" table:style-name="ce1">
            <text:p>26901</text:p>
          </table:table-cell>
          <table:table-cell office:value-type="float" office:value="42995.3" table:style-name="ce1">
            <text:p>42995,3</text:p>
          </table:table-cell>
          <table:table-cell office:value-type="float" office:value="72.138800000000003" table:style-name="ce1">
            <text:p>72,1388</text:p>
          </table:table-cell>
          <table:table-cell office:value-type="float" office:value="680.26" table:style-name="ce1">
            <text:p>680,26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1.4743996337104044E-3" table:formula="of:=[.$B37]/[.$A37]" table:style-name="ce1">
            <text:p>0,0014744</text:p>
          </table:table-cell>
          <table:table-cell office:value-type="float" office:value="9.4056566669939059" table:formula="of:=LOG([.$Q37];2)*-1" table:style-name="ce1">
            <text:p>9,405656667</text:p>
          </table:table-cell>
          <table:table-cell office:value-type="float" office:value="3.2372389298409954" table:formula="of:=LOG([.$N37]/[.$M37];2)" table:style-name="ce1">
            <text:p>3,23723893</text:p>
          </table:table-cell>
          <table:table-cell office:value-type="float" office:value="6.5191321841329772" table:formula="of:=LOG([.$B37]/[.$J37];2)*-1" table:style-name="ce1">
            <text:p>6,519132184</text:p>
          </table:table-cell>
          <table:table-cell office:value-type="float" office:value="3.2600449628158459" table:formula="of:=LOG([.$B37]/[.$K37];2)*-1" table:style-name="ce1">
            <text:p>3,26004496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247" table:style-name="ce1">
            <text:p>4247</text:p>
          </table:table-cell>
          <table:table-cell office:value-type="float" office:value="0" table:style-name="ce1">
            <text:p>0</text:p>
          </table:table-cell>
          <table:table-cell office:value-type="float" office:value="668" table:style-name="ce1">
            <text:p>668</text:p>
          </table:table-cell>
          <table:table-cell office:value-type="float" office:value="732" table:style-name="ce1">
            <text:p>732</text:p>
          </table:table-cell>
          <table:table-cell office:value-type="float" office:value="498" table:style-name="ce1">
            <text:p>498</text:p>
          </table:table-cell>
          <table:table-cell office:value-type="float" office:value="635" table:style-name="ce1">
            <text:p>635</text:p>
          </table:table-cell>
          <table:table-cell office:value-type="float" office:value="734" table:style-name="ce1">
            <text:p>734</text:p>
          </table:table-cell>
          <table:table-cell office:value-type="float" office:value="765" table:style-name="ce1">
            <text:p>765</text:p>
          </table:table-cell>
          <table:table-cell office:value-type="float" office:value="5610" table:style-name="ce1">
            <text:p>5610</text:p>
          </table:table-cell>
          <table:table-cell office:value-type="float" office:value="4895.5" table:style-name="ce1">
            <text:p>4895,5</text:p>
          </table:table-cell>
          <table:table-cell office:value-type="float" office:value="4916.12" table:style-name="ce1">
            <text:p>4916,12</text:p>
          </table:table-cell>
          <table:table-cell office:value-type="float" office:value="137.768" table:style-name="ce1">
            <text:p>137,768</text:p>
          </table:table-cell>
          <table:table-cell office:value-type="float" office:value="103.407" table:style-name="ce1">
            <text:p>103,407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.2299769388775242E-3" table:formula="of:=[.$B38]/[.$A38]" table:style-name="ce1">
            <text:p>0,002229977</text:p>
          </table:table-cell>
          <table:table-cell office:value-type="float" office:value="8.8087554939510646" table:formula="of:=LOG([.$Q38];2)*-1" table:style-name="ce1">
            <text:p>8,808755494</text:p>
          </table:table-cell>
          <table:table-cell office:value-type="float" office:value="-0.41390697532483722" table:formula="of:=LOG([.$N38]/[.$M38];2)" table:style-name="ce1">
            <text:p>-0,413906975</text:p>
          </table:table-cell>
          <table:table-cell office:value-type="float" office:value="0.40155666214875319" table:formula="of:=LOG([.$B38]/[.$J38];2)*-1" table:style-name="ce1">
            <text:p>0,401556662</text:p>
          </table:table-cell>
          <table:table-cell office:value-type="float" office:value="0.20501210776917436" table:formula="of:=LOG([.$B38]/[.$K38];2)*-1" table:style-name="ce1">
            <text:p>0,20501210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577" table:style-name="ce1">
            <text:p>3577</text:p>
          </table:table-cell>
          <table:table-cell office:value-type="float" office:value="0" table:style-name="ce1">
            <text:p>0</text:p>
          </table:table-cell>
          <table:table-cell office:value-type="float" office:value="629" table:style-name="ce1">
            <text:p>629</text:p>
          </table:table-cell>
          <table:table-cell office:value-type="float" office:value="763" table:style-name="ce1">
            <text:p>763</text:p>
          </table:table-cell>
          <table:table-cell office:value-type="float" office:value="1702" table:style-name="ce1">
            <text:p>1702</text:p>
          </table:table-cell>
          <table:table-cell office:value-type="float" office:value="1751" table:style-name="ce1">
            <text:p>1751</text:p>
          </table:table-cell>
          <table:table-cell office:value-type="float" office:value="732" table:style-name="ce1">
            <text:p>732</text:p>
          </table:table-cell>
          <table:table-cell office:value-type="float" office:value="805" table:style-name="ce1">
            <text:p>805</text:p>
          </table:table-cell>
          <table:table-cell office:value-type="float" office:value="81906" table:style-name="ce1">
            <text:p>81906</text:p>
          </table:table-cell>
          <table:table-cell office:value-type="float" office:value="42741.5" table:style-name="ce1">
            <text:p>42741,5</text:p>
          </table:table-cell>
          <table:table-cell office:value-type="float" office:value="44922.8" table:style-name="ce1">
            <text:p>44922,8</text:p>
          </table:table-cell>
          <table:table-cell office:value-type="float" office:value="48.041600000000003" table:style-name="ce1">
            <text:p>48,0416</text:p>
          </table:table-cell>
          <table:table-cell office:value-type="float" office:value="1097.01" table:style-name="ce1">
            <text:p>1097,01</text:p>
          </table:table-cell>
          <table:table-cell office:value-type="float" office:value="765" table:style-name="ce1">
            <text:p>765</text:p>
          </table:table-cell>
          <table:table-cell table:style-name="ce1"/>
          <table:table-cell office:value-type="float" office:value="1.8781793054779617E-3" table:formula="of:=[.$B39]/[.$A39]" table:style-name="ce1">
            <text:p>0,001878179</text:p>
          </table:table-cell>
          <table:table-cell office:value-type="float" office:value="9.0564494843032417" table:formula="of:=LOG([.$Q39];2)*-1" table:style-name="ce1">
            <text:p>9,056449484</text:p>
          </table:table-cell>
          <table:table-cell office:value-type="float" office:value="4.5131486666958658" table:formula="of:=LOG([.$N39]/[.$M39];2)" table:style-name="ce1">
            <text:p>4,513148667</text:p>
          </table:table-cell>
          <table:table-cell office:value-type="float" office:value="4.517147116493585" table:formula="of:=LOG([.$B39]/[.$J39];2)*-1" table:style-name="ce1">
            <text:p>4,517147116</text:p>
          </table:table-cell>
          <table:table-cell office:value-type="float" office:value="3.5788155163860069" table:formula="of:=LOG([.$B39]/[.$K39];2)*-1" table:style-name="ce1">
            <text:p>3,57881551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968" table:style-name="ce1">
            <text:p>2968</text:p>
          </table:table-cell>
          <table:table-cell office:value-type="float" office:value="0" table:style-name="ce1">
            <text:p>0</text:p>
          </table:table-cell>
          <table:table-cell office:value-type="float" office:value="1703" table:style-name="ce1">
            <text:p>1703</text:p>
          </table:table-cell>
          <table:table-cell office:value-type="float" office:value="756" table:style-name="ce1">
            <text:p>756</text:p>
          </table:table-cell>
          <table:table-cell office:value-type="float" office:value="651" table:style-name="ce1">
            <text:p>651</text:p>
          </table:table-cell>
          <table:table-cell office:value-type="float" office:value="707" table:style-name="ce1">
            <text:p>707</text:p>
          </table:table-cell>
          <table:table-cell office:value-type="float" office:value="732" table:style-name="ce1">
            <text:p>732</text:p>
          </table:table-cell>
          <table:table-cell office:value-type="float" office:value="785" table:style-name="ce1">
            <text:p>785</text:p>
          </table:table-cell>
          <table:table-cell office:value-type="float" office:value="55756" table:style-name="ce1">
            <text:p>55756</text:p>
          </table:table-cell>
          <table:table-cell office:value-type="float" office:value="29362" table:style-name="ce1">
            <text:p>29362</text:p>
          </table:table-cell>
          <table:table-cell office:value-type="float" office:value="30872.9" table:style-name="ce1">
            <text:p>30872,9</text:p>
          </table:table-cell>
          <table:table-cell office:value-type="float" office:value="56" table:style-name="ce1">
            <text:p>56</text:p>
          </table:table-cell>
          <table:table-cell office:value-type="float" office:value="1024" table:style-name="ce1">
            <text:p>1024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float" office:value="1.5584110088505984E-3" table:formula="of:=[.$B40]/[.$A40]" table:style-name="ce1">
            <text:p>0,001558411</text:p>
          </table:table-cell>
          <table:table-cell office:value-type="float" office:value="9.3257085106776643" table:formula="of:=LOG([.$Q40];2)*-1" table:style-name="ce1">
            <text:p>9,325708511</text:p>
          </table:table-cell>
          <table:table-cell office:value-type="float" office:value="4.1926450779423963" table:formula="of:=LOG([.$N40]/[.$M40];2)" table:style-name="ce1">
            <text:p>4,192645078</text:p>
          </table:table-cell>
          <table:table-cell office:value-type="float" office:value="4.2315640672346984" table:formula="of:=LOG([.$B40]/[.$J40];2)*-1" table:style-name="ce1">
            <text:p>4,231564067</text:p>
          </table:table-cell>
          <table:table-cell office:value-type="float" office:value="3.3063872439915847" table:formula="of:=LOG([.$B40]/[.$K40];2)*-1" table:style-name="ce1">
            <text:p>3,30638724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72" table:style-name="ce1">
            <text:p>672</text:p>
          </table:table-cell>
          <table:table-cell office:value-type="float" office:value="0" table:style-name="ce1">
            <text:p>0</text:p>
          </table:table-cell>
          <table:table-cell office:value-type="float" office:value="704" table:style-name="ce1">
            <text:p>704</text:p>
          </table:table-cell>
          <table:table-cell office:value-type="float" office:value="767" table:style-name="ce1">
            <text:p>767</text:p>
          </table:table-cell>
          <table:table-cell office:value-type="float" office:value="394" table:style-name="ce1">
            <text:p>394</text:p>
          </table:table-cell>
          <table:table-cell office:value-type="float" office:value="426" table:style-name="ce1">
            <text:p>426</text:p>
          </table:table-cell>
          <table:table-cell office:value-type="float" office:value="206" table:style-name="ce1">
            <text:p>206</text:p>
          </table:table-cell>
          <table:table-cell office:value-type="float" office:value="227" table:style-name="ce1">
            <text:p>227</text:p>
          </table:table-cell>
          <table:table-cell office:value-type="float" office:value="173910" table:style-name="ce1">
            <text:p>173910</text:p>
          </table:table-cell>
          <table:table-cell office:value-type="float" office:value="12231" table:style-name="ce1">
            <text:p>12231</text:p>
          </table:table-cell>
          <table:table-cell office:value-type="float" office:value="47449.599999999999" table:style-name="ce1">
            <text:p>47449,6</text:p>
          </table:table-cell>
          <table:table-cell office:value-type="float" office:value="23.323799999999999" table:style-name="ce1">
            <text:p>23,3238</text:p>
          </table:table-cell>
          <table:table-cell office:value-type="float" office:value="624.529" table:style-name="ce1">
            <text:p>624,529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3.5284777558881473E-4" table:formula="of:=[.$B41]/[.$A41]" table:style-name="ce1">
            <text:p>0,000352848</text:p>
          </table:table-cell>
          <table:table-cell office:value-type="float" office:value="11.468666464519707" table:formula="of:=LOG([.$Q41];2)*-1" table:style-name="ce1">
            <text:p>11,46866646</text:p>
          </table:table-cell>
          <table:table-cell office:value-type="float" office:value="4.7428938028959298" table:formula="of:=LOG([.$N41]/[.$M41];2)" table:style-name="ce1">
            <text:p>4,742893803</text:p>
          </table:table-cell>
          <table:table-cell office:value-type="float" office:value="8.0156639431042702" table:formula="of:=LOG([.$B41]/[.$J41];2)*-1" table:style-name="ce1">
            <text:p>8,015663943</text:p>
          </table:table-cell>
          <table:table-cell office:value-type="float" office:value="4.185937319430943" table:formula="of:=LOG([.$B41]/[.$K41];2)*-1" table:style-name="ce1">
            <text:p>4,18593731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277" table:style-name="ce1">
            <text:p>2277</text:p>
          </table:table-cell>
          <table:table-cell office:value-type="float" office:value="0" table:style-name="ce1">
            <text:p>0</text:p>
          </table:table-cell>
          <table:table-cell office:value-type="float" office:value="403" table:style-name="ce1">
            <text:p>403</text:p>
          </table:table-cell>
          <table:table-cell office:value-type="float" office:value="212" table:style-name="ce1">
            <text:p>212</text:p>
          </table:table-cell>
          <table:table-cell office:value-type="float" office:value="1617" table:style-name="ce1">
            <text:p>1617</text:p>
          </table:table-cell>
          <table:table-cell office:value-type="float" office:value="1716" table:style-name="ce1">
            <text:p>1716</text:p>
          </table:table-cell>
          <table:table-cell office:value-type="float" office:value="277" table:style-name="ce1">
            <text:p>277</text:p>
          </table:table-cell>
          <table:table-cell office:value-type="float" office:value="300" table:style-name="ce1">
            <text:p>300</text:p>
          </table:table-cell>
          <table:table-cell office:value-type="float" office:value="115544" table:style-name="ce1">
            <text:p>115544</text:p>
          </table:table-cell>
          <table:table-cell office:value-type="float" office:value="19455.5" table:style-name="ce1">
            <text:p>19455,5</text:p>
          </table:table-cell>
          <table:table-cell office:value-type="float" office:value="59910.6" table:style-name="ce1">
            <text:p>59910,6</text:p>
          </table:table-cell>
          <table:table-cell office:value-type="float" office:value="98.183499999999995" table:style-name="ce1">
            <text:p>98,1835</text:p>
          </table:table-cell>
          <table:table-cell office:value-type="float" office:value="1265.28" table:style-name="ce1">
            <text:p>1265,28</text:p>
          </table:table-cell>
          <table:table-cell office:value-type="float" office:value="889" table:style-name="ce1">
            <text:p>889</text:p>
          </table:table-cell>
          <table:table-cell table:style-name="ce1"/>
          <table:table-cell office:value-type="float" office:value="1.1955868824638856E-3" table:formula="of:=[.$B42]/[.$A42]" table:style-name="ce1">
            <text:p>0,001195587</text:p>
          </table:table-cell>
          <table:table-cell office:value-type="float" office:value="9.7080653111618442" table:formula="of:=LOG([.$Q42];2)*-1" table:style-name="ce1">
            <text:p>9,708065311</text:p>
          </table:table-cell>
          <table:table-cell office:value-type="float" office:value="3.6878322749208894" table:formula="of:=LOG([.$N42]/[.$M42];2)" table:style-name="ce1">
            <text:p>3,687832275</text:p>
          </table:table-cell>
          <table:table-cell office:value-type="float" office:value="5.6651642433935621" table:formula="of:=LOG([.$B42]/[.$J42];2)*-1" table:style-name="ce1">
            <text:p>5,665164243</text:p>
          </table:table-cell>
          <table:table-cell office:value-type="float" office:value="3.0949718609917101" table:formula="of:=LOG([.$B42]/[.$K42];2)*-1" table:style-name="ce1">
            <text:p>3,09497186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828" table:style-name="ce1">
            <text:p>3828</text:p>
          </table:table-cell>
          <table:table-cell office:value-type="float" office:value="0" table:style-name="ce1">
            <text:p>0</text:p>
          </table:table-cell>
          <table:table-cell office:value-type="float" office:value="1618" table:style-name="ce1">
            <text:p>1618</text:p>
          </table:table-cell>
          <table:table-cell office:value-type="float" office:value="283" table:style-name="ce1">
            <text:p>283</text:p>
          </table:table-cell>
          <table:table-cell office:value-type="float" office:value="393" table:style-name="ce1">
            <text:p>393</text:p>
          </table:table-cell>
          <table:table-cell office:value-type="float" office:value="451" table:style-name="ce1">
            <text:p>451</text:p>
          </table:table-cell>
          <table:table-cell office:value-type="float" office:value="281" table:style-name="ce1">
            <text:p>281</text:p>
          </table:table-cell>
          <table:table-cell office:value-type="float" office:value="347" table:style-name="ce1">
            <text:p>347</text:p>
          </table:table-cell>
          <table:table-cell office:value-type="float" office:value="80850" table:style-name="ce1">
            <text:p>80850</text:p>
          </table:table-cell>
          <table:table-cell office:value-type="float" office:value="42339" table:style-name="ce1">
            <text:p>42339</text:p>
          </table:table-cell>
          <table:table-cell office:value-type="float" office:value="52377.599999999999" table:style-name="ce1">
            <text:p>52377,6</text:p>
          </table:table-cell>
          <table:table-cell office:value-type="float" office:value="58" table:style-name="ce1">
            <text:p>58</text:p>
          </table:table-cell>
          <table:table-cell office:value-type="float" office:value="1196.4000000000001" table:style-name="ce1">
            <text:p>1196,4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2.0099721502291408E-3" table:formula="of:=[.$B43]/[.$A43]" table:style-name="ce1">
            <text:p>0,002009972</text:p>
          </table:table-cell>
          <table:table-cell office:value-type="float" office:value="8.9586087728124415" table:formula="of:=LOG([.$Q43];2)*-1" table:style-name="ce1">
            <text:p>8,958608773</text:p>
          </table:table-cell>
          <table:table-cell office:value-type="float" office:value="4.3665031051044174" table:formula="of:=LOG([.$N43]/[.$M43];2)" table:style-name="ce1">
            <text:p>4,366503105</text:p>
          </table:table-cell>
          <table:table-cell office:value-type="float" office:value="4.4005850387623608" table:formula="of:=LOG([.$B43]/[.$J43];2)*-1" table:style-name="ce1">
            <text:p>4,400585039</text:p>
          </table:table-cell>
          <table:table-cell office:value-type="float" office:value="3.4673244599621107" table:formula="of:=LOG([.$B43]/[.$K43];2)*-1" table:style-name="ce1">
            <text:p>3,4673244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653" table:style-name="ce1">
            <text:p>1653</text:p>
          </table:table-cell>
          <table:table-cell office:value-type="float" office:value="0" table:style-name="ce1">
            <text:p>0</text:p>
          </table:table-cell>
          <table:table-cell office:value-type="float" office:value="444" table:style-name="ce1">
            <text:p>444</text:p>
          </table:table-cell>
          <table:table-cell office:value-type="float" office:value="330" table:style-name="ce1">
            <text:p>330</text:p>
          </table:table-cell>
          <table:table-cell office:value-type="float" office:value="1107" table:style-name="ce1">
            <text:p>1107</text:p>
          </table:table-cell>
          <table:table-cell office:value-type="float" office:value="1136" table:style-name="ce1">
            <text:p>1136</text:p>
          </table:table-cell>
          <table:table-cell office:value-type="float" office:value="83" table:style-name="ce1">
            <text:p>83</text:p>
          </table:table-cell>
          <table:table-cell office:value-type="float" office:value="140" table:style-name="ce1">
            <text:p>140</text:p>
          </table:table-cell>
          <table:table-cell office:value-type="float" office:value="170924" table:style-name="ce1">
            <text:p>170924</text:p>
          </table:table-cell>
          <table:table-cell office:value-type="float" office:value="23303.5" table:style-name="ce1">
            <text:p>23303,5</text:p>
          </table:table-cell>
          <table:table-cell office:value-type="float" office:value="35212" table:style-name="ce1">
            <text:p>35212</text:p>
          </table:table-cell>
          <table:table-cell office:value-type="float" office:value="29.1204" table:style-name="ce1">
            <text:p>29,1204</text:p>
          </table:table-cell>
          <table:table-cell office:value-type="float" office:value="711.54100000000005" table:style-name="ce1">
            <text:p>711,541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8.6794251941712912E-4" table:formula="of:=[.$B44]/[.$A44]" table:style-name="ce1">
            <text:p>0,000867943</text:p>
          </table:table-cell>
          <table:table-cell office:value-type="float" office:value="10.170112878006153" table:formula="of:=LOG([.$Q44];2)*-1" table:style-name="ce1">
            <text:p>10,17011288</text:p>
          </table:table-cell>
          <table:table-cell office:value-type="float" office:value="4.6108448115253635" table:formula="of:=LOG([.$N44]/[.$M44];2)" table:style-name="ce1">
            <text:p>4,610844812</text:p>
          </table:table-cell>
          <table:table-cell office:value-type="float" office:value="6.6921244499290893" table:formula="of:=LOG([.$B44]/[.$J44];2)*-1" table:style-name="ce1">
            <text:p>6,69212445</text:p>
          </table:table-cell>
          <table:table-cell office:value-type="float" office:value="3.8173880227088741" table:formula="of:=LOG([.$B44]/[.$K44];2)*-1" table:style-name="ce1">
            <text:p>3,81738802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7716" table:style-name="ce1">
            <text:p>17716</text:p>
          </table:table-cell>
          <table:table-cell office:value-type="float" office:value="0" table:style-name="ce1">
            <text:p>0</text:p>
          </table:table-cell>
          <table:table-cell office:value-type="float" office:value="1112" table:style-name="ce1">
            <text:p>1112</text:p>
          </table:table-cell>
          <table:table-cell office:value-type="float" office:value="102" table:style-name="ce1">
            <text:p>102</text:p>
          </table:table-cell>
          <table:table-cell office:value-type="float" office:value="1221" table:style-name="ce1">
            <text:p>1221</text:p>
          </table:table-cell>
          <table:table-cell office:value-type="float" office:value="1393" table:style-name="ce1">
            <text:p>1393</text:p>
          </table:table-cell>
          <table:table-cell office:value-type="float" office:value="662" table:style-name="ce1">
            <text:p>662</text:p>
          </table:table-cell>
          <table:table-cell office:value-type="float" office:value="765" table:style-name="ce1">
            <text:p>765</text:p>
          </table:table-cell>
          <table:table-cell office:value-type="float" office:value="186303" table:style-name="ce1">
            <text:p>186303</text:p>
          </table:table-cell>
          <table:table-cell office:value-type="float" office:value="71489.5" table:style-name="ce1">
            <text:p>71489,5</text:p>
          </table:table-cell>
          <table:table-cell office:value-type="float" office:value="98873.7" table:style-name="ce1">
            <text:p>98873,7</text:p>
          </table:table-cell>
          <table:table-cell office:value-type="float" office:value="107.517" table:style-name="ce1">
            <text:p>107,517</text:p>
          </table:table-cell>
          <table:table-cell office:value-type="float" office:value="641.36300000000006" table:style-name="ce1">
            <text:p>641,363</text:p>
          </table:table-cell>
          <table:table-cell office:value-type="float" office:value="593" table:style-name="ce1">
            <text:p>593</text:p>
          </table:table-cell>
          <table:table-cell table:style-name="ce1"/>
          <table:table-cell office:value-type="float" office:value="9.302159512397979E-3" table:formula="of:=[.$B45]/[.$A45]" table:style-name="ce1">
            <text:p>0,00930216</text:p>
          </table:table-cell>
          <table:table-cell office:value-type="float" office:value="6.7482186054131512" table:formula="of:=LOG([.$Q45];2)*-1" table:style-name="ce1">
            <text:p>6,748218605</text:p>
          </table:table-cell>
          <table:table-cell office:value-type="float" office:value="2.5765763387241023" table:formula="of:=LOG([.$N45]/[.$M45];2)" table:style-name="ce1">
            <text:p>2,576576339</text:p>
          </table:table-cell>
          <table:table-cell office:value-type="float" office:value="3.394526098448198" table:formula="of:=LOG([.$B45]/[.$J45];2)*-1" table:style-name="ce1">
            <text:p>3,394526098</text:p>
          </table:table-cell>
          <table:table-cell office:value-type="float" office:value="2.0126784596904628" table:formula="of:=LOG([.$B45]/[.$K45];2)*-1" table:style-name="ce1">
            <text:p>2,0126784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919" table:style-name="ce1">
            <text:p>9919</text:p>
          </table:table-cell>
          <table:table-cell office:value-type="float" office:value="0" table:style-name="ce1">
            <text:p>0</text:p>
          </table:table-cell>
          <table:table-cell office:value-type="float" office:value="1249" table:style-name="ce1">
            <text:p>1249</text:p>
          </table:table-cell>
          <table:table-cell office:value-type="float" office:value="663" table:style-name="ce1">
            <text:p>663</text:p>
          </table:table-cell>
          <table:table-cell office:value-type="float" office:value="1653" table:style-name="ce1">
            <text:p>1653</text:p>
          </table:table-cell>
          <table:table-cell office:value-type="float" office:value="1762" table:style-name="ce1">
            <text:p>1762</text:p>
          </table:table-cell>
          <table:table-cell office:value-type="float" office:value="618" table:style-name="ce1">
            <text:p>618</text:p>
          </table:table-cell>
          <table:table-cell office:value-type="float" office:value="709" table:style-name="ce1">
            <text:p>709</text:p>
          </table:table-cell>
          <table:table-cell office:value-type="float" office:value="46683" table:style-name="ce1">
            <text:p>46683</text:p>
          </table:table-cell>
          <table:table-cell office:value-type="float" office:value="28301" table:style-name="ce1">
            <text:p>28301</text:p>
          </table:table-cell>
          <table:table-cell office:value-type="float" office:value="42072.4" table:style-name="ce1">
            <text:p>42072,4</text:p>
          </table:table-cell>
          <table:table-cell office:value-type="float" office:value="108" table:style-name="ce1">
            <text:p>108</text:p>
          </table:table-cell>
          <table:table-cell office:value-type="float" office:value="458" table:style-name="ce1">
            <text:p>458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5.2081801875974009E-3" table:formula="of:=[.$B46]/[.$A46]" table:style-name="ce1">
            <text:p>0,00520818</text:p>
          </table:table-cell>
          <table:table-cell office:value-type="float" office:value="7.5850049223228435" table:formula="of:=LOG([.$Q46];2)*-1" table:style-name="ce1">
            <text:p>7,585004922</text:p>
          </table:table-cell>
          <table:table-cell office:value-type="float" office:value="2.0843162859334754" table:formula="of:=LOG([.$N46]/[.$M46];2)" table:style-name="ce1">
            <text:p>2,084316286</text:p>
          </table:table-cell>
          <table:table-cell office:value-type="float" office:value="2.2346306908301279" table:formula="of:=LOG([.$B46]/[.$J46];2)*-1" table:style-name="ce1">
            <text:p>2,234630691</text:p>
          </table:table-cell>
          <table:table-cell office:value-type="float" office:value="1.5125864453536764" table:formula="of:=LOG([.$B46]/[.$K46];2)*-1" table:style-name="ce1">
            <text:p>1,51258644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355" table:style-name="ce1">
            <text:p>5355</text:p>
          </table:table-cell>
          <table:table-cell office:value-type="float" office:value="0" table:style-name="ce1">
            <text:p>0</text:p>
          </table:table-cell>
          <table:table-cell office:value-type="float" office:value="1658" table:style-name="ce1">
            <text:p>1658</text:p>
          </table:table-cell>
          <table:table-cell office:value-type="float" office:value="660" table:style-name="ce1">
            <text:p>660</text:p>
          </table:table-cell>
          <table:table-cell office:value-type="float" office:value="1172" table:style-name="ce1">
            <text:p>1172</text:p>
          </table:table-cell>
          <table:table-cell office:value-type="float" office:value="1291" table:style-name="ce1">
            <text:p>1291</text:p>
          </table:table-cell>
          <table:table-cell office:value-type="float" office:value="237" table:style-name="ce1">
            <text:p>237</text:p>
          </table:table-cell>
          <table:table-cell office:value-type="float" office:value="282" table:style-name="ce1">
            <text:p>282</text:p>
          </table:table-cell>
          <table:table-cell office:value-type="float" office:value="205578" table:style-name="ce1">
            <text:p>205578</text:p>
          </table:table-cell>
          <table:table-cell office:value-type="float" office:value="36103.5" table:style-name="ce1">
            <text:p>36103,5</text:p>
          </table:table-cell>
          <table:table-cell office:value-type="float" office:value="46985.2" table:style-name="ce1">
            <text:p>46985,2</text:p>
          </table:table-cell>
          <table:table-cell office:value-type="float" office:value="65.115300000000005" table:style-name="ce1">
            <text:p>65,1153</text:p>
          </table:table-cell>
          <table:table-cell office:value-type="float" office:value="585.77300000000002" table:style-name="ce1">
            <text:p>585,773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2.8117557117233673E-3" table:formula="of:=[.$B47]/[.$A47]" table:style-name="ce1">
            <text:p>0,002811756</text:p>
          </table:table-cell>
          <table:table-cell office:value-type="float" office:value="8.4743130276608483" table:formula="of:=LOG([.$Q47];2)*-1" table:style-name="ce1">
            <text:p>8,474313028</text:p>
          </table:table-cell>
          <table:table-cell office:value-type="float" office:value="3.1692732214511952" table:formula="of:=LOG([.$N47]/[.$M47];2)" table:style-name="ce1">
            <text:p>3,169273221</text:p>
          </table:table-cell>
          <table:table-cell office:value-type="float" office:value="5.2626554970881125" table:formula="of:=LOG([.$B47]/[.$J47];2)*-1" table:style-name="ce1">
            <text:p>5,262655497</text:p>
          </table:table-cell>
          <table:table-cell office:value-type="float" office:value="2.7531802237245642" table:formula="of:=LOG([.$B47]/[.$K47];2)*-1" table:style-name="ce1">
            <text:p>2,75318022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007" table:style-name="ce1">
            <text:p>7007</text:p>
          </table:table-cell>
          <table:table-cell office:value-type="float" office:value="0" table:style-name="ce1">
            <text:p>0</text:p>
          </table:table-cell>
          <table:table-cell office:value-type="float" office:value="1234" table:style-name="ce1">
            <text:p>1234</text:p>
          </table:table-cell>
          <table:table-cell office:value-type="float" office:value="259" table:style-name="ce1">
            <text:p>259</text:p>
          </table:table-cell>
          <table:table-cell office:value-type="float" office:value="112" table:style-name="ce1">
            <text:p>112</text:p>
          </table:table-cell>
          <table:table-cell office:value-type="float" office:value="255" table:style-name="ce1">
            <text:p>255</text:p>
          </table:table-cell>
          <table:table-cell office:value-type="float" office:value="273" table:style-name="ce1">
            <text:p>273</text:p>
          </table:table-cell>
          <table:table-cell office:value-type="float" office:value="322" table:style-name="ce1">
            <text:p>322</text:p>
          </table:table-cell>
          <table:table-cell office:value-type="float" office:value="70686" table:style-name="ce1">
            <text:p>70686</text:p>
          </table:table-cell>
          <table:table-cell office:value-type="float" office:value="31993.5" table:style-name="ce1">
            <text:p>31993,5</text:p>
          </table:table-cell>
          <table:table-cell office:value-type="float" office:value="58199.199999999997" table:style-name="ce1">
            <text:p>58199,2</text:p>
          </table:table-cell>
          <table:table-cell office:value-type="float" office:value="142.05600000000001" table:style-name="ce1">
            <text:p>142,056</text:p>
          </table:table-cell>
          <table:table-cell office:value-type="float" office:value="1051.69" table:style-name="ce1">
            <text:p>1051,69</text:p>
          </table:table-cell>
          <table:table-cell office:value-type="float" office:value="406" table:style-name="ce1">
            <text:p>406</text:p>
          </table:table-cell>
          <table:table-cell table:style-name="ce1"/>
          <table:table-cell office:value-type="float" office:value="3.6791731600458702E-3" table:formula="of:=[.$B48]/[.$A48]" table:style-name="ce1">
            <text:p>0,003679173</text:p>
          </table:table-cell>
          <table:table-cell office:value-type="float" office:value="8.0864027064048685" table:formula="of:=LOG([.$Q48];2)*-1" table:style-name="ce1">
            <text:p>8,086402706</text:p>
          </table:table-cell>
          <table:table-cell office:value-type="float" office:value="2.8881778403716147" table:formula="of:=LOG([.$N48]/[.$M48];2)" table:style-name="ce1">
            <text:p>2,88817784</text:p>
          </table:table-cell>
          <table:table-cell office:value-type="float" office:value="3.3345557032151119" table:formula="of:=LOG([.$B48]/[.$J48];2)*-1" table:style-name="ce1">
            <text:p>3,334555703</text:p>
          </table:table-cell>
          <table:table-cell office:value-type="float" office:value="2.1909100265716481" table:formula="of:=LOG([.$B48]/[.$K48];2)*-1" table:style-name="ce1">
            <text:p>2,19091002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300" table:style-name="ce1">
            <text:p>11300</text:p>
          </table:table-cell>
          <table:table-cell office:value-type="float" office:value="0" table:style-name="ce1">
            <text:p>0</text:p>
          </table:table-cell>
          <table:table-cell office:value-type="float" office:value="244" table:style-name="ce1">
            <text:p>244</text:p>
          </table:table-cell>
          <table:table-cell office:value-type="float" office:value="312" table:style-name="ce1">
            <text:p>312</text:p>
          </table:table-cell>
          <table:table-cell office:value-type="float" office:value="682" table:style-name="ce1">
            <text:p>682</text:p>
          </table:table-cell>
          <table:table-cell office:value-type="float" office:value="795" table:style-name="ce1">
            <text:p>795</text:p>
          </table:table-cell>
          <table:table-cell office:value-type="float" office:value="241" table:style-name="ce1">
            <text:p>241</text:p>
          </table:table-cell>
          <table:table-cell office:value-type="float" office:value="341" table:style-name="ce1">
            <text:p>341</text:p>
          </table:table-cell>
          <table:table-cell office:value-type="float" office:value="55100" table:style-name="ce1">
            <text:p>55100</text:p>
          </table:table-cell>
          <table:table-cell office:value-type="float" office:value="33200" table:style-name="ce1">
            <text:p>33200</text:p>
          </table:table-cell>
          <table:table-cell office:value-type="float" office:value="36445.300000000003" table:style-name="ce1">
            <text:p>36445,3</text:p>
          </table:table-cell>
          <table:table-cell office:value-type="float" office:value="112.071" table:style-name="ce1">
            <text:p>112,071</text:p>
          </table:table-cell>
          <table:table-cell office:value-type="float" office:value="494.44600000000003" table:style-name="ce1">
            <text:p>494,446</text:p>
          </table:table-cell>
          <table:table-cell office:value-type="float" office:value="608" table:style-name="ce1">
            <text:p>608</text:p>
          </table:table-cell>
          <table:table-cell table:style-name="ce1"/>
          <table:table-cell office:value-type="float" office:value="5.9333033692761999E-3" table:formula="of:=[.$B49]/[.$A49]" table:style-name="ce1">
            <text:p>0,005933303</text:p>
          </table:table-cell>
          <table:table-cell office:value-type="float" office:value="7.3969487351085546" table:formula="of:=LOG([.$Q49];2)*-1" table:style-name="ce1">
            <text:p>7,396948735</text:p>
          </table:table-cell>
          <table:table-cell office:value-type="float" office:value="2.1413999602058293" table:formula="of:=LOG([.$N49]/[.$M49];2)" table:style-name="ce1">
            <text:p>2,14139996</text:p>
          </table:table-cell>
          <table:table-cell office:value-type="float" office:value="2.2857295461559701" table:formula="of:=LOG([.$B49]/[.$J49];2)*-1" table:style-name="ce1">
            <text:p>2,285729546</text:p>
          </table:table-cell>
          <table:table-cell office:value-type="float" office:value="1.5548604689317371" table:formula="of:=LOG([.$B49]/[.$K49];2)*-1" table:style-name="ce1">
            <text:p>1,55486046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780" table:style-name="ce1">
            <text:p>6780</text:p>
          </table:table-cell>
          <table:table-cell office:value-type="float" office:value="0" table:style-name="ce1">
            <text:p>0</text:p>
          </table:table-cell>
          <table:table-cell office:value-type="float" office:value="683" table:style-name="ce1">
            <text:p>683</text:p>
          </table:table-cell>
          <table:table-cell office:value-type="float" office:value="267" table:style-name="ce1">
            <text:p>267</text:p>
          </table:table-cell>
          <table:table-cell office:value-type="float" office:value="154" table:style-name="ce1">
            <text:p>154</text:p>
          </table:table-cell>
          <table:table-cell office:value-type="float" office:value="267" table:style-name="ce1">
            <text:p>267</text:p>
          </table:table-cell>
          <table:table-cell office:value-type="float" office:value="737" table:style-name="ce1">
            <text:p>737</text:p>
          </table:table-cell>
          <table:table-cell office:value-type="float" office:value="797" table:style-name="ce1">
            <text:p>797</text:p>
          </table:table-cell>
          <table:table-cell office:value-type="float" office:value="280370" table:style-name="ce1">
            <text:p>280370</text:p>
          </table:table-cell>
          <table:table-cell office:value-type="float" office:value="45815" table:style-name="ce1">
            <text:p>45815</text:p>
          </table:table-cell>
          <table:table-cell office:value-type="float" office:value="59186.9" table:style-name="ce1">
            <text:p>59186,9</text:p>
          </table:table-cell>
          <table:table-cell office:value-type="float" office:value="82.073099999999997" table:style-name="ce1">
            <text:p>82,0731</text:p>
          </table:table-cell>
          <table:table-cell office:value-type="float" office:value="688.28" table:style-name="ce1">
            <text:p>688,28</text:p>
          </table:table-cell>
          <table:table-cell office:value-type="float" office:value="656" table:style-name="ce1">
            <text:p>656</text:p>
          </table:table-cell>
          <table:table-cell table:style-name="ce1"/>
          <table:table-cell office:value-type="float" office:value="3.5599820215657199E-3" table:formula="of:=[.$B50]/[.$A50]" table:style-name="ce1">
            <text:p>0,003559982</text:p>
          </table:table-cell>
          <table:table-cell office:value-type="float" office:value="8.1339143292747611" table:formula="of:=LOG([.$Q50];2)*-1" table:style-name="ce1">
            <text:p>8,133914329</text:p>
          </table:table-cell>
          <table:table-cell office:value-type="float" office:value="3.0680142370422199" table:formula="of:=LOG([.$N50]/[.$M50];2)" table:style-name="ce1">
            <text:p>3,068014237</text:p>
          </table:table-cell>
          <table:table-cell office:value-type="float" office:value="5.369902903540881" table:formula="of:=LOG([.$B50]/[.$J50];2)*-1" table:style-name="ce1">
            <text:p>5,369902904</text:p>
          </table:table-cell>
          <table:table-cell office:value-type="float" office:value="2.7564628408665013" table:formula="of:=LOG([.$B50]/[.$K50];2)*-1" table:style-name="ce1">
            <text:p>2,75646284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726" table:style-name="ce1">
            <text:p>3726</text:p>
          </table:table-cell>
          <table:table-cell office:value-type="float" office:value="0" table:style-name="ce1">
            <text:p>0</text:p>
          </table:table-cell>
          <table:table-cell office:value-type="float" office:value="235" table:style-name="ce1">
            <text:p>235</text:p>
          </table:table-cell>
          <table:table-cell office:value-type="float" office:value="744" table:style-name="ce1">
            <text:p>744</text:p>
          </table:table-cell>
          <table:table-cell office:value-type="float" office:value="1295" table:style-name="ce1">
            <text:p>1295</text:p>
          </table:table-cell>
          <table:table-cell office:value-type="float" office:value="1457" table:style-name="ce1">
            <text:p>1457</text:p>
          </table:table-cell>
          <table:table-cell office:value-type="float" office:value="212" table:style-name="ce1">
            <text:p>212</text:p>
          </table:table-cell>
          <table:table-cell office:value-type="float" office:value="235" table:style-name="ce1">
            <text:p>235</text:p>
          </table:table-cell>
          <table:table-cell office:value-type="float" office:value="650104" table:style-name="ce1">
            <text:p>650104</text:p>
          </table:table-cell>
          <table:table-cell office:value-type="float" office:value="57145" table:style-name="ce1">
            <text:p>57145</text:p>
          </table:table-cell>
          <table:table-cell office:value-type="float" office:value="79323.899999999994" table:style-name="ce1">
            <text:p>79323,9</text:p>
          </table:table-cell>
          <table:table-cell office:value-type="float" office:value="52.801499999999997" table:style-name="ce1">
            <text:p>52,8015</text:p>
          </table:table-cell>
          <table:table-cell office:value-type="float" office:value="1254.32" table:style-name="ce1">
            <text:p>1254,32</text:p>
          </table:table-cell>
          <table:table-cell office:value-type="float" office:value="858" table:style-name="ce1">
            <text:p>858</text:p>
          </table:table-cell>
          <table:table-cell table:style-name="ce1"/>
          <table:table-cell office:value-type="float" office:value="1.9564148985772674E-3" table:formula="of:=[.$B51]/[.$A51]" table:style-name="ce1">
            <text:p>0,001956415</text:p>
          </table:table-cell>
          <table:table-cell office:value-type="float" office:value="8.9975719283568285" table:formula="of:=LOG([.$Q51];2)*-1" table:style-name="ce1">
            <text:p>8,997571928</text:p>
          </table:table-cell>
          <table:table-cell office:value-type="float" office:value="4.570182728137981" table:formula="of:=LOG([.$N51]/[.$M51];2)" table:style-name="ce1">
            <text:p>4,570182728</text:p>
          </table:table-cell>
          <table:table-cell office:value-type="float" office:value="7.4468990463782818" table:formula="of:=LOG([.$B51]/[.$J51];2)*-1" table:style-name="ce1">
            <text:p>7,446899046</text:p>
          </table:table-cell>
          <table:table-cell office:value-type="float" office:value="3.9389276934872344" table:formula="of:=LOG([.$B51]/[.$K51];2)*-1" table:style-name="ce1">
            <text:p>3,93892769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097" table:style-name="ce1">
            <text:p>7097</text:p>
          </table:table-cell>
          <table:table-cell office:value-type="float" office:value="0" table:style-name="ce1">
            <text:p>0</text:p>
          </table:table-cell>
          <table:table-cell office:value-type="float" office:value="1298" table:style-name="ce1">
            <text:p>1298</text:p>
          </table:table-cell>
          <table:table-cell office:value-type="float" office:value="217" table:style-name="ce1">
            <text:p>217</text:p>
          </table:table-cell>
          <table:table-cell office:value-type="float" office:value="1056" table:style-name="ce1">
            <text:p>1056</text:p>
          </table:table-cell>
          <table:table-cell office:value-type="float" office:value="1207" table:style-name="ce1">
            <text:p>1207</text:p>
          </table:table-cell>
          <table:table-cell office:value-type="float" office:value="588" table:style-name="ce1">
            <text:p>588</text:p>
          </table:table-cell>
          <table:table-cell office:value-type="float" office:value="635" table:style-name="ce1">
            <text:p>635</text:p>
          </table:table-cell>
          <table:table-cell office:value-type="float" office:value="101156" table:style-name="ce1">
            <text:p>101156</text:p>
          </table:table-cell>
          <table:table-cell office:value-type="float" office:value="37246" table:style-name="ce1">
            <text:p>37246</text:p>
          </table:table-cell>
          <table:table-cell office:value-type="float" office:value="62019.6" table:style-name="ce1">
            <text:p>62019,6</text:p>
          </table:table-cell>
          <table:table-cell office:value-type="float" office:value="49.3964" table:style-name="ce1">
            <text:p>49,3964</text:p>
          </table:table-cell>
          <table:table-cell office:value-type="float" office:value="427.93099999999998" table:style-name="ce1">
            <text:p>427,931</text:p>
          </table:table-cell>
          <table:table-cell office:value-type="float" office:value="436" table:style-name="ce1">
            <text:p>436</text:p>
          </table:table-cell>
          <table:table-cell table:style-name="ce1"/>
          <table:table-cell office:value-type="float" office:value="3.7264295585622293E-3" table:formula="of:=[.$B52]/[.$A52]" table:style-name="ce1">
            <text:p>0,00372643</text:p>
          </table:table-cell>
          <table:table-cell office:value-type="float" office:value="8.0679902962957506" table:formula="of:=LOG([.$Q52];2)*-1" table:style-name="ce1">
            <text:p>8,067990296</text:p>
          </table:table-cell>
          <table:table-cell office:value-type="float" office:value="3.1149003864422413" table:formula="of:=LOG([.$N52]/[.$M52];2)" table:style-name="ce1">
            <text:p>3,114900386</text:p>
          </table:table-cell>
          <table:table-cell office:value-type="float" office:value="3.8332287783527614" table:formula="of:=LOG([.$B52]/[.$J52];2)*-1" table:style-name="ce1">
            <text:p>3,833228778</text:p>
          </table:table-cell>
          <table:table-cell office:value-type="float" office:value="2.3918042855302226" table:formula="of:=LOG([.$B52]/[.$K52];2)*-1" table:style-name="ce1">
            <text:p>2,39180428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616" table:style-name="ce1">
            <text:p>7616</text:p>
          </table:table-cell>
          <table:table-cell office:value-type="float" office:value="0" table:style-name="ce1">
            <text:p>0</text:p>
          </table:table-cell>
          <table:table-cell office:value-type="float" office:value="1140" table:style-name="ce1">
            <text:p>1140</text:p>
          </table:table-cell>
          <table:table-cell office:value-type="float" office:value="595" table:style-name="ce1">
            <text:p>595</text:p>
          </table:table-cell>
          <table:table-cell office:value-type="float" office:value="223" table:style-name="ce1">
            <text:p>223</text:p>
          </table:table-cell>
          <table:table-cell office:value-type="float" office:value="359" table:style-name="ce1">
            <text:p>359</text:p>
          </table:table-cell>
          <table:table-cell office:value-type="float" office:value="336" table:style-name="ce1">
            <text:p>336</text:p>
          </table:table-cell>
          <table:table-cell office:value-type="float" office:value="392" table:style-name="ce1">
            <text:p>392</text:p>
          </table:table-cell>
          <table:table-cell office:value-type="float" office:value="237503" table:style-name="ce1">
            <text:p>237503</text:p>
          </table:table-cell>
          <table:table-cell office:value-type="float" office:value="43288" table:style-name="ce1">
            <text:p>43288</text:p>
          </table:table-cell>
          <table:table-cell office:value-type="float" office:value="64296.800000000003" table:style-name="ce1">
            <text:p>64296,8</text:p>
          </table:table-cell>
          <table:table-cell office:value-type="float" office:value="141.209" table:style-name="ce1">
            <text:p>141,209</text:p>
          </table:table-cell>
          <table:table-cell office:value-type="float" office:value="879.86500000000001" table:style-name="ce1">
            <text:p>879,865</text:p>
          </table:table-cell>
          <table:table-cell office:value-type="float" office:value="890" table:style-name="ce1">
            <text:p>890</text:p>
          </table:table-cell>
          <table:table-cell table:style-name="ce1"/>
          <table:table-cell office:value-type="float" office:value="3.9989414566732337E-3" table:formula="of:=[.$B53]/[.$A53]" table:style-name="ce1">
            <text:p>0,003998941</text:p>
          </table:table-cell>
          <table:table-cell office:value-type="float" office:value="7.9661661239905239" table:formula="of:=LOG([.$Q53];2)*-1" table:style-name="ce1">
            <text:p>7,966166124</text:p>
          </table:table-cell>
          <table:table-cell office:value-type="float" office:value="2.6394501420757028" table:formula="of:=LOG([.$N53]/[.$M53];2)" table:style-name="ce1">
            <text:p>2,639450142</text:p>
          </table:table-cell>
          <table:table-cell office:value-type="float" office:value="4.9627684479736649" table:formula="of:=LOG([.$B53]/[.$J53];2)*-1" table:style-name="ce1">
            <text:p>4,962768448</text:p>
          </table:table-cell>
          <table:table-cell office:value-type="float" office:value="2.5068617626745078" table:formula="of:=LOG([.$B53]/[.$K53];2)*-1" table:style-name="ce1">
            <text:p>2,50686176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905" table:style-name="ce1">
            <text:p>3905</text:p>
          </table:table-cell>
          <table:table-cell office:value-type="float" office:value="0" table:style-name="ce1">
            <text:p>0</text:p>
          </table:table-cell>
          <table:table-cell office:value-type="float" office:value="266" table:style-name="ce1">
            <text:p>266</text:p>
          </table:table-cell>
          <table:table-cell office:value-type="float" office:value="391" table:style-name="ce1">
            <text:p>391</text:p>
          </table:table-cell>
          <table:table-cell office:value-type="float" office:value="891" table:style-name="ce1">
            <text:p>891</text:p>
          </table:table-cell>
          <table:table-cell office:value-type="float" office:value="946" table:style-name="ce1">
            <text:p>946</text:p>
          </table:table-cell>
          <table:table-cell office:value-type="float" office:value="190" table:style-name="ce1">
            <text:p>190</text:p>
          </table:table-cell>
          <table:table-cell office:value-type="float" office:value="261" table:style-name="ce1">
            <text:p>261</text:p>
          </table:table-cell>
          <table:table-cell office:value-type="float" office:value="136680" table:style-name="ce1">
            <text:p>136680</text:p>
          </table:table-cell>
          <table:table-cell office:value-type="float" office:value="29667.5" table:style-name="ce1">
            <text:p>29667,5</text:p>
          </table:table-cell>
          <table:table-cell office:value-type="float" office:value="45438.8" table:style-name="ce1">
            <text:p>45438,8</text:p>
          </table:table-cell>
          <table:table-cell office:value-type="float" office:value="55.317300000000003" table:style-name="ce1">
            <text:p>55,3173</text:p>
          </table:table-cell>
          <table:table-cell office:value-type="float" office:value="672.8" table:style-name="ce1">
            <text:p>672,8</text:p>
          </table:table-cell>
          <table:table-cell office:value-type="float" office:value="795" table:style-name="ce1">
            <text:p>795</text:p>
          </table:table-cell>
          <table:table-cell table:style-name="ce1"/>
          <table:table-cell office:value-type="float" office:value="2.0504026245153593E-3" table:formula="of:=[.$B54]/[.$A54]" table:style-name="ce1">
            <text:p>0,002050403</text:p>
          </table:table-cell>
          <table:table-cell office:value-type="float" office:value="8.9298770542691255" table:formula="of:=LOG([.$Q54];2)*-1" table:style-name="ce1">
            <text:p>8,929877054</text:p>
          </table:table-cell>
          <table:table-cell office:value-type="float" office:value="3.6043750592427672" table:formula="of:=LOG([.$N54]/[.$M54];2)" table:style-name="ce1">
            <text:p>3,604375059</text:p>
          </table:table-cell>
          <table:table-cell office:value-type="float" office:value="5.1293357942872895" table:formula="of:=LOG([.$B54]/[.$J54];2)*-1" table:style-name="ce1">
            <text:p>5,129335794</text:p>
          </table:table-cell>
          <table:table-cell office:value-type="float" office:value="2.9254889064504224" table:formula="of:=LOG([.$B54]/[.$K54];2)*-1" table:style-name="ce1">
            <text:p>2,92548890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352" table:style-name="ce1">
            <text:p>1352</text:p>
          </table:table-cell>
          <table:table-cell office:value-type="float" office:value="0" table:style-name="ce1">
            <text:p>0</text:p>
          </table:table-cell>
          <table:table-cell office:value-type="float" office:value="944" table:style-name="ce1">
            <text:p>944</text:p>
          </table:table-cell>
          <table:table-cell office:value-type="float" office:value="236" table:style-name="ce1">
            <text:p>236</text:p>
          </table:table-cell>
          <table:table-cell office:value-type="float" office:value="280" table:style-name="ce1">
            <text:p>280</text:p>
          </table:table-cell>
          <table:table-cell office:value-type="float" office:value="332" table:style-name="ce1">
            <text:p>332</text:p>
          </table:table-cell>
          <table:table-cell office:value-type="float" office:value="94" table:style-name="ce1">
            <text:p>94</text:p>
          </table:table-cell>
          <table:table-cell office:value-type="float" office:value="120" table:style-name="ce1">
            <text:p>120</text:p>
          </table:table-cell>
          <table:table-cell office:value-type="float" office:value="94288" table:style-name="ce1">
            <text:p>94288</text:p>
          </table:table-cell>
          <table:table-cell office:value-type="float" office:value="12324" table:style-name="ce1">
            <text:p>12324</text:p>
          </table:table-cell>
          <table:table-cell office:value-type="float" office:value="23672" table:style-name="ce1">
            <text:p>23672</text:p>
          </table:table-cell>
          <table:table-cell office:value-type="float" office:value="52.952800000000003" table:style-name="ce1">
            <text:p>52,9528</text:p>
          </table:table-cell>
          <table:table-cell office:value-type="float" office:value="650.91099999999994" table:style-name="ce1">
            <text:p>650,911</text:p>
          </table:table-cell>
          <table:table-cell office:value-type="float" office:value="921" table:style-name="ce1">
            <text:p>921</text:p>
          </table:table-cell>
          <table:table-cell table:style-name="ce1"/>
          <table:table-cell office:value-type="float" office:value="7.0989611993463916E-4" table:formula="of:=[.$B55]/[.$A55]" table:style-name="ce1">
            <text:p>0,000709896</text:p>
          </table:table-cell>
          <table:table-cell office:value-type="float" office:value="10.460104451016282" table:formula="of:=LOG([.$Q55];2)*-1" table:style-name="ce1">
            <text:p>10,46010445</text:p>
          </table:table-cell>
          <table:table-cell office:value-type="float" office:value="3.6196814179655656" table:formula="of:=LOG([.$N55]/[.$M55];2)" table:style-name="ce1">
            <text:p>3,619681418</text:p>
          </table:table-cell>
          <table:table-cell office:value-type="float" office:value="6.1239071145694224" table:formula="of:=LOG([.$B55]/[.$J55];2)*-1" table:style-name="ce1">
            <text:p>6,123907115</text:p>
          </table:table-cell>
          <table:table-cell office:value-type="float" office:value="3.1883035307571665" table:formula="of:=LOG([.$B55]/[.$K55];2)*-1" table:style-name="ce1">
            <text:p>3,18830353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4490" table:style-name="ce1">
            <text:p>14490</text:p>
          </table:table-cell>
          <table:table-cell office:value-type="float" office:value="0" table:style-name="ce1">
            <text:p>0</text:p>
          </table:table-cell>
          <table:table-cell office:value-type="float" office:value="295" table:style-name="ce1">
            <text:p>295</text:p>
          </table:table-cell>
          <table:table-cell office:value-type="float" office:value="118" table:style-name="ce1">
            <text:p>118</text:p>
          </table:table-cell>
          <table:table-cell office:value-type="float" office:value="874" table:style-name="ce1">
            <text:p>874</text:p>
          </table:table-cell>
          <table:table-cell office:value-type="float" office:value="1000" table:style-name="ce1">
            <text:p>1000</text:p>
          </table:table-cell>
          <table:table-cell office:value-type="float" office:value="89" table:style-name="ce1">
            <text:p>89</text:p>
          </table:table-cell>
          <table:table-cell office:value-type="float" office:value="204" table:style-name="ce1">
            <text:p>204</text:p>
          </table:table-cell>
          <table:table-cell office:value-type="float" office:value="81075" table:style-name="ce1">
            <text:p>81075</text:p>
          </table:table-cell>
          <table:table-cell office:value-type="float" office:value="47782.5" table:style-name="ce1">
            <text:p>47782,5</text:p>
          </table:table-cell>
          <table:table-cell office:value-type="float" office:value="48564.3" table:style-name="ce1">
            <text:p>48564,3</text:p>
          </table:table-cell>
          <table:table-cell office:value-type="float" office:value="126.143" table:style-name="ce1">
            <text:p>126,143</text:p>
          </table:table-cell>
          <table:table-cell office:value-type="float" office:value="642.61" table:style-name="ce1">
            <text:p>642,61</text:p>
          </table:table-cell>
          <table:table-cell office:value-type="float" office:value="421" table:style-name="ce1">
            <text:p>421</text:p>
          </table:table-cell>
          <table:table-cell table:style-name="ce1"/>
          <table:table-cell office:value-type="float" office:value="7.6082801611338175E-3" table:formula="of:=[.$B56]/[.$A56]" table:style-name="ce1">
            <text:p>0,00760828</text:p>
          </table:table-cell>
          <table:table-cell office:value-type="float" office:value="7.0382139128541752" table:formula="of:=LOG([.$Q56];2)*-1" table:style-name="ce1">
            <text:p>7,038213913</text:p>
          </table:table-cell>
          <table:table-cell office:value-type="float" office:value="2.3488832818664278" table:formula="of:=LOG([.$N56]/[.$M56];2)" table:style-name="ce1">
            <text:p>2,348883282</text:p>
          </table:table-cell>
          <table:table-cell office:value-type="float" office:value="2.4841995237862395" table:formula="of:=LOG([.$B56]/[.$J56];2)*-1" table:style-name="ce1">
            <text:p>2,484199524</text:p>
          </table:table-cell>
          <table:table-cell office:value-type="float" office:value="1.7214247432704282" table:formula="of:=LOG([.$B56]/[.$K56];2)*-1" table:style-name="ce1">
            <text:p>1,72142474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870" table:style-name="ce1">
            <text:p>3870</text:p>
          </table:table-cell>
          <table:table-cell office:value-type="float" office:value="0" table:style-name="ce1">
            <text:p>0</text:p>
          </table:table-cell>
          <table:table-cell office:value-type="float" office:value="885" table:style-name="ce1">
            <text:p>885</text:p>
          </table:table-cell>
          <table:table-cell office:value-type="float" office:value="155" table:style-name="ce1">
            <text:p>155</text:p>
          </table:table-cell>
          <table:table-cell office:value-type="float" office:value="1284" table:style-name="ce1">
            <text:p>1284</text:p>
          </table:table-cell>
          <table:table-cell office:value-type="float" office:value="1327" table:style-name="ce1">
            <text:p>1327</text:p>
          </table:table-cell>
          <table:table-cell office:value-type="float" office:value="228" table:style-name="ce1">
            <text:p>228</text:p>
          </table:table-cell>
          <table:table-cell office:value-type="float" office:value="318" table:style-name="ce1">
            <text:p>318</text:p>
          </table:table-cell>
          <table:table-cell office:value-type="float" office:value="72046" table:style-name="ce1">
            <text:p>72046</text:p>
          </table:table-cell>
          <table:table-cell office:value-type="float" office:value="23394.5" table:style-name="ce1">
            <text:p>23394,5</text:p>
          </table:table-cell>
          <table:table-cell office:value-type="float" office:value="28482.400000000001" table:style-name="ce1">
            <text:p>28482,4</text:p>
          </table:table-cell>
          <table:table-cell office:value-type="float" office:value="43.680700000000002" table:style-name="ce1">
            <text:p>43,6807</text:p>
          </table:table-cell>
          <table:table-cell office:value-type="float" office:value="436.26100000000002" table:style-name="ce1">
            <text:p>436,261</text:p>
          </table:table-cell>
          <table:table-cell office:value-type="float" office:value="421" table:style-name="ce1">
            <text:p>421</text:p>
          </table:table-cell>
          <table:table-cell table:style-name="ce1"/>
          <table:table-cell office:value-type="float" office:value="2.032025136203442E-3" table:formula="of:=[.$B57]/[.$A57]" table:style-name="ce1">
            <text:p>0,002032025</text:p>
          </table:table-cell>
          <table:table-cell office:value-type="float" office:value="8.9428660362666932" table:formula="of:=LOG([.$Q57];2)*-1" table:style-name="ce1">
            <text:p>8,942866036</text:p>
          </table:table-cell>
          <table:table-cell office:value-type="float" office:value="3.320123626976462" table:formula="of:=LOG([.$N57]/[.$M57];2)" table:style-name="ce1">
            <text:p>3,320123627</text:p>
          </table:table-cell>
          <table:table-cell office:value-type="float" office:value="4.2185128625907362" table:formula="of:=LOG([.$B57]/[.$J57];2)*-1" table:style-name="ce1">
            <text:p>4,218512863</text:p>
          </table:table-cell>
          <table:table-cell office:value-type="float" office:value="2.5957639234809613" table:formula="of:=LOG([.$B57]/[.$K57];2)*-1" table:style-name="ce1">
            <text:p>2,59576392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009" table:style-name="ce1">
            <text:p>2009</text:p>
          </table:table-cell>
          <table:table-cell office:value-type="float" office:value="0" table:style-name="ce1">
            <text:p>0</text:p>
          </table:table-cell>
          <table:table-cell office:value-type="float" office:value="1286" table:style-name="ce1">
            <text:p>1286</text:p>
          </table:table-cell>
          <table:table-cell office:value-type="float" office:value="296" table:style-name="ce1">
            <text:p>296</text:p>
          </table:table-cell>
          <table:table-cell office:value-type="float" office:value="1129" table:style-name="ce1">
            <text:p>1129</text:p>
          </table:table-cell>
          <table:table-cell office:value-type="float" office:value="1170" table:style-name="ce1">
            <text:p>1170</text:p>
          </table:table-cell>
          <table:table-cell office:value-type="float" office:value="751" table:style-name="ce1">
            <text:p>751</text:p>
          </table:table-cell>
          <table:table-cell office:value-type="float" office:value="800" table:style-name="ce1">
            <text:p>800</text:p>
          </table:table-cell>
          <table:table-cell office:value-type="float" office:value="79128" table:style-name="ce1">
            <text:p>79128</text:p>
          </table:table-cell>
          <table:table-cell office:value-type="float" office:value="14178.5" table:style-name="ce1">
            <text:p>14178,5</text:p>
          </table:table-cell>
          <table:table-cell office:value-type="float" office:value="27832.3" table:style-name="ce1">
            <text:p>27832,3</text:p>
          </table:table-cell>
          <table:table-cell office:value-type="float" office:value="49.4773" table:style-name="ce1">
            <text:p>49,4773</text:p>
          </table:table-cell>
          <table:table-cell office:value-type="float" office:value="498.20699999999999" table:style-name="ce1">
            <text:p>498,207</text:p>
          </table:table-cell>
          <table:table-cell office:value-type="float" office:value="562" table:style-name="ce1">
            <text:p>562</text:p>
          </table:table-cell>
          <table:table-cell table:style-name="ce1"/>
          <table:table-cell office:value-type="float" office:value="1.0548678291040607E-3" table:formula="of:=[.$B58]/[.$A58]" table:style-name="ce1">
            <text:p>0,001054868</text:p>
          </table:table-cell>
          <table:table-cell office:value-type="float" office:value="9.8887220385651737" table:formula="of:=LOG([.$Q58];2)*-1" table:style-name="ce1">
            <text:p>9,888722039</text:p>
          </table:table-cell>
          <table:table-cell office:value-type="float" office:value="3.3319066131270643" table:formula="of:=LOG([.$N58]/[.$M58];2)" table:style-name="ce1">
            <text:p>3,331906613</text:p>
          </table:table-cell>
          <table:table-cell office:value-type="float" office:value="5.2996388236582517" table:formula="of:=LOG([.$B58]/[.$J58];2)*-1" table:style-name="ce1">
            <text:p>5,299638824</text:p>
          </table:table-cell>
          <table:table-cell office:value-type="float" office:value="2.8191554430107488" table:formula="of:=LOG([.$B58]/[.$K58];2)*-1" table:style-name="ce1">
            <text:p>2,81915544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162" table:style-name="ce1">
            <text:p>15162</text:p>
          </table:table-cell>
          <table:table-cell office:value-type="float" office:value="0" table:style-name="ce1">
            <text:p>0</text:p>
          </table:table-cell>
          <table:table-cell office:value-type="float" office:value="1168" table:style-name="ce1">
            <text:p>1168</text:p>
          </table:table-cell>
          <table:table-cell office:value-type="float" office:value="764" table:style-name="ce1">
            <text:p>764</text:p>
          </table:table-cell>
          <table:table-cell office:value-type="float" office:value="688" table:style-name="ce1">
            <text:p>688</text:p>
          </table:table-cell>
          <table:table-cell office:value-type="float" office:value="821" table:style-name="ce1">
            <text:p>821</text:p>
          </table:table-cell>
          <table:table-cell office:value-type="float" office:value="40" table:style-name="ce1">
            <text:p>40</text:p>
          </table:table-cell>
          <table:table-cell office:value-type="float" office:value="154" table:style-name="ce1">
            <text:p>154</text:p>
          </table:table-cell>
          <table:table-cell office:value-type="float" office:value="347520" table:style-name="ce1">
            <text:p>347520</text:p>
          </table:table-cell>
          <table:table-cell office:value-type="float" office:value="75506" table:style-name="ce1">
            <text:p>75506</text:p>
          </table:table-cell>
          <table:table-cell office:value-type="float" office:value="90995.199999999997" table:style-name="ce1">
            <text:p>90995,2</text:p>
          </table:table-cell>
          <table:table-cell office:value-type="float" office:value="134.833" table:style-name="ce1">
            <text:p>134,833</text:p>
          </table:table-cell>
          <table:table-cell office:value-type="float" office:value="785.03800000000001" table:style-name="ce1">
            <text:p>785,038</text:p>
          </table:table-cell>
          <table:table-cell office:value-type="float" office:value="780" table:style-name="ce1">
            <text:p>780</text:p>
          </table:table-cell>
          <table:table-cell table:style-name="ce1"/>
          <table:table-cell office:value-type="float" office:value="7.9611279367226319E-3" table:formula="of:=[.$B59]/[.$A59]" table:style-name="ce1">
            <text:p>0,007961128</text:p>
          </table:table-cell>
          <table:table-cell office:value-type="float" office:value="6.9728114376325356" table:formula="of:=LOG([.$Q59];2)*-1" table:style-name="ce1">
            <text:p>6,972811438</text:p>
          </table:table-cell>
          <table:table-cell office:value-type="float" office:value="2.5415888544644489" table:formula="of:=LOG([.$N59]/[.$M59];2)" table:style-name="ce1">
            <text:p>2,541588854</text:p>
          </table:table-cell>
          <table:table-cell office:value-type="float" office:value="4.5185640330257923" table:formula="of:=LOG([.$B59]/[.$J59];2)*-1" table:style-name="ce1">
            <text:p>4,518564033</text:p>
          </table:table-cell>
          <table:table-cell office:value-type="float" office:value="2.3161312210273244" table:formula="of:=LOG([.$B59]/[.$K59];2)*-1" table:style-name="ce1">
            <text:p>2,31613122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303" table:style-name="ce1">
            <text:p>7303</text:p>
          </table:table-cell>
          <table:table-cell office:value-type="float" office:value="0" table:style-name="ce1">
            <text:p>0</text:p>
          </table:table-cell>
          <table:table-cell office:value-type="float" office:value="818" table:style-name="ce1">
            <text:p>818</text:p>
          </table:table-cell>
          <table:table-cell office:value-type="float" office:value="70" table:style-name="ce1">
            <text:p>70</text:p>
          </table:table-cell>
          <table:table-cell office:value-type="float" office:value="728" table:style-name="ce1">
            <text:p>728</text:p>
          </table:table-cell>
          <table:table-cell office:value-type="float" office:value="837" table:style-name="ce1">
            <text:p>837</text:p>
          </table:table-cell>
          <table:table-cell office:value-type="float" office:value="479" table:style-name="ce1">
            <text:p>479</text:p>
          </table:table-cell>
          <table:table-cell office:value-type="float" office:value="546" table:style-name="ce1">
            <text:p>546</text:p>
          </table:table-cell>
          <table:table-cell office:value-type="float" office:value="51884" table:style-name="ce1">
            <text:p>51884</text:p>
          </table:table-cell>
          <table:table-cell office:value-type="float" office:value="29593.5" table:style-name="ce1">
            <text:p>29593,5</text:p>
          </table:table-cell>
          <table:table-cell office:value-type="float" office:value="37716.300000000003" table:style-name="ce1">
            <text:p>37716,3</text:p>
          </table:table-cell>
          <table:table-cell office:value-type="float" office:value="66.121099999999998" table:style-name="ce1">
            <text:p>66,1211</text:p>
          </table:table-cell>
          <table:table-cell office:value-type="float" office:value="443.464" table:style-name="ce1">
            <text:p>443,464</text:p>
          </table:table-cell>
          <table:table-cell office:value-type="float" office:value="436" table:style-name="ce1">
            <text:p>436</text:p>
          </table:table-cell>
          <table:table-cell table:style-name="ce1"/>
          <table:table-cell office:value-type="float" office:value="3.8345942040552291E-3" table:formula="of:=[.$B60]/[.$A60]" table:style-name="ce1">
            <text:p>0,003834594</text:p>
          </table:table-cell>
          <table:table-cell office:value-type="float" office:value="8.0267103720637678" table:formula="of:=LOG([.$Q60];2)*-1" table:style-name="ce1">
            <text:p>8,026710372</text:p>
          </table:table-cell>
          <table:table-cell office:value-type="float" office:value="2.7456343618002559" table:formula="of:=LOG([.$N60]/[.$M60];2)" table:style-name="ce1">
            <text:p>2,745634362</text:p>
          </table:table-cell>
          <table:table-cell office:value-type="float" office:value="2.8287285728501712" table:formula="of:=LOG([.$B60]/[.$J60];2)*-1" table:style-name="ce1">
            <text:p>2,828728573</text:p>
          </table:table-cell>
          <table:table-cell office:value-type="float" office:value="2.0187191973465892" table:formula="of:=LOG([.$B60]/[.$K60];2)*-1" table:style-name="ce1">
            <text:p>2,01871919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045" table:style-name="ce1">
            <text:p>15045</text:p>
          </table:table-cell>
          <table:table-cell office:value-type="float" office:value="0" table:style-name="ce1">
            <text:p>0</text:p>
          </table:table-cell>
          <table:table-cell office:value-type="float" office:value="833" table:style-name="ce1">
            <text:p>833</text:p>
          </table:table-cell>
          <table:table-cell office:value-type="float" office:value="482" table:style-name="ce1">
            <text:p>482</text:p>
          </table:table-cell>
          <table:table-cell office:value-type="float" office:value="42" table:style-name="ce1">
            <text:p>42</text:p>
          </table:table-cell>
          <table:table-cell office:value-type="float" office:value="219" table:style-name="ce1">
            <text:p>219</text:p>
          </table:table-cell>
          <table:table-cell office:value-type="float" office:value="470" table:style-name="ce1">
            <text:p>470</text:p>
          </table:table-cell>
          <table:table-cell office:value-type="float" office:value="555" table:style-name="ce1">
            <text:p>555</text:p>
          </table:table-cell>
          <table:table-cell office:value-type="float" office:value="67235" table:style-name="ce1">
            <text:p>67235</text:p>
          </table:table-cell>
          <table:table-cell office:value-type="float" office:value="41140" table:style-name="ce1">
            <text:p>41140</text:p>
          </table:table-cell>
          <table:table-cell office:value-type="float" office:value="57018.9" table:style-name="ce1">
            <text:p>57018,9</text:p>
          </table:table-cell>
          <table:table-cell office:value-type="float" office:value="176.102" table:style-name="ce1">
            <text:p>176,102</text:p>
          </table:table-cell>
          <table:table-cell office:value-type="float" office:value="703.64" table:style-name="ce1">
            <text:p>703,64</text:p>
          </table:table-cell>
          <table:table-cell office:value-type="float" office:value="578" table:style-name="ce1">
            <text:p>578</text:p>
          </table:table-cell>
          <table:table-cell table:style-name="ce1"/>
          <table:table-cell office:value-type="float" office:value="7.899694618651365E-3" table:formula="of:=[.$B61]/[.$A61]" table:style-name="ce1">
            <text:p>0,007899695</text:p>
          </table:table-cell>
          <table:table-cell office:value-type="float" office:value="6.9839874010777674" table:formula="of:=LOG([.$Q61];2)*-1" table:style-name="ce1">
            <text:p>6,983987401</text:p>
          </table:table-cell>
          <table:table-cell office:value-type="float" office:value="1.9984262043605354" table:formula="of:=LOG([.$N61]/[.$M61];2)" table:style-name="ce1">
            <text:p>1,998426204</text:p>
          </table:table-cell>
          <table:table-cell office:value-type="float" office:value="2.1599283343897944" table:formula="of:=LOG([.$B61]/[.$J61];2)*-1" table:style-name="ce1">
            <text:p>2,159928334</text:p>
          </table:table-cell>
          <table:table-cell office:value-type="float" office:value="1.4512576871915972" table:formula="of:=LOG([.$B61]/[.$K61];2)*-1" table:style-name="ce1">
            <text:p>1,45125768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025" table:style-name="ce1">
            <text:p>4025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office:value-type="float" office:value="516" table:style-name="ce1">
            <text:p>516</text:p>
          </table:table-cell>
          <table:table-cell office:value-type="float" office:value="258" table:style-name="ce1">
            <text:p>258</text:p>
          </table:table-cell>
          <table:table-cell office:value-type="float" office:value="433" table:style-name="ce1">
            <text:p>433</text:p>
          </table:table-cell>
          <table:table-cell office:value-type="float" office:value="687" table:style-name="ce1">
            <text:p>687</text:p>
          </table:table-cell>
          <table:table-cell office:value-type="float" office:value="710" table:style-name="ce1">
            <text:p>710</text:p>
          </table:table-cell>
          <table:table-cell office:value-type="float" office:value="43650" table:style-name="ce1">
            <text:p>43650</text:p>
          </table:table-cell>
          <table:table-cell office:value-type="float" office:value="19562.5" table:style-name="ce1">
            <text:p>19562,5</text:p>
          </table:table-cell>
          <table:table-cell office:value-type="float" office:value="26720.3" table:style-name="ce1">
            <text:p>26720,3</text:p>
          </table:table-cell>
          <table:table-cell office:value-type="float" office:value="28.4253" table:style-name="ce1">
            <text:p>28,4253</text:p>
          </table:table-cell>
          <table:table-cell office:value-type="float" office:value="227.8" table:style-name="ce1">
            <text:p>227,8</text:p>
          </table:table-cell>
          <table:table-cell office:value-type="float" office:value="764" table:style-name="ce1">
            <text:p>764</text:p>
          </table:table-cell>
          <table:table-cell table:style-name="ce1"/>
          <table:table-cell office:value-type="float" office:value="2.1134111558705048E-3" table:formula="of:=[.$B62]/[.$A62]" table:style-name="ce1">
            <text:p>0,002113411</text:p>
          </table:table-cell>
          <table:table-cell office:value-type="float" office:value="8.8862108194091238" table:formula="of:=LOG([.$Q62];2)*-1" table:style-name="ce1">
            <text:p>8,886210819</text:p>
          </table:table-cell>
          <table:table-cell office:value-type="float" office:value="3.0025202665633279" table:formula="of:=LOG([.$N62]/[.$M62];2)" table:style-name="ce1">
            <text:p>3,002520267</text:p>
          </table:table-cell>
          <table:table-cell office:value-type="float" office:value="3.4389209655148232" table:formula="of:=LOG([.$B62]/[.$J62];2)*-1" table:style-name="ce1">
            <text:p>3,438920966</text:p>
          </table:table-cell>
          <table:table-cell office:value-type="float" office:value="2.2810300637053635" table:formula="of:=LOG([.$B62]/[.$K62];2)*-1" table:style-name="ce1">
            <text:p>2,28103006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376" table:style-name="ce1">
            <text:p>5376</text:p>
          </table:table-cell>
          <table:table-cell office:value-type="float" office:value="0" table:style-name="ce1">
            <text:p>0</text:p>
          </table:table-cell>
          <table:table-cell office:value-type="float" office:value="380" table:style-name="ce1">
            <text:p>380</text:p>
          </table:table-cell>
          <table:table-cell office:value-type="float" office:value="689" table:style-name="ce1">
            <text:p>689</text:p>
          </table:table-cell>
          <table:table-cell office:value-type="float" office:value="1476" table:style-name="ce1">
            <text:p>1476</text:p>
          </table:table-cell>
          <table:table-cell office:value-type="float" office:value="1524" table:style-name="ce1">
            <text:p>1524</text:p>
          </table:table-cell>
          <table:table-cell office:value-type="float" office:value="734" table:style-name="ce1">
            <text:p>734</text:p>
          </table:table-cell>
          <table:table-cell office:value-type="float" office:value="846" table:style-name="ce1">
            <text:p>846</text:p>
          </table:table-cell>
          <table:table-cell office:value-type="float" office:value="179608" table:style-name="ce1">
            <text:p>179608</text:p>
          </table:table-cell>
          <table:table-cell office:value-type="float" office:value="67832" table:style-name="ce1">
            <text:p>67832</text:p>
          </table:table-cell>
          <table:table-cell office:value-type="float" office:value="77994.7" table:style-name="ce1">
            <text:p>77994,7</text:p>
          </table:table-cell>
          <table:table-cell office:value-type="float" office:value="48.166400000000003" table:style-name="ce1">
            <text:p>48,1664</text:p>
          </table:table-cell>
          <table:table-cell office:value-type="float" office:value="1124.54" table:style-name="ce1">
            <text:p>1124,54</text:p>
          </table:table-cell>
          <table:table-cell office:value-type="float" office:value="390" table:style-name="ce1">
            <text:p>390</text:p>
          </table:table-cell>
          <table:table-cell table:style-name="ce1"/>
          <table:table-cell office:value-type="float" office:value="2.8227822047105179E-3" table:formula="of:=[.$B63]/[.$A63]" table:style-name="ce1">
            <text:p>0,002822782</text:p>
          </table:table-cell>
          <table:table-cell office:value-type="float" office:value="8.4686664645197069" table:formula="of:=LOG([.$Q63];2)*-1" table:style-name="ce1">
            <text:p>8,468666465</text:p>
          </table:table-cell>
          <table:table-cell office:value-type="float" office:value="4.545164068978627" table:formula="of:=LOG([.$N63]/[.$M63];2)" table:style-name="ce1">
            <text:p>4,545164069</text:p>
          </table:table-cell>
          <table:table-cell office:value-type="float" office:value="5.0621746628912563" table:formula="of:=LOG([.$B63]/[.$J63];2)*-1" table:style-name="ce1">
            <text:p>5,062174663</text:p>
          </table:table-cell>
          <table:table-cell office:value-type="float" office:value="3.6573609875076332" table:formula="of:=LOG([.$B63]/[.$K63];2)*-1" table:style-name="ce1">
            <text:p>3,65736098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20" table:style-name="ce1">
            <text:p>1520</text:p>
          </table:table-cell>
          <table:table-cell office:value-type="float" office:value="0" table:style-name="ce1">
            <text:p>0</text:p>
          </table:table-cell>
          <table:table-cell office:value-type="float" office:value="1494" table:style-name="ce1">
            <text:p>1494</text:p>
          </table:table-cell>
          <table:table-cell office:value-type="float" office:value="742" table:style-name="ce1">
            <text:p>742</text:p>
          </table:table-cell>
          <table:table-cell office:value-type="float" office:value="1639" table:style-name="ce1">
            <text:p>1639</text:p>
          </table:table-cell>
          <table:table-cell office:value-type="float" office:value="1715" table:style-name="ce1">
            <text:p>1715</text:p>
          </table:table-cell>
          <table:table-cell office:value-type="float" office:value="160" table:style-name="ce1">
            <text:p>160</text:p>
          </table:table-cell>
          <table:table-cell office:value-type="float" office:value="180" table:style-name="ce1">
            <text:p>180</text:p>
          </table:table-cell>
          <table:table-cell office:value-type="float" office:value="128622" table:style-name="ce1">
            <text:p>128622</text:p>
          </table:table-cell>
          <table:table-cell office:value-type="float" office:value="24326" table:style-name="ce1">
            <text:p>24326</text:p>
          </table:table-cell>
          <table:table-cell office:value-type="float" office:value="64187.3" table:style-name="ce1">
            <text:p>64187,3</text:p>
          </table:table-cell>
          <table:table-cell office:value-type="float" office:value="20.880600000000001" table:style-name="ce1">
            <text:p>20,8806</text:p>
          </table:table-cell>
          <table:table-cell office:value-type="float" office:value="600.56100000000004" table:style-name="ce1">
            <text:p>600,561</text:p>
          </table:table-cell>
          <table:table-cell office:value-type="float" office:value="546" table:style-name="ce1">
            <text:p>546</text:p>
          </table:table-cell>
          <table:table-cell table:style-name="ce1"/>
          <table:table-cell office:value-type="float" office:value="7.9810806383184287E-4" table:formula="of:=[.$B64]/[.$A64]" table:style-name="ce1">
            <text:p>0,000798108</text:p>
          </table:table-cell>
          <table:table-cell office:value-type="float" office:value="10.291128278967518" table:formula="of:=LOG([.$Q64];2)*-1" table:style-name="ce1">
            <text:p>10,29112828</text:p>
          </table:table-cell>
          <table:table-cell office:value-type="float" office:value="4.8460757171783104" table:formula="of:=LOG([.$N64]/[.$M64];2)" table:style-name="ce1">
            <text:p>4,846075717</text:p>
          </table:table-cell>
          <table:table-cell office:value-type="float" office:value="6.4029222939687678" table:formula="of:=LOG([.$B64]/[.$J64];2)*-1" table:style-name="ce1">
            <text:p>6,402922294</text:p>
          </table:table-cell>
          <table:table-cell office:value-type="float" office:value="4.0003558841544722" table:formula="of:=LOG([.$B64]/[.$K64];2)*-1" table:style-name="ce1">
            <text:p>4,00035588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042" table:style-name="ce1">
            <text:p>3042</text:p>
          </table:table-cell>
          <table:table-cell office:value-type="float" office:value="0" table:style-name="ce1">
            <text:p>0</text:p>
          </table:table-cell>
          <table:table-cell office:value-type="float" office:value="1690" table:style-name="ce1">
            <text:p>1690</text:p>
          </table:table-cell>
          <table:table-cell office:value-type="float" office:value="175" table:style-name="ce1">
            <text:p>175</text:p>
          </table:table-cell>
          <table:table-cell office:value-type="float" office:value="698" table:style-name="ce1">
            <text:p>698</text:p>
          </table:table-cell>
          <table:table-cell office:value-type="float" office:value="815" table:style-name="ce1">
            <text:p>815</text:p>
          </table:table-cell>
          <table:table-cell office:value-type="float" office:value="763" table:style-name="ce1">
            <text:p>763</text:p>
          </table:table-cell>
          <table:table-cell office:value-type="float" office:value="789" table:style-name="ce1">
            <text:p>789</text:p>
          </table:table-cell>
          <table:table-cell office:value-type="float" office:value="609088" table:style-name="ce1">
            <text:p>609088</text:p>
          </table:table-cell>
          <table:table-cell office:value-type="float" office:value="48815" table:style-name="ce1">
            <text:p>48815</text:p>
          </table:table-cell>
          <table:table-cell office:value-type="float" office:value="72301.3" table:style-name="ce1">
            <text:p>72301,3</text:p>
          </table:table-cell>
          <table:table-cell office:value-type="float" office:value="47.7074" table:style-name="ce1">
            <text:p>47,7074</text:p>
          </table:table-cell>
          <table:table-cell office:value-type="float" office:value="1110.6600000000001" table:style-name="ce1">
            <text:p>1110,66</text:p>
          </table:table-cell>
          <table:table-cell office:value-type="float" office:value="530" table:style-name="ce1">
            <text:p>530</text:p>
          </table:table-cell>
          <table:table-cell table:style-name="ce1"/>
          <table:table-cell office:value-type="float" office:value="1.5972662698529381E-3" table:formula="of:=[.$B65]/[.$A65]" table:style-name="ce1">
            <text:p>0,001597266</text:p>
          </table:table-cell>
          <table:table-cell office:value-type="float" office:value="9.2901794495739711" table:formula="of:=LOG([.$Q65];2)*-1" table:style-name="ce1">
            <text:p>9,29017945</text:p>
          </table:table-cell>
          <table:table-cell office:value-type="float" office:value="4.5410603669002167" table:formula="of:=LOG([.$N65]/[.$M65];2)" table:style-name="ce1">
            <text:p>4,541060367</text:p>
          </table:table-cell>
          <table:table-cell office:value-type="float" office:value="7.6454867180325587" table:formula="of:=LOG([.$B65]/[.$J65];2)*-1" table:style-name="ce1">
            <text:p>7,645486718</text:p>
          </table:table-cell>
          <table:table-cell office:value-type="float" office:value="4.0042324728182299" table:formula="of:=LOG([.$B65]/[.$K65];2)*-1" table:style-name="ce1">
            <text:p>4,00423247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490" table:style-name="ce1">
            <text:p>2490</text:p>
          </table:table-cell>
          <table:table-cell office:value-type="float" office:value="0" table:style-name="ce1">
            <text:p>0</text:p>
          </table:table-cell>
          <table:table-cell office:value-type="float" office:value="810" table:style-name="ce1">
            <text:p>810</text:p>
          </table:table-cell>
          <table:table-cell office:value-type="float" office:value="788" table:style-name="ce1">
            <text:p>788</text:p>
          </table:table-cell>
          <table:table-cell office:value-type="float" office:value="1067" table:style-name="ce1">
            <text:p>1067</text:p>
          </table:table-cell>
          <table:table-cell office:value-type="float" office:value="1150" table:style-name="ce1">
            <text:p>1150</text:p>
          </table:table-cell>
          <table:table-cell office:value-type="float" office:value="732" table:style-name="ce1">
            <text:p>732</text:p>
          </table:table-cell>
          <table:table-cell office:value-type="float" office:value="762" table:style-name="ce1">
            <text:p>762</text:p>
          </table:table-cell>
          <table:table-cell office:value-type="float" office:value="19040" table:style-name="ce1">
            <text:p>19040</text:p>
          </table:table-cell>
          <table:table-cell office:value-type="float" office:value="7424" table:style-name="ce1">
            <text:p>7424</text:p>
          </table:table-cell>
          <table:table-cell office:value-type="float" office:value="19020.3" table:style-name="ce1">
            <text:p>19020,3</text:p>
          </table:table-cell>
          <table:table-cell office:value-type="float" office:value="82.607500000000002" table:style-name="ce1">
            <text:p>82,6075</text:p>
          </table:table-cell>
          <table:table-cell office:value-type="float" office:value="300.80700000000002" table:style-name="ce1">
            <text:p>300,807</text:p>
          </table:table-cell>
          <table:table-cell office:value-type="float" office:value="593" table:style-name="ce1">
            <text:p>593</text:p>
          </table:table-cell>
          <table:table-cell table:style-name="ce1"/>
          <table:table-cell office:value-type="float" office:value="1.3074270256192688E-3" table:formula="of:=[.$B66]/[.$A66]" table:style-name="ce1">
            <text:p>0,001307427</text:p>
          </table:table-cell>
          <table:table-cell office:value-type="float" office:value="9.5790538603430235" table:formula="of:=LOG([.$Q66];2)*-1" table:style-name="ce1">
            <text:p>9,57905386</text:p>
          </table:table-cell>
          <table:table-cell office:value-type="float" office:value="1.864493463857225" table:formula="of:=LOG([.$N66]/[.$M66];2)" table:style-name="ce1">
            <text:p>1,864493464</text:p>
          </table:table-cell>
          <table:table-cell office:value-type="float" office:value="2.9348158312398627" table:formula="of:=LOG([.$B66]/[.$J66];2)*-1" table:style-name="ce1">
            <text:p>2,934815831</text:p>
          </table:table-cell>
          <table:table-cell office:value-type="float" office:value="1.5760509681721289" table:formula="of:=LOG([.$B66]/[.$K66];2)*-1" table:style-name="ce1">
            <text:p>1,57605096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928" table:style-name="ce1">
            <text:p>5928</text:p>
          </table:table-cell>
          <table:table-cell office:value-type="float" office:value="0" table:style-name="ce1">
            <text:p>0</text:p>
          </table:table-cell>
          <table:table-cell office:value-type="float" office:value="1090" table:style-name="ce1">
            <text:p>1090</text:p>
          </table:table-cell>
          <table:table-cell office:value-type="float" office:value="733" table:style-name="ce1">
            <text:p>733</text:p>
          </table:table-cell>
          <table:table-cell office:value-type="float" office:value="1316" table:style-name="ce1">
            <text:p>1316</text:p>
          </table:table-cell>
          <table:table-cell office:value-type="float" office:value="1392" table:style-name="ce1">
            <text:p>1392</text:p>
          </table:table-cell>
          <table:table-cell office:value-type="float" office:value="416" table:style-name="ce1">
            <text:p>416</text:p>
          </table:table-cell>
          <table:table-cell office:value-type="float" office:value="494" table:style-name="ce1">
            <text:p>494</text:p>
          </table:table-cell>
          <table:table-cell office:value-type="float" office:value="95734" table:style-name="ce1">
            <text:p>95734</text:p>
          </table:table-cell>
          <table:table-cell office:value-type="float" office:value="23824" table:style-name="ce1">
            <text:p>23824</text:p>
          </table:table-cell>
          <table:table-cell office:value-type="float" office:value="26968.400000000001" table:style-name="ce1">
            <text:p>26968,4</text:p>
          </table:table-cell>
          <table:table-cell office:value-type="float" office:value="107.517" table:style-name="ce1">
            <text:p>107,517</text:p>
          </table:table-cell>
          <table:table-cell office:value-type="float" office:value="383.38" table:style-name="ce1">
            <text:p>383,38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3.1126214489441873E-3" table:formula="of:=[.$B67]/[.$A67]" table:style-name="ce1">
            <text:p>0,003112621</text:p>
          </table:table-cell>
          <table:table-cell office:value-type="float" office:value="8.3276541549926328" table:formula="of:=LOG([.$Q67];2)*-1" table:style-name="ce1">
            <text:p>8,327654155</text:p>
          </table:table-cell>
          <table:table-cell office:value-type="float" office:value="1.8342102881859721" table:formula="of:=LOG([.$N67]/[.$M67];2)" table:style-name="ce1">
            <text:p>1,834210288</text:p>
          </table:table-cell>
          <table:table-cell office:value-type="float" office:value="4.0134140371586522" table:formula="of:=LOG([.$B67]/[.$J67];2)*-1" table:style-name="ce1">
            <text:p>4,013414037</text:p>
          </table:table-cell>
          <table:table-cell office:value-type="float" office:value="2.006798306276266" table:formula="of:=LOG([.$B67]/[.$K67];2)*-1" table:style-name="ce1">
            <text:p>2,00679830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316" table:style-name="ce1">
            <text:p>4316</text:p>
          </table:table-cell>
          <table:table-cell office:value-type="float" office:value="0" table:style-name="ce1">
            <text:p>0</text:p>
          </table:table-cell>
          <table:table-cell office:value-type="float" office:value="1323" table:style-name="ce1">
            <text:p>1323</text:p>
          </table:table-cell>
          <table:table-cell office:value-type="float" office:value="490" table:style-name="ce1">
            <text:p>490</text:p>
          </table:table-cell>
          <table:table-cell office:value-type="float" office:value="1108" table:style-name="ce1">
            <text:p>1108</text:p>
          </table:table-cell>
          <table:table-cell office:value-type="float" office:value="1274" table:style-name="ce1">
            <text:p>1274</text:p>
          </table:table-cell>
          <table:table-cell office:value-type="float" office:value="211" table:style-name="ce1">
            <text:p>211</text:p>
          </table:table-cell>
          <table:table-cell office:value-type="float" office:value="237" table:style-name="ce1">
            <text:p>237</text:p>
          </table:table-cell>
          <table:table-cell office:value-type="float" office:value="59985" table:style-name="ce1">
            <text:p>59985</text:p>
          </table:table-cell>
          <table:table-cell office:value-type="float" office:value="25952" table:style-name="ce1">
            <text:p>25952</text:p>
          </table:table-cell>
          <table:table-cell office:value-type="float" office:value="30759.1" table:style-name="ce1">
            <text:p>30759,1</text:p>
          </table:table-cell>
          <table:table-cell office:value-type="float" office:value="29.529599999999999" table:style-name="ce1">
            <text:p>29,5296</text:p>
          </table:table-cell>
          <table:table-cell office:value-type="float" office:value="296.95100000000002" table:style-name="ce1">
            <text:p>296,951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2.2662068444067327E-3" table:formula="of:=[.$B68]/[.$A68]" table:style-name="ce1">
            <text:p>0,002266207</text:p>
          </table:table-cell>
          <table:table-cell office:value-type="float" office:value="8.7855047378104505" table:formula="of:=LOG([.$Q68];2)*-1" table:style-name="ce1">
            <text:p>8,785504738</text:p>
          </table:table-cell>
          <table:table-cell office:value-type="float" office:value="3.3299911716364425" table:formula="of:=LOG([.$N68]/[.$M68];2)" table:style-name="ce1">
            <text:p>3,329991172</text:p>
          </table:table-cell>
          <table:table-cell office:value-type="float" office:value="3.7968350119306313" table:formula="of:=LOG([.$B68]/[.$J68];2)*-1" table:style-name="ce1">
            <text:p>3,796835012</text:p>
          </table:table-cell>
          <table:table-cell office:value-type="float" office:value="2.588078954729256" table:formula="of:=LOG([.$B68]/[.$K68];2)*-1" table:style-name="ce1">
            <text:p>2,58807895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664" table:style-name="ce1">
            <text:p>2664</text:p>
          </table:table-cell>
          <table:table-cell office:value-type="float" office:value="0" table:style-name="ce1">
            <text:p>0</text:p>
          </table:table-cell>
          <table:table-cell office:value-type="float" office:value="1194" table:style-name="ce1">
            <text:p>1194</text:p>
          </table:table-cell>
          <table:table-cell office:value-type="float" office:value="235" table:style-name="ce1">
            <text:p>235</text:p>
          </table:table-cell>
          <table:table-cell office:value-type="float" office:value="578" table:style-name="ce1">
            <text:p>578</text:p>
          </table:table-cell>
          <table:table-cell office:value-type="float" office:value="689" table:style-name="ce1">
            <text:p>689</text:p>
          </table:table-cell>
          <table:table-cell office:value-type="float" office:value="373" table:style-name="ce1">
            <text:p>373</text:p>
          </table:table-cell>
          <table:table-cell office:value-type="float" office:value="397" table:style-name="ce1">
            <text:p>397</text:p>
          </table:table-cell>
          <table:table-cell office:value-type="float" office:value="99792" table:style-name="ce1">
            <text:p>99792</text:p>
          </table:table-cell>
          <table:table-cell office:value-type="float" office:value="16383" table:style-name="ce1">
            <text:p>16383</text:p>
          </table:table-cell>
          <table:table-cell office:value-type="float" office:value="25737.599999999999" table:style-name="ce1">
            <text:p>25737,6</text:p>
          </table:table-cell>
          <table:table-cell office:value-type="float" office:value="91.213999999999999" table:style-name="ce1">
            <text:p>91,214</text:p>
          </table:table-cell>
          <table:table-cell office:value-type="float" office:value="580.70699999999999" table:style-name="ce1">
            <text:p>580,707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1.3987893960842298E-3" table:formula="of:=[.$B69]/[.$A69]" table:style-name="ce1">
            <text:p>0,001398789</text:p>
          </table:table-cell>
          <table:table-cell office:value-type="float" office:value="9.4816055202272036" table:formula="of:=LOG([.$Q69];2)*-1" table:style-name="ce1">
            <text:p>9,48160552</text:p>
          </table:table-cell>
          <table:table-cell office:value-type="float" office:value="2.6704832459336543" table:formula="of:=LOG([.$N69]/[.$M69];2)" table:style-name="ce1">
            <text:p>2,670483246</text:p>
          </table:table-cell>
          <table:table-cell office:value-type="float" office:value="5.227258176508264" table:formula="of:=LOG([.$B69]/[.$J69];2)*-1" table:style-name="ce1">
            <text:p>5,227258177</text:p>
          </table:table-cell>
          <table:table-cell office:value-type="float" office:value="2.6205335751241581" table:formula="of:=LOG([.$B69]/[.$K69];2)*-1" table:style-name="ce1">
            <text:p>2,62053357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500" table:style-name="ce1">
            <text:p>9500</text:p>
          </table:table-cell>
          <table:table-cell office:value-type="float" office:value="0" table:style-name="ce1">
            <text:p>0</text:p>
          </table:table-cell>
          <table:table-cell office:value-type="float" office:value="600" table:style-name="ce1">
            <text:p>600</text:p>
          </table:table-cell>
          <table:table-cell office:value-type="float" office:value="374" table:style-name="ce1">
            <text:p>374</text:p>
          </table:table-cell>
          <table:table-cell office:value-type="float" office:value="1052" table:style-name="ce1">
            <text:p>1052</text:p>
          </table:table-cell>
          <table:table-cell office:value-type="float" office:value="1177" table:style-name="ce1">
            <text:p>1177</text:p>
          </table:table-cell>
          <table:table-cell office:value-type="float" office:value="536" table:style-name="ce1">
            <text:p>536</text:p>
          </table:table-cell>
          <table:table-cell office:value-type="float" office:value="612" table:style-name="ce1">
            <text:p>612</text:p>
          </table:table-cell>
          <table:table-cell office:value-type="float" office:value="137326" table:style-name="ce1">
            <text:p>137326</text:p>
          </table:table-cell>
          <table:table-cell office:value-type="float" office:value="36801" table:style-name="ce1">
            <text:p>36801</text:p>
          </table:table-cell>
          <table:table-cell office:value-type="float" office:value="47827.9" table:style-name="ce1">
            <text:p>47827,9</text:p>
          </table:table-cell>
          <table:table-cell office:value-type="float" office:value="133.70099999999999" table:style-name="ce1">
            <text:p>133,701</text:p>
          </table:table-cell>
          <table:table-cell office:value-type="float" office:value="551.54" table:style-name="ce1">
            <text:p>551,54</text:p>
          </table:table-cell>
          <table:table-cell office:value-type="float" office:value="422" table:style-name="ce1">
            <text:p>422</text:p>
          </table:table-cell>
          <table:table-cell table:style-name="ce1"/>
          <table:table-cell office:value-type="float" office:value="4.988175398949018E-3" table:formula="of:=[.$B70]/[.$A70]" table:style-name="ce1">
            <text:p>0,004988175</text:p>
          </table:table-cell>
          <table:table-cell office:value-type="float" office:value="7.6472720891927937" table:formula="of:=LOG([.$Q70];2)*-1" table:style-name="ce1">
            <text:p>7,647272089</text:p>
          </table:table-cell>
          <table:table-cell office:value-type="float" office:value="2.0444552639920497" table:formula="of:=LOG([.$N70]/[.$M70];2)" table:style-name="ce1">
            <text:p>2,044455264</text:p>
          </table:table-cell>
          <table:table-cell office:value-type="float" office:value="3.853533473847754" table:formula="of:=LOG([.$B70]/[.$J70];2)*-1" table:style-name="ce1">
            <text:p>3,853533474</text:p>
          </table:table-cell>
          <table:table-cell office:value-type="float" office:value="1.9537455508630053" table:formula="of:=LOG([.$B70]/[.$K70];2)*-1" table:style-name="ce1">
            <text:p>1,95374555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736" table:style-name="ce1">
            <text:p>2736</text:p>
          </table:table-cell>
          <table:table-cell office:value-type="float" office:value="0" table:style-name="ce1">
            <text:p>0</text:p>
          </table:table-cell>
          <table:table-cell office:value-type="float" office:value="1169" table:style-name="ce1">
            <text:p>1169</text:p>
          </table:table-cell>
          <table:table-cell office:value-type="float" office:value="541" table:style-name="ce1">
            <text:p>541</text:p>
          </table:table-cell>
          <table:table-cell office:value-type="float" office:value="1591" table:style-name="ce1">
            <text:p>1591</text:p>
          </table:table-cell>
          <table:table-cell office:value-type="float" office:value="1705" table:style-name="ce1">
            <text:p>1705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office:value-type="float" office:value="255136" table:style-name="ce1">
            <text:p>255136</text:p>
          </table:table-cell>
          <table:table-cell office:value-type="float" office:value="33564" table:style-name="ce1">
            <text:p>33564</text:p>
          </table:table-cell>
          <table:table-cell office:value-type="float" office:value="55232.800000000003" table:style-name="ce1">
            <text:p>55232,8</text:p>
          </table:table-cell>
          <table:table-cell office:value-type="float" office:value="35.383600000000001" table:style-name="ce1">
            <text:p>35,3836</text:p>
          </table:table-cell>
          <table:table-cell office:value-type="float" office:value="666.88599999999997" table:style-name="ce1">
            <text:p>666,886</text:p>
          </table:table-cell>
          <table:table-cell office:value-type="float" office:value="499" table:style-name="ce1">
            <text:p>499</text:p>
          </table:table-cell>
          <table:table-cell table:style-name="ce1"/>
          <table:table-cell office:value-type="float" office:value="1.4365945148973171E-3" table:formula="of:=[.$B71]/[.$A71]" table:style-name="ce1">
            <text:p>0,001436595</text:p>
          </table:table-cell>
          <table:table-cell office:value-type="float" office:value="9.4431313724125694" table:formula="of:=LOG([.$Q71];2)*-1" table:style-name="ce1">
            <text:p>9,443131372</text:p>
          </table:table-cell>
          <table:table-cell office:value-type="float" office:value="4.2362874194129283" table:formula="of:=LOG([.$N71]/[.$M71];2)" table:style-name="ce1">
            <text:p>4,236287419</text:p>
          </table:table-cell>
          <table:table-cell office:value-type="float" office:value="6.5430544388798175" table:formula="of:=LOG([.$B71]/[.$J71];2)*-1" table:style-name="ce1">
            <text:p>6,543054439</text:p>
          </table:table-cell>
          <table:table-cell office:value-type="float" office:value="3.6167745243114497" table:formula="of:=LOG([.$B71]/[.$K71];2)*-1" table:style-name="ce1">
            <text:p>3,61677452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357" table:style-name="ce1">
            <text:p>6357</text:p>
          </table:table-cell>
          <table:table-cell office:value-type="float" office:value="0" table:style-name="ce1">
            <text:p>0</text:p>
          </table:table-cell>
          <table:table-cell office:value-type="float" office:value="1642" table:style-name="ce1">
            <text:p>1642</text:p>
          </table:table-cell>
          <table:table-cell office:value-type="float" office:value="88" table:style-name="ce1">
            <text:p>88</text:p>
          </table:table-cell>
          <table:table-cell office:value-type="float" office:value="32" table:style-name="ce1">
            <text:p>32</text:p>
          </table:table-cell>
          <table:table-cell office:value-type="float" office:value="195" table:style-name="ce1">
            <text:p>195</text:p>
          </table:table-cell>
          <table:table-cell office:value-type="float" office:value="253" table:style-name="ce1">
            <text:p>253</text:p>
          </table:table-cell>
          <table:table-cell office:value-type="float" office:value="292" table:style-name="ce1">
            <text:p>292</text:p>
          </table:table-cell>
          <table:table-cell office:value-type="float" office:value="328440" table:style-name="ce1">
            <text:p>328440</text:p>
          </table:table-cell>
          <table:table-cell office:value-type="float" office:value="48021" table:style-name="ce1">
            <text:p>48021</text:p>
          </table:table-cell>
          <table:table-cell office:value-type="float" office:value="82958.399999999994" table:style-name="ce1">
            <text:p>82958,4</text:p>
          </table:table-cell>
          <table:table-cell office:value-type="float" office:value="162.99700000000001" table:style-name="ce1">
            <text:p>162,997</text:p>
          </table:table-cell>
          <table:table-cell office:value-type="float" office:value="1540.03" table:style-name="ce1">
            <text:p>1540,03</text:p>
          </table:table-cell>
          <table:table-cell office:value-type="float" office:value="577" table:style-name="ce1">
            <text:p>577</text:p>
          </table:table-cell>
          <table:table-cell table:style-name="ce1"/>
          <table:table-cell office:value-type="float" office:value="3.3378769485388322E-3" table:formula="of:=[.$B72]/[.$A72]" table:style-name="ce1">
            <text:p>0,003337877</text:p>
          </table:table-cell>
          <table:table-cell office:value-type="float" office:value="8.2268535142051409" table:formula="of:=LOG([.$Q72];2)*-1" table:style-name="ce1">
            <text:p>8,226853514</text:p>
          </table:table-cell>
          <table:table-cell office:value-type="float" office:value="3.2400411384401107" table:formula="of:=LOG([.$N72]/[.$M72];2)" table:style-name="ce1">
            <text:p>3,240041138</text:p>
          </table:table-cell>
          <table:table-cell office:value-type="float" office:value="5.6911399418801496" table:formula="of:=LOG([.$B72]/[.$J72];2)*-1" table:style-name="ce1">
            <text:p>5,691139942</text:p>
          </table:table-cell>
          <table:table-cell office:value-type="float" office:value="2.9172474533401398" table:formula="of:=LOG([.$B72]/[.$K72];2)*-1" table:style-name="ce1">
            <text:p>2,91724745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6983" table:style-name="ce1">
            <text:p>16983</text:p>
          </table:table-cell>
          <table:table-cell office:value-type="float" office:value="0" table:style-name="ce1">
            <text:p>0</text:p>
          </table:table-cell>
          <table:table-cell office:value-type="float" office:value="149" table:style-name="ce1">
            <text:p>149</text:p>
          </table:table-cell>
          <table:table-cell office:value-type="float" office:value="281" table:style-name="ce1">
            <text:p>281</text:p>
          </table:table-cell>
          <table:table-cell office:value-type="float" office:value="882" table:style-name="ce1">
            <text:p>882</text:p>
          </table:table-cell>
          <table:table-cell office:value-type="float" office:value="1035" table:style-name="ce1">
            <text:p>1035</text:p>
          </table:table-cell>
          <table:table-cell office:value-type="float" office:value="717" table:style-name="ce1">
            <text:p>717</text:p>
          </table:table-cell>
          <table:table-cell office:value-type="float" office:value="828" table:style-name="ce1">
            <text:p>828</text:p>
          </table:table-cell>
          <table:table-cell office:value-type="float" office:value="484642" table:style-name="ce1">
            <text:p>484642</text:p>
          </table:table-cell>
          <table:table-cell office:value-type="float" office:value="91018.5" table:style-name="ce1">
            <text:p>91018,5</text:p>
          </table:table-cell>
          <table:table-cell office:value-type="float" office:value="142390" table:style-name="ce1">
            <text:p>142390</text:p>
          </table:table-cell>
          <table:table-cell office:value-type="float" office:value="178.71799999999999" table:style-name="ce1">
            <text:p>178,718</text:p>
          </table:table-cell>
          <table:table-cell office:value-type="float" office:value="946.34100000000001" table:style-name="ce1">
            <text:p>946,341</text:p>
          </table:table-cell>
          <table:table-cell office:value-type="float" office:value="749" table:style-name="ce1">
            <text:p>749</text:p>
          </table:table-cell>
          <table:table-cell table:style-name="ce1"/>
          <table:table-cell office:value-type="float" office:value="8.9172824000369657E-3" table:formula="of:=[.$B73]/[.$A73]" table:style-name="ce1">
            <text:p>0,008917282</text:p>
          </table:table-cell>
          <table:table-cell office:value-type="float" office:value="6.8091801782557084" table:formula="of:=LOG([.$Q73];2)*-1" table:style-name="ce1">
            <text:p>6,809180178</text:p>
          </table:table-cell>
          <table:table-cell office:value-type="float" office:value="2.4046751850029904" table:formula="of:=LOG([.$N73]/[.$M73];2)" table:style-name="ce1">
            <text:p>2,404675185</text:p>
          </table:table-cell>
          <table:table-cell office:value-type="float" office:value="4.834756202304817" table:formula="of:=LOG([.$B73]/[.$J73];2)*-1" table:style-name="ce1">
            <text:p>4,834756202</text:p>
          </table:table-cell>
          <table:table-cell office:value-type="float" office:value="2.4220684811547728" table:formula="of:=LOG([.$B73]/[.$K73];2)*-1" table:style-name="ce1">
            <text:p>2,42206848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004" table:style-name="ce1">
            <text:p>8004</text:p>
          </table:table-cell>
          <table:table-cell office:value-type="float" office:value="0" table:style-name="ce1">
            <text:p>0</text:p>
          </table:table-cell>
          <table:table-cell office:value-type="float" office:value="904" table:style-name="ce1">
            <text:p>904</text:p>
          </table:table-cell>
          <table:table-cell office:value-type="float" office:value="742" table:style-name="ce1">
            <text:p>742</text:p>
          </table:table-cell>
          <table:table-cell office:value-type="float" office:value="723" table:style-name="ce1">
            <text:p>723</text:p>
          </table:table-cell>
          <table:table-cell office:value-type="float" office:value="810" table:style-name="ce1">
            <text:p>810</text:p>
          </table:table-cell>
          <table:table-cell office:value-type="float" office:value="452" table:style-name="ce1">
            <text:p>452</text:p>
          </table:table-cell>
          <table:table-cell office:value-type="float" office:value="544" table:style-name="ce1">
            <text:p>544</text:p>
          </table:table-cell>
          <table:table-cell office:value-type="float" office:value="52490" table:style-name="ce1">
            <text:p>52490</text:p>
          </table:table-cell>
          <table:table-cell office:value-type="float" office:value="20941" table:style-name="ce1">
            <text:p>20941</text:p>
          </table:table-cell>
          <table:table-cell office:value-type="float" office:value="25069.1" table:style-name="ce1">
            <text:p>25069,1</text:p>
          </table:table-cell>
          <table:table-cell office:value-type="float" office:value="105.679" table:style-name="ce1">
            <text:p>105,679</text:p>
          </table:table-cell>
          <table:table-cell office:value-type="float" office:value="280.32100000000003" table:style-name="ce1">
            <text:p>280,321</text:p>
          </table:table-cell>
          <table:table-cell office:value-type="float" office:value="405" table:style-name="ce1">
            <text:p>405</text:p>
          </table:table-cell>
          <table:table-cell table:style-name="ce1"/>
          <table:table-cell office:value-type="float" office:value="4.2026690413882037E-3" table:formula="of:=[.$B74]/[.$A74]" table:style-name="ce1">
            <text:p>0,004202669</text:p>
          </table:table-cell>
          <table:table-cell office:value-type="float" office:value="7.8944784353927258" table:formula="of:=LOG([.$Q74];2)*-1" table:style-name="ce1">
            <text:p>7,894478435</text:p>
          </table:table-cell>
          <table:table-cell office:value-type="float" office:value="1.4073911065529943" table:formula="of:=LOG([.$N74]/[.$M74];2)" table:style-name="ce1">
            <text:p>1,407391107</text:p>
          </table:table-cell>
          <table:table-cell office:value-type="float" office:value="2.7132495251923987" table:formula="of:=LOG([.$B74]/[.$J74];2)*-1" table:style-name="ce1">
            <text:p>2,713249525</text:p>
          </table:table-cell>
          <table:table-cell office:value-type="float" office:value="1.3875372648786988" table:formula="of:=LOG([.$B74]/[.$K74];2)*-1" table:style-name="ce1">
            <text:p>1,38753726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428" table:style-name="ce1">
            <text:p>1428</text:p>
          </table:table-cell>
          <table:table-cell office:value-type="float" office:value="0" table:style-name="ce1">
            <text:p>0</text:p>
          </table:table-cell>
          <table:table-cell office:value-type="float" office:value="798" table:style-name="ce1">
            <text:p>798</text:p>
          </table:table-cell>
          <table:table-cell office:value-type="float" office:value="543" table:style-name="ce1">
            <text:p>543</text:p>
          </table:table-cell>
          <table:table-cell office:value-type="float" office:value="1128" table:style-name="ce1">
            <text:p>1128</text:p>
          </table:table-cell>
          <table:table-cell office:value-type="float" office:value="1156" table:style-name="ce1">
            <text:p>1156</text:p>
          </table:table-cell>
          <table:table-cell office:value-type="float" office:value="632" table:style-name="ce1">
            <text:p>632</text:p>
          </table:table-cell>
          <table:table-cell office:value-type="float" office:value="683" table:style-name="ce1">
            <text:p>683</text:p>
          </table:table-cell>
          <table:table-cell office:value-type="float" office:value="50120" table:style-name="ce1">
            <text:p>50120</text:p>
          </table:table-cell>
          <table:table-cell office:value-type="float" office:value="11089" table:style-name="ce1">
            <text:p>11089</text:p>
          </table:table-cell>
          <table:table-cell office:value-type="float" office:value="14265.9" table:style-name="ce1">
            <text:p>14265,9</text:p>
          </table:table-cell>
          <table:table-cell office:value-type="float" office:value="29.732099999999999" table:style-name="ce1">
            <text:p>29,7321</text:p>
          </table:table-cell>
          <table:table-cell office:value-type="float" office:value="362.39800000000002" table:style-name="ce1">
            <text:p>362,398</text:p>
          </table:table-cell>
          <table:table-cell office:value-type="float" office:value="484" table:style-name="ce1">
            <text:p>484</text:p>
          </table:table-cell>
          <table:table-cell table:style-name="ce1"/>
          <table:table-cell office:value-type="float" office:value="7.4980152312623127E-4" table:formula="of:=[.$B75]/[.$A75]" table:style-name="ce1">
            <text:p>0,000749802</text:p>
          </table:table-cell>
          <table:table-cell office:value-type="float" office:value="10.381203623269368" table:formula="of:=LOG([.$Q75];2)*-1" table:style-name="ce1">
            <text:p>10,38120362</text:p>
          </table:table-cell>
          <table:table-cell office:value-type="float" office:value="3.6074817229046392" table:formula="of:=LOG([.$N75]/[.$M75];2)" table:style-name="ce1">
            <text:p>3,607481723</text:p>
          </table:table-cell>
          <table:table-cell office:value-type="float" office:value="5.133318530180123" table:formula="of:=LOG([.$B75]/[.$J75];2)*-1" table:style-name="ce1">
            <text:p>5,13331853</text:p>
          </table:table-cell>
          <table:table-cell office:value-type="float" office:value="2.9570613854302827" table:formula="of:=LOG([.$B75]/[.$K75];2)*-1" table:style-name="ce1">
            <text:p>2,95706138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460" table:style-name="ce1">
            <text:p>5460</text:p>
          </table:table-cell>
          <table:table-cell office:value-type="float" office:value="0" table:style-name="ce1">
            <text:p>0</text:p>
          </table:table-cell>
          <table:table-cell office:value-type="float" office:value="1129" table:style-name="ce1">
            <text:p>1129</text:p>
          </table:table-cell>
          <table:table-cell office:value-type="float" office:value="655" table:style-name="ce1">
            <text:p>655</text:p>
          </table:table-cell>
          <table:table-cell office:value-type="float" office:value="221" table:style-name="ce1">
            <text:p>221</text:p>
          </table:table-cell>
          <table:table-cell office:value-type="float" office:value="361" table:style-name="ce1">
            <text:p>361</text:p>
          </table:table-cell>
          <table:table-cell office:value-type="float" office:value="25" table:style-name="ce1">
            <text:p>25</text:p>
          </table:table-cell>
          <table:table-cell office:value-type="float" office:value="64" table:style-name="ce1">
            <text:p>64</text:p>
          </table:table-cell>
          <table:table-cell office:value-type="float" office:value="572040" table:style-name="ce1">
            <text:p>572040</text:p>
          </table:table-cell>
          <table:table-cell office:value-type="float" office:value="61806" table:style-name="ce1">
            <text:p>61806</text:p>
          </table:table-cell>
          <table:table-cell office:value-type="float" office:value="69463.100000000006" table:style-name="ce1">
            <text:p>69463,1</text:p>
          </table:table-cell>
          <table:table-cell office:value-type="float" office:value="66.030299999999997" table:style-name="ce1">
            <text:p>66,0303</text:p>
          </table:table-cell>
          <table:table-cell office:value-type="float" office:value="1037.0899999999999" table:style-name="ce1">
            <text:p>1037,09</text:p>
          </table:table-cell>
          <table:table-cell office:value-type="float" office:value="952" table:style-name="ce1">
            <text:p>952</text:p>
          </table:table-cell>
          <table:table-cell table:style-name="ce1"/>
          <table:table-cell office:value-type="float" office:value="2.8668881766591198E-3" table:formula="of:=[.$B76]/[.$A76]" table:style-name="ce1">
            <text:p>0,002866888</text:p>
          </table:table-cell>
          <table:table-cell office:value-type="float" office:value="8.4462986514912508" table:formula="of:=LOG([.$Q76];2)*-1" table:style-name="ce1">
            <text:p>8,446298651</text:p>
          </table:table-cell>
          <table:table-cell office:value-type="float" office:value="3.9732690876231245" table:formula="of:=LOG([.$N76]/[.$M76];2)" table:style-name="ce1">
            <text:p>3,973269088</text:p>
          </table:table-cell>
          <table:table-cell office:value-type="float" office:value="6.7110712698709794" table:formula="of:=LOG([.$B76]/[.$J76];2)*-1" table:style-name="ce1">
            <text:p>6,71107127</text:p>
          </table:table-cell>
          <table:table-cell office:value-type="float" office:value="3.5007740425526306" table:formula="of:=LOG([.$B76]/[.$K76];2)*-1" table:style-name="ce1">
            <text:p>3,50077404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982" table:style-name="ce1">
            <text:p>2982</text:p>
          </table:table-cell>
          <table:table-cell office:value-type="float" office:value="0" table:style-name="ce1">
            <text:p>0</text:p>
          </table:table-cell>
          <table:table-cell office:value-type="float" office:value="307" table:style-name="ce1">
            <text:p>307</text:p>
          </table:table-cell>
          <table:table-cell office:value-type="float" office:value="62" table:style-name="ce1">
            <text:p>62</text:p>
          </table:table-cell>
          <table:table-cell office:value-type="float" office:value="203" table:style-name="ce1">
            <text:p>203</text:p>
          </table:table-cell>
          <table:table-cell office:value-type="float" office:value="245" table:style-name="ce1">
            <text:p>245</text:p>
          </table:table-cell>
          <table:table-cell office:value-type="float" office:value="435" table:style-name="ce1">
            <text:p>435</text:p>
          </table:table-cell>
          <table:table-cell office:value-type="float" office:value="506" table:style-name="ce1">
            <text:p>506</text:p>
          </table:table-cell>
          <table:table-cell office:value-type="float" office:value="46176" table:style-name="ce1">
            <text:p>46176</text:p>
          </table:table-cell>
          <table:table-cell office:value-type="float" office:value="13016" table:style-name="ce1">
            <text:p>13016</text:p>
          </table:table-cell>
          <table:table-cell office:value-type="float" office:value="38124.400000000001" table:style-name="ce1">
            <text:p>38124,4</text:p>
          </table:table-cell>
          <table:table-cell office:value-type="float" office:value="71.386300000000006" table:style-name="ce1">
            <text:p>71,3863</text:p>
          </table:table-cell>
          <table:table-cell office:value-type="float" office:value="416.35700000000003" table:style-name="ce1">
            <text:p>416,357</text:p>
          </table:table-cell>
          <table:table-cell office:value-type="float" office:value="639" table:style-name="ce1">
            <text:p>639</text:p>
          </table:table-cell>
          <table:table-cell table:style-name="ce1"/>
          <table:table-cell office:value-type="float" office:value="1.5657620041753654E-3" table:formula="of:=[.$B77]/[.$A77]" table:style-name="ce1">
            <text:p>0,001565762</text:p>
          </table:table-cell>
          <table:table-cell office:value-type="float" office:value="9.3189193450150238" table:formula="of:=LOG([.$Q77];2)*-1" table:style-name="ce1">
            <text:p>9,318919345</text:p>
          </table:table-cell>
          <table:table-cell office:value-type="float" office:value="2.5441019462987766" table:formula="of:=LOG([.$N77]/[.$M77];2)" table:style-name="ce1">
            <text:p>2,544101946</text:p>
          </table:table-cell>
          <table:table-cell office:value-type="float" office:value="3.9527910422077559" table:formula="of:=LOG([.$B77]/[.$J77];2)*-1" table:style-name="ce1">
            <text:p>3,952791042</text:p>
          </table:table-cell>
          <table:table-cell office:value-type="float" office:value="2.1259339933890855" table:formula="of:=LOG([.$B77]/[.$K77];2)*-1" table:style-name="ce1">
            <text:p>2,12593399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885" table:style-name="ce1">
            <text:p>3885</text:p>
          </table:table-cell>
          <table:table-cell office:value-type="float" office:value="0" table:style-name="ce1">
            <text:p>0</text:p>
          </table:table-cell>
          <table:table-cell office:value-type="float" office:value="238" table:style-name="ce1">
            <text:p>238</text:p>
          </table:table-cell>
          <table:table-cell office:value-type="float" office:value="490" table:style-name="ce1">
            <text:p>490</text:p>
          </table:table-cell>
          <table:table-cell office:value-type="float" office:value="1608" table:style-name="ce1">
            <text:p>1608</text:p>
          </table:table-cell>
          <table:table-cell office:value-type="float" office:value="1713" table:style-name="ce1">
            <text:p>1713</text:p>
          </table:table-cell>
          <table:table-cell office:value-type="float" office:value="640" table:style-name="ce1">
            <text:p>640</text:p>
          </table:table-cell>
          <table:table-cell office:value-type="float" office:value="677" table:style-name="ce1">
            <text:p>677</text:p>
          </table:table-cell>
          <table:table-cell office:value-type="float" office:value="275825" table:style-name="ce1">
            <text:p>275825</text:p>
          </table:table-cell>
          <table:table-cell office:value-type="float" office:value="37105" table:style-name="ce1">
            <text:p>37105</text:p>
          </table:table-cell>
          <table:table-cell office:value-type="float" office:value="74558.899999999994" table:style-name="ce1">
            <text:p>74558,9</text:p>
          </table:table-cell>
          <table:table-cell office:value-type="float" office:value="104.938" table:style-name="ce1">
            <text:p>104,938</text:p>
          </table:table-cell>
          <table:table-cell office:value-type="float" office:value="1431.89" table:style-name="ce1">
            <text:p>1431,89</text:p>
          </table:table-cell>
          <table:table-cell office:value-type="float" office:value="1420" table:style-name="ce1">
            <text:p>1420</text:p>
          </table:table-cell>
          <table:table-cell table:style-name="ce1"/>
          <table:table-cell office:value-type="float" office:value="2.039901202622835E-3" table:formula="of:=[.$B78]/[.$A78]" table:style-name="ce1">
            <text:p>0,002039901</text:p>
          </table:table-cell>
          <table:table-cell office:value-type="float" office:value="8.9372850040033942" table:formula="of:=LOG([.$Q78];2)*-1" table:style-name="ce1">
            <text:p>8,937285004</text:p>
          </table:table-cell>
          <table:table-cell office:value-type="float" office:value="3.7703115624724415" table:formula="of:=LOG([.$N78]/[.$M78];2)" table:style-name="ce1">
            <text:p>3,770311562</text:p>
          </table:table-cell>
          <table:table-cell office:value-type="float" office:value="6.1496948157291298" table:formula="of:=LOG([.$B78]/[.$J78];2)*-1" table:style-name="ce1">
            <text:p>6,149694816</text:p>
          </table:table-cell>
          <table:table-cell office:value-type="float" office:value="3.2556271032935791" table:formula="of:=LOG([.$B78]/[.$K78];2)*-1" table:style-name="ce1">
            <text:p>3,25562710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551" table:style-name="ce1">
            <text:p>12551</text:p>
          </table:table-cell>
          <table:table-cell office:value-type="float" office:value="0" table:style-name="ce1">
            <text:p>0</text:p>
          </table:table-cell>
          <table:table-cell office:value-type="float" office:value="1658" table:style-name="ce1">
            <text:p>1658</text:p>
          </table:table-cell>
          <table:table-cell office:value-type="float" office:value="642" table:style-name="ce1">
            <text:p>642</text:p>
          </table:table-cell>
          <table:table-cell office:value-type="float" office:value="748" table:style-name="ce1">
            <text:p>748</text:p>
          </table:table-cell>
          <table:table-cell office:value-type="float" office:value="911" table:style-name="ce1">
            <text:p>911</text:p>
          </table:table-cell>
          <table:table-cell office:value-type="float" office:value="135" table:style-name="ce1">
            <text:p>135</text:p>
          </table:table-cell>
          <table:table-cell office:value-type="float" office:value="212" table:style-name="ce1">
            <text:p>212</text:p>
          </table:table-cell>
          <table:table-cell office:value-type="float" office:value="461370" table:style-name="ce1">
            <text:p>461370</text:p>
          </table:table-cell>
          <table:table-cell office:value-type="float" office:value="76355.5" table:style-name="ce1">
            <text:p>76355,5</text:p>
          </table:table-cell>
          <table:table-cell office:value-type="float" office:value="105873" table:style-name="ce1">
            <text:p>105873</text:p>
          </table:table-cell>
          <table:table-cell office:value-type="float" office:value="155.79499999999999" table:style-name="ce1">
            <text:p>155,795</text:p>
          </table:table-cell>
          <table:table-cell office:value-type="float" office:value="952.47199999999998" table:style-name="ce1">
            <text:p>952,472</text:p>
          </table:table-cell>
          <table:table-cell office:value-type="float" office:value="1107" table:style-name="ce1">
            <text:p>1107</text:p>
          </table:table-cell>
          <table:table-cell table:style-name="ce1"/>
          <table:table-cell office:value-type="float" office:value="6.5901673086535915E-3" table:formula="of:=[.$B79]/[.$A79]" table:style-name="ce1">
            <text:p>0,006590167</text:p>
          </table:table-cell>
          <table:table-cell office:value-type="float" office:value="7.2454691923724877" table:formula="of:=LOG([.$Q79];2)*-1" table:style-name="ce1">
            <text:p>7,245469192</text:p>
          </table:table-cell>
          <table:table-cell office:value-type="float" office:value="2.6120277489771162" table:formula="of:=LOG([.$N79]/[.$M79];2)" table:style-name="ce1">
            <text:p>2,612027749</text:p>
          </table:table-cell>
          <table:table-cell office:value-type="float" office:value="5.2000499771634203" table:formula="of:=LOG([.$B79]/[.$J79];2)*-1" table:style-name="ce1">
            <text:p>5,200049977</text:p>
          </table:table-cell>
          <table:table-cell office:value-type="float" office:value="2.6049297648537113" table:formula="of:=LOG([.$B79]/[.$K79];2)*-1" table:style-name="ce1">
            <text:p>2,60492976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3152" table:style-name="ce1">
            <text:p>13152</text:p>
          </table:table-cell>
          <table:table-cell office:value-type="float" office:value="0" table:style-name="ce1">
            <text:p>0</text:p>
          </table:table-cell>
          <table:table-cell office:value-type="float" office:value="900" table:style-name="ce1">
            <text:p>900</text:p>
          </table:table-cell>
          <table:table-cell office:value-type="float" office:value="170" table:style-name="ce1">
            <text:p>170</text:p>
          </table:table-cell>
          <table:table-cell office:value-type="float" office:value="1178" table:style-name="ce1">
            <text:p>1178</text:p>
          </table:table-cell>
          <table:table-cell office:value-type="float" office:value="1315" table:style-name="ce1">
            <text:p>1315</text:p>
          </table:table-cell>
          <table:table-cell office:value-type="float" office:value="657" table:style-name="ce1">
            <text:p>657</text:p>
          </table:table-cell>
          <table:table-cell office:value-type="float" office:value="753" table:style-name="ce1">
            <text:p>753</text:p>
          </table:table-cell>
          <table:table-cell office:value-type="float" office:value="241945" table:style-name="ce1">
            <text:p>241945</text:p>
          </table:table-cell>
          <table:table-cell office:value-type="float" office:value="59855.5" table:style-name="ce1">
            <text:p>59855,5</text:p>
          </table:table-cell>
          <table:table-cell office:value-type="float" office:value="70684.600000000006" table:style-name="ce1">
            <text:p>70684,6</text:p>
          </table:table-cell>
          <table:table-cell office:value-type="float" office:value="115.378" table:style-name="ce1">
            <text:p>115,378</text:p>
          </table:table-cell>
          <table:table-cell office:value-type="float" office:value="637.13499999999999" table:style-name="ce1">
            <text:p>637,135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6.905735036523945E-3" table:formula="of:=[.$B80]/[.$A80]" table:style-name="ce1">
            <text:p>0,006905735</text:p>
          </table:table-cell>
          <table:table-cell office:value-type="float" office:value="7.1779893036167843" table:formula="of:=LOG([.$Q80];2)*-1" table:style-name="ce1">
            <text:p>7,177989304</text:p>
          </table:table-cell>
          <table:table-cell office:value-type="float" office:value="2.4652309312027878" table:formula="of:=LOG([.$N80]/[.$M80];2)" table:style-name="ce1">
            <text:p>2,465230931</text:p>
          </table:table-cell>
          <table:table-cell office:value-type="float" office:value="4.2013250157531008" table:formula="of:=LOG([.$B80]/[.$J80];2)*-1" table:style-name="ce1">
            <text:p>4,201325016</text:p>
          </table:table-cell>
          <table:table-cell office:value-type="float" office:value="2.1862016154368171" table:formula="of:=LOG([.$B80]/[.$K80];2)*-1" table:style-name="ce1">
            <text:p>2,18620161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750" table:style-name="ce1">
            <text:p>4750</text:p>
          </table:table-cell>
          <table:table-cell office:value-type="float" office:value="0" table:style-name="ce1">
            <text:p>0</text:p>
          </table:table-cell>
          <table:table-cell office:value-type="float" office:value="1194" table:style-name="ce1">
            <text:p>1194</text:p>
          </table:table-cell>
          <table:table-cell office:value-type="float" office:value="664" table:style-name="ce1">
            <text:p>664</text:p>
          </table:table-cell>
          <table:table-cell office:value-type="float" office:value="1279" table:style-name="ce1">
            <text:p>1279</text:p>
          </table:table-cell>
          <table:table-cell office:value-type="float" office:value="1404" table:style-name="ce1">
            <text:p>1404</text:p>
          </table:table-cell>
          <table:table-cell office:value-type="float" office:value="567" table:style-name="ce1">
            <text:p>567</text:p>
          </table:table-cell>
          <table:table-cell office:value-type="float" office:value="605" table:style-name="ce1">
            <text:p>605</text:p>
          </table:table-cell>
          <table:table-cell office:value-type="float" office:value="20370" table:style-name="ce1">
            <text:p>20370</text:p>
          </table:table-cell>
          <table:table-cell office:value-type="float" office:value="10052.5" table:style-name="ce1">
            <text:p>10052,5</text:p>
          </table:table-cell>
          <table:table-cell office:value-type="float" office:value="17620.400000000001" table:style-name="ce1">
            <text:p>17620,4</text:p>
          </table:table-cell>
          <table:table-cell office:value-type="float" office:value="79.649199999999993" table:style-name="ce1">
            <text:p>79,6492</text:p>
          </table:table-cell>
          <table:table-cell office:value-type="float" office:value="166.41200000000001" table:style-name="ce1">
            <text:p>166,412</text:p>
          </table:table-cell>
          <table:table-cell office:value-type="float" office:value="436" table:style-name="ce1">
            <text:p>436</text:p>
          </table:table-cell>
          <table:table-cell table:style-name="ce1"/>
          <table:table-cell office:value-type="float" office:value="2.494087699474509E-3" table:formula="of:=[.$B81]/[.$A81]" table:style-name="ce1">
            <text:p>0,002494088</text:p>
          </table:table-cell>
          <table:table-cell office:value-type="float" office:value="8.6472720891927946" table:formula="of:=LOG([.$Q81];2)*-1" table:style-name="ce1">
            <text:p>8,647272089</text:p>
          </table:table-cell>
          <table:table-cell office:value-type="float" office:value="1.0630276937907004" table:formula="of:=LOG([.$N81]/[.$M81];2)" table:style-name="ce1">
            <text:p>1,063027694</text:p>
          </table:table-cell>
          <table:table-cell office:value-type="float" office:value="2.1004465617475776" table:formula="of:=LOG([.$B81]/[.$J81];2)*-1" table:style-name="ce1">
            <text:p>2,100446562</text:p>
          </table:table-cell>
          <table:table-cell office:value-type="float" office:value="1.0815549175820505" table:formula="of:=LOG([.$B81]/[.$K81];2)*-1" table:style-name="ce1">
            <text:p>1,08155491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648" table:style-name="ce1">
            <text:p>8648</text:p>
          </table:table-cell>
          <table:table-cell office:value-type="float" office:value="0" table:style-name="ce1">
            <text:p>0</text:p>
          </table:table-cell>
          <table:table-cell office:value-type="float" office:value="1289" table:style-name="ce1">
            <text:p>1289</text:p>
          </table:table-cell>
          <table:table-cell office:value-type="float" office:value="604" table:style-name="ce1">
            <text:p>604</text:p>
          </table:table-cell>
          <table:table-cell office:value-type="float" office:value="1160" table:style-name="ce1">
            <text:p>1160</text:p>
          </table:table-cell>
          <table:table-cell office:value-type="float" office:value="1252" table:style-name="ce1">
            <text:p>1252</text:p>
          </table:table-cell>
          <table:table-cell office:value-type="float" office:value="202" table:style-name="ce1">
            <text:p>202</text:p>
          </table:table-cell>
          <table:table-cell office:value-type="float" office:value="296" table:style-name="ce1">
            <text:p>296</text:p>
          </table:table-cell>
          <table:table-cell office:value-type="float" office:value="51858" table:style-name="ce1">
            <text:p>51858</text:p>
          </table:table-cell>
          <table:table-cell office:value-type="float" office:value="24555" table:style-name="ce1">
            <text:p>24555</text:p>
          </table:table-cell>
          <table:table-cell office:value-type="float" office:value="27080.6" table:style-name="ce1">
            <text:p>27080,6</text:p>
          </table:table-cell>
          <table:table-cell office:value-type="float" office:value="96.540099999999995" table:style-name="ce1">
            <text:p>96,5401</text:p>
          </table:table-cell>
          <table:table-cell office:value-type="float" office:value="364.57400000000001" table:style-name="ce1">
            <text:p>364,574</text:p>
          </table:table-cell>
          <table:table-cell office:value-type="float" office:value="453" table:style-name="ce1">
            <text:p>453</text:p>
          </table:table-cell>
          <table:table-cell table:style-name="ce1"/>
          <table:table-cell office:value-type="float" office:value="4.5408148263274845E-3" table:formula="of:=[.$B82]/[.$A82]" table:style-name="ce1">
            <text:p>0,004540815</text:p>
          </table:table-cell>
          <table:table-cell office:value-type="float" office:value="7.7828330795638161" table:formula="of:=LOG([.$Q82];2)*-1" table:style-name="ce1">
            <text:p>7,78283308</text:p>
          </table:table-cell>
          <table:table-cell office:value-type="float" office:value="1.9170114513496699" table:formula="of:=LOG([.$N82]/[.$M82];2)" table:style-name="ce1">
            <text:p>1,917011451</text:p>
          </table:table-cell>
          <table:table-cell office:value-type="float" office:value="2.5841281388675328" table:formula="of:=LOG([.$B82]/[.$J82];2)*-1" table:style-name="ce1">
            <text:p>2,584128139</text:p>
          </table:table-cell>
          <table:table-cell office:value-type="float" office:value="1.5055783943480219" table:formula="of:=LOG([.$B82]/[.$K82];2)*-1" table:style-name="ce1">
            <text:p>1,50557839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544" table:style-name="ce1">
            <text:p>12544</text:p>
          </table:table-cell>
          <table:table-cell office:value-type="float" office:value="0" table:style-name="ce1">
            <text:p>0</text:p>
          </table:table-cell>
          <table:table-cell office:value-type="float" office:value="1195" table:style-name="ce1">
            <text:p>1195</text:p>
          </table:table-cell>
          <table:table-cell office:value-type="float" office:value="292" table:style-name="ce1">
            <text:p>292</text:p>
          </table:table-cell>
          <table:table-cell office:value-type="float" office:value="542" table:style-name="ce1">
            <text:p>542</text:p>
          </table:table-cell>
          <table:table-cell office:value-type="float" office:value="670" table:style-name="ce1">
            <text:p>670</text:p>
          </table:table-cell>
          <table:table-cell office:value-type="float" office:value="789" table:style-name="ce1">
            <text:p>789</text:p>
          </table:table-cell>
          <table:table-cell office:value-type="float" office:value="887" table:style-name="ce1">
            <text:p>887</text:p>
          </table:table-cell>
          <table:table-cell office:value-type="float" office:value="388535" table:style-name="ce1">
            <text:p>388535</text:p>
          </table:table-cell>
          <table:table-cell office:value-type="float" office:value="70077" table:style-name="ce1">
            <text:p>70077</text:p>
          </table:table-cell>
          <table:table-cell office:value-type="float" office:value="83810.100000000006" table:style-name="ce1">
            <text:p>83810,1</text:p>
          </table:table-cell>
          <table:table-cell office:value-type="float" office:value="144.36099999999999" table:style-name="ce1">
            <text:p>144,361</text:p>
          </table:table-cell>
          <table:table-cell office:value-type="float" office:value="803.14200000000005" table:style-name="ce1">
            <text:p>803,142</text:p>
          </table:table-cell>
          <table:table-cell office:value-type="float" office:value="858" table:style-name="ce1">
            <text:p>858</text:p>
          </table:table-cell>
          <table:table-cell table:style-name="ce1"/>
          <table:table-cell office:value-type="float" office:value="6.5864918109912081E-3" table:formula="of:=[.$B83]/[.$A83]" table:style-name="ce1">
            <text:p>0,006586492</text:p>
          </table:table-cell>
          <table:table-cell office:value-type="float" office:value="7.2462740431832584" table:formula="of:=LOG([.$Q83];2)*-1" table:style-name="ce1">
            <text:p>7,246274043</text:p>
          </table:table-cell>
          <table:table-cell office:value-type="float" office:value="2.4759740448069083" table:formula="of:=LOG([.$N83]/[.$M83];2)" table:style-name="ce1">
            <text:p>2,475974045</text:p>
          </table:table-cell>
          <table:table-cell office:value-type="float" office:value="4.9529751956265287" table:formula="of:=LOG([.$B83]/[.$J83];2)*-1" table:style-name="ce1">
            <text:p>4,952975196</text:p>
          </table:table-cell>
          <table:table-cell office:value-type="float" office:value="2.4819435498458717" table:formula="of:=LOG([.$B83]/[.$K83];2)*-1" table:style-name="ce1">
            <text:p>2,4819435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655" table:style-name="ce1">
            <text:p>4655</text:p>
          </table:table-cell>
          <table:table-cell office:value-type="float" office:value="0" table:style-name="ce1">
            <text:p>0</text:p>
          </table:table-cell>
          <table:table-cell office:value-type="float" office:value="548" table:style-name="ce1">
            <text:p>548</text:p>
          </table:table-cell>
          <table:table-cell office:value-type="float" office:value="834" table:style-name="ce1">
            <text:p>834</text:p>
          </table:table-cell>
          <table:table-cell office:value-type="float" office:value="1545" table:style-name="ce1">
            <text:p>1545</text:p>
          </table:table-cell>
          <table:table-cell office:value-type="float" office:value="1678" table:style-name="ce1">
            <text:p>1678</text:p>
          </table:table-cell>
          <table:table-cell office:value-type="float" office:value="470" table:style-name="ce1">
            <text:p>470</text:p>
          </table:table-cell>
          <table:table-cell office:value-type="float" office:value="505" table:style-name="ce1">
            <text:p>505</text:p>
          </table:table-cell>
          <table:table-cell office:value-type="float" office:value="411320" table:style-name="ce1">
            <text:p>411320</text:p>
          </table:table-cell>
          <table:table-cell office:value-type="float" office:value="43981" table:style-name="ce1">
            <text:p>43981</text:p>
          </table:table-cell>
          <table:table-cell office:value-type="float" office:value="68955.8" table:style-name="ce1">
            <text:p>68955,8</text:p>
          </table:table-cell>
          <table:table-cell office:value-type="float" office:value="109.417" table:style-name="ce1">
            <text:p>109,417</text:p>
          </table:table-cell>
          <table:table-cell office:value-type="float" office:value="1118.2" table:style-name="ce1">
            <text:p>1118,2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2.4442059454850185E-3" table:formula="of:=[.$B84]/[.$A84]" table:style-name="ce1">
            <text:p>0,002444206</text:p>
          </table:table-cell>
          <table:table-cell office:value-type="float" office:value="8.6764184348523106" table:formula="of:=LOG([.$Q84];2)*-1" table:style-name="ce1">
            <text:p>8,676418435</text:p>
          </table:table-cell>
          <table:table-cell office:value-type="float" office:value="3.3532694394663056" table:formula="of:=LOG([.$N84]/[.$M84];2)" table:style-name="ce1">
            <text:p>3,353269439</text:p>
          </table:table-cell>
          <table:table-cell office:value-type="float" office:value="6.4653362450550906" table:formula="of:=LOG([.$B84]/[.$J84];2)*-1" table:style-name="ce1">
            <text:p>6,465336245</text:p>
          </table:table-cell>
          <table:table-cell office:value-type="float" office:value="3.2400273343575532" table:formula="of:=LOG([.$B84]/[.$K84];2)*-1" table:style-name="ce1">
            <text:p>3,24002733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010" table:style-name="ce1">
            <text:p>9010</text:p>
          </table:table-cell>
          <table:table-cell office:value-type="float" office:value="0" table:style-name="ce1">
            <text:p>0</text:p>
          </table:table-cell>
          <table:table-cell office:value-type="float" office:value="1655" table:style-name="ce1">
            <text:p>1655</text:p>
          </table:table-cell>
          <table:table-cell office:value-type="float" office:value="504" table:style-name="ce1">
            <text:p>504</text:p>
          </table:table-cell>
          <table:table-cell office:value-type="float" office:value="253" table:style-name="ce1">
            <text:p>253</text:p>
          </table:table-cell>
          <table:table-cell office:value-type="float" office:value="359" table:style-name="ce1">
            <text:p>359</text:p>
          </table:table-cell>
          <table:table-cell office:value-type="float" office:value="422" table:style-name="ce1">
            <text:p>422</text:p>
          </table:table-cell>
          <table:table-cell office:value-type="float" office:value="507" table:style-name="ce1">
            <text:p>507</text:p>
          </table:table-cell>
          <table:table-cell office:value-type="float" office:value="119170" table:style-name="ce1">
            <text:p>119170</text:p>
          </table:table-cell>
          <table:table-cell office:value-type="float" office:value="64090" table:style-name="ce1">
            <text:p>64090</text:p>
          </table:table-cell>
          <table:table-cell office:value-type="float" office:value="90612.4" table:style-name="ce1">
            <text:p>90612,4</text:p>
          </table:table-cell>
          <table:table-cell office:value-type="float" office:value="106.075" table:style-name="ce1">
            <text:p>106,075</text:p>
          </table:table-cell>
          <table:table-cell office:value-type="float" office:value="1349.59" table:style-name="ce1">
            <text:p>1349,59</text:p>
          </table:table-cell>
          <table:table-cell office:value-type="float" office:value="483" table:style-name="ce1">
            <text:p>483</text:p>
          </table:table-cell>
          <table:table-cell table:style-name="ce1"/>
          <table:table-cell office:value-type="float" office:value="4.7308905625821733E-3" table:formula="of:=[.$B85]/[.$A85]" table:style-name="ce1">
            <text:p>0,004730891</text:p>
          </table:table-cell>
          <table:table-cell office:value-type="float" office:value="7.7236724965975663" table:formula="of:=LOG([.$Q85];2)*-1" table:style-name="ce1">
            <text:p>7,723672497</text:p>
          </table:table-cell>
          <table:table-cell office:value-type="float" office:value="3.6693646051599456" table:formula="of:=LOG([.$N85]/[.$M85];2)" table:style-name="ce1">
            <text:p>3,669364605</text:p>
          </table:table-cell>
          <table:table-cell office:value-type="float" office:value="3.7253501794474237" table:formula="of:=LOG([.$B85]/[.$J85];2)*-1" table:style-name="ce1">
            <text:p>3,725350179</text:p>
          </table:table-cell>
          <table:table-cell office:value-type="float" office:value="2.8305002587054653" table:formula="of:=LOG([.$B85]/[.$K85];2)*-1" table:style-name="ce1">
            <text:p>2,83050025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460" table:style-name="ce1">
            <text:p>8460</text:p>
          </table:table-cell>
          <table:table-cell office:value-type="float" office:value="0" table:style-name="ce1">
            <text:p>0</text:p>
          </table:table-cell>
          <table:table-cell office:value-type="float" office:value="324" table:style-name="ce1">
            <text:p>324</text:p>
          </table:table-cell>
          <table:table-cell office:value-type="float" office:value="472" table:style-name="ce1">
            <text:p>472</text:p>
          </table:table-cell>
          <table:table-cell office:value-type="float" office:value="733" table:style-name="ce1">
            <text:p>733</text:p>
          </table:table-cell>
          <table:table-cell office:value-type="float" office:value="823" table:style-name="ce1">
            <text:p>823</text:p>
          </table:table-cell>
          <table:table-cell office:value-type="float" office:value="467" table:style-name="ce1">
            <text:p>467</text:p>
          </table:table-cell>
          <table:table-cell office:value-type="float" office:value="561" table:style-name="ce1">
            <text:p>561</text:p>
          </table:table-cell>
          <table:table-cell office:value-type="float" office:value="46906" table:style-name="ce1">
            <text:p>46906</text:p>
          </table:table-cell>
          <table:table-cell office:value-type="float" office:value="27683" table:style-name="ce1">
            <text:p>27683</text:p>
          </table:table-cell>
          <table:table-cell office:value-type="float" office:value="34268.699999999997" table:style-name="ce1">
            <text:p>34268,7</text:p>
          </table:table-cell>
          <table:table-cell office:value-type="float" office:value="90.553899999999999" table:style-name="ce1">
            <text:p>90,5539</text:p>
          </table:table-cell>
          <table:table-cell office:value-type="float" office:value="455.93900000000002" table:style-name="ce1">
            <text:p>455,939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4.4421014605377568E-3" table:formula="of:=[.$B86]/[.$A86]" table:style-name="ce1">
            <text:p>0,004442101</text:p>
          </table:table-cell>
          <table:table-cell office:value-type="float" office:value="7.8145419392911553" table:formula="of:=LOG([.$Q86];2)*-1" table:style-name="ce1">
            <text:p>7,814541939</text:p>
          </table:table-cell>
          <table:table-cell office:value-type="float" office:value="2.3319921373720054" table:formula="of:=LOG([.$N86]/[.$M86];2)" table:style-name="ce1">
            <text:p>2,331992137</text:p>
          </table:table-cell>
          <table:table-cell office:value-type="float" office:value="2.4710429090075858" table:formula="of:=LOG([.$B86]/[.$J86];2)*-1" table:style-name="ce1">
            <text:p>2,471042909</text:p>
          </table:table-cell>
          <table:table-cell office:value-type="float" office:value="1.710270727500786" table:formula="of:=LOG([.$B86]/[.$K86];2)*-1" table:style-name="ce1">
            <text:p>1,71027072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652" table:style-name="ce1">
            <text:p>3652</text:p>
          </table:table-cell>
          <table:table-cell office:value-type="float" office:value="0" table:style-name="ce1">
            <text:p>0</text:p>
          </table:table-cell>
          <table:table-cell office:value-type="float" office:value="743" table:style-name="ce1">
            <text:p>743</text:p>
          </table:table-cell>
          <table:table-cell office:value-type="float" office:value="511" table:style-name="ce1">
            <text:p>511</text:p>
          </table:table-cell>
          <table:table-cell office:value-type="float" office:value="485" table:style-name="ce1">
            <text:p>485</text:p>
          </table:table-cell>
          <table:table-cell office:value-type="float" office:value="529" table:style-name="ce1">
            <text:p>529</text:p>
          </table:table-cell>
          <table:table-cell office:value-type="float" office:value="109" table:style-name="ce1">
            <text:p>109</text:p>
          </table:table-cell>
          <table:table-cell office:value-type="float" office:value="192" table:style-name="ce1">
            <text:p>192</text:p>
          </table:table-cell>
          <table:table-cell office:value-type="float" office:value="103716" table:style-name="ce1">
            <text:p>103716</text:p>
          </table:table-cell>
          <table:table-cell office:value-type="float" office:value="19551" table:style-name="ce1">
            <text:p>19551</text:p>
          </table:table-cell>
          <table:table-cell office:value-type="float" office:value="29556.7" table:style-name="ce1">
            <text:p>29556,7</text:p>
          </table:table-cell>
          <table:table-cell office:value-type="float" office:value="80.993799999999993" table:style-name="ce1">
            <text:p>80,9938</text:p>
          </table:table-cell>
          <table:table-cell office:value-type="float" office:value="431.29700000000003" table:style-name="ce1">
            <text:p>431,297</text:p>
          </table:table-cell>
          <table:table-cell office:value-type="float" office:value="578" table:style-name="ce1">
            <text:p>578</text:p>
          </table:table-cell>
          <table:table-cell table:style-name="ce1"/>
          <table:table-cell office:value-type="float" office:value="1.9175596375749276E-3" table:formula="of:=[.$B87]/[.$A87]" table:style-name="ce1">
            <text:p>0,00191756</text:p>
          </table:table-cell>
          <table:table-cell office:value-type="float" office:value="9.0265128373142449" table:formula="of:=LOG([.$Q87];2)*-1" table:style-name="ce1">
            <text:p>9,026512837</text:p>
          </table:table-cell>
          <table:table-cell office:value-type="float" office:value="2.4127983006874683" table:formula="of:=LOG([.$N87]/[.$M87];2)" table:style-name="ce1">
            <text:p>2,412798301</text:p>
          </table:table-cell>
          <table:table-cell office:value-type="float" office:value="4.8278078966179603" table:formula="of:=LOG([.$B87]/[.$J87];2)*-1" table:style-name="ce1">
            <text:p>4,827807897</text:p>
          </table:table-cell>
          <table:table-cell office:value-type="float" office:value="2.4204837303533324" table:formula="of:=LOG([.$B87]/[.$K87];2)*-1" table:style-name="ce1">
            <text:p>2,4204837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180" table:style-name="ce1">
            <text:p>6180</text:p>
          </table:table-cell>
          <table:table-cell office:value-type="float" office:value="0" table:style-name="ce1">
            <text:p>0</text:p>
          </table:table-cell>
          <table:table-cell office:value-type="float" office:value="519" table:style-name="ce1">
            <text:p>519</text:p>
          </table:table-cell>
          <table:table-cell office:value-type="float" office:value="181" table:style-name="ce1">
            <text:p>181</text:p>
          </table:table-cell>
          <table:table-cell office:value-type="float" office:value="375" table:style-name="ce1">
            <text:p>375</text:p>
          </table:table-cell>
          <table:table-cell office:value-type="float" office:value="478" table:style-name="ce1">
            <text:p>478</text:p>
          </table:table-cell>
          <table:table-cell office:value-type="float" office:value="377" table:style-name="ce1">
            <text:p>377</text:p>
          </table:table-cell>
          <table:table-cell office:value-type="float" office:value="437" table:style-name="ce1">
            <text:p>437</text:p>
          </table:table-cell>
          <table:table-cell office:value-type="float" office:value="36864" table:style-name="ce1">
            <text:p>36864</text:p>
          </table:table-cell>
          <table:table-cell office:value-type="float" office:value="17504" table:style-name="ce1">
            <text:p>17504</text:p>
          </table:table-cell>
          <table:table-cell office:value-type="float" office:value="21933.599999999999" table:style-name="ce1">
            <text:p>21933,6</text:p>
          </table:table-cell>
          <table:table-cell office:value-type="float" office:value="64.622" table:style-name="ce1">
            <text:p>64,622</text:p>
          </table:table-cell>
          <table:table-cell office:value-type="float" office:value="244.387" table:style-name="ce1">
            <text:p>244,387</text:p>
          </table:table-cell>
          <table:table-cell office:value-type="float" office:value="499" table:style-name="ce1">
            <text:p>499</text:p>
          </table:table-cell>
          <table:table-cell table:style-name="ce1"/>
          <table:table-cell office:value-type="float" office:value="3.2449393647899926E-3" table:formula="of:=[.$B88]/[.$A88]" table:style-name="ce1">
            <text:p>0,003244939</text:p>
          </table:table-cell>
          <table:table-cell office:value-type="float" office:value="8.2675927645067304" table:formula="of:=LOG([.$Q88];2)*-1" table:style-name="ce1">
            <text:p>8,267592765</text:p>
          </table:table-cell>
          <table:table-cell office:value-type="float" office:value="1.9190702373356772" table:formula="of:=LOG([.$N88]/[.$M88];2)" table:style-name="ce1">
            <text:p>1,919070237</text:p>
          </table:table-cell>
          <table:table-cell office:value-type="float" office:value="2.5765338786505758" table:formula="of:=LOG([.$B88]/[.$J88];2)*-1" table:style-name="ce1">
            <text:p>2,576533879</text:p>
          </table:table-cell>
          <table:table-cell office:value-type="float" office:value="1.5020059000008195" table:formula="of:=LOG([.$B88]/[.$K88];2)*-1" table:style-name="ce1">
            <text:p>1,502005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074" table:style-name="ce1">
            <text:p>3074</text:p>
          </table:table-cell>
          <table:table-cell office:value-type="float" office:value="0" table:style-name="ce1">
            <text:p>0</text:p>
          </table:table-cell>
          <table:table-cell office:value-type="float" office:value="472" table:style-name="ce1">
            <text:p>472</text:p>
          </table:table-cell>
          <table:table-cell office:value-type="float" office:value="386" table:style-name="ce1">
            <text:p>386</text:p>
          </table:table-cell>
          <table:table-cell office:value-type="float" office:value="1684" table:style-name="ce1">
            <text:p>1684</text:p>
          </table:table-cell>
          <table:table-cell office:value-type="float" office:value="1790" table:style-name="ce1">
            <text:p>1790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office:value-type="float" office:value="495568" table:style-name="ce1">
            <text:p>495568</text:p>
          </table:table-cell>
          <table:table-cell office:value-type="float" office:value="39039" table:style-name="ce1">
            <text:p>39039</text:p>
          </table:table-cell>
          <table:table-cell office:value-type="float" office:value="54906.6" table:style-name="ce1">
            <text:p>54906,6</text:p>
          </table:table-cell>
          <table:table-cell office:value-type="float" office:value="100" table:style-name="ce1">
            <text:p>100</text:p>
          </table:table-cell>
          <table:table-cell office:value-type="float" office:value="1315.78" table:style-name="ce1">
            <text:p>1315,78</text:p>
          </table:table-cell>
          <table:table-cell office:value-type="float" office:value="983" table:style-name="ce1">
            <text:p>983</text:p>
          </table:table-cell>
          <table:table-cell table:style-name="ce1"/>
          <table:table-cell office:value-type="float" office:value="1.6140685448809769E-3" table:formula="of:=[.$B89]/[.$A89]" table:style-name="ce1">
            <text:p>0,001614069</text:p>
          </table:table-cell>
          <table:table-cell office:value-type="float" office:value="9.2750824376076952" table:formula="of:=LOG([.$Q89];2)*-1" table:style-name="ce1">
            <text:p>9,275082438</text:p>
          </table:table-cell>
          <table:table-cell office:value-type="float" office:value="3.7178463837768123" table:formula="of:=LOG([.$N89]/[.$M89];2)" table:style-name="ce1">
            <text:p>3,717846384</text:p>
          </table:table-cell>
          <table:table-cell office:value-type="float" office:value="7.3328220569949174" table:formula="of:=LOG([.$B89]/[.$J89];2)*-1" table:style-name="ce1">
            <text:p>7,332822057</text:p>
          </table:table-cell>
          <table:table-cell office:value-type="float" office:value="3.6667270280074709" table:formula="of:=LOG([.$B89]/[.$K89];2)*-1" table:style-name="ce1">
            <text:p>3,66672702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859" table:style-name="ce1">
            <text:p>4859</text:p>
          </table:table-cell>
          <table:table-cell office:value-type="float" office:value="0" table:style-name="ce1">
            <text:p>0</text:p>
          </table:table-cell>
          <table:table-cell office:value-type="float" office:value="1712" table:style-name="ce1">
            <text:p>1712</text:p>
          </table:table-cell>
          <table:table-cell office:value-type="float" office:value="36" table:style-name="ce1">
            <text:p>36</text:p>
          </table:table-cell>
          <table:table-cell office:value-type="float" office:value="812" table:style-name="ce1">
            <text:p>812</text:p>
          </table:table-cell>
          <table:table-cell office:value-type="float" office:value="855" table:style-name="ce1">
            <text:p>855</text:p>
          </table:table-cell>
          <table:table-cell office:value-type="float" office:value="581" table:style-name="ce1">
            <text:p>581</text:p>
          </table:table-cell>
          <table:table-cell office:value-type="float" office:value="694" table:style-name="ce1">
            <text:p>694</text:p>
          </table:table-cell>
          <table:table-cell office:value-type="float" office:value="592200" table:style-name="ce1">
            <text:p>592200</text:p>
          </table:table-cell>
          <table:table-cell office:value-type="float" office:value="64997" table:style-name="ce1">
            <text:p>64997</text:p>
          </table:table-cell>
          <table:table-cell office:value-type="float" office:value="97245.1" table:style-name="ce1">
            <text:p>97245,1</text:p>
          </table:table-cell>
          <table:table-cell office:value-type="float" office:value="50.477699999999999" table:style-name="ce1">
            <text:p>50,4777</text:p>
          </table:table-cell>
          <table:table-cell office:value-type="float" office:value="1064.82" table:style-name="ce1">
            <text:p>1064,82</text:p>
          </table:table-cell>
          <table:table-cell office:value-type="float" office:value="639" table:style-name="ce1">
            <text:p>639</text:p>
          </table:table-cell>
          <table:table-cell table:style-name="ce1"/>
          <table:table-cell office:value-type="float" office:value="2.5513204487887658E-3" table:formula="of:=[.$B90]/[.$A90]" table:style-name="ce1">
            <text:p>0,00255132</text:p>
          </table:table-cell>
          <table:table-cell office:value-type="float" office:value="8.614540170181181" table:formula="of:=LOG([.$Q90];2)*-1" table:style-name="ce1">
            <text:p>8,61454017</text:p>
          </table:table-cell>
          <table:table-cell office:value-type="float" office:value="4.3988195879488803" table:formula="of:=LOG([.$N90]/[.$M90];2)" table:style-name="ce1">
            <text:p>4,398819588</text:p>
          </table:table-cell>
          <table:table-cell office:value-type="float" office:value="6.9292812478349921" table:formula="of:=LOG([.$B90]/[.$J90];2)*-1" table:style-name="ce1">
            <text:p>6,929281248</text:p>
          </table:table-cell>
          <table:table-cell office:value-type="float" office:value="3.7416417931116461" table:formula="of:=LOG([.$B90]/[.$K90];2)*-1" table:style-name="ce1">
            <text:p>3,74164179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646" table:style-name="ce1">
            <text:p>2646</text:p>
          </table:table-cell>
          <table:table-cell office:value-type="float" office:value="0" table:style-name="ce1">
            <text:p>0</text:p>
          </table:table-cell>
          <table:table-cell office:value-type="float" office:value="851" table:style-name="ce1">
            <text:p>851</text:p>
          </table:table-cell>
          <table:table-cell office:value-type="float" office:value="613" table:style-name="ce1">
            <text:p>613</text:p>
          </table:table-cell>
          <table:table-cell office:value-type="float" office:value="331" table:style-name="ce1">
            <text:p>331</text:p>
          </table:table-cell>
          <table:table-cell office:value-type="float" office:value="394" table:style-name="ce1">
            <text:p>394</text:p>
          </table:table-cell>
          <table:table-cell office:value-type="float" office:value="640" table:style-name="ce1">
            <text:p>640</text:p>
          </table:table-cell>
          <table:table-cell office:value-type="float" office:value="682" table:style-name="ce1">
            <text:p>682</text:p>
          </table:table-cell>
          <table:table-cell office:value-type="float" office:value="35880" table:style-name="ce1">
            <text:p>35880</text:p>
          </table:table-cell>
          <table:table-cell office:value-type="float" office:value="13093.5" table:style-name="ce1">
            <text:p>13093,5</text:p>
          </table:table-cell>
          <table:table-cell office:value-type="float" office:value="25861" table:style-name="ce1">
            <text:p>25861</text:p>
          </table:table-cell>
          <table:table-cell office:value-type="float" office:value="62.2896" table:style-name="ce1">
            <text:p>62,2896</text:p>
          </table:table-cell>
          <table:table-cell office:value-type="float" office:value="491.35" table:style-name="ce1">
            <text:p>491,35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1.389338116380958E-3" table:formula="of:=[.$B91]/[.$A91]" table:style-name="ce1">
            <text:p>0,001389338</text:p>
          </table:table-cell>
          <table:table-cell office:value-type="float" office:value="9.4913865410197893" table:formula="of:=LOG([.$Q91];2)*-1" table:style-name="ce1">
            <text:p>9,491386541</text:p>
          </table:table-cell>
          <table:table-cell office:value-type="float" office:value="2.9796878427335378" table:formula="of:=LOG([.$N91]/[.$M91];2)" table:style-name="ce1">
            <text:p>2,979687843</text:p>
          </table:table-cell>
          <table:table-cell office:value-type="float" office:value="3.7612949235279465" table:formula="of:=LOG([.$B91]/[.$J91];2)*-1" table:style-name="ce1">
            <text:p>3,761294924</text:p>
          </table:table-cell>
          <table:table-cell office:value-type="float" office:value="2.3069658263297539" table:formula="of:=LOG([.$B91]/[.$K91];2)*-1" table:style-name="ce1">
            <text:p>2,30696582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920" table:style-name="ce1">
            <text:p>7920</text:p>
          </table:table-cell>
          <table:table-cell office:value-type="float" office:value="0" table:style-name="ce1">
            <text:p>0</text:p>
          </table:table-cell>
          <table:table-cell office:value-type="float" office:value="389" table:style-name="ce1">
            <text:p>389</text:p>
          </table:table-cell>
          <table:table-cell office:value-type="float" office:value="669" table:style-name="ce1">
            <text:p>669</text:p>
          </table:table-cell>
          <table:table-cell office:value-type="float" office:value="945" table:style-name="ce1">
            <text:p>945</text:p>
          </table:table-cell>
          <table:table-cell office:value-type="float" office:value="1035" table:style-name="ce1">
            <text:p>1035</text:p>
          </table:table-cell>
          <table:table-cell office:value-type="float" office:value="598" table:style-name="ce1">
            <text:p>598</text:p>
          </table:table-cell>
          <table:table-cell office:value-type="float" office:value="686" table:style-name="ce1">
            <text:p>686</text:p>
          </table:table-cell>
          <table:table-cell office:value-type="float" office:value="56848" table:style-name="ce1">
            <text:p>56848</text:p>
          </table:table-cell>
          <table:table-cell office:value-type="float" office:value="32384" table:style-name="ce1">
            <text:p>32384</text:p>
          </table:table-cell>
          <table:table-cell office:value-type="float" office:value="34820.9" table:style-name="ce1">
            <text:p>34820,9</text:p>
          </table:table-cell>
          <table:table-cell office:value-type="float" office:value="90.199799999999996" table:style-name="ce1">
            <text:p>90,1998</text:p>
          </table:table-cell>
          <table:table-cell office:value-type="float" office:value="601.60599999999999" table:style-name="ce1">
            <text:p>601,606</text:p>
          </table:table-cell>
          <table:table-cell office:value-type="float" office:value="437" table:style-name="ce1">
            <text:p>437</text:p>
          </table:table-cell>
          <table:table-cell table:style-name="ce1"/>
          <table:table-cell office:value-type="float" office:value="4.1585630694396022E-3" table:formula="of:=[.$B92]/[.$A92]" table:style-name="ce1">
            <text:p>0,004158563</text:p>
          </table:table-cell>
          <table:table-cell office:value-type="float" office:value="7.9096991723314947" table:formula="of:=LOG([.$Q92];2)*-1" table:style-name="ce1">
            <text:p>7,909699172</text:p>
          </table:table-cell>
          <table:table-cell office:value-type="float" office:value="2.7376228158152687" table:formula="of:=LOG([.$N92]/[.$M92];2)" table:style-name="ce1">
            <text:p>2,737622816</text:p>
          </table:table-cell>
          <table:table-cell office:value-type="float" office:value="2.8435372583642504" table:formula="of:=LOG([.$B92]/[.$J92];2)*-1" table:style-name="ce1">
            <text:p>2,843537258</text:p>
          </table:table-cell>
          <table:table-cell office:value-type="float" office:value="2.0317088597273383" table:formula="of:=LOG([.$B92]/[.$K92];2)*-1" table:style-name="ce1">
            <text:p>2,0317088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545" table:style-name="ce1">
            <text:p>6545</text:p>
          </table:table-cell>
          <table:table-cell office:value-type="float" office:value="0" table:style-name="ce1">
            <text:p>0</text:p>
          </table:table-cell>
          <table:table-cell office:value-type="float" office:value="947" table:style-name="ce1">
            <text:p>947</text:p>
          </table:table-cell>
          <table:table-cell office:value-type="float" office:value="646" table:style-name="ce1">
            <text:p>646</text:p>
          </table:table-cell>
          <table:table-cell office:value-type="float" office:value="45" table:style-name="ce1">
            <text:p>45</text:p>
          </table:table-cell>
          <table:table-cell office:value-type="float" office:value="100" table:style-name="ce1">
            <text:p>100</text:p>
          </table:table-cell>
          <table:table-cell office:value-type="float" office:value="393" table:style-name="ce1">
            <text:p>393</text:p>
          </table:table-cell>
          <table:table-cell office:value-type="float" office:value="512" table:style-name="ce1">
            <text:p>512</text:p>
          </table:table-cell>
          <table:table-cell office:value-type="float" office:value="228206" table:style-name="ce1">
            <text:p>228206</text:p>
          </table:table-cell>
          <table:table-cell office:value-type="float" office:value="60626.5" table:style-name="ce1">
            <text:p>60626,5</text:p>
          </table:table-cell>
          <table:table-cell office:value-type="float" office:value="66596.399999999994" table:style-name="ce1">
            <text:p>66596,4</text:p>
          </table:table-cell>
          <table:table-cell office:value-type="float" office:value="55.317300000000003" table:style-name="ce1">
            <text:p>55,3173</text:p>
          </table:table-cell>
          <table:table-cell office:value-type="float" office:value="896.24800000000005" table:style-name="ce1">
            <text:p>896,248</text:p>
          </table:table-cell>
          <table:table-cell office:value-type="float" office:value="780" table:style-name="ce1">
            <text:p>780</text:p>
          </table:table-cell>
          <table:table-cell table:style-name="ce1"/>
          <table:table-cell office:value-type="float" office:value="3.4365903143285599E-3" table:formula="of:=[.$B93]/[.$A93]" table:style-name="ce1">
            <text:p>0,00343659</text:p>
          </table:table-cell>
          <table:table-cell office:value-type="float" office:value="8.1848064104658622" table:formula="of:=LOG([.$Q93];2)*-1" table:style-name="ce1">
            <text:p>8,18480641</text:p>
          </table:table-cell>
          <table:table-cell office:value-type="float" office:value="4.0180953480575008" table:formula="of:=LOG([.$N93]/[.$M93];2)" table:style-name="ce1">
            <text:p>4,018095348</text:p>
          </table:table-cell>
          <table:table-cell office:value-type="float" office:value="5.1237997211170878" table:formula="of:=LOG([.$B93]/[.$J93];2)*-1" table:style-name="ce1">
            <text:p>5,123799721</text:p>
          </table:table-cell>
          <table:table-cell office:value-type="float" office:value="3.2114834400097907" table:formula="of:=LOG([.$B93]/[.$K93];2)*-1" table:style-name="ce1">
            <text:p>3,2114834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947" table:style-name="ce1">
            <text:p>12947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452" table:style-name="ce1">
            <text:p>452</text:p>
          </table:table-cell>
          <table:table-cell office:value-type="float" office:value="1469" table:style-name="ce1">
            <text:p>1469</text:p>
          </table:table-cell>
          <table:table-cell office:value-type="float" office:value="1590" table:style-name="ce1">
            <text:p>1590</text:p>
          </table:table-cell>
          <table:table-cell office:value-type="float" office:value="584" table:style-name="ce1">
            <text:p>584</text:p>
          </table:table-cell>
          <table:table-cell office:value-type="float" office:value="691" table:style-name="ce1">
            <text:p>691</text:p>
          </table:table-cell>
          <table:table-cell office:value-type="float" office:value="356349" table:style-name="ce1">
            <text:p>356349</text:p>
          </table:table-cell>
          <table:table-cell office:value-type="float" office:value="94228" table:style-name="ce1">
            <text:p>94228</text:p>
          </table:table-cell>
          <table:table-cell office:value-type="float" office:value="98172.3" table:style-name="ce1">
            <text:p>98172,3</text:p>
          </table:table-cell>
          <table:table-cell office:value-type="float" office:value="121.062" table:style-name="ce1">
            <text:p>121,062</text:p>
          </table:table-cell>
          <table:table-cell office:value-type="float" office:value="1441.92" table:style-name="ce1">
            <text:p>1441,92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6.7980954621255718E-3" table:formula="of:=[.$B94]/[.$A94]" table:style-name="ce1">
            <text:p>0,006798095</text:p>
          </table:table-cell>
          <table:table-cell office:value-type="float" office:value="7.2006536636227256" table:formula="of:=LOG([.$Q94];2)*-1" table:style-name="ce1">
            <text:p>7,200653664</text:p>
          </table:table-cell>
          <table:table-cell office:value-type="float" office:value="3.574173128341787" table:formula="of:=LOG([.$N94]/[.$M94];2)" table:style-name="ce1">
            <text:p>3,574173128</text:p>
          </table:table-cell>
          <table:table-cell office:value-type="float" office:value="4.7826011265884496" table:formula="of:=LOG([.$B94]/[.$J94];2)*-1" table:style-name="ce1">
            <text:p>4,782601127</text:p>
          </table:table-cell>
          <table:table-cell office:value-type="float" office:value="2.8635379785436408" table:formula="of:=LOG([.$B94]/[.$K94];2)*-1" table:style-name="ce1">
            <text:p>2,86353797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6905" table:style-name="ce1">
            <text:p>16905</text:p>
          </table:table-cell>
          <table:table-cell office:value-type="float" office:value="0" table:style-name="ce1">
            <text:p>0</text:p>
          </table:table-cell>
          <table:table-cell office:value-type="float" office:value="1503" table:style-name="ce1">
            <text:p>1503</text:p>
          </table:table-cell>
          <table:table-cell office:value-type="float" office:value="595" table:style-name="ce1">
            <text:p>595</text:p>
          </table:table-cell>
          <table:table-cell office:value-type="float" office:value="153" table:style-name="ce1">
            <text:p>153</text:p>
          </table:table-cell>
          <table:table-cell office:value-type="float" office:value="300" table:style-name="ce1">
            <text:p>300</text:p>
          </table:table-cell>
          <table:table-cell office:value-type="float" office:value="327" table:style-name="ce1">
            <text:p>327</text:p>
          </table:table-cell>
          <table:table-cell office:value-type="float" office:value="442" table:style-name="ce1">
            <text:p>442</text:p>
          </table:table-cell>
          <table:table-cell office:value-type="float" office:value="361800" table:style-name="ce1">
            <text:p>361800</text:p>
          </table:table-cell>
          <table:table-cell office:value-type="float" office:value="97323" table:style-name="ce1">
            <text:p>97323</text:p>
          </table:table-cell>
          <table:table-cell office:value-type="float" office:value="98683.1" table:style-name="ce1">
            <text:p>98683,1</text:p>
          </table:table-cell>
          <table:table-cell office:value-type="float" office:value="148.297" table:style-name="ce1">
            <text:p>148,297</text:p>
          </table:table-cell>
          <table:table-cell office:value-type="float" office:value="1294.31" table:style-name="ce1">
            <text:p>1294,31</text:p>
          </table:table-cell>
          <table:table-cell office:value-type="float" office:value="484" table:style-name="ce1">
            <text:p>484</text:p>
          </table:table-cell>
          <table:table-cell table:style-name="ce1"/>
          <table:table-cell office:value-type="float" office:value="8.8763268546561205E-3" table:formula="of:=[.$B95]/[.$A95]" table:style-name="ce1">
            <text:p>0,008876327</text:p>
          </table:table-cell>
          <table:table-cell office:value-type="float" office:value="6.8158214915177275" table:formula="of:=LOG([.$Q95];2)*-1" table:style-name="ce1">
            <text:p>6,815821492</text:p>
          </table:table-cell>
          <table:table-cell office:value-type="float" office:value="3.1256218804470035" table:formula="of:=LOG([.$N95]/[.$M95];2)" table:style-name="ce1">
            <text:p>3,12562188</text:p>
          </table:table-cell>
          <table:table-cell office:value-type="float" office:value="4.4196704866152263" table:formula="of:=LOG([.$B95]/[.$J95];2)*-1" table:style-name="ce1">
            <text:p>4,419670487</text:p>
          </table:table-cell>
          <table:table-cell office:value-type="float" office:value="2.525330776079731" table:formula="of:=LOG([.$B95]/[.$K95];2)*-1" table:style-name="ce1">
            <text:p>2,52533077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590" table:style-name="ce1">
            <text:p>7590</text:p>
          </table:table-cell>
          <table:table-cell office:value-type="float" office:value="0" table:style-name="ce1">
            <text:p>0</text:p>
          </table:table-cell>
          <table:table-cell office:value-type="float" office:value="292" table:style-name="ce1">
            <text:p>292</text:p>
          </table:table-cell>
          <table:table-cell office:value-type="float" office:value="400" table:style-name="ce1">
            <text:p>400</text:p>
          </table:table-cell>
          <table:table-cell office:value-type="float" office:value="917" table:style-name="ce1">
            <text:p>917</text:p>
          </table:table-cell>
          <table:table-cell office:value-type="float" office:value="986" table:style-name="ce1">
            <text:p>986</text:p>
          </table:table-cell>
          <table:table-cell office:value-type="float" office:value="376" table:style-name="ce1">
            <text:p>376</text:p>
          </table:table-cell>
          <table:table-cell office:value-type="float" office:value="486" table:style-name="ce1">
            <text:p>486</text:p>
          </table:table-cell>
          <table:table-cell office:value-type="float" office:value="76340" table:style-name="ce1">
            <text:p>76340</text:p>
          </table:table-cell>
          <table:table-cell office:value-type="float" office:value="41965" table:style-name="ce1">
            <text:p>41965</text:p>
          </table:table-cell>
          <table:table-cell office:value-type="float" office:value="43073.1" table:style-name="ce1">
            <text:p>43073,1</text:p>
          </table:table-cell>
          <table:table-cell office:value-type="float" office:value="68.117500000000007" table:style-name="ce1">
            <text:p>68,1175</text:p>
          </table:table-cell>
          <table:table-cell office:value-type="float" office:value="659.72900000000004" table:style-name="ce1">
            <text:p>659,729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3.9852896082129517E-3" table:formula="of:=[.$B96]/[.$A96]" table:style-name="ce1">
            <text:p>0,00398529</text:p>
          </table:table-cell>
          <table:table-cell office:value-type="float" office:value="7.9710997169956386" table:formula="of:=LOG([.$Q96];2)*-1" table:style-name="ce1">
            <text:p>7,971099717</text:p>
          </table:table-cell>
          <table:table-cell office:value-type="float" office:value="3.2757761311589126" table:formula="of:=LOG([.$N96]/[.$M96];2)" table:style-name="ce1">
            <text:p>3,275776131</text:p>
          </table:table-cell>
          <table:table-cell office:value-type="float" office:value="3.3302673958000919" table:formula="of:=LOG([.$B96]/[.$J96];2)*-1" table:style-name="ce1">
            <text:p>3,330267396</text:p>
          </table:table-cell>
          <table:table-cell office:value-type="float" office:value="2.4670147900563615" table:formula="of:=LOG([.$B96]/[.$K96];2)*-1" table:style-name="ce1">
            <text:p>2,4670147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440" table:style-name="ce1">
            <text:p>1440</text:p>
          </table:table-cell>
          <table:table-cell office:value-type="float" office:value="0" table:style-name="ce1">
            <text:p>0</text:p>
          </table:table-cell>
          <table:table-cell office:value-type="float" office:value="928" table:style-name="ce1">
            <text:p>928</text:p>
          </table:table-cell>
          <table:table-cell office:value-type="float" office:value="441" table:style-name="ce1">
            <text:p>441</text:p>
          </table:table-cell>
          <table:table-cell office:value-type="float" office:value="1427" table:style-name="ce1">
            <text:p>1427</text:p>
          </table:table-cell>
          <table:table-cell office:value-type="float" office:value="1467" table:style-name="ce1">
            <text:p>1467</text:p>
          </table:table-cell>
          <table:table-cell office:value-type="float" office:value="196" table:style-name="ce1">
            <text:p>196</text:p>
          </table:table-cell>
          <table:table-cell office:value-type="float" office:value="232" table:style-name="ce1">
            <text:p>232</text:p>
          </table:table-cell>
          <table:table-cell office:value-type="float" office:value="132055" table:style-name="ce1">
            <text:p>132055</text:p>
          </table:table-cell>
          <table:table-cell office:value-type="float" office:value="14602" table:style-name="ce1">
            <text:p>14602</text:p>
          </table:table-cell>
          <table:table-cell office:value-type="float" office:value="24290.9" table:style-name="ce1">
            <text:p>24290,9</text:p>
          </table:table-cell>
          <table:table-cell office:value-type="float" office:value="43.863399999999999" table:style-name="ce1">
            <text:p>43,8634</text:p>
          </table:table-cell>
          <table:table-cell office:value-type="float" office:value="566.47199999999998" table:style-name="ce1">
            <text:p>566,472</text:p>
          </table:table-cell>
          <table:table-cell office:value-type="float" office:value="748" table:style-name="ce1">
            <text:p>748</text:p>
          </table:table-cell>
          <table:table-cell table:style-name="ce1"/>
          <table:table-cell office:value-type="float" office:value="7.5610237626174586E-4" table:formula="of:=[.$B97]/[.$A97]" table:style-name="ce1">
            <text:p>0,000756102</text:p>
          </table:table-cell>
          <table:table-cell office:value-type="float" office:value="10.369130790968791" table:formula="of:=LOG([.$Q97];2)*-1" table:style-name="ce1">
            <text:p>10,36913079</text:p>
          </table:table-cell>
          <table:table-cell office:value-type="float" office:value="3.6909150975884542" table:formula="of:=LOG([.$N97]/[.$M97];2)" table:style-name="ce1">
            <text:p>3,690915098</text:p>
          </table:table-cell>
          <table:table-cell office:value-type="float" office:value="6.518926305425401" table:formula="of:=LOG([.$B97]/[.$J97];2)*-1" table:style-name="ce1">
            <text:p>6,518926305</text:p>
          </table:table-cell>
          <table:table-cell office:value-type="float" office:value="3.3420252682476952" table:formula="of:=LOG([.$B97]/[.$K97];2)*-1" table:style-name="ce1">
            <text:p>3,34202526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660" table:style-name="ce1">
            <text:p>2660</text:p>
          </table:table-cell>
          <table:table-cell office:value-type="float" office:value="0" table:style-name="ce1">
            <text:p>0</text:p>
          </table:table-cell>
          <table:table-cell office:value-type="float" office:value="1428" table:style-name="ce1">
            <text:p>1428</text:p>
          </table:table-cell>
          <table:table-cell office:value-type="float" office:value="212" table:style-name="ce1">
            <text:p>212</text:p>
          </table:table-cell>
          <table:table-cell office:value-type="float" office:value="134" table:style-name="ce1">
            <text:p>134</text:p>
          </table:table-cell>
          <table:table-cell office:value-type="float" office:value="210" table:style-name="ce1">
            <text:p>210</text:p>
          </table:table-cell>
          <table:table-cell office:value-type="float" office:value="172" table:style-name="ce1">
            <text:p>172</text:p>
          </table:table-cell>
          <table:table-cell office:value-type="float" office:value="207" table:style-name="ce1">
            <text:p>207</text:p>
          </table:table-cell>
          <table:table-cell office:value-type="float" office:value="51760" table:style-name="ce1">
            <text:p>51760</text:p>
          </table:table-cell>
          <table:table-cell office:value-type="float" office:value="24165" table:style-name="ce1">
            <text:p>24165</text:p>
          </table:table-cell>
          <table:table-cell office:value-type="float" office:value="42841.599999999999" table:style-name="ce1">
            <text:p>42841,6</text:p>
          </table:table-cell>
          <table:table-cell office:value-type="float" office:value="76.026300000000006" table:style-name="ce1">
            <text:p>76,0263</text:p>
          </table:table-cell>
          <table:table-cell office:value-type="float" office:value="1256.21" table:style-name="ce1">
            <text:p>1256,21</text:p>
          </table:table-cell>
          <table:table-cell office:value-type="float" office:value="780" table:style-name="ce1">
            <text:p>780</text:p>
          </table:table-cell>
          <table:table-cell table:style-name="ce1"/>
          <table:table-cell office:value-type="float" office:value="1.396689111705725E-3" table:formula="of:=[.$B98]/[.$A98]" table:style-name="ce1">
            <text:p>0,001396689</text:p>
          </table:table-cell>
          <table:table-cell office:value-type="float" office:value="9.4837733569099143" table:formula="of:=LOG([.$Q98];2)*-1" table:style-name="ce1">
            <text:p>9,483773357</text:p>
          </table:table-cell>
          <table:table-cell office:value-type="float" office:value="4.046435268167933" table:formula="of:=LOG([.$N98]/[.$M98];2)" table:style-name="ce1">
            <text:p>4,046435268</text:p>
          </table:table-cell>
          <table:table-cell office:value-type="float" office:value="4.2823394664913179" table:formula="of:=LOG([.$B98]/[.$J98];2)*-1" table:style-name="ce1">
            <text:p>4,282339466</text:p>
          </table:table-cell>
          <table:table-cell office:value-type="float" office:value="3.1834208439265352" table:formula="of:=LOG([.$B98]/[.$K98];2)*-1" table:style-name="ce1">
            <text:p>3,18342084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360" table:style-name="ce1">
            <text:p>1136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office:value-type="float" office:value="206" table:style-name="ce1">
            <text:p>206</text:p>
          </table:table-cell>
          <table:table-cell office:value-type="float" office:value="800" table:style-name="ce1">
            <text:p>800</text:p>
          </table:table-cell>
          <table:table-cell office:value-type="float" office:value="960" table:style-name="ce1">
            <text:p>960</text:p>
          </table:table-cell>
          <table:table-cell office:value-type="float" office:value="166" table:style-name="ce1">
            <text:p>166</text:p>
          </table:table-cell>
          <table:table-cell office:value-type="float" office:value="237" table:style-name="ce1">
            <text:p>237</text:p>
          </table:table-cell>
          <table:table-cell office:value-type="float" office:value="56019" table:style-name="ce1">
            <text:p>56019</text:p>
          </table:table-cell>
          <table:table-cell office:value-type="float" office:value="33689.5" table:style-name="ce1">
            <text:p>33689,5</text:p>
          </table:table-cell>
          <table:table-cell office:value-type="float" office:value="35889.1" table:style-name="ce1">
            <text:p>35889,1</text:p>
          </table:table-cell>
          <table:table-cell office:value-type="float" office:value="160" table:style-name="ce1">
            <text:p>160</text:p>
          </table:table-cell>
          <table:table-cell office:value-type="float" office:value="709.01800000000003" table:style-name="ce1">
            <text:p>709,018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5.9648076349537726E-3" table:formula="of:=[.$B99]/[.$A99]" table:style-name="ce1">
            <text:p>0,005964808</text:p>
          </table:table-cell>
          <table:table-cell office:value-type="float" office:value="7.3893086729064228" table:formula="of:=LOG([.$Q99];2)*-1" table:style-name="ce1">
            <text:p>7,389308673</text:p>
          </table:table-cell>
          <table:table-cell office:value-type="float" office:value="2.1477503488417153" table:formula="of:=LOG([.$N99]/[.$M99];2)" table:style-name="ce1">
            <text:p>2,147750349</text:p>
          </table:table-cell>
          <table:table-cell office:value-type="float" office:value="2.301953395126096" table:formula="of:=LOG([.$B99]/[.$J99];2)*-1" table:style-name="ce1">
            <text:p>2,301953395</text:p>
          </table:table-cell>
          <table:table-cell office:value-type="float" office:value="1.5683361821337471" table:formula="of:=LOG([.$B99]/[.$K99];2)*-1" table:style-name="ce1">
            <text:p>1,56833618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0648" table:style-name="ce1">
            <text:p>20648</text:p>
          </table:table-cell>
          <table:table-cell office:value-type="float" office:value="0" table:style-name="ce1">
            <text:p>0</text:p>
          </table:table-cell>
          <table:table-cell office:value-type="float" office:value="802" table:style-name="ce1">
            <text:p>802</text:p>
          </table:table-cell>
          <table:table-cell office:value-type="float" office:value="206" table:style-name="ce1">
            <text:p>206</text:p>
          </table:table-cell>
          <table:table-cell office:value-type="float" office:value="1622" table:style-name="ce1">
            <text:p>1622</text:p>
          </table:table-cell>
          <table:table-cell office:value-type="float" office:value="1800" table:style-name="ce1">
            <text:p>1800</text:p>
          </table:table-cell>
          <table:table-cell office:value-type="float" office:value="256" table:style-name="ce1">
            <text:p>256</text:p>
          </table:table-cell>
          <table:table-cell office:value-type="float" office:value="372" table:style-name="ce1">
            <text:p>372</text:p>
          </table:table-cell>
          <table:table-cell office:value-type="float" office:value="165668" table:style-name="ce1">
            <text:p>165668</text:p>
          </table:table-cell>
          <table:table-cell office:value-type="float" office:value="72658" table:style-name="ce1">
            <text:p>72658</text:p>
          </table:table-cell>
          <table:table-cell office:value-type="float" office:value="79204.600000000006" table:style-name="ce1">
            <text:p>79204,6</text:p>
          </table:table-cell>
          <table:table-cell office:value-type="float" office:value="179.12" table:style-name="ce1">
            <text:p>179,12</text:p>
          </table:table-cell>
          <table:table-cell office:value-type="float" office:value="915.39300000000003" table:style-name="ce1">
            <text:p>915,393</text:p>
          </table:table-cell>
          <table:table-cell office:value-type="float" office:value="593" table:style-name="ce1">
            <text:p>593</text:p>
          </table:table-cell>
          <table:table-cell table:style-name="ce1"/>
          <table:table-cell office:value-type="float" office:value="1.0841667961842034E-2" table:formula="of:=[.$B100]/[.$A100]" table:style-name="ce1">
            <text:p>0,010841668</text:p>
          </table:table-cell>
          <table:table-cell office:value-type="float" office:value="6.5272694612044964" table:formula="of:=LOG([.$Q100];2)*-1" table:style-name="ce1">
            <text:p>6,527269461</text:p>
          </table:table-cell>
          <table:table-cell office:value-type="float" office:value="2.3534648264048181" table:formula="of:=LOG([.$N100]/[.$M100];2)" table:style-name="ce1">
            <text:p>2,353464826</text:p>
          </table:table-cell>
          <table:table-cell office:value-type="float" office:value="3.0042210105902156" table:formula="of:=LOG([.$B100]/[.$J100];2)*-1" table:style-name="ce1">
            <text:p>3,004221011</text:p>
          </table:table-cell>
          <table:table-cell office:value-type="float" office:value="1.8151196078161804" table:formula="of:=LOG([.$B100]/[.$K100];2)*-1" table:style-name="ce1">
            <text:p>1,81511960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760" table:style-name="ce1">
            <text:p>1760</text:p>
          </table:table-cell>
          <table:table-cell office:value-type="float" office:value="0" table:style-name="ce1">
            <text:p>0</text:p>
          </table:table-cell>
          <table:table-cell office:value-type="float" office:value="1646" table:style-name="ce1">
            <text:p>1646</text:p>
          </table:table-cell>
          <table:table-cell office:value-type="float" office:value="310" table:style-name="ce1">
            <text:p>310</text:p>
          </table:table-cell>
          <table:table-cell office:value-type="float" office:value="633" table:style-name="ce1">
            <text:p>633</text:p>
          </table:table-cell>
          <table:table-cell office:value-type="float" office:value="721" table:style-name="ce1">
            <text:p>721</text:p>
          </table:table-cell>
          <table:table-cell office:value-type="float" office:value="573" table:style-name="ce1">
            <text:p>573</text:p>
          </table:table-cell>
          <table:table-cell office:value-type="float" office:value="593" table:style-name="ce1">
            <text:p>593</text:p>
          </table:table-cell>
          <table:table-cell office:value-type="float" office:value="286679" table:style-name="ce1">
            <text:p>286679</text:p>
          </table:table-cell>
          <table:table-cell office:value-type="float" office:value="22582" table:style-name="ce1">
            <text:p>22582</text:p>
          </table:table-cell>
          <table:table-cell office:value-type="float" office:value="43522.7" table:style-name="ce1">
            <text:p>43522,7</text:p>
          </table:table-cell>
          <table:table-cell office:value-type="float" office:value="72.801100000000005" table:style-name="ce1">
            <text:p>72,8011</text:p>
          </table:table-cell>
          <table:table-cell office:value-type="float" office:value="1006.72" table:style-name="ce1">
            <text:p>1006,72</text:p>
          </table:table-cell>
          <table:table-cell office:value-type="float" office:value="639" table:style-name="ce1">
            <text:p>639</text:p>
          </table:table-cell>
          <table:table-cell table:style-name="ce1"/>
          <table:table-cell office:value-type="float" office:value="9.2412512654213379E-4" table:formula="of:=[.$B101]/[.$A101]" table:style-name="ce1">
            <text:p>0,000924125</text:p>
          </table:table-cell>
          <table:table-cell office:value-type="float" office:value="10.079624173773807" table:formula="of:=LOG([.$Q101];2)*-1" table:style-name="ce1">
            <text:p>10,07962417</text:p>
          </table:table-cell>
          <table:table-cell office:value-type="float" office:value="3.7895584215307863" table:formula="of:=LOG([.$N101]/[.$M101];2)" table:style-name="ce1">
            <text:p>3,789558422</text:p>
          </table:table-cell>
          <table:table-cell office:value-type="float" office:value="7.3477169881083615" table:formula="of:=LOG([.$B101]/[.$J101];2)*-1" table:style-name="ce1">
            <text:p>7,347716988</text:p>
          </table:table-cell>
          <table:table-cell office:value-type="float" office:value="3.6815259316885878" table:formula="of:=LOG([.$B101]/[.$K101];2)*-1" table:style-name="ce1">
            <text:p>3,68152593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2">
            <text:p>1904504</text:p>
          </table:table-cell>
          <table:table-cell office:value-type="float" office:value="4644" table:style-name="ce2">
            <text:p>4644</text:p>
          </table:table-cell>
          <table:table-cell office:value-type="float" office:value="0" table:style-name="ce2">
            <text:p>0</text:p>
          </table:table-cell>
          <table:table-cell office:value-type="float" office:value="1101" table:style-name="ce2">
            <text:p>1101</text:p>
          </table:table-cell>
          <table:table-cell office:value-type="float" office:value="629" table:style-name="ce2">
            <text:p>629</text:p>
          </table:table-cell>
          <table:table-cell office:value-type="float" office:value="268" table:style-name="ce2">
            <text:p>268</text:p>
          </table:table-cell>
          <table:table-cell office:value-type="float" office:value="376" table:style-name="ce2">
            <text:p>376</text:p>
          </table:table-cell>
          <table:table-cell office:value-type="float" office:value="50" table:style-name="ce2">
            <text:p>50</text:p>
          </table:table-cell>
          <table:table-cell office:value-type="float" office:value="93" table:style-name="ce2">
            <text:p>93</text:p>
          </table:table-cell>
          <table:table-cell office:value-type="float" office:value="482307" table:style-name="ce2">
            <text:p>482307</text:p>
          </table:table-cell>
          <table:table-cell office:value-type="float" office:value="49175.5" table:style-name="ce2">
            <text:p>49175,5</text:p>
          </table:table-cell>
          <table:table-cell office:value-type="float" office:value="49175.5" table:style-name="ce2">
            <text:p>49175,5</text:p>
          </table:table-cell>
          <table:table-cell office:value-type="float" office:value="73.2393" table:style-name="ce2">
            <text:p>73,2393</text:p>
          </table:table-cell>
          <table:table-cell office:value-type="float" office:value="958.23" table:style-name="ce2">
            <text:p>958,23</text:p>
          </table:table-cell>
          <table:table-cell office:value-type="float" office:value="468" table:style-name="ce2">
            <text:p>468</text:p>
          </table:table-cell>
          <table:table-cell table:style-name="ce2"/>
          <table:table-cell office:value-type="float" office:value="2.4384301634441303E-3" table:formula="of:=[.$B102]/[.$A102]" table:style-name="ce2">
            <text:p>0,00243843</text:p>
          </table:table-cell>
          <table:table-cell office:value-type="float" office:value="8.6798316304329006" table:formula="of:=LOG([.$Q102];2)*-1" table:style-name="ce2">
            <text:p>8,67983163</text:p>
          </table:table-cell>
          <table:table-cell office:value-type="float" office:value="3.7096820742221976" table:formula="of:=LOG([.$N102]/[.$M102];2)" table:style-name="ce1">
            <text:p>3,709682074</text:p>
          </table:table-cell>
          <table:table-cell office:value-type="float" office:value="6.698439966489218" table:formula="of:=LOG([.$B102]/[.$J102];2)*-1" table:style-name="ce1">
            <text:p>6,698439966</text:p>
          </table:table-cell>
          <table:table-cell office:value-type="float" office:value="3.4044998441018359" table:formula="of:=LOG([.$B102]/[.$K102];2)*-1" table:style-name="ce1">
            <text:p>3,40449984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914" table:style-name="ce1">
            <text:p>2914</text:p>
          </table:table-cell>
          <table:table-cell office:value-type="float" office:value="0" table:style-name="ce1">
            <text:p>0</text:p>
          </table:table-cell>
          <table:table-cell office:value-type="float" office:value="374" table:style-name="ce1">
            <text:p>374</text:p>
          </table:table-cell>
          <table:table-cell office:value-type="float" office:value="82" table:style-name="ce1">
            <text:p>82</text:p>
          </table:table-cell>
          <table:table-cell office:value-type="float" office:value="1084" table:style-name="ce1">
            <text:p>1084</text:p>
          </table:table-cell>
          <table:table-cell office:value-type="float" office:value="1115" table:style-name="ce1">
            <text:p>1115</text:p>
          </table:table-cell>
          <table:table-cell office:value-type="float" office:value="506" table:style-name="ce1">
            <text:p>506</text:p>
          </table:table-cell>
          <table:table-cell office:value-type="float" office:value="600" table:style-name="ce1">
            <text:p>600</text:p>
          </table:table-cell>
          <table:table-cell office:value-type="float" office:value="383838" table:style-name="ce1">
            <text:p>383838</text:p>
          </table:table-cell>
          <table:table-cell office:value-type="float" office:value="42856" table:style-name="ce1">
            <text:p>42856</text:p>
          </table:table-cell>
          <table:table-cell office:value-type="float" office:value="48923.4" table:style-name="ce1">
            <text:p>48923,4</text:p>
          </table:table-cell>
          <table:table-cell office:value-type="float" office:value="36.055500000000002" table:style-name="ce1">
            <text:p>36,0555</text:p>
          </table:table-cell>
          <table:table-cell office:value-type="float" office:value="864.56100000000004" table:style-name="ce1">
            <text:p>864,561</text:p>
          </table:table-cell>
          <table:table-cell office:value-type="float" office:value="842" table:style-name="ce1">
            <text:p>842</text:p>
          </table:table-cell>
          <table:table-cell table:style-name="ce1"/>
          <table:table-cell office:value-type="float" office:value="1.5300571697407829E-3" table:formula="of:=[.$B103]/[.$A103]" table:style-name="ce1">
            <text:p>0,001530057</text:p>
          </table:table-cell>
          <table:table-cell office:value-type="float" office:value="9.3521987252339542" table:formula="of:=LOG([.$Q103];2)*-1" table:style-name="ce1">
            <text:p>9,352198725</text:p>
          </table:table-cell>
          <table:table-cell office:value-type="float" office:value="4.5836765044772543" table:formula="of:=LOG([.$N103]/[.$M103];2)" table:style-name="ce1">
            <text:p>4,583676504</text:p>
          </table:table-cell>
          <table:table-cell office:value-type="float" office:value="7.0413528579278761" table:formula="of:=LOG([.$B103]/[.$J103];2)*-1" table:style-name="ce1">
            <text:p>7,041352858</text:p>
          </table:table-cell>
          <table:table-cell office:value-type="float" office:value="3.8784244186551269" table:formula="of:=LOG([.$B103]/[.$K103];2)*-1" table:style-name="ce1">
            <text:p>3,87842441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251" table:style-name="ce1">
            <text:p>10251</text:p>
          </table:table-cell>
          <table:table-cell office:value-type="float" office:value="0" table:style-name="ce1">
            <text:p>0</text:p>
          </table:table-cell>
          <table:table-cell office:value-type="float" office:value="1110" table:style-name="ce1">
            <text:p>1110</text:p>
          </table:table-cell>
          <table:table-cell office:value-type="float" office:value="542" table:style-name="ce1">
            <text:p>542</text:p>
          </table:table-cell>
          <table:table-cell office:value-type="float" office:value="715" table:style-name="ce1">
            <text:p>715</text:p>
          </table:table-cell>
          <table:table-cell office:value-type="float" office:value="868" table:style-name="ce1">
            <text:p>868</text:p>
          </table:table-cell>
          <table:table-cell office:value-type="float" office:value="565" table:style-name="ce1">
            <text:p>565</text:p>
          </table:table-cell>
          <table:table-cell office:value-type="float" office:value="632" table:style-name="ce1">
            <text:p>632</text:p>
          </table:table-cell>
          <table:table-cell office:value-type="float" office:value="35550" table:style-name="ce1">
            <text:p>35550</text:p>
          </table:table-cell>
          <table:table-cell office:value-type="float" office:value="20117.5" table:style-name="ce1">
            <text:p>20117,5</text:p>
          </table:table-cell>
          <table:table-cell office:value-type="float" office:value="31215" table:style-name="ce1">
            <text:p>31215</text:p>
          </table:table-cell>
          <table:table-cell office:value-type="float" office:value="154.208" table:style-name="ce1">
            <text:p>154,208</text:p>
          </table:table-cell>
          <table:table-cell office:value-type="float" office:value="323.87799999999999" table:style-name="ce1">
            <text:p>323,878</text:p>
          </table:table-cell>
          <table:table-cell office:value-type="float" office:value="375" table:style-name="ce1">
            <text:p>375</text:p>
          </table:table-cell>
          <table:table-cell table:style-name="ce1"/>
          <table:table-cell office:value-type="float" office:value="5.3825037910133029E-3" table:formula="of:=[.$B104]/[.$A104]" table:style-name="ce1">
            <text:p>0,005382504</text:p>
          </table:table-cell>
          <table:table-cell office:value-type="float" office:value="7.5375068541480426" table:formula="of:=LOG([.$Q104];2)*-1" table:style-name="ce1">
            <text:p>7,537506854</text:p>
          </table:table-cell>
          <table:table-cell office:value-type="float" office:value="1.0705728624833659" table:formula="of:=LOG([.$N104]/[.$M104];2)" table:style-name="ce1">
            <text:p>1,070572862</text:p>
          </table:table-cell>
          <table:table-cell office:value-type="float" office:value="1.7940849062437156" table:formula="of:=LOG([.$B104]/[.$J104];2)*-1" table:style-name="ce1">
            <text:p>1,794084906</text:p>
          </table:table-cell>
          <table:table-cell office:value-type="float" office:value="0.97268637909229494" table:formula="of:=LOG([.$B104]/[.$K104];2)*-1" table:style-name="ce1">
            <text:p>0,97268637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99" table:style-name="ce1">
            <text:p>1599</text:p>
          </table:table-cell>
          <table:table-cell office:value-type="float" office:value="0" table:style-name="ce1">
            <text:p>0</text:p>
          </table:table-cell>
          <table:table-cell office:value-type="float" office:value="810" table:style-name="ce1">
            <text:p>810</text:p>
          </table:table-cell>
          <table:table-cell office:value-type="float" office:value="568" table:style-name="ce1">
            <text:p>568</text:p>
          </table:table-cell>
          <table:table-cell office:value-type="float" office:value="1293" table:style-name="ce1">
            <text:p>1293</text:p>
          </table:table-cell>
          <table:table-cell office:value-type="float" office:value="1334" table:style-name="ce1">
            <text:p>1334</text:p>
          </table:table-cell>
          <table:table-cell office:value-type="float" office:value="73" table:style-name="ce1">
            <text:p>73</text:p>
          </table:table-cell>
          <table:table-cell office:value-type="float" office:value="112" table:style-name="ce1">
            <text:p>112</text:p>
          </table:table-cell>
          <table:table-cell office:value-type="float" office:value="259380" table:style-name="ce1">
            <text:p>259380</text:p>
          </table:table-cell>
          <table:table-cell office:value-type="float" office:value="20365.5" table:style-name="ce1">
            <text:p>20365,5</text:p>
          </table:table-cell>
          <table:table-cell office:value-type="float" office:value="28064" table:style-name="ce1">
            <text:p>28064</text:p>
          </table:table-cell>
          <table:table-cell office:value-type="float" office:value="53.814500000000002" table:style-name="ce1">
            <text:p>53,8145</text:p>
          </table:table-cell>
          <table:table-cell office:value-type="float" office:value="692.52099999999996" table:style-name="ce1">
            <text:p>692,521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8.3958868030731357E-4" table:formula="of:=[.$B105]/[.$A105]" table:style-name="ce1">
            <text:p>0,000839589</text:p>
          </table:table-cell>
          <table:table-cell office:value-type="float" office:value="10.218029663818134" table:formula="of:=LOG([.$Q105];2)*-1" table:style-name="ce1">
            <text:p>10,21802966</text:p>
          </table:table-cell>
          <table:table-cell office:value-type="float" office:value="3.6857909641417779" table:formula="of:=LOG([.$N105]/[.$M105];2)" table:style-name="ce1">
            <text:p>3,685790964</text:p>
          </table:table-cell>
          <table:table-cell office:value-type="float" office:value="7.3417534930240897" table:formula="of:=LOG([.$B105]/[.$J105];2)*-1" table:style-name="ce1">
            <text:p>7,341753493</text:p>
          </table:table-cell>
          <table:table-cell office:value-type="float" office:value="3.6708853909194241" table:formula="of:=LOG([.$B105]/[.$K105];2)*-1" table:style-name="ce1">
            <text:p>3,67088539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376" table:style-name="ce1">
            <text:p>12376</text:p>
          </table:table-cell>
          <table:table-cell office:value-type="float" office:value="0" table:style-name="ce1">
            <text:p>0</text:p>
          </table:table-cell>
          <table:table-cell office:value-type="float" office:value="1330" table:style-name="ce1">
            <text:p>1330</text:p>
          </table:table-cell>
          <table:table-cell office:value-type="float" office:value="86" table:style-name="ce1">
            <text:p>86</text:p>
          </table:table-cell>
          <table:table-cell office:value-type="float" office:value="1002" table:style-name="ce1">
            <text:p>1002</text:p>
          </table:table-cell>
          <table:table-cell office:value-type="float" office:value="1138" table:style-name="ce1">
            <text:p>1138</text:p>
          </table:table-cell>
          <table:table-cell office:value-type="float" office:value="742" table:style-name="ce1">
            <text:p>742</text:p>
          </table:table-cell>
          <table:table-cell office:value-type="float" office:value="833" table:style-name="ce1">
            <text:p>833</text:p>
          </table:table-cell>
          <table:table-cell office:value-type="float" office:value="245016" table:style-name="ce1">
            <text:p>245016</text:p>
          </table:table-cell>
          <table:table-cell office:value-type="float" office:value="65720" table:style-name="ce1">
            <text:p>65720</text:p>
          </table:table-cell>
          <table:table-cell office:value-type="float" office:value="84213.5" table:style-name="ce1">
            <text:p>84213,5</text:p>
          </table:table-cell>
          <table:table-cell office:value-type="float" office:value="95.519599999999997" table:style-name="ce1">
            <text:p>95,5196</text:p>
          </table:table-cell>
          <table:table-cell office:value-type="float" office:value="747.66399999999999" table:style-name="ce1">
            <text:p>747,664</text:p>
          </table:table-cell>
          <table:table-cell office:value-type="float" office:value="374" table:style-name="ce1">
            <text:p>374</text:p>
          </table:table-cell>
          <table:table-cell table:style-name="ce1"/>
          <table:table-cell office:value-type="float" office:value="6.4982798670940043E-3" table:formula="of:=[.$B106]/[.$A106]" table:style-name="ce1">
            <text:p>0,00649828</text:p>
          </table:table-cell>
          <table:table-cell office:value-type="float" office:value="7.2657264058494313" table:formula="of:=LOG([.$Q106];2)*-1" table:style-name="ce1">
            <text:p>7,265726406</text:p>
          </table:table-cell>
          <table:table-cell office:value-type="float" office:value="2.9685213687241565" table:formula="of:=LOG([.$N106]/[.$M106];2)" table:style-name="ce1">
            <text:p>2,968521369</text:p>
          </table:table-cell>
          <table:table-cell office:value-type="float" office:value="4.307258955958285" table:formula="of:=LOG([.$B106]/[.$J106];2)*-1" table:style-name="ce1">
            <text:p>4,307258956</text:p>
          </table:table-cell>
          <table:table-cell office:value-type="float" office:value="2.4087873783884013" table:formula="of:=LOG([.$B106]/[.$K106];2)*-1" table:style-name="ce1">
            <text:p>2,40878737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552" table:style-name="ce1">
            <text:p>2552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1">
            <text:p>1009</text:p>
          </table:table-cell>
          <table:table-cell office:value-type="float" office:value="748" table:style-name="ce1">
            <text:p>748</text:p>
          </table:table-cell>
          <table:table-cell office:value-type="float" office:value="1487" table:style-name="ce1">
            <text:p>1487</text:p>
          </table:table-cell>
          <table:table-cell office:value-type="float" office:value="1545" table:style-name="ce1">
            <text:p>1545</text:p>
          </table:table-cell>
          <table:table-cell office:value-type="float" office:value="671" table:style-name="ce1">
            <text:p>671</text:p>
          </table:table-cell>
          <table:table-cell office:value-type="float" office:value="715" table:style-name="ce1">
            <text:p>715</text:p>
          </table:table-cell>
          <table:table-cell office:value-type="float" office:value="41272" table:style-name="ce1">
            <text:p>41272</text:p>
          </table:table-cell>
          <table:table-cell office:value-type="float" office:value="14025" table:style-name="ce1">
            <text:p>14025</text:p>
          </table:table-cell>
          <table:table-cell office:value-type="float" office:value="35539.9" table:style-name="ce1">
            <text:p>35539,9</text:p>
          </table:table-cell>
          <table:table-cell office:value-type="float" office:value="58.3095" table:style-name="ce1">
            <text:p>58,3095</text:p>
          </table:table-cell>
          <table:table-cell office:value-type="float" office:value="509.97500000000002" table:style-name="ce1">
            <text:p>509,975</text:p>
          </table:table-cell>
          <table:table-cell office:value-type="float" office:value="624" table:style-name="ce1">
            <text:p>624</text:p>
          </table:table-cell>
          <table:table-cell table:style-name="ce1"/>
          <table:table-cell office:value-type="float" office:value="1.3399814334860941E-3" table:formula="of:=[.$B107]/[.$A107]" table:style-name="ce1">
            <text:p>0,001339981</text:p>
          </table:table-cell>
          <table:table-cell office:value-type="float" office:value="9.5435712735335976" table:formula="of:=LOG([.$Q107];2)*-1" table:style-name="ce1">
            <text:p>9,543571274</text:p>
          </table:table-cell>
          <table:table-cell office:value-type="float" office:value="3.1286236680907864" table:formula="of:=LOG([.$N107]/[.$M107];2)" table:style-name="ce1">
            <text:p>3,128623668</text:p>
          </table:table-cell>
          <table:table-cell office:value-type="float" office:value="4.0154631173878048" table:formula="of:=LOG([.$B107]/[.$J107];2)*-1" table:style-name="ce1">
            <text:p>4,015463117</text:p>
          </table:table-cell>
          <table:table-cell office:value-type="float" office:value="2.4583005366186481" table:formula="of:=LOG([.$B107]/[.$K107];2)*-1" table:style-name="ce1">
            <text:p>2,45830053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399" table:style-name="ce1">
            <text:p>4399</text:p>
          </table:table-cell>
          <table:table-cell office:value-type="float" office:value="0" table:style-name="ce1">
            <text:p>0</text:p>
          </table:table-cell>
          <table:table-cell office:value-type="float" office:value="1501" table:style-name="ce1">
            <text:p>1501</text:p>
          </table:table-cell>
          <table:table-cell office:value-type="float" office:value="684" table:style-name="ce1">
            <text:p>684</text:p>
          </table:table-cell>
          <table:table-cell office:value-type="float" office:value="665" table:style-name="ce1">
            <text:p>665</text:p>
          </table:table-cell>
          <table:table-cell office:value-type="float" office:value="718" table:style-name="ce1">
            <text:p>718</text:p>
          </table:table-cell>
          <table:table-cell office:value-type="float" office:value="406" table:style-name="ce1">
            <text:p>406</text:p>
          </table:table-cell>
          <table:table-cell office:value-type="float" office:value="489" table:style-name="ce1">
            <text:p>489</text:p>
          </table:table-cell>
          <table:table-cell office:value-type="float" office:value="232408" table:style-name="ce1">
            <text:p>232408</text:p>
          </table:table-cell>
          <table:table-cell office:value-type="float" office:value="42061" table:style-name="ce1">
            <text:p>42061</text:p>
          </table:table-cell>
          <table:table-cell office:value-type="float" office:value="51401.2" table:style-name="ce1">
            <text:p>51401,2</text:p>
          </table:table-cell>
          <table:table-cell office:value-type="float" office:value="54.405900000000003" table:style-name="ce1">
            <text:p>54,4059</text:p>
          </table:table-cell>
          <table:table-cell office:value-type="float" office:value="843.96" table:style-name="ce1">
            <text:p>843,96</text:p>
          </table:table-cell>
          <table:table-cell office:value-type="float" office:value="344" table:style-name="ce1">
            <text:p>344</text:p>
          </table:table-cell>
          <table:table-cell table:style-name="ce1"/>
          <table:table-cell office:value-type="float" office:value="2.3097877452607084E-3" table:formula="of:=[.$B108]/[.$A108]" table:style-name="ce1">
            <text:p>0,002309788</text:p>
          </table:table-cell>
          <table:table-cell office:value-type="float" office:value="8.7580240013883426" table:formula="of:=LOG([.$Q108];2)*-1" table:style-name="ce1">
            <text:p>8,758024001</text:p>
          </table:table-cell>
          <table:table-cell office:value-type="float" office:value="3.9553396062721013" table:formula="of:=LOG([.$N108]/[.$M108];2)" table:style-name="ce1">
            <text:p>3,955339606</text:p>
          </table:table-cell>
          <table:table-cell office:value-type="float" office:value="5.723340318894266" table:formula="of:=LOG([.$B108]/[.$J108];2)*-1" table:style-name="ce1">
            <text:p>5,723340319</text:p>
          </table:table-cell>
          <table:table-cell office:value-type="float" office:value="3.257235644181931" table:formula="of:=LOG([.$B108]/[.$K108];2)*-1" table:style-name="ce1">
            <text:p>3,25723564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4124" table:style-name="ce1">
            <text:p>14124</text:p>
          </table:table-cell>
          <table:table-cell office:value-type="float" office:value="0" table:style-name="ce1">
            <text:p>0</text:p>
          </table:table-cell>
          <table:table-cell office:value-type="float" office:value="703" table:style-name="ce1">
            <text:p>703</text:p>
          </table:table-cell>
          <table:table-cell office:value-type="float" office:value="488" table:style-name="ce1">
            <text:p>488</text:p>
          </table:table-cell>
          <table:table-cell office:value-type="float" office:value="568" table:style-name="ce1">
            <text:p>568</text:p>
          </table:table-cell>
          <table:table-cell office:value-type="float" office:value="700" table:style-name="ce1">
            <text:p>700</text:p>
          </table:table-cell>
          <table:table-cell office:value-type="float" office:value="695" table:style-name="ce1">
            <text:p>695</text:p>
          </table:table-cell>
          <table:table-cell office:value-type="float" office:value="802" table:style-name="ce1">
            <text:p>802</text:p>
          </table:table-cell>
          <table:table-cell office:value-type="float" office:value="42390" table:style-name="ce1">
            <text:p>42390</text:p>
          </table:table-cell>
          <table:table-cell office:value-type="float" office:value="27946.5" table:style-name="ce1">
            <text:p>27946,5</text:p>
          </table:table-cell>
          <table:table-cell office:value-type="float" office:value="43644" table:style-name="ce1">
            <text:p>43644</text:p>
          </table:table-cell>
          <table:table-cell office:value-type="float" office:value="109.636" table:style-name="ce1">
            <text:p>109,636</text:p>
          </table:table-cell>
          <table:table-cell office:value-type="float" office:value="269" table:style-name="ce1">
            <text:p>269</text:p>
          </table:table-cell>
          <table:table-cell office:value-type="float" office:value="405" table:style-name="ce1">
            <text:p>405</text:p>
          </table:table-cell>
          <table:table-cell table:style-name="ce1"/>
          <table:table-cell office:value-type="float" office:value="7.4161041405006239E-3" table:formula="of:=[.$B109]/[.$A109]" table:style-name="ce1">
            <text:p>0,007416104</text:p>
          </table:table-cell>
          <table:table-cell office:value-type="float" office:value="7.075122781538866" table:formula="of:=LOG([.$Q109];2)*-1" table:style-name="ce1">
            <text:p>7,075122782</text:p>
          </table:table-cell>
          <table:table-cell office:value-type="float" office:value="1.2948845743599511" table:formula="of:=LOG([.$N109]/[.$M109];2)" table:style-name="ce1">
            <text:p>1,294884574</text:p>
          </table:table-cell>
          <table:table-cell office:value-type="float" office:value="1.5855752401828573" table:formula="of:=LOG([.$B109]/[.$J109];2)*-1" table:style-name="ce1">
            <text:p>1,58557524</text:p>
          </table:table-cell>
          <table:table-cell office:value-type="float" office:value="0.98451888605961646" table:formula="of:=LOG([.$B109]/[.$K109];2)*-1" table:style-name="ce1">
            <text:p>0,98451888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472" table:style-name="ce1">
            <text:p>1472</text:p>
          </table:table-cell>
          <table:table-cell office:value-type="float" office:value="0" table:style-name="ce1">
            <text:p>0</text:p>
          </table:table-cell>
          <table:table-cell office:value-type="float" office:value="632" table:style-name="ce1">
            <text:p>632</text:p>
          </table:table-cell>
          <table:table-cell office:value-type="float" office:value="701" table:style-name="ce1">
            <text:p>701</text:p>
          </table:table-cell>
          <table:table-cell office:value-type="float" office:value="243" table:style-name="ce1">
            <text:p>243</text:p>
          </table:table-cell>
          <table:table-cell office:value-type="float" office:value="289" table:style-name="ce1">
            <text:p>289</text:p>
          </table:table-cell>
          <table:table-cell office:value-type="float" office:value="327" table:style-name="ce1">
            <text:p>327</text:p>
          </table:table-cell>
          <table:table-cell office:value-type="float" office:value="359" table:style-name="ce1">
            <text:p>359</text:p>
          </table:table-cell>
          <table:table-cell office:value-type="float" office:value="145486" table:style-name="ce1">
            <text:p>145486</text:p>
          </table:table-cell>
          <table:table-cell office:value-type="float" office:value="14826" table:style-name="ce1">
            <text:p>14826</text:p>
          </table:table-cell>
          <table:table-cell office:value-type="float" office:value="21051.8" table:style-name="ce1">
            <text:p>21051,8</text:p>
          </table:table-cell>
          <table:table-cell office:value-type="float" office:value="46.6905" table:style-name="ce1">
            <text:p>46,6905</text:p>
          </table:table-cell>
          <table:table-cell office:value-type="float" office:value="511.97699999999998" table:style-name="ce1">
            <text:p>511,977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7.7290465128978462E-4" table:formula="of:=[.$B110]/[.$A110]" table:style-name="ce1">
            <text:p>0,000772905</text:p>
          </table:table-cell>
          <table:table-cell office:value-type="float" office:value="10.337421931241453" table:formula="of:=LOG([.$Q110];2)*-1" table:style-name="ce1">
            <text:p>10,33742193</text:p>
          </table:table-cell>
          <table:table-cell office:value-type="float" office:value="3.45487805687126" table:formula="of:=LOG([.$N110]/[.$M110];2)" table:style-name="ce1">
            <text:p>3,454878057</text:p>
          </table:table-cell>
          <table:table-cell office:value-type="float" office:value="6.6269588488168161" table:formula="of:=LOG([.$B110]/[.$J110];2)*-1" table:style-name="ce1">
            <text:p>6,626958849</text:p>
          </table:table-cell>
          <table:table-cell office:value-type="float" office:value="3.3322798399929274" table:formula="of:=LOG([.$B110]/[.$K110];2)*-1" table:style-name="ce1">
            <text:p>3,3322798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210" table:style-name="ce1">
            <text:p>6210</text:p>
          </table:table-cell>
          <table:table-cell office:value-type="float" office:value="0" table:style-name="ce1">
            <text:p>0</text:p>
          </table:table-cell>
          <table:table-cell office:value-type="float" office:value="288" table:style-name="ce1">
            <text:p>288</text:p>
          </table:table-cell>
          <table:table-cell office:value-type="float" office:value="335" table:style-name="ce1">
            <text:p>335</text:p>
          </table:table-cell>
          <table:table-cell office:value-type="float" office:value="495" table:style-name="ce1">
            <text:p>495</text:p>
          </table:table-cell>
          <table:table-cell office:value-type="float" office:value="610" table:style-name="ce1">
            <text:p>610</text:p>
          </table:table-cell>
          <table:table-cell office:value-type="float" office:value="316" table:style-name="ce1">
            <text:p>316</text:p>
          </table:table-cell>
          <table:table-cell office:value-type="float" office:value="370" table:style-name="ce1">
            <text:p>370</text:p>
          </table:table-cell>
          <table:table-cell office:value-type="float" office:value="17388" table:style-name="ce1">
            <text:p>17388</text:p>
          </table:table-cell>
          <table:table-cell office:value-type="float" office:value="11799" table:style-name="ce1">
            <text:p>11799</text:p>
          </table:table-cell>
          <table:table-cell office:value-type="float" office:value="15781.6" table:style-name="ce1">
            <text:p>15781,6</text:p>
          </table:table-cell>
          <table:table-cell office:value-type="float" office:value="114.07" table:style-name="ce1">
            <text:p>114,07</text:p>
          </table:table-cell>
          <table:table-cell office:value-type="float" office:value="264.12099999999998" table:style-name="ce1">
            <text:p>264,121</text:p>
          </table:table-cell>
          <table:table-cell office:value-type="float" office:value="546" table:style-name="ce1">
            <text:p>546</text:p>
          </table:table-cell>
          <table:table-cell table:style-name="ce1"/>
          <table:table-cell office:value-type="float" office:value="3.2606914976287789E-3" table:formula="of:=[.$B111]/[.$A111]" table:style-name="ce1">
            <text:p>0,003260691</text:p>
          </table:table-cell>
          <table:table-cell office:value-type="float" office:value="8.2606063341906228" table:formula="of:=LOG([.$Q111];2)*-1" table:style-name="ce1">
            <text:p>8,260606334</text:p>
          </table:table-cell>
          <table:table-cell office:value-type="float" office:value="1.2112795954229423" table:formula="of:=LOG([.$N111]/[.$M111];2)" table:style-name="ce1">
            <text:p>1,211279595</text:p>
          </table:table-cell>
          <table:table-cell office:value-type="float" office:value="1.4854268271702415" table:formula="of:=LOG([.$B111]/[.$J111];2)*-1" table:style-name="ce1">
            <text:p>1,485426827</text:p>
          </table:table-cell>
          <table:table-cell office:value-type="float" office:value="0.92599941855622325" table:formula="of:=LOG([.$B111]/[.$K111];2)*-1" table:style-name="ce1">
            <text:p>0,92599941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150" table:style-name="ce1">
            <text:p>12150</text:p>
          </table:table-cell>
          <table:table-cell office:value-type="float" office:value="0" table:style-name="ce1">
            <text:p>0</text:p>
          </table:table-cell>
          <table:table-cell office:value-type="float" office:value="604" table:style-name="ce1">
            <text:p>604</text:p>
          </table:table-cell>
          <table:table-cell office:value-type="float" office:value="357" table:style-name="ce1">
            <text:p>357</text:p>
          </table:table-cell>
          <table:table-cell office:value-type="float" office:value="201" table:style-name="ce1">
            <text:p>201</text:p>
          </table:table-cell>
          <table:table-cell office:value-type="float" office:value="351" table:style-name="ce1">
            <text:p>351</text:p>
          </table:table-cell>
          <table:table-cell office:value-type="float" office:value="268" table:style-name="ce1">
            <text:p>268</text:p>
          </table:table-cell>
          <table:table-cell office:value-type="float" office:value="349" table:style-name="ce1">
            <text:p>349</text:p>
          </table:table-cell>
          <table:table-cell office:value-type="float" office:value="35867" table:style-name="ce1">
            <text:p>35867</text:p>
          </table:table-cell>
          <table:table-cell office:value-type="float" office:value="22996.5" table:style-name="ce1">
            <text:p>22996,5</text:p>
          </table:table-cell>
          <table:table-cell office:value-type="float" office:value="23392.6" table:style-name="ce1">
            <text:p>23392,6</text:p>
          </table:table-cell>
          <table:table-cell office:value-type="float" office:value="151.60499999999999" table:style-name="ce1">
            <text:p>151,605</text:p>
          </table:table-cell>
          <table:table-cell office:value-type="float" office:value="331.64" table:style-name="ce1">
            <text:p>331,64</text:p>
          </table:table-cell>
          <table:table-cell office:value-type="float" office:value="483" table:style-name="ce1">
            <text:p>483</text:p>
          </table:table-cell>
          <table:table-cell table:style-name="ce1"/>
          <table:table-cell office:value-type="float" office:value="6.3796137997084801E-3" table:formula="of:=[.$B112]/[.$A112]" table:style-name="ce1">
            <text:p>0,006379614</text:p>
          </table:table-cell>
          <table:table-cell office:value-type="float" office:value="7.2923151939179611" table:formula="of:=LOG([.$Q112];2)*-1" table:style-name="ce1">
            <text:p>7,292315194</text:p>
          </table:table-cell>
          <table:table-cell office:value-type="float" office:value="1.1293006896759439" table:formula="of:=LOG([.$N112]/[.$M112];2)" table:style-name="ce1">
            <text:p>1,12930069</text:p>
          </table:table-cell>
          <table:table-cell office:value-type="float" office:value="1.5617007661138596" table:formula="of:=LOG([.$B112]/[.$J112];2)*-1" table:style-name="ce1">
            <text:p>1,561700766</text:p>
          </table:table-cell>
          <table:table-cell office:value-type="float" office:value="0.92045799008302687" table:formula="of:=LOG([.$B112]/[.$K112];2)*-1" table:style-name="ce1">
            <text:p>0,9204579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60" table:style-name="ce1">
            <text:p>660</text:p>
          </table:table-cell>
          <table:table-cell office:value-type="float" office:value="0" table:style-name="ce1">
            <text:p>0</text:p>
          </table:table-cell>
          <table:table-cell office:value-type="float" office:value="340" table:style-name="ce1">
            <text:p>340</text:p>
          </table:table-cell>
          <table:table-cell office:value-type="float" office:value="290" table:style-name="ce1">
            <text:p>290</text:p>
          </table:table-cell>
          <table:table-cell office:value-type="float" office:value="441" table:style-name="ce1">
            <text:p>441</text:p>
          </table:table-cell>
          <table:table-cell office:value-type="float" office:value="474" table:style-name="ce1">
            <text:p>474</text:p>
          </table:table-cell>
          <table:table-cell office:value-type="float" office:value="662" table:style-name="ce1">
            <text:p>662</text:p>
          </table:table-cell>
          <table:table-cell office:value-type="float" office:value="682" table:style-name="ce1">
            <text:p>682</text:p>
          </table:table-cell>
          <table:table-cell office:value-type="float" office:value="52528" table:style-name="ce1">
            <text:p>52528</text:p>
          </table:table-cell>
          <table:table-cell office:value-type="float" office:value="7808" table:style-name="ce1">
            <text:p>7808</text:p>
          </table:table-cell>
          <table:table-cell office:value-type="float" office:value="13384.9" table:style-name="ce1">
            <text:p>13384,9</text:p>
          </table:table-cell>
          <table:table-cell office:value-type="float" office:value="21.540700000000001" table:style-name="ce1">
            <text:p>21,5407</text:p>
          </table:table-cell>
          <table:table-cell office:value-type="float" office:value="399.51600000000002" table:style-name="ce1">
            <text:p>399,516</text:p>
          </table:table-cell>
          <table:table-cell office:value-type="float" office:value="812" table:style-name="ce1">
            <text:p>812</text:p>
          </table:table-cell>
          <table:table-cell table:style-name="ce1"/>
          <table:table-cell office:value-type="float" office:value="3.465469224533002E-4" table:formula="of:=[.$B113]/[.$A113]" table:style-name="ce1">
            <text:p>0,000346547</text:p>
          </table:table-cell>
          <table:table-cell office:value-type="float" office:value="11.494661673052651" table:formula="of:=LOG([.$Q113];2)*-1" table:style-name="ce1">
            <text:p>11,49466167</text:p>
          </table:table-cell>
          <table:table-cell office:value-type="float" office:value="4.2131162435499903" table:formula="of:=LOG([.$N113]/[.$M113];2)" table:style-name="ce1">
            <text:p>4,213116244</text:p>
          </table:table-cell>
          <table:table-cell office:value-type="float" office:value="6.3144768203271662" table:formula="of:=LOG([.$B113]/[.$J113];2)*-1" table:style-name="ce1">
            <text:p>6,31447682</text:p>
          </table:table-cell>
          <table:table-cell office:value-type="float" office:value="3.5644151233170707" table:formula="of:=LOG([.$B113]/[.$K113];2)*-1" table:style-name="ce1">
            <text:p>3,56441512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690" table:style-name="ce1">
            <text:p>9690</text:p>
          </table:table-cell>
          <table:table-cell office:value-type="float" office:value="0" table:style-name="ce1">
            <text:p>0</text:p>
          </table:table-cell>
          <table:table-cell office:value-type="float" office:value="454" table:style-name="ce1">
            <text:p>454</text:p>
          </table:table-cell>
          <table:table-cell office:value-type="float" office:value="664" table:style-name="ce1">
            <text:p>664</text:p>
          </table:table-cell>
          <table:table-cell office:value-type="float" office:value="1017" table:style-name="ce1">
            <text:p>1017</text:p>
          </table:table-cell>
          <table:table-cell office:value-type="float" office:value="1119" table:style-name="ce1">
            <text:p>1119</text:p>
          </table:table-cell>
          <table:table-cell office:value-type="float" office:value="642" table:style-name="ce1">
            <text:p>642</text:p>
          </table:table-cell>
          <table:table-cell office:value-type="float" office:value="737" table:style-name="ce1">
            <text:p>737</text:p>
          </table:table-cell>
          <table:table-cell office:value-type="float" office:value="63175" table:style-name="ce1">
            <text:p>63175</text:p>
          </table:table-cell>
          <table:table-cell office:value-type="float" office:value="36432.5" table:style-name="ce1">
            <text:p>36432,5</text:p>
          </table:table-cell>
          <table:table-cell office:value-type="float" office:value="49072.5" table:style-name="ce1">
            <text:p>49072,5</text:p>
          </table:table-cell>
          <table:table-cell office:value-type="float" office:value="102.176" table:style-name="ce1">
            <text:p>102,176</text:p>
          </table:table-cell>
          <table:table-cell office:value-type="float" office:value="614.50900000000001" table:style-name="ce1">
            <text:p>614,509</text:p>
          </table:table-cell>
          <table:table-cell office:value-type="float" office:value="358" table:style-name="ce1">
            <text:p>358</text:p>
          </table:table-cell>
          <table:table-cell table:style-name="ce1"/>
          <table:table-cell office:value-type="float" office:value="5.0879389069279982E-3" table:formula="of:=[.$B114]/[.$A114]" table:style-name="ce1">
            <text:p>0,005087939</text:p>
          </table:table-cell>
          <table:table-cell office:value-type="float" office:value="7.6187029369960229" table:formula="of:=LOG([.$Q114];2)*-1" table:style-name="ce1">
            <text:p>7,618702937</text:p>
          </table:table-cell>
          <table:table-cell office:value-type="float" office:value="2.5883777770989678" table:formula="of:=LOG([.$N114]/[.$M114];2)" table:style-name="ce1">
            <text:p>2,588377777</text:p>
          </table:table-cell>
          <table:table-cell office:value-type="float" office:value="2.7047851884170564" table:formula="of:=LOG([.$B114]/[.$J114];2)*-1" table:style-name="ce1">
            <text:p>2,704785188</text:p>
          </table:table-cell>
          <table:table-cell office:value-type="float" office:value="1.9106574255314377" table:formula="of:=LOG([.$B114]/[.$K114];2)*-1" table:style-name="ce1">
            <text:p>1,91065742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4690" table:style-name="ce1">
            <text:p>14690</text:p>
          </table:table-cell>
          <table:table-cell office:value-type="float" office:value="0" table:style-name="ce1">
            <text:p>0</text:p>
          </table:table-cell>
          <table:table-cell office:value-type="float" office:value="1029" table:style-name="ce1">
            <text:p>1029</text:p>
          </table:table-cell>
          <table:table-cell office:value-type="float" office:value="702" table:style-name="ce1">
            <text:p>702</text:p>
          </table:table-cell>
          <table:table-cell office:value-type="float" office:value="1085" table:style-name="ce1">
            <text:p>1085</text:p>
          </table:table-cell>
          <table:table-cell office:value-type="float" office:value="1215" table:style-name="ce1">
            <text:p>1215</text:p>
          </table:table-cell>
          <table:table-cell office:value-type="float" office:value="740" table:style-name="ce1">
            <text:p>740</text:p>
          </table:table-cell>
          <table:table-cell office:value-type="float" office:value="853" table:style-name="ce1">
            <text:p>853</text:p>
          </table:table-cell>
          <table:table-cell office:value-type="float" office:value="28086" table:style-name="ce1">
            <text:p>28086</text:p>
          </table:table-cell>
          <table:table-cell office:value-type="float" office:value="20324" table:style-name="ce1">
            <text:p>20324</text:p>
          </table:table-cell>
          <table:table-cell office:value-type="float" office:value="25617.599999999999" table:style-name="ce1">
            <text:p>25617,6</text:p>
          </table:table-cell>
          <table:table-cell office:value-type="float" office:value="165.239" table:style-name="ce1">
            <text:p>165,239</text:p>
          </table:table-cell>
          <table:table-cell office:value-type="float" office:value="153.22200000000001" table:style-name="ce1">
            <text:p>153,222</text:p>
          </table:table-cell>
          <table:table-cell office:value-type="float" office:value="359" table:style-name="ce1">
            <text:p>359</text:p>
          </table:table-cell>
          <table:table-cell table:style-name="ce1"/>
          <table:table-cell office:value-type="float" office:value="7.7132943800590596E-3" table:formula="of:=[.$B115]/[.$A115]" table:style-name="ce1">
            <text:p>0,007713294</text:p>
          </table:table-cell>
          <table:table-cell office:value-type="float" office:value="7.0184371118548246" table:formula="of:=LOG([.$Q115];2)*-1" table:style-name="ce1">
            <text:p>7,018437112</text:p>
          </table:table-cell>
          <table:table-cell office:value-type="float" office:value="-0.10893077645661277" table:formula="of:=LOG([.$N115]/[.$M115];2)" table:style-name="ce1">
            <text:p>-0,108930776</text:p>
          </table:table-cell>
          <table:table-cell office:value-type="float" office:value="0.93501677498946811" table:formula="of:=LOG([.$B115]/[.$J115];2)*-1" table:style-name="ce1">
            <text:p>0,935016775</text:p>
          </table:table-cell>
          <table:table-cell office:value-type="float" office:value="0.46834997335407064" table:formula="of:=LOG([.$B115]/[.$K115];2)*-1" table:style-name="ce1">
            <text:p>0,46834997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8871" table:style-name="ce1">
            <text:p>18871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float" office:value="743" table:style-name="ce1">
            <text:p>743</text:p>
          </table:table-cell>
          <table:table-cell office:value-type="float" office:value="660" table:style-name="ce1">
            <text:p>660</text:p>
          </table:table-cell>
          <table:table-cell office:value-type="float" office:value="827" table:style-name="ce1">
            <text:p>827</text:p>
          </table:table-cell>
          <table:table-cell office:value-type="float" office:value="116" table:style-name="ce1">
            <text:p>116</text:p>
          </table:table-cell>
          <table:table-cell office:value-type="float" office:value="229" table:style-name="ce1">
            <text:p>229</text:p>
          </table:table-cell>
          <table:table-cell office:value-type="float" office:value="294690" table:style-name="ce1">
            <text:p>294690</text:p>
          </table:table-cell>
          <table:table-cell office:value-type="float" office:value="78909.5" table:style-name="ce1">
            <text:p>78909,5</text:p>
          </table:table-cell>
          <table:table-cell office:value-type="float" office:value="82091" table:style-name="ce1">
            <text:p>82091</text:p>
          </table:table-cell>
          <table:table-cell office:value-type="float" office:value="135.351" table:style-name="ce1">
            <text:p>135,351</text:p>
          </table:table-cell>
          <table:table-cell office:value-type="float" office:value="689.79" table:style-name="ce1">
            <text:p>689,79</text:p>
          </table:table-cell>
          <table:table-cell office:value-type="float" office:value="609" table:style-name="ce1">
            <text:p>609</text:p>
          </table:table-cell>
          <table:table-cell table:style-name="ce1"/>
          <table:table-cell office:value-type="float" office:value="9.9086166266912547E-3" table:formula="of:=[.$B116]/[.$A116]" table:style-name="ce1">
            <text:p>0,009908617</text:p>
          </table:table-cell>
          <table:table-cell office:value-type="float" office:value="6.6571006324092261" table:formula="of:=LOG([.$Q116];2)*-1" table:style-name="ce1">
            <text:p>6,657100632</text:p>
          </table:table-cell>
          <table:table-cell office:value-type="float" office:value="2.3494516674521559" table:formula="of:=LOG([.$N116]/[.$M116];2)" table:style-name="ce1">
            <text:p>2,349451667</text:p>
          </table:table-cell>
          <table:table-cell office:value-type="float" office:value="3.9649553244777991" table:formula="of:=LOG([.$B116]/[.$J116];2)*-1" table:style-name="ce1">
            <text:p>3,964955324</text:p>
          </table:table-cell>
          <table:table-cell office:value-type="float" office:value="2.0640281229704156" table:formula="of:=LOG([.$B116]/[.$K116];2)*-1" table:style-name="ce1">
            <text:p>2,06402812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394" table:style-name="ce1">
            <text:p>5394</text:p>
          </table:table-cell>
          <table:table-cell office:value-type="float" office:value="0" table:style-name="ce1">
            <text:p>0</text:p>
          </table:table-cell>
          <table:table-cell office:value-type="float" office:value="815" table:style-name="ce1">
            <text:p>815</text:p>
          </table:table-cell>
          <table:table-cell office:value-type="float" office:value="207" table:style-name="ce1">
            <text:p>207</text:p>
          </table:table-cell>
          <table:table-cell office:value-type="float" office:value="831" table:style-name="ce1">
            <text:p>831</text:p>
          </table:table-cell>
          <table:table-cell office:value-type="float" office:value="889" table:style-name="ce1">
            <text:p>889</text:p>
          </table:table-cell>
          <table:table-cell office:value-type="float" office:value="23" table:style-name="ce1">
            <text:p>23</text:p>
          </table:table-cell>
          <table:table-cell office:value-type="float" office:value="116" table:style-name="ce1">
            <text:p>116</text:p>
          </table:table-cell>
          <table:table-cell office:value-type="float" office:value="13616" table:style-name="ce1">
            <text:p>13616</text:p>
          </table:table-cell>
          <table:table-cell office:value-type="float" office:value="8777" table:style-name="ce1">
            <text:p>8777</text:p>
          </table:table-cell>
          <table:table-cell office:value-type="float" office:value="13047.6" table:style-name="ce1">
            <text:p>13047,6</text:p>
          </table:table-cell>
          <table:table-cell office:value-type="float" office:value="96.767799999999994" table:style-name="ce1">
            <text:p>96,7678</text:p>
          </table:table-cell>
          <table:table-cell office:value-type="float" office:value="145.15199999999999" table:style-name="ce1">
            <text:p>145,152</text:p>
          </table:table-cell>
          <table:table-cell office:value-type="float" office:value="530" table:style-name="ce1">
            <text:p>530</text:p>
          </table:table-cell>
          <table:table-cell table:style-name="ce1"/>
          <table:table-cell office:value-type="float" office:value="2.8322334844137894E-3" table:formula="of:=[.$B117]/[.$A117]" table:style-name="ce1">
            <text:p>0,002832233</text:p>
          </table:table-cell>
          <table:table-cell office:value-type="float" office:value="8.463844081062863" table:formula="of:=LOG([.$Q117];2)*-1" table:style-name="ce1">
            <text:p>8,463844081</text:p>
          </table:table-cell>
          <table:table-cell office:value-type="float" office:value="0.58496548248482139" table:formula="of:=LOG([.$N117]/[.$M117];2)" table:style-name="ce1">
            <text:p>0,584965482</text:p>
          </table:table-cell>
          <table:table-cell office:value-type="float" office:value="1.3358755154503592" table:formula="of:=LOG([.$B117]/[.$J117];2)*-1" table:style-name="ce1">
            <text:p>1,335875515</text:p>
          </table:table-cell>
          <table:table-cell office:value-type="float" office:value="0.70237238575961924" table:formula="of:=LOG([.$B117]/[.$K117];2)*-1" table:style-name="ce1">
            <text:p>0,70237238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788" table:style-name="ce1">
            <text:p>4788</text:p>
          </table:table-cell>
          <table:table-cell office:value-type="float" office:value="0" table:style-name="ce1">
            <text:p>0</text:p>
          </table:table-cell>
          <table:table-cell office:value-type="float" office:value="834" table:style-name="ce1">
            <text:p>834</text:p>
          </table:table-cell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office:value-type="float" office:value="177" table:style-name="ce1">
            <text:p>177</text:p>
          </table:table-cell>
          <table:table-cell office:value-type="float" office:value="261" table:style-name="ce1">
            <text:p>261</text:p>
          </table:table-cell>
          <table:table-cell office:value-type="float" office:value="129480" table:style-name="ce1">
            <text:p>129480</text:p>
          </table:table-cell>
          <table:table-cell office:value-type="float" office:value="39306" table:style-name="ce1">
            <text:p>39306</text:p>
          </table:table-cell>
          <table:table-cell office:value-type="float" office:value="44048.6" table:style-name="ce1">
            <text:p>44048,6</text:p>
          </table:table-cell>
          <table:table-cell office:value-type="float" office:value="56.320500000000003" table:style-name="ce1">
            <text:p>56,3205</text:p>
          </table:table-cell>
          <table:table-cell office:value-type="float" office:value="810.06200000000001" table:style-name="ce1">
            <text:p>810,062</text:p>
          </table:table-cell>
          <table:table-cell office:value-type="float" office:value="624" table:style-name="ce1">
            <text:p>624</text:p>
          </table:table-cell>
          <table:table-cell table:style-name="ce1"/>
          <table:table-cell office:value-type="float" office:value="2.5140404010703049E-3" table:formula="of:=[.$B118]/[.$A118]" table:style-name="ce1">
            <text:p>0,00251404</text:p>
          </table:table-cell>
          <table:table-cell office:value-type="float" office:value="8.6357764503549657" table:formula="of:=LOG([.$Q118];2)*-1" table:style-name="ce1">
            <text:p>8,63577645</text:p>
          </table:table-cell>
          <table:table-cell office:value-type="float" office:value="3.8463002852324566" table:formula="of:=LOG([.$N118]/[.$M118];2)" table:style-name="ce1">
            <text:p>3,846300285</text:p>
          </table:table-cell>
          <table:table-cell office:value-type="float" office:value="4.7571623081530339" table:formula="of:=LOG([.$B118]/[.$J118];2)*-1" table:style-name="ce1">
            <text:p>4,757162308</text:p>
          </table:table-cell>
          <table:table-cell office:value-type="float" office:value="3.0372544970627615" table:formula="of:=LOG([.$B118]/[.$K118];2)*-1" table:style-name="ce1">
            <text:p>3,03725449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965" table:style-name="ce1">
            <text:p>10965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210" table:style-name="ce1">
            <text:p>210</text:p>
          </table:table-cell>
          <table:table-cell office:value-type="float" office:value="534" table:style-name="ce1">
            <text:p>534</text:p>
          </table:table-cell>
          <table:table-cell office:value-type="float" office:value="663" table:style-name="ce1">
            <text:p>663</text:p>
          </table:table-cell>
          <table:table-cell office:value-type="float" office:value="694" table:style-name="ce1">
            <text:p>694</text:p>
          </table:table-cell>
          <table:table-cell office:value-type="float" office:value="779" table:style-name="ce1">
            <text:p>779</text:p>
          </table:table-cell>
          <table:table-cell office:value-type="float" office:value="349366" table:style-name="ce1">
            <text:p>349366</text:p>
          </table:table-cell>
          <table:table-cell office:value-type="float" office:value="62795.5" table:style-name="ce1">
            <text:p>62795,5</text:p>
          </table:table-cell>
          <table:table-cell office:value-type="float" office:value="90571.1" table:style-name="ce1">
            <text:p>90571,1</text:p>
          </table:table-cell>
          <table:table-cell office:value-type="float" office:value="121.655" table:style-name="ce1">
            <text:p>121,655</text:p>
          </table:table-cell>
          <table:table-cell office:value-type="float" office:value="760.31399999999996" table:style-name="ce1">
            <text:p>760,314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5.7574045525764185E-3" table:formula="of:=[.$B119]/[.$A119]" table:style-name="ce1">
            <text:p>0,005757405</text:p>
          </table:table-cell>
          <table:table-cell office:value-type="float" office:value="7.4403656957375111" table:formula="of:=LOG([.$Q119];2)*-1" table:style-name="ce1">
            <text:p>7,440365696</text:p>
          </table:table-cell>
          <table:table-cell office:value-type="float" office:value="2.6437997402844009" table:formula="of:=LOG([.$N119]/[.$M119];2)" table:style-name="ce1">
            <text:p>2,64379974</text:p>
          </table:table-cell>
          <table:table-cell office:value-type="float" office:value="4.9937614961158054" table:formula="of:=LOG([.$B119]/[.$J119];2)*-1" table:style-name="ce1">
            <text:p>4,993761496</text:p>
          </table:table-cell>
          <table:table-cell office:value-type="float" office:value="2.5177553655720324" table:formula="of:=LOG([.$B119]/[.$K119];2)*-1" table:style-name="ce1">
            <text:p>2,51775536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767" table:style-name="ce1">
            <text:p>5767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770" table:style-name="ce1">
            <text:p>770</text:p>
          </table:table-cell>
          <table:table-cell office:value-type="float" office:value="411" table:style-name="ce1">
            <text:p>411</text:p>
          </table:table-cell>
          <table:table-cell office:value-type="float" office:value="490" table:style-name="ce1">
            <text:p>490</text:p>
          </table:table-cell>
          <table:table-cell office:value-type="float" office:value="755" table:style-name="ce1">
            <text:p>755</text:p>
          </table:table-cell>
          <table:table-cell office:value-type="float" office:value="828" table:style-name="ce1">
            <text:p>828</text:p>
          </table:table-cell>
          <table:table-cell office:value-type="float" office:value="12483" table:style-name="ce1">
            <text:p>12483</text:p>
          </table:table-cell>
          <table:table-cell office:value-type="float" office:value="9125" table:style-name="ce1">
            <text:p>9125</text:p>
          </table:table-cell>
          <table:table-cell office:value-type="float" office:value="14277.1" table:style-name="ce1">
            <text:p>14277,1</text:p>
          </table:table-cell>
          <table:table-cell office:value-type="float" office:value="78.917699999999996" table:style-name="ce1">
            <text:p>78,9177</text:p>
          </table:table-cell>
          <table:table-cell office:value-type="float" office:value="133.66" table:style-name="ce1">
            <text:p>133,66</text:p>
          </table:table-cell>
          <table:table-cell office:value-type="float" office:value="390" table:style-name="ce1">
            <text:p>390</text:p>
          </table:table-cell>
          <table:table-cell table:style-name="ce1"/>
          <table:table-cell office:value-type="float" office:value="3.0280850027093668E-3" table:formula="of:=[.$B120]/[.$A120]" table:style-name="ce1">
            <text:p>0,003028085</text:p>
          </table:table-cell>
          <table:table-cell office:value-type="float" office:value="8.367378580241347" table:formula="of:=LOG([.$Q120];2)*-1" table:style-name="ce1">
            <text:p>8,36737858</text:p>
          </table:table-cell>
          <table:table-cell office:value-type="float" office:value="0.76014696382943991" table:formula="of:=LOG([.$N120]/[.$M120];2)" table:style-name="ce1">
            <text:p>0,760146964</text:p>
          </table:table-cell>
          <table:table-cell office:value-type="float" office:value="1.1140717667087952" table:formula="of:=LOG([.$B120]/[.$J120];2)*-1" table:style-name="ce1">
            <text:p>1,114071767</text:p>
          </table:table-cell>
          <table:table-cell office:value-type="float" office:value="0.66200353648498411" table:formula="of:=LOG([.$B120]/[.$K120];2)*-1" table:style-name="ce1">
            <text:p>0,66200353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370" table:style-name="ce1">
            <text:p>4370</text:p>
          </table:table-cell>
          <table:table-cell office:value-type="float" office:value="0" table:style-name="ce1">
            <text:p>0</text:p>
          </table:table-cell>
          <table:table-cell office:value-type="float" office:value="412" table:style-name="ce1">
            <text:p>412</text:p>
          </table:table-cell>
          <table:table-cell office:value-type="float" office:value="762" table:style-name="ce1">
            <text:p>762</text:p>
          </table:table-cell>
          <table:table-cell office:value-type="float" office:value="1046" table:style-name="ce1">
            <text:p>1046</text:p>
          </table:table-cell>
          <table:table-cell office:value-type="float" office:value="1084" table:style-name="ce1">
            <text:p>1084</text:p>
          </table:table-cell>
          <table:table-cell office:value-type="float" office:value="738" table:style-name="ce1">
            <text:p>738</text:p>
          </table:table-cell>
          <table:table-cell office:value-type="float" office:value="853" table:style-name="ce1">
            <text:p>853</text:p>
          </table:table-cell>
          <table:table-cell office:value-type="float" office:value="77280" table:style-name="ce1">
            <text:p>77280</text:p>
          </table:table-cell>
          <table:table-cell office:value-type="float" office:value="40825" table:style-name="ce1">
            <text:p>40825</text:p>
          </table:table-cell>
          <table:table-cell office:value-type="float" office:value="41474.9" table:style-name="ce1">
            <text:p>41474,9</text:p>
          </table:table-cell>
          <table:table-cell office:value-type="float" office:value="38.052599999999998" table:style-name="ce1">
            <text:p>38,0526</text:p>
          </table:table-cell>
          <table:table-cell office:value-type="float" office:value="653.83299999999997" table:style-name="ce1">
            <text:p>653,833</text:p>
          </table:table-cell>
          <table:table-cell office:value-type="float" office:value="811" table:style-name="ce1">
            <text:p>811</text:p>
          </table:table-cell>
          <table:table-cell table:style-name="ce1"/>
          <table:table-cell office:value-type="float" office:value="2.2945606835165482E-3" table:formula="of:=[.$B121]/[.$A121]" table:style-name="ce1">
            <text:p>0,002294561</text:p>
          </table:table-cell>
          <table:table-cell office:value-type="float" office:value="8.7675663229105059" table:formula="of:=LOG([.$Q121];2)*-1" table:style-name="ce1">
            <text:p>8,767566323</text:p>
          </table:table-cell>
          <table:table-cell office:value-type="float" office:value="4.1028552576000008" table:formula="of:=LOG([.$N121]/[.$M121];2)" table:style-name="ce1">
            <text:p>4,102855258</text:p>
          </table:table-cell>
          <table:table-cell office:value-type="float" office:value="4.1443899093351755" table:formula="of:=LOG([.$B121]/[.$J121];2)*-1" table:style-name="ce1">
            <text:p>4,144389909</text:p>
          </table:table-cell>
          <table:table-cell office:value-type="float" office:value="3.2237477009484587" table:formula="of:=LOG([.$B121]/[.$K121];2)*-1" table:style-name="ce1">
            <text:p>3,22374770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7110" table:style-name="ce1">
            <text:p>17110</text:p>
          </table:table-cell>
          <table:table-cell office:value-type="float" office:value="0" table:style-name="ce1">
            <text:p>0</text:p>
          </table:table-cell>
          <table:table-cell office:value-type="float" office:value="1047" table:style-name="ce1">
            <text:p>1047</text:p>
          </table:table-cell>
          <table:table-cell office:value-type="float" office:value="786" table:style-name="ce1">
            <text:p>786</text:p>
          </table:table-cell>
          <table:table-cell office:value-type="float" office:value="666" table:style-name="ce1">
            <text:p>666</text:p>
          </table:table-cell>
          <table:table-cell office:value-type="float" office:value="811" table:style-name="ce1">
            <text:p>811</text:p>
          </table:table-cell>
          <table:table-cell office:value-type="float" office:value="274" table:style-name="ce1">
            <text:p>274</text:p>
          </table:table-cell>
          <table:table-cell office:value-type="float" office:value="392" table:style-name="ce1">
            <text:p>392</text:p>
          </table:table-cell>
          <table:table-cell office:value-type="float" office:value="195072" table:style-name="ce1">
            <text:p>195072</text:p>
          </table:table-cell>
          <table:table-cell office:value-type="float" office:value="59599" table:style-name="ce1">
            <text:p>59599</text:p>
          </table:table-cell>
          <table:table-cell office:value-type="float" office:value="74664.399999999994" table:style-name="ce1">
            <text:p>74664,4</text:p>
          </table:table-cell>
          <table:table-cell office:value-type="float" office:value="143.69399999999999" table:style-name="ce1">
            <text:p>143,694</text:p>
          </table:table-cell>
          <table:table-cell office:value-type="float" office:value="548.35199999999998" table:style-name="ce1">
            <text:p>548,352</text:p>
          </table:table-cell>
          <table:table-cell office:value-type="float" office:value="422" table:style-name="ce1">
            <text:p>422</text:p>
          </table:table-cell>
          <table:table-cell table:style-name="ce1"/>
          <table:table-cell office:value-type="float" office:value="8.9839664290544945E-3" table:formula="of:=[.$B122]/[.$A122]" table:style-name="ce1">
            <text:p>0,008983966</text:p>
          </table:table-cell>
          <table:table-cell office:value-type="float" office:value="6.7984317479216907" table:formula="of:=LOG([.$Q122];2)*-1" table:style-name="ce1">
            <text:p>6,798431748</text:p>
          </table:table-cell>
          <table:table-cell office:value-type="float" office:value="1.9321024675645673" table:formula="of:=LOG([.$N122]/[.$M122];2)" table:style-name="ce1">
            <text:p>1,932102468</text:p>
          </table:table-cell>
          <table:table-cell office:value-type="float" office:value="3.5110950481165464" table:formula="of:=LOG([.$B122]/[.$J122];2)*-1" table:style-name="ce1">
            <text:p>3,511095048</text:p>
          </table:table-cell>
          <table:table-cell office:value-type="float" office:value="1.8004483643644029" table:formula="of:=LOG([.$B122]/[.$K122];2)*-1" table:style-name="ce1">
            <text:p>1,80044836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975" table:style-name="ce1">
            <text:p>9975</text:p>
          </table:table-cell>
          <table:table-cell office:value-type="float" office:value="0" table:style-name="ce1">
            <text:p>0</text:p>
          </table:table-cell>
          <table:table-cell office:value-type="float" office:value="803" table:style-name="ce1">
            <text:p>803</text:p>
          </table:table-cell>
          <table:table-cell office:value-type="float" office:value="379" table:style-name="ce1">
            <text:p>379</text:p>
          </table:table-cell>
          <table:table-cell office:value-type="float" office:value="1422" table:style-name="ce1">
            <text:p>1422</text:p>
          </table:table-cell>
          <table:table-cell office:value-type="float" office:value="1527" table:style-name="ce1">
            <text:p>1527</text:p>
          </table:table-cell>
          <table:table-cell office:value-type="float" office:value="257" table:style-name="ce1">
            <text:p>257</text:p>
          </table:table-cell>
          <table:table-cell office:value-type="float" office:value="352" table:style-name="ce1">
            <text:p>352</text:p>
          </table:table-cell>
          <table:table-cell office:value-type="float" office:value="88328" table:style-name="ce1">
            <text:p>88328</text:p>
          </table:table-cell>
          <table:table-cell office:value-type="float" office:value="40795" table:style-name="ce1">
            <text:p>40795</text:p>
          </table:table-cell>
          <table:table-cell office:value-type="float" office:value="59623.5" table:style-name="ce1">
            <text:p>59623,5</text:p>
          </table:table-cell>
          <table:table-cell office:value-type="float" office:value="104.48" table:style-name="ce1">
            <text:p>104,48</text:p>
          </table:table-cell>
          <table:table-cell office:value-type="float" office:value="675.178" table:style-name="ce1">
            <text:p>675,178</text:p>
          </table:table-cell>
          <table:table-cell office:value-type="float" office:value="639" table:style-name="ce1">
            <text:p>639</text:p>
          </table:table-cell>
          <table:table-cell table:style-name="ce1"/>
          <table:table-cell office:value-type="float" office:value="5.2375841688964688E-3" table:formula="of:=[.$B123]/[.$A123]" table:style-name="ce1">
            <text:p>0,005237584</text:p>
          </table:table-cell>
          <table:table-cell office:value-type="float" office:value="7.5768827613013956" table:formula="of:=LOG([.$Q123];2)*-1" table:style-name="ce1">
            <text:p>7,576882761</text:p>
          </table:table-cell>
          <table:table-cell office:value-type="float" office:value="2.6920410940386521" table:formula="of:=LOG([.$N123]/[.$M123];2)" table:style-name="ce1">
            <text:p>2,692041094</text:p>
          </table:table-cell>
          <table:table-cell office:value-type="float" office:value="3.1464820986490216" table:formula="of:=LOG([.$B123]/[.$J123];2)*-1" table:style-name="ce1">
            <text:p>3,146482099</text:p>
          </table:table-cell>
          <table:table-cell office:value-type="float" office:value="2.0320035940520245" table:formula="of:=LOG([.$B123]/[.$K123];2)*-1" table:style-name="ce1">
            <text:p>2,03200359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633" table:style-name="ce1">
            <text:p>8633</text:p>
          </table:table-cell>
          <table:table-cell office:value-type="float" office:value="0" table:style-name="ce1">
            <text:p>0</text:p>
          </table:table-cell>
          <table:table-cell office:value-type="float" office:value="1426" table:style-name="ce1">
            <text:p>1426</text:p>
          </table:table-cell>
          <table:table-cell office:value-type="float" office:value="332" table:style-name="ce1">
            <text:p>332</text:p>
          </table:table-cell>
          <table:table-cell office:value-type="float" office:value="1607" table:style-name="ce1">
            <text:p>1607</text:p>
          </table:table-cell>
          <table:table-cell office:value-type="float" office:value="1696" table:style-name="ce1">
            <text:p>1696</text:p>
          </table:table-cell>
          <table:table-cell office:value-type="float" office:value="482" table:style-name="ce1">
            <text:p>482</text:p>
          </table:table-cell>
          <table:table-cell office:value-type="float" office:value="579" table:style-name="ce1">
            <text:p>579</text:p>
          </table:table-cell>
          <table:table-cell office:value-type="float" office:value="66690" table:style-name="ce1">
            <text:p>66690</text:p>
          </table:table-cell>
          <table:table-cell office:value-type="float" office:value="24086.5" table:style-name="ce1">
            <text:p>24086,5</text:p>
          </table:table-cell>
          <table:table-cell office:value-type="float" office:value="30720.3" table:style-name="ce1">
            <text:p>30720,3</text:p>
          </table:table-cell>
          <table:table-cell office:value-type="float" office:value="117.593" table:style-name="ce1">
            <text:p>117,593</text:p>
          </table:table-cell>
          <table:table-cell office:value-type="float" office:value="299.71499999999997" table:style-name="ce1">
            <text:p>299,715</text:p>
          </table:table-cell>
          <table:table-cell office:value-type="float" office:value="390" table:style-name="ce1">
            <text:p>390</text:p>
          </table:table-cell>
          <table:table-cell table:style-name="ce1"/>
          <table:table-cell office:value-type="float" office:value="4.5329387599080916E-3" table:formula="of:=[.$B124]/[.$A124]" table:style-name="ce1">
            <text:p>0,004532939</text:p>
          </table:table-cell>
          <table:table-cell office:value-type="float" office:value="7.7853376141449413" table:formula="of:=LOG([.$Q124];2)*-1" table:style-name="ce1">
            <text:p>7,785337614</text:p>
          </table:table-cell>
          <table:table-cell office:value-type="float" office:value="1.349789106090004" table:formula="of:=LOG([.$N124]/[.$M124];2)" table:style-name="ce1">
            <text:p>1,349789106</text:p>
          </table:table-cell>
          <table:table-cell office:value-type="float" office:value="2.9495365554819828" table:formula="of:=LOG([.$B124]/[.$J124];2)*-1" table:style-name="ce1">
            <text:p>2,949536555</text:p>
          </table:table-cell>
          <table:table-cell office:value-type="float" office:value="1.4802908777435448" table:formula="of:=LOG([.$B124]/[.$K124];2)*-1" table:style-name="ce1">
            <text:p>1,48029087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552" table:style-name="ce1">
            <text:p>3552</text:p>
          </table:table-cell>
          <table:table-cell office:value-type="float" office:value="0" table:style-name="ce1">
            <text:p>0</text:p>
          </table:table-cell>
          <table:table-cell office:value-type="float" office:value="1630" table:style-name="ce1">
            <text:p>1630</text:p>
          </table:table-cell>
          <table:table-cell office:value-type="float" office:value="564" table:style-name="ce1">
            <text:p>564</text:p>
          </table:table-cell>
          <table:table-cell office:value-type="float" office:value="495" table:style-name="ce1">
            <text:p>495</text:p>
          </table:table-cell>
          <table:table-cell office:value-type="float" office:value="591" table:style-name="ce1">
            <text:p>591</text:p>
          </table:table-cell>
          <table:table-cell office:value-type="float" office:value="311" table:style-name="ce1">
            <text:p>311</text:p>
          </table:table-cell>
          <table:table-cell office:value-type="float" office:value="348" table:style-name="ce1">
            <text:p>348</text:p>
          </table:table-cell>
          <table:table-cell office:value-type="float" office:value="287155" table:style-name="ce1">
            <text:p>287155</text:p>
          </table:table-cell>
          <table:table-cell office:value-type="float" office:value="33141.5" table:style-name="ce1">
            <text:p>33141,5</text:p>
          </table:table-cell>
          <table:table-cell office:value-type="float" office:value="46845" table:style-name="ce1">
            <text:p>46845</text:p>
          </table:table-cell>
          <table:table-cell office:value-type="float" office:value="98.488600000000005" table:style-name="ce1">
            <text:p>98,4886</text:p>
          </table:table-cell>
          <table:table-cell office:value-type="float" office:value="1112.1099999999999" table:style-name="ce1">
            <text:p>1112,11</text:p>
          </table:table-cell>
          <table:table-cell office:value-type="float" office:value="796" table:style-name="ce1">
            <text:p>796</text:p>
          </table:table-cell>
          <table:table-cell table:style-name="ce1"/>
          <table:table-cell office:value-type="float" office:value="1.8650525281123063E-3" table:formula="of:=[.$B125]/[.$A125]" table:style-name="ce1">
            <text:p>0,001865053</text:p>
          </table:table-cell>
          <table:table-cell office:value-type="float" office:value="9.0665680209483615" table:formula="of:=LOG([.$Q125];2)*-1" table:style-name="ce1">
            <text:p>9,066568021</text:p>
          </table:table-cell>
          <table:table-cell office:value-type="float" office:value="3.4971989403228179" table:formula="of:=LOG([.$N125]/[.$M125];2)" table:style-name="ce1">
            <text:p>3,49719894</text:p>
          </table:table-cell>
          <table:table-cell office:value-type="float" office:value="6.3370542905224818" table:formula="of:=LOG([.$B125]/[.$J125];2)*-1" table:style-name="ce1">
            <text:p>6,337054291</text:p>
          </table:table-cell>
          <table:table-cell office:value-type="float" office:value="3.2219354142978696" table:formula="of:=LOG([.$B125]/[.$K125];2)*-1" table:style-name="ce1">
            <text:p>3,22193541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646" table:style-name="ce1">
            <text:p>2646</text:p>
          </table:table-cell>
          <table:table-cell office:value-type="float" office:value="0" table:style-name="ce1">
            <text:p>0</text:p>
          </table:table-cell>
          <table:table-cell office:value-type="float" office:value="496" table:style-name="ce1">
            <text:p>496</text:p>
          </table:table-cell>
          <table:table-cell office:value-type="float" office:value="322" table:style-name="ce1">
            <text:p>322</text:p>
          </table:table-cell>
          <table:table-cell office:value-type="float" office:value="1611" table:style-name="ce1">
            <text:p>1611</text:p>
          </table:table-cell>
          <table:table-cell office:value-type="float" office:value="1665" table:style-name="ce1">
            <text:p>1665</text:p>
          </table:table-cell>
          <table:table-cell office:value-type="float" office:value="554" table:style-name="ce1">
            <text:p>554</text:p>
          </table:table-cell>
          <table:table-cell office:value-type="float" office:value="603" table:style-name="ce1">
            <text:p>603</text:p>
          </table:table-cell>
          <table:table-cell office:value-type="float" office:value="328489" table:style-name="ce1">
            <text:p>328489</text:p>
          </table:table-cell>
          <table:table-cell office:value-type="float" office:value="36227.5" table:style-name="ce1">
            <text:p>36227,5</text:p>
          </table:table-cell>
          <table:table-cell office:value-type="float" office:value="39279" table:style-name="ce1">
            <text:p>39279</text:p>
          </table:table-cell>
          <table:table-cell office:value-type="float" office:value="55.785299999999999" table:style-name="ce1">
            <text:p>55,7853</text:p>
          </table:table-cell>
          <table:table-cell office:value-type="float" office:value="1170.3399999999999" table:style-name="ce1">
            <text:p>1170,34</text:p>
          </table:table-cell>
          <table:table-cell office:value-type="float" office:value="686" table:style-name="ce1">
            <text:p>686</text:p>
          </table:table-cell>
          <table:table-cell table:style-name="ce1"/>
          <table:table-cell office:value-type="float" office:value="1.389338116380958E-3" table:formula="of:=[.$B126]/[.$A126]" table:style-name="ce1">
            <text:p>0,001389338</text:p>
          </table:table-cell>
          <table:table-cell office:value-type="float" office:value="9.4913865410197893" table:formula="of:=LOG([.$Q126];2)*-1" table:style-name="ce1">
            <text:p>9,491386541</text:p>
          </table:table-cell>
          <table:table-cell office:value-type="float" office:value="4.3908988962312749" table:formula="of:=LOG([.$N126]/[.$M126];2)" table:style-name="ce1">
            <text:p>4,390898896</text:p>
          </table:table-cell>
          <table:table-cell office:value-type="float" office:value="6.9558881884739057" table:formula="of:=LOG([.$B126]/[.$J126];2)*-1" table:style-name="ce1">
            <text:p>6,955888188</text:p>
          </table:table-cell>
          <table:table-cell office:value-type="float" office:value="3.7752002844926427" table:formula="of:=LOG([.$B126]/[.$K126];2)*-1" table:style-name="ce1">
            <text:p>3,77520028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7900" table:style-name="ce1">
            <text:p>17900</text:p>
          </table:table-cell>
          <table:table-cell office:value-type="float" office:value="0" table:style-name="ce1">
            <text:p>0</text:p>
          </table:table-cell>
          <table:table-cell office:value-type="float" office:value="1626" table:style-name="ce1">
            <text:p>1626</text:p>
          </table:table-cell>
          <table:table-cell office:value-type="float" office:value="602" table:style-name="ce1">
            <text:p>602</text:p>
          </table:table-cell>
          <table:table-cell office:value-type="float" office:value="899" table:style-name="ce1">
            <text:p>899</text:p>
          </table:table-cell>
          <table:table-cell office:value-type="float" office:value="1078" table:style-name="ce1">
            <text:p>1078</text:p>
          </table:table-cell>
          <table:table-cell office:value-type="float" office:value="236" table:style-name="ce1">
            <text:p>236</text:p>
          </table:table-cell>
          <table:table-cell office:value-type="float" office:value="336" table:style-name="ce1">
            <text:p>336</text:p>
          </table:table-cell>
          <table:table-cell office:value-type="float" office:value="266082" table:style-name="ce1">
            <text:p>266082</text:p>
          </table:table-cell>
          <table:table-cell office:value-type="float" office:value="69107" table:style-name="ce1">
            <text:p>69107</text:p>
          </table:table-cell>
          <table:table-cell office:value-type="float" office:value="75170.7" table:style-name="ce1">
            <text:p>75170,7</text:p>
          </table:table-cell>
          <table:table-cell office:value-type="float" office:value="199.459" table:style-name="ce1">
            <text:p>199,459</text:p>
          </table:table-cell>
          <table:table-cell office:value-type="float" office:value="711.96900000000005" table:style-name="ce1">
            <text:p>711,969</text:p>
          </table:table-cell>
          <table:table-cell office:value-type="float" office:value="406" table:style-name="ce1">
            <text:p>406</text:p>
          </table:table-cell>
          <table:table-cell table:style-name="ce1"/>
          <table:table-cell office:value-type="float" office:value="9.3987725938092011E-3" table:formula="of:=[.$B127]/[.$A127]" table:style-name="ce1">
            <text:p>0,009398773</text:p>
          </table:table-cell>
          <table:table-cell office:value-type="float" office:value="6.7333119202594851" table:formula="of:=LOG([.$Q127];2)*-1" table:style-name="ce1">
            <text:p>6,73331192</text:p>
          </table:table-cell>
          <table:table-cell office:value-type="float" office:value="1.8357222035957208" table:formula="of:=LOG([.$N127]/[.$M127];2)" table:style-name="ce1">
            <text:p>1,835722204</text:p>
          </table:table-cell>
          <table:table-cell office:value-type="float" office:value="3.8938394251646558" table:formula="of:=LOG([.$B127]/[.$J127];2)*-1" table:style-name="ce1">
            <text:p>3,893839425</text:p>
          </table:table-cell>
          <table:table-cell office:value-type="float" office:value="1.9488722642788618" table:formula="of:=LOG([.$B127]/[.$K127];2)*-1" table:style-name="ce1">
            <text:p>1,94887226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919" table:style-name="ce1">
            <text:p>9919</text:p>
          </table:table-cell>
          <table:table-cell office:value-type="float" office:value="0" table:style-name="ce1">
            <text:p>0</text:p>
          </table:table-cell>
          <table:table-cell office:value-type="float" office:value="956" table:style-name="ce1">
            <text:p>956</text:p>
          </table:table-cell>
          <table:table-cell office:value-type="float" office:value="334" table:style-name="ce1">
            <text:p>334</text:p>
          </table:table-cell>
          <table:table-cell office:value-type="float" office:value="837" table:style-name="ce1">
            <text:p>837</text:p>
          </table:table-cell>
          <table:table-cell office:value-type="float" office:value="946" table:style-name="ce1">
            <text:p>946</text:p>
          </table:table-cell>
          <table:table-cell office:value-type="float" office:value="60" table:style-name="ce1">
            <text:p>60</text:p>
          </table:table-cell>
          <table:table-cell office:value-type="float" office:value="151" table:style-name="ce1">
            <text:p>151</text:p>
          </table:table-cell>
          <table:table-cell office:value-type="float" office:value="32606" table:style-name="ce1">
            <text:p>32606</text:p>
          </table:table-cell>
          <table:table-cell office:value-type="float" office:value="20347.5" table:style-name="ce1">
            <text:p>20347,5</text:p>
          </table:table-cell>
          <table:table-cell office:value-type="float" office:value="31653.8" table:style-name="ce1">
            <text:p>31653,8</text:p>
          </table:table-cell>
          <table:table-cell office:value-type="float" office:value="93.680300000000003" table:style-name="ce1">
            <text:p>93,6803</text:p>
          </table:table-cell>
          <table:table-cell office:value-type="float" office:value="238.04599999999999" table:style-name="ce1">
            <text:p>238,046</text:p>
          </table:table-cell>
          <table:table-cell office:value-type="float" office:value="452" table:style-name="ce1">
            <text:p>452</text:p>
          </table:table-cell>
          <table:table-cell table:style-name="ce1"/>
          <table:table-cell office:value-type="float" office:value="5.2081801875974009E-3" table:formula="of:=[.$B128]/[.$A128]" table:style-name="ce1">
            <text:p>0,00520818</text:p>
          </table:table-cell>
          <table:table-cell office:value-type="float" office:value="7.5850049223228435" table:formula="of:=LOG([.$Q128];2)*-1" table:style-name="ce1">
            <text:p>7,585004922</text:p>
          </table:table-cell>
          <table:table-cell office:value-type="float" office:value="1.3454227857897798" table:formula="of:=LOG([.$N128]/[.$M128];2)" table:style-name="ce1">
            <text:p>1,345422786</text:p>
          </table:table-cell>
          <table:table-cell office:value-type="float" office:value="1.7168708812928475" table:formula="of:=LOG([.$B128]/[.$J128];2)*-1" table:style-name="ce1">
            <text:p>1,716870881</text:p>
          </table:table-cell>
          <table:table-cell office:value-type="float" office:value="1.0365849629147621" table:formula="of:=LOG([.$B128]/[.$K128];2)*-1" table:style-name="ce1">
            <text:p>1,03658496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296" table:style-name="ce1">
            <text:p>3296</text:p>
          </table:table-cell>
          <table:table-cell office:value-type="float" office:value="0" table:style-name="ce1">
            <text:p>0</text:p>
          </table:table-cell>
          <table:table-cell office:value-type="float" office:value="863" table:style-name="ce1">
            <text:p>863</text:p>
          </table:table-cell>
          <table:table-cell office:value-type="float" office:value="142" table:style-name="ce1">
            <text:p>142</text:p>
          </table:table-cell>
          <table:table-cell office:value-type="float" office:value="1515" table:style-name="ce1">
            <text:p>1515</text:p>
          </table:table-cell>
          <table:table-cell office:value-type="float" office:value="1547" table:style-name="ce1">
            <text:p>1547</text:p>
          </table:table-cell>
          <table:table-cell office:value-type="float" office:value="792" table:style-name="ce1">
            <text:p>792</text:p>
          </table:table-cell>
          <table:table-cell office:value-type="float" office:value="895" table:style-name="ce1">
            <text:p>895</text:p>
          </table:table-cell>
          <table:table-cell office:value-type="float" office:value="515052" table:style-name="ce1">
            <text:p>515052</text:p>
          </table:table-cell>
          <table:table-cell office:value-type="float" office:value="47274" table:style-name="ce1">
            <text:p>47274</text:p>
          </table:table-cell>
          <table:table-cell office:value-type="float" office:value="51703.9" table:style-name="ce1">
            <text:p>51703,9</text:p>
          </table:table-cell>
          <table:table-cell office:value-type="float" office:value="46.6905" table:style-name="ce1">
            <text:p>46,6905</text:p>
          </table:table-cell>
          <table:table-cell office:value-type="float" office:value="968.31" table:style-name="ce1">
            <text:p>968,31</text:p>
          </table:table-cell>
          <table:table-cell office:value-type="float" office:value="421" table:style-name="ce1">
            <text:p>421</text:p>
          </table:table-cell>
          <table:table-cell table:style-name="ce1"/>
          <table:table-cell office:value-type="float" office:value="1.730634327887996E-3" table:formula="of:=[.$B129]/[.$A129]" table:style-name="ce1">
            <text:p>0,001730634</text:p>
          </table:table-cell>
          <table:table-cell office:value-type="float" office:value="9.1744833601152482" table:formula="of:=LOG([.$Q129];2)*-1" table:style-name="ce1">
            <text:p>9,17448336</text:p>
          </table:table-cell>
          <table:table-cell office:value-type="float" office:value="4.3742680503092171" table:formula="of:=LOG([.$N129]/[.$M129];2)" table:style-name="ce1">
            <text:p>4,37426805</text:p>
          </table:table-cell>
          <table:table-cell office:value-type="float" office:value="7.2878580423746078" table:formula="of:=LOG([.$B129]/[.$J129];2)*-1" table:style-name="ce1">
            <text:p>7,287858042</text:p>
          </table:table-cell>
          <table:table-cell office:value-type="float" office:value="3.8422587931367276" table:formula="of:=LOG([.$B129]/[.$K129];2)*-1" table:style-name="ce1">
            <text:p>3,84225879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036" table:style-name="ce1">
            <text:p>8036</text:p>
          </table:table-cell>
          <table:table-cell office:value-type="float" office:value="0" table:style-name="ce1">
            <text:p>0</text:p>
          </table:table-cell>
          <table:table-cell office:value-type="float" office:value="1533" table:style-name="ce1">
            <text:p>1533</text:p>
          </table:table-cell>
          <table:table-cell office:value-type="float" office:value="834" table:style-name="ce1">
            <text:p>834</text:p>
          </table:table-cell>
          <table:table-cell office:value-type="float" office:value="1305" table:style-name="ce1">
            <text:p>1305</text:p>
          </table:table-cell>
          <table:table-cell office:value-type="float" office:value="1387" table:style-name="ce1">
            <text:p>1387</text:p>
          </table:table-cell>
          <table:table-cell office:value-type="float" office:value="777" table:style-name="ce1">
            <text:p>777</text:p>
          </table:table-cell>
          <table:table-cell office:value-type="float" office:value="875" table:style-name="ce1">
            <text:p>875</text:p>
          </table:table-cell>
          <table:table-cell office:value-type="float" office:value="22344" table:style-name="ce1">
            <text:p>22344</text:p>
          </table:table-cell>
          <table:table-cell office:value-type="float" office:value="15190" table:style-name="ce1">
            <text:p>15190</text:p>
          </table:table-cell>
          <table:table-cell office:value-type="float" office:value="23221.4" table:style-name="ce1">
            <text:p>23221,4</text:p>
          </table:table-cell>
          <table:table-cell office:value-type="float" office:value="82.097499999999997" table:style-name="ce1">
            <text:p>82,0975</text:p>
          </table:table-cell>
          <table:table-cell office:value-type="float" office:value="187.17099999999999" table:style-name="ce1">
            <text:p>187,171</text:p>
          </table:table-cell>
          <table:table-cell office:value-type="float" office:value="578" table:style-name="ce1">
            <text:p>578</text:p>
          </table:table-cell>
          <table:table-cell table:style-name="ce1"/>
          <table:table-cell office:value-type="float" office:value="4.2194713164162428E-3" table:formula="of:=[.$B130]/[.$A130]" table:style-name="ce1">
            <text:p>0,004219471</text:p>
          </table:table-cell>
          <table:table-cell office:value-type="float" office:value="7.8887220385651755" table:formula="of:=LOG([.$Q130];2)*-1" table:style-name="ce1">
            <text:p>7,888722039</text:p>
          </table:table-cell>
          <table:table-cell office:value-type="float" office:value="1.1889467277678314" table:formula="of:=LOG([.$N130]/[.$M130];2)" table:style-name="ce1">
            <text:p>1,188946728</text:p>
          </table:table-cell>
          <table:table-cell office:value-type="float" office:value="1.4753380095466582" table:formula="of:=LOG([.$B130]/[.$J130];2)*-1" table:style-name="ce1">
            <text:p>1,47533801</text:p>
          </table:table-cell>
          <table:table-cell office:value-type="float" office:value="0.91857240065615375" table:formula="of:=LOG([.$B130]/[.$K130];2)*-1" table:style-name="ce1">
            <text:p>0,91857240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350" table:style-name="ce1">
            <text:p>4350</text:p>
          </table:table-cell>
          <table:table-cell office:value-type="float" office:value="0" table:style-name="ce1">
            <text:p>0</text:p>
          </table:table-cell>
          <table:table-cell office:value-type="float" office:value="1316" table:style-name="ce1">
            <text:p>1316</text:p>
          </table:table-cell>
          <table:table-cell office:value-type="float" office:value="779" table:style-name="ce1">
            <text:p>779</text:p>
          </table:table-cell>
          <table:table-cell office:value-type="float" office:value="210" table:style-name="ce1">
            <text:p>210</text:p>
          </table:table-cell>
          <table:table-cell office:value-type="float" office:value="297" table:style-name="ce1">
            <text:p>297</text:p>
          </table:table-cell>
          <table:table-cell office:value-type="float" office:value="421" table:style-name="ce1">
            <text:p>421</text:p>
          </table:table-cell>
          <table:table-cell office:value-type="float" office:value="471" table:style-name="ce1">
            <text:p>471</text:p>
          </table:table-cell>
          <table:table-cell office:value-type="float" office:value="395948" table:style-name="ce1">
            <text:p>395948</text:p>
          </table:table-cell>
          <table:table-cell office:value-type="float" office:value="43223" table:style-name="ce1">
            <text:p>43223</text:p>
          </table:table-cell>
          <table:table-cell office:value-type="float" office:value="43598.400000000001" table:style-name="ce1">
            <text:p>43598,4</text:p>
          </table:table-cell>
          <table:table-cell office:value-type="float" office:value="90.443399999999997" table:style-name="ce1">
            <text:p>90,4434</text:p>
          </table:table-cell>
          <table:table-cell office:value-type="float" office:value="1113.94" table:style-name="ce1">
            <text:p>1113,94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2.2840592616240238E-3" table:formula="of:=[.$B131]/[.$A131]" table:style-name="ce1">
            <text:p>0,002284059</text:p>
          </table:table-cell>
          <table:table-cell office:value-type="float" office:value="8.7741842016750127" table:formula="of:=LOG([.$Q131];2)*-1" table:style-name="ce1">
            <text:p>8,774184202</text:p>
          </table:table-cell>
          <table:table-cell office:value-type="float" office:value="3.6225124891312865" table:formula="of:=LOG([.$N131]/[.$M131];2)" table:style-name="ce1">
            <text:p>3,622512489</text:p>
          </table:table-cell>
          <table:table-cell office:value-type="float" office:value="6.5081517618755109" table:formula="of:=LOG([.$B131]/[.$J131];2)*-1" table:style-name="ce1">
            <text:p>6,508151762</text:p>
          </table:table-cell>
          <table:table-cell office:value-type="float" office:value="3.3127119034422141" table:formula="of:=LOG([.$B131]/[.$K131];2)*-1" table:style-name="ce1">
            <text:p>3,31271190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296" table:style-name="ce1">
            <text:p>4296</text:p>
          </table:table-cell>
          <table:table-cell office:value-type="float" office:value="0" table:style-name="ce1">
            <text:p>0</text:p>
          </table:table-cell>
          <table:table-cell office:value-type="float" office:value="222" table:style-name="ce1">
            <text:p>222</text:p>
          </table:table-cell>
          <table:table-cell office:value-type="float" office:value="428" table:style-name="ce1">
            <text:p>428</text:p>
          </table:table-cell>
          <table:table-cell office:value-type="float" office:value="1682" table:style-name="ce1">
            <text:p>1682</text:p>
          </table:table-cell>
          <table:table-cell office:value-type="float" office:value="1861" table:style-name="ce1">
            <text:p>1861</text:p>
          </table:table-cell>
          <table:table-cell office:value-type="float" office:value="593" table:style-name="ce1">
            <text:p>593</text:p>
          </table:table-cell>
          <table:table-cell office:value-type="float" office:value="617" table:style-name="ce1">
            <text:p>617</text:p>
          </table:table-cell>
          <table:table-cell office:value-type="float" office:value="309771" table:style-name="ce1">
            <text:p>309771</text:p>
          </table:table-cell>
          <table:table-cell office:value-type="float" office:value="36583.5" table:style-name="ce1">
            <text:p>36583,5</text:p>
          </table:table-cell>
          <table:table-cell office:value-type="float" office:value="55689.4" table:style-name="ce1">
            <text:p>55689,4</text:p>
          </table:table-cell>
          <table:table-cell office:value-type="float" office:value="179.35400000000001" table:style-name="ce1">
            <text:p>179,354</text:p>
          </table:table-cell>
          <table:table-cell office:value-type="float" office:value="1559.08" table:style-name="ce1">
            <text:p>1559,08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2.2557054225142083E-3" table:formula="of:=[.$B132]/[.$A132]" table:style-name="ce1">
            <text:p>0,002255705</text:p>
          </table:table-cell>
          <table:table-cell office:value-type="float" office:value="8.7922056093130543" table:formula="of:=LOG([.$Q132];2)*-1" table:style-name="ce1">
            <text:p>8,792205609</text:p>
          </table:table-cell>
          <table:table-cell office:value-type="float" office:value="3.1198131318231832" table:formula="of:=LOG([.$N132]/[.$M132];2)" table:style-name="ce1">
            <text:p>3,119813132</text:p>
          </table:table-cell>
          <table:table-cell office:value-type="float" office:value="6.1720642853351189" table:formula="of:=LOG([.$B132]/[.$J132];2)*-1" table:style-name="ce1">
            <text:p>6,172064285</text:p>
          </table:table-cell>
          <table:table-cell office:value-type="float" office:value="3.0901272081184601" table:formula="of:=LOG([.$B132]/[.$K132];2)*-1" table:style-name="ce1">
            <text:p>3,09012720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735" table:style-name="ce1">
            <text:p>10735</text:p>
          </table:table-cell>
          <table:table-cell office:value-type="float" office:value="0" table:style-name="ce1">
            <text:p>0</text:p>
          </table:table-cell>
          <table:table-cell office:value-type="float" office:value="1700" table:style-name="ce1">
            <text:p>1700</text:p>
          </table:table-cell>
          <table:table-cell office:value-type="float" office:value="612" table:style-name="ce1">
            <text:p>612</text:p>
          </table:table-cell>
          <table:table-cell office:value-type="float" office:value="352" table:style-name="ce1">
            <text:p>352</text:p>
          </table:table-cell>
          <table:table-cell office:value-type="float" office:value="447" table:style-name="ce1">
            <text:p>447</text:p>
          </table:table-cell>
          <table:table-cell office:value-type="float" office:value="607" table:style-name="ce1">
            <text:p>607</text:p>
          </table:table-cell>
          <table:table-cell office:value-type="float" office:value="720" table:style-name="ce1">
            <text:p>720</text:p>
          </table:table-cell>
          <table:table-cell office:value-type="float" office:value="152324" table:style-name="ce1">
            <text:p>152324</text:p>
          </table:table-cell>
          <table:table-cell office:value-type="float" office:value="81529.5" table:style-name="ce1">
            <text:p>81529,5</text:p>
          </table:table-cell>
          <table:table-cell office:value-type="float" office:value="105915" table:style-name="ce1">
            <text:p>105915</text:p>
          </table:table-cell>
          <table:table-cell office:value-type="float" office:value="94.021299999999997" table:style-name="ce1">
            <text:p>94,0213</text:p>
          </table:table-cell>
          <table:table-cell office:value-type="float" office:value="1302" table:style-name="ce1">
            <text:p>1302</text:p>
          </table:table-cell>
          <table:table-cell office:value-type="float" office:value="749" table:style-name="ce1">
            <text:p>749</text:p>
          </table:table-cell>
          <table:table-cell table:style-name="ce1"/>
          <table:table-cell office:value-type="float" office:value="5.6366382008123904E-3" table:formula="of:=[.$B133]/[.$A133]" table:style-name="ce1">
            <text:p>0,005636638</text:p>
          </table:table-cell>
          <table:table-cell office:value-type="float" office:value="7.4709493165523311" table:formula="of:=LOG([.$Q133];2)*-1" table:style-name="ce1">
            <text:p>7,470949317</text:p>
          </table:table-cell>
          <table:table-cell office:value-type="float" office:value="3.7915980099633106" table:formula="of:=LOG([.$N133]/[.$M133];2)" table:style-name="ce1">
            <text:p>3,79159801</text:p>
          </table:table-cell>
          <table:table-cell office:value-type="float" office:value="3.8267491728509109" table:formula="of:=LOG([.$B133]/[.$J133];2)*-1" table:style-name="ce1">
            <text:p>3,826749173</text:p>
          </table:table-cell>
          <table:table-cell office:value-type="float" office:value="2.9249999761602505" table:formula="of:=LOG([.$B133]/[.$K133];2)*-1" table:style-name="ce1">
            <text:p>2,92499997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282" table:style-name="ce1">
            <text:p>9282</text:p>
          </table:table-cell>
          <table:table-cell office:value-type="float" office:value="0" table:style-name="ce1">
            <text:p>0</text:p>
          </table:table-cell>
          <table:table-cell office:value-type="float" office:value="439" table:style-name="ce1">
            <text:p>439</text:p>
          </table:table-cell>
          <table:table-cell office:value-type="float" office:value="662" table:style-name="ce1">
            <text:p>662</text:p>
          </table:table-cell>
          <table:table-cell office:value-type="float" office:value="1060" table:style-name="ce1">
            <text:p>1060</text:p>
          </table:table-cell>
          <table:table-cell office:value-type="float" office:value="1138" table:style-name="ce1">
            <text:p>1138</text:p>
          </table:table-cell>
          <table:table-cell office:value-type="float" office:value="397" table:style-name="ce1">
            <text:p>397</text:p>
          </table:table-cell>
          <table:table-cell office:value-type="float" office:value="516" table:style-name="ce1">
            <text:p>516</text:p>
          </table:table-cell>
          <table:table-cell office:value-type="float" office:value="185235" table:style-name="ce1">
            <text:p>185235</text:p>
          </table:table-cell>
          <table:table-cell office:value-type="float" office:value="51925.5" table:style-name="ce1">
            <text:p>51925,5</text:p>
          </table:table-cell>
          <table:table-cell office:value-type="float" office:value="61247.7" table:style-name="ce1">
            <text:p>61247,7</text:p>
          </table:table-cell>
          <table:table-cell office:value-type="float" office:value="81.608800000000002" table:style-name="ce1">
            <text:p>81,6088</text:p>
          </table:table-cell>
          <table:table-cell office:value-type="float" office:value="691.40099999999995" table:style-name="ce1">
            <text:p>691,401</text:p>
          </table:table-cell>
          <table:table-cell office:value-type="float" office:value="343" table:style-name="ce1">
            <text:p>343</text:p>
          </table:table-cell>
          <table:table-cell table:style-name="ce1"/>
          <table:table-cell office:value-type="float" office:value="4.8737099003205034E-3" table:formula="of:=[.$B134]/[.$A134]" table:style-name="ce1">
            <text:p>0,00487371</text:p>
          </table:table-cell>
          <table:table-cell office:value-type="float" office:value="7.6807639051282743" table:formula="of:=LOG([.$Q134];2)*-1" table:style-name="ce1">
            <text:p>7,680763905</text:p>
          </table:table-cell>
          <table:table-cell office:value-type="float" office:value="3.0827260565474925" table:formula="of:=LOG([.$N134]/[.$M134];2)" table:style-name="ce1">
            <text:p>3,082726057</text:p>
          </table:table-cell>
          <table:table-cell office:value-type="float" office:value="4.3187772126558066" table:formula="of:=LOG([.$B134]/[.$J134];2)*-1" table:style-name="ce1">
            <text:p>4,318777213</text:p>
          </table:table-cell>
          <table:table-cell office:value-type="float" office:value="2.4839356004866855" table:formula="of:=LOG([.$B134]/[.$K134];2)*-1" table:style-name="ce1">
            <text:p>2,483935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115" table:style-name="ce1">
            <text:p>2115</text:p>
          </table:table-cell>
          <table:table-cell office:value-type="float" office:value="0" table:style-name="ce1">
            <text:p>0</text:p>
          </table:table-cell>
          <table:table-cell office:value-type="float" office:value="1072" table:style-name="ce1">
            <text:p>1072</text:p>
          </table:table-cell>
          <table:table-cell office:value-type="float" office:value="486" table:style-name="ce1">
            <text:p>486</text:p>
          </table:table-cell>
          <table:table-cell office:value-type="float" office:value="1480" table:style-name="ce1">
            <text:p>1480</text:p>
          </table:table-cell>
          <table:table-cell office:value-type="float" office:value="1527" table:style-name="ce1">
            <text:p>1527</text:p>
          </table:table-cell>
          <table:table-cell office:value-type="float" office:value="577" table:style-name="ce1">
            <text:p>577</text:p>
          </table:table-cell>
          <table:table-cell office:value-type="float" office:value="622" table:style-name="ce1">
            <text:p>622</text:p>
          </table:table-cell>
          <table:table-cell office:value-type="float" office:value="61880" table:style-name="ce1">
            <text:p>61880</text:p>
          </table:table-cell>
          <table:table-cell office:value-type="float" office:value="13433.5" table:style-name="ce1">
            <text:p>13433,5</text:p>
          </table:table-cell>
          <table:table-cell office:value-type="float" office:value="23302" table:style-name="ce1">
            <text:p>23302</text:p>
          </table:table-cell>
          <table:table-cell office:value-type="float" office:value="48.083300000000001" table:style-name="ce1">
            <text:p>48,0833</text:p>
          </table:table-cell>
          <table:table-cell office:value-type="float" office:value="445.56700000000001" table:style-name="ce1">
            <text:p>445,567</text:p>
          </table:table-cell>
          <table:table-cell office:value-type="float" office:value="608" table:style-name="ce1">
            <text:p>608</text:p>
          </table:table-cell>
          <table:table-cell table:style-name="ce1"/>
          <table:table-cell office:value-type="float" office:value="1.1105253651344392E-3" table:formula="of:=[.$B135]/[.$A135]" table:style-name="ce1">
            <text:p>0,001110525</text:p>
          </table:table-cell>
          <table:table-cell office:value-type="float" office:value="9.8145419392911553" table:formula="of:=LOG([.$Q135];2)*-1" table:style-name="ce1">
            <text:p>9,814541939</text:p>
          </table:table-cell>
          <table:table-cell office:value-type="float" office:value="3.2120345683907074" table:formula="of:=LOG([.$N135]/[.$M135];2)" table:style-name="ce1">
            <text:p>3,212034568</text:p>
          </table:table-cell>
          <table:table-cell office:value-type="float" office:value="4.8707436283290866" table:formula="of:=LOG([.$B135]/[.$J135];2)*-1" table:style-name="ce1">
            <text:p>4,870743628</text:p>
          </table:table-cell>
          <table:table-cell office:value-type="float" office:value="2.6671056689053807" table:formula="of:=LOG([.$B135]/[.$K135];2)*-1" table:style-name="ce1">
            <text:p>2,66710566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60" table:style-name="ce1">
            <text:p>1260</text:p>
          </table:table-cell>
          <table:table-cell office:value-type="float" office:value="0" table:style-name="ce1">
            <text:p>0</text:p>
          </table:table-cell>
          <table:table-cell office:value-type="float" office:value="1485" table:style-name="ce1">
            <text:p>1485</text:p>
          </table:table-cell>
          <table:table-cell office:value-type="float" office:value="591" table:style-name="ce1">
            <text:p>591</text:p>
          </table:table-cell>
          <table:table-cell office:value-type="float" office:value="55" table:style-name="ce1">
            <text:p>55</text:p>
          </table:table-cell>
          <table:table-cell office:value-type="float" office:value="76" table:style-name="ce1">
            <text:p>76</text:p>
          </table:table-cell>
          <table:table-cell office:value-type="float" office:value="342" table:style-name="ce1">
            <text:p>342</text:p>
          </table:table-cell>
          <table:table-cell office:value-type="float" office:value="402" table:style-name="ce1">
            <text:p>402</text:p>
          </table:table-cell>
          <table:table-cell office:value-type="float" office:value="356070" table:style-name="ce1">
            <text:p>356070</text:p>
          </table:table-cell>
          <table:table-cell office:value-type="float" office:value="45514.5" table:style-name="ce1">
            <text:p>45514,5</text:p>
          </table:table-cell>
          <table:table-cell office:value-type="float" office:value="50020.3" table:style-name="ce1">
            <text:p>50020,3</text:p>
          </table:table-cell>
          <table:table-cell office:value-type="float" office:value="20.396100000000001" table:style-name="ce1">
            <text:p>20,3961</text:p>
          </table:table-cell>
          <table:table-cell office:value-type="float" office:value="1436.79" table:style-name="ce1">
            <text:p>1436,79</text:p>
          </table:table-cell>
          <table:table-cell office:value-type="float" office:value="1186" table:style-name="ce1">
            <text:p>1186</text:p>
          </table:table-cell>
          <table:table-cell table:style-name="ce1"/>
          <table:table-cell office:value-type="float" office:value="6.6158957922902756E-4" table:formula="of:=[.$B136]/[.$A136]" table:style-name="ce1">
            <text:p>0,00066159</text:p>
          </table:table-cell>
          <table:table-cell office:value-type="float" office:value="10.561775868911187" table:formula="of:=LOG([.$Q136];2)*-1" table:style-name="ce1">
            <text:p>10,56177587</text:p>
          </table:table-cell>
          <table:table-cell office:value-type="float" office:value="6.1384120874192911" table:formula="of:=LOG([.$N136]/[.$M136];2)" table:style-name="ce1">
            <text:p>6,138412087</text:p>
          </table:table-cell>
          <table:table-cell office:value-type="float" office:value="8.1425933453465547" table:formula="of:=LOG([.$B136]/[.$J136];2)*-1" table:style-name="ce1">
            <text:p>8,142593345</text:p>
          </table:table-cell>
          <table:table-cell office:value-type="float" office:value="5.1748305931886955" table:formula="of:=LOG([.$B136]/[.$K136];2)*-1" table:style-name="ce1">
            <text:p>5,17483059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66" table:style-name="ce1">
            <text:p>1166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377" table:style-name="ce1">
            <text:p>377</text:p>
          </table:table-cell>
          <table:table-cell office:value-type="float" office:value="774" table:style-name="ce1">
            <text:p>774</text:p>
          </table:table-cell>
          <table:table-cell office:value-type="float" office:value="796" table:style-name="ce1">
            <text:p>796</text:p>
          </table:table-cell>
          <table:table-cell office:value-type="float" office:value="169" table:style-name="ce1">
            <text:p>169</text:p>
          </table:table-cell>
          <table:table-cell office:value-type="float" office:value="222" table:style-name="ce1">
            <text:p>222</text:p>
          </table:table-cell>
          <table:table-cell office:value-type="float" office:value="150592" table:style-name="ce1">
            <text:p>150592</text:p>
          </table:table-cell>
          <table:table-cell office:value-type="float" office:value="21474" table:style-name="ce1">
            <text:p>21474</text:p>
          </table:table-cell>
          <table:table-cell office:value-type="float" office:value="44845.9" table:style-name="ce1">
            <text:p>44845,9</text:p>
          </table:table-cell>
          <table:table-cell office:value-type="float" office:value="22.360700000000001" table:style-name="ce1">
            <text:p>22,3607</text:p>
          </table:table-cell>
          <table:table-cell office:value-type="float" office:value="735.86199999999997" table:style-name="ce1">
            <text:p>735,862</text:p>
          </table:table-cell>
          <table:table-cell office:value-type="float" office:value="795" table:style-name="ce1">
            <text:p>795</text:p>
          </table:table-cell>
          <table:table-cell table:style-name="ce1"/>
          <table:table-cell office:value-type="float" office:value="6.1223289633416367E-4" table:formula="of:=[.$B137]/[.$A137]" table:style-name="ce1">
            <text:p>0,000612233</text:p>
          </table:table-cell>
          <table:table-cell office:value-type="float" office:value="10.67363181409797" table:formula="of:=LOG([.$Q137];2)*-1" table:style-name="ce1">
            <text:p>10,67363181</text:p>
          </table:table-cell>
          <table:table-cell office:value-type="float" office:value="5.0403979781407013" table:formula="of:=LOG([.$N137]/[.$M137];2)" table:style-name="ce1">
            <text:p>5,040397978</text:p>
          </table:table-cell>
          <table:table-cell office:value-type="float" office:value="7.0129335320238004" table:formula="of:=LOG([.$B137]/[.$J137];2)*-1" table:style-name="ce1">
            <text:p>7,012933532</text:p>
          </table:table-cell>
          <table:table-cell office:value-type="float" office:value="4.2029512559370446" table:formula="of:=LOG([.$B137]/[.$K137];2)*-1" table:style-name="ce1">
            <text:p>4,20295125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399" table:style-name="ce1">
            <text:p>15399</text:p>
          </table:table-cell>
          <table:table-cell office:value-type="float" office:value="0" table:style-name="ce1">
            <text:p>0</text:p>
          </table:table-cell>
          <table:table-cell office:value-type="float" office:value="778" table:style-name="ce1">
            <text:p>778</text:p>
          </table:table-cell>
          <table:table-cell office:value-type="float" office:value="180" table:style-name="ce1">
            <text:p>180</text:p>
          </table:table-cell>
          <table:table-cell office:value-type="float" office:value="106" table:style-name="ce1">
            <text:p>106</text:p>
          </table:table-cell>
          <table:table-cell office:value-type="float" office:value="283" table:style-name="ce1">
            <text:p>283</text:p>
          </table:table-cell>
          <table:table-cell office:value-type="float" office:value="52" table:style-name="ce1">
            <text:p>52</text:p>
          </table:table-cell>
          <table:table-cell office:value-type="float" office:value="139" table:style-name="ce1">
            <text:p>139</text:p>
          </table:table-cell>
          <table:table-cell office:value-type="float" office:value="86016" table:style-name="ce1">
            <text:p>86016</text:p>
          </table:table-cell>
          <table:table-cell office:value-type="float" office:value="40560" table:style-name="ce1">
            <text:p>40560</text:p>
          </table:table-cell>
          <table:table-cell office:value-type="float" office:value="50643.1" table:style-name="ce1">
            <text:p>50643,1</text:p>
          </table:table-cell>
          <table:table-cell office:value-type="float" office:value="177.91" table:style-name="ce1">
            <text:p>177,91</text:p>
          </table:table-cell>
          <table:table-cell office:value-type="float" office:value="590.15300000000002" table:style-name="ce1">
            <text:p>590,153</text:p>
          </table:table-cell>
          <table:table-cell office:value-type="float" office:value="593" table:style-name="ce1">
            <text:p>593</text:p>
          </table:table-cell>
          <table:table-cell table:style-name="ce1"/>
          <table:table-cell office:value-type="float" office:value="8.0855697861490442E-3" table:formula="of:=[.$B138]/[.$A138]" table:style-name="ce1">
            <text:p>0,00808557</text:p>
          </table:table-cell>
          <table:table-cell office:value-type="float" office:value="6.9504348413667412" table:formula="of:=LOG([.$Q138];2)*-1" table:style-name="ce1">
            <text:p>6,950434841</text:p>
          </table:table-cell>
          <table:table-cell office:value-type="float" office:value="1.7299414244174809" table:formula="of:=LOG([.$N138]/[.$M138];2)" table:style-name="ce1">
            <text:p>1,729941424</text:p>
          </table:table-cell>
          <table:table-cell office:value-type="float" office:value="2.4817683768470342" table:formula="of:=LOG([.$B138]/[.$J138];2)*-1" table:style-name="ce1">
            <text:p>2,481768377</text:p>
          </table:table-cell>
          <table:table-cell office:value-type="float" office:value="1.3972209859589773" table:formula="of:=LOG([.$B138]/[.$K138];2)*-1" table:style-name="ce1">
            <text:p>1,39722098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524" table:style-name="ce1">
            <text:p>4524</text:p>
          </table:table-cell>
          <table:table-cell office:value-type="float" office:value="0" table:style-name="ce1">
            <text:p>0</text:p>
          </table:table-cell>
          <table:table-cell office:value-type="float" office:value="280" table:style-name="ce1">
            <text:p>280</text:p>
          </table:table-cell>
          <table:table-cell office:value-type="float" office:value="81" table:style-name="ce1">
            <text:p>81</text:p>
          </table:table-cell>
          <table:table-cell office:value-type="float" office:value="1065" table:style-name="ce1">
            <text:p>1065</text:p>
          </table:table-cell>
          <table:table-cell office:value-type="float" office:value="1181" table:style-name="ce1">
            <text:p>1181</text:p>
          </table:table-cell>
          <table:table-cell office:value-type="float" office:value="495" table:style-name="ce1">
            <text:p>495</text:p>
          </table:table-cell>
          <table:table-cell office:value-type="float" office:value="534" table:style-name="ce1">
            <text:p>534</text:p>
          </table:table-cell>
          <table:table-cell office:value-type="float" office:value="408153" table:style-name="ce1">
            <text:p>408153</text:p>
          </table:table-cell>
          <table:table-cell office:value-type="float" office:value="43843.5" table:style-name="ce1">
            <text:p>43843,5</text:p>
          </table:table-cell>
          <table:table-cell office:value-type="float" office:value="51154.3" table:style-name="ce1">
            <text:p>51154,3</text:p>
          </table:table-cell>
          <table:table-cell office:value-type="float" office:value="83.186499999999995" table:style-name="ce1">
            <text:p>83,1865</text:p>
          </table:table-cell>
          <table:table-cell office:value-type="float" office:value="947.70100000000002" table:style-name="ce1">
            <text:p>947,701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2.3754216320889848E-3" table:formula="of:=[.$B139]/[.$A139]" table:style-name="ce1">
            <text:p>0,002375422</text:p>
          </table:table-cell>
          <table:table-cell office:value-type="float" office:value="8.7176006733086471" table:formula="of:=LOG([.$Q139];2)*-1" table:style-name="ce1">
            <text:p>8,717600673</text:p>
          </table:table-cell>
          <table:table-cell office:value-type="float" office:value="3.510010636774366" table:formula="of:=LOG([.$N139]/[.$M139];2)" table:style-name="ce1">
            <text:p>3,510010637</text:p>
          </table:table-cell>
          <table:table-cell office:value-type="float" office:value="6.4953673218699537" table:formula="of:=LOG([.$B139]/[.$J139];2)*-1" table:style-name="ce1">
            <text:p>6,495367322</text:p>
          </table:table-cell>
          <table:table-cell office:value-type="float" office:value="3.2766921379249294" table:formula="of:=LOG([.$B139]/[.$K139];2)*-1" table:style-name="ce1">
            <text:p>3,27669213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80" table:style-name="ce1">
            <text:p>580</text:p>
          </table:table-cell>
          <table:table-cell office:value-type="float" office:value="0" table:style-name="ce1">
            <text:p>0</text:p>
          </table:table-cell>
          <table:table-cell office:value-type="float" office:value="1120" table:style-name="ce1">
            <text:p>1120</text:p>
          </table:table-cell>
          <table:table-cell office:value-type="float" office:value="532" table:style-name="ce1">
            <text:p>532</text:p>
          </table:table-cell>
          <table:table-cell office:value-type="float" office:value="1413" table:style-name="ce1">
            <text:p>1413</text:p>
          </table:table-cell>
          <table:table-cell office:value-type="float" office:value="1442" table:style-name="ce1">
            <text:p>1442</text:p>
          </table:table-cell>
          <table:table-cell office:value-type="float" office:value="118" table:style-name="ce1">
            <text:p>118</text:p>
          </table:table-cell>
          <table:table-cell office:value-type="float" office:value="138" table:style-name="ce1">
            <text:p>138</text:p>
          </table:table-cell>
          <table:table-cell office:value-type="float" office:value="133308" table:style-name="ce1">
            <text:p>133308</text:p>
          </table:table-cell>
          <table:table-cell office:value-type="float" office:value="9223" table:style-name="ce1">
            <text:p>9223</text:p>
          </table:table-cell>
          <table:table-cell office:value-type="float" office:value="38984.400000000001" table:style-name="ce1">
            <text:p>38984,4</text:p>
          </table:table-cell>
          <table:table-cell office:value-type="float" office:value="24.4131" table:style-name="ce1">
            <text:p>24,4131</text:p>
          </table:table-cell>
          <table:table-cell office:value-type="float" office:value="507.41" table:style-name="ce1">
            <text:p>507,41</text:p>
          </table:table-cell>
          <table:table-cell office:value-type="float" office:value="608" table:style-name="ce1">
            <text:p>608</text:p>
          </table:table-cell>
          <table:table-cell table:style-name="ce1"/>
          <table:table-cell office:value-type="float" office:value="3.0454123488320319E-4" table:formula="of:=[.$B140]/[.$A140]" table:style-name="ce1">
            <text:p>0,000304541</text:p>
          </table:table-cell>
          <table:table-cell office:value-type="float" office:value="11.68107479728353" table:formula="of:=LOG([.$Q140];2)*-1" table:style-name="ce1">
            <text:p>11,6810748</text:p>
          </table:table-cell>
          <table:table-cell office:value-type="float" office:value="4.3774245454811318" table:formula="of:=LOG([.$N140]/[.$M140];2)" table:style-name="ce1">
            <text:p>4,377424545</text:p>
          </table:table-cell>
          <table:table-cell office:value-type="float" office:value="7.8444947455990084" table:formula="of:=LOG([.$B140]/[.$J140];2)*-1" table:style-name="ce1">
            <text:p>7,844494746</text:p>
          </table:table-cell>
          <table:table-cell office:value-type="float" office:value="3.9911112924969991" table:formula="of:=LOG([.$B140]/[.$K140];2)*-1" table:style-name="ce1">
            <text:p>3,99111129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048" table:style-name="ce1">
            <text:p>3048</text:p>
          </table:table-cell>
          <table:table-cell office:value-type="float" office:value="0" table:style-name="ce1">
            <text:p>0</text:p>
          </table:table-cell>
          <table:table-cell office:value-type="float" office:value="1423" table:style-name="ce1">
            <text:p>1423</text:p>
          </table:table-cell>
          <table:table-cell office:value-type="float" office:value="135" table:style-name="ce1">
            <text:p>135</text:p>
          </table:table-cell>
          <table:table-cell office:value-type="float" office:value="398" table:style-name="ce1">
            <text:p>398</text:p>
          </table:table-cell>
          <table:table-cell office:value-type="float" office:value="525" table:style-name="ce1">
            <text:p>525</text:p>
          </table:table-cell>
          <table:table-cell office:value-type="float" office:value="126" table:style-name="ce1">
            <text:p>126</text:p>
          </table:table-cell>
          <table:table-cell office:value-type="float" office:value="150" table:style-name="ce1">
            <text:p>150</text:p>
          </table:table-cell>
          <table:table-cell office:value-type="float" office:value="24600" table:style-name="ce1">
            <text:p>24600</text:p>
          </table:table-cell>
          <table:table-cell office:value-type="float" office:value="13824" table:style-name="ce1">
            <text:p>13824</text:p>
          </table:table-cell>
          <table:table-cell office:value-type="float" office:value="35821.599999999999" table:style-name="ce1">
            <text:p>35821,6</text:p>
          </table:table-cell>
          <table:table-cell office:value-type="float" office:value="126" table:style-name="ce1">
            <text:p>126</text:p>
          </table:table-cell>
          <table:table-cell office:value-type="float" office:value="962.005" table:style-name="ce1">
            <text:p>962,005</text:p>
          </table:table-cell>
          <table:table-cell office:value-type="float" office:value="889" table:style-name="ce1">
            <text:p>889</text:p>
          </table:table-cell>
          <table:table-cell table:style-name="ce1"/>
          <table:table-cell office:value-type="float" office:value="1.6004166964206953E-3" table:formula="of:=[.$B141]/[.$A141]" table:style-name="ce1">
            <text:p>0,001600417</text:p>
          </table:table-cell>
          <table:table-cell office:value-type="float" office:value="9.2873366998051434" table:formula="of:=LOG([.$Q141];2)*-1" table:style-name="ce1">
            <text:p>9,2873367</text:p>
          </table:table-cell>
          <table:table-cell office:value-type="float" office:value="2.9326206586656123" table:formula="of:=LOG([.$N141]/[.$M141];2)" table:style-name="ce1">
            <text:p>2,932620659</text:p>
          </table:table-cell>
          <table:table-cell office:value-type="float" office:value="3.0127235076206427" table:formula="of:=LOG([.$B141]/[.$J141];2)*-1" table:style-name="ce1">
            <text:p>3,012723508</text:p>
          </table:table-cell>
          <table:table-cell office:value-type="float" office:value="2.1812403146701467" table:formula="of:=LOG([.$B141]/[.$K141];2)*-1" table:style-name="ce1">
            <text:p>2,18124031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900" table:style-name="ce1">
            <text:p>3900</text:p>
          </table:table-cell>
          <table:table-cell office:value-type="float" office:value="0" table:style-name="ce1">
            <text:p>0</text:p>
          </table:table-cell>
          <table:table-cell office:value-type="float" office:value="422" table:style-name="ce1">
            <text:p>422</text:p>
          </table:table-cell>
          <table:table-cell office:value-type="float" office:value="149" table:style-name="ce1">
            <text:p>149</text:p>
          </table:table-cell>
          <table:table-cell office:value-type="float" office:value="1683" table:style-name="ce1">
            <text:p>1683</text:p>
          </table:table-cell>
          <table:table-cell office:value-type="float" office:value="1722" table:style-name="ce1">
            <text:p>1722</text:p>
          </table:table-cell>
          <table:table-cell office:value-type="float" office:value="541" table:style-name="ce1">
            <text:p>541</text:p>
          </table:table-cell>
          <table:table-cell office:value-type="float" office:value="641" table:style-name="ce1">
            <text:p>641</text:p>
          </table:table-cell>
          <table:table-cell office:value-type="float" office:value="639600" table:style-name="ce1">
            <text:p>639600</text:p>
          </table:table-cell>
          <table:table-cell office:value-type="float" office:value="74594" table:style-name="ce1">
            <text:p>74594</text:p>
          </table:table-cell>
          <table:table-cell office:value-type="float" office:value="100256" table:style-name="ce1">
            <text:p>100256</text:p>
          </table:table-cell>
          <table:table-cell office:value-type="float" office:value="40.496899999999997" table:style-name="ce1">
            <text:p>40,4969</text:p>
          </table:table-cell>
          <table:table-cell office:value-type="float" office:value="1354.17" table:style-name="ce1">
            <text:p>1354,17</text:p>
          </table:table-cell>
          <table:table-cell office:value-type="float" office:value="499" table:style-name="ce1">
            <text:p>499</text:p>
          </table:table-cell>
          <table:table-cell table:style-name="ce1"/>
          <table:table-cell office:value-type="float" office:value="2.0477772690422284E-3" table:formula="of:=[.$B142]/[.$A142]" table:style-name="ce1">
            <text:p>0,002047777</text:p>
          </table:table-cell>
          <table:table-cell office:value-type="float" office:value="8.9317254786614928" table:formula="of:=LOG([.$Q142];2)*-1" table:style-name="ce1">
            <text:p>8,931725479</text:p>
          </table:table-cell>
          <table:table-cell office:value-type="float" office:value="5.0634535780655163" table:formula="of:=LOG([.$N142]/[.$M142];2)" table:style-name="ce1">
            <text:p>5,063453578</text:p>
          </table:table-cell>
          <table:table-cell office:value-type="float" office:value="7.3575520046180847" table:formula="of:=LOG([.$B142]/[.$J142];2)*-1" table:style-name="ce1">
            <text:p>7,357552005</text:p>
          </table:table-cell>
          <table:table-cell office:value-type="float" office:value="4.2575135622727833" table:formula="of:=LOG([.$B142]/[.$K142];2)*-1" table:style-name="ce1">
            <text:p>4,25751356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829" table:style-name="ce1">
            <text:p>1829</text:p>
          </table:table-cell>
          <table:table-cell office:value-type="float" office:value="0" table:style-name="ce1">
            <text:p>0</text:p>
          </table:table-cell>
          <table:table-cell office:value-type="float" office:value="1685" table:style-name="ce1">
            <text:p>1685</text:p>
          </table:table-cell>
          <table:table-cell office:value-type="float" office:value="583" table:style-name="ce1">
            <text:p>583</text:p>
          </table:table-cell>
          <table:table-cell office:value-type="float" office:value="144" table:style-name="ce1">
            <text:p>144</text:p>
          </table:table-cell>
          <table:table-cell office:value-type="float" office:value="175" table:style-name="ce1">
            <text:p>175</text:p>
          </table:table-cell>
          <table:table-cell office:value-type="float" office:value="774" table:style-name="ce1">
            <text:p>774</text:p>
          </table:table-cell>
          <table:table-cell office:value-type="float" office:value="833" table:style-name="ce1">
            <text:p>833</text:p>
          </table:table-cell>
          <table:table-cell office:value-type="float" office:value="385250" table:style-name="ce1">
            <text:p>385250</text:p>
          </table:table-cell>
          <table:table-cell office:value-type="float" office:value="49334.5" table:style-name="ce1">
            <text:p>49334,5</text:p>
          </table:table-cell>
          <table:table-cell office:value-type="float" office:value="110028" table:style-name="ce1">
            <text:p>110028</text:p>
          </table:table-cell>
          <table:table-cell office:value-type="float" office:value="30.265499999999999" table:style-name="ce1">
            <text:p>30,2655</text:p>
          </table:table-cell>
          <table:table-cell office:value-type="float" office:value="1541.78" table:style-name="ce1">
            <text:p>1541,78</text:p>
          </table:table-cell>
          <table:table-cell office:value-type="float" office:value="983" table:style-name="ce1">
            <text:p>983</text:p>
          </table:table-cell>
          <table:table-cell table:style-name="ce1"/>
          <table:table-cell office:value-type="float" office:value="9.6035503207134241E-4" table:formula="of:=[.$B143]/[.$A143]" table:style-name="ce1">
            <text:p>0,000960355</text:p>
          </table:table-cell>
          <table:table-cell office:value-type="float" office:value="10.024144527549749" table:formula="of:=LOG([.$Q143];2)*-1" table:style-name="ce1">
            <text:p>10,02414453</text:p>
          </table:table-cell>
          <table:table-cell office:value-type="float" office:value="5.6707789231342067" table:formula="of:=LOG([.$N143]/[.$M143];2)" table:style-name="ce1">
            <text:p>5,670778923</text:p>
          </table:table-cell>
          <table:table-cell office:value-type="float" office:value="7.7185960714281556" table:formula="of:=LOG([.$B143]/[.$J143];2)*-1" table:style-name="ce1">
            <text:p>7,718596071</text:p>
          </table:table-cell>
          <table:table-cell office:value-type="float" office:value="4.7534699072058801" table:formula="of:=LOG([.$B143]/[.$K143];2)*-1" table:style-name="ce1">
            <text:p>4,75346990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150" table:style-name="ce1">
            <text:p>4150</text:p>
          </table:table-cell>
          <table:table-cell office:value-type="float" office:value="0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785" table:style-name="ce1">
            <text:p>785</text:p>
          </table:table-cell>
          <table:table-cell office:value-type="float" office:value="217" table:style-name="ce1">
            <text:p>217</text:p>
          </table:table-cell>
          <table:table-cell office:value-type="float" office:value="267" table:style-name="ce1">
            <text:p>267</text:p>
          </table:table-cell>
          <table:table-cell office:value-type="float" office:value="522" table:style-name="ce1">
            <text:p>522</text:p>
          </table:table-cell>
          <table:table-cell office:value-type="float" office:value="605" table:style-name="ce1">
            <text:p>605</text:p>
          </table:table-cell>
          <table:table-cell office:value-type="float" office:value="24459" table:style-name="ce1">
            <text:p>24459</text:p>
          </table:table-cell>
          <table:table-cell office:value-type="float" office:value="10434.5" table:style-name="ce1">
            <text:p>10434,5</text:p>
          </table:table-cell>
          <table:table-cell office:value-type="float" office:value="26259.1" table:style-name="ce1">
            <text:p>26259,1</text:p>
          </table:table-cell>
          <table:table-cell office:value-type="float" office:value="85.44" table:style-name="ce1">
            <text:p>85,44</text:p>
          </table:table-cell>
          <table:table-cell office:value-type="float" office:value="232.18100000000001" table:style-name="ce1">
            <text:p>232,181</text:p>
          </table:table-cell>
          <table:table-cell office:value-type="float" office:value="531" table:style-name="ce1">
            <text:p>531</text:p>
          </table:table-cell>
          <table:table-cell table:style-name="ce1"/>
          <table:table-cell office:value-type="float" office:value="2.1790450426987813E-3" table:formula="of:=[.$B144]/[.$A144]" table:style-name="ce1">
            <text:p>0,002179045</text:p>
          </table:table-cell>
          <table:table-cell office:value-type="float" office:value="8.8420882661768179" table:formula="of:=LOG([.$Q144];2)*-1" table:style-name="ce1">
            <text:p>8,842088266</text:p>
          </table:table-cell>
          <table:table-cell office:value-type="float" office:value="1.4422663652535193" table:formula="of:=LOG([.$N144]/[.$M144];2)" table:style-name="ce1">
            <text:p>1,442266365</text:p>
          </table:table-cell>
          <table:table-cell office:value-type="float" office:value="2.5591821792786846" table:formula="of:=LOG([.$B144]/[.$J144];2)*-1" table:style-name="ce1">
            <text:p>2,559182179</text:p>
          </table:table-cell>
          <table:table-cell office:value-type="float" office:value="1.3301782295721296" table:formula="of:=LOG([.$B144]/[.$K144];2)*-1" table:style-name="ce1">
            <text:p>1,3301782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955" table:style-name="ce1">
            <text:p>3955</text:p>
          </table:table-cell>
          <table:table-cell office:value-type="float" office:value="0" table:style-name="ce1">
            <text:p>0</text:p>
          </table:table-cell>
          <table:table-cell office:value-type="float" office:value="232" table:style-name="ce1">
            <text:p>232</text:p>
          </table:table-cell>
          <table:table-cell office:value-type="float" office:value="604" table:style-name="ce1">
            <text:p>604</text:p>
          </table:table-cell>
          <table:table-cell office:value-type="float" office:value="546" table:style-name="ce1">
            <text:p>546</text:p>
          </table:table-cell>
          <table:table-cell office:value-type="float" office:value="659" table:style-name="ce1">
            <text:p>659</text:p>
          </table:table-cell>
          <table:table-cell office:value-type="float" office:value="766" table:style-name="ce1">
            <text:p>766</text:p>
          </table:table-cell>
          <table:table-cell office:value-type="float" office:value="801" table:style-name="ce1">
            <text:p>801</text:p>
          </table:table-cell>
          <table:table-cell office:value-type="float" office:value="84119" table:style-name="ce1">
            <text:p>84119</text:p>
          </table:table-cell>
          <table:table-cell office:value-type="float" office:value="18603" table:style-name="ce1">
            <text:p>18603</text:p>
          </table:table-cell>
          <table:table-cell office:value-type="float" office:value="22869.3" table:style-name="ce1">
            <text:p>22869,3</text:p>
          </table:table-cell>
          <table:table-cell office:value-type="float" office:value="79.624099999999999" table:style-name="ce1">
            <text:p>79,6241</text:p>
          </table:table-cell>
          <table:table-cell office:value-type="float" office:value="411.024" table:style-name="ce1">
            <text:p>411,024</text:p>
          </table:table-cell>
          <table:table-cell office:value-type="float" office:value="608" table:style-name="ce1">
            <text:p>608</text:p>
          </table:table-cell>
          <table:table-cell table:style-name="ce1"/>
          <table:table-cell office:value-type="float" office:value="2.0766561792466701E-3" table:formula="of:=[.$B145]/[.$A145]" table:style-name="ce1">
            <text:p>0,002076656</text:p>
          </table:table-cell>
          <table:table-cell office:value-type="float" office:value="8.9115219079383117" table:formula="of:=LOG([.$Q145];2)*-1" table:style-name="ce1">
            <text:p>8,911521908</text:p>
          </table:table-cell>
          <table:table-cell office:value-type="float" office:value="2.3679455707809547" table:formula="of:=LOG([.$N145]/[.$M145];2)" table:style-name="ce1">
            <text:p>2,367945571</text:p>
          </table:table-cell>
          <table:table-cell office:value-type="float" office:value="4.4106820997167127" table:formula="of:=LOG([.$B145]/[.$J145];2)*-1" table:style-name="ce1">
            <text:p>4,4106821</text:p>
          </table:table-cell>
          <table:table-cell office:value-type="float" office:value="2.2337856955076054" table:formula="of:=LOG([.$B145]/[.$K145];2)*-1" table:style-name="ce1">
            <text:p>2,23378569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536" table:style-name="ce1">
            <text:p>6536</text:p>
          </table:table-cell>
          <table:table-cell office:value-type="float" office:value="0" table:style-name="ce1">
            <text:p>0</text:p>
          </table:table-cell>
          <table:table-cell office:value-type="float" office:value="555" table:style-name="ce1">
            <text:p>555</text:p>
          </table:table-cell>
          <table:table-cell office:value-type="float" office:value="768" table:style-name="ce1">
            <text:p>768</text:p>
          </table:table-cell>
          <table:table-cell office:value-type="float" office:value="1413" table:style-name="ce1">
            <text:p>1413</text:p>
          </table:table-cell>
          <table:table-cell office:value-type="float" office:value="1499" table:style-name="ce1">
            <text:p>1499</text:p>
          </table:table-cell>
          <table:table-cell office:value-type="float" office:value="492" table:style-name="ce1">
            <text:p>492</text:p>
          </table:table-cell>
          <table:table-cell office:value-type="float" office:value="568" table:style-name="ce1">
            <text:p>568</text:p>
          </table:table-cell>
          <table:table-cell office:value-type="float" office:value="260544" table:style-name="ce1">
            <text:p>260544</text:p>
          </table:table-cell>
          <table:table-cell office:value-type="float" office:value="47740" table:style-name="ce1">
            <text:p>47740</text:p>
          </table:table-cell>
          <table:table-cell office:value-type="float" office:value="61453.5" table:style-name="ce1">
            <text:p>61453,5</text:p>
          </table:table-cell>
          <table:table-cell office:value-type="float" office:value="88.769400000000005" table:style-name="ce1">
            <text:p>88,7694</text:p>
          </table:table-cell>
          <table:table-cell office:value-type="float" office:value="931.904" table:style-name="ce1">
            <text:p>931,904</text:p>
          </table:table-cell>
          <table:table-cell office:value-type="float" office:value="562" table:style-name="ce1">
            <text:p>562</text:p>
          </table:table-cell>
          <table:table-cell table:style-name="ce1"/>
          <table:table-cell office:value-type="float" office:value="3.4318646744769241E-3" table:formula="of:=[.$B146]/[.$A146]" table:style-name="ce1">
            <text:p>0,003431865</text:p>
          </table:table-cell>
          <table:table-cell office:value-type="float" office:value="8.1867916191527836" table:formula="of:=LOG([.$Q146];2)*-1" table:style-name="ce1">
            <text:p>8,186791619</text:p>
          </table:table-cell>
          <table:table-cell office:value-type="float" office:value="3.3920469923457079" table:formula="of:=LOG([.$N146]/[.$M146];2)" table:style-name="ce1">
            <text:p>3,392046992</text:p>
          </table:table-cell>
          <table:table-cell office:value-type="float" office:value="5.3169752379943276" table:formula="of:=LOG([.$B146]/[.$J146];2)*-1" table:style-name="ce1">
            <text:p>5,316975238</text:p>
          </table:table-cell>
          <table:table-cell office:value-type="float" office:value="2.8687186778234555" table:formula="of:=LOG([.$B146]/[.$K146];2)*-1" table:style-name="ce1">
            <text:p>2,86871867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232" table:style-name="ce1">
            <text:p>15232</text:p>
          </table:table-cell>
          <table:table-cell office:value-type="float" office:value="0" table:style-name="ce1">
            <text:p>0</text:p>
          </table:table-cell>
          <table:table-cell office:value-type="float" office:value="1420" table:style-name="ce1">
            <text:p>1420</text:p>
          </table:table-cell>
          <table:table-cell office:value-type="float" office:value="538" table:style-name="ce1">
            <text:p>538</text:p>
          </table:table-cell>
          <table:table-cell office:value-type="float" office:value="928" table:style-name="ce1">
            <text:p>928</text:p>
          </table:table-cell>
          <table:table-cell office:value-type="float" office:value="1064" table:style-name="ce1">
            <text:p>1064</text:p>
          </table:table-cell>
          <table:table-cell office:value-type="float" office:value="337" table:style-name="ce1">
            <text:p>337</text:p>
          </table:table-cell>
          <table:table-cell office:value-type="float" office:value="449" table:style-name="ce1">
            <text:p>449</text:p>
          </table:table-cell>
          <table:table-cell office:value-type="float" office:value="98892" table:style-name="ce1">
            <text:p>98892</text:p>
          </table:table-cell>
          <table:table-cell office:value-type="float" office:value="41220" table:style-name="ce1">
            <text:p>41220</text:p>
          </table:table-cell>
          <table:table-cell office:value-type="float" office:value="53104.1" table:style-name="ce1">
            <text:p>53104,1</text:p>
          </table:table-cell>
          <table:table-cell office:value-type="float" office:value="143.56899999999999" table:style-name="ce1">
            <text:p>143,569</text:p>
          </table:table-cell>
          <table:table-cell office:value-type="float" office:value="448.108" table:style-name="ce1">
            <text:p>448,108</text:p>
          </table:table-cell>
          <table:table-cell office:value-type="float" office:value="499" table:style-name="ce1">
            <text:p>499</text:p>
          </table:table-cell>
          <table:table-cell table:style-name="ce1"/>
          <table:table-cell office:value-type="float" office:value="7.9978829133464675E-3" table:formula="of:=[.$B147]/[.$A147]" table:style-name="ce1">
            <text:p>0,007997883</text:p>
          </table:table-cell>
          <table:table-cell office:value-type="float" office:value="6.966166123990523" table:formula="of:=LOG([.$Q147];2)*-1" table:style-name="ce1">
            <text:p>6,966166124</text:p>
          </table:table-cell>
          <table:table-cell office:value-type="float" office:value="1.6421022126918439" table:formula="of:=LOG([.$N147]/[.$M147];2)" table:style-name="ce1">
            <text:p>1,642102213</text:p>
          </table:table-cell>
          <table:table-cell office:value-type="float" office:value="2.6987484332102252" table:formula="of:=LOG([.$B147]/[.$J147];2)*-1" table:style-name="ce1">
            <text:p>2,698748433</text:p>
          </table:table-cell>
          <table:table-cell office:value-type="float" office:value="1.4362391211186751" table:formula="of:=LOG([.$B147]/[.$K147];2)*-1" table:style-name="ce1">
            <text:p>1,43623912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138" table:style-name="ce1">
            <text:p>6138</text:p>
          </table:table-cell>
          <table:table-cell office:value-type="float" office:value="0" table:style-name="ce1">
            <text:p>0</text:p>
          </table:table-cell>
          <table:table-cell office:value-type="float" office:value="1060" table:style-name="ce1">
            <text:p>1060</text:p>
          </table:table-cell>
          <table:table-cell office:value-type="float" office:value="392" table:style-name="ce1">
            <text:p>392</text:p>
          </table:table-cell>
          <table:table-cell office:value-type="float" office:value="1636" table:style-name="ce1">
            <text:p>1636</text:p>
          </table:table-cell>
          <table:table-cell office:value-type="float" office:value="1698" table:style-name="ce1">
            <text:p>1698</text:p>
          </table:table-cell>
          <table:table-cell office:value-type="float" office:value="194" table:style-name="ce1">
            <text:p>194</text:p>
          </table:table-cell>
          <table:table-cell office:value-type="float" office:value="293" table:style-name="ce1">
            <text:p>293</text:p>
          </table:table-cell>
          <table:table-cell office:value-type="float" office:value="126324" table:style-name="ce1">
            <text:p>126324</text:p>
          </table:table-cell>
          <table:table-cell office:value-type="float" office:value="37719" table:style-name="ce1">
            <text:p>37719</text:p>
          </table:table-cell>
          <table:table-cell office:value-type="float" office:value="45768.3" table:style-name="ce1">
            <text:p>45768,3</text:p>
          </table:table-cell>
          <table:table-cell office:value-type="float" office:value="63.561" table:style-name="ce1">
            <text:p>63,561</text:p>
          </table:table-cell>
          <table:table-cell office:value-type="float" office:value="625.02" table:style-name="ce1">
            <text:p>625,02</text:p>
          </table:table-cell>
          <table:table-cell office:value-type="float" office:value="562" table:style-name="ce1">
            <text:p>562</text:p>
          </table:table-cell>
          <table:table-cell table:style-name="ce1"/>
          <table:table-cell office:value-type="float" office:value="3.2228863788156918E-3" table:formula="of:=[.$B148]/[.$A148]" table:style-name="ce1">
            <text:p>0,003222886</text:p>
          </table:table-cell>
          <table:table-cell office:value-type="float" office:value="8.2774309568319815" table:formula="of:=LOG([.$Q148];2)*-1" table:style-name="ce1">
            <text:p>8,277430957</text:p>
          </table:table-cell>
          <table:table-cell office:value-type="float" office:value="3.2976886274970112" table:formula="of:=LOG([.$N148]/[.$M148];2)" table:style-name="ce1">
            <text:p>3,297688627</text:p>
          </table:table-cell>
          <table:table-cell office:value-type="float" office:value="4.3632163033779943" table:formula="of:=LOG([.$B148]/[.$J148];2)*-1" table:style-name="ce1">
            <text:p>4,363216303</text:p>
          </table:table-cell>
          <table:table-cell office:value-type="float" office:value="2.6194508771064471" table:formula="of:=LOG([.$B148]/[.$K148];2)*-1" table:style-name="ce1">
            <text:p>2,61945087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326" table:style-name="ce1">
            <text:p>1326</text:p>
          </table:table-cell>
          <table:table-cell office:value-type="float" office:value="0" table:style-name="ce1">
            <text:p>0</text:p>
          </table:table-cell>
          <table:table-cell office:value-type="float" office:value="1654" table:style-name="ce1">
            <text:p>1654</text:p>
          </table:table-cell>
          <table:table-cell office:value-type="float" office:value="289" table:style-name="ce1">
            <text:p>289</text:p>
          </table:table-cell>
          <table:table-cell office:value-type="float" office:value="653" table:style-name="ce1">
            <text:p>653</text:p>
          </table:table-cell>
          <table:table-cell office:value-type="float" office:value="692" table:style-name="ce1">
            <text:p>692</text:p>
          </table:table-cell>
          <table:table-cell office:value-type="float" office:value="117" table:style-name="ce1">
            <text:p>117</text:p>
          </table:table-cell>
          <table:table-cell office:value-type="float" office:value="151" table:style-name="ce1">
            <text:p>151</text:p>
          </table:table-cell>
          <table:table-cell office:value-type="float" office:value="172172" table:style-name="ce1">
            <text:p>172172</text:p>
          </table:table-cell>
          <table:table-cell office:value-type="float" office:value="20371" table:style-name="ce1">
            <text:p>20371</text:p>
          </table:table-cell>
          <table:table-cell office:value-type="float" office:value="31938.2" table:style-name="ce1">
            <text:p>31938,2</text:p>
          </table:table-cell>
          <table:table-cell office:value-type="float" office:value="38.470799999999997" table:style-name="ce1">
            <text:p>38,4708</text:p>
          </table:table-cell>
          <table:table-cell office:value-type="float" office:value="994.15700000000004" table:style-name="ce1">
            <text:p>994,157</text:p>
          </table:table-cell>
          <table:table-cell office:value-type="float" office:value="904" table:style-name="ce1">
            <text:p>904</text:p>
          </table:table-cell>
          <table:table-cell table:style-name="ce1"/>
          <table:table-cell office:value-type="float" office:value="6.9624427147435758E-4" table:formula="of:=[.$B149]/[.$A149]" table:style-name="ce1">
            <text:p>0,000696244</text:p>
          </table:table-cell>
          <table:table-cell office:value-type="float" office:value="10.488118827185879" table:formula="of:=LOG([.$Q149];2)*-1" table:style-name="ce1">
            <text:p>10,48811883</text:p>
          </table:table-cell>
          <table:table-cell office:value-type="float" office:value="4.691637968245387" table:formula="of:=LOG([.$N149]/[.$M149];2)" table:style-name="ce1">
            <text:p>4,691637968</text:p>
          </table:table-cell>
          <table:table-cell office:value-type="float" office:value="7.0206259534255047" table:formula="of:=LOG([.$B149]/[.$J149];2)*-1" table:style-name="ce1">
            <text:p>7,020625953</text:p>
          </table:table-cell>
          <table:table-cell office:value-type="float" office:value="3.9413641225010849" table:formula="of:=LOG([.$B149]/[.$K149];2)*-1" table:style-name="ce1">
            <text:p>3,94136412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410" table:style-name="ce1">
            <text:p>4410</text:p>
          </table:table-cell>
          <table:table-cell office:value-type="float" office:value="0" table:style-name="ce1">
            <text:p>0</text:p>
          </table:table-cell>
          <table:table-cell office:value-type="float" office:value="669" table:style-name="ce1">
            <text:p>669</text:p>
          </table:table-cell>
          <table:table-cell office:value-type="float" office:value="147" table:style-name="ce1">
            <text:p>147</text:p>
          </table:table-cell>
          <table:table-cell office:value-type="float" office:value="421" table:style-name="ce1">
            <text:p>421</text:p>
          </table:table-cell>
          <table:table-cell office:value-type="float" office:value="526" table:style-name="ce1">
            <text:p>526</text:p>
          </table:table-cell>
          <table:table-cell office:value-type="float" office:value="751" table:style-name="ce1">
            <text:p>751</text:p>
          </table:table-cell>
          <table:table-cell office:value-type="float" office:value="793" table:style-name="ce1">
            <text:p>793</text:p>
          </table:table-cell>
          <table:table-cell office:value-type="float" office:value="160208" table:style-name="ce1">
            <text:p>160208</text:p>
          </table:table-cell>
          <table:table-cell office:value-type="float" office:value="39123" table:style-name="ce1">
            <text:p>39123</text:p>
          </table:table-cell>
          <table:table-cell office:value-type="float" office:value="80161.5" table:style-name="ce1">
            <text:p>80161,5</text:p>
          </table:table-cell>
          <table:table-cell office:value-type="float" office:value="43.680700000000002" table:style-name="ce1">
            <text:p>43,6807</text:p>
          </table:table-cell>
          <table:table-cell office:value-type="float" office:value="655.01199999999994" table:style-name="ce1">
            <text:p>655,012</text:p>
          </table:table-cell>
          <table:table-cell office:value-type="float" office:value="796" table:style-name="ce1">
            <text:p>796</text:p>
          </table:table-cell>
          <table:table-cell table:style-name="ce1"/>
          <table:table-cell office:value-type="float" office:value="2.3155635273015966E-3" table:formula="of:=[.$B150]/[.$A150]" table:style-name="ce1">
            <text:p>0,002315564</text:p>
          </table:table-cell>
          <table:table-cell office:value-type="float" office:value="8.7544209468535836" table:formula="of:=LOG([.$Q150];2)*-1" table:style-name="ce1">
            <text:p>8,754420947</text:p>
          </table:table-cell>
          <table:table-cell office:value-type="float" office:value="3.9064534561641762" table:formula="of:=LOG([.$N150]/[.$M150];2)" table:style-name="ce1">
            <text:p>3,906453456</text:p>
          </table:table-cell>
          <table:table-cell office:value-type="float" office:value="5.183023724635917" table:formula="of:=LOG([.$B150]/[.$J150];2)*-1" table:style-name="ce1">
            <text:p>5,183023725</text:p>
          </table:table-cell>
          <table:table-cell office:value-type="float" office:value="3.1491664412755154" table:formula="of:=LOG([.$B150]/[.$K150];2)*-1" table:style-name="ce1">
            <text:p>3,14916644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811" table:style-name="ce1">
            <text:p>7811</text:p>
          </table:table-cell>
          <table:table-cell office:value-type="float" office:value="0" table:style-name="ce1">
            <text:p>0</text:p>
          </table:table-cell>
          <table:table-cell office:value-type="float" office:value="476" table:style-name="ce1">
            <text:p>476</text:p>
          </table:table-cell>
          <table:table-cell office:value-type="float" office:value="752" table:style-name="ce1">
            <text:p>752</text:p>
          </table:table-cell>
          <table:table-cell office:value-type="float" office:value="1319" table:style-name="ce1">
            <text:p>1319</text:p>
          </table:table-cell>
          <table:table-cell office:value-type="float" office:value="1392" table:style-name="ce1">
            <text:p>1392</text:p>
          </table:table-cell>
          <table:table-cell office:value-type="float" office:value="540" table:style-name="ce1">
            <text:p>540</text:p>
          </table:table-cell>
          <table:table-cell office:value-type="float" office:value="647" table:style-name="ce1">
            <text:p>647</text:p>
          </table:table-cell>
          <table:table-cell office:value-type="float" office:value="194192" table:style-name="ce1">
            <text:p>194192</text:p>
          </table:table-cell>
          <table:table-cell office:value-type="float" office:value="56744" table:style-name="ce1">
            <text:p>56744</text:p>
          </table:table-cell>
          <table:table-cell office:value-type="float" office:value="90113.7" table:style-name="ce1">
            <text:p>90113,7</text:p>
          </table:table-cell>
          <table:table-cell office:value-type="float" office:value="72.993200000000002" table:style-name="ce1">
            <text:p>72,9932</text:p>
          </table:table-cell>
          <table:table-cell office:value-type="float" office:value="893.26499999999999" table:style-name="ce1">
            <text:p>893,265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4.1013303201253449E-3" table:formula="of:=[.$B151]/[.$A151]" table:style-name="ce1">
            <text:p>0,00410133</text:p>
          </table:table-cell>
          <table:table-cell office:value-type="float" office:value="7.9296923420173027" table:formula="of:=LOG([.$Q151];2)*-1" table:style-name="ce1">
            <text:p>7,929692342</text:p>
          </table:table-cell>
          <table:table-cell office:value-type="float" office:value="3.6132542604095801" table:formula="of:=LOG([.$N151]/[.$M151];2)" table:style-name="ce1">
            <text:p>3,61325426</text:p>
          </table:table-cell>
          <table:table-cell office:value-type="float" office:value="4.6358326973789792" table:formula="of:=LOG([.$B151]/[.$J151];2)*-1" table:style-name="ce1">
            <text:p>4,635832697</text:p>
          </table:table-cell>
          <table:table-cell office:value-type="float" office:value="2.8608886869736443" table:formula="of:=LOG([.$B151]/[.$K151];2)*-1" table:style-name="ce1">
            <text:p>2,86088868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448" table:style-name="ce1">
            <text:p>11448</text:p>
          </table:table-cell>
          <table:table-cell office:value-type="float" office:value="0" table:style-name="ce1">
            <text:p>0</text:p>
          </table:table-cell>
          <table:table-cell office:value-type="float" office:value="1388" table:style-name="ce1">
            <text:p>1388</text:p>
          </table:table-cell>
          <table:table-cell office:value-type="float" office:value="542" table:style-name="ce1">
            <text:p>542</text:p>
          </table:table-cell>
          <table:table-cell office:value-type="float" office:value="1007" table:style-name="ce1">
            <text:p>1007</text:p>
          </table:table-cell>
          <table:table-cell office:value-type="float" office:value="1113" table:style-name="ce1">
            <text:p>1113</text:p>
          </table:table-cell>
          <table:table-cell office:value-type="float" office:value="410" table:style-name="ce1">
            <text:p>410</text:p>
          </table:table-cell>
          <table:table-cell office:value-type="float" office:value="518" table:style-name="ce1">
            <text:p>518</text:p>
          </table:table-cell>
          <table:table-cell office:value-type="float" office:value="50292" table:style-name="ce1">
            <text:p>50292</text:p>
          </table:table-cell>
          <table:table-cell office:value-type="float" office:value="27570" table:style-name="ce1">
            <text:p>27570</text:p>
          </table:table-cell>
          <table:table-cell office:value-type="float" office:value="33938.6" table:style-name="ce1">
            <text:p>33938,6</text:p>
          </table:table-cell>
          <table:table-cell office:value-type="float" office:value="109.142" table:style-name="ce1">
            <text:p>109,142</text:p>
          </table:table-cell>
          <table:table-cell office:value-type="float" office:value="337.14699999999999" table:style-name="ce1">
            <text:p>337,147</text:p>
          </table:table-cell>
          <table:table-cell office:value-type="float" office:value="562" table:style-name="ce1">
            <text:p>562</text:p>
          </table:table-cell>
          <table:table-cell table:style-name="ce1"/>
          <table:table-cell office:value-type="float" office:value="6.0110138912808798E-3" table:formula="of:=[.$B152]/[.$A152]" table:style-name="ce1">
            <text:p>0,006011014</text:p>
          </table:table-cell>
          <table:table-cell office:value-type="float" office:value="7.3781759305717989" table:formula="of:=LOG([.$Q152];2)*-1" table:style-name="ce1">
            <text:p>7,378175931</text:p>
          </table:table-cell>
          <table:table-cell office:value-type="float" office:value="1.6271713742470719" table:formula="of:=LOG([.$N152]/[.$M152];2)" table:style-name="ce1">
            <text:p>1,627171374</text:p>
          </table:table-cell>
          <table:table-cell office:value-type="float" office:value="2.135233350125108" table:formula="of:=LOG([.$B152]/[.$J152];2)*-1" table:style-name="ce1">
            <text:p>2,13523335</text:p>
          </table:table-cell>
          <table:table-cell office:value-type="float" office:value="1.2680036901708853" table:formula="of:=LOG([.$B152]/[.$K152];2)*-1" table:style-name="ce1">
            <text:p>1,2680036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560" table:style-name="ce1">
            <text:p>3560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float" office:value="468" table:style-name="ce1">
            <text:p>468</text:p>
          </table:table-cell>
          <table:table-cell office:value-type="float" office:value="535" table:style-name="ce1">
            <text:p>535</text:p>
          </table:table-cell>
          <table:table-cell office:value-type="float" office:value="624" table:style-name="ce1">
            <text:p>624</text:p>
          </table:table-cell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262770" table:style-name="ce1">
            <text:p>262770</text:p>
          </table:table-cell>
          <table:table-cell office:value-type="float" office:value="31914.5" table:style-name="ce1">
            <text:p>31914,5</text:p>
          </table:table-cell>
          <table:table-cell office:value-type="float" office:value="37843.800000000003" table:style-name="ce1">
            <text:p>37843,8</text:p>
          </table:table-cell>
          <table:table-cell office:value-type="float" office:value="62.481999999999999" table:style-name="ce1">
            <text:p>62,482</text:p>
          </table:table-cell>
          <table:table-cell office:value-type="float" office:value="686.40899999999999" table:style-name="ce1">
            <text:p>686,409</text:p>
          </table:table-cell>
          <table:table-cell office:value-type="float" office:value="764" table:style-name="ce1">
            <text:p>764</text:p>
          </table:table-cell>
          <table:table-cell table:style-name="ce1"/>
          <table:table-cell office:value-type="float" office:value="1.8692530968693161E-3" table:formula="of:=[.$B153]/[.$A153]" table:style-name="ce1">
            <text:p>0,001869253</text:p>
          </table:table-cell>
          <table:table-cell office:value-type="float" office:value="9.0633223614447065" table:formula="of:=LOG([.$Q153];2)*-1" table:style-name="ce1">
            <text:p>9,063322361</text:p>
          </table:table-cell>
          <table:table-cell office:value-type="float" office:value="3.4575559302967527" table:formula="of:=LOG([.$N153]/[.$M153];2)" table:style-name="ce1">
            <text:p>3,45755593</text:p>
          </table:table-cell>
          <table:table-cell office:value-type="float" office:value="6.2057795236276823" table:formula="of:=LOG([.$B153]/[.$J153];2)*-1" table:style-name="ce1">
            <text:p>6,205779524</text:p>
          </table:table-cell>
          <table:table-cell office:value-type="float" office:value="3.1642628991653692" table:formula="of:=LOG([.$B153]/[.$K153];2)*-1" table:style-name="ce1">
            <text:p>3,16426289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4385" table:style-name="ce1">
            <text:p>14385</text:p>
          </table:table-cell>
          <table:table-cell office:value-type="float" office:value="0" table:style-name="ce1">
            <text:p>0</text:p>
          </table:table-cell>
          <table:table-cell office:value-type="float" office:value="537" table:style-name="ce1">
            <text:p>537</text:p>
          </table:table-cell>
          <table:table-cell office:value-type="float" office:value="42" table:style-name="ce1">
            <text:p>42</text:p>
          </table:table-cell>
          <table:table-cell office:value-type="float" office:value="239" table:style-name="ce1">
            <text:p>239</text:p>
          </table:table-cell>
          <table:table-cell office:value-type="float" office:value="376" table:style-name="ce1">
            <text:p>376</text:p>
          </table:table-cell>
          <table:table-cell office:value-type="float" office:value="30" table:style-name="ce1">
            <text:p>30</text:p>
          </table:table-cell>
          <table:table-cell office:value-type="float" office:value="135" table:style-name="ce1">
            <text:p>135</text:p>
          </table:table-cell>
          <table:table-cell office:value-type="float" office:value="31290" table:style-name="ce1">
            <text:p>31290</text:p>
          </table:table-cell>
          <table:table-cell office:value-type="float" office:value="22837.5" table:style-name="ce1">
            <text:p>22837,5</text:p>
          </table:table-cell>
          <table:table-cell office:value-type="float" office:value="30425.599999999999" table:style-name="ce1">
            <text:p>30425,6</text:p>
          </table:table-cell>
          <table:table-cell office:value-type="float" office:value="137.768" table:style-name="ce1">
            <text:p>137,768</text:p>
          </table:table-cell>
          <table:table-cell office:value-type="float" office:value="233.452" table:style-name="ce1">
            <text:p>233,452</text:p>
          </table:table-cell>
          <table:table-cell office:value-type="float" office:value="421" table:style-name="ce1">
            <text:p>421</text:p>
          </table:table-cell>
          <table:table-cell table:style-name="ce1"/>
          <table:table-cell office:value-type="float" office:value="7.553147696198065E-3" table:formula="of:=[.$B154]/[.$A154]" table:style-name="ce1">
            <text:p>0,007553148</text:p>
          </table:table-cell>
          <table:table-cell office:value-type="float" office:value="7.048706286671818" table:formula="of:=LOG([.$Q154];2)*-1" table:style-name="ce1">
            <text:p>7,048706287</text:p>
          </table:table-cell>
          <table:table-cell office:value-type="float" office:value="0.760885122690097" table:formula="of:=LOG([.$N154]/[.$M154];2)" table:style-name="ce1">
            <text:p>0,760885123</text:p>
          </table:table-cell>
          <table:table-cell office:value-type="float" office:value="1.1211364375016348" table:formula="of:=LOG([.$B154]/[.$J154];2)*-1" table:style-name="ce1">
            <text:p>1,121136438</text:p>
          </table:table-cell>
          <table:table-cell office:value-type="float" office:value="0.666839507775564" table:formula="of:=LOG([.$B154]/[.$K154];2)*-1" table:style-name="ce1">
            <text:p>0,66683950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20" table:style-name="ce1">
            <text:p>520</text:p>
          </table:table-cell>
          <table:table-cell office:value-type="float" office:value="0" table:style-name="ce1">
            <text:p>0</text:p>
          </table:table-cell>
          <table:table-cell office:value-type="float" office:value="373" table:style-name="ce1">
            <text:p>373</text:p>
          </table:table-cell>
          <table:table-cell office:value-type="float" office:value="105" table:style-name="ce1">
            <text:p>105</text:p>
          </table:table-cell>
          <table:table-cell office:value-type="float" office:value="1417" table:style-name="ce1">
            <text:p>1417</text:p>
          </table:table-cell>
          <table:table-cell office:value-type="float" office:value="1443" table:style-name="ce1">
            <text:p>1443</text:p>
          </table:table-cell>
          <table:table-cell office:value-type="float" office:value="676" table:style-name="ce1">
            <text:p>676</text:p>
          </table:table-cell>
          <table:table-cell office:value-type="float" office:value="696" table:style-name="ce1">
            <text:p>696</text:p>
          </table:table-cell>
          <table:table-cell office:value-type="float" office:value="632370" table:style-name="ce1">
            <text:p>632370</text:p>
          </table:table-cell>
          <table:table-cell office:value-type="float" office:value="18383" table:style-name="ce1">
            <text:p>18383</text:p>
          </table:table-cell>
          <table:table-cell office:value-type="float" office:value="28448.9" table:style-name="ce1">
            <text:p>28448,9</text:p>
          </table:table-cell>
          <table:table-cell office:value-type="float" office:value="30.528700000000001" table:style-name="ce1">
            <text:p>30,5287</text:p>
          </table:table-cell>
          <table:table-cell office:value-type="float" office:value="1206.1600000000001" table:style-name="ce1">
            <text:p>1206,16</text:p>
          </table:table-cell>
          <table:table-cell office:value-type="float" office:value="936" table:style-name="ce1">
            <text:p>936</text:p>
          </table:table-cell>
          <table:table-cell table:style-name="ce1"/>
          <table:table-cell office:value-type="float" office:value="2.7303696920563046E-4" table:formula="of:=[.$B155]/[.$A155]" table:style-name="ce1">
            <text:p>0,000273037</text:p>
          </table:table-cell>
          <table:table-cell office:value-type="float" office:value="11.838616074270012" table:formula="of:=LOG([.$Q155];2)*-1" table:style-name="ce1">
            <text:p>11,83861607</text:p>
          </table:table-cell>
          <table:table-cell office:value-type="float" office:value="5.3041113299029314" table:formula="of:=LOG([.$N155]/[.$M155];2)" table:style-name="ce1">
            <text:p>5,30411133</text:p>
          </table:table-cell>
          <table:table-cell office:value-type="float" office:value="10.248041588437587" table:formula="of:=LOG([.$B155]/[.$J155];2)*-1" table:style-name="ce1">
            <text:p>10,24804159</text:p>
          </table:table-cell>
          <table:table-cell office:value-type="float" office:value="5.1437167919044242" table:formula="of:=LOG([.$B155]/[.$K155];2)*-1" table:style-name="ce1">
            <text:p>5,14371679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592" table:style-name="ce1">
            <text:p>2592</text:p>
          </table:table-cell>
          <table:table-cell office:value-type="float" office:value="0" table:style-name="ce1">
            <text:p>0</text:p>
          </table:table-cell>
          <table:table-cell office:value-type="float" office:value="1418" table:style-name="ce1">
            <text:p>1418</text:p>
          </table:table-cell>
          <table:table-cell office:value-type="float" office:value="682" table:style-name="ce1">
            <text:p>682</text:p>
          </table:table-cell>
          <table:table-cell office:value-type="float" office:value="555" table:style-name="ce1">
            <text:p>555</text:p>
          </table:table-cell>
          <table:table-cell office:value-type="float" office:value="587" table:style-name="ce1">
            <text:p>587</text:p>
          </table:table-cell>
          <table:table-cell office:value-type="float" office:value="308" table:style-name="ce1">
            <text:p>308</text:p>
          </table:table-cell>
          <table:table-cell office:value-type="float" office:value="389" table:style-name="ce1">
            <text:p>389</text:p>
          </table:table-cell>
          <table:table-cell office:value-type="float" office:value="322762" table:style-name="ce1">
            <text:p>322762</text:p>
          </table:table-cell>
          <table:table-cell office:value-type="float" office:value="40935.5" table:style-name="ce1">
            <text:p>40935,5</text:p>
          </table:table-cell>
          <table:table-cell office:value-type="float" office:value="46476.6" table:style-name="ce1">
            <text:p>46476,6</text:p>
          </table:table-cell>
          <table:table-cell office:value-type="float" office:value="34.9285" table:style-name="ce1">
            <text:p>34,9285</text:p>
          </table:table-cell>
          <table:table-cell office:value-type="float" office:value="910.47500000000002" table:style-name="ce1">
            <text:p>910,475</text:p>
          </table:table-cell>
          <table:table-cell office:value-type="float" office:value="593" table:style-name="ce1">
            <text:p>593</text:p>
          </table:table-cell>
          <table:table-cell table:style-name="ce1"/>
          <table:table-cell office:value-type="float" office:value="1.3609842772711424E-3" table:formula="of:=[.$B156]/[.$A156]" table:style-name="ce1">
            <text:p>0,001360984</text:p>
          </table:table-cell>
          <table:table-cell office:value-type="float" office:value="9.5211338844138425" table:formula="of:=LOG([.$Q156];2)*-1" table:style-name="ce1">
            <text:p>9,521133884</text:p>
          </table:table-cell>
          <table:table-cell office:value-type="float" office:value="4.7041428111240728" table:formula="of:=LOG([.$N156]/[.$M156];2)" table:style-name="ce1">
            <text:p>4,704142811</text:p>
          </table:table-cell>
          <table:table-cell office:value-type="float" office:value="6.9602612061819675" table:formula="of:=LOG([.$B156]/[.$J156];2)*-1" table:style-name="ce1">
            <text:p>6,960261206</text:p>
          </table:table-cell>
          <table:table-cell office:value-type="float" office:value="3.9812148936693434" table:formula="of:=LOG([.$B156]/[.$K156];2)*-1" table:style-name="ce1">
            <text:p>3,98121489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596" table:style-name="ce1">
            <text:p>6596</text:p>
          </table:table-cell>
          <table:table-cell office:value-type="float" office:value="0" table:style-name="ce1">
            <text:p>0</text:p>
          </table:table-cell>
          <table:table-cell office:value-type="float" office:value="583" table:style-name="ce1">
            <text:p>583</text:p>
          </table:table-cell>
          <table:table-cell office:value-type="float" office:value="316" table:style-name="ce1">
            <text:p>316</text:p>
          </table:table-cell>
          <table:table-cell office:value-type="float" office:value="834" table:style-name="ce1">
            <text:p>834</text:p>
          </table:table-cell>
          <table:table-cell office:value-type="float" office:value="931" table:style-name="ce1">
            <text:p>931</text:p>
          </table:table-cell>
          <table:table-cell office:value-type="float" office:value="469" table:style-name="ce1">
            <text:p>469</text:p>
          </table:table-cell>
          <table:table-cell office:value-type="float" office:value="537" table:style-name="ce1">
            <text:p>537</text:p>
          </table:table-cell>
          <table:table-cell office:value-type="float" office:value="76908" table:style-name="ce1">
            <text:p>76908</text:p>
          </table:table-cell>
          <table:table-cell office:value-type="float" office:value="22550.5" table:style-name="ce1">
            <text:p>22550,5</text:p>
          </table:table-cell>
          <table:table-cell office:value-type="float" office:value="22574.7" table:style-name="ce1">
            <text:p>22574,7</text:p>
          </table:table-cell>
          <table:table-cell office:value-type="float" office:value="114.28" table:style-name="ce1">
            <text:p>114,28</text:p>
          </table:table-cell>
          <table:table-cell office:value-type="float" office:value="352.661" table:style-name="ce1">
            <text:p>352,661</text:p>
          </table:table-cell>
          <table:table-cell office:value-type="float" office:value="312" table:style-name="ce1">
            <text:p>312</text:p>
          </table:table-cell>
          <table:table-cell table:style-name="ce1"/>
          <table:table-cell office:value-type="float" office:value="3.4633689401544969E-3" table:formula="of:=[.$B157]/[.$A157]" table:style-name="ce1">
            <text:p>0,003463369</text:p>
          </table:table-cell>
          <table:table-cell office:value-type="float" office:value="8.173608203860999" table:formula="of:=LOG([.$Q157];2)*-1" table:style-name="ce1">
            <text:p>8,173608204</text:p>
          </table:table-cell>
          <table:table-cell office:value-type="float" office:value="1.6257090987447023" table:formula="of:=LOG([.$N157]/[.$M157];2)" table:style-name="ce1">
            <text:p>1,625709099</text:p>
          </table:table-cell>
          <table:table-cell office:value-type="float" office:value="3.5434703718026928" table:formula="of:=LOG([.$B157]/[.$J157];2)*-1" table:style-name="ce1">
            <text:p>3,543470372</text:p>
          </table:table-cell>
          <table:table-cell office:value-type="float" office:value="1.7734961180415683" table:formula="of:=LOG([.$B157]/[.$K157];2)*-1" table:style-name="ce1">
            <text:p>1,77349611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768" table:style-name="ce1">
            <text:p>6768</text:p>
          </table:table-cell>
          <table:table-cell office:value-type="float" office:value="0" table:style-name="ce1">
            <text:p>0</text:p>
          </table:table-cell>
          <table:table-cell office:value-type="float" office:value="928" table:style-name="ce1">
            <text:p>928</text:p>
          </table:table-cell>
          <table:table-cell office:value-type="float" office:value="480" table:style-name="ce1">
            <text:p>480</text:p>
          </table:table-cell>
          <table:table-cell office:value-type="float" office:value="324" table:style-name="ce1">
            <text:p>324</text:p>
          </table:table-cell>
          <table:table-cell office:value-type="float" office:value="418" table:style-name="ce1">
            <text:p>418</text:p>
          </table:table-cell>
          <table:table-cell office:value-type="float" office:value="734" table:style-name="ce1">
            <text:p>734</text:p>
          </table:table-cell>
          <table:table-cell office:value-type="float" office:value="806" table:style-name="ce1">
            <text:p>806</text:p>
          </table:table-cell>
          <table:table-cell office:value-type="float" office:value="196904" table:style-name="ce1">
            <text:p>196904</text:p>
          </table:table-cell>
          <table:table-cell office:value-type="float" office:value="37066" table:style-name="ce1">
            <text:p>37066</text:p>
          </table:table-cell>
          <table:table-cell office:value-type="float" office:value="49322.9" table:style-name="ce1">
            <text:p>49322,9</text:p>
          </table:table-cell>
          <table:table-cell office:value-type="float" office:value="105.54600000000001" table:style-name="ce1">
            <text:p>105,546</text:p>
          </table:table-cell>
          <table:table-cell office:value-type="float" office:value="627.97199999999998" table:style-name="ce1">
            <text:p>627,972</text:p>
          </table:table-cell>
          <table:table-cell office:value-type="float" office:value="749" table:style-name="ce1">
            <text:p>749</text:p>
          </table:table-cell>
          <table:table-cell table:style-name="ce1"/>
          <table:table-cell office:value-type="float" office:value="3.5536811684302055E-3" table:formula="of:=[.$B158]/[.$A158]" table:style-name="ce1">
            <text:p>0,003553681</text:p>
          </table:table-cell>
          <table:table-cell office:value-type="float" office:value="8.136470034178517" table:formula="of:=LOG([.$Q158];2)*-1" table:style-name="ce1">
            <text:p>8,136470034</text:p>
          </table:table-cell>
          <table:table-cell office:value-type="float" office:value="2.5728283294775665" table:formula="of:=LOG([.$N158]/[.$M158];2)" table:style-name="ce1">
            <text:p>2,572828329</text:p>
          </table:table-cell>
          <table:table-cell office:value-type="float" office:value="4.8626190404362069" table:formula="of:=LOG([.$B158]/[.$J158];2)*-1" table:style-name="ce1">
            <text:p>4,86261904</text:p>
          </table:table-cell>
          <table:table-cell office:value-type="float" office:value="2.4532949606712462" table:formula="of:=LOG([.$B158]/[.$K158];2)*-1" table:style-name="ce1">
            <text:p>2,45329496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40" table:style-name="ce1">
            <text:p>440</text:p>
          </table:table-cell>
          <table:table-cell office:value-type="float" office:value="0" table:style-name="ce1">
            <text:p>0</text:p>
          </table:table-cell>
          <table:table-cell office:value-type="float" office:value="417" table:style-name="ce1">
            <text:p>417</text:p>
          </table:table-cell>
          <table:table-cell office:value-type="float" office:value="764" table:style-name="ce1">
            <text:p>764</text:p>
          </table:table-cell>
          <table:table-cell office:value-type="float" office:value="384" table:style-name="ce1">
            <text:p>384</text:p>
          </table:table-cell>
          <table:table-cell office:value-type="float" office:value="406" table:style-name="ce1">
            <text:p>406</text:p>
          </table:table-cell>
          <table:table-cell office:value-type="float" office:value="186" table:style-name="ce1">
            <text:p>186</text:p>
          </table:table-cell>
          <table:table-cell office:value-type="float" office:value="206" table:style-name="ce1">
            <text:p>206</text:p>
          </table:table-cell>
          <table:table-cell office:value-type="float" office:value="19074" table:style-name="ce1">
            <text:p>19074</text:p>
          </table:table-cell>
          <table:table-cell office:value-type="float" office:value="6688" table:style-name="ce1">
            <text:p>6688</text:p>
          </table:table-cell>
          <table:table-cell office:value-type="float" office:value="25343.1" table:style-name="ce1">
            <text:p>25343,1</text:p>
          </table:table-cell>
          <table:table-cell office:value-type="float" office:value="20" table:style-name="ce1">
            <text:p>20</text:p>
          </table:table-cell>
          <table:table-cell office:value-type="float" office:value="568.42600000000004" table:style-name="ce1">
            <text:p>568,426</text:p>
          </table:table-cell>
          <table:table-cell office:value-type="float" office:value="780" table:style-name="ce1">
            <text:p>780</text:p>
          </table:table-cell>
          <table:table-cell table:style-name="ce1"/>
          <table:table-cell office:value-type="float" office:value="2.3103128163553345E-4" table:formula="of:=[.$B159]/[.$A159]" table:style-name="ce1">
            <text:p>0,000231031</text:p>
          </table:table-cell>
          <table:table-cell office:value-type="float" office:value="12.079624173773807" table:formula="of:=LOG([.$Q159];2)*-1" table:style-name="ce1">
            <text:p>12,07962417</text:p>
          </table:table-cell>
          <table:table-cell office:value-type="float" office:value="4.8289006403427717" table:formula="of:=LOG([.$N159]/[.$M159];2)" table:style-name="ce1">
            <text:p>4,82890064</text:p>
          </table:table-cell>
          <table:table-cell office:value-type="float" office:value="5.4379600883344734" table:formula="of:=LOG([.$B159]/[.$J159];2)*-1" table:style-name="ce1">
            <text:p>5,437960088</text:p>
          </table:table-cell>
          <table:table-cell office:value-type="float" office:value="3.925999418556223" table:formula="of:=LOG([.$B159]/[.$K159];2)*-1" table:style-name="ce1">
            <text:p>3,92599941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489" table:style-name="ce1">
            <text:p>6489</text:p>
          </table:table-cell>
          <table:table-cell office:value-type="float" office:value="0" table:style-name="ce1">
            <text:p>0</text:p>
          </table:table-cell>
          <table:table-cell office:value-type="float" office:value="401" table:style-name="ce1">
            <text:p>401</text:p>
          </table:table-cell>
          <table:table-cell office:value-type="float" office:value="187" table:style-name="ce1">
            <text:p>187</text:p>
          </table:table-cell>
          <table:table-cell office:value-type="float" office:value="1029" table:style-name="ce1">
            <text:p>1029</text:p>
          </table:table-cell>
          <table:table-cell office:value-type="float" office:value="1132" table:style-name="ce1">
            <text:p>1132</text:p>
          </table:table-cell>
          <table:table-cell office:value-type="float" office:value="759" table:style-name="ce1">
            <text:p>759</text:p>
          </table:table-cell>
          <table:table-cell office:value-type="float" office:value="822" table:style-name="ce1">
            <text:p>822</text:p>
          </table:table-cell>
          <table:table-cell office:value-type="float" office:value="464185" table:style-name="ce1">
            <text:p>464185</text:p>
          </table:table-cell>
          <table:table-cell office:value-type="float" office:value="55729" table:style-name="ce1">
            <text:p>55729</text:p>
          </table:table-cell>
          <table:table-cell office:value-type="float" office:value="77741.3" table:style-name="ce1">
            <text:p>77741,3</text:p>
          </table:table-cell>
          <table:table-cell office:value-type="float" office:value="93.509399999999999" table:style-name="ce1">
            <text:p>93,5094</text:p>
          </table:table-cell>
          <table:table-cell office:value-type="float" office:value="908.10199999999998" table:style-name="ce1">
            <text:p>908,102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3.407186333029492E-3" table:formula="of:=[.$B160]/[.$A160]" table:style-name="ce1">
            <text:p>0,003407186</text:p>
          </table:table-cell>
          <table:table-cell office:value-type="float" office:value="8.1972034366153324" table:formula="of:=LOG([.$Q160];2)*-1" table:style-name="ce1">
            <text:p>8,197203437</text:p>
          </table:table-cell>
          <table:table-cell office:value-type="float" office:value="3.2796710494541985" table:formula="of:=LOG([.$N160]/[.$M160];2)" table:style-name="ce1">
            <text:p>3,279671049</text:p>
          </table:table-cell>
          <table:table-cell office:value-type="float" office:value="6.1605599269288307" table:formula="of:=LOG([.$B160]/[.$J160];2)*-1" table:style-name="ce1">
            <text:p>6,160559927</text:p>
          </table:table-cell>
          <table:table-cell office:value-type="float" office:value="3.1023601948252244" table:formula="of:=LOG([.$B160]/[.$K160];2)*-1" table:style-name="ce1">
            <text:p>3,10236019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240" table:style-name="ce1">
            <text:p>3240</text:p>
          </table:table-cell>
          <table:table-cell office:value-type="float" office:value="0" table:style-name="ce1">
            <text:p>0</text:p>
          </table:table-cell>
          <table:table-cell office:value-type="float" office:value="1036" table:style-name="ce1">
            <text:p>1036</text:p>
          </table:table-cell>
          <table:table-cell office:value-type="float" office:value="777" table:style-name="ce1">
            <text:p>777</text:p>
          </table:table-cell>
          <table:table-cell office:value-type="float" office:value="468" table:style-name="ce1">
            <text:p>468</text:p>
          </table:table-cell>
          <table:table-cell office:value-type="float" office:value="522" table:style-name="ce1">
            <text:p>522</text:p>
          </table:table-cell>
          <table:table-cell office:value-type="float" office:value="675" table:style-name="ce1">
            <text:p>675</text:p>
          </table:table-cell>
          <table:table-cell office:value-type="float" office:value="735" table:style-name="ce1">
            <text:p>735</text:p>
          </table:table-cell>
          <table:table-cell office:value-type="float" office:value="57936" table:style-name="ce1">
            <text:p>57936</text:p>
          </table:table-cell>
          <table:table-cell office:value-type="float" office:value="19794" table:style-name="ce1">
            <text:p>19794</text:p>
          </table:table-cell>
          <table:table-cell office:value-type="float" office:value="39072.1" table:style-name="ce1">
            <text:p>39072,1</text:p>
          </table:table-cell>
          <table:table-cell office:value-type="float" office:value="54.589399999999998" table:style-name="ce1">
            <text:p>54,5894</text:p>
          </table:table-cell>
          <table:table-cell office:value-type="float" office:value="545.77" table:style-name="ce1">
            <text:p>545,77</text:p>
          </table:table-cell>
          <table:table-cell office:value-type="float" office:value="484" table:style-name="ce1">
            <text:p>484</text:p>
          </table:table-cell>
          <table:table-cell table:style-name="ce1"/>
          <table:table-cell office:value-type="float" office:value="1.7012303465889281E-3" table:formula="of:=[.$B161]/[.$A161]" table:style-name="ce1">
            <text:p>0,00170123</text:p>
          </table:table-cell>
          <table:table-cell office:value-type="float" office:value="9.1992057895264807" table:formula="of:=LOG([.$Q161];2)*-1" table:style-name="ce1">
            <text:p>9,19920579</text:p>
          </table:table-cell>
          <table:table-cell office:value-type="float" office:value="3.321600349013468" table:formula="of:=LOG([.$N161]/[.$M161];2)" table:style-name="ce1">
            <text:p>3,321600349</text:p>
          </table:table-cell>
          <table:table-cell office:value-type="float" office:value="4.1603943637041905" table:formula="of:=LOG([.$B161]/[.$J161];2)*-1" table:style-name="ce1">
            <text:p>4,160394364</text:p>
          </table:table-cell>
          <table:table-cell office:value-type="float" office:value="2.6109974655140999" table:formula="of:=LOG([.$B161]/[.$K161];2)*-1" table:style-name="ce1">
            <text:p>2,61099746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3050" table:style-name="ce1">
            <text:p>13050</text:p>
          </table:table-cell>
          <table:table-cell office:value-type="float" office:value="0" table:style-name="ce1">
            <text:p>0</text:p>
          </table:table-cell>
          <table:table-cell office:value-type="float" office:value="489" table:style-name="ce1">
            <text:p>489</text:p>
          </table:table-cell>
          <table:table-cell office:value-type="float" office:value="676" table:style-name="ce1">
            <text:p>676</text:p>
          </table:table-cell>
          <table:table-cell office:value-type="float" office:value="318" table:style-name="ce1">
            <text:p>318</text:p>
          </table:table-cell>
          <table:table-cell office:value-type="float" office:value="463" table:style-name="ce1">
            <text:p>463</text:p>
          </table:table-cell>
          <table:table-cell office:value-type="float" office:value="145" table:style-name="ce1">
            <text:p>145</text:p>
          </table:table-cell>
          <table:table-cell office:value-type="float" office:value="235" table:style-name="ce1">
            <text:p>235</text:p>
          </table:table-cell>
          <table:table-cell office:value-type="float" office:value="90801" table:style-name="ce1">
            <text:p>90801</text:p>
          </table:table-cell>
          <table:table-cell office:value-type="float" office:value="46192.5" table:style-name="ce1">
            <text:p>46192,5</text:p>
          </table:table-cell>
          <table:table-cell office:value-type="float" office:value="64181.9" table:style-name="ce1">
            <text:p>64181,9</text:p>
          </table:table-cell>
          <table:table-cell office:value-type="float" office:value="92.195400000000006" table:style-name="ce1">
            <text:p>92,1954</text:p>
          </table:table-cell>
          <table:table-cell office:value-type="float" office:value="495.98099999999999" table:style-name="ce1">
            <text:p>495,981</text:p>
          </table:table-cell>
          <table:table-cell office:value-type="float" office:value="624" table:style-name="ce1">
            <text:p>624</text:p>
          </table:table-cell>
          <table:table-cell table:style-name="ce1"/>
          <table:table-cell office:value-type="float" office:value="6.8521777848720719E-3" table:formula="of:=[.$B162]/[.$A162]" table:style-name="ce1">
            <text:p>0,006852178</text:p>
          </table:table-cell>
          <table:table-cell office:value-type="float" office:value="7.1892217009538584" table:formula="of:=LOG([.$Q162];2)*-1" table:style-name="ce1">
            <text:p>7,189221701</text:p>
          </table:table-cell>
          <table:table-cell office:value-type="float" office:value="2.4275181793317442" table:formula="of:=LOG([.$N162]/[.$M162];2)" table:style-name="ce1">
            <text:p>2,427518179</text:p>
          </table:table-cell>
          <table:table-cell office:value-type="float" office:value="2.7986583793454423" table:formula="of:=LOG([.$B162]/[.$J162];2)*-1" table:style-name="ce1">
            <text:p>2,798658379</text:p>
          </table:table-cell>
          <table:table-cell office:value-type="float" office:value="1.8236088220936673" table:formula="of:=LOG([.$B162]/[.$K162];2)*-1" table:style-name="ce1">
            <text:p>1,82360882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176" table:style-name="ce1">
            <text:p>4176</text:p>
          </table:table-cell>
          <table:table-cell office:value-type="float" office:value="0" table:style-name="ce1">
            <text:p>0</text:p>
          </table:table-cell>
          <table:table-cell office:value-type="float" office:value="392" table:style-name="ce1">
            <text:p>392</text:p>
          </table:table-cell>
          <table:table-cell office:value-type="float" office:value="231" table:style-name="ce1">
            <text:p>231</text:p>
          </table:table-cell>
          <table:table-cell office:value-type="float" office:value="418" table:style-name="ce1">
            <text:p>418</text:p>
          </table:table-cell>
          <table:table-cell office:value-type="float" office:value="534" table:style-name="ce1">
            <text:p>534</text:p>
          </table:table-cell>
          <table:table-cell office:value-type="float" office:value="243" table:style-name="ce1">
            <text:p>243</text:p>
          </table:table-cell>
          <table:table-cell office:value-type="float" office:value="279" table:style-name="ce1">
            <text:p>279</text:p>
          </table:table-cell>
          <table:table-cell office:value-type="float" office:value="6816" table:style-name="ce1">
            <text:p>6816</text:p>
          </table:table-cell>
          <table:table-cell office:value-type="float" office:value="5340" table:style-name="ce1">
            <text:p>5340</text:p>
          </table:table-cell>
          <table:table-cell office:value-type="float" office:value="5772.13" table:style-name="ce1">
            <text:p>5772,13</text:p>
          </table:table-cell>
          <table:table-cell office:value-type="float" office:value="108.167" table:style-name="ce1">
            <text:p>108,167</text:p>
          </table:table-cell>
          <table:table-cell office:value-type="float" office:value="89.196399999999997" table:style-name="ce1">
            <text:p>89,1964</text:p>
          </table:table-cell>
          <table:table-cell office:value-type="float" office:value="296" table:style-name="ce1">
            <text:p>296</text:p>
          </table:table-cell>
          <table:table-cell table:style-name="ce1"/>
          <table:table-cell office:value-type="float" office:value="2.1926968911590628E-3" table:formula="of:=[.$B163]/[.$A163]" table:style-name="ce1">
            <text:p>0,002192697</text:p>
          </table:table-cell>
          <table:table-cell office:value-type="float" office:value="8.8330778907285836" table:formula="of:=LOG([.$Q163];2)*-1" table:style-name="ce1">
            <text:p>8,833077891</text:p>
          </table:table-cell>
          <table:table-cell office:value-type="float" office:value="-0.27820303467507979" table:formula="of:=LOG([.$N163]/[.$M163];2)" table:style-name="ce1">
            <text:p>-0,278203035</text:p>
          </table:table-cell>
          <table:table-cell office:value-type="float" office:value="0.70680362365595395" table:formula="of:=LOG([.$B163]/[.$J163];2)*-1" table:style-name="ce1">
            <text:p>0,706803624</text:p>
          </table:table-cell>
          <table:table-cell office:value-type="float" office:value="0.35471803000503188" table:formula="of:=LOG([.$B163]/[.$K163];2)*-1" table:style-name="ce1">
            <text:p>0,3547180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985" table:style-name="ce1">
            <text:p>10985</text:p>
          </table:table-cell>
          <table:table-cell office:value-type="float" office:value="0" table:style-name="ce1">
            <text:p>0</text:p>
          </table:table-cell>
          <table:table-cell office:value-type="float" office:value="452" table:style-name="ce1">
            <text:p>452</text:p>
          </table:table-cell>
          <table:table-cell office:value-type="float" office:value="260" table:style-name="ce1">
            <text:p>260</text:p>
          </table:table-cell>
          <table:table-cell office:value-type="float" office:value="442" table:style-name="ce1">
            <text:p>442</text:p>
          </table:table-cell>
          <table:table-cell office:value-type="float" office:value="611" table:style-name="ce1">
            <text:p>611</text:p>
          </table:table-cell>
          <table:table-cell office:value-type="float" office:value="317" table:style-name="ce1">
            <text:p>317</text:p>
          </table:table-cell>
          <table:table-cell office:value-type="float" office:value="382" table:style-name="ce1">
            <text:p>382</text:p>
          </table:table-cell>
          <table:table-cell office:value-type="float" office:value="20618" table:style-name="ce1">
            <text:p>20618</text:p>
          </table:table-cell>
          <table:table-cell office:value-type="float" office:value="15801.5" table:style-name="ce1">
            <text:p>15801,5</text:p>
          </table:table-cell>
          <table:table-cell office:value-type="float" office:value="15875.9" table:style-name="ce1">
            <text:p>15875,9</text:p>
          </table:table-cell>
          <table:table-cell office:value-type="float" office:value="83.737700000000004" table:style-name="ce1">
            <text:p>83,7377</text:p>
          </table:table-cell>
          <table:table-cell office:value-type="float" office:value="115.745" table:style-name="ce1">
            <text:p>115,745</text:p>
          </table:table-cell>
          <table:table-cell office:value-type="float" office:value="359" table:style-name="ce1">
            <text:p>359</text:p>
          </table:table-cell>
          <table:table-cell table:style-name="ce1"/>
          <table:table-cell office:value-type="float" office:value="5.7679059744689433E-3" table:formula="of:=[.$B164]/[.$A164]" table:style-name="ce1">
            <text:p>0,005767906</text:p>
          </table:table-cell>
          <table:table-cell office:value-type="float" office:value="7.4377366379878271" table:formula="of:=LOG([.$Q164];2)*-1" table:style-name="ce1">
            <text:p>7,437736638</text:p>
          </table:table-cell>
          <table:table-cell office:value-type="float" office:value="0.46700067506566106" table:formula="of:=LOG([.$N164]/[.$M164];2)" table:style-name="ce1">
            <text:p>0,467000675</text:p>
          </table:table-cell>
          <table:table-cell office:value-type="float" office:value="0.90836952453443176" table:formula="of:=LOG([.$B164]/[.$J164];2)*-1" table:style-name="ce1">
            <text:p>0,908369525</text:p>
          </table:table-cell>
          <table:table-cell office:value-type="float" office:value="0.52452664685918216" table:formula="of:=LOG([.$B164]/[.$K164];2)*-1" table:style-name="ce1">
            <text:p>0,52452664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315" table:style-name="ce1">
            <text:p>9315</text:p>
          </table:table-cell>
          <table:table-cell office:value-type="float" office:value="0" table:style-name="ce1">
            <text:p>0</text:p>
          </table:table-cell>
          <table:table-cell office:value-type="float" office:value="503" table:style-name="ce1">
            <text:p>503</text:p>
          </table:table-cell>
          <table:table-cell office:value-type="float" office:value="331" table:style-name="ce1">
            <text:p>331</text:p>
          </table:table-cell>
          <table:table-cell office:value-type="float" office:value="351" table:style-name="ce1">
            <text:p>351</text:p>
          </table:table-cell>
          <table:table-cell office:value-type="float" office:value="466" table:style-name="ce1">
            <text:p>466</text:p>
          </table:table-cell>
          <table:table-cell office:value-type="float" office:value="143" table:style-name="ce1">
            <text:p>143</text:p>
          </table:table-cell>
          <table:table-cell office:value-type="float" office:value="224" table:style-name="ce1">
            <text:p>224</text:p>
          </table:table-cell>
          <table:table-cell office:value-type="float" office:value="28576" table:style-name="ce1">
            <text:p>28576</text:p>
          </table:table-cell>
          <table:table-cell office:value-type="float" office:value="16966" table:style-name="ce1">
            <text:p>16966</text:p>
          </table:table-cell>
          <table:table-cell office:value-type="float" office:value="17401.099999999999" table:style-name="ce1">
            <text:p>17401,1</text:p>
          </table:table-cell>
          <table:table-cell office:value-type="float" office:value="95.414900000000003" table:style-name="ce1">
            <text:p>95,4149</text:p>
          </table:table-cell>
          <table:table-cell office:value-type="float" office:value="175.86600000000001" table:style-name="ce1">
            <text:p>175,866</text:p>
          </table:table-cell>
          <table:table-cell office:value-type="float" office:value="359" table:style-name="ce1">
            <text:p>359</text:p>
          </table:table-cell>
          <table:table-cell table:style-name="ce1"/>
          <table:table-cell office:value-type="float" office:value="4.8910372464431688E-3" table:formula="of:=[.$B165]/[.$A165]" table:style-name="ce1">
            <text:p>0,004891037</text:p>
          </table:table-cell>
          <table:table-cell office:value-type="float" office:value="7.6756438334694659" table:formula="of:=LOG([.$Q165];2)*-1" table:style-name="ce1">
            <text:p>7,675643833</text:p>
          </table:table-cell>
          <table:table-cell office:value-type="float" office:value="0.88219011462793695" table:formula="of:=LOG([.$N165]/[.$M165];2)" table:style-name="ce1">
            <text:p>0,882190115</text:p>
          </table:table-cell>
          <table:table-cell office:value-type="float" office:value="1.6171763112922231" table:formula="of:=LOG([.$B165]/[.$J165];2)*-1" table:style-name="ce1">
            <text:p>1,617176311</text:p>
          </table:table-cell>
          <table:table-cell office:value-type="float" office:value="0.86501879275860005" table:formula="of:=LOG([.$B165]/[.$K165];2)*-1" table:style-name="ce1">
            <text:p>0,86501879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332" table:style-name="ce1">
            <text:p>5332</text:p>
          </table:table-cell>
          <table:table-cell office:value-type="float" office:value="0" table:style-name="ce1">
            <text:p>0</text:p>
          </table:table-cell>
          <table:table-cell office:value-type="float" office:value="441" table:style-name="ce1">
            <text:p>441</text:p>
          </table:table-cell>
          <table:table-cell office:value-type="float" office:value="223" table:style-name="ce1">
            <text:p>223</text:p>
          </table:table-cell>
          <table:table-cell office:value-type="float" office:value="1157" table:style-name="ce1">
            <text:p>1157</text:p>
          </table:table-cell>
          <table:table-cell office:value-type="float" office:value="1329" table:style-name="ce1">
            <text:p>1329</text:p>
          </table:table-cell>
          <table:table-cell office:value-type="float" office:value="715" table:style-name="ce1">
            <text:p>715</text:p>
          </table:table-cell>
          <table:table-cell office:value-type="float" office:value="746" table:style-name="ce1">
            <text:p>746</text:p>
          </table:table-cell>
          <table:table-cell office:value-type="float" office:value="464424" table:style-name="ce1">
            <text:p>464424</text:p>
          </table:table-cell>
          <table:table-cell office:value-type="float" office:value="58742" table:style-name="ce1">
            <text:p>58742</text:p>
          </table:table-cell>
          <table:table-cell office:value-type="float" office:value="61548.4" table:style-name="ce1">
            <text:p>61548,4</text:p>
          </table:table-cell>
          <table:table-cell office:value-type="float" office:value="56.603900000000003" table:style-name="ce1">
            <text:p>56,6039</text:p>
          </table:table-cell>
          <table:table-cell office:value-type="float" office:value="948.81700000000001" table:style-name="ce1">
            <text:p>948,817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2.7996790765469643E-3" table:formula="of:=[.$B166]/[.$A166]" table:style-name="ce1">
            <text:p>0,002799679</text:p>
          </table:table-cell>
          <table:table-cell office:value-type="float" office:value="8.4805228222094939" table:formula="of:=LOG([.$Q166];2)*-1" table:style-name="ce1">
            <text:p>8,480522822</text:p>
          </table:table-cell>
          <table:table-cell office:value-type="float" office:value="4.0671564958915454" table:formula="of:=LOG([.$N166]/[.$M166];2)" table:style-name="ce1">
            <text:p>4,067156496</text:p>
          </table:table-cell>
          <table:table-cell office:value-type="float" office:value="6.4446219375080744" table:formula="of:=LOG([.$B166]/[.$J166];2)*-1" table:style-name="ce1">
            <text:p>6,444621938</text:p>
          </table:table-cell>
          <table:table-cell office:value-type="float" office:value="3.4616437006707637" table:formula="of:=LOG([.$B166]/[.$K166];2)*-1" table:style-name="ce1">
            <text:p>3,46164370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6638" table:style-name="ce1">
            <text:p>16638</text:p>
          </table:table-cell>
          <table:table-cell office:value-type="float" office:value="0" table:style-name="ce1">
            <text:p>0</text:p>
          </table:table-cell>
          <table:table-cell office:value-type="float" office:value="1159" table:style-name="ce1">
            <text:p>1159</text:p>
          </table:table-cell>
          <table:table-cell office:value-type="float" office:value="732" table:style-name="ce1">
            <text:p>732</text:p>
          </table:table-cell>
          <table:table-cell office:value-type="float" office:value="1161" table:style-name="ce1">
            <text:p>1161</text:p>
          </table:table-cell>
          <table:table-cell office:value-type="float" office:value="1302" table:style-name="ce1">
            <text:p>1302</text:p>
          </table:table-cell>
          <table:table-cell office:value-type="float" office:value="466" table:style-name="ce1">
            <text:p>466</text:p>
          </table:table-cell>
          <table:table-cell office:value-type="float" office:value="584" table:style-name="ce1">
            <text:p>584</text:p>
          </table:table-cell>
          <table:table-cell office:value-type="float" office:value="38038" table:style-name="ce1">
            <text:p>38038</text:p>
          </table:table-cell>
          <table:table-cell office:value-type="float" office:value="27190" table:style-name="ce1">
            <text:p>27190</text:p>
          </table:table-cell>
          <table:table-cell office:value-type="float" office:value="38380.699999999997" table:style-name="ce1">
            <text:p>38380,7</text:p>
          </table:table-cell>
          <table:table-cell office:value-type="float" office:value="124.595" table:style-name="ce1">
            <text:p>124,595</text:p>
          </table:table-cell>
          <table:table-cell office:value-type="float" office:value="219.16399999999999" table:style-name="ce1">
            <text:p>219,164</text:p>
          </table:table-cell>
          <table:table-cell office:value-type="float" office:value="437" table:style-name="ce1">
            <text:p>437</text:p>
          </table:table-cell>
          <table:table-cell table:style-name="ce1"/>
          <table:table-cell office:value-type="float" office:value="8.7361328723909223E-3" table:formula="of:=[.$B167]/[.$A167]" table:style-name="ce1">
            <text:p>0,008736133</text:p>
          </table:table-cell>
          <table:table-cell office:value-type="float" office:value="6.8387894855378315" table:formula="of:=LOG([.$Q167];2)*-1" table:style-name="ce1">
            <text:p>6,838789486</text:p>
          </table:table-cell>
          <table:table-cell office:value-type="float" office:value="0.81476466573219286" table:formula="of:=LOG([.$N167]/[.$M167];2)" table:style-name="ce1">
            <text:p>0,814764666</text:p>
          </table:table-cell>
          <table:table-cell office:value-type="float" office:value="1.1929593705189443" table:formula="of:=LOG([.$B167]/[.$J167];2)*-1" table:style-name="ce1">
            <text:p>1,192959371</text:p>
          </table:table-cell>
          <table:table-cell office:value-type="float" office:value="0.70859412915148756" table:formula="of:=LOG([.$B167]/[.$K167];2)*-1" table:style-name="ce1">
            <text:p>0,70859412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275" table:style-name="ce1">
            <text:p>9275</text:p>
          </table:table-cell>
          <table:table-cell office:value-type="float" office:value="0" table:style-name="ce1">
            <text:p>0</text:p>
          </table:table-cell>
          <table:table-cell office:value-type="float" office:value="1207" table:style-name="ce1">
            <text:p>1207</text:p>
          </table:table-cell>
          <table:table-cell office:value-type="float" office:value="573" table:style-name="ce1">
            <text:p>573</text:p>
          </table:table-cell>
          <table:table-cell office:value-type="float" office:value="747" table:style-name="ce1">
            <text:p>747</text:p>
          </table:table-cell>
          <table:table-cell office:value-type="float" office:value="922" table:style-name="ce1">
            <text:p>922</text:p>
          </table:table-cell>
          <table:table-cell office:value-type="float" office:value="679" table:style-name="ce1">
            <text:p>679</text:p>
          </table:table-cell>
          <table:table-cell office:value-type="float" office:value="732" table:style-name="ce1">
            <text:p>732</text:p>
          </table:table-cell>
          <table:table-cell office:value-type="float" office:value="73140" table:style-name="ce1">
            <text:p>73140</text:p>
          </table:table-cell>
          <table:table-cell office:value-type="float" office:value="26102.5" table:style-name="ce1">
            <text:p>26102,5</text:p>
          </table:table-cell>
          <table:table-cell office:value-type="float" office:value="28457.7" table:style-name="ce1">
            <text:p>28457,7</text:p>
          </table:table-cell>
          <table:table-cell office:value-type="float" office:value="154.98400000000001" table:style-name="ce1">
            <text:p>154,984</text:p>
          </table:table-cell>
          <table:table-cell office:value-type="float" office:value="395.66800000000001" table:style-name="ce1">
            <text:p>395,668</text:p>
          </table:table-cell>
          <table:table-cell office:value-type="float" office:value="577" table:style-name="ce1">
            <text:p>577</text:p>
          </table:table-cell>
          <table:table-cell table:style-name="ce1"/>
          <table:table-cell office:value-type="float" office:value="4.87003440265812E-3" table:formula="of:=[.$B168]/[.$A168]" table:style-name="ce1">
            <text:p>0,004870034</text:p>
          </table:table-cell>
          <table:table-cell office:value-type="float" office:value="7.681852320902939" table:formula="of:=LOG([.$Q168];2)*-1" table:style-name="ce1">
            <text:p>7,681852321</text:p>
          </table:table-cell>
          <table:table-cell office:value-type="float" office:value="1.3521711063356363" table:formula="of:=LOG([.$N168]/[.$M168];2)" table:style-name="ce1">
            <text:p>1,352171106</text:p>
          </table:table-cell>
          <table:table-cell office:value-type="float" office:value="2.9792414398332023" table:formula="of:=LOG([.$B168]/[.$J168];2)*-1" table:style-name="ce1">
            <text:p>2,97924144</text:p>
          </table:table-cell>
          <table:table-cell office:value-type="float" office:value="1.4927688025114099" table:formula="of:=LOG([.$B168]/[.$K168];2)*-1" table:style-name="ce1">
            <text:p>1,49276880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4080" table:style-name="ce1">
            <text:p>14080</text:p>
          </table:table-cell>
          <table:table-cell office:value-type="float" office:value="0" table:style-name="ce1">
            <text:p>0</text:p>
          </table:table-cell>
          <table:table-cell office:value-type="float" office:value="846" table:style-name="ce1">
            <text:p>846</text:p>
          </table:table-cell>
          <table:table-cell office:value-type="float" office:value="680" table:style-name="ce1">
            <text:p>680</text:p>
          </table:table-cell>
          <table:table-cell office:value-type="float" office:value="1159" table:style-name="ce1">
            <text:p>1159</text:p>
          </table:table-cell>
          <table:table-cell office:value-type="float" office:value="1335" table:style-name="ce1">
            <text:p>1335</text:p>
          </table:table-cell>
          <table:table-cell office:value-type="float" office:value="12" table:style-name="ce1">
            <text:p>12</text:p>
          </table:table-cell>
          <table:table-cell office:value-type="float" office:value="92" table:style-name="ce1">
            <text:p>92</text:p>
          </table:table-cell>
          <table:table-cell office:value-type="float" office:value="326652" table:style-name="ce1">
            <text:p>326652</text:p>
          </table:table-cell>
          <table:table-cell office:value-type="float" office:value="78344" table:style-name="ce1">
            <text:p>78344</text:p>
          </table:table-cell>
          <table:table-cell office:value-type="float" office:value="88340.6" table:style-name="ce1">
            <text:p>88340,6</text:p>
          </table:table-cell>
          <table:table-cell office:value-type="float" office:value="94.339799999999997" table:style-name="ce1">
            <text:p>94,3398</text:p>
          </table:table-cell>
          <table:table-cell office:value-type="float" office:value="745.10699999999997" table:style-name="ce1">
            <text:p>745,107</text:p>
          </table:table-cell>
          <table:table-cell office:value-type="float" office:value="561" table:style-name="ce1">
            <text:p>561</text:p>
          </table:table-cell>
          <table:table-cell table:style-name="ce1"/>
          <table:table-cell office:value-type="float" office:value="7.3930010123370703E-3" table:formula="of:=[.$B169]/[.$A169]" table:style-name="ce1">
            <text:p>0,007393001</text:p>
          </table:table-cell>
          <table:table-cell office:value-type="float" office:value="7.0796241737738068" table:formula="of:=LOG([.$Q169];2)*-1" table:style-name="ce1">
            <text:p>7,079624174</text:p>
          </table:table-cell>
          <table:table-cell office:value-type="float" office:value="2.9815091690856201" table:formula="of:=LOG([.$N169]/[.$M169];2)" table:style-name="ce1">
            <text:p>2,981509169</text:p>
          </table:table-cell>
          <table:table-cell office:value-type="float" office:value="4.5360352339016261" table:formula="of:=LOG([.$B169]/[.$J169];2)*-1" table:style-name="ce1">
            <text:p>4,536035234</text:p>
          </table:table-cell>
          <table:table-cell office:value-type="float" office:value="2.4761754556976978" table:formula="of:=LOG([.$B169]/[.$K169];2)*-1" table:style-name="ce1">
            <text:p>2,47617545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360" table:style-name="ce1">
            <text:p>3360</text:p>
          </table:table-cell>
          <table:table-cell office:value-type="float" office:value="0" table:style-name="ce1">
            <text:p>0</text:p>
          </table:table-cell>
          <table:table-cell office:value-type="float" office:value="1258" table:style-name="ce1">
            <text:p>1258</text:p>
          </table:table-cell>
          <table:table-cell office:value-type="float" office:value="91" table:style-name="ce1">
            <text:p>91</text:p>
          </table:table-cell>
          <table:table-cell office:value-type="float" office:value="1367" table:style-name="ce1">
            <text:p>1367</text:p>
          </table:table-cell>
          <table:table-cell office:value-type="float" office:value="1487" table:style-name="ce1">
            <text:p>1487</text:p>
          </table:table-cell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office:value-type="float" office:value="15114" table:style-name="ce1">
            <text:p>15114</text:p>
          </table:table-cell>
          <table:table-cell office:value-type="float" office:value="7166" table:style-name="ce1">
            <text:p>7166</text:p>
          </table:table-cell>
          <table:table-cell office:value-type="float" office:value="14617.6" table:style-name="ce1">
            <text:p>14617,6</text:p>
          </table:table-cell>
          <table:table-cell office:value-type="float" office:value="94.254999999999995" table:style-name="ce1">
            <text:p>94,255</text:p>
          </table:table-cell>
          <table:table-cell office:value-type="float" office:value="176.81899999999999" table:style-name="ce1">
            <text:p>176,819</text:p>
          </table:table-cell>
          <table:table-cell office:value-type="float" office:value="530" table:style-name="ce1">
            <text:p>530</text:p>
          </table:table-cell>
          <table:table-cell table:style-name="ce1"/>
          <table:table-cell office:value-type="float" office:value="1.7642388779440736E-3" table:formula="of:=[.$B170]/[.$A170]" table:style-name="ce1">
            <text:p>0,001764239</text:p>
          </table:table-cell>
          <table:table-cell office:value-type="float" office:value="9.1467383696323434" table:formula="of:=LOG([.$Q170];2)*-1" table:style-name="ce1">
            <text:p>9,14673837</text:p>
          </table:table-cell>
          <table:table-cell office:value-type="float" office:value="0.90763225014596149" table:formula="of:=LOG([.$N170]/[.$M170];2)" table:style-name="ce1">
            <text:p>0,90763225</text:p>
          </table:table-cell>
          <table:table-cell office:value-type="float" office:value="2.169352389789275" table:formula="of:=LOG([.$B170]/[.$J170];2)*-1" table:style-name="ce1">
            <text:p>2,16935239</text:p>
          </table:table-cell>
          <table:table-cell office:value-type="float" office:value="1.0927068105446136" table:formula="of:=LOG([.$B170]/[.$K170];2)*-1" table:style-name="ce1">
            <text:p>1,09270681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152" table:style-name="ce1">
            <text:p>12152</text:p>
          </table:table-cell>
          <table:table-cell office:value-type="float" office:value="0" table:style-name="ce1">
            <text:p>0</text:p>
          </table:table-cell>
          <table:table-cell office:value-type="float" office:value="1370" table:style-name="ce1">
            <text:p>1370</text:p>
          </table:table-cell>
          <table:table-cell office:value-type="float" office:value="44" table:style-name="ce1">
            <text:p>44</text:p>
          </table:table-cell>
          <table:table-cell office:value-type="float" office:value="985" table:style-name="ce1">
            <text:p>985</text:p>
          </table:table-cell>
          <table:table-cell office:value-type="float" office:value="1109" table:style-name="ce1">
            <text:p>1109</text:p>
          </table:table-cell>
          <table:table-cell office:value-type="float" office:value="227" table:style-name="ce1">
            <text:p>227</text:p>
          </table:table-cell>
          <table:table-cell office:value-type="float" office:value="325" table:style-name="ce1">
            <text:p>325</text:p>
          </table:table-cell>
          <table:table-cell office:value-type="float" office:value="108185" table:style-name="ce1">
            <text:p>108185</text:p>
          </table:table-cell>
          <table:table-cell office:value-type="float" office:value="36287" table:style-name="ce1">
            <text:p>36287</text:p>
          </table:table-cell>
          <table:table-cell office:value-type="float" office:value="37487.300000000003" table:style-name="ce1">
            <text:p>37487,3</text:p>
          </table:table-cell>
          <table:table-cell office:value-type="float" office:value="152.053" table:style-name="ce1">
            <text:p>152,053</text:p>
          </table:table-cell>
          <table:table-cell office:value-type="float" office:value="397.685" table:style-name="ce1">
            <text:p>397,685</text:p>
          </table:table-cell>
          <table:table-cell office:value-type="float" office:value="359" table:style-name="ce1">
            <text:p>359</text:p>
          </table:table-cell>
          <table:table-cell table:style-name="ce1"/>
          <table:table-cell office:value-type="float" office:value="6.3806639418977334E-3" table:formula="of:=[.$B171]/[.$A171]" table:style-name="ce1">
            <text:p>0,006380664</text:p>
          </table:table-cell>
          <table:table-cell office:value-type="float" office:value="7.2920777327963826" table:formula="of:=LOG([.$Q171];2)*-1" table:style-name="ce1">
            <text:p>7,292077733</text:p>
          </table:table-cell>
          <table:table-cell office:value-type="float" office:value="1.3870518662040403" table:formula="of:=LOG([.$N171]/[.$M171];2)" table:style-name="ce1">
            <text:p>1,387051866</text:p>
          </table:table-cell>
          <table:table-cell office:value-type="float" office:value="3.1542348013011066" table:formula="of:=LOG([.$B171]/[.$J171];2)*-1" table:style-name="ce1">
            <text:p>3,154234801</text:p>
          </table:table-cell>
          <table:table-cell office:value-type="float" office:value="1.5782590130845553" table:formula="of:=LOG([.$B171]/[.$K171];2)*-1" table:style-name="ce1">
            <text:p>1,57825901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782" table:style-name="ce1">
            <text:p>5782</text:p>
          </table:table-cell>
          <table:table-cell office:value-type="float" office:value="0" table:style-name="ce1">
            <text:p>0</text:p>
          </table:table-cell>
          <table:table-cell office:value-type="float" office:value="1080" table:style-name="ce1">
            <text:p>1080</text:p>
          </table:table-cell>
          <table:table-cell office:value-type="float" office:value="241" table:style-name="ce1">
            <text:p>241</text:p>
          </table:table-cell>
          <table:table-cell office:value-type="float" office:value="609" table:style-name="ce1">
            <text:p>609</text:p>
          </table:table-cell>
          <table:table-cell office:value-type="float" office:value="707" table:style-name="ce1">
            <text:p>707</text:p>
          </table:table-cell>
          <table:table-cell office:value-type="float" office:value="749" table:style-name="ce1">
            <text:p>749</text:p>
          </table:table-cell>
          <table:table-cell office:value-type="float" office:value="808" table:style-name="ce1">
            <text:p>808</text:p>
          </table:table-cell>
          <table:table-cell office:value-type="float" office:value="267057" table:style-name="ce1">
            <text:p>267057</text:p>
          </table:table-cell>
          <table:table-cell office:value-type="float" office:value="41677.5" table:style-name="ce1">
            <text:p>41677,5</text:p>
          </table:table-cell>
          <table:table-cell office:value-type="float" office:value="47361.8" table:style-name="ce1">
            <text:p>47361,8</text:p>
          </table:table-cell>
          <table:table-cell office:value-type="float" office:value="72.801100000000005" table:style-name="ce1">
            <text:p>72,8011</text:p>
          </table:table-cell>
          <table:table-cell office:value-type="float" office:value="682.97400000000005" table:style-name="ce1">
            <text:p>682,974</text:p>
          </table:table-cell>
          <table:table-cell office:value-type="float" office:value="780" table:style-name="ce1">
            <text:p>780</text:p>
          </table:table-cell>
          <table:table-cell table:style-name="ce1"/>
          <table:table-cell office:value-type="float" office:value="3.0359610691287602E-3" table:formula="of:=[.$B172]/[.$A172]" table:style-name="ce1">
            <text:p>0,003035961</text:p>
          </table:table-cell>
          <table:table-cell office:value-type="float" office:value="8.3636309938214168" table:formula="of:=LOG([.$Q172];2)*-1" table:style-name="ce1">
            <text:p>8,363630994</text:p>
          </table:table-cell>
          <table:table-cell office:value-type="float" office:value="3.2297985035576082" table:formula="of:=LOG([.$N172]/[.$M172];2)" table:style-name="ce1">
            <text:p>3,229798504</text:p>
          </table:table-cell>
          <table:table-cell office:value-type="float" office:value="5.5294352810779621" table:formula="of:=LOG([.$B172]/[.$J172];2)*-1" table:style-name="ce1">
            <text:p>5,529435281</text:p>
          </table:table-cell>
          <table:table-cell office:value-type="float" office:value="2.8496282270819582" table:formula="of:=LOG([.$B172]/[.$K172];2)*-1" table:style-name="ce1">
            <text:p>2,84962822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052" table:style-name="ce1">
            <text:p>2052</text:p>
          </table:table-cell>
          <table:table-cell office:value-type="float" office:value="0" table:style-name="ce1">
            <text:p>0</text:p>
          </table:table-cell>
          <table:table-cell office:value-type="float" office:value="657" table:style-name="ce1">
            <text:p>657</text:p>
          </table:table-cell>
          <table:table-cell office:value-type="float" office:value="750" table:style-name="ce1">
            <text:p>750</text:p>
          </table:table-cell>
          <table:table-cell office:value-type="float" office:value="30" table:style-name="ce1">
            <text:p>30</text:p>
          </table:table-cell>
          <table:table-cell office:value-type="float" office:value="68" table:style-name="ce1">
            <text:p>68</text:p>
          </table:table-cell>
          <table:table-cell office:value-type="float" office:value="648" table:style-name="ce1">
            <text:p>648</text:p>
          </table:table-cell>
          <table:table-cell office:value-type="float" office:value="702" table:style-name="ce1">
            <text:p>702</text:p>
          </table:table-cell>
          <table:table-cell office:value-type="float" office:value="63954" table:style-name="ce1">
            <text:p>63954</text:p>
          </table:table-cell>
          <table:table-cell office:value-type="float" office:value="18867" table:style-name="ce1">
            <text:p>18867</text:p>
          </table:table-cell>
          <table:table-cell office:value-type="float" office:value="40082.400000000001" table:style-name="ce1">
            <text:p>40082,4</text:p>
          </table:table-cell>
          <table:table-cell office:value-type="float" office:value="38.470799999999997" table:style-name="ce1">
            <text:p>38,4708</text:p>
          </table:table-cell>
          <table:table-cell office:value-type="float" office:value="612.60799999999995" table:style-name="ce1">
            <text:p>612,608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float" office:value="1.0774458861729879E-3" table:formula="of:=[.$B173]/[.$A173]" table:style-name="ce1">
            <text:p>0,001077446</text:p>
          </table:table-cell>
          <table:table-cell office:value-type="float" office:value="9.8581688716914133" table:formula="of:=LOG([.$Q173];2)*-1" table:style-name="ce1">
            <text:p>9,858168872</text:p>
          </table:table-cell>
          <table:table-cell office:value-type="float" office:value="3.9931284712099342" table:formula="of:=LOG([.$N173]/[.$M173];2)" table:style-name="ce1">
            <text:p>3,993128471</text:p>
          </table:table-cell>
          <table:table-cell office:value-type="float" office:value="4.9619319591664803" table:formula="of:=LOG([.$B173]/[.$J173];2)*-1" table:style-name="ce1">
            <text:p>4,961931959</text:p>
          </table:table-cell>
          <table:table-cell office:value-type="float" office:value="3.2007624053649057" table:formula="of:=LOG([.$B173]/[.$K173];2)*-1" table:style-name="ce1">
            <text:p>3,20076240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648" table:style-name="ce1">
            <text:p>12648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672" table:style-name="ce1">
            <text:p>672</text:p>
          </table:table-cell>
          <table:table-cell office:value-type="float" office:value="217" table:style-name="ce1">
            <text:p>217</text:p>
          </table:table-cell>
          <table:table-cell office:value-type="float" office:value="341" table:style-name="ce1">
            <text:p>341</text:p>
          </table:table-cell>
          <table:table-cell office:value-type="float" office:value="67" table:style-name="ce1">
            <text:p>67</text:p>
          </table:table-cell>
          <table:table-cell office:value-type="float" office:value="169" table:style-name="ce1">
            <text:p>169</text:p>
          </table:table-cell>
          <table:table-cell office:value-type="float" office:value="165770" table:style-name="ce1">
            <text:p>165770</text:p>
          </table:table-cell>
          <table:table-cell office:value-type="float" office:value="51484" table:style-name="ce1">
            <text:p>51484</text:p>
          </table:table-cell>
          <table:table-cell office:value-type="float" office:value="71367.899999999994" table:style-name="ce1">
            <text:p>71367,9</text:p>
          </table:table-cell>
          <table:table-cell office:value-type="float" office:value="108.849" table:style-name="ce1">
            <text:p>108,849</text:p>
          </table:table-cell>
          <table:table-cell office:value-type="float" office:value="593.178" table:style-name="ce1">
            <text:p>593,178</text:p>
          </table:table-cell>
          <table:table-cell office:value-type="float" office:value="515" table:style-name="ce1">
            <text:p>515</text:p>
          </table:table-cell>
          <table:table-cell table:style-name="ce1"/>
          <table:table-cell office:value-type="float" office:value="6.6410992048323344E-3" table:formula="of:=[.$B174]/[.$A174]" table:style-name="ce1">
            <text:p>0,006641099</text:p>
          </table:table-cell>
          <table:table-cell office:value-type="float" office:value="7.2343622349400967" table:formula="of:=LOG([.$Q174];2)*-1" table:style-name="ce1">
            <text:p>7,234362235</text:p>
          </table:table-cell>
          <table:table-cell office:value-type="float" office:value="2.4461369380982894" table:formula="of:=LOG([.$N174]/[.$M174];2)" table:style-name="ce1">
            <text:p>2,446136938</text:p>
          </table:table-cell>
          <table:table-cell office:value-type="float" office:value="3.7122017627641126" table:formula="of:=LOG([.$B174]/[.$J174];2)*-1" table:style-name="ce1">
            <text:p>3,712201763</text:p>
          </table:table-cell>
          <table:table-cell office:value-type="float" office:value="2.0252148739117009" table:formula="of:=LOG([.$B174]/[.$K174];2)*-1" table:style-name="ce1">
            <text:p>2,02521487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664" table:style-name="ce1">
            <text:p>4664</text:p>
          </table:table-cell>
          <table:table-cell office:value-type="float" office:value="0" table:style-name="ce1">
            <text:p>0</text:p>
          </table:table-cell>
          <table:table-cell office:value-type="float" office:value="253" table:style-name="ce1">
            <text:p>253</text:p>
          </table:table-cell>
          <table:table-cell office:value-type="float" office:value="152" table:style-name="ce1">
            <text:p>152</text:p>
          </table:table-cell>
          <table:table-cell office:value-type="float" office:value="465" table:style-name="ce1">
            <text:p>465</text:p>
          </table:table-cell>
          <table:table-cell office:value-type="float" office:value="553" table:style-name="ce1">
            <text:p>553</text:p>
          </table:table-cell>
          <table:table-cell office:value-type="float" office:value="561" table:style-name="ce1">
            <text:p>561</text:p>
          </table:table-cell>
          <table:table-cell office:value-type="float" office:value="614" table:style-name="ce1">
            <text:p>614</text:p>
          </table:table-cell>
          <table:table-cell office:value-type="float" office:value="138600" table:style-name="ce1">
            <text:p>138600</text:p>
          </table:table-cell>
          <table:table-cell office:value-type="float" office:value="28278" table:style-name="ce1">
            <text:p>28278</text:p>
          </table:table-cell>
          <table:table-cell office:value-type="float" office:value="40538.699999999997" table:style-name="ce1">
            <text:p>40538,7</text:p>
          </table:table-cell>
          <table:table-cell office:value-type="float" office:value="61.057400000000001" table:style-name="ce1">
            <text:p>61,0574</text:p>
          </table:table-cell>
          <table:table-cell office:value-type="float" office:value="504.73899999999998" table:style-name="ce1">
            <text:p>504,739</text:p>
          </table:table-cell>
          <table:table-cell office:value-type="float" office:value="609" table:style-name="ce1">
            <text:p>609</text:p>
          </table:table-cell>
          <table:table-cell table:style-name="ce1"/>
          <table:table-cell office:value-type="float" office:value="2.4489315853366547E-3" table:formula="of:=[.$B175]/[.$A175]" table:style-name="ce1">
            <text:p>0,002448932</text:p>
          </table:table-cell>
          <table:table-cell office:value-type="float" office:value="8.6736318140979698" table:formula="of:=LOG([.$Q175];2)*-1" table:style-name="ce1">
            <text:p>8,673631814</text:p>
          </table:table-cell>
          <table:table-cell office:value-type="float" office:value="3.0472995027549707" table:formula="of:=LOG([.$N175]/[.$M175];2)" table:style-name="ce1">
            <text:p>3,047299503</text:p>
          </table:table-cell>
          <table:table-cell office:value-type="float" office:value="4.8932156587114424" table:formula="of:=LOG([.$B175]/[.$J175];2)*-1" table:style-name="ce1">
            <text:p>4,893215659</text:p>
          </table:table-cell>
          <table:table-cell office:value-type="float" office:value="2.6000403935360121" table:formula="of:=LOG([.$B175]/[.$K175];2)*-1" table:style-name="ce1">
            <text:p>2,60004039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903" table:style-name="ce1">
            <text:p>15903</text:p>
          </table:table-cell>
          <table:table-cell office:value-type="float" office:value="0" table:style-name="ce1">
            <text:p>0</text:p>
          </table:table-cell>
          <table:table-cell office:value-type="float" office:value="479" table:style-name="ce1">
            <text:p>479</text:p>
          </table:table-cell>
          <table:table-cell office:value-type="float" office:value="573" table:style-name="ce1">
            <text:p>573</text:p>
          </table:table-cell>
          <table:table-cell office:value-type="float" office:value="37" table:style-name="ce1">
            <text:p>37</text:p>
          </table:table-cell>
          <table:table-cell office:value-type="float" office:value="208" table:style-name="ce1">
            <text:p>208</text:p>
          </table:table-cell>
          <table:table-cell office:value-type="float" office:value="378" table:style-name="ce1">
            <text:p>378</text:p>
          </table:table-cell>
          <table:table-cell office:value-type="float" office:value="471" table:style-name="ce1">
            <text:p>471</text:p>
          </table:table-cell>
          <table:table-cell office:value-type="float" office:value="86190" table:style-name="ce1">
            <text:p>86190</text:p>
          </table:table-cell>
          <table:table-cell office:value-type="float" office:value="37225.5" table:style-name="ce1">
            <text:p>37225,5</text:p>
          </table:table-cell>
          <table:table-cell office:value-type="float" office:value="47414.9" table:style-name="ce1">
            <text:p>47414,9</text:p>
          </table:table-cell>
          <table:table-cell office:value-type="float" office:value="184.619" table:style-name="ce1">
            <text:p>184,619</text:p>
          </table:table-cell>
          <table:table-cell office:value-type="float" office:value="386.846" table:style-name="ce1">
            <text:p>386,846</text:p>
          </table:table-cell>
          <table:table-cell office:value-type="float" office:value="452" table:style-name="ce1">
            <text:p>452</text:p>
          </table:table-cell>
          <table:table-cell table:style-name="ce1"/>
          <table:table-cell office:value-type="float" office:value="8.3502056178406548E-3" table:formula="of:=[.$B176]/[.$A176]" table:style-name="ce1">
            <text:p>0,008350206</text:p>
          </table:table-cell>
          <table:table-cell office:value-type="float" office:value="6.9039725613045375" table:formula="of:=LOG([.$Q176];2)*-1" table:style-name="ce1">
            <text:p>6,903972561</text:p>
          </table:table-cell>
          <table:table-cell office:value-type="float" office:value="1.0672083213312784" table:formula="of:=LOG([.$N176]/[.$M176];2)" table:style-name="ce1">
            <text:p>1,067208321</text:p>
          </table:table-cell>
          <table:table-cell office:value-type="float" office:value="2.4382215471471134" table:formula="of:=LOG([.$B176]/[.$J176];2)*-1" table:style-name="ce1">
            <text:p>2,438221547</text:p>
          </table:table-cell>
          <table:table-cell office:value-type="float" office:value="1.2269922802722568" table:formula="of:=LOG([.$B176]/[.$K176];2)*-1" table:style-name="ce1">
            <text:p>1,2269922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978" table:style-name="ce1">
            <text:p>1978</text:p>
          </table:table-cell>
          <table:table-cell office:value-type="float" office:value="0" table:style-name="ce1">
            <text:p>0</text:p>
          </table:table-cell>
          <table:table-cell office:value-type="float" office:value="201" table:style-name="ce1">
            <text:p>201</text:p>
          </table:table-cell>
          <table:table-cell office:value-type="float" office:value="409" table:style-name="ce1">
            <text:p>409</text:p>
          </table:table-cell>
          <table:table-cell office:value-type="float" office:value="1563" table:style-name="ce1">
            <text:p>1563</text:p>
          </table:table-cell>
          <table:table-cell office:value-type="float" office:value="1609" table:style-name="ce1">
            <text:p>1609</text:p>
          </table:table-cell>
          <table:table-cell office:value-type="float" office:value="469" table:style-name="ce1">
            <text:p>469</text:p>
          </table:table-cell>
          <table:table-cell office:value-type="float" office:value="512" table:style-name="ce1">
            <text:p>512</text:p>
          </table:table-cell>
          <table:table-cell office:value-type="float" office:value="145024" table:style-name="ce1">
            <text:p>145024</text:p>
          </table:table-cell>
          <table:table-cell office:value-type="float" office:value="32641" table:style-name="ce1">
            <text:p>32641</text:p>
          </table:table-cell>
          <table:table-cell office:value-type="float" office:value="44811.9" table:style-name="ce1">
            <text:p>44811,9</text:p>
          </table:table-cell>
          <table:table-cell office:value-type="float" office:value="46.1736" table:style-name="ce1">
            <text:p>46,1736</text:p>
          </table:table-cell>
          <table:table-cell office:value-type="float" office:value="1387.37" table:style-name="ce1">
            <text:p>1387,37</text:p>
          </table:table-cell>
          <table:table-cell office:value-type="float" office:value="998" table:style-name="ce1">
            <text:p>998</text:p>
          </table:table-cell>
          <table:table-cell table:style-name="ce1"/>
          <table:table-cell office:value-type="float" office:value="1.0385906251706481E-3" table:formula="of:=[.$B177]/[.$A177]" table:style-name="ce1">
            <text:p>0,001038591</text:p>
          </table:table-cell>
          <table:table-cell office:value-type="float" office:value="9.9111571765393549" table:formula="of:=LOG([.$Q177];2)*-1" table:style-name="ce1">
            <text:p>9,911157177</text:p>
          </table:table-cell>
          <table:table-cell office:value-type="float" office:value="4.9091405646341686" table:formula="of:=LOG([.$N177]/[.$M177];2)" table:style-name="ce1">
            <text:p>4,909140565</text:p>
          </table:table-cell>
          <table:table-cell office:value-type="float" office:value="6.1961054350614058" table:formula="of:=LOG([.$B177]/[.$J177];2)*-1" table:style-name="ce1">
            <text:p>6,196105435</text:p>
          </table:table-cell>
          <table:table-cell office:value-type="float" office:value="4.0445709256383884" table:formula="of:=LOG([.$B177]/[.$K177];2)*-1" table:style-name="ce1">
            <text:p>4,04457092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512" table:style-name="ce1">
            <text:p>9512</text:p>
          </table:table-cell>
          <table:table-cell office:value-type="float" office:value="0" table:style-name="ce1">
            <text:p>0</text:p>
          </table:table-cell>
          <table:table-cell office:value-type="float" office:value="1564" table:style-name="ce1">
            <text:p>1564</text:p>
          </table:table-cell>
          <table:table-cell office:value-type="float" office:value="492" table:style-name="ce1">
            <text:p>492</text:p>
          </table:table-cell>
          <table:table-cell office:value-type="float" office:value="1367" table:style-name="ce1">
            <text:p>1367</text:p>
          </table:table-cell>
          <table:table-cell office:value-type="float" office:value="1531" table:style-name="ce1">
            <text:p>1531</text:p>
          </table:table-cell>
          <table:table-cell office:value-type="float" office:value="599" table:style-name="ce1">
            <text:p>599</text:p>
          </table:table-cell>
          <table:table-cell office:value-type="float" office:value="657" table:style-name="ce1">
            <text:p>657</text:p>
          </table:table-cell>
          <table:table-cell office:value-type="float" office:value="32505" table:style-name="ce1">
            <text:p>32505</text:p>
          </table:table-cell>
          <table:table-cell office:value-type="float" office:value="19243" table:style-name="ce1">
            <text:p>19243</text:p>
          </table:table-cell>
          <table:table-cell office:value-type="float" office:value="33470.1" table:style-name="ce1">
            <text:p>33470,1</text:p>
          </table:table-cell>
          <table:table-cell office:value-type="float" office:value="76.576800000000006" table:style-name="ce1">
            <text:p>76,5768</text:p>
          </table:table-cell>
          <table:table-cell office:value-type="float" office:value="178.10400000000001" table:style-name="ce1">
            <text:p>178,104</text:p>
          </table:table-cell>
          <table:table-cell office:value-type="float" office:value="437" table:style-name="ce1">
            <text:p>437</text:p>
          </table:table-cell>
          <table:table-cell table:style-name="ce1"/>
          <table:table-cell office:value-type="float" office:value="4.9944762520845324E-3" table:formula="of:=[.$B178]/[.$A178]" table:style-name="ce1">
            <text:p>0,004994476</text:p>
          </table:table-cell>
          <table:table-cell office:value-type="float" office:value="7.6454508875528111" table:formula="of:=LOG([.$Q178];2)*-1" table:style-name="ce1">
            <text:p>7,645450888</text:p>
          </table:table-cell>
          <table:table-cell office:value-type="float" office:value="1.2177406389292353" table:formula="of:=LOG([.$N178]/[.$M178];2)" table:style-name="ce1">
            <text:p>1,217740639</text:p>
          </table:table-cell>
          <table:table-cell office:value-type="float" office:value="1.7728410339565364" table:formula="of:=LOG([.$B178]/[.$J178];2)*-1" table:style-name="ce1">
            <text:p>1,772841034</text:p>
          </table:table-cell>
          <table:table-cell office:value-type="float" office:value="1.0165131138249017" table:formula="of:=LOG([.$B178]/[.$K178];2)*-1" table:style-name="ce1">
            <text:p>1,01651311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6275" table:style-name="ce1">
            <text:p>16275</text:p>
          </table:table-cell>
          <table:table-cell office:value-type="float" office:value="0" table:style-name="ce1">
            <text:p>0</text:p>
          </table:table-cell>
          <table:table-cell office:value-type="float" office:value="1482" table:style-name="ce1">
            <text:p>1482</text:p>
          </table:table-cell>
          <table:table-cell office:value-type="float" office:value="653" table:style-name="ce1">
            <text:p>653</text:p>
          </table:table-cell>
          <table:table-cell office:value-type="float" office:value="396" table:style-name="ce1">
            <text:p>396</text:p>
          </table:table-cell>
          <table:table-cell office:value-type="float" office:value="551" table:style-name="ce1">
            <text:p>551</text:p>
          </table:table-cell>
          <table:table-cell office:value-type="float" office:value="399" table:style-name="ce1">
            <text:p>399</text:p>
          </table:table-cell>
          <table:table-cell office:value-type="float" office:value="504" table:style-name="ce1">
            <text:p>504</text:p>
          </table:table-cell>
          <table:table-cell office:value-type="float" office:value="275844" table:style-name="ce1">
            <text:p>275844</text:p>
          </table:table-cell>
          <table:table-cell office:value-type="float" office:value="76700" table:style-name="ce1">
            <text:p>76700</text:p>
          </table:table-cell>
          <table:table-cell office:value-type="float" office:value="88391.5" table:style-name="ce1">
            <text:p>88391,5</text:p>
          </table:table-cell>
          <table:table-cell office:value-type="float" office:value="157.29" table:style-name="ce1">
            <text:p>157,29</text:p>
          </table:table-cell>
          <table:table-cell office:value-type="float" office:value="1029.02" table:style-name="ce1">
            <text:p>1029,02</text:p>
          </table:table-cell>
          <table:table-cell office:value-type="float" office:value="593" table:style-name="ce1">
            <text:p>593</text:p>
          </table:table-cell>
          <table:table-cell table:style-name="ce1"/>
          <table:table-cell office:value-type="float" office:value="8.5455320650416073E-3" table:formula="of:=[.$B179]/[.$A179]" table:style-name="ce1">
            <text:p>0,008545532</text:p>
          </table:table-cell>
          <table:table-cell office:value-type="float" office:value="6.8706139643581068" table:formula="of:=LOG([.$Q179];2)*-1" table:style-name="ce1">
            <text:p>6,870613964</text:p>
          </table:table-cell>
          <table:table-cell office:value-type="float" office:value="2.7097721658786202" table:formula="of:=LOG([.$N179]/[.$M179];2)" table:style-name="ce1">
            <text:p>2,709772166</text:p>
          </table:table-cell>
          <table:table-cell office:value-type="float" office:value="4.0831231516361672" table:formula="of:=LOG([.$B179]/[.$J179];2)*-1" table:style-name="ce1">
            <text:p>4,083123152</text:p>
          </table:table-cell>
          <table:table-cell office:value-type="float" office:value="2.2365690343372977" table:formula="of:=LOG([.$B179]/[.$K179];2)*-1" table:style-name="ce1">
            <text:p>2,23656903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221" table:style-name="ce1">
            <text:p>7221</text:p>
          </table:table-cell>
          <table:table-cell office:value-type="float" office:value="0" table:style-name="ce1">
            <text:p>0</text:p>
          </table:table-cell>
          <table:table-cell office:value-type="float" office:value="538" table:style-name="ce1">
            <text:p>538</text:p>
          </table:table-cell>
          <table:table-cell office:value-type="float" office:value="456" table:style-name="ce1">
            <text:p>456</text:p>
          </table:table-cell>
          <table:table-cell office:value-type="float" office:value="840" table:style-name="ce1">
            <text:p>840</text:p>
          </table:table-cell>
          <table:table-cell office:value-type="float" office:value="923" table:style-name="ce1">
            <text:p>923</text:p>
          </table:table-cell>
          <table:table-cell office:value-type="float" office:value="697" table:style-name="ce1">
            <text:p>697</text:p>
          </table:table-cell>
          <table:table-cell office:value-type="float" office:value="784" table:style-name="ce1">
            <text:p>784</text:p>
          </table:table-cell>
          <table:table-cell office:value-type="float" office:value="126280" table:style-name="ce1">
            <text:p>126280</text:p>
          </table:table-cell>
          <table:table-cell office:value-type="float" office:value="30359.5" table:style-name="ce1">
            <text:p>30359,5</text:p>
          </table:table-cell>
          <table:table-cell office:value-type="float" office:value="39838.199999999997" table:style-name="ce1">
            <text:p>39838,2</text:p>
          </table:table-cell>
          <table:table-cell office:value-type="float" office:value="106.527" table:style-name="ce1">
            <text:p>106,527</text:p>
          </table:table-cell>
          <table:table-cell office:value-type="float" office:value="445.31400000000002" table:style-name="ce1">
            <text:p>445,314</text:p>
          </table:table-cell>
          <table:table-cell office:value-type="float" office:value="514" table:style-name="ce1">
            <text:p>514</text:p>
          </table:table-cell>
          <table:table-cell table:style-name="ce1"/>
          <table:table-cell office:value-type="float" office:value="3.7915383742958796E-3" table:formula="of:=[.$B180]/[.$A180]" table:style-name="ce1">
            <text:p>0,003791538</text:p>
          </table:table-cell>
          <table:table-cell office:value-type="float" office:value="8.0430009601028125" table:formula="of:=LOG([.$Q180];2)*-1" table:style-name="ce1">
            <text:p>8,04300096</text:p>
          </table:table-cell>
          <table:table-cell office:value-type="float" office:value="2.0636038308801234" table:formula="of:=LOG([.$N180]/[.$M180];2)" table:style-name="ce1">
            <text:p>2,063603831</text:p>
          </table:table-cell>
          <table:table-cell office:value-type="float" office:value="4.128283713004695" table:formula="of:=LOG([.$B180]/[.$J180];2)*-1" table:style-name="ce1">
            <text:p>4,128283713</text:p>
          </table:table-cell>
          <table:table-cell office:value-type="float" office:value="2.0718774831117721" table:formula="of:=LOG([.$B180]/[.$K180];2)*-1" table:style-name="ce1">
            <text:p>2,07187748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842" table:style-name="ce1">
            <text:p>2842</text:p>
          </table:table-cell>
          <table:table-cell office:value-type="float" office:value="0" table:style-name="ce1">
            <text:p>0</text:p>
          </table:table-cell>
          <table:table-cell office:value-type="float" office:value="844" table:style-name="ce1">
            <text:p>844</text:p>
          </table:table-cell>
          <table:table-cell office:value-type="float" office:value="776" table:style-name="ce1">
            <text:p>776</text:p>
          </table:table-cell>
          <table:table-cell office:value-type="float" office:value="389" table:style-name="ce1">
            <text:p>389</text:p>
          </table:table-cell>
          <table:table-cell office:value-type="float" office:value="487" table:style-name="ce1">
            <text:p>487</text:p>
          </table:table-cell>
          <table:table-cell office:value-type="float" office:value="397" table:style-name="ce1">
            <text:p>397</text:p>
          </table:table-cell>
          <table:table-cell office:value-type="float" office:value="426" table:style-name="ce1">
            <text:p>426</text:p>
          </table:table-cell>
          <table:table-cell office:value-type="float" office:value="172445" table:style-name="ce1">
            <text:p>172445</text:p>
          </table:table-cell>
          <table:table-cell office:value-type="float" office:value="25168.5" table:style-name="ce1">
            <text:p>25168,5</text:p>
          </table:table-cell>
          <table:table-cell office:value-type="float" office:value="25276.9" table:style-name="ce1">
            <text:p>25276,9</text:p>
          </table:table-cell>
          <table:table-cell office:value-type="float" office:value="42.520600000000002" table:style-name="ce1">
            <text:p>42,5206</text:p>
          </table:table-cell>
          <table:table-cell office:value-type="float" office:value="545.95000000000005" table:style-name="ce1">
            <text:p>545,95</text:p>
          </table:table-cell>
          <table:table-cell office:value-type="float" office:value="562" table:style-name="ce1">
            <text:p>562</text:p>
          </table:table-cell>
          <table:table-cell table:style-name="ce1"/>
          <table:table-cell office:value-type="float" office:value="1.4922520509276956E-3" table:formula="of:=[.$B181]/[.$A181]" table:style-name="ce1">
            <text:p>0,001492252</text:p>
          </table:table-cell>
          <table:table-cell office:value-type="float" office:value="9.3882930480556865" table:formula="of:=LOG([.$Q181];2)*-1" table:style-name="ce1">
            <text:p>9,388293048</text:p>
          </table:table-cell>
          <table:table-cell office:value-type="float" office:value="3.6825349704478119" table:formula="of:=LOG([.$N181]/[.$M181];2)" table:style-name="ce1">
            <text:p>3,68253497</text:p>
          </table:table-cell>
          <table:table-cell office:value-type="float" office:value="5.9230859340143702" table:formula="of:=LOG([.$B181]/[.$J181];2)*-1" table:style-name="ce1">
            <text:p>5,923085934</text:p>
          </table:table-cell>
          <table:table-cell office:value-type="float" office:value="3.1466407771851133" table:formula="of:=LOG([.$B181]/[.$K181];2)*-1" table:style-name="ce1">
            <text:p>3,14664077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231" table:style-name="ce1">
            <text:p>12231</text:p>
          </table:table-cell>
          <table:table-cell office:value-type="float" office:value="0" table:style-name="ce1">
            <text:p>0</text:p>
          </table:table-cell>
          <table:table-cell office:value-type="float" office:value="476" table:style-name="ce1">
            <text:p>476</text:p>
          </table:table-cell>
          <table:table-cell office:value-type="float" office:value="418" table:style-name="ce1">
            <text:p>418</text:p>
          </table:table-cell>
          <table:table-cell office:value-type="float" office:value="90" table:style-name="ce1">
            <text:p>90</text:p>
          </table:table-cell>
          <table:table-cell office:value-type="float" office:value="241" table:style-name="ce1">
            <text:p>241</text:p>
          </table:table-cell>
          <table:table-cell office:value-type="float" office:value="483" table:style-name="ce1">
            <text:p>483</text:p>
          </table:table-cell>
          <table:table-cell office:value-type="float" office:value="564" table:style-name="ce1">
            <text:p>564</text:p>
          </table:table-cell>
          <table:table-cell office:value-type="float" office:value="56356" table:style-name="ce1">
            <text:p>56356</text:p>
          </table:table-cell>
          <table:table-cell office:value-type="float" office:value="26656" table:style-name="ce1">
            <text:p>26656</text:p>
          </table:table-cell>
          <table:table-cell office:value-type="float" office:value="35272.1" table:style-name="ce1">
            <text:p>35272,1</text:p>
          </table:table-cell>
          <table:table-cell office:value-type="float" office:value="158.114" table:style-name="ce1">
            <text:p>158,114</text:p>
          </table:table-cell>
          <table:table-cell office:value-type="float" office:value="328.24700000000001" table:style-name="ce1">
            <text:p>328,247</text:p>
          </table:table-cell>
          <table:table-cell office:value-type="float" office:value="593" table:style-name="ce1">
            <text:p>593</text:p>
          </table:table-cell>
          <table:table-cell table:style-name="ce1"/>
          <table:table-cell office:value-type="float" office:value="6.4221445583732039E-3" table:formula="of:=[.$B182]/[.$A182]" table:style-name="ce1">
            <text:p>0,006422145</text:p>
          </table:table-cell>
          <table:table-cell office:value-type="float" office:value="7.282729145088763" table:formula="of:=LOG([.$Q182];2)*-1" table:style-name="ce1">
            <text:p>7,282729145</text:p>
          </table:table-cell>
          <table:table-cell office:value-type="float" office:value="1.053816710804427" table:formula="of:=LOG([.$N182]/[.$M182];2)" table:style-name="ce1">
            <text:p>1,053816711</text:p>
          </table:table-cell>
          <table:table-cell office:value-type="float" office:value="2.204026853938394" table:formula="of:=LOG([.$B182]/[.$J182];2)*-1" table:style-name="ce1">
            <text:p>2,204026854</text:p>
          </table:table-cell>
          <table:table-cell office:value-type="float" office:value="1.1239179431558441" table:formula="of:=LOG([.$B182]/[.$K182];2)*-1" table:style-name="ce1">
            <text:p>1,12391794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6642" table:style-name="ce1">
            <text:p>16642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490" table:style-name="ce1">
            <text:p>490</text:p>
          </table:table-cell>
          <table:table-cell office:value-type="float" office:value="1672" table:style-name="ce1">
            <text:p>1672</text:p>
          </table:table-cell>
          <table:table-cell office:value-type="float" office:value="1829" table:style-name="ce1">
            <text:p>1829</text:p>
          </table:table-cell>
          <table:table-cell office:value-type="float" office:value="525" table:style-name="ce1">
            <text:p>525</text:p>
          </table:table-cell>
          <table:table-cell office:value-type="float" office:value="631" table:style-name="ce1">
            <text:p>631</text:p>
          </table:table-cell>
          <table:table-cell office:value-type="float" office:value="224049" table:style-name="ce1">
            <text:p>224049</text:p>
          </table:table-cell>
          <table:table-cell office:value-type="float" office:value="95285.5" table:style-name="ce1">
            <text:p>95285,5</text:p>
          </table:table-cell>
          <table:table-cell office:value-type="float" office:value="103809" table:style-name="ce1">
            <text:p>103809</text:p>
          </table:table-cell>
          <table:table-cell office:value-type="float" office:value="156.32" table:style-name="ce1">
            <text:p>156,32</text:p>
          </table:table-cell>
          <table:table-cell office:value-type="float" office:value="1512.56" table:style-name="ce1">
            <text:p>1512,56</text:p>
          </table:table-cell>
          <table:table-cell office:value-type="float" office:value="405" table:style-name="ce1">
            <text:p>405</text:p>
          </table:table-cell>
          <table:table-cell table:style-name="ce1"/>
          <table:table-cell office:value-type="float" office:value="8.7382331567694271E-3" table:formula="of:=[.$B183]/[.$A183]" table:style-name="ce1">
            <text:p>0,008738233</text:p>
          </table:table-cell>
          <table:table-cell office:value-type="float" office:value="6.8384426838436401" table:formula="of:=LOG([.$Q183];2)*-1" table:style-name="ce1">
            <text:p>6,838442684</text:p>
          </table:table-cell>
          <table:table-cell office:value-type="float" office:value="3.2744180945981864" table:formula="of:=LOG([.$N183]/[.$M183];2)" table:style-name="ce1">
            <text:p>3,274418095</text:p>
          </table:table-cell>
          <table:table-cell office:value-type="float" office:value="3.7509135582924871" table:formula="of:=LOG([.$B183]/[.$J183];2)*-1" table:style-name="ce1">
            <text:p>3,750913558</text:p>
          </table:table-cell>
          <table:table-cell office:value-type="float" office:value="2.5174278658889722" table:formula="of:=LOG([.$B183]/[.$K183];2)*-1" table:style-name="ce1">
            <text:p>2,51742786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400" table:style-name="ce1">
            <text:p>10400</text:p>
          </table:table-cell>
          <table:table-cell office:value-type="float" office:value="0" table:style-name="ce1">
            <text:p>0</text:p>
          </table:table-cell>
          <table:table-cell office:value-type="float" office:value="1681" table:style-name="ce1">
            <text:p>1681</text:p>
          </table:table-cell>
          <table:table-cell office:value-type="float" office:value="578" table:style-name="ce1">
            <text:p>578</text:p>
          </table:table-cell>
          <table:table-cell office:value-type="float" office:value="635" table:style-name="ce1">
            <text:p>635</text:p>
          </table:table-cell>
          <table:table-cell office:value-type="float" office:value="765" table:style-name="ce1">
            <text:p>765</text:p>
          </table:table-cell>
          <table:table-cell office:value-type="float" office:value="432" table:style-name="ce1">
            <text:p>432</text:p>
          </table:table-cell>
          <table:table-cell office:value-type="float" office:value="512" table:style-name="ce1">
            <text:p>512</text:p>
          </table:table-cell>
          <table:table-cell office:value-type="float" office:value="152716" table:style-name="ce1">
            <text:p>152716</text:p>
          </table:table-cell>
          <table:table-cell office:value-type="float" office:value="51330" table:style-name="ce1">
            <text:p>51330</text:p>
          </table:table-cell>
          <table:table-cell office:value-type="float" office:value="51521.1" table:style-name="ce1">
            <text:p>51521,1</text:p>
          </table:table-cell>
          <table:table-cell office:value-type="float" office:value="130.98099999999999" table:style-name="ce1">
            <text:p>130,981</text:p>
          </table:table-cell>
          <table:table-cell office:value-type="float" office:value="986.71" table:style-name="ce1">
            <text:p>986,71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5.460739384112609E-3" table:formula="of:=[.$B184]/[.$A184]" table:style-name="ce1">
            <text:p>0,005460739</text:p>
          </table:table-cell>
          <table:table-cell office:value-type="float" office:value="7.5166879793826498" table:formula="of:=LOG([.$Q184];2)*-1" table:style-name="ce1">
            <text:p>7,516687979</text:p>
          </table:table-cell>
          <table:table-cell office:value-type="float" office:value="2.9132685794942956" table:formula="of:=LOG([.$N184]/[.$M184];2)" table:style-name="ce1">
            <text:p>2,913268579</text:p>
          </table:table-cell>
          <table:table-cell office:value-type="float" office:value="3.8761957872111421" table:formula="of:=LOG([.$B184]/[.$J184];2)*-1" table:style-name="ce1">
            <text:p>3,876195787</text:p>
          </table:table-cell>
          <table:table-cell office:value-type="float" office:value="2.3032187321821151" table:formula="of:=LOG([.$B184]/[.$K184];2)*-1" table:style-name="ce1">
            <text:p>2,30321873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025" table:style-name="ce1">
            <text:p>3025</text:p>
          </table:table-cell>
          <table:table-cell office:value-type="float" office:value="0" table:style-name="ce1">
            <text:p>0</text:p>
          </table:table-cell>
          <table:table-cell office:value-type="float" office:value="749" table:style-name="ce1">
            <text:p>749</text:p>
          </table:table-cell>
          <table:table-cell office:value-type="float" office:value="468" table:style-name="ce1">
            <text:p>468</text:p>
          </table:table-cell>
          <table:table-cell office:value-type="float" office:value="824" table:style-name="ce1">
            <text:p>824</text:p>
          </table:table-cell>
          <table:table-cell office:value-type="float" office:value="945" table:style-name="ce1">
            <text:p>945</text:p>
          </table:table-cell>
          <table:table-cell office:value-type="float" office:value="390" table:style-name="ce1">
            <text:p>390</text:p>
          </table:table-cell>
          <table:table-cell office:value-type="float" office:value="415" table:style-name="ce1">
            <text:p>415</text:p>
          </table:table-cell>
          <table:table-cell office:value-type="float" office:value="15288" table:style-name="ce1">
            <text:p>15288</text:p>
          </table:table-cell>
          <table:table-cell office:value-type="float" office:value="7169" table:style-name="ce1">
            <text:p>7169</text:p>
          </table:table-cell>
          <table:table-cell office:value-type="float" office:value="11603.8" table:style-name="ce1">
            <text:p>11603,8</text:p>
          </table:table-cell>
          <table:table-cell office:value-type="float" office:value="53.665599999999998" table:style-name="ce1">
            <text:p>53,6656</text:p>
          </table:table-cell>
          <table:table-cell office:value-type="float" office:value="150.27000000000001" table:style-name="ce1">
            <text:p>150,27</text:p>
          </table:table-cell>
          <table:table-cell office:value-type="float" office:value="436" table:style-name="ce1">
            <text:p>436</text:p>
          </table:table-cell>
          <table:table-cell table:style-name="ce1"/>
          <table:table-cell office:value-type="float" office:value="1.5883400612442926E-3" table:formula="of:=[.$B185]/[.$A185]" table:style-name="ce1">
            <text:p>0,00158834</text:p>
          </table:table-cell>
          <table:table-cell office:value-type="float" office:value="9.2982644602491469" table:formula="of:=LOG([.$Q185];2)*-1" table:style-name="ce1">
            <text:p>9,29826446</text:p>
          </table:table-cell>
          <table:table-cell office:value-type="float" office:value="1.4854875047798848" table:formula="of:=LOG([.$N185]/[.$M185];2)" table:style-name="ce1">
            <text:p>1,485487505</text:p>
          </table:table-cell>
          <table:table-cell office:value-type="float" office:value="2.3373926359281376" table:formula="of:=LOG([.$B185]/[.$J185];2)*-1" table:style-name="ce1">
            <text:p>2,337392636</text:p>
          </table:table-cell>
          <table:table-cell office:value-type="float" office:value="1.2448367498096002" table:formula="of:=LOG([.$B185]/[.$K185];2)*-1" table:style-name="ce1">
            <text:p>1,2448367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112" table:style-name="ce1">
            <text:p>10112</text:p>
          </table:table-cell>
          <table:table-cell office:value-type="float" office:value="0" table:style-name="ce1">
            <text:p>0</text:p>
          </table:table-cell>
          <table:table-cell office:value-type="float" office:value="884" table:style-name="ce1">
            <text:p>884</text:p>
          </table:table-cell>
          <table:table-cell office:value-type="float" office:value="414" table:style-name="ce1">
            <text:p>414</text:p>
          </table:table-cell>
          <table:table-cell office:value-type="float" office:value="976" table:style-name="ce1">
            <text:p>976</text:p>
          </table:table-cell>
          <table:table-cell office:value-type="float" office:value="1134" table:style-name="ce1">
            <text:p>1134</text:p>
          </table:table-cell>
          <table:table-cell office:value-type="float" office:value="356" table:style-name="ce1">
            <text:p>356</text:p>
          </table:table-cell>
          <table:table-cell office:value-type="float" office:value="420" table:style-name="ce1">
            <text:p>420</text:p>
          </table:table-cell>
          <table:table-cell office:value-type="float" office:value="16000" table:style-name="ce1">
            <text:p>16000</text:p>
          </table:table-cell>
          <table:table-cell office:value-type="float" office:value="13056" table:style-name="ce1">
            <text:p>13056</text:p>
          </table:table-cell>
          <table:table-cell office:value-type="float" office:value="13417.1" table:style-name="ce1">
            <text:p>13417,1</text:p>
          </table:table-cell>
          <table:table-cell office:value-type="float" office:value="159.81200000000001" table:style-name="ce1">
            <text:p>159,812</text:p>
          </table:table-cell>
          <table:table-cell office:value-type="float" office:value="172.965" table:style-name="ce1">
            <text:p>172,965</text:p>
          </table:table-cell>
          <table:table-cell office:value-type="float" office:value="375" table:style-name="ce1">
            <text:p>375</text:p>
          </table:table-cell>
          <table:table-cell table:style-name="ce1"/>
          <table:table-cell office:value-type="float" office:value="5.3095189088602597E-3" table:formula="of:=[.$B186]/[.$A186]" table:style-name="ce1">
            <text:p>0,005309519</text:p>
          </table:table-cell>
          <table:table-cell office:value-type="float" office:value="7.5572031391213645" table:formula="of:=LOG([.$Q186];2)*-1" table:style-name="ce1">
            <text:p>7,557203139</text:p>
          </table:table-cell>
          <table:table-cell office:value-type="float" office:value="0.11410439186550786" table:formula="of:=LOG([.$N186]/[.$M186];2)" table:style-name="ce1">
            <text:p>0,114104392</text:p>
          </table:table-cell>
          <table:table-cell office:value-type="float" office:value="0.66200353648498411" table:formula="of:=LOG([.$B186]/[.$J186];2)*-1" table:style-name="ce1">
            <text:p>0,662003536</text:p>
          </table:table-cell>
          <table:table-cell office:value-type="float" office:value="0.36864459379439263" table:formula="of:=LOG([.$B186]/[.$K186];2)*-1" table:style-name="ce1">
            <text:p>0,36864459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76" table:style-name="ce1">
            <text:p>1176</text:p>
          </table:table-cell>
          <table:table-cell office:value-type="float" office:value="0" table:style-name="ce1">
            <text:p>0</text:p>
          </table:table-cell>
          <table:table-cell office:value-type="float" office:value="1052" table:style-name="ce1">
            <text:p>1052</text:p>
          </table:table-cell>
          <table:table-cell office:value-type="float" office:value="418" table:style-name="ce1">
            <text:p>418</text:p>
          </table:table-cell>
          <table:table-cell office:value-type="float" office:value="1097" table:style-name="ce1">
            <text:p>1097</text:p>
          </table:table-cell>
          <table:table-cell office:value-type="float" office:value="1121" table:style-name="ce1">
            <text:p>1121</text:p>
          </table:table-cell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office:value-type="float" office:value="27048" table:style-name="ce1">
            <text:p>27048</text:p>
          </table:table-cell>
          <table:table-cell office:value-type="float" office:value="6394.5" table:style-name="ce1">
            <text:p>6394,5</text:p>
          </table:table-cell>
          <table:table-cell office:value-type="float" office:value="10013.200000000001" table:style-name="ce1">
            <text:p>10013,2</text:p>
          </table:table-cell>
          <table:table-cell office:value-type="float" office:value="48.3735" table:style-name="ce1">
            <text:p>48,3735</text:p>
          </table:table-cell>
          <table:table-cell office:value-type="float" office:value="372.38799999999998" table:style-name="ce1">
            <text:p>372,388</text:p>
          </table:table-cell>
          <table:table-cell office:value-type="float" office:value="561" table:style-name="ce1">
            <text:p>561</text:p>
          </table:table-cell>
          <table:table-cell table:style-name="ce1"/>
          <table:table-cell office:value-type="float" office:value="6.1748360728042576E-4" table:formula="of:=[.$B187]/[.$A187]" table:style-name="ce1">
            <text:p>0,000617484</text:p>
          </table:table-cell>
          <table:table-cell office:value-type="float" office:value="10.661311542462103" table:formula="of:=LOG([.$Q187];2)*-1" table:style-name="ce1">
            <text:p>10,66131154</text:p>
          </table:table-cell>
          <table:table-cell office:value-type="float" office:value="2.9445177526395159" table:formula="of:=LOG([.$N187]/[.$M187];2)" table:style-name="ce1">
            <text:p>2,944517753</text:p>
          </table:table-cell>
          <table:table-cell office:value-type="float" office:value="4.5235619560570131" table:formula="of:=LOG([.$B187]/[.$J187];2)*-1" table:style-name="ce1">
            <text:p>4,523561956</text:p>
          </table:table-cell>
          <table:table-cell office:value-type="float" office:value="2.4429434958487284" table:formula="of:=LOG([.$B187]/[.$K187];2)*-1" table:style-name="ce1">
            <text:p>2,44294349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283" table:style-name="ce1">
            <text:p>3283</text:p>
          </table:table-cell>
          <table:table-cell office:value-type="float" office:value="0" table:style-name="ce1">
            <text:p>0</text:p>
          </table:table-cell>
          <table:table-cell office:value-type="float" office:value="1100" table:style-name="ce1">
            <text:p>1100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203" table:style-name="ce1">
            <text:p>203</text:p>
          </table:table-cell>
          <table:table-cell office:value-type="float" office:value="252" table:style-name="ce1">
            <text:p>252</text:p>
          </table:table-cell>
          <table:table-cell office:value-type="float" office:value="198557" table:style-name="ce1">
            <text:p>198557</text:p>
          </table:table-cell>
          <table:table-cell office:value-type="float" office:value="32940" table:style-name="ce1">
            <text:p>32940</text:p>
          </table:table-cell>
          <table:table-cell office:value-type="float" office:value="54735.1" table:style-name="ce1">
            <text:p>54735,1</text:p>
          </table:table-cell>
          <table:table-cell office:value-type="float" office:value="66.483099999999993" table:style-name="ce1">
            <text:p>66,4831</text:p>
          </table:table-cell>
          <table:table-cell office:value-type="float" office:value="1075.3800000000001" table:style-name="ce1">
            <text:p>1075,38</text:p>
          </table:table-cell>
          <table:table-cell office:value-type="float" office:value="749" table:style-name="ce1">
            <text:p>749</text:p>
          </table:table-cell>
          <table:table-cell table:style-name="ce1"/>
          <table:table-cell office:value-type="float" office:value="1.7238084036578553E-3" table:formula="of:=[.$B188]/[.$A188]" table:style-name="ce1">
            <text:p>0,001723808</text:p>
          </table:table-cell>
          <table:table-cell office:value-type="float" office:value="9.1801848527254855" table:formula="of:=LOG([.$Q188];2)*-1" table:style-name="ce1">
            <text:p>9,180184853</text:p>
          </table:table-cell>
          <table:table-cell office:value-type="float" office:value="4.0157150811713249" table:formula="of:=LOG([.$N188]/[.$M188];2)" table:style-name="ce1">
            <text:p>4,015715081</text:p>
          </table:table-cell>
          <table:table-cell office:value-type="float" office:value="5.9183946629134176" table:formula="of:=LOG([.$B188]/[.$J188];2)*-1" table:style-name="ce1">
            <text:p>5,918394663</text:p>
          </table:table-cell>
          <table:table-cell office:value-type="float" office:value="3.3267539000407367" table:formula="of:=LOG([.$B188]/[.$K188];2)*-1" table:style-name="ce1">
            <text:p>3,326753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656" table:style-name="ce1">
            <text:p>765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51" table:style-name="ce1">
            <text:p>251</text:p>
          </table:table-cell>
          <table:table-cell office:value-type="float" office:value="94" table:style-name="ce1">
            <text:p>94</text:p>
          </table:table-cell>
          <table:table-cell office:value-type="float" office:value="268" table:style-name="ce1">
            <text:p>268</text:p>
          </table:table-cell>
          <table:table-cell office:value-type="float" office:value="200" table:style-name="ce1">
            <text:p>200</text:p>
          </table:table-cell>
          <table:table-cell office:value-type="float" office:value="244" table:style-name="ce1">
            <text:p>244</text:p>
          </table:table-cell>
          <table:table-cell office:value-type="float" office:value="13362" table:style-name="ce1">
            <text:p>13362</text:p>
          </table:table-cell>
          <table:table-cell office:value-type="float" office:value="10201" table:style-name="ce1">
            <text:p>10201</text:p>
          </table:table-cell>
          <table:table-cell office:value-type="float" office:value="12669.9" table:style-name="ce1">
            <text:p>12669,9</text:p>
          </table:table-cell>
          <table:table-cell office:value-type="float" office:value="176.238" table:style-name="ce1">
            <text:p>176,238</text:p>
          </table:table-cell>
          <table:table-cell office:value-type="float" office:value="177.387" table:style-name="ce1">
            <text:p>177,387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4.0199443004582816E-3" table:formula="of:=[.$B189]/[.$A189]" table:style-name="ce1">
            <text:p>0,004019944</text:p>
          </table:table-cell>
          <table:table-cell office:value-type="float" office:value="7.9586087728124406" table:formula="of:=LOG([.$Q189];2)*-1" table:style-name="ce1">
            <text:p>7,958608773</text:p>
          </table:table-cell>
          <table:table-cell office:value-type="float" office:value="9.3752559094795202E-3" table:formula="of:=LOG([.$N189]/[.$M189];2)" table:style-name="ce1">
            <text:p>0,009375256</text:p>
          </table:table-cell>
          <table:table-cell office:value-type="float" office:value="0.80347322902292029" table:formula="of:=LOG([.$B189]/[.$J189];2)*-1" table:style-name="ce1">
            <text:p>0,803473229</text:p>
          </table:table-cell>
          <table:table-cell office:value-type="float" office:value="0.41404785101756392" table:formula="of:=LOG([.$B189]/[.$K189];2)*-1" table:style-name="ce1">
            <text:p>0,41404785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640" table:style-name="ce1">
            <text:p>2640</text:p>
          </table:table-cell>
          <table:table-cell office:value-type="float" office:value="0" table:style-name="ce1">
            <text:p>0</text:p>
          </table:table-cell>
          <table:table-cell office:value-type="float" office:value="233" table:style-name="ce1">
            <text:p>233</text:p>
          </table:table-cell>
          <table:table-cell office:value-type="float" office:value="240" table:style-name="ce1">
            <text:p>240</text:p>
          </table:table-cell>
          <table:table-cell office:value-type="float" office:value="1062" table:style-name="ce1">
            <text:p>1062</text:p>
          </table:table-cell>
          <table:table-cell office:value-type="float" office:value="1128" table:style-name="ce1">
            <text:p>1128</text:p>
          </table:table-cell>
          <table:table-cell office:value-type="float" office:value="788" table:style-name="ce1">
            <text:p>788</text:p>
          </table:table-cell>
          <table:table-cell office:value-type="float" office:value="828" table:style-name="ce1">
            <text:p>828</text:p>
          </table:table-cell>
          <table:table-cell office:value-type="float" office:value="526260" table:style-name="ce1">
            <text:p>526260</text:p>
          </table:table-cell>
          <table:table-cell office:value-type="float" office:value="37304" table:style-name="ce1">
            <text:p>37304</text:p>
          </table:table-cell>
          <table:table-cell office:value-type="float" office:value="46216.2" table:style-name="ce1">
            <text:p>46216,2</text:p>
          </table:table-cell>
          <table:table-cell office:value-type="float" office:value="73.783500000000004" table:style-name="ce1">
            <text:p>73,7835</text:p>
          </table:table-cell>
          <table:table-cell office:value-type="float" office:value="1032.31" table:style-name="ce1">
            <text:p>1032,31</text:p>
          </table:table-cell>
          <table:table-cell office:value-type="float" office:value="687" table:style-name="ce1">
            <text:p>687</text:p>
          </table:table-cell>
          <table:table-cell table:style-name="ce1"/>
          <table:table-cell office:value-type="float" office:value="1.3861876898132008E-3" table:formula="of:=[.$B190]/[.$A190]" table:style-name="ce1">
            <text:p>0,001386188</text:p>
          </table:table-cell>
          <table:table-cell office:value-type="float" office:value="9.4946616730526507" table:formula="of:=LOG([.$Q190];2)*-1" table:style-name="ce1">
            <text:p>9,494661673</text:p>
          </table:table-cell>
          <table:table-cell office:value-type="float" office:value="3.8064342367030224" table:formula="of:=LOG([.$N190]/[.$M190];2)" table:style-name="ce1">
            <text:p>3,806434237</text:p>
          </table:table-cell>
          <table:table-cell office:value-type="float" office:value="7.6390940027421674" table:formula="of:=LOG([.$B190]/[.$J190];2)*-1" table:style-name="ce1">
            <text:p>7,639094003</text:p>
          </table:table-cell>
          <table:table-cell office:value-type="float" office:value="3.8207205000940792" table:formula="of:=LOG([.$B190]/[.$K190];2)*-1" table:style-name="ce1">
            <text:p>3,820720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796" table:style-name="ce1">
            <text:p>5796</text:p>
          </table:table-cell>
          <table:table-cell office:value-type="float" office:value="0" table:style-name="ce1">
            <text:p>0</text:p>
          </table:table-cell>
          <table:table-cell office:value-type="float" office:value="1092" table:style-name="ce1">
            <text:p>1092</text:p>
          </table:table-cell>
          <table:table-cell office:value-type="float" office:value="825" table:style-name="ce1">
            <text:p>825</text:p>
          </table:table-cell>
          <table:table-cell office:value-type="float" office:value="663" table:style-name="ce1">
            <text:p>663</text:p>
          </table:table-cell>
          <table:table-cell office:value-type="float" office:value="732" table:style-name="ce1">
            <text:p>732</text:p>
          </table:table-cell>
          <table:table-cell office:value-type="float" office:value="368" table:style-name="ce1">
            <text:p>368</text:p>
          </table:table-cell>
          <table:table-cell office:value-type="float" office:value="452" table:style-name="ce1">
            <text:p>452</text:p>
          </table:table-cell>
          <table:table-cell office:value-type="float" office:value="196053" table:style-name="ce1">
            <text:p>196053</text:p>
          </table:table-cell>
          <table:table-cell office:value-type="float" office:value="33784.5" table:style-name="ce1">
            <text:p>33784,5</text:p>
          </table:table-cell>
          <table:table-cell office:value-type="float" office:value="45157.2" table:style-name="ce1">
            <text:p>45157,2</text:p>
          </table:table-cell>
          <table:table-cell office:value-type="float" office:value="99.035300000000007" table:style-name="ce1">
            <text:p>99,0353</text:p>
          </table:table-cell>
          <table:table-cell office:value-type="float" office:value="572.93100000000004" table:style-name="ce1">
            <text:p>572,931</text:p>
          </table:table-cell>
          <table:table-cell office:value-type="float" office:value="608" table:style-name="ce1">
            <text:p>608</text:p>
          </table:table-cell>
          <table:table-cell table:style-name="ce1"/>
          <table:table-cell office:value-type="float" office:value="3.043312064453527E-3" table:formula="of:=[.$B191]/[.$A191]" table:style-name="ce1">
            <text:p>0,003043312</text:p>
          </table:table-cell>
          <table:table-cell office:value-type="float" office:value="8.3601420077415369" table:formula="of:=LOG([.$Q191];2)*-1" table:style-name="ce1">
            <text:p>8,360142008</text:p>
          </table:table-cell>
          <table:table-cell office:value-type="float" office:value="2.5323466467265088" table:formula="of:=LOG([.$N191]/[.$M191];2)" table:style-name="ce1">
            <text:p>2,532346647</text:p>
          </table:table-cell>
          <table:table-cell office:value-type="float" office:value="5.0800423130006864" table:formula="of:=LOG([.$B191]/[.$J191];2)*-1" table:style-name="ce1">
            <text:p>5,080042313</text:p>
          </table:table-cell>
          <table:table-cell office:value-type="float" office:value="2.5432320038363265" table:formula="of:=LOG([.$B191]/[.$K191];2)*-1" table:style-name="ce1">
            <text:p>2,54323200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606" table:style-name="ce1">
            <text:p>4606</text:p>
          </table:table-cell>
          <table:table-cell office:value-type="float" office:value="0" table:style-name="ce1">
            <text:p>0</text:p>
          </table:table-cell>
          <table:table-cell office:value-type="float" office:value="710" table:style-name="ce1">
            <text:p>710</text:p>
          </table:table-cell>
          <table:table-cell office:value-type="float" office:value="449" table:style-name="ce1">
            <text:p>449</text:p>
          </table:table-cell>
          <table:table-cell office:value-type="float" office:value="94" table:style-name="ce1">
            <text:p>94</text:p>
          </table:table-cell>
          <table:table-cell office:value-type="float" office:value="188" table:style-name="ce1">
            <text:p>188</text:p>
          </table:table-cell>
          <table:table-cell office:value-type="float" office:value="713" table:style-name="ce1">
            <text:p>713</text:p>
          </table:table-cell>
          <table:table-cell office:value-type="float" office:value="762" table:style-name="ce1">
            <text:p>762</text:p>
          </table:table-cell>
          <table:table-cell office:value-type="float" office:value="192808" table:style-name="ce1">
            <text:p>192808</text:p>
          </table:table-cell>
          <table:table-cell office:value-type="float" office:value="29803" table:style-name="ce1">
            <text:p>29803</text:p>
          </table:table-cell>
          <table:table-cell office:value-type="float" office:value="49542.9" table:style-name="ce1">
            <text:p>49542,9</text:p>
          </table:table-cell>
          <table:table-cell office:value-type="float" office:value="104.652" table:style-name="ce1">
            <text:p>104,652</text:p>
          </table:table-cell>
          <table:table-cell office:value-type="float" office:value="637.73400000000004" table:style-name="ce1">
            <text:p>637,734</text:p>
          </table:table-cell>
          <table:table-cell office:value-type="float" office:value="827" table:style-name="ce1">
            <text:p>827</text:p>
          </table:table-cell>
          <table:table-cell table:style-name="ce1"/>
          <table:table-cell office:value-type="float" office:value="2.4184774618483344E-3" table:formula="of:=[.$B192]/[.$A192]" table:style-name="ce1">
            <text:p>0,002418477</text:p>
          </table:table-cell>
          <table:table-cell office:value-type="float" office:value="8.6916851915056217" table:formula="of:=LOG([.$Q192];2)*-1" table:style-name="ce1">
            <text:p>8,691685192</text:p>
          </table:table-cell>
          <table:table-cell office:value-type="float" office:value="2.6073549156092306" table:formula="of:=LOG([.$N192]/[.$M192];2)" table:style-name="ce1">
            <text:p>2,607354916</text:p>
          </table:table-cell>
          <table:table-cell office:value-type="float" office:value="5.3875066918346741" table:formula="of:=LOG([.$B192]/[.$J192];2)*-1" table:style-name="ce1">
            <text:p>5,387506692</text:p>
          </table:table-cell>
          <table:table-cell office:value-type="float" office:value="2.6938712448897002" table:formula="of:=LOG([.$B192]/[.$K192];2)*-1" table:style-name="ce1">
            <text:p>2,69387124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294" table:style-name="ce1">
            <text:p>3294</text:p>
          </table:table-cell>
          <table:table-cell office:value-type="float" office:value="0" table:style-name="ce1">
            <text:p>0</text:p>
          </table:table-cell>
          <table:table-cell office:value-type="float" office:value="186" table:style-name="ce1">
            <text:p>186</text:p>
          </table:table-cell>
          <table:table-cell office:value-type="float" office:value="731" table:style-name="ce1">
            <text:p>731</text:p>
          </table:table-cell>
          <table:table-cell office:value-type="float" office:value="395" table:style-name="ce1">
            <text:p>395</text:p>
          </table:table-cell>
          <table:table-cell office:value-type="float" office:value="517" table:style-name="ce1">
            <text:p>517</text:p>
          </table:table-cell>
          <table:table-cell office:value-type="float" office:value="88" table:style-name="ce1">
            <text:p>88</text:p>
          </table:table-cell>
          <table:table-cell office:value-type="float" office:value="115" table:style-name="ce1">
            <text:p>115</text:p>
          </table:table-cell>
          <table:table-cell office:value-type="float" office:value="212833" table:style-name="ce1">
            <text:p>212833</text:p>
          </table:table-cell>
          <table:table-cell office:value-type="float" office:value="43691.5" table:style-name="ce1">
            <text:p>43691,5</text:p>
          </table:table-cell>
          <table:table-cell office:value-type="float" office:value="58031.6" table:style-name="ce1">
            <text:p>58031,6</text:p>
          </table:table-cell>
          <table:table-cell office:value-type="float" office:value="27.8568" table:style-name="ce1">
            <text:p>27,8568</text:p>
          </table:table-cell>
          <table:table-cell office:value-type="float" office:value="685.42" table:style-name="ce1">
            <text:p>685,42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1.7295841856987436E-3" table:formula="of:=[.$B193]/[.$A193]" table:style-name="ce1">
            <text:p>0,001729584</text:p>
          </table:table-cell>
          <table:table-cell office:value-type="float" office:value="9.1753590475721118" table:formula="of:=LOG([.$Q193];2)*-1" table:style-name="ce1">
            <text:p>9,175359048</text:p>
          </table:table-cell>
          <table:table-cell office:value-type="float" office:value="4.6208868435817658" table:formula="of:=LOG([.$N193]/[.$M193];2)" table:style-name="ce1">
            <text:p>4,620886844</text:p>
          </table:table-cell>
          <table:table-cell office:value-type="float" office:value="6.0137374944088107" table:formula="of:=LOG([.$B193]/[.$J193];2)*-1" table:style-name="ce1">
            <text:p>6,013737494</text:p>
          </table:table-cell>
          <table:table-cell office:value-type="float" office:value="3.7294401765142058" table:formula="of:=LOG([.$B193]/[.$K193];2)*-1" table:style-name="ce1">
            <text:p>3,72944017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687" table:style-name="ce1">
            <text:p>4687</text:p>
          </table:table-cell>
          <table:table-cell office:value-type="float" office:value="0" table:style-name="ce1">
            <text:p>0</text:p>
          </table:table-cell>
          <table:table-cell office:value-type="float" office:value="447" table:style-name="ce1">
            <text:p>447</text:p>
          </table:table-cell>
          <table:table-cell office:value-type="float" office:value="114" table:style-name="ce1">
            <text:p>114</text:p>
          </table:table-cell>
          <table:table-cell office:value-type="float" office:value="1328" table:style-name="ce1">
            <text:p>1328</text:p>
          </table:table-cell>
          <table:table-cell office:value-type="float" office:value="1437" table:style-name="ce1">
            <text:p>1437</text:p>
          </table:table-cell>
          <table:table-cell office:value-type="float" office:value="257" table:style-name="ce1">
            <text:p>257</text:p>
          </table:table-cell>
          <table:table-cell office:value-type="float" office:value="300" table:style-name="ce1">
            <text:p>300</text:p>
          </table:table-cell>
          <table:table-cell office:value-type="float" office:value="184140" table:style-name="ce1">
            <text:p>184140</text:p>
          </table:table-cell>
          <table:table-cell office:value-type="float" office:value="31422" table:style-name="ce1">
            <text:p>31422</text:p>
          </table:table-cell>
          <table:table-cell office:value-type="float" office:value="68429.7" table:style-name="ce1">
            <text:p>68429,7</text:p>
          </table:table-cell>
          <table:table-cell office:value-type="float" office:value="109.836" table:style-name="ce1">
            <text:p>109,836</text:p>
          </table:table-cell>
          <table:table-cell office:value-type="float" office:value="949.274" table:style-name="ce1">
            <text:p>949,274</text:p>
          </table:table-cell>
          <table:table-cell office:value-type="float" office:value="764" table:style-name="ce1">
            <text:p>764</text:p>
          </table:table-cell>
          <table:table-cell table:style-name="ce1"/>
          <table:table-cell office:value-type="float" office:value="2.4610082205130577E-3" table:formula="of:=[.$B194]/[.$A194]" table:style-name="ce1">
            <text:p>0,002461008</text:p>
          </table:table-cell>
          <table:table-cell office:value-type="float" office:value="8.666534807819442" table:formula="of:=LOG([.$Q194];2)*-1" table:style-name="ce1">
            <text:p>8,666534808</text:p>
          </table:table-cell>
          <table:table-cell office:value-type="float" office:value="3.1114735776284235" table:formula="of:=LOG([.$N194]/[.$M194];2)" table:style-name="ce1">
            <text:p>3,111473578</text:p>
          </table:table-cell>
          <table:table-cell office:value-type="float" office:value="5.2959944465959792" table:formula="of:=LOG([.$B194]/[.$J194];2)*-1" table:style-name="ce1">
            <text:p>5,295994447</text:p>
          </table:table-cell>
          <table:table-cell office:value-type="float" office:value="2.7450383106914833" table:formula="of:=LOG([.$B194]/[.$K194];2)*-1" table:style-name="ce1">
            <text:p>2,74503831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3659" table:style-name="ce1">
            <text:p>13659</text:p>
          </table:table-cell>
          <table:table-cell office:value-type="float" office:value="0" table:style-name="ce1">
            <text:p>0</text:p>
          </table:table-cell>
          <table:table-cell office:value-type="float" office:value="1331" table:style-name="ce1">
            <text:p>1331</text:p>
          </table:table-cell>
          <table:table-cell office:value-type="float" office:value="280" table:style-name="ce1">
            <text:p>280</text:p>
          </table:table-cell>
          <table:table-cell office:value-type="float" office:value="1638" table:style-name="ce1">
            <text:p>1638</text:p>
          </table:table-cell>
          <table:table-cell office:value-type="float" office:value="1795" table:style-name="ce1">
            <text:p>1795</text:p>
          </table:table-cell>
          <table:table-cell office:value-type="float" office:value="561" table:style-name="ce1">
            <text:p>561</text:p>
          </table:table-cell>
          <table:table-cell office:value-type="float" office:value="648" table:style-name="ce1">
            <text:p>648</text:p>
          </table:table-cell>
          <table:table-cell office:value-type="float" office:value="170752" table:style-name="ce1">
            <text:p>170752</text:p>
          </table:table-cell>
          <table:table-cell office:value-type="float" office:value="49072" table:style-name="ce1">
            <text:p>49072</text:p>
          </table:table-cell>
          <table:table-cell office:value-type="float" office:value="59783.3" table:style-name="ce1">
            <text:p>59783,3</text:p>
          </table:table-cell>
          <table:table-cell office:value-type="float" office:value="134.952" table:style-name="ce1">
            <text:p>134,952</text:p>
          </table:table-cell>
          <table:table-cell office:value-type="float" office:value="503.19099999999997" table:style-name="ce1">
            <text:p>503,191</text:p>
          </table:table-cell>
          <table:table-cell office:value-type="float" office:value="374" table:style-name="ce1">
            <text:p>374</text:p>
          </table:table-cell>
          <table:table-cell table:style-name="ce1"/>
          <table:table-cell office:value-type="float" office:value="7.171946081499435E-3" table:formula="of:=[.$B195]/[.$A195]" table:style-name="ce1">
            <text:p>0,007171946</text:p>
          </table:table-cell>
          <table:table-cell office:value-type="float" office:value="7.1234196425581109" table:formula="of:=LOG([.$Q195];2)*-1" table:style-name="ce1">
            <text:p>7,123419643</text:p>
          </table:table-cell>
          <table:table-cell office:value-type="float" office:value="1.8986597607921241" table:formula="of:=LOG([.$N195]/[.$M195];2)" table:style-name="ce1">
            <text:p>1,898659761</text:p>
          </table:table-cell>
          <table:table-cell office:value-type="float" office:value="3.6439787064442295" table:formula="of:=LOG([.$B195]/[.$J195];2)*-1" table:style-name="ce1">
            <text:p>3,643978706</text:p>
          </table:table-cell>
          <table:table-cell office:value-type="float" office:value="1.8450482065266642" table:formula="of:=LOG([.$B195]/[.$K195];2)*-1" table:style-name="ce1">
            <text:p>1,84504820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192" table:style-name="ce1">
            <text:p>7192</text:p>
          </table:table-cell>
          <table:table-cell office:value-type="float" office:value="0" table:style-name="ce1">
            <text:p>0</text:p>
          </table:table-cell>
          <table:table-cell office:value-type="float" office:value="1658" table:style-name="ce1">
            <text:p>1658</text:p>
          </table:table-cell>
          <table:table-cell office:value-type="float" office:value="643" table:style-name="ce1">
            <text:p>643</text:p>
          </table:table-cell>
          <table:table-cell office:value-type="float" office:value="1035" table:style-name="ce1">
            <text:p>1035</text:p>
          </table:table-cell>
          <table:table-cell office:value-type="float" office:value="1159" table:style-name="ce1">
            <text:p>1159</text:p>
          </table:table-cell>
          <table:table-cell office:value-type="float" office:value="197" table:style-name="ce1">
            <text:p>197</text:p>
          </table:table-cell>
          <table:table-cell office:value-type="float" office:value="255" table:style-name="ce1">
            <text:p>255</text:p>
          </table:table-cell>
          <table:table-cell office:value-type="float" office:value="277858" table:style-name="ce1">
            <text:p>277858</text:p>
          </table:table-cell>
          <table:table-cell office:value-type="float" office:value="45719" table:style-name="ce1">
            <text:p>45719</text:p>
          </table:table-cell>
          <table:table-cell office:value-type="float" office:value="47924.9" table:style-name="ce1">
            <text:p>47924,9</text:p>
          </table:table-cell>
          <table:table-cell office:value-type="float" office:value="98.813000000000002" table:style-name="ce1">
            <text:p>98,813</text:p>
          </table:table-cell>
          <table:table-cell office:value-type="float" office:value="699.00599999999997" table:style-name="ce1">
            <text:p>699,006</text:p>
          </table:table-cell>
          <table:table-cell office:value-type="float" office:value="608" table:style-name="ce1">
            <text:p>608</text:p>
          </table:table-cell>
          <table:table-cell table:style-name="ce1"/>
          <table:table-cell office:value-type="float" office:value="3.7763113125517194E-3" table:formula="of:=[.$B196]/[.$A196]" table:style-name="ce1">
            <text:p>0,003776311</text:p>
          </table:table-cell>
          <table:table-cell office:value-type="float" office:value="8.0488065817840191" table:formula="of:=LOG([.$Q196];2)*-1" table:style-name="ce1">
            <text:p>8,048806582</text:p>
          </table:table-cell>
          <table:table-cell office:value-type="float" office:value="2.8225320764661466" table:formula="of:=LOG([.$N196]/[.$M196];2)" table:style-name="ce1">
            <text:p>2,822532076</text:p>
          </table:table-cell>
          <table:table-cell office:value-type="float" office:value="5.2718109474298593" table:formula="of:=LOG([.$B196]/[.$J196];2)*-1" table:style-name="ce1">
            <text:p>5,271810947</text:p>
          </table:table-cell>
          <table:table-cell office:value-type="float" office:value="2.6683289222326554" table:formula="of:=LOG([.$B196]/[.$K196];2)*-1" table:style-name="ce1">
            <text:p>2,66832892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80" table:style-name="ce1">
            <text:p>68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float" office:value="252" table:style-name="ce1">
            <text:p>252</text:p>
          </table:table-cell>
          <table:table-cell office:value-type="float" office:value="936" table:style-name="ce1">
            <text:p>936</text:p>
          </table:table-cell>
          <table:table-cell office:value-type="float" office:value="956" table:style-name="ce1">
            <text:p>956</text:p>
          </table:table-cell>
          <table:table-cell office:value-type="float" office:value="302" table:style-name="ce1">
            <text:p>302</text:p>
          </table:table-cell>
          <table:table-cell office:value-type="float" office:value="336" table:style-name="ce1">
            <text:p>336</text:p>
          </table:table-cell>
          <table:table-cell office:value-type="float" office:value="16380" table:style-name="ce1">
            <text:p>16380</text:p>
          </table:table-cell>
          <table:table-cell office:value-type="float" office:value="4155" table:style-name="ce1">
            <text:p>4155</text:p>
          </table:table-cell>
          <table:table-cell office:value-type="float" office:value="11198.3" table:style-name="ce1">
            <text:p>11198,3</text:p>
          </table:table-cell>
          <table:table-cell office:value-type="float" office:value="20.880600000000001" table:style-name="ce1">
            <text:p>20,8806</text:p>
          </table:table-cell>
          <table:table-cell office:value-type="float" office:value="196.75899999999999" table:style-name="ce1">
            <text:p>196,759</text:p>
          </table:table-cell>
          <table:table-cell office:value-type="float" office:value="593" table:style-name="ce1">
            <text:p>593</text:p>
          </table:table-cell>
          <table:table-cell table:style-name="ce1"/>
          <table:table-cell office:value-type="float" office:value="3.5704834434582442E-4" table:formula="of:=[.$B197]/[.$A197]" table:style-name="ce1">
            <text:p>0,000357048</text:p>
          </table:table-cell>
          <table:table-cell office:value-type="float" office:value="11.451592951160764" table:formula="of:=LOG([.$Q197];2)*-1" table:style-name="ce1">
            <text:p>11,45159295</text:p>
          </table:table-cell>
          <table:table-cell office:value-type="float" office:value="3.2361945547186139" table:formula="of:=LOG([.$N197]/[.$M197];2)" table:style-name="ce1">
            <text:p>3,236194555</text:p>
          </table:table-cell>
          <table:table-cell office:value-type="float" office:value="4.5902568003906694" table:formula="of:=LOG([.$B197]/[.$J197];2)*-1" table:style-name="ce1">
            <text:p>4,5902568</text:p>
          </table:table-cell>
          <table:table-cell office:value-type="float" office:value="2.6112418255200054" table:formula="of:=LOG([.$B197]/[.$K197];2)*-1" table:style-name="ce1">
            <text:p>2,61124182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200" table:style-name="ce1">
            <text:p>7200</text:p>
          </table:table-cell>
          <table:table-cell office:value-type="float" office:value="0" table:style-name="ce1">
            <text:p>0</text:p>
          </table:table-cell>
          <table:table-cell office:value-type="float" office:value="955" table:style-name="ce1">
            <text:p>955</text:p>
          </table:table-cell>
          <table:table-cell office:value-type="float" office:value="321" table:style-name="ce1">
            <text:p>321</text:p>
          </table:table-cell>
          <table:table-cell office:value-type="float" office:value="127" table:style-name="ce1">
            <text:p>127</text:p>
          </table:table-cell>
          <table:table-cell office:value-type="float" office:value="199" table:style-name="ce1">
            <text:p>199</text:p>
          </table:table-cell>
          <table:table-cell office:value-type="float" office:value="540" table:style-name="ce1">
            <text:p>540</text:p>
          </table:table-cell>
          <table:table-cell office:value-type="float" office:value="640" table:style-name="ce1">
            <text:p>640</text:p>
          </table:table-cell>
          <table:table-cell office:value-type="float" office:value="264132" table:style-name="ce1">
            <text:p>264132</text:p>
          </table:table-cell>
          <table:table-cell office:value-type="float" office:value="52884" table:style-name="ce1">
            <text:p>52884</text:p>
          </table:table-cell>
          <table:table-cell office:value-type="float" office:value="53132.7" table:style-name="ce1">
            <text:p>53132,7</text:p>
          </table:table-cell>
          <table:table-cell office:value-type="float" office:value="75.8947" table:style-name="ce1">
            <text:p>75,8947</text:p>
          </table:table-cell>
          <table:table-cell office:value-type="float" office:value="836.43600000000004" table:style-name="ce1">
            <text:p>836,436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3.7805118813087294E-3" table:formula="of:=[.$B198]/[.$A198]" table:style-name="ce1">
            <text:p>0,003780512</text:p>
          </table:table-cell>
          <table:table-cell office:value-type="float" office:value="8.0472026960814294" table:formula="of:=LOG([.$Q198];2)*-1" table:style-name="ce1">
            <text:p>8,047202696</text:p>
          </table:table-cell>
          <table:table-cell office:value-type="float" office:value="3.4621841108190408" table:formula="of:=LOG([.$N198]/[.$M198];2)" table:style-name="ce1">
            <text:p>3,462184111</text:p>
          </table:table-cell>
          <table:table-cell office:value-type="float" office:value="5.1971183800471579" table:formula="of:=LOG([.$B198]/[.$J198];2)*-1" table:style-name="ce1">
            <text:p>5,19711838</text:p>
          </table:table-cell>
          <table:table-cell office:value-type="float" office:value="2.8767624907815552" table:formula="of:=LOG([.$B198]/[.$K198];2)*-1" table:style-name="ce1">
            <text:p>2,87676249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840" table:style-name="ce1">
            <text:p>4840</text:p>
          </table:table-cell>
          <table:table-cell office:value-type="float" office:value="0" table:style-name="ce1">
            <text:p>0</text:p>
          </table:table-cell>
          <table:table-cell office:value-type="float" office:value="195" table:style-name="ce1">
            <text:p>195</text:p>
          </table:table-cell>
          <table:table-cell office:value-type="float" office:value="595" table:style-name="ce1">
            <text:p>595</text:p>
          </table:table-cell>
          <table:table-cell office:value-type="float" office:value="532" table:style-name="ce1">
            <text:p>532</text:p>
          </table:table-cell>
          <table:table-cell office:value-type="float" office:value="620" table:style-name="ce1">
            <text:p>620</text:p>
          </table:table-cell>
          <table:table-cell office:value-type="float" office:value="387" table:style-name="ce1">
            <text:p>387</text:p>
          </table:table-cell>
          <table:table-cell office:value-type="float" office:value="442" table:style-name="ce1">
            <text:p>442</text:p>
          </table:table-cell>
          <table:table-cell office:value-type="float" office:value="88400" table:style-name="ce1">
            <text:p>88400</text:p>
          </table:table-cell>
          <table:table-cell office:value-type="float" office:value="20839.5" table:style-name="ce1">
            <text:p>20839,5</text:p>
          </table:table-cell>
          <table:table-cell office:value-type="float" office:value="20850.099999999999" table:style-name="ce1">
            <text:p>20850,1</text:p>
          </table:table-cell>
          <table:table-cell office:value-type="float" office:value="97.509" table:style-name="ce1">
            <text:p>97,509</text:p>
          </table:table-cell>
          <table:table-cell office:value-type="float" office:value="421.80799999999999" table:style-name="ce1">
            <text:p>421,808</text:p>
          </table:table-cell>
          <table:table-cell office:value-type="float" office:value="578" table:style-name="ce1">
            <text:p>578</text:p>
          </table:table-cell>
          <table:table-cell table:style-name="ce1"/>
          <table:table-cell office:value-type="float" office:value="2.5413440979908681E-3" table:formula="of:=[.$B199]/[.$A199]" table:style-name="ce1">
            <text:p>0,002541344</text:p>
          </table:table-cell>
          <table:table-cell office:value-type="float" office:value="8.6201925551365104" table:formula="of:=LOG([.$Q199];2)*-1" table:style-name="ce1">
            <text:p>8,620192555</text:p>
          </table:table-cell>
          <table:table-cell office:value-type="float" office:value="2.1129791678304199" table:formula="of:=LOG([.$N199]/[.$M199];2)" table:style-name="ce1">
            <text:p>2,112979168</text:p>
          </table:table-cell>
          <table:table-cell office:value-type="float" office:value="4.1909674170041997" table:formula="of:=LOG([.$B199]/[.$J199];2)*-1" table:style-name="ce1">
            <text:p>4,190967417</text:p>
          </table:table-cell>
          <table:table-cell office:value-type="float" office:value="2.1062417109840488" table:formula="of:=LOG([.$B199]/[.$K199];2)*-1" table:style-name="ce1">
            <text:p>2,10624171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40" table:style-name="ce1">
            <text:p>740</text:p>
          </table:table-cell>
          <table:table-cell office:value-type="float" office:value="0" table:style-name="ce1">
            <text:p>0</text:p>
          </table:table-cell>
          <table:table-cell office:value-type="float" office:value="536" table:style-name="ce1">
            <text:p>536</text:p>
          </table:table-cell>
          <table:table-cell office:value-type="float" office:value="427" table:style-name="ce1">
            <text:p>427</text:p>
          </table:table-cell>
          <table:table-cell office:value-type="float" office:value="1420" table:style-name="ce1">
            <text:p>1420</text:p>
          </table:table-cell>
          <table:table-cell office:value-type="float" office:value="1457" table:style-name="ce1">
            <text:p>1457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365637" table:style-name="ce1">
            <text:p>365637</text:p>
          </table:table-cell>
          <table:table-cell office:value-type="float" office:value="16554.5" table:style-name="ce1">
            <text:p>16554,5</text:p>
          </table:table-cell>
          <table:table-cell office:value-type="float" office:value="18190.2" table:style-name="ce1">
            <text:p>18190,2</text:p>
          </table:table-cell>
          <table:table-cell office:value-type="float" office:value="38.626399999999997" table:style-name="ce1">
            <text:p>38,6264</text:p>
          </table:table-cell>
          <table:table-cell office:value-type="float" office:value="981.51599999999996" table:style-name="ce1">
            <text:p>981,516</text:p>
          </table:table-cell>
          <table:table-cell office:value-type="float" office:value="826" table:style-name="ce1">
            <text:p>826</text:p>
          </table:table-cell>
          <table:table-cell table:style-name="ce1"/>
          <table:table-cell office:value-type="float" office:value="3.8855261002339716E-4" table:formula="of:=[.$B200]/[.$A200]" table:style-name="ce1">
            <text:p>0,000388553</text:p>
          </table:table-cell>
          <table:table-cell office:value-type="float" office:value="11.329602426782156" table:formula="of:=LOG([.$Q200];2)*-1" table:style-name="ce1">
            <text:p>11,32960243</text:p>
          </table:table-cell>
          <table:table-cell office:value-type="float" office:value="4.6673526566661732" table:formula="of:=LOG([.$N200]/[.$M200];2)" table:style-name="ce1">
            <text:p>4,667352657</text:p>
          </table:table-cell>
          <table:table-cell office:value-type="float" office:value="8.948671082717981" table:formula="of:=LOG([.$B200]/[.$J200];2)*-1" table:style-name="ce1">
            <text:p>8,948671083</text:p>
          </table:table-cell>
          <table:table-cell office:value-type="float" office:value="4.4835543563211235" table:formula="of:=LOG([.$B200]/[.$K200];2)*-1" table:style-name="ce1">
            <text:p>4,48355435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440" table:style-name="ce1">
            <text:p>9440</text:p>
          </table:table-cell>
          <table:table-cell office:value-type="float" office:value="0" table:style-name="ce1">
            <text:p>0</text:p>
          </table:table-cell>
          <table:table-cell office:value-type="float" office:value="1431" table:style-name="ce1">
            <text:p>1431</text:p>
          </table:table-cell>
          <table:table-cell office:value-type="float" office:value="47" table:style-name="ce1">
            <text:p>47</text:p>
          </table:table-cell>
          <table:table-cell office:value-type="float" office:value="362" table:style-name="ce1">
            <text:p>362</text:p>
          </table:table-cell>
          <table:table-cell office:value-type="float" office:value="480" table:style-name="ce1">
            <text:p>480</text:p>
          </table:table-cell>
          <table:table-cell office:value-type="float" office:value="322" table:style-name="ce1">
            <text:p>322</text:p>
          </table:table-cell>
          <table:table-cell office:value-type="float" office:value="402" table:style-name="ce1">
            <text:p>402</text:p>
          </table:table-cell>
          <table:table-cell office:value-type="float" office:value="379495" table:style-name="ce1">
            <text:p>379495</text:p>
          </table:table-cell>
          <table:table-cell office:value-type="float" office:value="63705" table:style-name="ce1">
            <text:p>63705</text:p>
          </table:table-cell>
          <table:table-cell office:value-type="float" office:value="66433.399999999994" table:style-name="ce1">
            <text:p>66433,4</text:p>
          </table:table-cell>
          <table:table-cell office:value-type="float" office:value="123.369" table:style-name="ce1">
            <text:p>123,369</text:p>
          </table:table-cell>
          <table:table-cell office:value-type="float" office:value="1057.98" table:style-name="ce1">
            <text:p>1057,98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4.9566711332714453E-3" table:formula="of:=[.$B201]/[.$A201]" table:style-name="ce1">
            <text:p>0,004956671</text:p>
          </table:table-cell>
          <table:table-cell office:value-type="float" office:value="7.6564127430492634" table:formula="of:=LOG([.$Q201];2)*-1" table:style-name="ce1">
            <text:p>7,656412743</text:p>
          </table:table-cell>
          <table:table-cell office:value-type="float" office:value="3.1002605284489433" table:formula="of:=LOG([.$N201]/[.$M201];2)" table:style-name="ce1">
            <text:p>3,100260528</text:p>
          </table:table-cell>
          <table:table-cell office:value-type="float" office:value="5.3291502078633322" table:formula="of:=LOG([.$B201]/[.$J201];2)*-1" table:style-name="ce1">
            <text:p>5,329150208</text:p>
          </table:table-cell>
          <table:table-cell office:value-type="float" office:value="2.7545478447067171" table:formula="of:=LOG([.$B201]/[.$K201];2)*-1" table:style-name="ce1">
            <text:p>2,754547845</text:p>
          </table:table-cell>
          <table:table-cell table:number-columns-repeated="1636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estlauf 2</text:p>
          </table:table-cell>
          <table:table-cell table:number-columns-repeated="16383" table:style-name="ce1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012" table:style-name="ce1">
            <text:p>4012</text:p>
          </table:table-cell>
          <table:table-cell office:value-type="float" office:value="0" table:style-name="ce1">
            <text:p>0</text:p>
          </table:table-cell>
          <table:table-cell office:value-type="float" office:value="1454" table:style-name="ce1">
            <text:p>1454</text:p>
          </table:table-cell>
          <table:table-cell office:value-type="float" office:value="236" table:style-name="ce1">
            <text:p>236</text:p>
          </table:table-cell>
          <table:table-cell office:value-type="float" office:value="1144" table:style-name="ce1">
            <text:p>1144</text:p>
          </table:table-cell>
          <table:table-cell office:value-type="float" office:value="1212" table:style-name="ce1">
            <text:p>1212</text:p>
          </table:table-cell>
          <table:table-cell office:value-type="float" office:value="210" table:style-name="ce1">
            <text:p>210</text:p>
          </table:table-cell>
          <table:table-cell office:value-type="float" office:value="269" table:style-name="ce1">
            <text:p>269</text:p>
          </table:table-cell>
          <table:table-cell office:value-type="float" office:value="18290" table:style-name="ce1">
            <text:p>18290</text:p>
          </table:table-cell>
          <table:table-cell office:value-type="float" office:value="11151" table:style-name="ce1">
            <text:p>11151</text:p>
          </table:table-cell>
          <table:table-cell office:value-type="float" office:value="11151" table:style-name="ce1">
            <text:p>11151</text:p>
          </table:table-cell>
          <table:table-cell office:value-type="float" office:value="68.029399999999995" table:style-name="ce1">
            <text:p>68,0294</text:p>
          </table:table-cell>
          <table:table-cell office:value-type="float" office:value="276.01600000000002" table:style-name="ce1">
            <text:p>276,016</text:p>
          </table:table-cell>
          <table:table-cell office:value-type="float" office:value="546" table:style-name="ce1">
            <text:p>546</text:p>
          </table:table-cell>
          <table:table-cell table:style-name="ce1"/>
          <table:table-cell office:value-type="float" office:value="2.1065852316403642E-3" table:formula="of:=[.$B206]/[.$A206]" table:style-name="ce1">
            <text:p>0,002106585</text:p>
          </table:table-cell>
          <table:table-cell office:value-type="float" office:value="8.8908779966862852" table:formula="of:=LOG([.$Q206];2)*-1" table:style-name="ce1">
            <text:p>8,890877997</text:p>
          </table:table-cell>
          <table:table-cell office:value-type="float" office:value="2.0205216289566752" table:formula="of:=LOG([.$N206]/[.$M206];2)" table:style-name="ce1">
            <text:p>2,020521629</text:p>
          </table:table-cell>
          <table:table-cell office:value-type="float" office:value="2.188661564023898" table:formula="of:=LOG([.$B206]/[.$J206];2)*-1" table:style-name="ce1">
            <text:p>2,188661564</text:p>
          </table:table-cell>
          <table:table-cell office:value-type="float" office:value="1.4747795829707335" table:formula="of:=LOG([.$B206]/[.$K206];2)*-1" table:style-name="ce1">
            <text:p>1,47477958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7928" table:style-name="ce1">
            <text:p>17928</text:p>
          </table:table-cell>
          <table:table-cell office:value-type="float" office:value="0" table:style-name="ce1">
            <text:p>0</text:p>
          </table:table-cell>
          <table:table-cell office:value-type="float" office:value="1186" table:style-name="ce1">
            <text:p>1186</text:p>
          </table:table-cell>
          <table:table-cell office:value-type="float" office:value="242" table:style-name="ce1">
            <text:p>242</text:p>
          </table:table-cell>
          <table:table-cell office:value-type="float" office:value="766" table:style-name="ce1">
            <text:p>766</text:p>
          </table:table-cell>
          <table:table-cell office:value-type="float" office:value="932" table:style-name="ce1">
            <text:p>932</text:p>
          </table:table-cell>
          <table:table-cell office:value-type="float" office:value="252" table:style-name="ce1">
            <text:p>252</text:p>
          </table:table-cell>
          <table:table-cell office:value-type="float" office:value="360" table:style-name="ce1">
            <text:p>360</text:p>
          </table:table-cell>
          <table:table-cell office:value-type="float" office:value="49560" table:style-name="ce1">
            <text:p>49560</text:p>
          </table:table-cell>
          <table:table-cell office:value-type="float" office:value="32474" table:style-name="ce1">
            <text:p>32474</text:p>
          </table:table-cell>
          <table:table-cell office:value-type="float" office:value="34355.300000000003" table:style-name="ce1">
            <text:p>34355,3</text:p>
          </table:table-cell>
          <table:table-cell office:value-type="float" office:value="168.68899999999999" table:style-name="ce1">
            <text:p>168,689</text:p>
          </table:table-cell>
          <table:table-cell office:value-type="float" office:value="343.02300000000002" table:style-name="ce1">
            <text:p>343,023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9.4134745844587364E-3" table:formula="of:=[.$B207]/[.$A207]" table:style-name="ce1">
            <text:p>0,009413475</text:p>
          </table:table-cell>
          <table:table-cell office:value-type="float" office:value="6.7310569537880722" table:formula="of:=LOG([.$Q207];2)*-1" table:style-name="ce1">
            <text:p>6,731056954</text:p>
          </table:table-cell>
          <table:table-cell office:value-type="float" office:value="1.0239394132961568" table:formula="of:=LOG([.$N207]/[.$M207];2)" table:style-name="ce1">
            <text:p>1,023939413</text:p>
          </table:table-cell>
          <table:table-cell office:value-type="float" office:value="1.4669616335175706" table:formula="of:=LOG([.$B207]/[.$J207];2)*-1" table:style-name="ce1">
            <text:p>1,466961634</text:p>
          </table:table-cell>
          <table:table-cell office:value-type="float" office:value="0.85707054623865608" table:formula="of:=LOG([.$B207]/[.$K207];2)*-1" table:style-name="ce1">
            <text:p>0,85707054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020" table:style-name="ce1">
            <text:p>6020</text:p>
          </table:table-cell>
          <table:table-cell office:value-type="float" office:value="0" table:style-name="ce1">
            <text:p>0</text:p>
          </table:table-cell>
          <table:table-cell office:value-type="float" office:value="811" table:style-name="ce1">
            <text:p>811</text:p>
          </table:table-cell>
          <table:table-cell office:value-type="float" office:value="283" table:style-name="ce1">
            <text:p>283</text:p>
          </table:table-cell>
          <table:table-cell office:value-type="float" office:value="1547" table:style-name="ce1">
            <text:p>1547</text:p>
          </table:table-cell>
          <table:table-cell office:value-type="float" office:value="1719" table:style-name="ce1">
            <text:p>1719</text:p>
          </table:table-cell>
          <table:table-cell office:value-type="float" office:value="661" table:style-name="ce1">
            <text:p>661</text:p>
          </table:table-cell>
          <table:table-cell office:value-type="float" office:value="696" table:style-name="ce1">
            <text:p>696</text:p>
          </table:table-cell>
          <table:table-cell office:value-type="float" office:value="375004" table:style-name="ce1">
            <text:p>375004</text:p>
          </table:table-cell>
          <table:table-cell office:value-type="float" office:value="51408" table:style-name="ce1">
            <text:p>51408</text:p>
          </table:table-cell>
          <table:table-cell office:value-type="float" office:value="62594.1" table:style-name="ce1">
            <text:p>62594,1</text:p>
          </table:table-cell>
          <table:table-cell office:value-type="float" office:value="79.624099999999999" table:style-name="ce1">
            <text:p>79,6241</text:p>
          </table:table-cell>
          <table:table-cell office:value-type="float" office:value="911.98099999999999" table:style-name="ce1">
            <text:p>911,981</text:p>
          </table:table-cell>
          <table:table-cell office:value-type="float" office:value="936" table:style-name="ce1">
            <text:p>936</text:p>
          </table:table-cell>
          <table:table-cell table:style-name="ce1"/>
          <table:table-cell office:value-type="float" office:value="3.1609279896497987E-3" table:formula="of:=[.$B208]/[.$A208]" table:style-name="ce1">
            <text:p>0,003160928</text:p>
          </table:table-cell>
          <table:table-cell office:value-type="float" office:value="8.3054361156514034" table:formula="of:=LOG([.$Q208];2)*-1" table:style-name="ce1">
            <text:p>8,305436116</text:p>
          </table:table-cell>
          <table:table-cell office:value-type="float" office:value="3.517726702297959" table:formula="of:=LOG([.$N208]/[.$M208];2)" table:style-name="ce1">
            <text:p>3,517726702</text:p>
          </table:table-cell>
          <table:table-cell office:value-type="float" office:value="5.9609986870632961" table:formula="of:=LOG([.$B208]/[.$J208];2)*-1" table:style-name="ce1">
            <text:p>5,960998687</text:p>
          </table:table-cell>
          <table:table-cell office:value-type="float" office:value="3.0941574938243472" table:formula="of:=LOG([.$B208]/[.$K208];2)*-1" table:style-name="ce1">
            <text:p>3,09415749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004" table:style-name="ce1">
            <text:p>5004</text:p>
          </table:table-cell>
          <table:table-cell office:value-type="float" office:value="0" table:style-name="ce1">
            <text:p>0</text:p>
          </table:table-cell>
          <table:table-cell office:value-type="float" office:value="1610" table:style-name="ce1">
            <text:p>1610</text:p>
          </table:table-cell>
          <table:table-cell office:value-type="float" office:value="662" table:style-name="ce1">
            <text:p>662</text:p>
          </table:table-cell>
          <table:table-cell office:value-type="float" office:value="609" table:style-name="ce1">
            <text:p>609</text:p>
          </table:table-cell>
          <table:table-cell office:value-type="float" office:value="748" table:style-name="ce1">
            <text:p>748</text:p>
          </table:table-cell>
          <table:table-cell office:value-type="float" office:value="442" table:style-name="ce1">
            <text:p>442</text:p>
          </table:table-cell>
          <table:table-cell office:value-type="float" office:value="478" table:style-name="ce1">
            <text:p>478</text:p>
          </table:table-cell>
          <table:table-cell office:value-type="float" office:value="220220" table:style-name="ce1">
            <text:p>220220</text:p>
          </table:table-cell>
          <table:table-cell office:value-type="float" office:value="33308" table:style-name="ce1">
            <text:p>33308</text:p>
          </table:table-cell>
          <table:table-cell office:value-type="float" office:value="47830.7" table:style-name="ce1">
            <text:p>47830,7</text:p>
          </table:table-cell>
          <table:table-cell office:value-type="float" office:value="141.22300000000001" table:style-name="ce1">
            <text:p>141,223</text:p>
          </table:table-cell>
          <table:table-cell office:value-type="float" office:value="953.63900000000001" table:style-name="ce1">
            <text:p>953,639</text:p>
          </table:table-cell>
          <table:table-cell office:value-type="float" office:value="920" table:style-name="ce1">
            <text:p>920</text:p>
          </table:table-cell>
          <table:table-cell table:style-name="ce1"/>
          <table:table-cell office:value-type="float" office:value="2.6274557575095667E-3" table:formula="of:=[.$B209]/[.$A209]" table:style-name="ce1">
            <text:p>0,002627456</text:p>
          </table:table-cell>
          <table:table-cell office:value-type="float" office:value="8.5721178131326461" table:formula="of:=LOG([.$Q209];2)*-1" table:style-name="ce1">
            <text:p>8,572117813</text:p>
          </table:table-cell>
          <table:table-cell office:value-type="float" office:value="2.755468168059771" table:formula="of:=LOG([.$N209]/[.$M209];2)" table:style-name="ce1">
            <text:p>2,755468168</text:p>
          </table:table-cell>
          <table:table-cell office:value-type="float" office:value="5.4597198981948338" table:formula="of:=LOG([.$B209]/[.$J209];2)*-1" table:style-name="ce1">
            <text:p>5,459719898</text:p>
          </table:table-cell>
          <table:table-cell office:value-type="float" office:value="2.7347150344572091" table:formula="of:=LOG([.$B209]/[.$K209];2)*-1" table:style-name="ce1">
            <text:p>2,73471503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104" table:style-name="ce1">
            <text:p>4104</text:p>
          </table:table-cell>
          <table:table-cell office:value-type="float" office:value="0" table:style-name="ce1">
            <text:p>0</text:p>
          </table:table-cell>
          <table:table-cell office:value-type="float" office:value="695" table:style-name="ce1">
            <text:p>695</text:p>
          </table:table-cell>
          <table:table-cell office:value-type="float" office:value="457" table:style-name="ce1">
            <text:p>457</text:p>
          </table:table-cell>
          <table:table-cell office:value-type="float" office:value="521" table:style-name="ce1">
            <text:p>521</text:p>
          </table:table-cell>
          <table:table-cell office:value-type="float" office:value="557" table:style-name="ce1">
            <text:p>557</text:p>
          </table:table-cell>
          <table:table-cell office:value-type="float" office:value="739" table:style-name="ce1">
            <text:p>739</text:p>
          </table:table-cell>
          <table:table-cell office:value-type="float" office:value="853" table:style-name="ce1">
            <text:p>853</text:p>
          </table:table-cell>
          <table:table-cell office:value-type="float" office:value="68904" table:style-name="ce1">
            <text:p>68904</text:p>
          </table:table-cell>
          <table:table-cell office:value-type="float" office:value="17046" table:style-name="ce1">
            <text:p>17046</text:p>
          </table:table-cell>
          <table:table-cell office:value-type="float" office:value="41460.400000000001" table:style-name="ce1">
            <text:p>41460,4</text:p>
          </table:table-cell>
          <table:table-cell office:value-type="float" office:value="85.906899999999993" table:style-name="ce1">
            <text:p>85,9069</text:p>
          </table:table-cell>
          <table:table-cell office:value-type="float" office:value="373.17200000000003" table:style-name="ce1">
            <text:p>373,172</text:p>
          </table:table-cell>
          <table:table-cell office:value-type="float" office:value="858" table:style-name="ce1">
            <text:p>858</text:p>
          </table:table-cell>
          <table:table-cell table:style-name="ce1"/>
          <table:table-cell office:value-type="float" office:value="2.1548917723459757E-3" table:formula="of:=[.$B210]/[.$A210]" table:style-name="ce1">
            <text:p>0,002154892</text:p>
          </table:table-cell>
          <table:table-cell office:value-type="float" office:value="8.8581688716914133" table:formula="of:=LOG([.$Q210];2)*-1" table:style-name="ce1">
            <text:p>8,858168872</text:p>
          </table:table-cell>
          <table:table-cell office:value-type="float" office:value="2.1189948236564438" table:formula="of:=LOG([.$N210]/[.$M210];2)" table:style-name="ce1">
            <text:p>2,118994824</text:p>
          </table:table-cell>
          <table:table-cell office:value-type="float" office:value="4.069485100321284" table:formula="of:=LOG([.$B210]/[.$J210];2)*-1" table:style-name="ce1">
            <text:p>4,0694851</text:p>
          </table:table-cell>
          <table:table-cell office:value-type="float" office:value="2.0543306013036431" table:formula="of:=LOG([.$B210]/[.$K210];2)*-1" table:style-name="ce1">
            <text:p>2,05433060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295" table:style-name="ce1">
            <text:p>8295</text:p>
          </table:table-cell>
          <table:table-cell office:value-type="float" office:value="0" table:style-name="ce1">
            <text:p>0</text:p>
          </table:table-cell>
          <table:table-cell office:value-type="float" office:value="546" table:style-name="ce1">
            <text:p>546</text:p>
          </table:table-cell>
          <table:table-cell office:value-type="float" office:value="809" table:style-name="ce1">
            <text:p>809</text:p>
          </table:table-cell>
          <table:table-cell office:value-type="float" office:value="916" table:style-name="ce1">
            <text:p>916</text:p>
          </table:table-cell>
          <table:table-cell office:value-type="float" office:value="1021" table:style-name="ce1">
            <text:p>1021</text:p>
          </table:table-cell>
          <table:table-cell office:value-type="float" office:value="115" table:style-name="ce1">
            <text:p>115</text:p>
          </table:table-cell>
          <table:table-cell office:value-type="float" office:value="194" table:style-name="ce1">
            <text:p>194</text:p>
          </table:table-cell>
          <table:table-cell office:value-type="float" office:value="329650" table:style-name="ce1">
            <text:p>329650</text:p>
          </table:table-cell>
          <table:table-cell office:value-type="float" office:value="55197.5" table:style-name="ce1">
            <text:p>55197,5</text:p>
          </table:table-cell>
          <table:table-cell office:value-type="float" office:value="59920.3" table:style-name="ce1">
            <text:p>59920,3</text:p>
          </table:table-cell>
          <table:table-cell office:value-type="float" office:value="92.649900000000002" table:style-name="ce1">
            <text:p>92,6499</text:p>
          </table:table-cell>
          <table:table-cell office:value-type="float" office:value="779.17200000000003" table:style-name="ce1">
            <text:p>779,172</text:p>
          </table:table-cell>
          <table:table-cell office:value-type="float" office:value="764" table:style-name="ce1">
            <text:p>764</text:p>
          </table:table-cell>
          <table:table-cell table:style-name="ce1"/>
          <table:table-cell office:value-type="float" office:value="4.3554647299244315E-3" table:formula="of:=[.$B211]/[.$A211]" table:style-name="ce1">
            <text:p>0,004355465</text:p>
          </table:table-cell>
          <table:table-cell office:value-type="float" office:value="7.8429576214552421" table:formula="of:=LOG([.$Q211];2)*-1" table:style-name="ce1">
            <text:p>7,842957621</text:p>
          </table:table-cell>
          <table:table-cell office:value-type="float" office:value="3.0720805100453901" table:formula="of:=LOG([.$N211]/[.$M211];2)" table:style-name="ce1">
            <text:p>3,07208051</text:p>
          </table:table-cell>
          <table:table-cell office:value-type="float" office:value="5.3125492899533455" table:formula="of:=LOG([.$B211]/[.$J211];2)*-1" table:style-name="ce1">
            <text:p>5,31254929</text:p>
          </table:table-cell>
          <table:table-cell office:value-type="float" office:value="2.7342890397807009" table:formula="of:=LOG([.$B211]/[.$K211];2)*-1" table:style-name="ce1">
            <text:p>2,7342890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525" table:style-name="ce1">
            <text:p>5525</text:p>
          </table:table-cell>
          <table:table-cell office:value-type="float" office:value="0" table:style-name="ce1">
            <text:p>0</text:p>
          </table:table-cell>
          <table:table-cell office:value-type="float" office:value="971" table:style-name="ce1">
            <text:p>971</text:p>
          </table:table-cell>
          <table:table-cell office:value-type="float" office:value="155" table:style-name="ce1">
            <text:p>155</text:p>
          </table:table-cell>
          <table:table-cell office:value-type="float" office:value="436" table:style-name="ce1">
            <text:p>436</text:p>
          </table:table-cell>
          <table:table-cell office:value-type="float" office:value="501" table:style-name="ce1">
            <text:p>501</text:p>
          </table:table-cell>
          <table:table-cell office:value-type="float" office:value="139" table:style-name="ce1">
            <text:p>139</text:p>
          </table:table-cell>
          <table:table-cell office:value-type="float" office:value="224" table:style-name="ce1">
            <text:p>224</text:p>
          </table:table-cell>
          <table:table-cell office:value-type="float" office:value="45475" table:style-name="ce1">
            <text:p>45475</text:p>
          </table:table-cell>
          <table:table-cell office:value-type="float" office:value="25500" table:style-name="ce1">
            <text:p>25500</text:p>
          </table:table-cell>
          <table:table-cell office:value-type="float" office:value="42878.400000000001" table:style-name="ce1">
            <text:p>42878,4</text:p>
          </table:table-cell>
          <table:table-cell office:value-type="float" office:value="64.031199999999998" table:style-name="ce1">
            <text:p>64,0312</text:p>
          </table:table-cell>
          <table:table-cell office:value-type="float" office:value="503.67200000000003" table:style-name="ce1">
            <text:p>503,672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2.9010177978098235E-3" table:formula="of:=[.$B212]/[.$A212]" table:style-name="ce1">
            <text:p>0,002901018</text:p>
          </table:table-cell>
          <table:table-cell office:value-type="float" office:value="8.4292251381323116" table:formula="of:=LOG([.$Q212];2)*-1" table:style-name="ce1">
            <text:p>8,429225138</text:p>
          </table:table-cell>
          <table:table-cell office:value-type="float" office:value="2.975637578625248" table:formula="of:=LOG([.$N212]/[.$M212];2)" table:style-name="ce1">
            <text:p>2,975637579</text:p>
          </table:table-cell>
          <table:table-cell office:value-type="float" office:value="3.0410272682600548" table:formula="of:=LOG([.$B212]/[.$J212];2)*-1" table:style-name="ce1">
            <text:p>3,041027268</text:p>
          </table:table-cell>
          <table:table-cell office:value-type="float" office:value="2.2064508774674265" table:formula="of:=LOG([.$B212]/[.$K212];2)*-1" table:style-name="ce1">
            <text:p>2,20645087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550" table:style-name="ce1">
            <text:p>3550</text:p>
          </table:table-cell>
          <table:table-cell office:value-type="float" office:value="0" table:style-name="ce1">
            <text:p>0</text:p>
          </table:table-cell>
          <table:table-cell office:value-type="float" office:value="493" table:style-name="ce1">
            <text:p>493</text:p>
          </table:table-cell>
          <table:table-cell office:value-type="float" office:value="155" table:style-name="ce1">
            <text:p>155</text:p>
          </table:table-cell>
          <table:table-cell office:value-type="float" office:value="1024" table:style-name="ce1">
            <text:p>1024</text:p>
          </table:table-cell>
          <table:table-cell office:value-type="float" office:value="1166" table:style-name="ce1">
            <text:p>1166</text:p>
          </table:table-cell>
          <table:table-cell office:value-type="float" office:value="245" table:style-name="ce1">
            <text:p>245</text:p>
          </table:table-cell>
          <table:table-cell office:value-type="float" office:value="270" table:style-name="ce1">
            <text:p>270</text:p>
          </table:table-cell>
          <table:table-cell office:value-type="float" office:value="77395" table:style-name="ce1">
            <text:p>77395</text:p>
          </table:table-cell>
          <table:table-cell office:value-type="float" office:value="16577.5" table:style-name="ce1">
            <text:p>16577,5</text:p>
          </table:table-cell>
          <table:table-cell office:value-type="float" office:value="19266.2" table:style-name="ce1">
            <text:p>19266,2</text:p>
          </table:table-cell>
          <table:table-cell office:value-type="float" office:value="144.01400000000001" table:style-name="ce1">
            <text:p>144,014</text:p>
          </table:table-cell>
          <table:table-cell office:value-type="float" office:value="610.58000000000004" table:style-name="ce1">
            <text:p>610,58</text:p>
          </table:table-cell>
          <table:table-cell office:value-type="float" office:value="686" table:style-name="ce1">
            <text:p>686</text:p>
          </table:table-cell>
          <table:table-cell table:style-name="ce1"/>
          <table:table-cell office:value-type="float" office:value="1.864002385923054E-3" table:formula="of:=[.$B213]/[.$A213]" table:style-name="ce1">
            <text:p>0,001864002</text:p>
          </table:table-cell>
          <table:table-cell office:value-type="float" office:value="9.0673805780190602" table:formula="of:=LOG([.$Q213];2)*-1" table:style-name="ce1">
            <text:p>9,067380578</text:p>
          </table:table-cell>
          <table:table-cell office:value-type="float" office:value="2.0839712669067381" table:formula="of:=LOG([.$N213]/[.$M213];2)" table:style-name="ce1">
            <text:p>2,083971267</text:p>
          </table:table-cell>
          <table:table-cell office:value-type="float" office:value="4.4463494362752858" table:formula="of:=LOG([.$B213]/[.$J213];2)*-1" table:style-name="ce1">
            <text:p>4,446349436</text:p>
          </table:table-cell>
          <table:table-cell office:value-type="float" office:value="2.2233355252611933" table:formula="of:=LOG([.$B213]/[.$K213];2)*-1" table:style-name="ce1">
            <text:p>2,22333552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340" table:style-name="ce1">
            <text:p>2340</text:p>
          </table:table-cell>
          <table:table-cell office:value-type="float" office:value="0" table:style-name="ce1">
            <text:p>0</text:p>
          </table:table-cell>
          <table:table-cell office:value-type="float" office:value="1110" table:style-name="ce1">
            <text:p>1110</text:p>
          </table:table-cell>
          <table:table-cell office:value-type="float" office:value="255" table:style-name="ce1">
            <text:p>255</text:p>
          </table:table-cell>
          <table:table-cell office:value-type="float" office:value="878" table:style-name="ce1">
            <text:p>878</text:p>
          </table:table-cell>
          <table:table-cell office:value-type="float" office:value="923" table:style-name="ce1">
            <text:p>923</text:p>
          </table:table-cell>
          <table:table-cell office:value-type="float" office:value="428" table:style-name="ce1">
            <text:p>428</text:p>
          </table:table-cell>
          <table:table-cell office:value-type="float" office:value="480" table:style-name="ce1">
            <text:p>480</text:p>
          </table:table-cell>
          <table:table-cell office:value-type="float" office:value="52200" table:style-name="ce1">
            <text:p>52200</text:p>
          </table:table-cell>
          <table:table-cell office:value-type="float" office:value="11094.5" table:style-name="ce1">
            <text:p>11094,5</text:p>
          </table:table-cell>
          <table:table-cell office:value-type="float" office:value="20939.8" table:style-name="ce1">
            <text:p>20939,8</text:p>
          </table:table-cell>
          <table:table-cell office:value-type="float" office:value="59.464300000000001" table:style-name="ce1">
            <text:p>59,4643</text:p>
          </table:table-cell>
          <table:table-cell office:value-type="float" office:value="289.31099999999998" table:style-name="ce1">
            <text:p>289,311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1.2286663614253369E-3" table:formula="of:=[.$B214]/[.$A214]" table:style-name="ce1">
            <text:p>0,001228666</text:p>
          </table:table-cell>
          <table:table-cell office:value-type="float" office:value="9.6686910728277002" table:formula="of:=LOG([.$Q214];2)*-1" table:style-name="ce1">
            <text:p>9,668691073</text:p>
          </table:table-cell>
          <table:table-cell office:value-type="float" office:value="2.2825254808297535" table:formula="of:=LOG([.$N214]/[.$M214];2)" table:style-name="ce1">
            <text:p>2,282525481</text:p>
          </table:table-cell>
          <table:table-cell office:value-type="float" office:value="4.4794693718738419" table:formula="of:=LOG([.$B214]/[.$J214];2)*-1" table:style-name="ce1">
            <text:p>4,479469372</text:p>
          </table:table-cell>
          <table:table-cell office:value-type="float" office:value="2.2452642155992022" table:formula="of:=LOG([.$B214]/[.$K214];2)*-1" table:style-name="ce1">
            <text:p>2,24526421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850" table:style-name="ce1">
            <text:p>11850</text:p>
          </table:table-cell>
          <table:table-cell office:value-type="float" office:value="0" table:style-name="ce1">
            <text:p>0</text:p>
          </table:table-cell>
          <table:table-cell office:value-type="float" office:value="899" table:style-name="ce1">
            <text:p>899</text:p>
          </table:table-cell>
          <table:table-cell office:value-type="float" office:value="432" table:style-name="ce1">
            <text:p>432</text:p>
          </table:table-cell>
          <table:table-cell office:value-type="float" office:value="1504" table:style-name="ce1">
            <text:p>1504</text:p>
          </table:table-cell>
          <table:table-cell office:value-type="float" office:value="1662" table:style-name="ce1">
            <text:p>1662</text:p>
          </table:table-cell>
          <table:table-cell office:value-type="float" office:value="396" table:style-name="ce1">
            <text:p>396</text:p>
          </table:table-cell>
          <table:table-cell office:value-type="float" office:value="471" table:style-name="ce1">
            <text:p>471</text:p>
          </table:table-cell>
          <table:table-cell office:value-type="float" office:value="57225" table:style-name="ce1">
            <text:p>57225</text:p>
          </table:table-cell>
          <table:table-cell office:value-type="float" office:value="34537.5" table:style-name="ce1">
            <text:p>34537,5</text:p>
          </table:table-cell>
          <table:table-cell office:value-type="float" office:value="41744.6" table:style-name="ce1">
            <text:p>41744,6</text:p>
          </table:table-cell>
          <table:table-cell office:value-type="float" office:value="158.01300000000001" table:style-name="ce1">
            <text:p>158,013</text:p>
          </table:table-cell>
          <table:table-cell office:value-type="float" office:value="684.00099999999998" table:style-name="ce1">
            <text:p>684,001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6.2220924713206165E-3" table:formula="of:=[.$B215]/[.$A215]" table:style-name="ce1">
            <text:p>0,006222092</text:p>
          </table:table-cell>
          <table:table-cell office:value-type="float" office:value="7.3283844486254832" table:formula="of:=LOG([.$Q215];2)*-1" table:style-name="ce1">
            <text:p>7,328384449</text:p>
          </table:table-cell>
          <table:table-cell office:value-type="float" office:value="2.1139551780370738" table:formula="of:=LOG([.$N215]/[.$M215];2)" table:style-name="ce1">
            <text:p>2,113955178</text:p>
          </table:table-cell>
          <table:table-cell office:value-type="float" office:value="2.2717584986574275" table:formula="of:=LOG([.$B215]/[.$J215];2)*-1" table:style-name="ce1">
            <text:p>2,271758499</text:p>
          </table:table-cell>
          <table:table-cell office:value-type="float" office:value="1.5432765979142327" table:formula="of:=LOG([.$B215]/[.$K215];2)*-1" table:style-name="ce1">
            <text:p>1,54327659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220" table:style-name="ce1">
            <text:p>11220</text:p>
          </table:table-cell>
          <table:table-cell office:value-type="float" office:value="0" table:style-name="ce1">
            <text:p>0</text:p>
          </table:table-cell>
          <table:table-cell office:value-type="float" office:value="1625" table:style-name="ce1">
            <text:p>1625</text:p>
          </table:table-cell>
          <table:table-cell office:value-type="float" office:value="434" table:style-name="ce1">
            <text:p>434</text:p>
          </table:table-cell>
          <table:table-cell office:value-type="float" office:value="721" table:style-name="ce1">
            <text:p>721</text:p>
          </table:table-cell>
          <table:table-cell office:value-type="float" office:value="886" table:style-name="ce1">
            <text:p>886</text:p>
          </table:table-cell>
          <table:table-cell office:value-type="float" office:value="103" table:style-name="ce1">
            <text:p>103</text:p>
          </table:table-cell>
          <table:table-cell office:value-type="float" office:value="171" table:style-name="ce1">
            <text:p>171</text:p>
          </table:table-cell>
          <table:table-cell office:value-type="float" office:value="299224" table:style-name="ce1">
            <text:p>299224</text:p>
          </table:table-cell>
          <table:table-cell office:value-type="float" office:value="58043.5" table:style-name="ce1">
            <text:p>58043,5</text:p>
          </table:table-cell>
          <table:table-cell office:value-type="float" office:value="69864.100000000006" table:style-name="ce1">
            <text:p>69864,1</text:p>
          </table:table-cell>
          <table:table-cell office:value-type="float" office:value="174.631" table:style-name="ce1">
            <text:p>174,631</text:p>
          </table:table-cell>
          <table:table-cell office:value-type="float" office:value="874.01" table:style-name="ce1">
            <text:p>874,01</text:p>
          </table:table-cell>
          <table:table-cell office:value-type="float" office:value="686" table:style-name="ce1">
            <text:p>686</text:p>
          </table:table-cell>
          <table:table-cell table:style-name="ce1"/>
          <table:table-cell office:value-type="float" office:value="5.8912976817061032E-3" table:formula="of:=[.$B216]/[.$A216]" table:style-name="ce1">
            <text:p>0,005891298</text:p>
          </table:table-cell>
          <table:table-cell office:value-type="float" office:value="7.4071988318023116" table:formula="of:=LOG([.$Q216];2)*-1" table:style-name="ce1">
            <text:p>7,407198832</text:p>
          </table:table-cell>
          <table:table-cell office:value-type="float" office:value="2.3233401016050168" table:formula="of:=LOG([.$N216]/[.$M216];2)" table:style-name="ce1">
            <text:p>2,323340102</text:p>
          </table:table-cell>
          <table:table-cell office:value-type="float" office:value="4.7370813137262502" table:formula="of:=LOG([.$B216]/[.$J216];2)*-1" table:style-name="ce1">
            <text:p>4,737081314</text:p>
          </table:table-cell>
          <table:table-cell office:value-type="float" office:value="2.3710618400189554" table:formula="of:=LOG([.$B216]/[.$K216];2)*-1" table:style-name="ce1">
            <text:p>2,3710618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435" table:style-name="ce1">
            <text:p>9435</text:p>
          </table:table-cell>
          <table:table-cell office:value-type="float" office:value="0" table:style-name="ce1">
            <text:p>0</text:p>
          </table:table-cell>
          <table:table-cell office:value-type="float" office:value="777" table:style-name="ce1">
            <text:p>777</text:p>
          </table:table-cell>
          <table:table-cell office:value-type="float" office:value="152" table:style-name="ce1">
            <text:p>152</text:p>
          </table:table-cell>
          <table:table-cell office:value-type="float" office:value="1136" table:style-name="ce1">
            <text:p>1136</text:p>
          </table:table-cell>
          <table:table-cell office:value-type="float" office:value="1247" table:style-name="ce1">
            <text:p>1247</text:p>
          </table:table-cell>
          <table:table-cell office:value-type="float" office:value="9" table:style-name="ce1">
            <text:p>9</text:p>
          </table:table-cell>
          <table:table-cell office:value-type="float" office:value="94" table:style-name="ce1">
            <text:p>94</text:p>
          </table:table-cell>
          <table:table-cell office:value-type="float" office:value="67210" table:style-name="ce1">
            <text:p>67210</text:p>
          </table:table-cell>
          <table:table-cell office:value-type="float" office:value="27911.5" table:style-name="ce1">
            <text:p>27911,5</text:p>
          </table:table-cell>
          <table:table-cell office:value-type="float" office:value="39269.300000000003" table:style-name="ce1">
            <text:p>39269,3</text:p>
          </table:table-cell>
          <table:table-cell office:value-type="float" office:value="113.03100000000001" table:style-name="ce1">
            <text:p>113,031</text:p>
          </table:table-cell>
          <table:table-cell office:value-type="float" office:value="426.142" table:style-name="ce1">
            <text:p>426,142</text:p>
          </table:table-cell>
          <table:table-cell office:value-type="float" office:value="562" table:style-name="ce1">
            <text:p>562</text:p>
          </table:table-cell>
          <table:table-cell table:style-name="ce1"/>
          <table:table-cell office:value-type="float" office:value="4.9540457777983143E-3" table:formula="of:=[.$B217]/[.$A217]" table:style-name="ce1">
            <text:p>0,004954046</text:p>
          </table:table-cell>
          <table:table-cell office:value-type="float" office:value="7.6571770848106588" table:formula="of:=LOG([.$Q217];2)*-1" table:style-name="ce1">
            <text:p>7,657177085</text:p>
          </table:table-cell>
          <table:table-cell office:value-type="float" office:value="1.914615746709381" table:formula="of:=LOG([.$N217]/[.$M217];2)" table:style-name="ce1">
            <text:p>1,914615747</text:p>
          </table:table-cell>
          <table:table-cell office:value-type="float" office:value="2.8325814808555814" table:formula="of:=LOG([.$B217]/[.$J217];2)*-1" table:style-name="ce1">
            <text:p>2,832581481</text:p>
          </table:table-cell>
          <table:table-cell office:value-type="float" office:value="1.5647652358407949" table:formula="of:=LOG([.$B217]/[.$K217];2)*-1" table:style-name="ce1">
            <text:p>1,56476523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438" table:style-name="ce1">
            <text:p>9438</text:p>
          </table:table-cell>
          <table:table-cell office:value-type="float" office:value="0" table:style-name="ce1">
            <text:p>0</text:p>
          </table:table-cell>
          <table:table-cell office:value-type="float" office:value="1220" table:style-name="ce1">
            <text:p>1220</text:p>
          </table:table-cell>
          <table:table-cell office:value-type="float" office:value="43" table:style-name="ce1">
            <text:p>43</text:p>
          </table:table-cell>
          <table:table-cell office:value-type="float" office:value="1205" table:style-name="ce1">
            <text:p>1205</text:p>
          </table:table-cell>
          <table:table-cell office:value-type="float" office:value="1326" table:style-name="ce1">
            <text:p>1326</text:p>
          </table:table-cell>
          <table:table-cell office:value-type="float" office:value="42" table:style-name="ce1">
            <text:p>42</text:p>
          </table:table-cell>
          <table:table-cell office:value-type="float" office:value="120" table:style-name="ce1">
            <text:p>120</text:p>
          </table:table-cell>
          <table:table-cell office:value-type="float" office:value="9438" table:style-name="ce1">
            <text:p>9438</text:p>
          </table:table-cell>
          <table:table-cell office:value-type="float" office:value="9438" table:style-name="ce1">
            <text:p>9438</text:p>
          </table:table-cell>
          <table:table-cell office:value-type="float" office:value="9438" table:style-name="ce1">
            <text:p>9438</text:p>
          </table:table-cell>
          <table:table-cell office:value-type="float" office:value="117.79600000000001" table:style-name="ce1">
            <text:p>117,796</text:p>
          </table:table-cell>
          <table:table-cell office:value-type="float" office:value="58.898200000000003" table:style-name="ce1">
            <text:p>58,8982</text:p>
          </table:table-cell>
          <table:table-cell office:value-type="float" office:value="421" table:style-name="ce1">
            <text:p>421</text:p>
          </table:table-cell>
          <table:table-cell table:style-name="ce1"/>
          <table:table-cell office:value-type="float" office:value="4.9556209910821929E-3" table:formula="of:=[.$B218]/[.$A218]" table:style-name="ce1">
            <text:p>0,004955621</text:p>
          </table:table-cell>
          <table:table-cell office:value-type="float" office:value="7.6567184311616234" table:formula="of:=LOG([.$Q218];2)*-1" table:style-name="ce1">
            <text:p>7,656718431</text:p>
          </table:table-cell>
          <table:table-cell office:value-type="float" office:value="-0.99999510104726319" table:formula="of:=LOG([.$N218]/[.$M218];2)" table:style-name="ce1">
            <text:p>-0,999995101</text:p>
          </table:table-cell>
          <table:table-cell office:value-type="float" office:value="0" table:formula="of:=LOG([.$B218]/[.$J218];2)*-1" table:style-name="ce1">
            <text:p>0</text:p>
          </table:table-cell>
          <table:table-cell office:value-type="float" office:value="0" table:formula="of:=LOG([.$B218]/[.$K218];2)*-1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892" table:style-name="ce1">
            <text:p>8892</text:p>
          </table:table-cell>
          <table:table-cell office:value-type="float" office:value="0" table:style-name="ce1">
            <text:p>0</text:p>
          </table:table-cell>
          <table:table-cell office:value-type="float" office:value="1248" table:style-name="ce1">
            <text:p>1248</text:p>
          </table:table-cell>
          <table:table-cell office:value-type="float" office:value="90" table:style-name="ce1">
            <text:p>90</text:p>
          </table:table-cell>
          <table:table-cell office:value-type="float" office:value="1095" table:style-name="ce1">
            <text:p>1095</text:p>
          </table:table-cell>
          <table:table-cell office:value-type="float" office:value="1173" table:style-name="ce1">
            <text:p>1173</text:p>
          </table:table-cell>
          <table:table-cell office:value-type="float" office:value="620" table:style-name="ce1">
            <text:p>620</text:p>
          </table:table-cell>
          <table:table-cell office:value-type="float" office:value="734" table:style-name="ce1">
            <text:p>734</text:p>
          </table:table-cell>
          <table:table-cell office:value-type="float" office:value="98532" table:style-name="ce1">
            <text:p>98532</text:p>
          </table:table-cell>
          <table:table-cell office:value-type="float" office:value="33837" table:style-name="ce1">
            <text:p>33837</text:p>
          </table:table-cell>
          <table:table-cell office:value-type="float" office:value="52504.1" table:style-name="ce1">
            <text:p>52504,1</text:p>
          </table:table-cell>
          <table:table-cell office:value-type="float" office:value="116.10299999999999" table:style-name="ce1">
            <text:p>116,103</text:p>
          </table:table-cell>
          <table:table-cell office:value-type="float" office:value="597.96699999999998" table:style-name="ce1">
            <text:p>597,967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4.6689321734162802E-3" table:formula="of:=[.$B219]/[.$A219]" table:style-name="ce1">
            <text:p>0,004668932</text:p>
          </table:table-cell>
          <table:table-cell office:value-type="float" office:value="7.7426916542714768" table:formula="of:=LOG([.$Q219];2)*-1" table:style-name="ce1">
            <text:p>7,742691654</text:p>
          </table:table-cell>
          <table:table-cell office:value-type="float" office:value="2.364660617957195" table:formula="of:=LOG([.$N219]/[.$M219];2)" table:style-name="ce1">
            <text:p>2,364660618</text:p>
          </table:table-cell>
          <table:table-cell office:value-type="float" office:value="3.4700124877802789" table:formula="of:=LOG([.$B219]/[.$J219];2)*-1" table:style-name="ce1">
            <text:p>3,470012488</text:p>
          </table:table-cell>
          <table:table-cell office:value-type="float" office:value="1.9280218108141947" table:formula="of:=LOG([.$B219]/[.$K219];2)*-1" table:style-name="ce1">
            <text:p>1,92802181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345" table:style-name="ce1">
            <text:p>4345</text:p>
          </table:table-cell>
          <table:table-cell office:value-type="float" office:value="0" table:style-name="ce1">
            <text:p>0</text:p>
          </table:table-cell>
          <table:table-cell office:value-type="float" office:value="1144" table:style-name="ce1">
            <text:p>1144</text:p>
          </table:table-cell>
          <table:table-cell office:value-type="float" office:value="693" table:style-name="ce1">
            <text:p>693</text:p>
          </table:table-cell>
          <table:table-cell office:value-type="float" office:value="598" table:style-name="ce1">
            <text:p>598</text:p>
          </table:table-cell>
          <table:table-cell office:value-type="float" office:value="677" table:style-name="ce1">
            <text:p>677</text:p>
          </table:table-cell>
          <table:table-cell office:value-type="float" office:value="461" table:style-name="ce1">
            <text:p>461</text:p>
          </table:table-cell>
          <table:table-cell office:value-type="float" office:value="516" table:style-name="ce1">
            <text:p>516</text:p>
          </table:table-cell>
          <table:table-cell office:value-type="float" office:value="126672" table:style-name="ce1">
            <text:p>126672</text:p>
          </table:table-cell>
          <table:table-cell office:value-type="float" office:value="24179" table:style-name="ce1">
            <text:p>24179</text:p>
          </table:table-cell>
          <table:table-cell office:value-type="float" office:value="43287.1" table:style-name="ce1">
            <text:p>43287,1</text:p>
          </table:table-cell>
          <table:table-cell office:value-type="float" office:value="84.308999999999997" table:style-name="ce1">
            <text:p>84,309</text:p>
          </table:table-cell>
          <table:table-cell office:value-type="float" office:value="546.87699999999995" table:style-name="ce1">
            <text:p>546,877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2.2814339061508928E-3" table:formula="of:=[.$B220]/[.$A220]" table:style-name="ce1">
            <text:p>0,002281434</text:p>
          </table:table-cell>
          <table:table-cell office:value-type="float" office:value="8.7758434255967046" table:formula="of:=LOG([.$Q220];2)*-1" table:style-name="ce1">
            <text:p>8,775843426</text:p>
          </table:table-cell>
          <table:table-cell office:value-type="float" office:value="2.6974578355243168" table:formula="of:=LOG([.$N220]/[.$M220];2)" table:style-name="ce1">
            <text:p>2,697457836</text:p>
          </table:table-cell>
          <table:table-cell office:value-type="float" office:value="4.8655976743456621" table:formula="of:=LOG([.$B220]/[.$J220];2)*-1" table:style-name="ce1">
            <text:p>4,865597674</text:p>
          </table:table-cell>
          <table:table-cell office:value-type="float" office:value="2.47632649639361" table:formula="of:=LOG([.$B220]/[.$K220];2)*-1" table:style-name="ce1">
            <text:p>2,47632649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4592" table:style-name="ce1">
            <text:p>14592</text:p>
          </table:table-cell>
          <table:table-cell office:value-type="float" office:value="0" table:style-name="ce1">
            <text:p>0</text:p>
          </table:table-cell>
          <table:table-cell office:value-type="float" office:value="620" table:style-name="ce1">
            <text:p>620</text:p>
          </table:table-cell>
          <table:table-cell office:value-type="float" office:value="503" table:style-name="ce1">
            <text:p>503</text:p>
          </table:table-cell>
          <table:table-cell office:value-type="float" office:value="553" table:style-name="ce1">
            <text:p>553</text:p>
          </table:table-cell>
          <table:table-cell office:value-type="float" office:value="705" table:style-name="ce1">
            <text:p>705</text:p>
          </table:table-cell>
          <table:table-cell office:value-type="float" office:value="343" table:style-name="ce1">
            <text:p>343</text:p>
          </table:table-cell>
          <table:table-cell office:value-type="float" office:value="439" table:style-name="ce1">
            <text:p>439</text:p>
          </table:table-cell>
          <table:table-cell office:value-type="float" office:value="24320" table:style-name="ce1">
            <text:p>24320</text:p>
          </table:table-cell>
          <table:table-cell office:value-type="float" office:value="19456" table:style-name="ce1">
            <text:p>19456</text:p>
          </table:table-cell>
          <table:table-cell office:value-type="float" office:value="22561.4" table:style-name="ce1">
            <text:p>22561,4</text:p>
          </table:table-cell>
          <table:table-cell office:value-type="float" office:value="96.187299999999993" table:style-name="ce1">
            <text:p>96,1873</text:p>
          </table:table-cell>
          <table:table-cell office:value-type="float" office:value="112.361" table:style-name="ce1">
            <text:p>112,361</text:p>
          </table:table-cell>
          <table:table-cell office:value-type="float" office:value="390" table:style-name="ce1">
            <text:p>390</text:p>
          </table:table-cell>
          <table:table-cell table:style-name="ce1"/>
          <table:table-cell office:value-type="float" office:value="7.6618374127856914E-3" table:formula="of:=[.$B221]/[.$A221]" table:style-name="ce1">
            <text:p>0,007661837</text:p>
          </table:table-cell>
          <table:table-cell office:value-type="float" office:value="7.0280938731337255" table:formula="of:=LOG([.$Q221];2)*-1" table:style-name="ce1">
            <text:p>7,028093873</text:p>
          </table:table-cell>
          <table:table-cell office:value-type="float" office:value="0.22422304265971998" table:formula="of:=LOG([.$N221]/[.$M221];2)" table:style-name="ce1">
            <text:p>0,224223043</text:p>
          </table:table-cell>
          <table:table-cell office:value-type="float" office:value="0.73696559416620622" table:formula="of:=LOG([.$B221]/[.$J221];2)*-1" table:style-name="ce1">
            <text:p>0,736965594</text:p>
          </table:table-cell>
          <table:table-cell office:value-type="float" office:value="0.41503749927884381" table:formula="of:=LOG([.$B221]/[.$K221];2)*-1" table:style-name="ce1">
            <text:p>0,41503749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250" table:style-name="ce1">
            <text:p>3250</text:p>
          </table:table-cell>
          <table:table-cell office:value-type="float" office:value="0" table:style-name="ce1">
            <text:p>0</text:p>
          </table:table-cell>
          <table:table-cell office:value-type="float" office:value="647" table:style-name="ce1">
            <text:p>647</text:p>
          </table:table-cell>
          <table:table-cell office:value-type="float" office:value="359" table:style-name="ce1">
            <text:p>359</text:p>
          </table:table-cell>
          <table:table-cell office:value-type="float" office:value="1699" table:style-name="ce1">
            <text:p>1699</text:p>
          </table:table-cell>
          <table:table-cell office:value-type="float" office:value="1764" table:style-name="ce1">
            <text:p>1764</text:p>
          </table:table-cell>
          <table:table-cell office:value-type="float" office:value="691" table:style-name="ce1">
            <text:p>691</text:p>
          </table:table-cell>
          <table:table-cell office:value-type="float" office:value="741" table:style-name="ce1">
            <text:p>741</text:p>
          </table:table-cell>
          <table:table-cell office:value-type="float" office:value="426694" table:style-name="ce1">
            <text:p>426694</text:p>
          </table:table-cell>
          <table:table-cell office:value-type="float" office:value="40340" table:style-name="ce1">
            <text:p>40340</text:p>
          </table:table-cell>
          <table:table-cell office:value-type="float" office:value="50452.6" table:style-name="ce1">
            <text:p>50452,6</text:p>
          </table:table-cell>
          <table:table-cell office:value-type="float" office:value="67.675700000000006" table:style-name="ce1">
            <text:p>67,6757</text:p>
          </table:table-cell>
          <table:table-cell office:value-type="float" office:value="1141.27" table:style-name="ce1">
            <text:p>1141,27</text:p>
          </table:table-cell>
          <table:table-cell office:value-type="float" office:value="811" table:style-name="ce1">
            <text:p>811</text:p>
          </table:table-cell>
          <table:table-cell table:style-name="ce1"/>
          <table:table-cell office:value-type="float" office:value="1.7064810575351903E-3" table:formula="of:=[.$B222]/[.$A222]" table:style-name="ce1">
            <text:p>0,001706481</text:p>
          </table:table-cell>
          <table:table-cell office:value-type="float" office:value="9.1947598844952871" table:formula="of:=LOG([.$Q222];2)*-1" table:style-name="ce1">
            <text:p>9,194759884</text:p>
          </table:table-cell>
          <table:table-cell office:value-type="float" office:value="4.075858427522963" table:formula="of:=LOG([.$N222]/[.$M222];2)" table:style-name="ce1">
            <text:p>4,075858428</text:p>
          </table:table-cell>
          <table:table-cell office:value-type="float" office:value="7.0366182957158854" table:formula="of:=LOG([.$B222]/[.$J222];2)*-1" table:style-name="ce1">
            <text:p>7,036618296</text:p>
          </table:table-cell>
          <table:table-cell office:value-type="float" office:value="3.6336994606971449" table:formula="of:=LOG([.$B222]/[.$K222];2)*-1" table:style-name="ce1">
            <text:p>3,63369946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826" table:style-name="ce1">
            <text:p>11826</text:p>
          </table:table-cell>
          <table:table-cell office:value-type="float" office:value="0" table:style-name="ce1">
            <text:p>0</text:p>
          </table:table-cell>
          <table:table-cell office:value-type="float" office:value="1752" table:style-name="ce1">
            <text:p>1752</text:p>
          </table:table-cell>
          <table:table-cell office:value-type="float" office:value="715" table:style-name="ce1">
            <text:p>715</text:p>
          </table:table-cell>
          <table:table-cell office:value-type="float" office:value="150" table:style-name="ce1">
            <text:p>150</text:p>
          </table:table-cell>
          <table:table-cell office:value-type="float" office:value="312" table:style-name="ce1">
            <text:p>312</text:p>
          </table:table-cell>
          <table:table-cell office:value-type="float" office:value="430" table:style-name="ce1">
            <text:p>430</text:p>
          </table:table-cell>
          <table:table-cell office:value-type="float" office:value="503" table:style-name="ce1">
            <text:p>503</text:p>
          </table:table-cell>
          <table:table-cell office:value-type="float" office:value="456570" table:style-name="ce1">
            <text:p>456570</text:p>
          </table:table-cell>
          <table:table-cell office:value-type="float" office:value="81558" table:style-name="ce1">
            <text:p>81558</text:p>
          </table:table-cell>
          <table:table-cell office:value-type="float" office:value="102561" table:style-name="ce1">
            <text:p>102561</text:p>
          </table:table-cell>
          <table:table-cell office:value-type="float" office:value="164.40199999999999" table:style-name="ce1">
            <text:p>164,402</text:p>
          </table:table-cell>
          <table:table-cell office:value-type="float" office:value="1541.25" table:style-name="ce1">
            <text:p>1541,25</text:p>
          </table:table-cell>
          <table:table-cell office:value-type="float" office:value="749" table:style-name="ce1">
            <text:p>749</text:p>
          </table:table-cell>
          <table:table-cell table:style-name="ce1"/>
          <table:table-cell office:value-type="float" office:value="6.2094907650495877E-3" table:formula="of:=[.$B223]/[.$A223]" table:style-name="ce1">
            <text:p>0,006209491</text:p>
          </table:table-cell>
          <table:table-cell office:value-type="float" office:value="7.3313093255338249" table:formula="of:=LOG([.$Q223];2)*-1" table:style-name="ce1">
            <text:p>7,331309326</text:p>
          </table:table-cell>
          <table:table-cell office:value-type="float" office:value="3.2288011395680778" table:formula="of:=LOG([.$N223]/[.$M223];2)" table:style-name="ce1">
            <text:p>3,22880114</text:p>
          </table:table-cell>
          <table:table-cell office:value-type="float" office:value="5.2708019796961727" table:formula="of:=LOG([.$B223]/[.$J223];2)*-1" table:style-name="ce1">
            <text:p>5,27080198</text:p>
          </table:table-cell>
          <table:table-cell office:value-type="float" office:value="2.7858642151910598" table:formula="of:=LOG([.$B223]/[.$K223];2)*-1" table:style-name="ce1">
            <text:p>2,78586421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678" table:style-name="ce1">
            <text:p>2678</text:p>
          </table:table-cell>
          <table:table-cell office:value-type="float" office:value="0" table:style-name="ce1">
            <text:p>0</text:p>
          </table:table-cell>
          <table:table-cell office:value-type="float" office:value="196" table:style-name="ce1">
            <text:p>196</text:p>
          </table:table-cell>
          <table:table-cell office:value-type="float" office:value="437" table:style-name="ce1">
            <text:p>437</text:p>
          </table:table-cell>
          <table:table-cell office:value-type="float" office:value="804" table:style-name="ce1">
            <text:p>804</text:p>
          </table:table-cell>
          <table:table-cell office:value-type="float" office:value="830" table:style-name="ce1">
            <text:p>830</text:p>
          </table:table-cell>
          <table:table-cell office:value-type="float" office:value="298" table:style-name="ce1">
            <text:p>298</text:p>
          </table:table-cell>
          <table:table-cell office:value-type="float" office:value="401" table:style-name="ce1">
            <text:p>401</text:p>
          </table:table-cell>
          <table:table-cell office:value-type="float" office:value="88126" table:style-name="ce1">
            <text:p>88126</text:p>
          </table:table-cell>
          <table:table-cell office:value-type="float" office:value="34458" table:style-name="ce1">
            <text:p>34458</text:p>
          </table:table-cell>
          <table:table-cell office:value-type="float" office:value="48974.7" table:style-name="ce1">
            <text:p>48974,7</text:p>
          </table:table-cell>
          <table:table-cell office:value-type="float" office:value="26.076799999999999" table:style-name="ce1">
            <text:p>26,0768</text:p>
          </table:table-cell>
          <table:table-cell office:value-type="float" office:value="627.20399999999995" table:style-name="ce1">
            <text:p>627,204</text:p>
          </table:table-cell>
          <table:table-cell office:value-type="float" office:value="811" table:style-name="ce1">
            <text:p>811</text:p>
          </table:table-cell>
          <table:table-cell table:style-name="ce1"/>
          <table:table-cell office:value-type="float" office:value="1.4061403914089967E-3" table:formula="of:=[.$B224]/[.$A224]" table:style-name="ce1">
            <text:p>0,00140614</text:p>
          </table:table-cell>
          <table:table-cell office:value-type="float" office:value="9.4740436419741574" table:formula="of:=LOG([.$Q224];2)*-1" table:style-name="ce1">
            <text:p>9,474043642</text:p>
          </table:table-cell>
          <table:table-cell office:value-type="float" office:value="4.5880960142606879" table:formula="of:=LOG([.$N224]/[.$M224];2)" table:style-name="ce1">
            <text:p>4,588096014</text:p>
          </table:table-cell>
          <table:table-cell office:value-type="float" office:value="5.0403398575386049" table:formula="of:=LOG([.$B224]/[.$J224];2)*-1" table:style-name="ce1">
            <text:p>5,040339858</text:p>
          </table:table-cell>
          <table:table-cell office:value-type="float" office:value="3.6856111017828757" table:formula="of:=LOG([.$B224]/[.$K224];2)*-1" table:style-name="ce1">
            <text:p>3,68561110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542" table:style-name="ce1">
            <text:p>2542</text:p>
          </table:table-cell>
          <table:table-cell office:value-type="float" office:value="0" table:style-name="ce1">
            <text:p>0</text:p>
          </table:table-cell>
          <table:table-cell office:value-type="float" office:value="821" table:style-name="ce1">
            <text:p>821</text:p>
          </table:table-cell>
          <table:table-cell office:value-type="float" office:value="346" table:style-name="ce1">
            <text:p>346</text:p>
          </table:table-cell>
          <table:table-cell office:value-type="float" office:value="1457" table:style-name="ce1">
            <text:p>1457</text:p>
          </table:table-cell>
          <table:table-cell office:value-type="float" office:value="1539" table:style-name="ce1">
            <text:p>1539</text:p>
          </table:table-cell>
          <table:table-cell office:value-type="float" office:value="379" table:style-name="ce1">
            <text:p>379</text:p>
          </table:table-cell>
          <table:table-cell office:value-type="float" office:value="410" table:style-name="ce1">
            <text:p>410</text:p>
          </table:table-cell>
          <table:table-cell office:value-type="float" office:value="45952" table:style-name="ce1">
            <text:p>45952</text:p>
          </table:table-cell>
          <table:table-cell office:value-type="float" office:value="13753" table:style-name="ce1">
            <text:p>13753</text:p>
          </table:table-cell>
          <table:table-cell office:value-type="float" office:value="19870.2" table:style-name="ce1">
            <text:p>19870,2</text:p>
          </table:table-cell>
          <table:table-cell office:value-type="float" office:value="82.219200000000001" table:style-name="ce1">
            <text:p>82,2192</text:p>
          </table:table-cell>
          <table:table-cell office:value-type="float" office:value="678.69899999999996" table:style-name="ce1">
            <text:p>678,699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1.3347307225398319E-3" table:formula="of:=[.$B225]/[.$A225]" table:style-name="ce1">
            <text:p>0,001334731</text:p>
          </table:table-cell>
          <table:table-cell office:value-type="float" office:value="9.5492355722935081" table:formula="of:=LOG([.$Q225];2)*-1" table:style-name="ce1">
            <text:p>9,549235572</text:p>
          </table:table-cell>
          <table:table-cell office:value-type="float" office:value="3.0452246479149432" table:formula="of:=LOG([.$N225]/[.$M225];2)" table:style-name="ce1">
            <text:p>3,045224648</text:p>
          </table:table-cell>
          <table:table-cell office:value-type="float" office:value="4.1760917188180926" table:formula="of:=LOG([.$B225]/[.$J225];2)*-1" table:style-name="ce1">
            <text:p>4,176091719</text:p>
          </table:table-cell>
          <table:table-cell office:value-type="float" office:value="2.4357104186753578" table:formula="of:=LOG([.$B225]/[.$K225];2)*-1" table:style-name="ce1">
            <text:p>2,43571041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6956" table:style-name="ce1">
            <text:p>16956</text:p>
          </table:table-cell>
          <table:table-cell office:value-type="float" office:value="0" table:style-name="ce1">
            <text:p>0</text:p>
          </table:table-cell>
          <table:table-cell office:value-type="float" office:value="1522" table:style-name="ce1">
            <text:p>1522</text:p>
          </table:table-cell>
          <table:table-cell office:value-type="float" office:value="406" table:style-name="ce1">
            <text:p>406</text:p>
          </table:table-cell>
          <table:table-cell office:value-type="float" office:value="952" table:style-name="ce1">
            <text:p>952</text:p>
          </table:table-cell>
          <table:table-cell office:value-type="float" office:value="1109" table:style-name="ce1">
            <text:p>1109</text:p>
          </table:table-cell>
          <table:table-cell office:value-type="float" office:value="334" table:style-name="ce1">
            <text:p>334</text:p>
          </table:table-cell>
          <table:table-cell office:value-type="float" office:value="442" table:style-name="ce1">
            <text:p>442</text:p>
          </table:table-cell>
          <table:table-cell office:value-type="float" office:value="61560" table:style-name="ce1">
            <text:p>61560</text:p>
          </table:table-cell>
          <table:table-cell office:value-type="float" office:value="39258" table:style-name="ce1">
            <text:p>39258</text:p>
          </table:table-cell>
          <table:table-cell office:value-type="float" office:value="42384" table:style-name="ce1">
            <text:p>42384</text:p>
          </table:table-cell>
          <table:table-cell office:value-type="float" office:value="156.11500000000001" table:style-name="ce1">
            <text:p>156,115</text:p>
          </table:table-cell>
          <table:table-cell office:value-type="float" office:value="492.32900000000001" table:style-name="ce1">
            <text:p>492,329</text:p>
          </table:table-cell>
          <table:table-cell office:value-type="float" office:value="530" table:style-name="ce1">
            <text:p>530</text:p>
          </table:table-cell>
          <table:table-cell table:style-name="ce1"/>
          <table:table-cell office:value-type="float" office:value="8.9031054804820566E-3" table:formula="of:=[.$B226]/[.$A226]" table:style-name="ce1">
            <text:p>0,008903105</text:p>
          </table:table-cell>
          <table:table-cell office:value-type="float" office:value="6.8114756362433715" table:formula="of:=LOG([.$Q226];2)*-1" table:style-name="ce1">
            <text:p>6,811475636</text:p>
          </table:table-cell>
          <table:table-cell office:value-type="float" office:value="1.6570135596864184" table:formula="of:=LOG([.$N226]/[.$M226];2)" table:style-name="ce1">
            <text:p>1,65701356</text:p>
          </table:table-cell>
          <table:table-cell office:value-type="float" office:value="1.8601973601604771" table:formula="of:=LOG([.$B226]/[.$J226];2)*-1" table:style-name="ce1">
            <text:p>1,86019736</text:p>
          </table:table-cell>
          <table:table-cell office:value-type="float" office:value="1.2111908050279674" table:formula="of:=LOG([.$B226]/[.$K226];2)*-1" table:style-name="ce1">
            <text:p>1,21119080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4344" table:style-name="ce1">
            <text:p>14344</text:p>
          </table:table-cell>
          <table:table-cell office:value-type="float" office:value="0" table:style-name="ce1">
            <text:p>0</text:p>
          </table:table-cell>
          <table:table-cell office:value-type="float" office:value="993" table:style-name="ce1">
            <text:p>993</text:p>
          </table:table-cell>
          <table:table-cell office:value-type="float" office:value="376" table:style-name="ce1">
            <text:p>376</text:p>
          </table:table-cell>
          <table:table-cell office:value-type="float" office:value="1154" table:style-name="ce1">
            <text:p>1154</text:p>
          </table:table-cell>
          <table:table-cell office:value-type="float" office:value="1317" table:style-name="ce1">
            <text:p>1317</text:p>
          </table:table-cell>
          <table:table-cell office:value-type="float" office:value="279" table:style-name="ce1">
            <text:p>279</text:p>
          </table:table-cell>
          <table:table-cell office:value-type="float" office:value="367" table:style-name="ce1">
            <text:p>367</text:p>
          </table:table-cell>
          <table:table-cell office:value-type="float" office:value="31428" table:style-name="ce1">
            <text:p>31428</text:p>
          </table:table-cell>
          <table:table-cell office:value-type="float" office:value="22161.5" table:style-name="ce1">
            <text:p>22161,5</text:p>
          </table:table-cell>
          <table:table-cell office:value-type="float" office:value="23066.6" table:style-name="ce1">
            <text:p>23066,6</text:p>
          </table:table-cell>
          <table:table-cell office:value-type="float" office:value="165.529" table:style-name="ce1">
            <text:p>165,529</text:p>
          </table:table-cell>
          <table:table-cell office:value-type="float" office:value="247.73599999999999" table:style-name="ce1">
            <text:p>247,736</text:p>
          </table:table-cell>
          <table:table-cell office:value-type="float" office:value="437" table:style-name="ce1">
            <text:p>437</text:p>
          </table:table-cell>
          <table:table-cell table:style-name="ce1"/>
          <table:table-cell office:value-type="float" office:value="7.5316197813183909E-3" table:formula="of:=[.$B227]/[.$A227]" table:style-name="ce1">
            <text:p>0,00753162</text:p>
          </table:table-cell>
          <table:table-cell office:value-type="float" office:value="7.0528241144300914" table:formula="of:=LOG([.$Q227];2)*-1" table:style-name="ce1">
            <text:p>7,052824114</text:p>
          </table:table-cell>
          <table:table-cell office:value-type="float" office:value="0.58171953705079849" table:formula="of:=LOG([.$N227]/[.$M227];2)" table:style-name="ce1">
            <text:p>0,581719537</text:p>
          </table:table-cell>
          <table:table-cell office:value-type="float" office:value="1.1316030722033776" table:formula="of:=LOG([.$B227]/[.$J227];2)*-1" table:style-name="ce1">
            <text:p>1,131603072</text:p>
          </table:table-cell>
          <table:table-cell office:value-type="float" office:value="0.62760814011344324" table:formula="of:=LOG([.$B227]/[.$K227];2)*-1" table:style-name="ce1">
            <text:p>0,6276081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8802" table:style-name="ce1">
            <text:p>18802</text:p>
          </table:table-cell>
          <table:table-cell office:value-type="float" office:value="0" table:style-name="ce1">
            <text:p>0</text:p>
          </table:table-cell>
          <table:table-cell office:value-type="float" office:value="1260" table:style-name="ce1">
            <text:p>1260</text:p>
          </table:table-cell>
          <table:table-cell office:value-type="float" office:value="308" table:style-name="ce1">
            <text:p>308</text:p>
          </table:table-cell>
          <table:table-cell office:value-type="float" office:value="1072" table:style-name="ce1">
            <text:p>1072</text:p>
          </table:table-cell>
          <table:table-cell office:value-type="float" office:value="1230" table:style-name="ce1">
            <text:p>1230</text:p>
          </table:table-cell>
          <table:table-cell office:value-type="float" office:value="522" table:style-name="ce1">
            <text:p>522</text:p>
          </table:table-cell>
          <table:table-cell office:value-type="float" office:value="641" table:style-name="ce1">
            <text:p>641</text:p>
          </table:table-cell>
          <table:table-cell office:value-type="float" office:value="62604" table:style-name="ce1">
            <text:p>62604</text:p>
          </table:table-cell>
          <table:table-cell office:value-type="float" office:value="37493" table:style-name="ce1">
            <text:p>37493</text:p>
          </table:table-cell>
          <table:table-cell office:value-type="float" office:value="42922.400000000001" table:style-name="ce1">
            <text:p>42922,4</text:p>
          </table:table-cell>
          <table:table-cell office:value-type="float" office:value="126.649" table:style-name="ce1">
            <text:p>126,649</text:p>
          </table:table-cell>
          <table:table-cell office:value-type="float" office:value="293.95600000000002" table:style-name="ce1">
            <text:p>293,956</text:p>
          </table:table-cell>
          <table:table-cell office:value-type="float" office:value="499" table:style-name="ce1">
            <text:p>499</text:p>
          </table:table-cell>
          <table:table-cell table:style-name="ce1"/>
          <table:table-cell office:value-type="float" office:value="9.8723867211620454E-3" table:formula="of:=[.$B228]/[.$A228]" table:style-name="ce1">
            <text:p>0,009872387</text:p>
          </table:table-cell>
          <table:table-cell office:value-type="float" office:value="6.6623853758134199" table:formula="of:=LOG([.$Q228];2)*-1" table:style-name="ce1">
            <text:p>6,662385376</text:p>
          </table:table-cell>
          <table:table-cell office:value-type="float" office:value="1.2147645395507878" table:formula="of:=LOG([.$N228]/[.$M228];2)" table:style-name="ce1">
            <text:p>1,21476454</text:p>
          </table:table-cell>
          <table:table-cell office:value-type="float" office:value="1.7353687072638531" table:formula="of:=LOG([.$B228]/[.$J228];2)*-1" table:style-name="ce1">
            <text:p>1,735368707</text:p>
          </table:table-cell>
          <table:table-cell office:value-type="float" office:value="0.99573513546054027" table:formula="of:=LOG([.$B228]/[.$K228];2)*-1" table:style-name="ce1">
            <text:p>0,99573513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315" table:style-name="ce1">
            <text:p>7315</text:p>
          </table:table-cell>
          <table:table-cell office:value-type="float" office:value="0" table:style-name="ce1">
            <text:p>0</text:p>
          </table:table-cell>
          <table:table-cell office:value-type="float" office:value="1163" table:style-name="ce1">
            <text:p>1163</text:p>
          </table:table-cell>
          <table:table-cell office:value-type="float" office:value="579" table:style-name="ce1">
            <text:p>579</text:p>
          </table:table-cell>
          <table:table-cell office:value-type="float" office:value="401" table:style-name="ce1">
            <text:p>401</text:p>
          </table:table-cell>
          <table:table-cell office:value-type="float" office:value="534" table:style-name="ce1">
            <text:p>534</text:p>
          </table:table-cell>
          <table:table-cell office:value-type="float" office:value="55" table:style-name="ce1">
            <text:p>55</text:p>
          </table:table-cell>
          <table:table-cell office:value-type="float" office:value="110" table:style-name="ce1">
            <text:p>110</text:p>
          </table:table-cell>
          <table:table-cell office:value-type="float" office:value="399288" table:style-name="ce1">
            <text:p>399288</text:p>
          </table:table-cell>
          <table:table-cell office:value-type="float" office:value="55801" table:style-name="ce1">
            <text:p>55801</text:p>
          </table:table-cell>
          <table:table-cell office:value-type="float" office:value="69631.399999999994" table:style-name="ce1">
            <text:p>69631,4</text:p>
          </table:table-cell>
          <table:table-cell office:value-type="float" office:value="93.230900000000005" table:style-name="ce1">
            <text:p>93,2309</text:p>
          </table:table-cell>
          <table:table-cell office:value-type="float" office:value="855.23400000000004" table:style-name="ce1">
            <text:p>855,234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3.8408950571907434E-3" table:formula="of:=[.$B229]/[.$A229]" table:style-name="ce1">
            <text:p>0,003840895</text:p>
          </table:table-cell>
          <table:table-cell office:value-type="float" office:value="8.0243417382726179" table:formula="of:=LOG([.$Q229];2)*-1" table:style-name="ce1">
            <text:p>8,024341738</text:p>
          </table:table-cell>
          <table:table-cell office:value-type="float" office:value="3.1974391096926924" table:formula="of:=LOG([.$N229]/[.$M229];2)" table:style-name="ce1">
            <text:p>3,19743911</text:p>
          </table:table-cell>
          <table:table-cell office:value-type="float" office:value="5.7704280400049228" table:formula="of:=LOG([.$B229]/[.$J229];2)*-1" table:style-name="ce1">
            <text:p>5,77042804</text:p>
          </table:table-cell>
          <table:table-cell office:value-type="float" office:value="2.9313612070962298" table:formula="of:=LOG([.$B229]/[.$K229];2)*-1" table:style-name="ce1">
            <text:p>2,93136120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918" table:style-name="ce1">
            <text:p>10918</text:p>
          </table:table-cell>
          <table:table-cell office:value-type="float" office:value="0" table:style-name="ce1">
            <text:p>0</text:p>
          </table:table-cell>
          <table:table-cell office:value-type="float" office:value="523" table:style-name="ce1">
            <text:p>523</text:p>
          </table:table-cell>
          <table:table-cell office:value-type="float" office:value="83" table:style-name="ce1">
            <text:p>83</text:p>
          </table:table-cell>
          <table:table-cell office:value-type="float" office:value="259" table:style-name="ce1">
            <text:p>259</text:p>
          </table:table-cell>
          <table:table-cell office:value-type="float" office:value="362" table:style-name="ce1">
            <text:p>362</text:p>
          </table:table-cell>
          <table:table-cell office:value-type="float" office:value="548" table:style-name="ce1">
            <text:p>548</text:p>
          </table:table-cell>
          <table:table-cell office:value-type="float" office:value="654" table:style-name="ce1">
            <text:p>654</text:p>
          </table:table-cell>
          <table:table-cell office:value-type="float" office:value="150744" table:style-name="ce1">
            <text:p>150744</text:p>
          </table:table-cell>
          <table:table-cell office:value-type="float" office:value="43398.5" table:style-name="ce1">
            <text:p>43398,5</text:p>
          </table:table-cell>
          <table:table-cell office:value-type="float" office:value="71229.5" table:style-name="ce1">
            <text:p>71229,5</text:p>
          </table:table-cell>
          <table:table-cell office:value-type="float" office:value="114.76900000000001" table:style-name="ce1">
            <text:p>114,769</text:p>
          </table:table-cell>
          <table:table-cell office:value-type="float" office:value="560.08299999999997" table:style-name="ce1">
            <text:p>560,083</text:p>
          </table:table-cell>
          <table:table-cell office:value-type="float" office:value="749" table:style-name="ce1">
            <text:p>749</text:p>
          </table:table-cell>
          <table:table-cell table:style-name="ce1"/>
          <table:table-cell office:value-type="float" office:value="5.7327262111289872E-3" table:formula="of:=[.$B230]/[.$A230]" table:style-name="ce1">
            <text:p>0,005732726</text:p>
          </table:table-cell>
          <table:table-cell office:value-type="float" office:value="7.4465629055520495" table:formula="of:=LOG([.$Q230];2)*-1" table:style-name="ce1">
            <text:p>7,446562906</text:p>
          </table:table-cell>
          <table:table-cell office:value-type="float" office:value="2.286907627865451" table:formula="of:=LOG([.$N230]/[.$M230];2)" table:style-name="ce1">
            <text:p>2,286907628</text:p>
          </table:table-cell>
          <table:table-cell office:value-type="float" office:value="3.7873200729748784" table:formula="of:=LOG([.$B230]/[.$J230];2)*-1" table:style-name="ce1">
            <text:p>3,787320073</text:p>
          </table:table-cell>
          <table:table-cell office:value-type="float" office:value="1.9909365768792555" table:formula="of:=LOG([.$B230]/[.$K230];2)*-1" table:style-name="ce1">
            <text:p>1,99093657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978" table:style-name="ce1">
            <text:p>5978</text:p>
          </table:table-cell>
          <table:table-cell office:value-type="float" office:value="0" table:style-name="ce1">
            <text:p>0</text:p>
          </table:table-cell>
          <table:table-cell office:value-type="float" office:value="328" table:style-name="ce1">
            <text:p>328</text:p>
          </table:table-cell>
          <table:table-cell office:value-type="float" office:value="585" table:style-name="ce1">
            <text:p>585</text:p>
          </table:table-cell>
          <table:table-cell office:value-type="float" office:value="1236" table:style-name="ce1">
            <text:p>1236</text:p>
          </table:table-cell>
          <table:table-cell office:value-type="float" office:value="1358" table:style-name="ce1">
            <text:p>1358</text:p>
          </table:table-cell>
          <table:table-cell office:value-type="float" office:value="197" table:style-name="ce1">
            <text:p>197</text:p>
          </table:table-cell>
          <table:table-cell office:value-type="float" office:value="246" table:style-name="ce1">
            <text:p>246</text:p>
          </table:table-cell>
          <table:table-cell office:value-type="float" office:value="399640" table:style-name="ce1">
            <text:p>399640</text:p>
          </table:table-cell>
          <table:table-cell office:value-type="float" office:value="48903" table:style-name="ce1">
            <text:p>48903</text:p>
          </table:table-cell>
          <table:table-cell office:value-type="float" office:value="77087.7" table:style-name="ce1">
            <text:p>77087,7</text:p>
          </table:table-cell>
          <table:table-cell office:value-type="float" office:value="129.69200000000001" table:style-name="ce1">
            <text:p>129,692</text:p>
          </table:table-cell>
          <table:table-cell office:value-type="float" office:value="1035.1099999999999" table:style-name="ce1">
            <text:p>1035,11</text:p>
          </table:table-cell>
          <table:table-cell office:value-type="float" office:value="718" table:style-name="ce1">
            <text:p>718</text:p>
          </table:table-cell>
          <table:table-cell table:style-name="ce1"/>
          <table:table-cell office:value-type="float" office:value="3.1388750036754976E-3" table:formula="of:=[.$B231]/[.$A231]" table:style-name="ce1">
            <text:p>0,003138875</text:p>
          </table:table-cell>
          <table:table-cell office:value-type="float" office:value="8.3155367056203708" table:formula="of:=LOG([.$Q231];2)*-1" table:style-name="ce1">
            <text:p>8,315536706</text:p>
          </table:table-cell>
          <table:table-cell office:value-type="float" office:value="2.996622694114131" table:formula="of:=LOG([.$N231]/[.$M231];2)" table:style-name="ce1">
            <text:p>2,996622694</text:p>
          </table:table-cell>
          <table:table-cell office:value-type="float" office:value="6.0628942825796139" table:formula="of:=LOG([.$B231]/[.$J231];2)*-1" table:style-name="ce1">
            <text:p>6,062894283</text:p>
          </table:table-cell>
          <table:table-cell office:value-type="float" office:value="3.0321881692321919" table:formula="of:=LOG([.$B231]/[.$K231];2)*-1" table:style-name="ce1">
            <text:p>3,03218816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478" table:style-name="ce1">
            <text:p>2478</text:p>
          </table:table-cell>
          <table:table-cell office:value-type="float" office:value="0" table:style-name="ce1">
            <text:p>0</text:p>
          </table:table-cell>
          <table:table-cell office:value-type="float" office:value="1333" table:style-name="ce1">
            <text:p>1333</text:p>
          </table:table-cell>
          <table:table-cell office:value-type="float" office:value="207" table:style-name="ce1">
            <text:p>207</text:p>
          </table:table-cell>
          <table:table-cell office:value-type="float" office:value="1080" table:style-name="ce1">
            <text:p>1080</text:p>
          </table:table-cell>
          <table:table-cell office:value-type="float" office:value="1101" table:style-name="ce1">
            <text:p>1101</text:p>
          </table:table-cell>
          <table:table-cell office:value-type="float" office:value="308" table:style-name="ce1">
            <text:p>308</text:p>
          </table:table-cell>
          <table:table-cell office:value-type="float" office:value="426" table:style-name="ce1">
            <text:p>426</text:p>
          </table:table-cell>
          <table:table-cell office:value-type="float" office:value="55407" table:style-name="ce1">
            <text:p>55407</text:p>
          </table:table-cell>
          <table:table-cell office:value-type="float" office:value="17226.5" table:style-name="ce1">
            <text:p>17226,5</text:p>
          </table:table-cell>
          <table:table-cell office:value-type="float" office:value="25501.4" table:style-name="ce1">
            <text:p>25501,4</text:p>
          </table:table-cell>
          <table:table-cell office:value-type="float" office:value="23.323799999999999" table:style-name="ce1">
            <text:p>23,3238</text:p>
          </table:table-cell>
          <table:table-cell office:value-type="float" office:value="290.94499999999999" table:style-name="ce1">
            <text:p>290,945</text:p>
          </table:table-cell>
          <table:table-cell office:value-type="float" office:value="1092" table:style-name="ce1">
            <text:p>1092</text:p>
          </table:table-cell>
          <table:table-cell table:style-name="ce1"/>
          <table:table-cell office:value-type="float" office:value="1.3011261724837544E-3" table:formula="of:=[.$B232]/[.$A232]" table:style-name="ce1">
            <text:p>0,001301126</text:p>
          </table:table-cell>
          <table:table-cell office:value-type="float" office:value="9.5860234151578663" table:formula="of:=LOG([.$Q232];2)*-1" table:style-name="ce1">
            <text:p>9,586023415</text:p>
          </table:table-cell>
          <table:table-cell office:value-type="float" office:value="3.6408716910142327" table:formula="of:=LOG([.$N232]/[.$M232];2)" table:style-name="ce1">
            <text:p>3,640871691</text:p>
          </table:table-cell>
          <table:table-cell office:value-type="float" office:value="4.4828201621548818" table:formula="of:=LOG([.$B232]/[.$J232];2)*-1" table:style-name="ce1">
            <text:p>4,482820162</text:p>
          </table:table-cell>
          <table:table-cell office:value-type="float" office:value="2.7973815186891513" table:formula="of:=LOG([.$B232]/[.$K232];2)*-1" table:style-name="ce1">
            <text:p>2,79738151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170" table:style-name="ce1">
            <text:p>10170</text:p>
          </table:table-cell>
          <table:table-cell office:value-type="float" office:value="0" table:style-name="ce1">
            <text:p>0</text:p>
          </table:table-cell>
          <table:table-cell office:value-type="float" office:value="1091" table:style-name="ce1">
            <text:p>1091</text:p>
          </table:table-cell>
          <table:table-cell office:value-type="float" office:value="368" table:style-name="ce1">
            <text:p>368</text:p>
          </table:table-cell>
          <table:table-cell office:value-type="float" office:value="1269" table:style-name="ce1">
            <text:p>1269</text:p>
          </table:table-cell>
          <table:table-cell office:value-type="float" office:value="1359" table:style-name="ce1">
            <text:p>1359</text:p>
          </table:table-cell>
          <table:table-cell office:value-type="float" office:value="99" table:style-name="ce1">
            <text:p>99</text:p>
          </table:table-cell>
          <table:table-cell office:value-type="float" office:value="212" table:style-name="ce1">
            <text:p>212</text:p>
          </table:table-cell>
          <table:table-cell office:value-type="float" office:value="72092" table:style-name="ce1">
            <text:p>72092</text:p>
          </table:table-cell>
          <table:table-cell office:value-type="float" office:value="27247" table:style-name="ce1">
            <text:p>27247</text:p>
          </table:table-cell>
          <table:table-cell office:value-type="float" office:value="27584.2" table:style-name="ce1">
            <text:p>27584,2</text:p>
          </table:table-cell>
          <table:table-cell office:value-type="float" office:value="124.483" table:style-name="ce1">
            <text:p>124,483</text:p>
          </table:table-cell>
          <table:table-cell office:value-type="float" office:value="308.38" table:style-name="ce1">
            <text:p>308,38</text:p>
          </table:table-cell>
          <table:table-cell office:value-type="float" office:value="592" table:style-name="ce1">
            <text:p>592</text:p>
          </table:table-cell>
          <table:table-cell table:style-name="ce1"/>
          <table:table-cell office:value-type="float" office:value="5.33997303234858E-3" table:formula="of:=[.$B233]/[.$A233]" table:style-name="ce1">
            <text:p>0,005339973</text:p>
          </table:table-cell>
          <table:table-cell office:value-type="float" office:value="7.5489518285536041" table:formula="of:=LOG([.$Q233];2)*-1" table:style-name="ce1">
            <text:p>7,548951829</text:p>
          </table:table-cell>
          <table:table-cell office:value-type="float" office:value="1.3087604678902798" table:formula="of:=LOG([.$N233]/[.$M233];2)" table:style-name="ce1">
            <text:p>1,308760468</text:p>
          </table:table-cell>
          <table:table-cell office:value-type="float" office:value="2.8255194942695345" table:formula="of:=LOG([.$B233]/[.$J233];2)*-1" table:style-name="ce1">
            <text:p>2,825519494</text:p>
          </table:table-cell>
          <table:table-cell office:value-type="float" office:value="1.4217777131387979" table:formula="of:=LOG([.$B233]/[.$K233];2)*-1" table:style-name="ce1">
            <text:p>1,42177771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360" table:style-name="ce1">
            <text:p>12360</text:p>
          </table:table-cell>
          <table:table-cell office:value-type="float" office:value="0" table:style-name="ce1">
            <text:p>0</text:p>
          </table:table-cell>
          <table:table-cell office:value-type="float" office:value="1318" table:style-name="ce1">
            <text:p>1318</text:p>
          </table:table-cell>
          <table:table-cell office:value-type="float" office:value="135" table:style-name="ce1">
            <text:p>135</text:p>
          </table:table-cell>
          <table:table-cell office:value-type="float" office:value="635" table:style-name="ce1">
            <text:p>635</text:p>
          </table:table-cell>
          <table:table-cell office:value-type="float" office:value="755" table:style-name="ce1">
            <text:p>755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float" office:value="84009" table:style-name="ce1">
            <text:p>84009</text:p>
          </table:table-cell>
          <table:table-cell office:value-type="float" office:value="42554.5" table:style-name="ce1">
            <text:p>42554,5</text:p>
          </table:table-cell>
          <table:table-cell office:value-type="float" office:value="52784.4" table:style-name="ce1">
            <text:p>52784,4</text:p>
          </table:table-cell>
          <table:table-cell office:value-type="float" office:value="120.81399999999999" table:style-name="ce1">
            <text:p>120,814</text:p>
          </table:table-cell>
          <table:table-cell office:value-type="float" office:value="627.14700000000005" table:style-name="ce1">
            <text:p>627,147</text:p>
          </table:table-cell>
          <table:table-cell office:value-type="float" office:value="936" table:style-name="ce1">
            <text:p>936</text:p>
          </table:table-cell>
          <table:table-cell table:style-name="ce1"/>
          <table:table-cell office:value-type="float" office:value="6.4898787295799851E-3" table:formula="of:=[.$B234]/[.$A234]" table:style-name="ce1">
            <text:p>0,006489879</text:p>
          </table:table-cell>
          <table:table-cell office:value-type="float" office:value="7.2675927645067304" table:formula="of:=LOG([.$Q234];2)*-1" table:style-name="ce1">
            <text:p>7,267592765</text:p>
          </table:table-cell>
          <table:table-cell office:value-type="float" office:value="2.3760159981592119" table:formula="of:=LOG([.$N234]/[.$M234];2)" table:style-name="ce1">
            <text:p>2,376015998</text:p>
          </table:table-cell>
          <table:table-cell office:value-type="float" office:value="2.7648651508375934" table:formula="of:=LOG([.$B234]/[.$J234];2)*-1" table:style-name="ce1">
            <text:p>2,764865151</text:p>
          </table:table-cell>
          <table:table-cell office:value-type="float" office:value="1.7836329570452418" table:formula="of:=LOG([.$B234]/[.$K234];2)*-1" table:style-name="ce1">
            <text:p>1,78363295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600" table:style-name="ce1">
            <text:p>3600</text:p>
          </table:table-cell>
          <table:table-cell office:value-type="float" office:value="0" table:style-name="ce1">
            <text:p>0</text:p>
          </table:table-cell>
          <table:table-cell office:value-type="float" office:value="687" table:style-name="ce1">
            <text:p>687</text:p>
          </table:table-cell>
          <table:table-cell office:value-type="float" office:value="75" table:style-name="ce1">
            <text:p>75</text:p>
          </table:table-cell>
          <table:table-cell office:value-type="float" office:value="1205" table:style-name="ce1">
            <text:p>1205</text:p>
          </table:table-cell>
          <table:table-cell office:value-type="float" office:value="1349" table:style-name="ce1">
            <text:p>1349</text:p>
          </table:table-cell>
          <table:table-cell office:value-type="float" office:value="417" table:style-name="ce1">
            <text:p>417</text:p>
          </table:table-cell>
          <table:table-cell office:value-type="float" office:value="442" table:style-name="ce1">
            <text:p>442</text:p>
          </table:table-cell>
          <table:table-cell office:value-type="float" office:value="242954" table:style-name="ce1">
            <text:p>242954</text:p>
          </table:table-cell>
          <table:table-cell office:value-type="float" office:value="34699" table:style-name="ce1">
            <text:p>34699</text:p>
          </table:table-cell>
          <table:table-cell office:value-type="float" office:value="45704.1" table:style-name="ce1">
            <text:p>45704,1</text:p>
          </table:table-cell>
          <table:table-cell office:value-type="float" office:value="46.647599999999997" table:style-name="ce1">
            <text:p>46,6476</text:p>
          </table:table-cell>
          <table:table-cell office:value-type="float" office:value="688.05200000000002" table:style-name="ce1">
            <text:p>688,052</text:p>
          </table:table-cell>
          <table:table-cell office:value-type="float" office:value="687" table:style-name="ce1">
            <text:p>687</text:p>
          </table:table-cell>
          <table:table-cell table:style-name="ce1"/>
          <table:table-cell office:value-type="float" office:value="1.8902559406543647E-3" table:formula="of:=[.$B235]/[.$A235]" table:style-name="ce1">
            <text:p>0,001890256</text:p>
          </table:table-cell>
          <table:table-cell office:value-type="float" office:value="9.0472026960814294" table:formula="of:=LOG([.$Q235];2)*-1" table:style-name="ce1">
            <text:p>9,047202696</text:p>
          </table:table-cell>
          <table:table-cell office:value-type="float" office:value="3.8826428396836579" table:formula="of:=LOG([.$N235]/[.$M235];2)" table:style-name="ce1">
            <text:p>3,88264284</text:p>
          </table:table-cell>
          <table:table-cell office:value-type="float" office:value="6.0765424684333942" table:formula="of:=LOG([.$B235]/[.$J235];2)*-1" table:style-name="ce1">
            <text:p>6,076542468</text:p>
          </table:table-cell>
          <table:table-cell office:value-type="float" office:value="3.2688252743108936" table:formula="of:=LOG([.$B235]/[.$K235];2)*-1" table:style-name="ce1">
            <text:p>3,26882527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490" table:style-name="ce1">
            <text:p>6490</text:p>
          </table:table-cell>
          <table:table-cell office:value-type="float" office:value="0" table:style-name="ce1">
            <text:p>0</text:p>
          </table:table-cell>
          <table:table-cell office:value-type="float" office:value="1331" table:style-name="ce1">
            <text:p>1331</text:p>
          </table:table-cell>
          <table:table-cell office:value-type="float" office:value="429" table:style-name="ce1">
            <text:p>429</text:p>
          </table:table-cell>
          <table:table-cell office:value-type="float" office:value="664" table:style-name="ce1">
            <text:p>664</text:p>
          </table:table-cell>
          <table:table-cell office:value-type="float" office:value="782" table:style-name="ce1">
            <text:p>782</text:p>
          </table:table-cell>
          <table:table-cell office:value-type="float" office:value="109" table:style-name="ce1">
            <text:p>109</text:p>
          </table:table-cell>
          <table:table-cell office:value-type="float" office:value="164" table:style-name="ce1">
            <text:p>164</text:p>
          </table:table-cell>
          <table:table-cell office:value-type="float" office:value="213440" table:style-name="ce1">
            <text:p>213440</text:p>
          </table:table-cell>
          <table:table-cell office:value-type="float" office:value="37222.5" table:style-name="ce1">
            <text:p>37222,5</text:p>
          </table:table-cell>
          <table:table-cell office:value-type="float" office:value="37955.9" table:style-name="ce1">
            <text:p>37955,9</text:p>
          </table:table-cell>
          <table:table-cell office:value-type="float" office:value="126.143" table:style-name="ce1">
            <text:p>126,143</text:p>
          </table:table-cell>
          <table:table-cell office:value-type="float" office:value="674.91700000000003" table:style-name="ce1">
            <text:p>674,917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3.4077114041241186E-3" table:formula="of:=[.$B236]/[.$A236]" table:style-name="ce1">
            <text:p>0,003407711</text:p>
          </table:table-cell>
          <table:table-cell office:value-type="float" office:value="8.1969811244119644" table:formula="of:=LOG([.$Q236];2)*-1" table:style-name="ce1">
            <text:p>8,196981124</text:p>
          </table:table-cell>
          <table:table-cell office:value-type="float" office:value="2.4196499435275691" table:formula="of:=LOG([.$N236]/[.$M236];2)" table:style-name="ce1">
            <text:p>2,419649944</text:p>
          </table:table-cell>
          <table:table-cell office:value-type="float" office:value="5.0394682831854469" table:formula="of:=LOG([.$B236]/[.$J236];2)*-1" table:style-name="ce1">
            <text:p>5,039468283</text:p>
          </table:table-cell>
          <table:table-cell office:value-type="float" office:value="2.5198845720191381" table:formula="of:=LOG([.$B236]/[.$K236];2)*-1" table:style-name="ce1">
            <text:p>2,51988457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118" table:style-name="ce1">
            <text:p>8118</text:p>
          </table:table-cell>
          <table:table-cell office:value-type="float" office:value="0" table:style-name="ce1">
            <text:p>0</text:p>
          </table:table-cell>
          <table:table-cell office:value-type="float" office:value="731" table:style-name="ce1">
            <text:p>731</text:p>
          </table:table-cell>
          <table:table-cell office:value-type="float" office:value="126" table:style-name="ce1">
            <text:p>126</text:p>
          </table:table-cell>
          <table:table-cell office:value-type="float" office:value="50" table:style-name="ce1">
            <text:p>50</text:p>
          </table:table-cell>
          <table:table-cell office:value-type="float" office:value="173" table:style-name="ce1">
            <text:p>173</text:p>
          </table:table-cell>
          <table:table-cell office:value-type="float" office:value="67" table:style-name="ce1">
            <text:p>67</text:p>
          </table:table-cell>
          <table:table-cell office:value-type="float" office:value="133" table:style-name="ce1">
            <text:p>133</text:p>
          </table:table-cell>
          <table:table-cell office:value-type="float" office:value="44946" table:style-name="ce1">
            <text:p>44946</text:p>
          </table:table-cell>
          <table:table-cell office:value-type="float" office:value="26532" table:style-name="ce1">
            <text:p>26532</text:p>
          </table:table-cell>
          <table:table-cell office:value-type="float" office:value="37361.599999999999" table:style-name="ce1">
            <text:p>37361,6</text:p>
          </table:table-cell>
          <table:table-cell office:value-type="float" office:value="122.14700000000001" table:style-name="ce1">
            <text:p>122,147</text:p>
          </table:table-cell>
          <table:table-cell office:value-type="float" office:value="620.54499999999996" table:style-name="ce1">
            <text:p>620,545</text:p>
          </table:table-cell>
          <table:table-cell office:value-type="float" office:value="749" table:style-name="ce1">
            <text:p>749</text:p>
          </table:table-cell>
          <table:table-cell table:style-name="ce1"/>
          <table:table-cell office:value-type="float" office:value="4.2625271461755919E-3" table:formula="of:=[.$B237]/[.$A237]" table:style-name="ce1">
            <text:p>0,004262527</text:p>
          </table:table-cell>
          <table:table-cell office:value-type="float" office:value="7.8740752626007735" table:formula="of:=LOG([.$Q237];2)*-1" table:style-name="ce1">
            <text:p>7,874075263</text:p>
          </table:table-cell>
          <table:table-cell office:value-type="float" office:value="2.3449174032947595" table:formula="of:=LOG([.$N237]/[.$M237];2)" table:style-name="ce1">
            <text:p>2,344917403</text:p>
          </table:table-cell>
          <table:table-cell office:value-type="float" office:value="2.4689964826728317" table:formula="of:=LOG([.$B237]/[.$J237];2)*-1" table:style-name="ce1">
            <text:p>2,468996483</text:p>
          </table:table-cell>
          <table:table-cell office:value-type="float" office:value="1.7085371858396889" table:formula="of:=LOG([.$B237]/[.$K237];2)*-1" table:style-name="ce1">
            <text:p>1,70853718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6562" table:style-name="ce1">
            <text:p>16562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87" table:style-name="ce1">
            <text:p>87</text:p>
          </table:table-cell>
          <table:table-cell office:value-type="float" office:value="1650" table:style-name="ce1">
            <text:p>1650</text:p>
          </table:table-cell>
          <table:table-cell office:value-type="float" office:value="1819" table:style-name="ce1">
            <text:p>1819</text:p>
          </table:table-cell>
          <table:table-cell office:value-type="float" office:value="53" table:style-name="ce1">
            <text:p>53</text:p>
          </table:table-cell>
          <table:table-cell office:value-type="float" office:value="151" table:style-name="ce1">
            <text:p>151</text:p>
          </table:table-cell>
          <table:table-cell office:value-type="float" office:value="169246" table:style-name="ce1">
            <text:p>169246</text:p>
          </table:table-cell>
          <table:table-cell office:value-type="float" office:value="92904" table:style-name="ce1">
            <text:p>92904</text:p>
          </table:table-cell>
          <table:table-cell office:value-type="float" office:value="94145.600000000006" table:style-name="ce1">
            <text:p>94145,6</text:p>
          </table:table-cell>
          <table:table-cell office:value-type="float" office:value="168.012" table:style-name="ce1">
            <text:p>168,012</text:p>
          </table:table-cell>
          <table:table-cell office:value-type="float" office:value="1642.07" table:style-name="ce1">
            <text:p>1642,07</text:p>
          </table:table-cell>
          <table:table-cell office:value-type="float" office:value="670" table:style-name="ce1">
            <text:p>670</text:p>
          </table:table-cell>
          <table:table-cell table:style-name="ce1"/>
          <table:table-cell office:value-type="float" office:value="8.6962274691993295E-3" table:formula="of:=[.$B238]/[.$A238]" table:style-name="ce1">
            <text:p>0,008696227</text:p>
          </table:table-cell>
          <table:table-cell office:value-type="float" office:value="6.845394606901074" table:formula="of:=LOG([.$Q238];2)*-1" table:style-name="ce1">
            <text:p>6,845394607</text:p>
          </table:table-cell>
          <table:table-cell office:value-type="float" office:value="3.2888794451651671" table:formula="of:=LOG([.$N238]/[.$M238];2)" table:style-name="ce1">
            <text:p>3,288879445</text:p>
          </table:table-cell>
          <table:table-cell office:value-type="float" office:value="3.3531729312467404" table:formula="of:=LOG([.$B238]/[.$J238];2)*-1" table:style-name="ce1">
            <text:p>3,353172931</text:p>
          </table:table-cell>
          <table:table-cell office:value-type="float" office:value="2.4878638126160748" table:formula="of:=LOG([.$B238]/[.$K238];2)*-1" table:style-name="ce1">
            <text:p>2,48786381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136" table:style-name="ce1">
            <text:p>11136</text:p>
          </table:table-cell>
          <table:table-cell office:value-type="float" office:value="0" table:style-name="ce1">
            <text:p>0</text:p>
          </table:table-cell>
          <table:table-cell office:value-type="float" office:value="1718" table:style-name="ce1">
            <text:p>1718</text:p>
          </table:table-cell>
          <table:table-cell office:value-type="float" office:value="131" table:style-name="ce1">
            <text:p>131</text:p>
          </table:table-cell>
          <table:table-cell office:value-type="float" office:value="126" table:style-name="ce1">
            <text:p>126</text:p>
          </table:table-cell>
          <table:table-cell office:value-type="float" office:value="300" table:style-name="ce1">
            <text:p>300</text:p>
          </table:table-cell>
          <table:table-cell office:value-type="float" office:value="638" table:style-name="ce1">
            <text:p>638</text:p>
          </table:table-cell>
          <table:table-cell office:value-type="float" office:value="702" table:style-name="ce1">
            <text:p>702</text:p>
          </table:table-cell>
          <table:table-cell office:value-type="float" office:value="909032" table:style-name="ce1">
            <text:p>909032</text:p>
          </table:table-cell>
          <table:table-cell office:value-type="float" office:value="100621" table:style-name="ce1">
            <text:p>100621</text:p>
          </table:table-cell>
          <table:table-cell office:value-type="float" office:value="162548" table:style-name="ce1">
            <text:p>162548</text:p>
          </table:table-cell>
          <table:table-cell office:value-type="float" office:value="184.71600000000001" table:style-name="ce1">
            <text:p>184,716</text:p>
          </table:table-cell>
          <table:table-cell office:value-type="float" office:value="1598.61" table:style-name="ce1">
            <text:p>1598,61</text:p>
          </table:table-cell>
          <table:table-cell office:value-type="float" office:value="858" table:style-name="ce1">
            <text:p>858</text:p>
          </table:table-cell>
          <table:table-cell table:style-name="ce1"/>
          <table:table-cell office:value-type="float" office:value="5.8471917097575009E-3" table:formula="of:=[.$B239]/[.$A239]" table:style-name="ce1">
            <text:p>0,005847192</text:p>
          </table:table-cell>
          <table:table-cell office:value-type="float" office:value="7.4180403914497388" table:formula="of:=LOG([.$Q239];2)*-1" table:style-name="ce1">
            <text:p>7,418040391</text:p>
          </table:table-cell>
          <table:table-cell office:value-type="float" office:value="3.1134372767506608" table:formula="of:=LOG([.$N239]/[.$M239];2)" table:style-name="ce1">
            <text:p>3,113437277</text:p>
          </table:table-cell>
          <table:table-cell office:value-type="float" office:value="6.3510280600577635" table:formula="of:=LOG([.$B239]/[.$J239];2)*-1" table:style-name="ce1">
            <text:p>6,35102806</text:p>
          </table:table-cell>
          <table:table-cell office:value-type="float" office:value="3.1756284113073598" table:formula="of:=LOG([.$B239]/[.$K239];2)*-1" table:style-name="ce1">
            <text:p>3,17562841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88" table:style-name="ce1">
            <text:p>588</text:p>
          </table:table-cell>
          <table:table-cell office:value-type="float" office:value="0" table:style-name="ce1">
            <text:p>0</text:p>
          </table:table-cell>
          <table:table-cell office:value-type="float" office:value="202" table:style-name="ce1">
            <text:p>202</text:p>
          </table:table-cell>
          <table:table-cell office:value-type="float" office:value="663" table:style-name="ce1">
            <text:p>663</text:p>
          </table:table-cell>
          <table:table-cell office:value-type="float" office:value="1589" table:style-name="ce1">
            <text:p>1589</text:p>
          </table:table-cell>
          <table:table-cell office:value-type="float" office:value="1617" table:style-name="ce1">
            <text:p>1617</text:p>
          </table:table-cell>
          <table:table-cell office:value-type="float" office:value="62" table:style-name="ce1">
            <text:p>62</text:p>
          </table:table-cell>
          <table:table-cell office:value-type="float" office:value="83" table:style-name="ce1">
            <text:p>83</text:p>
          </table:table-cell>
          <table:table-cell office:value-type="float" office:value="850415" table:style-name="ce1">
            <text:p>850415</text:p>
          </table:table-cell>
          <table:table-cell office:value-type="float" office:value="23271.5" table:style-name="ce1">
            <text:p>23271,5</text:p>
          </table:table-cell>
          <table:table-cell office:value-type="float" office:value="31177.8" table:style-name="ce1">
            <text:p>31177,8</text:p>
          </table:table-cell>
          <table:table-cell office:value-type="float" office:value="30.463100000000001" table:style-name="ce1">
            <text:p>30,4631</text:p>
          </table:table-cell>
          <table:table-cell office:value-type="float" office:value="1520.55" table:style-name="ce1">
            <text:p>1520,55</text:p>
          </table:table-cell>
          <table:table-cell office:value-type="float" office:value="1295" table:style-name="ce1">
            <text:p>1295</text:p>
          </table:table-cell>
          <table:table-cell table:style-name="ce1"/>
          <table:table-cell office:value-type="float" office:value="3.0874180364021288E-4" table:formula="of:=[.$B240]/[.$A240]" table:style-name="ce1">
            <text:p>0,000308742</text:p>
          </table:table-cell>
          <table:table-cell office:value-type="float" office:value="11.661311542462101" table:formula="of:=LOG([.$Q240];2)*-1" table:style-name="ce1">
            <text:p>11,66131154</text:p>
          </table:table-cell>
          <table:table-cell office:value-type="float" office:value="5.6413866853390751" table:formula="of:=LOG([.$N240]/[.$M240];2)" table:style-name="ce1">
            <text:p>5,641386685</text:p>
          </table:table-cell>
          <table:table-cell office:value-type="float" office:value="10.498135173594067" table:formula="of:=LOG([.$B240]/[.$J240];2)*-1" table:style-name="ce1">
            <text:p>10,49813517</text:p>
          </table:table-cell>
          <table:table-cell office:value-type="float" office:value="5.3066042395610529" table:formula="of:=LOG([.$B240]/[.$K240];2)*-1" table:style-name="ce1">
            <text:p>5,3066042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880" table:style-name="ce1">
            <text:p>12880</text:p>
          </table:table-cell>
          <table:table-cell office:value-type="float" office:value="0" table:style-name="ce1">
            <text:p>0</text:p>
          </table:table-cell>
          <table:table-cell office:value-type="float" office:value="1600" table:style-name="ce1">
            <text:p>1600</text:p>
          </table:table-cell>
          <table:table-cell office:value-type="float" office:value="76" table:style-name="ce1">
            <text:p>76</text:p>
          </table:table-cell>
          <table:table-cell office:value-type="float" office:value="1230" table:style-name="ce1">
            <text:p>1230</text:p>
          </table:table-cell>
          <table:table-cell office:value-type="float" office:value="1342" table:style-name="ce1">
            <text:p>1342</text:p>
          </table:table-cell>
          <table:table-cell office:value-type="float" office:value="192" table:style-name="ce1">
            <text:p>192</text:p>
          </table:table-cell>
          <table:table-cell office:value-type="float" office:value="307" table:style-name="ce1">
            <text:p>307</text:p>
          </table:table-cell>
          <table:table-cell office:value-type="float" office:value="85470" table:style-name="ce1">
            <text:p>85470</text:p>
          </table:table-cell>
          <table:table-cell office:value-type="float" office:value="34211" table:style-name="ce1">
            <text:p>34211</text:p>
          </table:table-cell>
          <table:table-cell office:value-type="float" office:value="44929.2" table:style-name="ce1">
            <text:p>44929,2</text:p>
          </table:table-cell>
          <table:table-cell office:value-type="float" office:value="127.059" table:style-name="ce1">
            <text:p>127,059</text:p>
          </table:table-cell>
          <table:table-cell office:value-type="float" office:value="358.50400000000002" table:style-name="ce1">
            <text:p>358,504</text:p>
          </table:table-cell>
          <table:table-cell office:value-type="float" office:value="936" table:style-name="ce1">
            <text:p>936</text:p>
          </table:table-cell>
          <table:table-cell table:style-name="ce1"/>
          <table:table-cell office:value-type="float" office:value="6.7629156987856157E-3" table:formula="of:=[.$B241]/[.$A241]" table:style-name="ce1">
            <text:p>0,006762916</text:p>
          </table:table-cell>
          <table:table-cell office:value-type="float" office:value="7.2081389142964882" table:formula="of:=LOG([.$Q241];2)*-1" table:style-name="ce1">
            <text:p>7,208138914</text:p>
          </table:table-cell>
          <table:table-cell office:value-type="float" office:value="1.496490646085689" table:formula="of:=LOG([.$N241]/[.$M241];2)" table:style-name="ce1">
            <text:p>1,496490646</text:p>
          </table:table-cell>
          <table:table-cell office:value-type="float" office:value="2.7302855289303904" table:formula="of:=LOG([.$B241]/[.$J241];2)*-1" table:style-name="ce1">
            <text:p>2,730285529</text:p>
          </table:table-cell>
          <table:table-cell office:value-type="float" office:value="1.4093276817715357" table:formula="of:=LOG([.$B241]/[.$K241];2)*-1" table:style-name="ce1">
            <text:p>1,40932768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032" table:style-name="ce1">
            <text:p>10032</text:p>
          </table:table-cell>
          <table:table-cell office:value-type="float" office:value="0" table:style-name="ce1">
            <text:p>0</text:p>
          </table:table-cell>
          <table:table-cell office:value-type="float" office:value="1287" table:style-name="ce1">
            <text:p>1287</text:p>
          </table:table-cell>
          <table:table-cell office:value-type="float" office:value="219" table:style-name="ce1">
            <text:p>219</text:p>
          </table:table-cell>
          <table:table-cell office:value-type="float" office:value="657" table:style-name="ce1">
            <text:p>657</text:p>
          </table:table-cell>
          <table:table-cell office:value-type="float" office:value="771" table:style-name="ce1">
            <text:p>771</text:p>
          </table:table-cell>
          <table:table-cell office:value-type="float" office:value="725" table:style-name="ce1">
            <text:p>725</text:p>
          </table:table-cell>
          <table:table-cell office:value-type="float" office:value="813" table:style-name="ce1">
            <text:p>813</text:p>
          </table:table-cell>
          <table:table-cell office:value-type="float" office:value="374220" table:style-name="ce1">
            <text:p>374220</text:p>
          </table:table-cell>
          <table:table-cell office:value-type="float" office:value="61578" table:style-name="ce1">
            <text:p>61578</text:p>
          </table:table-cell>
          <table:table-cell office:value-type="float" office:value="68586.399999999994" table:style-name="ce1">
            <text:p>68586,4</text:p>
          </table:table-cell>
          <table:table-cell office:value-type="float" office:value="125.873" table:style-name="ce1">
            <text:p>125,873</text:p>
          </table:table-cell>
          <table:table-cell office:value-type="float" office:value="794.24699999999996" table:style-name="ce1">
            <text:p>794,247</text:p>
          </table:table-cell>
          <table:table-cell office:value-type="float" office:value="765" table:style-name="ce1">
            <text:p>765</text:p>
          </table:table-cell>
          <table:table-cell table:style-name="ce1"/>
          <table:table-cell office:value-type="float" office:value="5.267513221290163E-3" table:formula="of:=[.$B242]/[.$A242]" table:style-name="ce1">
            <text:p>0,005267513</text:p>
          </table:table-cell>
          <table:table-cell office:value-type="float" office:value="7.5686622544964273" table:formula="of:=LOG([.$Q242];2)*-1" table:style-name="ce1">
            <text:p>7,568662254</text:p>
          </table:table-cell>
          <table:table-cell office:value-type="float" office:value="2.6576188802674916" table:formula="of:=LOG([.$N242]/[.$M242];2)" table:style-name="ce1">
            <text:p>2,65761888</text:p>
          </table:table-cell>
          <table:table-cell office:value-type="float" office:value="5.2212055063860063" table:formula="of:=LOG([.$B242]/[.$J242];2)*-1" table:style-name="ce1">
            <text:p>5,221205506</text:p>
          </table:table-cell>
          <table:table-cell office:value-type="float" office:value="2.6178057574081732" table:formula="of:=LOG([.$B242]/[.$K242];2)*-1" table:style-name="ce1">
            <text:p>2,61780575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060" table:style-name="ce1">
            <text:p>5060</text:p>
          </table:table-cell>
          <table:table-cell office:value-type="float" office:value="0" table:style-name="ce1">
            <text:p>0</text:p>
          </table:table-cell>
          <table:table-cell office:value-type="float" office:value="728" table:style-name="ce1">
            <text:p>728</text:p>
          </table:table-cell>
          <table:table-cell office:value-type="float" office:value="732" table:style-name="ce1">
            <text:p>732</text:p>
          </table:table-cell>
          <table:table-cell office:value-type="float" office:value="1504" table:style-name="ce1">
            <text:p>1504</text:p>
          </table:table-cell>
          <table:table-cell office:value-type="float" office:value="1596" table:style-name="ce1">
            <text:p>1596</text:p>
          </table:table-cell>
          <table:table-cell office:value-type="float" office:value="220" table:style-name="ce1">
            <text:p>220</text:p>
          </table:table-cell>
          <table:table-cell office:value-type="float" office:value="275" table:style-name="ce1">
            <text:p>275</text:p>
          </table:table-cell>
          <table:table-cell office:value-type="float" office:value="444416" table:style-name="ce1">
            <text:p>444416</text:p>
          </table:table-cell>
          <table:table-cell office:value-type="float" office:value="47422" table:style-name="ce1">
            <text:p>47422</text:p>
          </table:table-cell>
          <table:table-cell office:value-type="float" office:value="59285.8" table:style-name="ce1">
            <text:p>59285,8</text:p>
          </table:table-cell>
          <table:table-cell office:value-type="float" office:value="104.95699999999999" table:style-name="ce1">
            <text:p>104,957</text:p>
          </table:table-cell>
          <table:table-cell office:value-type="float" office:value="954.41600000000005" table:style-name="ce1">
            <text:p>954,416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float" office:value="2.6568597388086346E-3" table:formula="of:=[.$B243]/[.$A243]" table:style-name="ce1">
            <text:p>0,00265686</text:p>
          </table:table-cell>
          <table:table-cell office:value-type="float" office:value="8.5560622177167946" table:formula="of:=LOG([.$Q243];2)*-1" table:style-name="ce1">
            <text:p>8,556062218</text:p>
          </table:table-cell>
          <table:table-cell office:value-type="float" office:value="3.1848198399205523" table:formula="of:=LOG([.$N243]/[.$M243];2)" table:style-name="ce1">
            <text:p>3,18481984</text:p>
          </table:table-cell>
          <table:table-cell office:value-type="float" office:value="6.4566295628628065" table:formula="of:=LOG([.$B243]/[.$J243];2)*-1" table:style-name="ce1">
            <text:p>6,456629563</text:p>
          </table:table-cell>
          <table:table-cell office:value-type="float" office:value="3.2283472190389833" table:formula="of:=LOG([.$B243]/[.$K243];2)*-1" table:style-name="ce1">
            <text:p>3,22834721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426" table:style-name="ce1">
            <text:p>6426</text:p>
          </table:table-cell>
          <table:table-cell office:value-type="float" office:value="0" table:style-name="ce1">
            <text:p>0</text:p>
          </table:table-cell>
          <table:table-cell office:value-type="float" office:value="1565" table:style-name="ce1">
            <text:p>1565</text:p>
          </table:table-cell>
          <table:table-cell office:value-type="float" office:value="248" table:style-name="ce1">
            <text:p>248</text:p>
          </table:table-cell>
          <table:table-cell office:value-type="float" office:value="1468" table:style-name="ce1">
            <text:p>1468</text:p>
          </table:table-cell>
          <table:table-cell office:value-type="float" office:value="1531" table:style-name="ce1">
            <text:p>1531</text:p>
          </table:table-cell>
          <table:table-cell office:value-type="float" office:value="32" table:style-name="ce1">
            <text:p>32</text:p>
          </table:table-cell>
          <table:table-cell office:value-type="float" office:value="134" table:style-name="ce1">
            <text:p>134</text:p>
          </table:table-cell>
          <table:table-cell office:value-type="float" office:value="20952" table:style-name="ce1">
            <text:p>20952</text:p>
          </table:table-cell>
          <table:table-cell office:value-type="float" office:value="11751" table:style-name="ce1">
            <text:p>11751</text:p>
          </table:table-cell>
          <table:table-cell office:value-type="float" office:value="24079" table:style-name="ce1">
            <text:p>24079</text:p>
          </table:table-cell>
          <table:table-cell office:value-type="float" office:value="110.309" table:style-name="ce1">
            <text:p>110,309</text:p>
          </table:table-cell>
          <table:table-cell office:value-type="float" office:value="177.71" table:style-name="ce1">
            <text:p>177,71</text:p>
          </table:table-cell>
          <table:table-cell office:value-type="float" office:value="983" table:style-name="ce1">
            <text:p>983</text:p>
          </table:table-cell>
          <table:table-cell table:style-name="ce1"/>
          <table:table-cell office:value-type="float" office:value="3.3741068540680407E-3" table:formula="of:=[.$B244]/[.$A244]" table:style-name="ce1">
            <text:p>0,003374107</text:p>
          </table:table-cell>
          <table:table-cell office:value-type="float" office:value="8.2112786218270539" table:formula="of:=LOG([.$Q244];2)*-1" table:style-name="ce1">
            <text:p>8,211278622</text:p>
          </table:table-cell>
          <table:table-cell office:value-type="float" office:value="0.68797436243370702" table:formula="of:=LOG([.$N244]/[.$M244];2)" table:style-name="ce1">
            <text:p>0,687974362</text:p>
          </table:table-cell>
          <table:table-cell office:value-type="float" office:value="1.7050950788791841" table:formula="of:=LOG([.$B244]/[.$J244];2)*-1" table:style-name="ce1">
            <text:p>1,705095079</text:p>
          </table:table-cell>
          <table:table-cell office:value-type="float" office:value="0.87079064820049068" table:formula="of:=LOG([.$B244]/[.$K244];2)*-1" table:style-name="ce1">
            <text:p>0,87079064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346" table:style-name="ce1">
            <text:p>2346</text:p>
          </table:table-cell>
          <table:table-cell office:value-type="float" office:value="0" table:style-name="ce1">
            <text:p>0</text:p>
          </table:table-cell>
          <table:table-cell office:value-type="float" office:value="1482" table:style-name="ce1">
            <text:p>1482</text:p>
          </table:table-cell>
          <table:table-cell office:value-type="float" office:value="102" table:style-name="ce1">
            <text:p>102</text:p>
          </table:table-cell>
          <table:table-cell office:value-type="float" office:value="1174" table:style-name="ce1">
            <text:p>1174</text:p>
          </table:table-cell>
          <table:table-cell office:value-type="float" office:value="1208" table:style-name="ce1">
            <text:p>1208</text:p>
          </table:table-cell>
          <table:table-cell office:value-type="float" office:value="792" table:style-name="ce1">
            <text:p>792</text:p>
          </table:table-cell>
          <table:table-cell office:value-type="float" office:value="861" table:style-name="ce1">
            <text:p>861</text:p>
          </table:table-cell>
          <table:table-cell office:value-type="float" office:value="233772" table:style-name="ce1">
            <text:p>233772</text:p>
          </table:table-cell>
          <table:table-cell office:value-type="float" office:value="23529" table:style-name="ce1">
            <text:p>23529</text:p>
          </table:table-cell>
          <table:table-cell office:value-type="float" office:value="29966.6" table:style-name="ce1">
            <text:p>29966,6</text:p>
          </table:table-cell>
          <table:table-cell office:value-type="float" office:value="72.801100000000005" table:style-name="ce1">
            <text:p>72,8011</text:p>
          </table:table-cell>
          <table:table-cell office:value-type="float" office:value="780.29300000000001" table:style-name="ce1">
            <text:p>780,293</text:p>
          </table:table-cell>
          <table:table-cell office:value-type="float" office:value="795" table:style-name="ce1">
            <text:p>795</text:p>
          </table:table-cell>
          <table:table-cell table:style-name="ce1"/>
          <table:table-cell office:value-type="float" office:value="1.2318167879930943E-3" table:formula="of:=[.$B245]/[.$A245]" table:style-name="ce1">
            <text:p>0,001231817</text:p>
          </table:table-cell>
          <table:table-cell office:value-type="float" office:value="9.6649965892699576" table:formula="of:=LOG([.$Q245];2)*-1" table:style-name="ce1">
            <text:p>9,664996589</text:p>
          </table:table-cell>
          <table:table-cell office:value-type="float" office:value="3.4219838033231715" table:formula="of:=LOG([.$N245]/[.$M245];2)" table:style-name="ce1">
            <text:p>3,421983803</text:p>
          </table:table-cell>
          <table:table-cell office:value-type="float" office:value="6.6387553180818601" table:formula="of:=LOG([.$B245]/[.$J245];2)*-1" table:style-name="ce1">
            <text:p>6,638755318</text:p>
          </table:table-cell>
          <table:table-cell office:value-type="float" office:value="3.3261650877738331" table:formula="of:=LOG([.$B245]/[.$K245];2)*-1" table:style-name="ce1">
            <text:p>3,32616508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700" table:style-name="ce1">
            <text:p>7700</text:p>
          </table:table-cell>
          <table:table-cell office:value-type="float" office:value="0" table:style-name="ce1">
            <text:p>0</text:p>
          </table:table-cell>
          <table:table-cell office:value-type="float" office:value="1189" table:style-name="ce1">
            <text:p>1189</text:p>
          </table:table-cell>
          <table:table-cell office:value-type="float" office:value="818" table:style-name="ce1">
            <text:p>818</text:p>
          </table:table-cell>
          <table:table-cell office:value-type="float" office:value="200" table:style-name="ce1">
            <text:p>200</text:p>
          </table:table-cell>
          <table:table-cell office:value-type="float" office:value="277" table:style-name="ce1">
            <text:p>277</text:p>
          </table:table-cell>
          <table:table-cell office:value-type="float" office:value="435" table:style-name="ce1">
            <text:p>435</text:p>
          </table:table-cell>
          <table:table-cell office:value-type="float" office:value="535" table:style-name="ce1">
            <text:p>535</text:p>
          </table:table-cell>
          <table:table-cell office:value-type="float" office:value="378787" table:style-name="ce1">
            <text:p>378787</text:p>
          </table:table-cell>
          <table:table-cell office:value-type="float" office:value="64195.5" table:style-name="ce1">
            <text:p>64195,5</text:p>
          </table:table-cell>
          <table:table-cell office:value-type="float" office:value="112021" table:style-name="ce1">
            <text:p>112021</text:p>
          </table:table-cell>
          <table:table-cell office:value-type="float" office:value="80.993799999999993" table:style-name="ce1">
            <text:p>80,9938</text:p>
          </table:table-cell>
          <table:table-cell office:value-type="float" office:value="1007.62" table:style-name="ce1">
            <text:p>1007,62</text:p>
          </table:table-cell>
          <table:table-cell office:value-type="float" office:value="749" table:style-name="ce1">
            <text:p>749</text:p>
          </table:table-cell>
          <table:table-cell table:style-name="ce1"/>
          <table:table-cell office:value-type="float" office:value="4.0430474286218352E-3" table:formula="of:=[.$B246]/[.$A246]" table:style-name="ce1">
            <text:p>0,004043047</text:p>
          </table:table-cell>
          <table:table-cell office:value-type="float" office:value="7.9503411568288413" table:formula="of:=LOG([.$Q246];2)*-1" table:style-name="ce1">
            <text:p>7,950341157</text:p>
          </table:table-cell>
          <table:table-cell office:value-type="float" office:value="3.6369963776790524" table:formula="of:=LOG([.$N246]/[.$M246];2)" table:style-name="ce1">
            <text:p>3,636996378</text:p>
          </table:table-cell>
          <table:table-cell office:value-type="float" office:value="5.6203845622144426" table:formula="of:=LOG([.$B246]/[.$J246];2)*-1" table:style-name="ce1">
            <text:p>5,620384562</text:p>
          </table:table-cell>
          <table:table-cell office:value-type="float" office:value="3.0595418193990147" table:formula="of:=LOG([.$B246]/[.$K246];2)*-1" table:style-name="ce1">
            <text:p>3,05954181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757" table:style-name="ce1">
            <text:p>5757</text:p>
          </table:table-cell>
          <table:table-cell office:value-type="float" office:value="0" table:style-name="ce1">
            <text:p>0</text:p>
          </table:table-cell>
          <table:table-cell office:value-type="float" office:value="230" table:style-name="ce1">
            <text:p>230</text:p>
          </table:table-cell>
          <table:table-cell office:value-type="float" office:value="455" table:style-name="ce1">
            <text:p>455</text:p>
          </table:table-cell>
          <table:table-cell office:value-type="float" office:value="1072" table:style-name="ce1">
            <text:p>1072</text:p>
          </table:table-cell>
          <table:table-cell office:value-type="float" office:value="1173" table:style-name="ce1">
            <text:p>1173</text:p>
          </table:table-cell>
          <table:table-cell office:value-type="float" office:value="40" table:style-name="ce1">
            <text:p>40</text:p>
          </table:table-cell>
          <table:table-cell office:value-type="float" office:value="97" table:style-name="ce1">
            <text:p>97</text:p>
          </table:table-cell>
          <table:table-cell office:value-type="float" office:value="391345" table:style-name="ce1">
            <text:p>391345</text:p>
          </table:table-cell>
          <table:table-cell office:value-type="float" office:value="47833" table:style-name="ce1">
            <text:p>47833</text:p>
          </table:table-cell>
          <table:table-cell office:value-type="float" office:value="90684.9" table:style-name="ce1">
            <text:p>90684,9</text:p>
          </table:table-cell>
          <table:table-cell office:value-type="float" office:value="108.462" table:style-name="ce1">
            <text:p>108,462</text:p>
          </table:table-cell>
          <table:table-cell office:value-type="float" office:value="972.33399999999995" table:style-name="ce1">
            <text:p>972,334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3.0228342917631048E-3" table:formula="of:=[.$B247]/[.$A247]" table:style-name="ce1">
            <text:p>0,003022834</text:p>
          </table:table-cell>
          <table:table-cell office:value-type="float" office:value="8.3698823903819299" table:formula="of:=LOG([.$Q247];2)*-1" table:style-name="ce1">
            <text:p>8,36988239</text:p>
          </table:table-cell>
          <table:table-cell office:value-type="float" office:value="3.1642622910803997" table:formula="of:=LOG([.$N247]/[.$M247];2)" table:style-name="ce1">
            <text:p>3,164262291</text:p>
          </table:table-cell>
          <table:table-cell office:value-type="float" office:value="6.0869799899928481" table:formula="of:=LOG([.$B247]/[.$J247];2)*-1" table:style-name="ce1">
            <text:p>6,08697999</text:p>
          </table:table-cell>
          <table:table-cell office:value-type="float" office:value="3.0546171600410736" table:formula="of:=LOG([.$B247]/[.$K247];2)*-1" table:style-name="ce1">
            <text:p>3,0546171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048" table:style-name="ce1">
            <text:p>4048</text:p>
          </table:table-cell>
          <table:table-cell office:value-type="float" office:value="0" table:style-name="ce1">
            <text:p>0</text:p>
          </table:table-cell>
          <table:table-cell office:value-type="float" office:value="1145" table:style-name="ce1">
            <text:p>1145</text:p>
          </table:table-cell>
          <table:table-cell office:value-type="float" office:value="47" table:style-name="ce1">
            <text:p>47</text:p>
          </table:table-cell>
          <table:table-cell office:value-type="float" office:value="1007" table:style-name="ce1">
            <text:p>1007</text:p>
          </table:table-cell>
          <table:table-cell office:value-type="float" office:value="1095" table:style-name="ce1">
            <text:p>1095</text:p>
          </table:table-cell>
          <table:table-cell office:value-type="float" office:value="457" table:style-name="ce1">
            <text:p>457</text:p>
          </table:table-cell>
          <table:table-cell office:value-type="float" office:value="503" table:style-name="ce1">
            <text:p>503</text:p>
          </table:table-cell>
          <table:table-cell office:value-type="float" office:value="62928" table:style-name="ce1">
            <text:p>62928</text:p>
          </table:table-cell>
          <table:table-cell office:value-type="float" office:value="23238" table:style-name="ce1">
            <text:p>23238</text:p>
          </table:table-cell>
          <table:table-cell office:value-type="float" office:value="48040.5" table:style-name="ce1">
            <text:p>48040,5</text:p>
          </table:table-cell>
          <table:table-cell office:value-type="float" office:value="46.6905" table:style-name="ce1">
            <text:p>46,6905</text:p>
          </table:table-cell>
          <table:table-cell office:value-type="float" office:value="443.08600000000001" table:style-name="ce1">
            <text:p>443,086</text:p>
          </table:table-cell>
          <table:table-cell office:value-type="float" office:value="608" table:style-name="ce1">
            <text:p>608</text:p>
          </table:table-cell>
          <table:table-cell table:style-name="ce1"/>
          <table:table-cell office:value-type="float" office:value="2.1254877910469078E-3" table:formula="of:=[.$B248]/[.$A248]" table:style-name="ce1">
            <text:p>0,002125488</text:p>
          </table:table-cell>
          <table:table-cell office:value-type="float" office:value="8.8779903126041564" table:formula="of:=LOG([.$Q248];2)*-1" table:style-name="ce1">
            <text:p>8,877990313</text:p>
          </table:table-cell>
          <table:table-cell office:value-type="float" office:value="3.246385799990013" table:formula="of:=LOG([.$N248]/[.$M248];2)" table:style-name="ce1">
            <text:p>3,2463858</text:p>
          </table:table-cell>
          <table:table-cell office:value-type="float" office:value="3.9584208962486005" table:formula="of:=LOG([.$B248]/[.$J248];2)*-1" table:style-name="ce1">
            <text:p>3,958420896</text:p>
          </table:table-cell>
          <table:table-cell office:value-type="float" office:value="2.521204712055193" table:formula="of:=LOG([.$B248]/[.$K248];2)*-1" table:style-name="ce1">
            <text:p>2,52120471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912" table:style-name="ce1">
            <text:p>15912</text:p>
          </table:table-cell>
          <table:table-cell office:value-type="float" office:value="0" table:style-name="ce1">
            <text:p>0</text:p>
          </table:table-cell>
          <table:table-cell office:value-type="float" office:value="1050" table:style-name="ce1">
            <text:p>1050</text:p>
          </table:table-cell>
          <table:table-cell office:value-type="float" office:value="467" table:style-name="ce1">
            <text:p>467</text:p>
          </table:table-cell>
          <table:table-cell office:value-type="float" office:value="922" table:style-name="ce1">
            <text:p>922</text:p>
          </table:table-cell>
          <table:table-cell office:value-type="float" office:value="1078" table:style-name="ce1">
            <text:p>1078</text:p>
          </table:table-cell>
          <table:table-cell office:value-type="float" office:value="93" table:style-name="ce1">
            <text:p>93</text:p>
          </table:table-cell>
          <table:table-cell office:value-type="float" office:value="195" table:style-name="ce1">
            <text:p>195</text:p>
          </table:table-cell>
          <table:table-cell office:value-type="float" office:value="58344" table:style-name="ce1">
            <text:p>58344</text:p>
          </table:table-cell>
          <table:table-cell office:value-type="float" office:value="37128" table:style-name="ce1">
            <text:p>37128</text:p>
          </table:table-cell>
          <table:table-cell office:value-type="float" office:value="38008" table:style-name="ce1">
            <text:p>38008</text:p>
          </table:table-cell>
          <table:table-cell office:value-type="float" office:value="103.247" table:style-name="ce1">
            <text:p>103,247</text:p>
          </table:table-cell>
          <table:table-cell office:value-type="float" office:value="326.84699999999998" table:style-name="ce1">
            <text:p>326,847</text:p>
          </table:table-cell>
          <table:table-cell office:value-type="float" office:value="515" table:style-name="ce1">
            <text:p>515</text:p>
          </table:table-cell>
          <table:table-cell table:style-name="ce1"/>
          <table:table-cell office:value-type="float" office:value="8.3549312576922923E-3" table:formula="of:=[.$B249]/[.$A249]" table:style-name="ce1">
            <text:p>0,008354931</text:p>
          </table:table-cell>
          <table:table-cell office:value-type="float" office:value="6.903156326464722" table:formula="of:=LOG([.$Q249];2)*-1" table:style-name="ce1">
            <text:p>6,903156326</text:p>
          </table:table-cell>
          <table:table-cell office:value-type="float" office:value="1.6625155927699153" table:formula="of:=LOG([.$N249]/[.$M249];2)" table:style-name="ce1">
            <text:p>1,662515593</text:p>
          </table:table-cell>
          <table:table-cell office:value-type="float" office:value="1.8744691179161412" table:formula="of:=LOG([.$B249]/[.$J249];2)*-1" table:style-name="ce1">
            <text:p>1,874469118</text:p>
          </table:table-cell>
          <table:table-cell office:value-type="float" office:value="1.2223924213364481" table:formula="of:=LOG([.$B249]/[.$K249];2)*-1" table:style-name="ce1">
            <text:p>1,22239242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970" table:style-name="ce1">
            <text:p>6970</text:p>
          </table:table-cell>
          <table:table-cell office:value-type="float" office:value="0" table:style-name="ce1">
            <text:p>0</text:p>
          </table:table-cell>
          <table:table-cell office:value-type="float" office:value="998" table:style-name="ce1">
            <text:p>998</text:p>
          </table:table-cell>
          <table:table-cell office:value-type="float" office:value="160" table:style-name="ce1">
            <text:p>160</text:p>
          </table:table-cell>
          <table:table-cell office:value-type="float" office:value="1609" table:style-name="ce1">
            <text:p>1609</text:p>
          </table:table-cell>
          <table:table-cell office:value-type="float" office:value="1691" table:style-name="ce1">
            <text:p>1691</text:p>
          </table:table-cell>
          <table:table-cell office:value-type="float" office:value="322" table:style-name="ce1">
            <text:p>322</text:p>
          </table:table-cell>
          <table:table-cell office:value-type="float" office:value="407" table:style-name="ce1">
            <text:p>407</text:p>
          </table:table-cell>
          <table:table-cell office:value-type="float" office:value="171171" table:style-name="ce1">
            <text:p>171171</text:p>
          </table:table-cell>
          <table:table-cell office:value-type="float" office:value="39579.5" table:style-name="ce1">
            <text:p>39579,5</text:p>
          </table:table-cell>
          <table:table-cell office:value-type="float" office:value="50500.3" table:style-name="ce1">
            <text:p>50500,3</text:p>
          </table:table-cell>
          <table:table-cell office:value-type="float" office:value="86.023300000000006" table:style-name="ce1">
            <text:p>86,0233</text:p>
          </table:table-cell>
          <table:table-cell office:value-type="float" office:value="683.16899999999998" table:style-name="ce1">
            <text:p>683,169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3.6597455295447005E-3" table:formula="of:=[.$B250]/[.$A250]" table:style-name="ce1">
            <text:p>0,003659746</text:p>
          </table:table-cell>
          <table:table-cell office:value-type="float" office:value="8.0940409465426804" table:formula="of:=LOG([.$Q250];2)*-1" table:style-name="ce1">
            <text:p>8,094040947</text:p>
          </table:table-cell>
          <table:table-cell office:value-type="float" office:value="2.9894431299173929" table:formula="of:=LOG([.$N250]/[.$M250];2)" table:style-name="ce1">
            <text:p>2,98944313</text:p>
          </table:table-cell>
          <table:table-cell office:value-type="float" office:value="4.6181358329661064" table:formula="of:=LOG([.$B250]/[.$J250];2)*-1" table:style-name="ce1">
            <text:p>4,618135833</text:p>
          </table:table-cell>
          <table:table-cell office:value-type="float" office:value="2.5055228260129256" table:formula="of:=LOG([.$B250]/[.$K250];2)*-1" table:style-name="ce1">
            <text:p>2,50552282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3340" table:style-name="ce1">
            <text:p>13340</text:p>
          </table:table-cell>
          <table:table-cell office:value-type="float" office:value="0" table:style-name="ce1">
            <text:p>0</text:p>
          </table:table-cell>
          <table:table-cell office:value-type="float" office:value="1638" table:style-name="ce1">
            <text:p>1638</text:p>
          </table:table-cell>
          <table:table-cell office:value-type="float" office:value="396" table:style-name="ce1">
            <text:p>396</text:p>
          </table:table-cell>
          <table:table-cell office:value-type="float" office:value="1556" table:style-name="ce1">
            <text:p>1556</text:p>
          </table:table-cell>
          <table:table-cell office:value-type="float" office:value="1701" table:style-name="ce1">
            <text:p>1701</text:p>
          </table:table-cell>
          <table:table-cell office:value-type="float" office:value="249" table:style-name="ce1">
            <text:p>249</text:p>
          </table:table-cell>
          <table:table-cell office:value-type="float" office:value="341" table:style-name="ce1">
            <text:p>341</text:p>
          </table:table-cell>
          <table:table-cell office:value-type="float" office:value="21315" table:style-name="ce1">
            <text:p>21315</text:p>
          </table:table-cell>
          <table:table-cell office:value-type="float" office:value="17327.5" table:style-name="ce1">
            <text:p>17327,5</text:p>
          </table:table-cell>
          <table:table-cell office:value-type="float" office:value="20456.8" table:style-name="ce1">
            <text:p>20456,8</text:p>
          </table:table-cell>
          <table:table-cell office:value-type="float" office:value="92.541899999999998" table:style-name="ce1">
            <text:p>92,5419</text:p>
          </table:table-cell>
          <table:table-cell office:value-type="float" office:value="101.494" table:style-name="ce1">
            <text:p>101,494</text:p>
          </table:table-cell>
          <table:table-cell office:value-type="float" office:value="593" table:style-name="ce1">
            <text:p>593</text:p>
          </table:table-cell>
          <table:table-cell table:style-name="ce1"/>
          <table:table-cell office:value-type="float" office:value="7.0044484023136736E-3" table:formula="of:=[.$B251]/[.$A251]" table:style-name="ce1">
            <text:p>0,007004448</text:p>
          </table:table-cell>
          <table:table-cell office:value-type="float" office:value="7.1575128412265192" table:formula="of:=LOG([.$Q251];2)*-1" table:style-name="ce1">
            <text:p>7,157512841</text:p>
          </table:table-cell>
          <table:table-cell office:value-type="float" office:value="0.13321581778552422" table:formula="of:=LOG([.$N251]/[.$M251];2)" table:style-name="ce1">
            <text:p>0,133215818</text:p>
          </table:table-cell>
          <table:table-cell office:value-type="float" office:value="0.67611038877935148" table:formula="of:=LOG([.$B251]/[.$J251];2)*-1" table:style-name="ce1">
            <text:p>0,676110389</text:p>
          </table:table-cell>
          <table:table-cell office:value-type="float" office:value="0.3773048519237357" table:formula="of:=LOG([.$B251]/[.$K251];2)*-1" table:style-name="ce1">
            <text:p>0,37730485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36" table:style-name="ce1">
            <text:p>1536</text:p>
          </table:table-cell>
          <table:table-cell office:value-type="float" office:value="0" table:style-name="ce1">
            <text:p>0</text:p>
          </table:table-cell>
          <table:table-cell office:value-type="float" office:value="1601" table:style-name="ce1">
            <text:p>1601</text:p>
          </table:table-cell>
          <table:table-cell office:value-type="float" office:value="290" table:style-name="ce1">
            <text:p>290</text:p>
          </table:table-cell>
          <table:table-cell office:value-type="float" office:value="130" table:style-name="ce1">
            <text:p>130</text:p>
          </table:table-cell>
          <table:table-cell office:value-type="float" office:value="194" table:style-name="ce1">
            <text:p>194</text:p>
          </table:table-cell>
          <table:table-cell office:value-type="float" office:value="750" table:style-name="ce1">
            <text:p>750</text:p>
          </table:table-cell>
          <table:table-cell office:value-type="float" office:value="774" table:style-name="ce1">
            <text:p>774</text:p>
          </table:table-cell>
          <table:table-cell office:value-type="float" office:value="711964" table:style-name="ce1">
            <text:p>711964</text:p>
          </table:table-cell>
          <table:table-cell office:value-type="float" office:value="33140" table:style-name="ce1">
            <text:p>33140</text:p>
          </table:table-cell>
          <table:table-cell office:value-type="float" office:value="43580.6" table:style-name="ce1">
            <text:p>43580,6</text:p>
          </table:table-cell>
          <table:table-cell office:value-type="float" office:value="67.675700000000006" table:style-name="ce1">
            <text:p>67,6757</text:p>
          </table:table-cell>
          <table:table-cell office:value-type="float" office:value="1514.43" table:style-name="ce1">
            <text:p>1514,43</text:p>
          </table:table-cell>
          <table:table-cell office:value-type="float" office:value="982" table:style-name="ce1">
            <text:p>982</text:p>
          </table:table-cell>
          <table:table-cell table:style-name="ce1"/>
          <table:table-cell office:value-type="float" office:value="8.0650920134586225E-4" table:formula="of:=[.$B252]/[.$A252]" table:style-name="ce1">
            <text:p>0,000806509</text:p>
          </table:table-cell>
          <table:table-cell office:value-type="float" office:value="10.276021386577311" table:formula="of:=LOG([.$Q252];2)*-1" table:style-name="ce1">
            <text:p>10,27602139</text:p>
          </table:table-cell>
          <table:table-cell office:value-type="float" office:value="4.4839931802264035" table:formula="of:=LOG([.$N252]/[.$M252];2)" table:style-name="ce1">
            <text:p>4,48399318</text:p>
          </table:table-cell>
          <table:table-cell office:value-type="float" office:value="8.8564822678082677" table:formula="of:=LOG([.$B252]/[.$J252];2)*-1" table:style-name="ce1">
            <text:p>8,856482268</text:p>
          </table:table-cell>
          <table:table-cell office:value-type="float" office:value="4.4313234813876585" table:formula="of:=LOG([.$B252]/[.$K252];2)*-1" table:style-name="ce1">
            <text:p>4,43132348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9188" table:style-name="ce1">
            <text:p>19188</text:p>
          </table:table-cell>
          <table:table-cell office:value-type="float" office:value="0" table:style-name="ce1">
            <text:p>0</text:p>
          </table:table-cell>
          <table:table-cell office:value-type="float" office:value="165" table:style-name="ce1">
            <text:p>165</text:p>
          </table:table-cell>
          <table:table-cell office:value-type="float" office:value="765" table:style-name="ce1">
            <text:p>765</text:p>
          </table:table-cell>
          <table:table-cell office:value-type="float" office:value="1259" table:style-name="ce1">
            <text:p>1259</text:p>
          </table:table-cell>
          <table:table-cell office:value-type="float" office:value="1423" table:style-name="ce1">
            <text:p>1423</text:p>
          </table:table-cell>
          <table:table-cell office:value-type="float" office:value="628" table:style-name="ce1">
            <text:p>628</text:p>
          </table:table-cell>
          <table:table-cell office:value-type="float" office:value="745" table:style-name="ce1">
            <text:p>745</text:p>
          </table:table-cell>
          <table:table-cell office:value-type="float" office:value="172346" table:style-name="ce1">
            <text:p>172346</text:p>
          </table:table-cell>
          <table:table-cell office:value-type="float" office:value="84827" table:style-name="ce1">
            <text:p>84827</text:p>
          </table:table-cell>
          <table:table-cell office:value-type="float" office:value="120379" table:style-name="ce1">
            <text:p>120379</text:p>
          </table:table-cell>
          <table:table-cell office:value-type="float" office:value="164.43799999999999" table:style-name="ce1">
            <text:p>164,438</text:p>
          </table:table-cell>
          <table:table-cell office:value-type="float" office:value="1178.6500000000001" table:style-name="ce1">
            <text:p>1178,65</text:p>
          </table:table-cell>
          <table:table-cell office:value-type="float" office:value="656" table:style-name="ce1">
            <text:p>656</text:p>
          </table:table-cell>
          <table:table-cell table:style-name="ce1"/>
          <table:table-cell office:value-type="float" office:value="1.0075064163687763E-2" table:formula="of:=[.$B253]/[.$A253]" table:style-name="ce1">
            <text:p>0,010075064</text:p>
          </table:table-cell>
          <table:table-cell office:value-type="float" office:value="6.6330671630969782" table:formula="of:=LOG([.$Q253];2)*-1" table:style-name="ce1">
            <text:p>6,633067163</text:p>
          </table:table-cell>
          <table:table-cell office:value-type="float" office:value="2.8415197385092519" table:formula="of:=LOG([.$N253]/[.$M253];2)" table:style-name="ce1">
            <text:p>2,841519739</text:p>
          </table:table-cell>
          <table:table-cell office:value-type="float" office:value="3.1670315656383279" table:formula="of:=LOG([.$B253]/[.$J253];2)*-1" table:style-name="ce1">
            <text:p>3,167031566</text:p>
          </table:table-cell>
          <table:table-cell office:value-type="float" office:value="2.1443191956814016" table:formula="of:=LOG([.$B253]/[.$K253];2)*-1" table:style-name="ce1">
            <text:p>2,14431919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488" table:style-name="ce1">
            <text:p>7488</text:p>
          </table:table-cell>
          <table:table-cell office:value-type="float" office:value="0" table:style-name="ce1">
            <text:p>0</text:p>
          </table:table-cell>
          <table:table-cell office:value-type="float" office:value="1362" table:style-name="ce1">
            <text:p>1362</text:p>
          </table:table-cell>
          <table:table-cell office:value-type="float" office:value="681" table:style-name="ce1">
            <text:p>681</text:p>
          </table:table-cell>
          <table:table-cell office:value-type="float" office:value="557" table:style-name="ce1">
            <text:p>557</text:p>
          </table:table-cell>
          <table:table-cell office:value-type="float" office:value="713" table:style-name="ce1">
            <text:p>713</text:p>
          </table:table-cell>
          <table:table-cell office:value-type="float" office:value="558" table:style-name="ce1">
            <text:p>558</text:p>
          </table:table-cell>
          <table:table-cell office:value-type="float" office:value="606" table:style-name="ce1">
            <text:p>606</text:p>
          </table:table-cell>
          <table:table-cell office:value-type="float" office:value="99015" table:style-name="ce1">
            <text:p>99015</text:p>
          </table:table-cell>
          <table:table-cell office:value-type="float" office:value="28914" table:style-name="ce1">
            <text:p>28914</text:p>
          </table:table-cell>
          <table:table-cell office:value-type="float" office:value="38751.199999999997" table:style-name="ce1">
            <text:p>38751,2</text:p>
          </table:table-cell>
          <table:table-cell office:value-type="float" office:value="157.54400000000001" table:style-name="ce1">
            <text:p>157,544</text:p>
          </table:table-cell>
          <table:table-cell office:value-type="float" office:value="733.71" table:style-name="ce1">
            <text:p>733,71</text:p>
          </table:table-cell>
          <table:table-cell office:value-type="float" office:value="686" table:style-name="ce1">
            <text:p>686</text:p>
          </table:table-cell>
          <table:table-cell table:style-name="ce1"/>
          <table:table-cell office:value-type="float" office:value="3.9317323565610787E-3" table:formula="of:=[.$B254]/[.$A254]" table:style-name="ce1">
            <text:p>0,003931732</text:p>
          </table:table-cell>
          <table:table-cell office:value-type="float" office:value="7.9906191677150629" table:formula="of:=LOG([.$Q254];2)*-1" table:style-name="ce1">
            <text:p>7,990619168</text:p>
          </table:table-cell>
          <table:table-cell office:value-type="float" office:value="2.219455137368171" table:formula="of:=LOG([.$N254]/[.$M254];2)" table:style-name="ce1">
            <text:p>2,219455137</text:p>
          </table:table-cell>
          <table:table-cell office:value-type="float" office:value="3.7249947587578149" table:formula="of:=LOG([.$B254]/[.$J254];2)*-1" table:style-name="ce1">
            <text:p>3,724994759</text:p>
          </table:table-cell>
          <table:table-cell office:value-type="float" office:value="1.9491158668777409" table:formula="of:=LOG([.$B254]/[.$K254];2)*-1" table:style-name="ce1">
            <text:p>1,94911586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232" table:style-name="ce1">
            <text:p>15232</text:p>
          </table:table-cell>
          <table:table-cell office:value-type="float" office:value="0" table:style-name="ce1">
            <text:p>0</text:p>
          </table:table-cell>
          <table:table-cell office:value-type="float" office:value="671" table:style-name="ce1">
            <text:p>671</text:p>
          </table:table-cell>
          <table:table-cell office:value-type="float" office:value="582" table:style-name="ce1">
            <text:p>582</text:p>
          </table:table-cell>
          <table:table-cell office:value-type="float" office:value="55" table:style-name="ce1">
            <text:p>55</text:p>
          </table:table-cell>
          <table:table-cell office:value-type="float" office:value="191" table:style-name="ce1">
            <text:p>191</text:p>
          </table:table-cell>
          <table:table-cell office:value-type="float" office:value="19" table:style-name="ce1">
            <text:p>19</text:p>
          </table:table-cell>
          <table:table-cell office:value-type="float" office:value="131" table:style-name="ce1">
            <text:p>131</text:p>
          </table:table-cell>
          <table:table-cell office:value-type="float" office:value="346808" table:style-name="ce1">
            <text:p>346808</text:p>
          </table:table-cell>
          <table:table-cell office:value-type="float" office:value="72780" table:style-name="ce1">
            <text:p>72780</text:p>
          </table:table-cell>
          <table:table-cell office:value-type="float" office:value="94124.6" table:style-name="ce1">
            <text:p>94124,6</text:p>
          </table:table-cell>
          <table:table-cell office:value-type="float" office:value="165.614" table:style-name="ce1">
            <text:p>165,614</text:p>
          </table:table-cell>
          <table:table-cell office:value-type="float" office:value="746.56100000000004" table:style-name="ce1">
            <text:p>746,561</text:p>
          </table:table-cell>
          <table:table-cell office:value-type="float" office:value="686" table:style-name="ce1">
            <text:p>686</text:p>
          </table:table-cell>
          <table:table-cell table:style-name="ce1"/>
          <table:table-cell office:value-type="float" office:value="7.9978829133464675E-3" table:formula="of:=[.$B255]/[.$A255]" table:style-name="ce1">
            <text:p>0,007997883</text:p>
          </table:table-cell>
          <table:table-cell office:value-type="float" office:value="6.966166123990523" table:formula="of:=LOG([.$Q255];2)*-1" table:style-name="ce1">
            <text:p>6,966166124</text:p>
          </table:table-cell>
          <table:table-cell office:value-type="float" office:value="2.1724355102364035" table:formula="of:=LOG([.$N255]/[.$M255];2)" table:style-name="ce1">
            <text:p>2,17243551</text:p>
          </table:table-cell>
          <table:table-cell office:value-type="float" office:value="4.5089598894671878" table:formula="of:=LOG([.$B255]/[.$J255];2)*-1" table:style-name="ce1">
            <text:p>4,508959889</text:p>
          </table:table-cell>
          <table:table-cell office:value-type="float" office:value="2.2564366674210854" table:formula="of:=LOG([.$B255]/[.$K255];2)*-1" table:style-name="ce1">
            <text:p>2,25643666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371" table:style-name="ce1">
            <text:p>7371</text:p>
          </table:table-cell>
          <table:table-cell office:value-type="float" office:value="0" table:style-name="ce1">
            <text:p>0</text:p>
          </table:table-cell>
          <table:table-cell office:value-type="float" office:value="146" table:style-name="ce1">
            <text:p>146</text:p>
          </table:table-cell>
          <table:table-cell office:value-type="float" office:value="71" table:style-name="ce1">
            <text:p>71</text:p>
          </table:table-cell>
          <table:table-cell office:value-type="float" office:value="974" table:style-name="ce1">
            <text:p>974</text:p>
          </table:table-cell>
          <table:table-cell office:value-type="float" office:value="1055" table:style-name="ce1">
            <text:p>1055</text:p>
          </table:table-cell>
          <table:table-cell office:value-type="float" office:value="294" table:style-name="ce1">
            <text:p>294</text:p>
          </table:table-cell>
          <table:table-cell office:value-type="float" office:value="385" table:style-name="ce1">
            <text:p>385</text:p>
          </table:table-cell>
          <table:table-cell office:value-type="float" office:value="285426" table:style-name="ce1">
            <text:p>285426</text:p>
          </table:table-cell>
          <table:table-cell office:value-type="float" office:value="54076.5" table:style-name="ce1">
            <text:p>54076,5</text:p>
          </table:table-cell>
          <table:table-cell office:value-type="float" office:value="70217.600000000006" table:style-name="ce1">
            <text:p>70217,6</text:p>
          </table:table-cell>
          <table:table-cell office:value-type="float" office:value="84.119" table:style-name="ce1">
            <text:p>84,119</text:p>
          </table:table-cell>
          <table:table-cell office:value-type="float" office:value="908.43200000000002" table:style-name="ce1">
            <text:p>908,432</text:p>
          </table:table-cell>
          <table:table-cell office:value-type="float" office:value="780" table:style-name="ce1">
            <text:p>780</text:p>
          </table:table-cell>
          <table:table-cell table:style-name="ce1"/>
          <table:table-cell office:value-type="float" office:value="3.8702990384898114E-3" table:formula="of:=[.$B256]/[.$A256]" table:style-name="ce1">
            <text:p>0,003870299</text:p>
          </table:table-cell>
          <table:table-cell office:value-type="float" office:value="8.0133392442151461" table:formula="of:=LOG([.$Q256];2)*-1" table:style-name="ce1">
            <text:p>8,013339244</text:p>
          </table:table-cell>
          <table:table-cell office:value-type="float" office:value="3.4328749219994004" table:formula="of:=LOG([.$N256]/[.$M256];2)" table:style-name="ce1">
            <text:p>3,432874922</text:p>
          </table:table-cell>
          <table:table-cell office:value-type="float" office:value="5.2751125900024132" table:formula="of:=LOG([.$B256]/[.$J256];2)*-1" table:style-name="ce1">
            <text:p>5,27511259</text:p>
          </table:table-cell>
          <table:table-cell office:value-type="float" office:value="2.8750695153782537" table:formula="of:=LOG([.$B256]/[.$K256];2)*-1" table:style-name="ce1">
            <text:p>2,87506951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312" table:style-name="ce1">
            <text:p>11312</text:p>
          </table:table-cell>
          <table:table-cell office:value-type="float" office:value="0" table:style-name="ce1">
            <text:p>0</text:p>
          </table:table-cell>
          <table:table-cell office:value-type="float" office:value="1028" table:style-name="ce1">
            <text:p>1028</text:p>
          </table:table-cell>
          <table:table-cell office:value-type="float" office:value="349" table:style-name="ce1">
            <text:p>349</text:p>
          </table:table-cell>
          <table:table-cell office:value-type="float" office:value="232" table:style-name="ce1">
            <text:p>232</text:p>
          </table:table-cell>
          <table:table-cell office:value-type="float" office:value="333" table:style-name="ce1">
            <text:p>333</text:p>
          </table:table-cell>
          <table:table-cell office:value-type="float" office:value="705" table:style-name="ce1">
            <text:p>705</text:p>
          </table:table-cell>
          <table:table-cell office:value-type="float" office:value="817" table:style-name="ce1">
            <text:p>817</text:p>
          </table:table-cell>
          <table:table-cell office:value-type="float" office:value="372528" table:style-name="ce1">
            <text:p>372528</text:p>
          </table:table-cell>
          <table:table-cell office:value-type="float" office:value="68210" table:style-name="ce1">
            <text:p>68210</text:p>
          </table:table-cell>
          <table:table-cell office:value-type="float" office:value="106084" table:style-name="ce1">
            <text:p>106084</text:p>
          </table:table-cell>
          <table:table-cell office:value-type="float" office:value="113.649" table:style-name="ce1">
            <text:p>113,649</text:p>
          </table:table-cell>
          <table:table-cell office:value-type="float" office:value="852.20899999999995" table:style-name="ce1">
            <text:p>852,209</text:p>
          </table:table-cell>
          <table:table-cell office:value-type="float" office:value="734" table:style-name="ce1">
            <text:p>734</text:p>
          </table:table-cell>
          <table:table-cell table:style-name="ce1"/>
          <table:table-cell office:value-type="float" office:value="5.9396042224117143E-3" table:formula="of:=[.$B257]/[.$A257]" table:style-name="ce1">
            <text:p>0,005939604</text:p>
          </table:table-cell>
          <table:table-cell office:value-type="float" office:value="7.3954174824890684" table:formula="of:=LOG([.$Q257];2)*-1" table:style-name="ce1">
            <text:p>7,395417482</text:p>
          </table:table-cell>
          <table:table-cell office:value-type="float" office:value="2.9066222976886071" table:formula="of:=LOG([.$N257]/[.$M257];2)" table:style-name="ce1">
            <text:p>2,906622298</text:p>
          </table:table-cell>
          <table:table-cell office:value-type="float" office:value="5.0414229353176552" table:formula="of:=LOG([.$B257]/[.$J257];2)*-1" table:style-name="ce1">
            <text:p>5,041422935</text:p>
          </table:table-cell>
          <table:table-cell office:value-type="float" office:value="2.5921292373446003" table:formula="of:=LOG([.$B257]/[.$K257];2)*-1" table:style-name="ce1">
            <text:p>2,59212923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720" table:style-name="ce1">
            <text:p>5720</text:p>
          </table:table-cell>
          <table:table-cell office:value-type="float" office:value="0" table:style-name="ce1">
            <text:p>0</text:p>
          </table:table-cell>
          <table:table-cell office:value-type="float" office:value="299" table:style-name="ce1">
            <text:p>299</text:p>
          </table:table-cell>
          <table:table-cell office:value-type="float" office:value="753" table:style-name="ce1">
            <text:p>753</text:p>
          </table:table-cell>
          <table:table-cell office:value-type="float" office:value="21" table:style-name="ce1">
            <text:p>21</text:p>
          </table:table-cell>
          <table:table-cell office:value-type="float" office:value="151" table:style-name="ce1">
            <text:p>151</text:p>
          </table:table-cell>
          <table:table-cell office:value-type="float" office:value="119" table:style-name="ce1">
            <text:p>119</text:p>
          </table:table-cell>
          <table:table-cell office:value-type="float" office:value="163" table:style-name="ce1">
            <text:p>163</text:p>
          </table:table-cell>
          <table:table-cell office:value-type="float" office:value="176252" table:style-name="ce1">
            <text:p>176252</text:p>
          </table:table-cell>
          <table:table-cell office:value-type="float" office:value="47326" table:style-name="ce1">
            <text:p>47326</text:p>
          </table:table-cell>
          <table:table-cell office:value-type="float" office:value="79949.600000000006" table:style-name="ce1">
            <text:p>79949,6</text:p>
          </table:table-cell>
          <table:table-cell office:value-type="float" office:value="46.1736" table:style-name="ce1">
            <text:p>46,1736</text:p>
          </table:table-cell>
          <table:table-cell office:value-type="float" office:value="648.00699999999995" table:style-name="ce1">
            <text:p>648,007</text:p>
          </table:table-cell>
          <table:table-cell office:value-type="float" office:value="1154" table:style-name="ce1">
            <text:p>1154</text:p>
          </table:table-cell>
          <table:table-cell table:style-name="ce1"/>
          <table:table-cell office:value-type="float" office:value="3.0034066612619347E-3" table:formula="of:=[.$B258]/[.$A258]" table:style-name="ce1">
            <text:p>0,003003407</text:p>
          </table:table-cell>
          <table:table-cell office:value-type="float" office:value="8.3791844556327142" table:formula="of:=LOG([.$Q258];2)*-1" table:style-name="ce1">
            <text:p>8,379184456</text:p>
          </table:table-cell>
          <table:table-cell office:value-type="float" office:value="3.8108692737384442" table:formula="of:=LOG([.$N258]/[.$M258];2)" table:style-name="ce1">
            <text:p>3,810869274</text:p>
          </table:table-cell>
          <table:table-cell office:value-type="float" office:value="4.9454806711971626" table:formula="of:=LOG([.$B258]/[.$J258];2)*-1" table:style-name="ce1">
            <text:p>4,945480671</text:p>
          </table:table-cell>
          <table:table-cell office:value-type="float" office:value="3.0485459383303475" table:formula="of:=LOG([.$B258]/[.$K258];2)*-1" table:style-name="ce1">
            <text:p>3,04854593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820" table:style-name="ce1">
            <text:p>782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146" table:style-name="ce1">
            <text:p>146</text:p>
          </table:table-cell>
          <table:table-cell office:value-type="float" office:value="1335" table:style-name="ce1">
            <text:p>1335</text:p>
          </table:table-cell>
          <table:table-cell office:value-type="float" office:value="1420" table:style-name="ce1">
            <text:p>1420</text:p>
          </table:table-cell>
          <table:table-cell office:value-type="float" office:value="793" table:style-name="ce1">
            <text:p>793</text:p>
          </table:table-cell>
          <table:table-cell office:value-type="float" office:value="885" table:style-name="ce1">
            <text:p>885</text:p>
          </table:table-cell>
          <table:table-cell office:value-type="float" office:value="965873" table:style-name="ce1">
            <text:p>965873</text:p>
          </table:table-cell>
          <table:table-cell office:value-type="float" office:value="91529.5" table:style-name="ce1">
            <text:p>91529,5</text:p>
          </table:table-cell>
          <table:table-cell office:value-type="float" office:value="129298" table:style-name="ce1">
            <text:p>129298</text:p>
          </table:table-cell>
          <table:table-cell office:value-type="float" office:value="96.747100000000003" table:style-name="ce1">
            <text:p>96,7471</text:p>
          </table:table-cell>
          <table:table-cell office:value-type="float" office:value="1441.51" table:style-name="ce1">
            <text:p>1441,51</text:p>
          </table:table-cell>
          <table:table-cell office:value-type="float" office:value="920" table:style-name="ce1">
            <text:p>920</text:p>
          </table:table-cell>
          <table:table-cell table:style-name="ce1"/>
          <table:table-cell office:value-type="float" office:value="4.1060559599769807E-3" table:formula="of:=[.$B259]/[.$A259]" table:style-name="ce1">
            <text:p>0,004106056</text:p>
          </table:table-cell>
          <table:table-cell office:value-type="float" office:value="7.928030995103752" table:formula="of:=LOG([.$Q259];2)*-1" table:style-name="ce1">
            <text:p>7,928030995</text:p>
          </table:table-cell>
          <table:table-cell office:value-type="float" office:value="3.8972186178264341" table:formula="of:=LOG([.$N259]/[.$M259];2)" table:style-name="ce1">
            <text:p>3,897218618</text:p>
          </table:table-cell>
          <table:table-cell office:value-type="float" office:value="6.9485210877468697" table:formula="of:=LOG([.$B259]/[.$J259];2)*-1" table:style-name="ce1">
            <text:p>6,948521088</text:p>
          </table:table-cell>
          <table:table-cell office:value-type="float" office:value="3.548996286975409" table:formula="of:=LOG([.$B259]/[.$K259];2)*-1" table:style-name="ce1">
            <text:p>3,54899628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839" table:style-name="ce1">
            <text:p>7839</text:p>
          </table:table-cell>
          <table:table-cell office:value-type="float" office:value="0" table:style-name="ce1">
            <text:p>0</text:p>
          </table:table-cell>
          <table:table-cell office:value-type="float" office:value="1392" table:style-name="ce1">
            <text:p>1392</text:p>
          </table:table-cell>
          <table:table-cell office:value-type="float" office:value="851" table:style-name="ce1">
            <text:p>851</text:p>
          </table:table-cell>
          <table:table-cell office:value-type="float" office:value="1405" table:style-name="ce1">
            <text:p>1405</text:p>
          </table:table-cell>
          <table:table-cell office:value-type="float" office:value="1472" table:style-name="ce1">
            <text:p>1472</text:p>
          </table:table-cell>
          <table:table-cell office:value-type="float" office:value="724" table:style-name="ce1">
            <text:p>724</text:p>
          </table:table-cell>
          <table:table-cell office:value-type="float" office:value="841" table:style-name="ce1">
            <text:p>841</text:p>
          </table:table-cell>
          <table:table-cell office:value-type="float" office:value="10160" table:style-name="ce1">
            <text:p>10160</text:p>
          </table:table-cell>
          <table:table-cell office:value-type="float" office:value="8934.5" table:style-name="ce1">
            <text:p>8934,5</text:p>
          </table:table-cell>
          <table:table-cell office:value-type="float" office:value="13258.9" table:style-name="ce1">
            <text:p>13258,9</text:p>
          </table:table-cell>
          <table:table-cell office:value-type="float" office:value="118.152" table:style-name="ce1">
            <text:p>118,152</text:p>
          </table:table-cell>
          <table:table-cell office:value-type="float" office:value="82.927700000000002" table:style-name="ce1">
            <text:p>82,9277</text:p>
          </table:table-cell>
          <table:table-cell office:value-type="float" office:value="546" table:style-name="ce1">
            <text:p>546</text:p>
          </table:table-cell>
          <table:table-cell table:style-name="ce1"/>
          <table:table-cell office:value-type="float" office:value="4.1160323107748793E-3" table:formula="of:=[.$B260]/[.$A260]" table:style-name="ce1">
            <text:p>0,004116032</text:p>
          </table:table-cell>
          <table:table-cell office:value-type="float" office:value="7.9245299772572899" table:formula="of:=LOG([.$Q260];2)*-1" table:style-name="ce1">
            <text:p>7,924529977</text:p>
          </table:table-cell>
          <table:table-cell office:value-type="float" office:value="-0.51071806566855626" table:formula="of:=LOG([.$N260]/[.$M260];2)" table:style-name="ce1">
            <text:p>-0,510718066</text:p>
          </table:table-cell>
          <table:table-cell office:value-type="float" office:value="0.37415887161835115" table:formula="of:=LOG([.$B260]/[.$J260];2)*-1" table:style-name="ce1">
            <text:p>0,374158872</text:p>
          </table:table-cell>
          <table:table-cell office:value-type="float" office:value="0.18871736883402215" table:formula="of:=LOG([.$B260]/[.$K260];2)*-1" table:style-name="ce1">
            <text:p>0,18871736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256" table:style-name="ce1">
            <text:p>5256</text:p>
          </table:table-cell>
          <table:table-cell office:value-type="float" office:value="0" table:style-name="ce1">
            <text:p>0</text:p>
          </table:table-cell>
          <table:table-cell office:value-type="float" office:value="1437" table:style-name="ce1">
            <text:p>1437</text:p>
          </table:table-cell>
          <table:table-cell office:value-type="float" office:value="755" table:style-name="ce1">
            <text:p>755</text:p>
          </table:table-cell>
          <table:table-cell office:value-type="float" office:value="1043" table:style-name="ce1">
            <text:p>1043</text:p>
          </table:table-cell>
          <table:table-cell office:value-type="float" office:value="1115" table:style-name="ce1">
            <text:p>1115</text:p>
          </table:table-cell>
          <table:table-cell office:value-type="float" office:value="232" table:style-name="ce1">
            <text:p>232</text:p>
          </table:table-cell>
          <table:table-cell office:value-type="float" office:value="305" table:style-name="ce1">
            <text:p>305</text:p>
          </table:table-cell>
          <table:table-cell office:value-type="float" office:value="206062" table:style-name="ce1">
            <text:p>206062</text:p>
          </table:table-cell>
          <table:table-cell office:value-type="float" office:value="33209" table:style-name="ce1">
            <text:p>33209</text:p>
          </table:table-cell>
          <table:table-cell office:value-type="float" office:value="36611.9" table:style-name="ce1">
            <text:p>36611,9</text:p>
          </table:table-cell>
          <table:table-cell office:value-type="float" office:value="90" table:style-name="ce1">
            <text:p>90</text:p>
          </table:table-cell>
          <table:table-cell office:value-type="float" office:value="604.428" table:style-name="ce1">
            <text:p>604,428</text:p>
          </table:table-cell>
          <table:table-cell office:value-type="float" office:value="765" table:style-name="ce1">
            <text:p>765</text:p>
          </table:table-cell>
          <table:table-cell table:style-name="ce1"/>
          <table:table-cell office:value-type="float" office:value="2.7597736733553724E-3" table:formula="of:=[.$B261]/[.$A261]" table:style-name="ce1">
            <text:p>0,002759774</text:p>
          </table:table-cell>
          <table:table-cell office:value-type="float" office:value="8.501234326976137" table:formula="of:=LOG([.$Q261];2)*-1" table:style-name="ce1">
            <text:p>8,501234327</text:p>
          </table:table-cell>
          <table:table-cell office:value-type="float" office:value="2.7475735880402388" table:formula="of:=LOG([.$N261]/[.$M261];2)" table:style-name="ce1">
            <text:p>2,747573588</text:p>
          </table:table-cell>
          <table:table-cell office:value-type="float" office:value="5.2929693953809887" table:formula="of:=LOG([.$B261]/[.$J261];2)*-1" table:style-name="ce1">
            <text:p>5,292969395</text:p>
          </table:table-cell>
          <table:table-cell office:value-type="float" office:value="2.6595370998285928" table:formula="of:=LOG([.$B261]/[.$K261];2)*-1" table:style-name="ce1">
            <text:p>2,659537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392" table:style-name="ce1">
            <text:p>4392</text:p>
          </table:table-cell>
          <table:table-cell office:value-type="float" office:value="0" table:style-name="ce1">
            <text:p>0</text:p>
          </table:table-cell>
          <table:table-cell office:value-type="float" office:value="1073" table:style-name="ce1">
            <text:p>1073</text:p>
          </table:table-cell>
          <table:table-cell office:value-type="float" office:value="262" table:style-name="ce1">
            <text:p>262</text:p>
          </table:table-cell>
          <table:table-cell office:value-type="float" office:value="37" table:style-name="ce1">
            <text:p>37</text:p>
          </table:table-cell>
          <table:table-cell office:value-type="float" office:value="98" table:style-name="ce1">
            <text:p>98</text:p>
          </table:table-cell>
          <table:table-cell office:value-type="float" office:value="374" table:style-name="ce1">
            <text:p>374</text:p>
          </table:table-cell>
          <table:table-cell office:value-type="float" office:value="446" table:style-name="ce1">
            <text:p>446</text:p>
          </table:table-cell>
          <table:table-cell office:value-type="float" office:value="190624" table:style-name="ce1">
            <text:p>190624</text:p>
          </table:table-cell>
          <table:table-cell office:value-type="float" office:value="42908" table:style-name="ce1">
            <text:p>42908</text:p>
          </table:table-cell>
          <table:table-cell office:value-type="float" office:value="77136.2" table:style-name="ce1">
            <text:p>77136,2</text:p>
          </table:table-cell>
          <table:table-cell office:value-type="float" office:value="60.530999999999999" table:style-name="ce1">
            <text:p>60,531</text:p>
          </table:table-cell>
          <table:table-cell office:value-type="float" office:value="1016.83" table:style-name="ce1">
            <text:p>1016,83</text:p>
          </table:table-cell>
          <table:table-cell office:value-type="float" office:value="827" table:style-name="ce1">
            <text:p>827</text:p>
          </table:table-cell>
          <table:table-cell table:style-name="ce1"/>
          <table:table-cell office:value-type="float" office:value="2.306112247598325E-3" table:formula="of:=[.$B262]/[.$A262]" table:style-name="ce1">
            <text:p>0,002306112</text:p>
          </table:table-cell>
          <table:table-cell office:value-type="float" office:value="8.7603215482932679" table:formula="of:=LOG([.$Q262];2)*-1" table:style-name="ce1">
            <text:p>8,760321548</text:p>
          </table:table-cell>
          <table:table-cell office:value-type="float" office:value="4.0702605051174379" table:formula="of:=LOG([.$N262]/[.$M262];2)" table:style-name="ce1">
            <text:p>4,070260505</text:p>
          </table:table-cell>
          <table:table-cell office:value-type="float" office:value="5.4397079047383681" table:formula="of:=LOG([.$B262]/[.$J262];2)*-1" table:style-name="ce1">
            <text:p>5,439707905</text:p>
          </table:table-cell>
          <table:table-cell office:value-type="float" office:value="3.2882966972276897" table:formula="of:=LOG([.$B262]/[.$K262];2)*-1" table:style-name="ce1">
            <text:p>3,28829669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400" table:style-name="ce1">
            <text:p>240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406" table:style-name="ce1">
            <text:p>406</text:p>
          </table:table-cell>
          <table:table-cell office:value-type="float" office:value="881" table:style-name="ce1">
            <text:p>881</text:p>
          </table:table-cell>
          <table:table-cell office:value-type="float" office:value="977" table:style-name="ce1">
            <text:p>977</text:p>
          </table:table-cell>
          <table:table-cell office:value-type="float" office:value="114" table:style-name="ce1">
            <text:p>114</text:p>
          </table:table-cell>
          <table:table-cell office:value-type="float" office:value="139" table:style-name="ce1">
            <text:p>139</text:p>
          </table:table-cell>
          <table:table-cell office:value-type="float" office:value="261340" table:style-name="ce1">
            <text:p>261340</text:p>
          </table:table-cell>
          <table:table-cell office:value-type="float" office:value="25203.5" table:style-name="ce1">
            <text:p>25203,5</text:p>
          </table:table-cell>
          <table:table-cell office:value-type="float" office:value="33685.800000000003" table:style-name="ce1">
            <text:p>33685,8</text:p>
          </table:table-cell>
          <table:table-cell office:value-type="float" office:value="75.8947" table:style-name="ce1">
            <text:p>75,8947</text:p>
          </table:table-cell>
          <table:table-cell office:value-type="float" office:value="892.08100000000002" table:style-name="ce1">
            <text:p>892,081</text:p>
          </table:table-cell>
          <table:table-cell office:value-type="float" office:value="858" table:style-name="ce1">
            <text:p>858</text:p>
          </table:table-cell>
          <table:table-cell table:style-name="ce1"/>
          <table:table-cell office:value-type="float" office:value="1.2601706271029097E-3" table:formula="of:=[.$B263]/[.$A263]" table:style-name="ce1">
            <text:p>0,001260171</text:p>
          </table:table-cell>
          <table:table-cell office:value-type="float" office:value="9.6321651968025854" table:formula="of:=LOG([.$Q263];2)*-1" table:style-name="ce1">
            <text:p>9,632165197</text:p>
          </table:table-cell>
          <table:table-cell office:value-type="float" office:value="3.5551036655736938" table:formula="of:=LOG([.$N263]/[.$M263];2)" table:style-name="ce1">
            <text:p>3,555103666</text:p>
          </table:table-cell>
          <table:table-cell office:value-type="float" office:value="6.7667497405357553" table:formula="of:=LOG([.$B263]/[.$J263];2)*-1" table:style-name="ce1">
            <text:p>6,766749741</text:p>
          </table:table-cell>
          <table:table-cell office:value-type="float" office:value="3.3925177831764008" table:formula="of:=LOG([.$B263]/[.$K263];2)*-1" table:style-name="ce1">
            <text:p>3,39251778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209" table:style-name="ce1">
            <text:p>2209</text:p>
          </table:table-cell>
          <table:table-cell office:value-type="float" office:value="0" table:style-name="ce1">
            <text:p>0</text:p>
          </table:table-cell>
          <table:table-cell office:value-type="float" office:value="915" table:style-name="ce1">
            <text:p>915</text:p>
          </table:table-cell>
          <table:table-cell office:value-type="float" office:value="134" table:style-name="ce1">
            <text:p>134</text:p>
          </table:table-cell>
          <table:table-cell office:value-type="float" office:value="1111" table:style-name="ce1">
            <text:p>1111</text:p>
          </table:table-cell>
          <table:table-cell office:value-type="float" office:value="1158" table:style-name="ce1">
            <text:p>1158</text:p>
          </table:table-cell>
          <table:table-cell office:value-type="float" office:value="136" table:style-name="ce1">
            <text:p>136</text:p>
          </table:table-cell>
          <table:table-cell office:value-type="float" office:value="183" table:style-name="ce1">
            <text:p>183</text:p>
          </table:table-cell>
          <table:table-cell office:value-type="float" office:value="11907" table:style-name="ce1">
            <text:p>11907</text:p>
          </table:table-cell>
          <table:table-cell office:value-type="float" office:value="6862" table:style-name="ce1">
            <text:p>6862</text:p>
          </table:table-cell>
          <table:table-cell office:value-type="float" office:value="12745.1" table:style-name="ce1">
            <text:p>12745,1</text:p>
          </table:table-cell>
          <table:table-cell office:value-type="float" office:value="46.389699999999998" table:style-name="ce1">
            <text:p>46,3897</text:p>
          </table:table-cell>
          <table:table-cell office:value-type="float" office:value="220.422" table:style-name="ce1">
            <text:p>220,422</text:p>
          </table:table-cell>
          <table:table-cell office:value-type="float" office:value="639" table:style-name="ce1">
            <text:p>639</text:p>
          </table:table-cell>
          <table:table-cell table:style-name="ce1"/>
          <table:table-cell office:value-type="float" office:value="1.1598820480293031E-3" table:formula="of:=[.$B264]/[.$A264]" table:style-name="ce1">
            <text:p>0,001159882</text:p>
          </table:table-cell>
          <table:table-cell office:value-type="float" office:value="9.7518061839431933" table:formula="of:=LOG([.$Q264];2)*-1" table:style-name="ce1">
            <text:p>9,751806184</text:p>
          </table:table-cell>
          <table:table-cell office:value-type="float" office:value="2.2483918029043615" table:formula="of:=LOG([.$N264]/[.$M264];2)" table:style-name="ce1">
            <text:p>2,248391803</text:p>
          </table:table-cell>
          <table:table-cell office:value-type="float" office:value="2.4303446443657144" table:formula="of:=LOG([.$B264]/[.$J264];2)*-1" table:style-name="ce1">
            <text:p>2,430344644</text:p>
          </table:table-cell>
          <table:table-cell office:value-type="float" office:value="1.63523570720238" table:formula="of:=LOG([.$B264]/[.$K264];2)*-1" table:style-name="ce1">
            <text:p>1,63523570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200" table:style-name="ce1">
            <text:p>5200</text:p>
          </table:table-cell>
          <table:table-cell office:value-type="float" office:value="0" table:style-name="ce1">
            <text:p>0</text:p>
          </table:table-cell>
          <table:table-cell office:value-type="float" office:value="1148" table:style-name="ce1">
            <text:p>1148</text:p>
          </table:table-cell>
          <table:table-cell office:value-type="float" office:value="153" table:style-name="ce1">
            <text:p>153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float" office:value="487" table:style-name="ce1">
            <text:p>487</text:p>
          </table:table-cell>
          <table:table-cell office:value-type="float" office:value="587" table:style-name="ce1">
            <text:p>587</text:p>
          </table:table-cell>
          <table:table-cell office:value-type="float" office:value="493458" table:style-name="ce1">
            <text:p>493458</text:p>
          </table:table-cell>
          <table:table-cell office:value-type="float" office:value="68134" table:style-name="ce1">
            <text:p>68134</text:p>
          </table:table-cell>
          <table:table-cell office:value-type="float" office:value="75742.600000000006" table:style-name="ce1">
            <text:p>75742,6</text:p>
          </table:table-cell>
          <table:table-cell office:value-type="float" office:value="54.405900000000003" table:style-name="ce1">
            <text:p>54,4059</text:p>
          </table:table-cell>
          <table:table-cell office:value-type="float" office:value="1175.49" table:style-name="ce1">
            <text:p>1175,49</text:p>
          </table:table-cell>
          <table:table-cell office:value-type="float" office:value="843" table:style-name="ce1">
            <text:p>843</text:p>
          </table:table-cell>
          <table:table-cell table:style-name="ce1"/>
          <table:table-cell office:value-type="float" office:value="2.7303696920563045E-3" table:formula="of:=[.$B265]/[.$A265]" table:style-name="ce1">
            <text:p>0,00273037</text:p>
          </table:table-cell>
          <table:table-cell office:value-type="float" office:value="8.5166879793826507" table:formula="of:=LOG([.$Q265];2)*-1" table:style-name="ce1">
            <text:p>8,516687979</text:p>
          </table:table-cell>
          <table:table-cell office:value-type="float" office:value="4.4333553439254798" table:formula="of:=LOG([.$N265]/[.$M265];2)" table:style-name="ce1">
            <text:p>4,433355344</text:p>
          </table:table-cell>
          <table:table-cell office:value-type="float" office:value="6.568271863420911" table:formula="of:=LOG([.$B265]/[.$J265];2)*-1" table:style-name="ce1">
            <text:p>6,568271863</text:p>
          </table:table-cell>
          <table:table-cell office:value-type="float" office:value="3.7117913783961431" table:formula="of:=LOG([.$B265]/[.$K265];2)*-1" table:style-name="ce1">
            <text:p>3,71179137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544" table:style-name="ce1">
            <text:p>5544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533" table:style-name="ce1">
            <text:p>533</text:p>
          </table:table-cell>
          <table:table-cell office:value-type="float" office:value="860" table:style-name="ce1">
            <text:p>860</text:p>
          </table:table-cell>
          <table:table-cell office:value-type="float" office:value="932" table:style-name="ce1">
            <text:p>932</text:p>
          </table:table-cell>
          <table:table-cell office:value-type="float" office:value="225" table:style-name="ce1">
            <text:p>225</text:p>
          </table:table-cell>
          <table:table-cell office:value-type="float" office:value="302" table:style-name="ce1">
            <text:p>302</text:p>
          </table:table-cell>
          <table:table-cell office:value-type="float" office:value="272580" table:style-name="ce1">
            <text:p>272580</text:p>
          </table:table-cell>
          <table:table-cell office:value-type="float" office:value="45160.5" table:style-name="ce1">
            <text:p>45160,5</text:p>
          </table:table-cell>
          <table:table-cell office:value-type="float" office:value="50283.6" table:style-name="ce1">
            <text:p>50283,6</text:p>
          </table:table-cell>
          <table:table-cell office:value-type="float" office:value="75.286100000000005" table:style-name="ce1">
            <text:p>75,2861</text:p>
          </table:table-cell>
          <table:table-cell office:value-type="float" office:value="890.899" table:style-name="ce1">
            <text:p>890,899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float" office:value="2.9109941486077217E-3" table:formula="of:=[.$B266]/[.$A266]" table:style-name="ce1">
            <text:p>0,002910994</text:p>
          </table:table-cell>
          <table:table-cell office:value-type="float" office:value="8.4242723451612527" table:formula="of:=LOG([.$Q266];2)*-1" table:style-name="ce1">
            <text:p>8,424272345</text:p>
          </table:table-cell>
          <table:table-cell office:value-type="float" office:value="3.5648064534531545" table:formula="of:=LOG([.$N266]/[.$M266];2)" table:style-name="ce1">
            <text:p>3,564806453</text:p>
          </table:table-cell>
          <table:table-cell office:value-type="float" office:value="5.6196086435280472" table:formula="of:=LOG([.$B266]/[.$J266];2)*-1" table:style-name="ce1">
            <text:p>5,619608644</text:p>
          </table:table-cell>
          <table:table-cell office:value-type="float" office:value="3.0260622965861961" table:formula="of:=LOG([.$B266]/[.$K266];2)*-1" table:style-name="ce1">
            <text:p>3,02606229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717" table:style-name="ce1">
            <text:p>3717</text:p>
          </table:table-cell>
          <table:table-cell office:value-type="float" office:value="0" table:style-name="ce1">
            <text:p>0</text:p>
          </table:table-cell>
          <table:table-cell office:value-type="float" office:value="915" table:style-name="ce1">
            <text:p>915</text:p>
          </table:table-cell>
          <table:table-cell office:value-type="float" office:value="264" table:style-name="ce1">
            <text:p>264</text:p>
          </table:table-cell>
          <table:table-cell office:value-type="float" office:value="1455" table:style-name="ce1">
            <text:p>1455</text:p>
          </table:table-cell>
          <table:table-cell office:value-type="float" office:value="1632" table:style-name="ce1">
            <text:p>1632</text:p>
          </table:table-cell>
          <table:table-cell office:value-type="float" office:value="277" table:style-name="ce1">
            <text:p>277</text:p>
          </table:table-cell>
          <table:table-cell office:value-type="float" office:value="298" table:style-name="ce1">
            <text:p>298</text:p>
          </table:table-cell>
          <table:table-cell office:value-type="float" office:value="24378" table:style-name="ce1">
            <text:p>24378</text:p>
          </table:table-cell>
          <table:table-cell office:value-type="float" office:value="10537.5" table:style-name="ce1">
            <text:p>10537,5</text:p>
          </table:table-cell>
          <table:table-cell office:value-type="float" office:value="21460.7" table:style-name="ce1">
            <text:p>21460,7</text:p>
          </table:table-cell>
          <table:table-cell office:value-type="float" office:value="176.18199999999999" table:style-name="ce1">
            <text:p>176,182</text:p>
          </table:table-cell>
          <table:table-cell office:value-type="float" office:value="628.42100000000005" table:style-name="ce1">
            <text:p>628,421</text:p>
          </table:table-cell>
          <table:table-cell office:value-type="float" office:value="1061" table:style-name="ce1">
            <text:p>1061</text:p>
          </table:table-cell>
          <table:table-cell table:style-name="ce1"/>
          <table:table-cell office:value-type="float" office:value="1.9516892587256314E-3" table:formula="of:=[.$B267]/[.$A267]" table:style-name="ce1">
            <text:p>0,001951689</text:p>
          </table:table-cell>
          <table:table-cell office:value-type="float" office:value="9.0010609144367084" table:formula="of:=LOG([.$Q267];2)*-1" table:style-name="ce1">
            <text:p>9,001060914</text:p>
          </table:table-cell>
          <table:table-cell office:value-type="float" office:value="1.8346648562534595" table:formula="of:=LOG([.$N267]/[.$M267];2)" table:style-name="ce1">
            <text:p>1,834664856</text:p>
          </table:table-cell>
          <table:table-cell office:value-type="float" office:value="2.7133691770904864" table:formula="of:=LOG([.$B267]/[.$J267];2)*-1" table:style-name="ce1">
            <text:p>2,713369177</text:p>
          </table:table-cell>
          <table:table-cell office:value-type="float" office:value="1.5033220378550494" table:formula="of:=LOG([.$B267]/[.$K267];2)*-1" table:style-name="ce1">
            <text:p>1,50332203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220" table:style-name="ce1">
            <text:p>11220</text:p>
          </table:table-cell>
          <table:table-cell office:value-type="float" office:value="0" table:style-name="ce1">
            <text:p>0</text:p>
          </table:table-cell>
          <table:table-cell office:value-type="float" office:value="1495" table:style-name="ce1">
            <text:p>1495</text:p>
          </table:table-cell>
          <table:table-cell office:value-type="float" office:value="283" table:style-name="ce1">
            <text:p>283</text:p>
          </table:table-cell>
          <table:table-cell office:value-type="float" office:value="1657" table:style-name="ce1">
            <text:p>1657</text:p>
          </table:table-cell>
          <table:table-cell office:value-type="float" office:value="1767" table:style-name="ce1">
            <text:p>1767</text:p>
          </table:table-cell>
          <table:table-cell office:value-type="float" office:value="293" table:style-name="ce1">
            <text:p>293</text:p>
          </table:table-cell>
          <table:table-cell office:value-type="float" office:value="395" table:style-name="ce1">
            <text:p>395</text:p>
          </table:table-cell>
          <table:table-cell office:value-type="float" office:value="30464" table:style-name="ce1">
            <text:p>30464</text:p>
          </table:table-cell>
          <table:table-cell office:value-type="float" office:value="20032" table:style-name="ce1">
            <text:p>20032</text:p>
          </table:table-cell>
          <table:table-cell office:value-type="float" office:value="23899.599999999999" table:style-name="ce1">
            <text:p>23899,6</text:p>
          </table:table-cell>
          <table:table-cell office:value-type="float" office:value="114.018" table:style-name="ce1">
            <text:p>114,018</text:p>
          </table:table-cell>
          <table:table-cell office:value-type="float" office:value="225.411" table:style-name="ce1">
            <text:p>225,411</text:p>
          </table:table-cell>
          <table:table-cell office:value-type="float" office:value="608" table:style-name="ce1">
            <text:p>608</text:p>
          </table:table-cell>
          <table:table-cell table:style-name="ce1"/>
          <table:table-cell office:value-type="float" office:value="5.8912976817061032E-3" table:formula="of:=[.$B268]/[.$A268]" table:style-name="ce1">
            <text:p>0,005891298</text:p>
          </table:table-cell>
          <table:table-cell office:value-type="float" office:value="7.4071988318023116" table:formula="of:=LOG([.$Q268];2)*-1" table:style-name="ce1">
            <text:p>7,407198832</text:p>
          </table:table-cell>
          <table:table-cell office:value-type="float" office:value="0.98329632002047607" table:formula="of:=LOG([.$N268]/[.$M268];2)" table:style-name="ce1">
            <text:p>0,98329632</text:p>
          </table:table-cell>
          <table:table-cell office:value-type="float" office:value="1.4410327078117882" table:formula="of:=LOG([.$B268]/[.$J268];2)*-1" table:style-name="ce1">
            <text:p>1,441032708</text:p>
          </table:table-cell>
          <table:table-cell office:value-type="float" office:value="0.83623379143646293" table:formula="of:=LOG([.$B268]/[.$K268];2)*-1" table:style-name="ce1">
            <text:p>0,83623379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545" table:style-name="ce1">
            <text:p>6545</text:p>
          </table:table-cell>
          <table:table-cell office:value-type="float" office:value="0" table:style-name="ce1">
            <text:p>0</text:p>
          </table:table-cell>
          <table:table-cell office:value-type="float" office:value="1727" table:style-name="ce1">
            <text:p>1727</text:p>
          </table:table-cell>
          <table:table-cell office:value-type="float" office:value="331" table:style-name="ce1">
            <text:p>331</text:p>
          </table:table-cell>
          <table:table-cell office:value-type="float" office:value="837" table:style-name="ce1">
            <text:p>837</text:p>
          </table:table-cell>
          <table:table-cell office:value-type="float" office:value="922" table:style-name="ce1">
            <text:p>922</text:p>
          </table:table-cell>
          <table:table-cell office:value-type="float" office:value="630" table:style-name="ce1">
            <text:p>630</text:p>
          </table:table-cell>
          <table:table-cell office:value-type="float" office:value="707" table:style-name="ce1">
            <text:p>707</text:p>
          </table:table-cell>
          <table:table-cell office:value-type="float" office:value="334640" table:style-name="ce1">
            <text:p>334640</text:p>
          </table:table-cell>
          <table:table-cell office:value-type="float" office:value="50245" table:style-name="ce1">
            <text:p>50245</text:p>
          </table:table-cell>
          <table:table-cell office:value-type="float" office:value="58112" table:style-name="ce1">
            <text:p>58112</text:p>
          </table:table-cell>
          <table:table-cell office:value-type="float" office:value="89.888800000000003" table:style-name="ce1">
            <text:p>89,8888</text:p>
          </table:table-cell>
          <table:table-cell office:value-type="float" office:value="912.50900000000001" table:style-name="ce1">
            <text:p>912,509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3.4365903143285599E-3" table:formula="of:=[.$B269]/[.$A269]" table:style-name="ce1">
            <text:p>0,00343659</text:p>
          </table:table-cell>
          <table:table-cell office:value-type="float" office:value="8.1848064104658622" table:formula="of:=LOG([.$Q269];2)*-1" table:style-name="ce1">
            <text:p>8,18480641</text:p>
          </table:table-cell>
          <table:table-cell office:value-type="float" office:value="3.3436255135638437" table:formula="of:=LOG([.$N269]/[.$M269];2)" table:style-name="ce1">
            <text:p>3,343625514</text:p>
          </table:table-cell>
          <table:table-cell office:value-type="float" office:value="5.6760729006987951" table:formula="of:=LOG([.$B269]/[.$J269];2)*-1" table:style-name="ce1">
            <text:p>5,676072901</text:p>
          </table:table-cell>
          <table:table-cell office:value-type="float" office:value="2.9405149401206989" table:formula="of:=LOG([.$B269]/[.$K269];2)*-1" table:style-name="ce1">
            <text:p>2,9405149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052" table:style-name="ce1">
            <text:p>8052</text:p>
          </table:table-cell>
          <table:table-cell office:value-type="float" office:value="0" table:style-name="ce1">
            <text:p>0</text:p>
          </table:table-cell>
          <table:table-cell office:value-type="float" office:value="866" table:style-name="ce1">
            <text:p>866</text:p>
          </table:table-cell>
          <table:table-cell office:value-type="float" office:value="696" table:style-name="ce1">
            <text:p>696</text:p>
          </table:table-cell>
          <table:table-cell office:value-type="float" office:value="965" table:style-name="ce1">
            <text:p>965</text:p>
          </table:table-cell>
          <table:table-cell office:value-type="float" office:value="1087" table:style-name="ce1">
            <text:p>1087</text:p>
          </table:table-cell>
          <table:table-cell office:value-type="float" office:value="213" table:style-name="ce1">
            <text:p>213</text:p>
          </table:table-cell>
          <table:table-cell office:value-type="float" office:value="279" table:style-name="ce1">
            <text:p>279</text:p>
          </table:table-cell>
          <table:table-cell office:value-type="float" office:value="106743" table:style-name="ce1">
            <text:p>106743</text:p>
          </table:table-cell>
          <table:table-cell office:value-type="float" office:value="36756" table:style-name="ce1">
            <text:p>36756</text:p>
          </table:table-cell>
          <table:table-cell office:value-type="float" office:value="54154.3" table:style-name="ce1">
            <text:p>54154,3</text:p>
          </table:table-cell>
          <table:table-cell office:value-type="float" office:value="69.570099999999996" table:style-name="ce1">
            <text:p>69,5701</text:p>
          </table:table-cell>
          <table:table-cell office:value-type="float" office:value="477.59800000000001" table:style-name="ce1">
            <text:p>477,598</text:p>
          </table:table-cell>
          <table:table-cell office:value-type="float" office:value="609" table:style-name="ce1">
            <text:p>609</text:p>
          </table:table-cell>
          <table:table-cell table:style-name="ce1"/>
          <table:table-cell office:value-type="float" office:value="4.227872453930262E-3" table:formula="of:=[.$B270]/[.$A270]" table:style-name="ce1">
            <text:p>0,004227872</text:p>
          </table:table-cell>
          <table:table-cell office:value-type="float" office:value="7.8858524303771276" table:formula="of:=LOG([.$Q270];2)*-1" table:style-name="ce1">
            <text:p>7,88585243</text:p>
          </table:table-cell>
          <table:table-cell office:value-type="float" office:value="2.7792574956057767" table:formula="of:=LOG([.$N270]/[.$M270];2)" table:style-name="ce1">
            <text:p>2,779257496</text:p>
          </table:table-cell>
          <table:table-cell office:value-type="float" office:value="3.728650481305865" table:formula="of:=LOG([.$B270]/[.$J270];2)*-1" table:style-name="ce1">
            <text:p>3,728650481</text:p>
          </table:table-cell>
          <table:table-cell office:value-type="float" office:value="2.1905606953987742" table:formula="of:=LOG([.$B270]/[.$K270];2)*-1" table:style-name="ce1">
            <text:p>2,19056069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935" table:style-name="ce1">
            <text:p>7935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1">
            <text:p>1009</text:p>
          </table:table-cell>
          <table:table-cell office:value-type="float" office:value="236" table:style-name="ce1">
            <text:p>236</text:p>
          </table:table-cell>
          <table:table-cell office:value-type="float" office:value="968" table:style-name="ce1">
            <text:p>968</text:p>
          </table:table-cell>
          <table:table-cell office:value-type="float" office:value="1083" table:style-name="ce1">
            <text:p>1083</text:p>
          </table:table-cell>
          <table:table-cell office:value-type="float" office:value="19" table:style-name="ce1">
            <text:p>19</text:p>
          </table:table-cell>
          <table:table-cell office:value-type="float" office:value="88" table:style-name="ce1">
            <text:p>88</text:p>
          </table:table-cell>
          <table:table-cell office:value-type="float" office:value="24955" table:style-name="ce1">
            <text:p>24955</text:p>
          </table:table-cell>
          <table:table-cell office:value-type="float" office:value="16445" table:style-name="ce1">
            <text:p>16445</text:p>
          </table:table-cell>
          <table:table-cell office:value-type="float" office:value="17249.7" table:style-name="ce1">
            <text:p>17249,7</text:p>
          </table:table-cell>
          <table:table-cell office:value-type="float" office:value="68.117500000000007" table:style-name="ce1">
            <text:p>68,1175</text:p>
          </table:table-cell>
          <table:table-cell office:value-type="float" office:value="183.69800000000001" table:style-name="ce1">
            <text:p>183,698</text:p>
          </table:table-cell>
          <table:table-cell office:value-type="float" office:value="577" table:style-name="ce1">
            <text:p>577</text:p>
          </table:table-cell>
          <table:table-cell table:style-name="ce1"/>
          <table:table-cell office:value-type="float" office:value="4.1664391358589951E-3" table:formula="of:=[.$B271]/[.$A271]" table:style-name="ce1">
            <text:p>0,004166439</text:p>
          </table:table-cell>
          <table:table-cell office:value-type="float" office:value="7.9069693795759219" table:formula="of:=LOG([.$Q271];2)*-1" table:style-name="ce1">
            <text:p>7,90696938</text:p>
          </table:table-cell>
          <table:table-cell office:value-type="float" office:value="1.4312385269523462" table:formula="of:=LOG([.$N271]/[.$M271];2)" table:style-name="ce1">
            <text:p>1,431238527</text:p>
          </table:table-cell>
          <table:table-cell office:value-type="float" office:value="1.6530267756663102" table:formula="of:=LOG([.$B271]/[.$J271];2)*-1" table:style-name="ce1">
            <text:p>1,653026776</text:p>
          </table:table-cell>
          <table:table-cell office:value-type="float" office:value="1.0513468800002206" table:formula="of:=LOG([.$B271]/[.$K271];2)*-1" table:style-name="ce1">
            <text:p>1,0513468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75" table:style-name="ce1">
            <text:p>875</text:p>
          </table:table-cell>
          <table:table-cell office:value-type="float" office:value="0" table:style-name="ce1">
            <text:p>0</text:p>
          </table:table-cell>
          <table:table-cell office:value-type="float" office:value="1037" table:style-name="ce1">
            <text:p>1037</text:p>
          </table:table-cell>
          <table:table-cell office:value-type="float" office:value="73" table:style-name="ce1">
            <text:p>73</text:p>
          </table:table-cell>
          <table:table-cell office:value-type="float" office:value="896" table:style-name="ce1">
            <text:p>896</text:p>
          </table:table-cell>
          <table:table-cell office:value-type="float" office:value="921" table:style-name="ce1">
            <text:p>921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office:value-type="float" office:value="4935" table:style-name="ce1">
            <text:p>4935</text:p>
          </table:table-cell>
          <table:table-cell office:value-type="float" office:value="2905" table:style-name="ce1">
            <text:p>2905</text:p>
          </table:table-cell>
          <table:table-cell office:value-type="float" office:value="4085" table:style-name="ce1">
            <text:p>4085</text:p>
          </table:table-cell>
          <table:table-cell office:value-type="float" office:value="24.331099999999999" table:style-name="ce1">
            <text:p>24,3311</text:p>
          </table:table-cell>
          <table:table-cell office:value-type="float" office:value="130.11500000000001" table:style-name="ce1">
            <text:p>130,115</text:p>
          </table:table-cell>
          <table:table-cell office:value-type="float" office:value="718" table:style-name="ce1">
            <text:p>718</text:p>
          </table:table-cell>
          <table:table-cell table:style-name="ce1"/>
          <table:table-cell office:value-type="float" office:value="4.5943720779793585E-4" table:formula="of:=[.$B272]/[.$A272]" table:style-name="ce1">
            <text:p>0,000459437</text:p>
          </table:table-cell>
          <table:table-cell office:value-type="float" office:value="11.087844680578774" table:formula="of:=LOG([.$Q272];2)*-1" table:style-name="ce1">
            <text:p>11,08784468</text:p>
          </table:table-cell>
          <table:table-cell office:value-type="float" office:value="2.4189138387577369" table:formula="of:=LOG([.$N272]/[.$M272];2)" table:style-name="ce1">
            <text:p>2,418913839</text:p>
          </table:table-cell>
          <table:table-cell office:value-type="float" office:value="2.4956951626240689" table:formula="of:=LOG([.$B272]/[.$J272];2)*-1" table:style-name="ce1">
            <text:p>2,495695163</text:p>
          </table:table-cell>
          <table:table-cell office:value-type="float" office:value="1.7311832415721999" table:formula="of:=LOG([.$B272]/[.$K272];2)*-1" table:style-name="ce1">
            <text:p>1,73118324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830" table:style-name="ce1">
            <text:p>10830</text:p>
          </table:table-cell>
          <table:table-cell office:value-type="float" office:value="0" table:style-name="ce1">
            <text:p>0</text:p>
          </table:table-cell>
          <table:table-cell office:value-type="float" office:value="916" table:style-name="ce1">
            <text:p>916</text:p>
          </table:table-cell>
          <table:table-cell office:value-type="float" office:value="65" table:style-name="ce1">
            <text:p>65</text:p>
          </table:table-cell>
          <table:table-cell office:value-type="float" office:value="1093" table:style-name="ce1">
            <text:p>1093</text:p>
          </table:table-cell>
          <table:table-cell office:value-type="float" office:value="1207" table:style-name="ce1">
            <text:p>1207</text:p>
          </table:table-cell>
          <table:table-cell office:value-type="float" office:value="436" table:style-name="ce1">
            <text:p>436</text:p>
          </table:table-cell>
          <table:table-cell office:value-type="float" office:value="531" table:style-name="ce1">
            <text:p>531</text:p>
          </table:table-cell>
          <table:table-cell office:value-type="float" office:value="135606" table:style-name="ce1">
            <text:p>135606</text:p>
          </table:table-cell>
          <table:table-cell office:value-type="float" office:value="40384.5" table:style-name="ce1">
            <text:p>40384,5</text:p>
          </table:table-cell>
          <table:table-cell office:value-type="float" office:value="43044.7" table:style-name="ce1">
            <text:p>43044,7</text:p>
          </table:table-cell>
          <table:table-cell office:value-type="float" office:value="108.407" table:style-name="ce1">
            <text:p>108,407</text:p>
          </table:table-cell>
          <table:table-cell office:value-type="float" office:value="479.041" table:style-name="ce1">
            <text:p>479,041</text:p>
          </table:table-cell>
          <table:table-cell office:value-type="float" office:value="639" table:style-name="ce1">
            <text:p>639</text:p>
          </table:table-cell>
          <table:table-cell table:style-name="ce1"/>
          <table:table-cell office:value-type="float" office:value="5.68651995480188E-3" table:formula="of:=[.$B273]/[.$A273]" table:style-name="ce1">
            <text:p>0,00568652</text:p>
          </table:table-cell>
          <table:table-cell office:value-type="float" office:value="7.4582382648027767" table:formula="of:=LOG([.$Q273];2)*-1" table:style-name="ce1">
            <text:p>7,458238265</text:p>
          </table:table-cell>
          <table:table-cell office:value-type="float" office:value="2.1436912214959887" table:formula="of:=LOG([.$N273]/[.$M273];2)" table:style-name="ce1">
            <text:p>2,143691221</text:p>
          </table:table-cell>
          <table:table-cell office:value-type="float" office:value="3.6463158650668746" table:formula="of:=LOG([.$B273]/[.$J273];2)*-1" table:style-name="ce1">
            <text:p>3,646315865</text:p>
          </table:table-cell>
          <table:table-cell office:value-type="float" office:value="1.8987684345870706" table:formula="of:=LOG([.$B273]/[.$K273];2)*-1" table:style-name="ce1">
            <text:p>1,89876843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342" table:style-name="ce1">
            <text:p>9342</text:p>
          </table:table-cell>
          <table:table-cell office:value-type="float" office:value="0" table:style-name="ce1">
            <text:p>0</text:p>
          </table:table-cell>
          <table:table-cell office:value-type="float" office:value="1167" table:style-name="ce1">
            <text:p>1167</text:p>
          </table:table-cell>
          <table:table-cell office:value-type="float" office:value="491" table:style-name="ce1">
            <text:p>491</text:p>
          </table:table-cell>
          <table:table-cell office:value-type="float" office:value="210" table:style-name="ce1">
            <text:p>210</text:p>
          </table:table-cell>
          <table:table-cell office:value-type="float" office:value="383" table:style-name="ce1">
            <text:p>383</text:p>
          </table:table-cell>
          <table:table-cell office:value-type="float" office:value="614" table:style-name="ce1">
            <text:p>614</text:p>
          </table:table-cell>
          <table:table-cell office:value-type="float" office:value="668" table:style-name="ce1">
            <text:p>668</text:p>
          </table:table-cell>
          <table:table-cell office:value-type="float" office:value="169389" table:style-name="ce1">
            <text:p>169389</text:p>
          </table:table-cell>
          <table:table-cell office:value-type="float" office:value="41149.5" table:style-name="ce1">
            <text:p>41149,5</text:p>
          </table:table-cell>
          <table:table-cell office:value-type="float" office:value="64800.2" table:style-name="ce1">
            <text:p>64800,2</text:p>
          </table:table-cell>
          <table:table-cell office:value-type="float" office:value="176.238" table:style-name="ce1">
            <text:p>176,238</text:p>
          </table:table-cell>
          <table:table-cell office:value-type="float" office:value="883.822" table:style-name="ce1">
            <text:p>883,822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float" office:value="4.9052141659980762E-3" table:formula="of:=[.$B274]/[.$A274]" table:style-name="ce1">
            <text:p>0,004905214</text:p>
          </table:table-cell>
          <table:table-cell office:value-type="float" office:value="7.671468157498273" table:formula="of:=LOG([.$Q274];2)*-1" table:style-name="ce1">
            <text:p>7,671468157</text:p>
          </table:table-cell>
          <table:table-cell office:value-type="float" office:value="2.3262308148260562" table:formula="of:=LOG([.$N274]/[.$M274];2)" table:style-name="ce1">
            <text:p>2,326230815</text:p>
          </table:table-cell>
          <table:table-cell office:value-type="float" office:value="4.1804649347688301" table:formula="of:=LOG([.$B274]/[.$J274];2)*-1" table:style-name="ce1">
            <text:p>4,180464935</text:p>
          </table:table-cell>
          <table:table-cell office:value-type="float" office:value="2.1390715505807765" table:formula="of:=LOG([.$B274]/[.$K274];2)*-1" table:style-name="ce1">
            <text:p>2,13907155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697" table:style-name="ce1">
            <text:p>4697</text:p>
          </table:table-cell>
          <table:table-cell office:value-type="float" office:value="0" table:style-name="ce1">
            <text:p>0</text:p>
          </table:table-cell>
          <table:table-cell office:value-type="float" office:value="303" table:style-name="ce1">
            <text:p>303</text:p>
          </table:table-cell>
          <table:table-cell office:value-type="float" office:value="636" table:style-name="ce1">
            <text:p>636</text:p>
          </table:table-cell>
          <table:table-cell office:value-type="float" office:value="1282" table:style-name="ce1">
            <text:p>1282</text:p>
          </table:table-cell>
          <table:table-cell office:value-type="float" office:value="1359" table:style-name="ce1">
            <text:p>1359</text:p>
          </table:table-cell>
          <table:table-cell office:value-type="float" office:value="610" table:style-name="ce1">
            <text:p>610</text:p>
          </table:table-cell>
          <table:table-cell office:value-type="float" office:value="671" table:style-name="ce1">
            <text:p>671</text:p>
          </table:table-cell>
          <table:table-cell office:value-type="float" office:value="64416" table:style-name="ce1">
            <text:p>64416</text:p>
          </table:table-cell>
          <table:table-cell office:value-type="float" office:value="34556.5" table:style-name="ce1">
            <text:p>34556,5</text:p>
          </table:table-cell>
          <table:table-cell office:value-type="float" office:value="45318.7" table:style-name="ce1">
            <text:p>45318,7</text:p>
          </table:table-cell>
          <table:table-cell office:value-type="float" office:value="76.026300000000006" table:style-name="ce1">
            <text:p>76,0263</text:p>
          </table:table-cell>
          <table:table-cell office:value-type="float" office:value="1017.01" table:style-name="ce1">
            <text:p>1017,01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2.4662589314593196E-3" table:formula="of:=[.$B275]/[.$A275]" table:style-name="ce1">
            <text:p>0,002466259</text:p>
          </table:table-cell>
          <table:table-cell office:value-type="float" office:value="8.6634600090406781" table:formula="of:=LOG([.$Q275];2)*-1" table:style-name="ce1">
            <text:p>8,663460009</text:p>
          </table:table-cell>
          <table:table-cell office:value-type="float" office:value="3.7416914740838423" table:formula="of:=LOG([.$N275]/[.$M275];2)" table:style-name="ce1">
            <text:p>3,741691474</text:p>
          </table:table-cell>
          <table:table-cell office:value-type="float" office:value="3.7776075786635519" table:formula="of:=LOG([.$B275]/[.$J275];2)*-1" table:style-name="ce1">
            <text:p>3,777607579</text:p>
          </table:table-cell>
          <table:table-cell office:value-type="float" office:value="2.8791456051256143" table:formula="of:=LOG([.$B275]/[.$K275];2)*-1" table:style-name="ce1">
            <text:p>2,87914560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278" table:style-name="ce1">
            <text:p>4278</text:p>
          </table:table-cell>
          <table:table-cell office:value-type="float" office:value="0" table:style-name="ce1">
            <text:p>0</text:p>
          </table:table-cell>
          <table:table-cell office:value-type="float" office:value="1332" table:style-name="ce1">
            <text:p>1332</text:p>
          </table:table-cell>
          <table:table-cell office:value-type="float" office:value="645" table:style-name="ce1">
            <text:p>645</text:p>
          </table:table-cell>
          <table:table-cell office:value-type="float" office:value="1601" table:style-name="ce1">
            <text:p>1601</text:p>
          </table:table-cell>
          <table:table-cell office:value-type="float" office:value="1739" table:style-name="ce1">
            <text:p>1739</text:p>
          </table:table-cell>
          <table:table-cell office:value-type="float" office:value="179" table:style-name="ce1">
            <text:p>179</text:p>
          </table:table-cell>
          <table:table-cell office:value-type="float" office:value="210" table:style-name="ce1">
            <text:p>210</text:p>
          </table:table-cell>
          <table:table-cell office:value-type="float" office:value="189662" table:style-name="ce1">
            <text:p>189662</text:p>
          </table:table-cell>
          <table:table-cell office:value-type="float" office:value="38462.5" table:style-name="ce1">
            <text:p>38462,5</text:p>
          </table:table-cell>
          <table:table-cell office:value-type="float" office:value="66667.399999999994" table:style-name="ce1">
            <text:p>66667,4</text:p>
          </table:table-cell>
          <table:table-cell office:value-type="float" office:value="37.202199999999998" table:style-name="ce1">
            <text:p>37,2022</text:p>
          </table:table-cell>
          <table:table-cell office:value-type="float" office:value="563.6" table:style-name="ce1">
            <text:p>563,6</text:p>
          </table:table-cell>
          <table:table-cell office:value-type="float" office:value="1045" table:style-name="ce1">
            <text:p>1045</text:p>
          </table:table-cell>
          <table:table-cell table:style-name="ce1"/>
          <table:table-cell office:value-type="float" office:value="2.2462541428109367E-3" table:formula="of:=[.$B276]/[.$A276]" table:style-name="ce1">
            <text:p>0,002246254</text:p>
          </table:table-cell>
          <table:table-cell office:value-type="float" office:value="8.7982631201334218" table:formula="of:=LOG([.$Q276];2)*-1" table:style-name="ce1">
            <text:p>8,79826312</text:p>
          </table:table-cell>
          <table:table-cell office:value-type="float" office:value="3.921211767049968" table:formula="of:=LOG([.$N276]/[.$M276];2)" table:style-name="ce1">
            <text:p>3,921211767</text:p>
          </table:table-cell>
          <table:table-cell office:value-type="float" office:value="5.4703503617554832" table:formula="of:=LOG([.$B276]/[.$J276];2)*-1" table:style-name="ce1">
            <text:p>5,470350362</text:p>
          </table:table-cell>
          <table:table-cell office:value-type="float" office:value="3.1684441509432255" table:formula="of:=LOG([.$B276]/[.$K276];2)*-1" table:style-name="ce1">
            <text:p>3,16844415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136" table:style-name="ce1">
            <text:p>6136</text:p>
          </table:table-cell>
          <table:table-cell office:value-type="float" office:value="0" table:style-name="ce1">
            <text:p>0</text:p>
          </table:table-cell>
          <table:table-cell office:value-type="float" office:value="1676" table:style-name="ce1">
            <text:p>1676</text:p>
          </table:table-cell>
          <table:table-cell office:value-type="float" office:value="191" table:style-name="ce1">
            <text:p>191</text:p>
          </table:table-cell>
          <table:table-cell office:value-type="float" office:value="1425" table:style-name="ce1">
            <text:p>1425</text:p>
          </table:table-cell>
          <table:table-cell office:value-type="float" office:value="1477" table:style-name="ce1">
            <text:p>1477</text:p>
          </table:table-cell>
          <table:table-cell office:value-type="float" office:value="774" table:style-name="ce1">
            <text:p>774</text:p>
          </table:table-cell>
          <table:table-cell office:value-type="float" office:value="892" table:style-name="ce1">
            <text:p>892</text:p>
          </table:table-cell>
          <table:table-cell office:value-type="float" office:value="175951" table:style-name="ce1">
            <text:p>175951</text:p>
          </table:table-cell>
          <table:table-cell office:value-type="float" office:value="33035" table:style-name="ce1">
            <text:p>33035</text:p>
          </table:table-cell>
          <table:table-cell office:value-type="float" office:value="42459.9" table:style-name="ce1">
            <text:p>42459,9</text:p>
          </table:table-cell>
          <table:table-cell office:value-type="float" office:value="124.595" table:style-name="ce1">
            <text:p>124,595</text:p>
          </table:table-cell>
          <table:table-cell office:value-type="float" office:value="680.28599999999994" table:style-name="ce1">
            <text:p>680,286</text:p>
          </table:table-cell>
          <table:table-cell office:value-type="float" office:value="999" table:style-name="ce1">
            <text:p>999</text:p>
          </table:table-cell>
          <table:table-cell table:style-name="ce1"/>
          <table:table-cell office:value-type="float" office:value="3.2218362366264394E-3" table:formula="of:=[.$B277]/[.$A277]" table:style-name="ce1">
            <text:p>0,003221836</text:p>
          </table:table-cell>
          <table:table-cell office:value-type="float" office:value="8.2779011197955334" table:formula="of:=LOG([.$Q277];2)*-1" table:style-name="ce1">
            <text:p>8,27790112</text:p>
          </table:table-cell>
          <table:table-cell office:value-type="float" office:value="2.448895225216797" table:formula="of:=LOG([.$N277]/[.$M277];2)" table:style-name="ce1">
            <text:p>2,448895225</text:p>
          </table:table-cell>
          <table:table-cell office:value-type="float" office:value="4.8417314204584621" table:formula="of:=LOG([.$B277]/[.$J277];2)*-1" table:style-name="ce1">
            <text:p>4,84173142</text:p>
          </table:table-cell>
          <table:table-cell office:value-type="float" office:value="2.4286249567617038" table:formula="of:=LOG([.$B277]/[.$K277];2)*-1" table:style-name="ce1">
            <text:p>2,42862495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498" table:style-name="ce1">
            <text:p>6498</text:p>
          </table:table-cell>
          <table:table-cell office:value-type="float" office:value="0" table:style-name="ce1">
            <text:p>0</text:p>
          </table:table-cell>
          <table:table-cell office:value-type="float" office:value="1460" table:style-name="ce1">
            <text:p>1460</text:p>
          </table:table-cell>
          <table:table-cell office:value-type="float" office:value="824" table:style-name="ce1">
            <text:p>824</text:p>
          </table:table-cell>
          <table:table-cell office:value-type="float" office:value="1599" table:style-name="ce1">
            <text:p>1599</text:p>
          </table:table-cell>
          <table:table-cell office:value-type="float" office:value="1656" table:style-name="ce1">
            <text:p>1656</text:p>
          </table:table-cell>
          <table:table-cell office:value-type="float" office:value="637" table:style-name="ce1">
            <text:p>637</text:p>
          </table:table-cell>
          <table:table-cell office:value-type="float" office:value="751" table:style-name="ce1">
            <text:p>751</text:p>
          </table:table-cell>
          <table:table-cell office:value-type="float" office:value="36652" table:style-name="ce1">
            <text:p>36652</text:p>
          </table:table-cell>
          <table:table-cell office:value-type="float" office:value="16501.5" table:style-name="ce1">
            <text:p>16501,5</text:p>
          </table:table-cell>
          <table:table-cell office:value-type="float" office:value="23270.3" table:style-name="ce1">
            <text:p>23270,3</text:p>
          </table:table-cell>
          <table:table-cell office:value-type="float" office:value="70" table:style-name="ce1">
            <text:p>70</text:p>
          </table:table-cell>
          <table:table-cell office:value-type="float" office:value="211.63399999999999" table:style-name="ce1">
            <text:p>211,634</text:p>
          </table:table-cell>
          <table:table-cell office:value-type="float" office:value="811" table:style-name="ce1">
            <text:p>811</text:p>
          </table:table-cell>
          <table:table-cell table:style-name="ce1"/>
          <table:table-cell office:value-type="float" office:value="3.4119119728811282E-3" table:formula="of:=[.$B278]/[.$A278]" table:style-name="ce1">
            <text:p>0,003411912</text:p>
          </table:table-cell>
          <table:table-cell office:value-type="float" office:value="8.1952038589689824" table:formula="of:=LOG([.$Q278];2)*-1" table:style-name="ce1">
            <text:p>8,195203859</text:p>
          </table:table-cell>
          <table:table-cell office:value-type="float" office:value="1.596144594662563" table:formula="of:=LOG([.$N278]/[.$M278];2)" table:style-name="ce1">
            <text:p>1,596144595</text:p>
          </table:table-cell>
          <table:table-cell office:value-type="float" office:value="2.4958242756733617" table:formula="of:=LOG([.$B278]/[.$J278];2)*-1" table:style-name="ce1">
            <text:p>2,495824276</text:p>
          </table:table-cell>
          <table:table-cell office:value-type="float" office:value="1.344529523824495" table:formula="of:=LOG([.$B278]/[.$K278];2)*-1" table:style-name="ce1">
            <text:p>1,34452952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631" table:style-name="ce1">
            <text:p>8631</text:p>
          </table:table-cell>
          <table:table-cell office:value-type="float" office:value="0" table:style-name="ce1">
            <text:p>0</text:p>
          </table:table-cell>
          <table:table-cell office:value-type="float" office:value="1620" table:style-name="ce1">
            <text:p>1620</text:p>
          </table:table-cell>
          <table:table-cell office:value-type="float" office:value="703" table:style-name="ce1">
            <text:p>703</text:p>
          </table:table-cell>
          <table:table-cell office:value-type="float" office:value="82" table:style-name="ce1">
            <text:p>82</text:p>
          </table:table-cell>
          <table:table-cell office:value-type="float" office:value="219" table:style-name="ce1">
            <text:p>219</text:p>
          </table:table-cell>
          <table:table-cell office:value-type="float" office:value="743" table:style-name="ce1">
            <text:p>743</text:p>
          </table:table-cell>
          <table:table-cell office:value-type="float" office:value="806" table:style-name="ce1">
            <text:p>806</text:p>
          </table:table-cell>
          <table:table-cell office:value-type="float" office:value="158414" table:style-name="ce1">
            <text:p>158414</text:p>
          </table:table-cell>
          <table:table-cell office:value-type="float" office:value="55502.5" table:style-name="ce1">
            <text:p>55502,5</text:p>
          </table:table-cell>
          <table:table-cell office:value-type="float" office:value="65067.6" table:style-name="ce1">
            <text:p>65067,6</text:p>
          </table:table-cell>
          <table:table-cell office:value-type="float" office:value="136.13200000000001" table:style-name="ce1">
            <text:p>136,132</text:p>
          </table:table-cell>
          <table:table-cell office:value-type="float" office:value="1471.71" table:style-name="ce1">
            <text:p>1471,71</text:p>
          </table:table-cell>
          <table:table-cell office:value-type="float" office:value="873" table:style-name="ce1">
            <text:p>873</text:p>
          </table:table-cell>
          <table:table-cell table:style-name="ce1"/>
          <table:table-cell office:value-type="float" office:value="4.5318886177188392E-3" table:formula="of:=[.$B279]/[.$A279]" table:style-name="ce1">
            <text:p>0,004531889</text:p>
          </table:table-cell>
          <table:table-cell office:value-type="float" office:value="7.7856718808380236" table:formula="of:=LOG([.$Q279];2)*-1" table:style-name="ce1">
            <text:p>7,785671881</text:p>
          </table:table-cell>
          <table:table-cell office:value-type="float" office:value="3.4344152764667379" table:formula="of:=LOG([.$N279]/[.$M279];2)" table:style-name="ce1">
            <text:p>3,434415276</text:p>
          </table:table-cell>
          <table:table-cell office:value-type="float" office:value="4.1980283086846022" table:formula="of:=LOG([.$B279]/[.$J279];2)*-1" table:style-name="ce1">
            <text:p>4,198028309</text:p>
          </table:table-cell>
          <table:table-cell office:value-type="float" office:value="2.6849531293512428" table:formula="of:=LOG([.$B279]/[.$K279];2)*-1" table:style-name="ce1">
            <text:p>2,68495312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814" table:style-name="ce1">
            <text:p>5814</text:p>
          </table:table-cell>
          <table:table-cell office:value-type="float" office:value="0" table:style-name="ce1">
            <text:p>0</text:p>
          </table:table-cell>
          <table:table-cell office:value-type="float" office:value="181" table:style-name="ce1">
            <text:p>181</text:p>
          </table:table-cell>
          <table:table-cell office:value-type="float" office:value="744" table:style-name="ce1">
            <text:p>744</text:p>
          </table:table-cell>
          <table:table-cell office:value-type="float" office:value="894" table:style-name="ce1">
            <text:p>894</text:p>
          </table:table-cell>
          <table:table-cell office:value-type="float" office:value="951" table:style-name="ce1">
            <text:p>951</text:p>
          </table:table-cell>
          <table:table-cell office:value-type="float" office:value="443" table:style-name="ce1">
            <text:p>443</text:p>
          </table:table-cell>
          <table:table-cell office:value-type="float" office:value="545" table:style-name="ce1">
            <text:p>545</text:p>
          </table:table-cell>
          <table:table-cell office:value-type="float" office:value="231770" table:style-name="ce1">
            <text:p>231770</text:p>
          </table:table-cell>
          <table:table-cell office:value-type="float" office:value="47848.5" table:style-name="ce1">
            <text:p>47848,5</text:p>
          </table:table-cell>
          <table:table-cell office:value-type="float" office:value="63772.9" table:style-name="ce1">
            <text:p>63772,9</text:p>
          </table:table-cell>
          <table:table-cell office:value-type="float" office:value="58.821800000000003" table:style-name="ce1">
            <text:p>58,8218</text:p>
          </table:table-cell>
          <table:table-cell office:value-type="float" office:value="782.03599999999994" table:style-name="ce1">
            <text:p>782,036</text:p>
          </table:table-cell>
          <table:table-cell office:value-type="float" office:value="1046" table:style-name="ce1">
            <text:p>1046</text:p>
          </table:table-cell>
          <table:table-cell table:style-name="ce1"/>
          <table:table-cell office:value-type="float" office:value="3.052763344156799E-3" table:formula="of:=[.$B280]/[.$A280]" table:style-name="ce1">
            <text:p>0,003052763</text:p>
          </table:table-cell>
          <table:table-cell office:value-type="float" office:value="8.3556685311622285" table:formula="of:=LOG([.$Q280];2)*-1" table:style-name="ce1">
            <text:p>8,355668531</text:p>
          </table:table-cell>
          <table:table-cell office:value-type="float" office:value="3.7328121838531017" table:formula="of:=LOG([.$N280]/[.$M280];2)" table:style-name="ce1">
            <text:p>3,732812184</text:p>
          </table:table-cell>
          <table:table-cell office:value-type="float" office:value="5.3170189562057288" table:formula="of:=LOG([.$B280]/[.$J280];2)*-1" table:style-name="ce1">
            <text:p>5,317018956</text:p>
          </table:table-cell>
          <table:table-cell office:value-type="float" office:value="3.0408707218657627" table:formula="of:=LOG([.$B280]/[.$K280];2)*-1" table:style-name="ce1">
            <text:p>3,04087072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807" table:style-name="ce1">
            <text:p>10807</text:p>
          </table:table-cell>
          <table:table-cell office:value-type="float" office:value="0" table:style-name="ce1">
            <text:p>0</text:p>
          </table:table-cell>
          <table:table-cell office:value-type="float" office:value="920" table:style-name="ce1">
            <text:p>920</text:p>
          </table:table-cell>
          <table:table-cell office:value-type="float" office:value="492" table:style-name="ce1">
            <text:p>492</text:p>
          </table:table-cell>
          <table:table-cell office:value-type="float" office:value="617" table:style-name="ce1">
            <text:p>617</text:p>
          </table:table-cell>
          <table:table-cell office:value-type="float" office:value="718" table:style-name="ce1">
            <text:p>718</text:p>
          </table:table-cell>
          <table:table-cell office:value-type="float" office:value="52" table:style-name="ce1">
            <text:p>52</text:p>
          </table:table-cell>
          <table:table-cell office:value-type="float" office:value="159" table:style-name="ce1">
            <text:p>159</text:p>
          </table:table-cell>
          <table:table-cell office:value-type="float" office:value="133320" table:style-name="ce1">
            <text:p>133320</text:p>
          </table:table-cell>
          <table:table-cell office:value-type="float" office:value="38430.5" table:style-name="ce1">
            <text:p>38430,5</text:p>
          </table:table-cell>
          <table:table-cell office:value-type="float" office:value="58583.199999999997" table:style-name="ce1">
            <text:p>58583,2</text:p>
          </table:table-cell>
          <table:table-cell office:value-type="float" office:value="127.02800000000001" table:style-name="ce1">
            <text:p>127,028</text:p>
          </table:table-cell>
          <table:table-cell office:value-type="float" office:value="462.36099999999999" table:style-name="ce1">
            <text:p>462,361</text:p>
          </table:table-cell>
          <table:table-cell office:value-type="float" office:value="592" table:style-name="ce1">
            <text:p>592</text:p>
          </table:table-cell>
          <table:table-cell table:style-name="ce1"/>
          <table:table-cell office:value-type="float" office:value="5.6744433196254775E-3" table:formula="of:=[.$B281]/[.$A281]" table:style-name="ce1">
            <text:p>0,005674443</text:p>
          </table:table-cell>
          <table:table-cell office:value-type="float" office:value="7.4613054181455256" table:formula="of:=LOG([.$Q281];2)*-1" table:style-name="ce1">
            <text:p>7,461305418</text:p>
          </table:table-cell>
          <table:table-cell office:value-type="float" office:value="1.8638731756765625" table:formula="of:=LOG([.$N281]/[.$M281];2)" table:style-name="ce1">
            <text:p>1,863873176</text:p>
          </table:table-cell>
          <table:table-cell office:value-type="float" office:value="3.6248552278446686" table:formula="of:=LOG([.$B281]/[.$J281];2)*-1" table:style-name="ce1">
            <text:p>3,624855228</text:p>
          </table:table-cell>
          <table:table-cell office:value-type="float" office:value="1.8302856571023987" table:formula="of:=LOG([.$B281]/[.$K281];2)*-1" table:style-name="ce1">
            <text:p>1,83028565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317" table:style-name="ce1">
            <text:p>9317</text:p>
          </table:table-cell>
          <table:table-cell office:value-type="float" office:value="0" table:style-name="ce1">
            <text:p>0</text:p>
          </table:table-cell>
          <table:table-cell office:value-type="float" office:value="701" table:style-name="ce1">
            <text:p>701</text:p>
          </table:table-cell>
          <table:table-cell office:value-type="float" office:value="127" table:style-name="ce1">
            <text:p>127</text:p>
          </table:table-cell>
          <table:table-cell office:value-type="float" office:value="714" table:style-name="ce1">
            <text:p>714</text:p>
          </table:table-cell>
          <table:table-cell office:value-type="float" office:value="835" table:style-name="ce1">
            <text:p>835</text:p>
          </table:table-cell>
          <table:table-cell office:value-type="float" office:value="269" table:style-name="ce1">
            <text:p>269</text:p>
          </table:table-cell>
          <table:table-cell office:value-type="float" office:value="346" table:style-name="ce1">
            <text:p>346</text:p>
          </table:table-cell>
          <table:table-cell office:value-type="float" office:value="29346" table:style-name="ce1">
            <text:p>29346</text:p>
          </table:table-cell>
          <table:table-cell office:value-type="float" office:value="18408.5" table:style-name="ce1">
            <text:p>18408,5</text:p>
          </table:table-cell>
          <table:table-cell office:value-type="float" office:value="19521.7" table:style-name="ce1">
            <text:p>19521,7</text:p>
          </table:table-cell>
          <table:table-cell office:value-type="float" office:value="82.462100000000007" table:style-name="ce1">
            <text:p>82,4621</text:p>
          </table:table-cell>
          <table:table-cell office:value-type="float" office:value="194.24" table:style-name="ce1">
            <text:p>194,24</text:p>
          </table:table-cell>
          <table:table-cell office:value-type="float" office:value="453" table:style-name="ce1">
            <text:p>453</text:p>
          </table:table-cell>
          <table:table-cell table:style-name="ce1"/>
          <table:table-cell office:value-type="float" office:value="4.8920873886324212E-3" table:formula="of:=[.$B282]/[.$A282]" table:style-name="ce1">
            <text:p>0,004892087</text:p>
          </table:table-cell>
          <table:table-cell office:value-type="float" office:value="7.6753341093289702" table:formula="of:=LOG([.$Q282];2)*-1" table:style-name="ce1">
            <text:p>7,675334109</text:p>
          </table:table-cell>
          <table:table-cell office:value-type="float" office:value="1.2360372198751539" table:formula="of:=LOG([.$N282]/[.$M282];2)" table:style-name="ce1">
            <text:p>1,23603722</text:p>
          </table:table-cell>
          <table:table-cell office:value-type="float" office:value="1.6552264720894501" table:formula="of:=LOG([.$B282]/[.$J282];2)*-1" table:style-name="ce1">
            <text:p>1,655226472</text:p>
          </table:table-cell>
          <table:table-cell office:value-type="float" office:value="0.98243467635433113" table:formula="of:=LOG([.$B282]/[.$K282];2)*-1" table:style-name="ce1">
            <text:p>0,98243467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427" table:style-name="ce1">
            <text:p>5427</text:p>
          </table:table-cell>
          <table:table-cell office:value-type="float" office:value="0" table:style-name="ce1">
            <text:p>0</text:p>
          </table:table-cell>
          <table:table-cell office:value-type="float" office:value="809" table:style-name="ce1">
            <text:p>809</text:p>
          </table:table-cell>
          <table:table-cell office:value-type="float" office:value="319" table:style-name="ce1">
            <text:p>319</text:p>
          </table:table-cell>
          <table:table-cell office:value-type="float" office:value="822" table:style-name="ce1">
            <text:p>822</text:p>
          </table:table-cell>
          <table:table-cell office:value-type="float" office:value="903" table:style-name="ce1">
            <text:p>903</text:p>
          </table:table-cell>
          <table:table-cell office:value-type="float" office:value="98" table:style-name="ce1">
            <text:p>98</text:p>
          </table:table-cell>
          <table:table-cell office:value-type="float" office:value="165" table:style-name="ce1">
            <text:p>165</text:p>
          </table:table-cell>
          <table:table-cell office:value-type="float" office:value="20774" table:style-name="ce1">
            <text:p>20774</text:p>
          </table:table-cell>
          <table:table-cell office:value-type="float" office:value="12099.5" table:style-name="ce1">
            <text:p>12099,5</text:p>
          </table:table-cell>
          <table:table-cell office:value-type="float" office:value="14267" table:style-name="ce1">
            <text:p>14267</text:p>
          </table:table-cell>
          <table:table-cell office:value-type="float" office:value="68.410499999999999" table:style-name="ce1">
            <text:p>68,4105</text:p>
          </table:table-cell>
          <table:table-cell office:value-type="float" office:value="195.328" table:style-name="ce1">
            <text:p>195,328</text:p>
          </table:table-cell>
          <table:table-cell office:value-type="float" office:value="780" table:style-name="ce1">
            <text:p>780</text:p>
          </table:table-cell>
          <table:table-cell table:style-name="ce1"/>
          <table:table-cell office:value-type="float" office:value="2.8495608305364548E-3" table:formula="of:=[.$B283]/[.$A283]" table:style-name="ce1">
            <text:p>0,002849561</text:p>
          </table:table-cell>
          <table:table-cell office:value-type="float" office:value="8.4550446939560704" table:formula="of:=LOG([.$Q283];2)*-1" table:style-name="ce1">
            <text:p>8,455044694</text:p>
          </table:table-cell>
          <table:table-cell office:value-type="float" office:value="1.5136090928266857" table:formula="of:=LOG([.$N283]/[.$M283];2)" table:style-name="ce1">
            <text:p>1,513609093</text:p>
          </table:table-cell>
          <table:table-cell office:value-type="float" office:value="1.9365522177266719" table:formula="of:=LOG([.$B283]/[.$J283];2)*-1" table:style-name="ce1">
            <text:p>1,936552218</text:p>
          </table:table-cell>
          <table:table-cell office:value-type="float" office:value="1.1567206169776056" table:formula="of:=LOG([.$B283]/[.$K283];2)*-1" table:style-name="ce1">
            <text:p>1,15672061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790" table:style-name="ce1">
            <text:p>7790</text:p>
          </table:table-cell>
          <table:table-cell office:value-type="float" office:value="0" table:style-name="ce1">
            <text:p>0</text:p>
          </table:table-cell>
          <table:table-cell office:value-type="float" office:value="873" table:style-name="ce1">
            <text:p>873</text:p>
          </table:table-cell>
          <table:table-cell office:value-type="float" office:value="134" table:style-name="ce1">
            <text:p>134</text:p>
          </table:table-cell>
          <table:table-cell office:value-type="float" office:value="263" table:style-name="ce1">
            <text:p>263</text:p>
          </table:table-cell>
          <table:table-cell office:value-type="float" office:value="358" table:style-name="ce1">
            <text:p>358</text:p>
          </table:table-cell>
          <table:table-cell office:value-type="float" office:value="756" table:style-name="ce1">
            <text:p>756</text:p>
          </table:table-cell>
          <table:table-cell office:value-type="float" office:value="838" table:style-name="ce1">
            <text:p>838</text:p>
          </table:table-cell>
          <table:table-cell office:value-type="float" office:value="429440" table:style-name="ce1">
            <text:p>429440</text:p>
          </table:table-cell>
          <table:table-cell office:value-type="float" office:value="58450" table:style-name="ce1">
            <text:p>58450</text:p>
          </table:table-cell>
          <table:table-cell office:value-type="float" office:value="61588.7" table:style-name="ce1">
            <text:p>61588,7</text:p>
          </table:table-cell>
          <table:table-cell office:value-type="float" office:value="106.527" table:style-name="ce1">
            <text:p>106,527</text:p>
          </table:table-cell>
          <table:table-cell office:value-type="float" office:value="869.79200000000003" table:style-name="ce1">
            <text:p>869,792</text:p>
          </table:table-cell>
          <table:table-cell office:value-type="float" office:value="764" table:style-name="ce1">
            <text:p>764</text:p>
          </table:table-cell>
          <table:table-cell table:style-name="ce1"/>
          <table:table-cell office:value-type="float" office:value="4.0903038271381947E-3" table:formula="of:=[.$B284]/[.$A284]" table:style-name="ce1">
            <text:p>0,004090304</text:p>
          </table:table-cell>
          <table:table-cell office:value-type="float" office:value="7.9335762743494351" table:formula="of:=LOG([.$Q284];2)*-1" table:style-name="ce1">
            <text:p>7,933576274</text:p>
          </table:table-cell>
          <table:table-cell office:value-type="float" office:value="3.0294513017611253" table:formula="of:=LOG([.$N284]/[.$M284];2)" table:style-name="ce1">
            <text:p>3,029451302</text:p>
          </table:table-cell>
          <table:table-cell office:value-type="float" office:value="5.7846894381385141" table:formula="of:=LOG([.$B284]/[.$J284];2)*-1" table:style-name="ce1">
            <text:p>5,784689438</text:p>
          </table:table-cell>
          <table:table-cell office:value-type="float" office:value="2.9075077913573497" table:formula="of:=LOG([.$B284]/[.$K284];2)*-1" table:style-name="ce1">
            <text:p>2,90750779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743" table:style-name="ce1">
            <text:p>15743</text:p>
          </table:table-cell>
          <table:table-cell office:value-type="float" office:value="0" table:style-name="ce1">
            <text:p>0</text:p>
          </table:table-cell>
          <table:table-cell office:value-type="float" office:value="311" table:style-name="ce1">
            <text:p>311</text:p>
          </table:table-cell>
          <table:table-cell office:value-type="float" office:value="800" table:style-name="ce1">
            <text:p>800</text:p>
          </table:table-cell>
          <table:table-cell office:value-type="float" office:value="467" table:style-name="ce1">
            <text:p>467</text:p>
          </table:table-cell>
          <table:table-cell office:value-type="float" office:value="640" table:style-name="ce1">
            <text:p>640</text:p>
          </table:table-cell>
          <table:table-cell office:value-type="float" office:value="560" table:style-name="ce1">
            <text:p>560</text:p>
          </table:table-cell>
          <table:table-cell office:value-type="float" office:value="651" table:style-name="ce1">
            <text:p>651</text:p>
          </table:table-cell>
          <table:table-cell office:value-type="float" office:value="78960" table:style-name="ce1">
            <text:p>78960</text:p>
          </table:table-cell>
          <table:table-cell office:value-type="float" office:value="35729.5" table:style-name="ce1">
            <text:p>35729,5</text:p>
          </table:table-cell>
          <table:table-cell office:value-type="float" office:value="44190.5" table:style-name="ce1">
            <text:p>44190,5</text:p>
          </table:table-cell>
          <table:table-cell office:value-type="float" office:value="142.12700000000001" table:style-name="ce1">
            <text:p>142,127</text:p>
          </table:table-cell>
          <table:table-cell office:value-type="float" office:value="310.78800000000001" table:style-name="ce1">
            <text:p>310,788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8.2661942427004614E-3" table:formula="of:=[.$B285]/[.$A285]" table:style-name="ce1">
            <text:p>0,008266194</text:p>
          </table:table-cell>
          <table:table-cell office:value-type="float" office:value="6.9185610194630458" table:formula="of:=LOG([.$Q285];2)*-1" table:style-name="ce1">
            <text:p>6,918561019</text:p>
          </table:table-cell>
          <table:table-cell office:value-type="float" office:value="1.1287501494071654" table:formula="of:=LOG([.$N285]/[.$M285];2)" table:style-name="ce1">
            <text:p>1,128750149</text:p>
          </table:table-cell>
          <table:table-cell office:value-type="float" office:value="2.3264115015083391" table:formula="of:=LOG([.$B285]/[.$J285];2)*-1" table:style-name="ce1">
            <text:p>2,326411502</text:p>
          </table:table-cell>
          <table:table-cell office:value-type="float" office:value="1.182405236648471" table:formula="of:=LOG([.$B285]/[.$K285];2)*-1" table:style-name="ce1">
            <text:p>1,18240523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974" table:style-name="ce1">
            <text:p>15974</text:p>
          </table:table-cell>
          <table:table-cell office:value-type="float" office:value="0" table:style-name="ce1">
            <text:p>0</text:p>
          </table:table-cell>
          <table:table-cell office:value-type="float" office:value="608" table:style-name="ce1">
            <text:p>608</text:p>
          </table:table-cell>
          <table:table-cell office:value-type="float" office:value="597" table:style-name="ce1">
            <text:p>597</text:p>
          </table:table-cell>
          <table:table-cell office:value-type="float" office:value="389" table:style-name="ce1">
            <text:p>389</text:p>
          </table:table-cell>
          <table:table-cell office:value-type="float" office:value="552" table:style-name="ce1">
            <text:p>552</text:p>
          </table:table-cell>
          <table:table-cell office:value-type="float" office:value="271" table:style-name="ce1">
            <text:p>271</text:p>
          </table:table-cell>
          <table:table-cell office:value-type="float" office:value="369" table:style-name="ce1">
            <text:p>369</text:p>
          </table:table-cell>
          <table:table-cell office:value-type="float" office:value="71394" table:style-name="ce1">
            <text:p>71394</text:p>
          </table:table-cell>
          <table:table-cell office:value-type="float" office:value="37300" table:style-name="ce1">
            <text:p>37300</text:p>
          </table:table-cell>
          <table:table-cell office:value-type="float" office:value="44310.8" table:style-name="ce1">
            <text:p>44310,8</text:p>
          </table:table-cell>
          <table:table-cell office:value-type="float" office:value="109.124" table:style-name="ce1">
            <text:p>109,124</text:p>
          </table:table-cell>
          <table:table-cell office:value-type="float" office:value="309.47199999999998" table:style-name="ce1">
            <text:p>309,472</text:p>
          </table:table-cell>
          <table:table-cell office:value-type="float" office:value="515" table:style-name="ce1">
            <text:p>515</text:p>
          </table:table-cell>
          <table:table-cell table:style-name="ce1"/>
          <table:table-cell office:value-type="float" office:value="8.3874856655591166E-3" table:formula="of:=[.$B286]/[.$A286]" table:style-name="ce1">
            <text:p>0,008387486</text:p>
          </table:table-cell>
          <table:table-cell office:value-type="float" office:value="6.8975458889521803" table:formula="of:=LOG([.$Q286];2)*-1" table:style-name="ce1">
            <text:p>6,897545889</text:p>
          </table:table-cell>
          <table:table-cell office:value-type="float" office:value="1.5038404518614421" table:formula="of:=LOG([.$N286]/[.$M286];2)" table:style-name="ce1">
            <text:p>1,503840452</text:p>
          </table:table-cell>
          <table:table-cell office:value-type="float" office:value="2.1600772154859653" table:formula="of:=LOG([.$B286]/[.$J286];2)*-1" table:style-name="ce1">
            <text:p>2,160077215</text:p>
          </table:table-cell>
          <table:table-cell office:value-type="float" office:value="1.2234500116836768" table:formula="of:=LOG([.$B286]/[.$K286];2)*-1" table:style-name="ce1">
            <text:p>1,22345001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900" table:style-name="ce1">
            <text:p>4900</text:p>
          </table:table-cell>
          <table:table-cell office:value-type="float" office:value="0" table:style-name="ce1">
            <text:p>0</text:p>
          </table:table-cell>
          <table:table-cell office:value-type="float" office:value="439" table:style-name="ce1">
            <text:p>439</text:p>
          </table:table-cell>
          <table:table-cell office:value-type="float" office:value="330" table:style-name="ce1">
            <text:p>330</text:p>
          </table:table-cell>
          <table:table-cell office:value-type="float" office:value="345" table:style-name="ce1">
            <text:p>345</text:p>
          </table:table-cell>
          <table:table-cell office:value-type="float" office:value="485" table:style-name="ce1">
            <text:p>485</text:p>
          </table:table-cell>
          <table:table-cell office:value-type="float" office:value="638" table:style-name="ce1">
            <text:p>638</text:p>
          </table:table-cell>
          <table:table-cell office:value-type="float" office:value="673" table:style-name="ce1">
            <text:p>673</text:p>
          </table:table-cell>
          <table:table-cell office:value-type="float" office:value="48020" table:style-name="ce1">
            <text:p>48020</text:p>
          </table:table-cell>
          <table:table-cell office:value-type="float" office:value="26460" table:style-name="ce1">
            <text:p>26460</text:p>
          </table:table-cell>
          <table:table-cell office:value-type="float" office:value="28945.599999999999" table:style-name="ce1">
            <text:p>28945,6</text:p>
          </table:table-cell>
          <table:table-cell office:value-type="float" office:value="34.058799999999998" table:style-name="ce1">
            <text:p>34,0588</text:p>
          </table:table-cell>
          <table:table-cell office:value-type="float" office:value="325.88499999999999" table:style-name="ce1">
            <text:p>325,885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2.5728483636684408E-3" table:formula="of:=[.$B287]/[.$A287]" table:style-name="ce1">
            <text:p>0,002572848</text:p>
          </table:table-cell>
          <table:table-cell office:value-type="float" office:value="8.602417853408534" table:formula="of:=LOG([.$Q287];2)*-1" table:style-name="ce1">
            <text:p>8,602417853</text:p>
          </table:table-cell>
          <table:table-cell office:value-type="float" office:value="3.2582634382226057" table:formula="of:=LOG([.$N287]/[.$M287];2)" table:style-name="ce1">
            <text:p>3,258263438</text:p>
          </table:table-cell>
          <table:table-cell office:value-type="float" office:value="3.2927817492278462" table:formula="of:=LOG([.$B287]/[.$J287];2)*-1" table:style-name="ce1">
            <text:p>3,292781749</text:p>
          </table:table-cell>
          <table:table-cell office:value-type="float" office:value="2.4329594072761065" table:formula="of:=LOG([.$B287]/[.$K287];2)*-1" table:style-name="ce1">
            <text:p>2,43295940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968" table:style-name="ce1">
            <text:p>2968</text:p>
          </table:table-cell>
          <table:table-cell office:value-type="float" office:value="0" table:style-name="ce1">
            <text:p>0</text:p>
          </table:table-cell>
          <table:table-cell office:value-type="float" office:value="459" table:style-name="ce1">
            <text:p>459</text:p>
          </table:table-cell>
          <table:table-cell office:value-type="float" office:value="657" table:style-name="ce1">
            <text:p>657</text:p>
          </table:table-cell>
          <table:table-cell office:value-type="float" office:value="142" table:style-name="ce1">
            <text:p>142</text:p>
          </table:table-cell>
          <table:table-cell office:value-type="float" office:value="195" table:style-name="ce1">
            <text:p>195</text:p>
          </table:table-cell>
          <table:table-cell office:value-type="float" office:value="432" table:style-name="ce1">
            <text:p>432</text:p>
          </table:table-cell>
          <table:table-cell office:value-type="float" office:value="488" table:style-name="ce1">
            <text:p>488</text:p>
          </table:table-cell>
          <table:table-cell office:value-type="float" office:value="71325" table:style-name="ce1">
            <text:p>71325</text:p>
          </table:table-cell>
          <table:table-cell office:value-type="float" office:value="14838.5" table:style-name="ce1">
            <text:p>14838,5</text:p>
          </table:table-cell>
          <table:table-cell office:value-type="float" office:value="21105.9" table:style-name="ce1">
            <text:p>21105,9</text:p>
          </table:table-cell>
          <table:table-cell office:value-type="float" office:value="63.245600000000003" table:style-name="ce1">
            <text:p>63,2456</text:p>
          </table:table-cell>
          <table:table-cell office:value-type="float" office:value="351.411" table:style-name="ce1">
            <text:p>351,411</text:p>
          </table:table-cell>
          <table:table-cell office:value-type="float" office:value="780" table:style-name="ce1">
            <text:p>780</text:p>
          </table:table-cell>
          <table:table-cell table:style-name="ce1"/>
          <table:table-cell office:value-type="float" office:value="1.5584110088505984E-3" table:formula="of:=[.$B288]/[.$A288]" table:style-name="ce1">
            <text:p>0,001558411</text:p>
          </table:table-cell>
          <table:table-cell office:value-type="float" office:value="9.3257085106776643" table:formula="of:=LOG([.$Q288];2)*-1" table:style-name="ce1">
            <text:p>9,325708511</text:p>
          </table:table-cell>
          <table:table-cell office:value-type="float" office:value="2.4741223318043564" table:formula="of:=LOG([.$N288]/[.$M288];2)" table:style-name="ce1">
            <text:p>2,474122332</text:p>
          </table:table-cell>
          <table:table-cell office:value-type="float" office:value="4.5868448447356416" table:formula="of:=LOG([.$B288]/[.$J288];2)*-1" table:style-name="ce1">
            <text:p>4,586844845</text:p>
          </table:table-cell>
          <table:table-cell office:value-type="float" office:value="2.3217822625465652" table:formula="of:=LOG([.$B288]/[.$K288];2)*-1" table:style-name="ce1">
            <text:p>2,32178226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915" table:style-name="ce1">
            <text:p>2915</text:p>
          </table:table-cell>
          <table:table-cell office:value-type="float" office:value="0" table:style-name="ce1">
            <text:p>0</text:p>
          </table:table-cell>
          <table:table-cell office:value-type="float" office:value="157" table:style-name="ce1">
            <text:p>157</text:p>
          </table:table-cell>
          <table:table-cell office:value-type="float" office:value="471" table:style-name="ce1">
            <text:p>471</text:p>
          </table:table-cell>
          <table:table-cell office:value-type="float" office:value="523" table:style-name="ce1">
            <text:p>523</text:p>
          </table:table-cell>
          <table:table-cell office:value-type="float" office:value="576" table:style-name="ce1">
            <text:p>576</text:p>
          </table:table-cell>
          <table:table-cell office:value-type="float" office:value="790" table:style-name="ce1">
            <text:p>790</text:p>
          </table:table-cell>
          <table:table-cell office:value-type="float" office:value="845" table:style-name="ce1">
            <text:p>845</text:p>
          </table:table-cell>
          <table:table-cell office:value-type="float" office:value="156706" table:style-name="ce1">
            <text:p>156706</text:p>
          </table:table-cell>
          <table:table-cell office:value-type="float" office:value="21433.5" table:style-name="ce1">
            <text:p>21433,5</text:p>
          </table:table-cell>
          <table:table-cell office:value-type="float" office:value="24238" table:style-name="ce1">
            <text:p>24238</text:p>
          </table:table-cell>
          <table:table-cell office:value-type="float" office:value="69.426199999999994" table:style-name="ce1">
            <text:p>69,4262</text:p>
          </table:table-cell>
          <table:table-cell office:value-type="float" office:value="522.85799999999995" table:style-name="ce1">
            <text:p>522,858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float" office:value="1.5305822408354091E-3" table:formula="of:=[.$B289]/[.$A289]" table:style-name="ce1">
            <text:p>0,001530582</text:p>
          </table:table-cell>
          <table:table-cell office:value-type="float" office:value="9.3517037192106081" table:formula="of:=LOG([.$Q289];2)*-1" table:style-name="ce1">
            <text:p>9,351703719</text:p>
          </table:table-cell>
          <table:table-cell office:value-type="float" office:value="2.9128670727171304" table:formula="of:=LOG([.$N289]/[.$M289];2)" table:style-name="ce1">
            <text:p>2,912867073</text:p>
          </table:table-cell>
          <table:table-cell office:value-type="float" office:value="5.7484207254991295" table:formula="of:=LOG([.$B289]/[.$J289];2)*-1" table:style-name="ce1">
            <text:p>5,748420725</text:p>
          </table:table-cell>
          <table:table-cell office:value-type="float" office:value="2.8782996667184761" table:formula="of:=LOG([.$B289]/[.$K289];2)*-1" table:style-name="ce1">
            <text:p>2,87829966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9690" table:style-name="ce1">
            <text:p>19690</text:p>
          </table:table-cell>
          <table:table-cell office:value-type="float" office:value="0" table:style-name="ce1">
            <text:p>0</text:p>
          </table:table-cell>
          <table:table-cell office:value-type="float" office:value="550" table:style-name="ce1">
            <text:p>550</text:p>
          </table:table-cell>
          <table:table-cell office:value-type="float" office:value="821" table:style-name="ce1">
            <text:p>821</text:p>
          </table:table-cell>
          <table:table-cell office:value-type="float" office:value="1282" table:style-name="ce1">
            <text:p>1282</text:p>
          </table:table-cell>
          <table:table-cell office:value-type="float" office:value="1461" table:style-name="ce1">
            <text:p>1461</text:p>
          </table:table-cell>
          <table:table-cell office:value-type="float" office:value="418" table:style-name="ce1">
            <text:p>418</text:p>
          </table:table-cell>
          <table:table-cell office:value-type="float" office:value="528" table:style-name="ce1">
            <text:p>528</text:p>
          </table:table-cell>
          <table:table-cell office:value-type="float" office:value="367133" table:style-name="ce1">
            <text:p>367133</text:p>
          </table:table-cell>
          <table:table-cell office:value-type="float" office:value="86173.5" table:style-name="ce1">
            <text:p>86173,5</text:p>
          </table:table-cell>
          <table:table-cell office:value-type="float" office:value="113298" table:style-name="ce1">
            <text:p>113298</text:p>
          </table:table-cell>
          <table:table-cell office:value-type="float" office:value="192.76900000000001" table:style-name="ce1">
            <text:p>192,769</text:p>
          </table:table-cell>
          <table:table-cell office:value-type="float" office:value="891.70899999999995" table:style-name="ce1">
            <text:p>891,709</text:p>
          </table:table-cell>
          <table:table-cell office:value-type="float" office:value="780" table:style-name="ce1">
            <text:p>780</text:p>
          </table:table-cell>
          <table:table-cell table:style-name="ce1"/>
          <table:table-cell office:value-type="float" office:value="1.0338649853190121E-2" table:formula="of:=[.$B290]/[.$A290]" table:style-name="ce1">
            <text:p>0,01033865</text:p>
          </table:table-cell>
          <table:table-cell office:value-type="float" office:value="6.5958083965095504" table:formula="of:=LOG([.$Q290];2)*-1" table:style-name="ce1">
            <text:p>6,595808397</text:p>
          </table:table-cell>
          <table:table-cell office:value-type="float" office:value="2.2096999140447422" table:formula="of:=LOG([.$N290]/[.$M290];2)" table:style-name="ce1">
            <text:p>2,209699914</text:p>
          </table:table-cell>
          <table:table-cell office:value-type="float" office:value="4.2207677815411024" table:formula="of:=LOG([.$B290]/[.$J290];2)*-1" table:style-name="ce1">
            <text:p>4,220767782</text:p>
          </table:table-cell>
          <table:table-cell office:value-type="float" office:value="2.129781169949299" table:formula="of:=LOG([.$B290]/[.$K290];2)*-1" table:style-name="ce1">
            <text:p>2,1297811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808" table:style-name="ce1">
            <text:p>5808</text:p>
          </table:table-cell>
          <table:table-cell office:value-type="float" office:value="0" table:style-name="ce1">
            <text:p>0</text:p>
          </table:table-cell>
          <table:table-cell office:value-type="float" office:value="1361" table:style-name="ce1">
            <text:p>1361</text:p>
          </table:table-cell>
          <table:table-cell office:value-type="float" office:value="458" table:style-name="ce1">
            <text:p>458</text:p>
          </table:table-cell>
          <table:table-cell office:value-type="float" office:value="713" table:style-name="ce1">
            <text:p>713</text:p>
          </table:table-cell>
          <table:table-cell office:value-type="float" office:value="845" table:style-name="ce1">
            <text:p>845</text:p>
          </table:table-cell>
          <table:table-cell office:value-type="float" office:value="528" table:style-name="ce1">
            <text:p>528</text:p>
          </table:table-cell>
          <table:table-cell office:value-type="float" office:value="572" table:style-name="ce1">
            <text:p>572</text:p>
          </table:table-cell>
          <table:table-cell office:value-type="float" office:value="73872" table:style-name="ce1">
            <text:p>73872</text:p>
          </table:table-cell>
          <table:table-cell office:value-type="float" office:value="21780" table:style-name="ce1">
            <text:p>21780</text:p>
          </table:table-cell>
          <table:table-cell office:value-type="float" office:value="27708.400000000001" table:style-name="ce1">
            <text:p>27708,4</text:p>
          </table:table-cell>
          <table:table-cell office:value-type="float" office:value="133.50700000000001" table:style-name="ce1">
            <text:p>133,507</text:p>
          </table:table-cell>
          <table:table-cell office:value-type="float" office:value="589.22699999999998" table:style-name="ce1">
            <text:p>589,227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3.0496129175890414E-3" table:formula="of:=[.$B291]/[.$A291]" table:style-name="ce1">
            <text:p>0,003049613</text:p>
          </table:table-cell>
          <table:table-cell office:value-type="float" office:value="8.3571581493027161" table:formula="of:=LOG([.$Q291];2)*-1" table:style-name="ce1">
            <text:p>8,357158149</text:p>
          </table:table-cell>
          <table:table-cell office:value-type="float" office:value="2.1419081532782878" table:formula="of:=LOG([.$N291]/[.$M291];2)" table:style-name="ce1">
            <text:p>2,141908153</text:p>
          </table:table-cell>
          <table:table-cell office:value-type="float" office:value="3.6689142790536158" table:formula="of:=LOG([.$B291]/[.$J291];2)*-1" table:style-name="ce1">
            <text:p>3,668914279</text:p>
          </table:table-cell>
          <table:table-cell office:value-type="float" office:value="1.9068905956085187" table:formula="of:=LOG([.$B291]/[.$K291];2)*-1" table:style-name="ce1">
            <text:p>1,90689059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172" table:style-name="ce1">
            <text:p>3172</text:p>
          </table:table-cell>
          <table:table-cell office:value-type="float" office:value="0" table:style-name="ce1">
            <text:p>0</text:p>
          </table:table-cell>
          <table:table-cell office:value-type="float" office:value="827" table:style-name="ce1">
            <text:p>827</text:p>
          </table:table-cell>
          <table:table-cell office:value-type="float" office:value="540" table:style-name="ce1">
            <text:p>540</text:p>
          </table:table-cell>
          <table:table-cell office:value-type="float" office:value="1674" table:style-name="ce1">
            <text:p>1674</text:p>
          </table:table-cell>
          <table:table-cell office:value-type="float" office:value="1726" table:style-name="ce1">
            <text:p>1726</text:p>
          </table:table-cell>
          <table:table-cell office:value-type="float" office:value="242" table:style-name="ce1">
            <text:p>242</text:p>
          </table:table-cell>
          <table:table-cell office:value-type="float" office:value="303" table:style-name="ce1">
            <text:p>303</text:p>
          </table:table-cell>
          <table:table-cell office:value-type="float" office:value="267902" table:style-name="ce1">
            <text:p>267902</text:p>
          </table:table-cell>
          <table:table-cell office:value-type="float" office:value="35167.5" table:style-name="ce1">
            <text:p>35167,5</text:p>
          </table:table-cell>
          <table:table-cell office:value-type="float" office:value="38470" table:style-name="ce1">
            <text:p>38470</text:p>
          </table:table-cell>
          <table:table-cell office:value-type="float" office:value="54.405900000000003" table:style-name="ce1">
            <text:p>54,4059</text:p>
          </table:table-cell>
          <table:table-cell office:value-type="float" office:value="913.21" table:style-name="ce1">
            <text:p>913,21</text:p>
          </table:table-cell>
          <table:table-cell office:value-type="float" office:value="874" table:style-name="ce1">
            <text:p>874</text:p>
          </table:table-cell>
          <table:table-cell table:style-name="ce1"/>
          <table:table-cell office:value-type="float" office:value="1.6655255121543458E-3" table:formula="of:=[.$B292]/[.$A292]" table:style-name="ce1">
            <text:p>0,001665526</text:p>
          </table:table-cell>
          <table:table-cell office:value-type="float" office:value="9.2298068315944892" table:formula="of:=LOG([.$Q292];2)*-1" table:style-name="ce1">
            <text:p>9,229806832</text:p>
          </table:table-cell>
          <table:table-cell office:value-type="float" office:value="4.0691116408460202" table:formula="of:=LOG([.$N292]/[.$M292];2)" table:style-name="ce1">
            <text:p>4,069111641</text:p>
          </table:table-cell>
          <table:table-cell office:value-type="float" office:value="6.4001687702726304" table:formula="of:=LOG([.$B292]/[.$J292];2)*-1" table:style-name="ce1">
            <text:p>6,40016877</text:p>
          </table:table-cell>
          <table:table-cell office:value-type="float" office:value="3.4707781036253613" table:formula="of:=LOG([.$B292]/[.$K292];2)*-1" table:style-name="ce1">
            <text:p>3,47077810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60" table:style-name="ce1">
            <text:p>1560</text:p>
          </table:table-cell>
          <table:table-cell office:value-type="float" office:value="0" table:style-name="ce1">
            <text:p>0</text:p>
          </table:table-cell>
          <table:table-cell office:value-type="float" office:value="1679" table:style-name="ce1">
            <text:p>1679</text:p>
          </table:table-cell>
          <table:table-cell office:value-type="float" office:value="283" table:style-name="ce1">
            <text:p>283</text:p>
          </table:table-cell>
          <table:table-cell office:value-type="float" office:value="1407" table:style-name="ce1">
            <text:p>1407</text:p>
          </table:table-cell>
          <table:table-cell office:value-type="float" office:value="1446" table:style-name="ce1">
            <text:p>1446</text:p>
          </table:table-cell>
          <table:table-cell office:value-type="float" office:value="406" table:style-name="ce1">
            <text:p>406</text:p>
          </table:table-cell>
          <table:table-cell office:value-type="float" office:value="446" table:style-name="ce1">
            <text:p>446</text:p>
          </table:table-cell>
          <table:table-cell office:value-type="float" office:value="44336" table:style-name="ce1">
            <text:p>44336</text:p>
          </table:table-cell>
          <table:table-cell office:value-type="float" office:value="8618.5" table:style-name="ce1">
            <text:p>8618,5</text:p>
          </table:table-cell>
          <table:table-cell office:value-type="float" office:value="13555.7" table:style-name="ce1">
            <text:p>13555,7</text:p>
          </table:table-cell>
          <table:table-cell office:value-type="float" office:value="42.941800000000001" table:style-name="ce1">
            <text:p>42,9418</text:p>
          </table:table-cell>
          <table:table-cell office:value-type="float" office:value="290.61700000000002" table:style-name="ce1">
            <text:p>290,617</text:p>
          </table:table-cell>
          <table:table-cell office:value-type="float" office:value="624" table:style-name="ce1">
            <text:p>624</text:p>
          </table:table-cell>
          <table:table-cell table:style-name="ce1"/>
          <table:table-cell office:value-type="float" office:value="8.1911090761689132E-4" table:formula="of:=[.$B293]/[.$A293]" table:style-name="ce1">
            <text:p>0,000819111</text:p>
          </table:table-cell>
          <table:table-cell office:value-type="float" office:value="10.253653573548856" table:formula="of:=LOG([.$Q293];2)*-1" table:style-name="ce1">
            <text:p>10,25365357</text:p>
          </table:table-cell>
          <table:table-cell office:value-type="float" office:value="2.7586645263529515" table:formula="of:=LOG([.$N293]/[.$M293];2)" table:style-name="ce1">
            <text:p>2,758664526</text:p>
          </table:table-cell>
          <table:table-cell office:value-type="float" office:value="4.8288606817318067" table:formula="of:=LOG([.$B293]/[.$J293];2)*-1" table:style-name="ce1">
            <text:p>4,828860682</text:p>
          </table:table-cell>
          <table:table-cell office:value-type="float" office:value="2.465890769360267" table:formula="of:=LOG([.$B293]/[.$K293];2)*-1" table:style-name="ce1">
            <text:p>2,46589076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480" table:style-name="ce1">
            <text:p>4480</text:p>
          </table:table-cell>
          <table:table-cell office:value-type="float" office:value="0" table:style-name="ce1">
            <text:p>0</text:p>
          </table:table-cell>
          <table:table-cell office:value-type="float" office:value="1433" table:style-name="ce1">
            <text:p>1433</text:p>
          </table:table-cell>
          <table:table-cell office:value-type="float" office:value="433" table:style-name="ce1">
            <text:p>433</text:p>
          </table:table-cell>
          <table:table-cell office:value-type="float" office:value="461" table:style-name="ce1">
            <text:p>461</text:p>
          </table:table-cell>
          <table:table-cell office:value-type="float" office:value="621" table:style-name="ce1">
            <text:p>621</text:p>
          </table:table-cell>
          <table:table-cell office:value-type="float" office:value="136" table:style-name="ce1">
            <text:p>136</text:p>
          </table:table-cell>
          <table:table-cell office:value-type="float" office:value="164" table:style-name="ce1">
            <text:p>164</text:p>
          </table:table-cell>
          <table:table-cell office:value-type="float" office:value="288684" table:style-name="ce1">
            <text:p>288684</text:p>
          </table:table-cell>
          <table:table-cell office:value-type="float" office:value="37368" table:style-name="ce1">
            <text:p>37368</text:p>
          </table:table-cell>
          <table:table-cell office:value-type="float" office:value="49546.9" table:style-name="ce1">
            <text:p>49546,9</text:p>
          </table:table-cell>
          <table:table-cell office:value-type="float" office:value="94.254999999999995" table:style-name="ce1">
            <text:p>94,255</text:p>
          </table:table-cell>
          <table:table-cell office:value-type="float" office:value="935.81700000000001" table:style-name="ce1">
            <text:p>935,817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2.3523185039254317E-3" table:formula="of:=[.$B294]/[.$A294]" table:style-name="ce1">
            <text:p>0,002352319</text:p>
          </table:table-cell>
          <table:table-cell office:value-type="float" office:value="8.7317008703535013" table:formula="of:=LOG([.$Q294];2)*-1" table:style-name="ce1">
            <text:p>8,73170087</text:p>
          </table:table-cell>
          <table:table-cell office:value-type="float" office:value="3.3115853798449764" table:formula="of:=LOG([.$N294]/[.$M294];2)" table:style-name="ce1">
            <text:p>3,31158538</text:p>
          </table:table-cell>
          <table:table-cell office:value-type="float" office:value="6.0098486074615804" table:formula="of:=LOG([.$B294]/[.$J294];2)*-1" table:style-name="ce1">
            <text:p>6,009848607</text:p>
          </table:table-cell>
          <table:table-cell office:value-type="float" office:value="3.0602327128552265" table:formula="of:=LOG([.$B294]/[.$K294];2)*-1" table:style-name="ce1">
            <text:p>3,06023271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204" table:style-name="ce1">
            <text:p>6204</text:p>
          </table:table-cell>
          <table:table-cell office:value-type="float" office:value="0" table:style-name="ce1">
            <text:p>0</text:p>
          </table:table-cell>
          <table:table-cell office:value-type="float" office:value="528" table:style-name="ce1">
            <text:p>528</text:p>
          </table:table-cell>
          <table:table-cell office:value-type="float" office:value="160" table:style-name="ce1">
            <text:p>160</text:p>
          </table:table-cell>
          <table:table-cell office:value-type="float" office:value="916" table:style-name="ce1">
            <text:p>916</text:p>
          </table:table-cell>
          <table:table-cell office:value-type="float" office:value="982" table:style-name="ce1">
            <text:p>982</text:p>
          </table:table-cell>
          <table:table-cell office:value-type="float" office:value="743" table:style-name="ce1">
            <text:p>743</text:p>
          </table:table-cell>
          <table:table-cell office:value-type="float" office:value="837" table:style-name="ce1">
            <text:p>837</text:p>
          </table:table-cell>
          <table:table-cell office:value-type="float" office:value="307358" table:style-name="ce1">
            <text:p>307358</text:p>
          </table:table-cell>
          <table:table-cell office:value-type="float" office:value="43679" table:style-name="ce1">
            <text:p>43679</text:p>
          </table:table-cell>
          <table:table-cell office:value-type="float" office:value="68908.600000000006" table:style-name="ce1">
            <text:p>68908,6</text:p>
          </table:table-cell>
          <table:table-cell office:value-type="float" office:value="113.71899999999999" table:style-name="ce1">
            <text:p>113,719</text:p>
          </table:table-cell>
          <table:table-cell office:value-type="float" office:value="757.721" table:style-name="ce1">
            <text:p>757,721</text:p>
          </table:table-cell>
          <table:table-cell office:value-type="float" office:value="873" table:style-name="ce1">
            <text:p>873</text:p>
          </table:table-cell>
          <table:table-cell table:style-name="ce1"/>
          <table:table-cell office:value-type="float" office:value="3.2575410710610217E-3" table:formula="of:=[.$B295]/[.$A295]" table:style-name="ce1">
            <text:p>0,003257541</text:p>
          </table:table-cell>
          <table:table-cell office:value-type="float" office:value="8.2620009162623749" table:formula="of:=LOG([.$Q295];2)*-1" table:style-name="ce1">
            <text:p>8,262000916</text:p>
          </table:table-cell>
          <table:table-cell office:value-type="float" office:value="2.7361934145928952" table:formula="of:=LOG([.$N295]/[.$M295];2)" table:style-name="ce1">
            <text:p>2,736193415</text:p>
          </table:table-cell>
          <table:table-cell office:value-type="float" office:value="5.6305775398298206" table:formula="of:=LOG([.$B295]/[.$J295];2)*-1" table:style-name="ce1">
            <text:p>5,63057754</text:p>
          </table:table-cell>
          <table:table-cell office:value-type="float" office:value="2.8156692356604212" table:formula="of:=LOG([.$B295]/[.$K295];2)*-1" table:style-name="ce1">
            <text:p>2,81566923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052" table:style-name="ce1">
            <text:p>2052</text:p>
          </table:table-cell>
          <table:table-cell office:value-type="float" office:value="0" table:style-name="ce1">
            <text:p>0</text:p>
          </table:table-cell>
          <table:table-cell office:value-type="float" office:value="969" table:style-name="ce1">
            <text:p>969</text:p>
          </table:table-cell>
          <table:table-cell office:value-type="float" office:value="780" table:style-name="ce1">
            <text:p>780</text:p>
          </table:table-cell>
          <table:table-cell office:value-type="float" office:value="802" table:style-name="ce1">
            <text:p>802</text:p>
          </table:table-cell>
          <table:table-cell office:value-type="float" office:value="856" table:style-name="ce1">
            <text:p>856</text:p>
          </table:table-cell>
          <table:table-cell office:value-type="float" office:value="751" table:style-name="ce1">
            <text:p>751</text:p>
          </table:table-cell>
          <table:table-cell office:value-type="float" office:value="789" table:style-name="ce1">
            <text:p>789</text:p>
          </table:table-cell>
          <table:table-cell office:value-type="float" office:value="6346" table:style-name="ce1">
            <text:p>6346</text:p>
          </table:table-cell>
          <table:table-cell office:value-type="float" office:value="4199" table:style-name="ce1">
            <text:p>4199</text:p>
          </table:table-cell>
          <table:table-cell office:value-type="float" office:value="8825.81" table:style-name="ce1">
            <text:p>8825,81</text:p>
          </table:table-cell>
          <table:table-cell office:value-type="float" office:value="54.1479" table:style-name="ce1">
            <text:p>54,1479</text:p>
          </table:table-cell>
          <table:table-cell office:value-type="float" office:value="140.357" table:style-name="ce1">
            <text:p>140,357</text:p>
          </table:table-cell>
          <table:table-cell office:value-type="float" office:value="624" table:style-name="ce1">
            <text:p>624</text:p>
          </table:table-cell>
          <table:table-cell table:style-name="ce1"/>
          <table:table-cell office:value-type="float" office:value="1.0774458861729879E-3" table:formula="of:=[.$B296]/[.$A296]" table:style-name="ce1">
            <text:p>0,001077446</text:p>
          </table:table-cell>
          <table:table-cell office:value-type="float" office:value="9.8581688716914133" table:formula="of:=LOG([.$Q296];2)*-1" table:style-name="ce1">
            <text:p>9,858168872</text:p>
          </table:table-cell>
          <table:table-cell office:value-type="float" office:value="1.3741237244518403" table:formula="of:=LOG([.$N296]/[.$M296];2)" table:style-name="ce1">
            <text:p>1,374123724</text:p>
          </table:table-cell>
          <table:table-cell office:value-type="float" office:value="1.6288167903105837" table:formula="of:=LOG([.$B296]/[.$J296];2)*-1" table:style-name="ce1">
            <text:p>1,62881679</text:p>
          </table:table-cell>
          <table:table-cell office:value-type="float" office:value="1.0330150572279633" table:formula="of:=LOG([.$B296]/[.$K296];2)*-1" table:style-name="ce1">
            <text:p>1,03301505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576" table:style-name="ce1">
            <text:p>4576</text:p>
          </table:table-cell>
          <table:table-cell office:value-type="float" office:value="0" table:style-name="ce1">
            <text:p>0</text:p>
          </table:table-cell>
          <table:table-cell office:value-type="float" office:value="833" table:style-name="ce1">
            <text:p>833</text:p>
          </table:table-cell>
          <table:table-cell office:value-type="float" office:value="779" table:style-name="ce1">
            <text:p>779</text:p>
          </table:table-cell>
          <table:table-cell office:value-type="float" office:value="775" table:style-name="ce1">
            <text:p>775</text:p>
          </table:table-cell>
          <table:table-cell office:value-type="float" office:value="819" table:style-name="ce1">
            <text:p>819</text:p>
          </table:table-cell>
          <table:table-cell office:value-type="float" office:value="443" table:style-name="ce1">
            <text:p>443</text:p>
          </table:table-cell>
          <table:table-cell office:value-type="float" office:value="547" table:style-name="ce1">
            <text:p>547</text:p>
          </table:table-cell>
          <table:table-cell office:value-type="float" office:value="19488" table:style-name="ce1">
            <text:p>19488</text:p>
          </table:table-cell>
          <table:table-cell office:value-type="float" office:value="10408" table:style-name="ce1">
            <text:p>10408</text:p>
          </table:table-cell>
          <table:table-cell office:value-type="float" office:value="13263.1" table:style-name="ce1">
            <text:p>13263,1</text:p>
          </table:table-cell>
          <table:table-cell office:value-type="float" office:value="104.938" table:style-name="ce1">
            <text:p>104,938</text:p>
          </table:table-cell>
          <table:table-cell office:value-type="float" office:value="286.27300000000002" table:style-name="ce1">
            <text:p>286,273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float" office:value="2.402725329009548E-3" table:formula="of:=[.$B297]/[.$A297]" table:style-name="ce1">
            <text:p>0,002402725</text:p>
          </table:table-cell>
          <table:table-cell office:value-type="float" office:value="8.7011125505200777" table:formula="of:=LOG([.$Q297];2)*-1" table:style-name="ce1">
            <text:p>8,701112551</text:p>
          </table:table-cell>
          <table:table-cell office:value-type="float" office:value="1.4478544089403167" table:formula="of:=LOG([.$N297]/[.$M297];2)" table:style-name="ce1">
            <text:p>1,447854409</text:p>
          </table:table-cell>
          <table:table-cell office:value-type="float" office:value="2.0904270811279431" table:formula="of:=LOG([.$B297]/[.$J297];2)*-1" table:style-name="ce1">
            <text:p>2,090427081</text:p>
          </table:table-cell>
          <table:table-cell office:value-type="float" office:value="1.185533909939406" table:formula="of:=LOG([.$B297]/[.$K297];2)*-1" table:style-name="ce1">
            <text:p>1,1855339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775" table:style-name="ce1">
            <text:p>2775</text:p>
          </table:table-cell>
          <table:table-cell office:value-type="float" office:value="0" table:style-name="ce1">
            <text:p>0</text:p>
          </table:table-cell>
          <table:table-cell office:value-type="float" office:value="788" table:style-name="ce1">
            <text:p>788</text:p>
          </table:table-cell>
          <table:table-cell office:value-type="float" office:value="495" table:style-name="ce1">
            <text:p>495</text:p>
          </table:table-cell>
          <table:table-cell office:value-type="float" office:value="846" table:style-name="ce1">
            <text:p>846</text:p>
          </table:table-cell>
          <table:table-cell office:value-type="float" office:value="883" table:style-name="ce1">
            <text:p>883</text:p>
          </table:table-cell>
          <table:table-cell office:value-type="float" office:value="503" table:style-name="ce1">
            <text:p>503</text:p>
          </table:table-cell>
          <table:table-cell office:value-type="float" office:value="578" table:style-name="ce1">
            <text:p>578</text:p>
          </table:table-cell>
          <table:table-cell office:value-type="float" office:value="7885" table:style-name="ce1">
            <text:p>7885</text:p>
          </table:table-cell>
          <table:table-cell office:value-type="float" office:value="5098" table:style-name="ce1">
            <text:p>5098</text:p>
          </table:table-cell>
          <table:table-cell office:value-type="float" office:value="5894.06" table:style-name="ce1">
            <text:p>5894,06</text:p>
          </table:table-cell>
          <table:table-cell office:value-type="float" office:value="42.19" table:style-name="ce1">
            <text:p>42,19</text:p>
          </table:table-cell>
          <table:table-cell office:value-type="float" office:value="88.323300000000003" table:style-name="ce1">
            <text:p>88,3233</text:p>
          </table:table-cell>
          <table:table-cell office:value-type="float" office:value="718" table:style-name="ce1">
            <text:p>718</text:p>
          </table:table-cell>
          <table:table-cell table:style-name="ce1"/>
          <table:table-cell office:value-type="float" office:value="1.4570722875877394E-3" table:formula="of:=[.$B298]/[.$A298]" table:style-name="ce1">
            <text:p>0,001457072</text:p>
          </table:table-cell>
          <table:table-cell office:value-type="float" office:value="9.4227118311736362" table:formula="of:=LOG([.$Q298];2)*-1" table:style-name="ce1">
            <text:p>9,422711831</text:p>
          </table:table-cell>
          <table:table-cell office:value-type="float" office:value="1.0658929885974713" table:formula="of:=LOG([.$N298]/[.$M298];2)" table:style-name="ce1">
            <text:p>1,065892989</text:p>
          </table:table-cell>
          <table:table-cell office:value-type="float" office:value="1.506622983553042" table:formula="of:=LOG([.$B298]/[.$J298];2)*-1" table:style-name="ce1">
            <text:p>1,506622984</text:p>
          </table:table-cell>
          <table:table-cell office:value-type="float" office:value="0.87744360189737114" table:formula="of:=LOG([.$B298]/[.$K298];2)*-1" table:style-name="ce1">
            <text:p>0,87744360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058" table:style-name="ce1">
            <text:p>8058</text:p>
          </table:table-cell>
          <table:table-cell office:value-type="float" office:value="0" table:style-name="ce1">
            <text:p>0</text:p>
          </table:table-cell>
          <table:table-cell office:value-type="float" office:value="859" table:style-name="ce1">
            <text:p>859</text:p>
          </table:table-cell>
          <table:table-cell office:value-type="float" office:value="535" table:style-name="ce1">
            <text:p>535</text:p>
          </table:table-cell>
          <table:table-cell office:value-type="float" office:value="681" table:style-name="ce1">
            <text:p>681</text:p>
          </table:table-cell>
          <table:table-cell office:value-type="float" office:value="760" table:style-name="ce1">
            <text:p>760</text:p>
          </table:table-cell>
          <table:table-cell office:value-type="float" office:value="666" table:style-name="ce1">
            <text:p>666</text:p>
          </table:table-cell>
          <table:table-cell office:value-type="float" office:value="768" table:style-name="ce1">
            <text:p>768</text:p>
          </table:table-cell>
          <table:table-cell office:value-type="float" office:value="41474" table:style-name="ce1">
            <text:p>41474</text:p>
          </table:table-cell>
          <table:table-cell office:value-type="float" office:value="18281.5" table:style-name="ce1">
            <text:p>18281,5</text:p>
          </table:table-cell>
          <table:table-cell office:value-type="float" office:value="19562.900000000001" table:style-name="ce1">
            <text:p>19562,9</text:p>
          </table:table-cell>
          <table:table-cell office:value-type="float" office:value="128.40600000000001" table:style-name="ce1">
            <text:p>128,406</text:p>
          </table:table-cell>
          <table:table-cell office:value-type="float" office:value="229.00899999999999" table:style-name="ce1">
            <text:p>229,009</text:p>
          </table:table-cell>
          <table:table-cell office:value-type="float" office:value="562" table:style-name="ce1">
            <text:p>562</text:p>
          </table:table-cell>
          <table:table-cell table:style-name="ce1"/>
          <table:table-cell office:value-type="float" office:value="4.2310228804980192E-3" table:formula="of:=[.$B299]/[.$A299]" table:style-name="ce1">
            <text:p>0,004231023</text:p>
          </table:table-cell>
          <table:table-cell office:value-type="float" office:value="7.8847777971498676" table:formula="of:=LOG([.$Q299];2)*-1" table:style-name="ce1">
            <text:p>7,884777797</text:p>
          </table:table-cell>
          <table:table-cell office:value-type="float" office:value="0.83469168047191122" table:formula="of:=LOG([.$N299]/[.$M299];2)" table:style-name="ce1">
            <text:p>0,83469168</text:p>
          </table:table-cell>
          <table:table-cell office:value-type="float" office:value="2.3637134854720796" table:formula="of:=LOG([.$B299]/[.$J299];2)*-1" table:style-name="ce1">
            <text:p>2,363713485</text:p>
          </table:table-cell>
          <table:table-cell office:value-type="float" office:value="1.1818907380123089" table:formula="of:=LOG([.$B299]/[.$K299];2)*-1" table:style-name="ce1">
            <text:p>1,18189073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038" table:style-name="ce1">
            <text:p>15038</text:p>
          </table:table-cell>
          <table:table-cell office:value-type="float" office:value="0" table:style-name="ce1">
            <text:p>0</text:p>
          </table:table-cell>
          <table:table-cell office:value-type="float" office:value="742" table:style-name="ce1">
            <text:p>742</text:p>
          </table:table-cell>
          <table:table-cell office:value-type="float" office:value="719" table:style-name="ce1">
            <text:p>719</text:p>
          </table:table-cell>
          <table:table-cell office:value-type="float" office:value="654" table:style-name="ce1">
            <text:p>654</text:p>
          </table:table-cell>
          <table:table-cell office:value-type="float" office:value="800" table:style-name="ce1">
            <text:p>800</text:p>
          </table:table-cell>
          <table:table-cell office:value-type="float" office:value="263" table:style-name="ce1">
            <text:p>263</text:p>
          </table:table-cell>
          <table:table-cell office:value-type="float" office:value="366" table:style-name="ce1">
            <text:p>366</text:p>
          </table:table-cell>
          <table:table-cell office:value-type="float" office:value="66576" table:style-name="ce1">
            <text:p>66576</text:p>
          </table:table-cell>
          <table:table-cell office:value-type="float" office:value="40807" table:style-name="ce1">
            <text:p>40807</text:p>
          </table:table-cell>
          <table:table-cell office:value-type="float" office:value="42721.3" table:style-name="ce1">
            <text:p>42721,3</text:p>
          </table:table-cell>
          <table:table-cell office:value-type="float" office:value="104.077" table:style-name="ce1">
            <text:p>104,077</text:p>
          </table:table-cell>
          <table:table-cell office:value-type="float" office:value="405.27800000000002" table:style-name="ce1">
            <text:p>405,278</text:p>
          </table:table-cell>
          <table:table-cell office:value-type="float" office:value="577" table:style-name="ce1">
            <text:p>577</text:p>
          </table:table-cell>
          <table:table-cell table:style-name="ce1"/>
          <table:table-cell office:value-type="float" office:value="7.8960191209889816E-3" table:formula="of:=[.$B300]/[.$A300]" table:style-name="ce1">
            <text:p>0,007896019</text:p>
          </table:table-cell>
          <table:table-cell office:value-type="float" office:value="6.9846588012352315" table:formula="of:=LOG([.$Q300];2)*-1" table:style-name="ce1">
            <text:p>6,984658801</text:p>
          </table:table-cell>
          <table:table-cell office:value-type="float" office:value="1.9612605802938734" table:formula="of:=LOG([.$N300]/[.$M300];2)" table:style-name="ce1">
            <text:p>1,96126058</text:p>
          </table:table-cell>
          <table:table-cell office:value-type="float" office:value="2.1463894869815237" table:formula="of:=LOG([.$B300]/[.$J300];2)*-1" table:style-name="ce1">
            <text:p>2,146389487</text:p>
          </table:table-cell>
          <table:table-cell office:value-type="float" office:value="1.4402039456599716" table:formula="of:=LOG([.$B300]/[.$K300];2)*-1" table:style-name="ce1">
            <text:p>1,44020394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968" table:style-name="ce1">
            <text:p>8968</text:p>
          </table:table-cell>
          <table:table-cell office:value-type="float" office:value="0" table:style-name="ce1">
            <text:p>0</text:p>
          </table:table-cell>
          <table:table-cell office:value-type="float" office:value="720" table:style-name="ce1">
            <text:p>720</text:p>
          </table:table-cell>
          <table:table-cell office:value-type="float" office:value="314" table:style-name="ce1">
            <text:p>314</text:p>
          </table:table-cell>
          <table:table-cell office:value-type="float" office:value="72" table:style-name="ce1">
            <text:p>72</text:p>
          </table:table-cell>
          <table:table-cell office:value-type="float" office:value="148" table:style-name="ce1">
            <text:p>148</text:p>
          </table:table-cell>
          <table:table-cell office:value-type="float" office:value="243" table:style-name="ce1">
            <text:p>243</text:p>
          </table:table-cell>
          <table:table-cell office:value-type="float" office:value="361" table:style-name="ce1">
            <text:p>361</text:p>
          </table:table-cell>
          <table:table-cell office:value-type="float" office:value="76464" table:style-name="ce1">
            <text:p>76464</text:p>
          </table:table-cell>
          <table:table-cell office:value-type="float" office:value="42716" table:style-name="ce1">
            <text:p>42716</text:p>
          </table:table-cell>
          <table:table-cell office:value-type="float" office:value="57259.4" table:style-name="ce1">
            <text:p>57259,4</text:p>
          </table:table-cell>
          <table:table-cell office:value-type="float" office:value="76.026300000000006" table:style-name="ce1">
            <text:p>76,0263</text:p>
          </table:table-cell>
          <table:table-cell office:value-type="float" office:value="610.11800000000005" table:style-name="ce1">
            <text:p>610,118</text:p>
          </table:table-cell>
          <table:table-cell office:value-type="float" office:value="1014" table:style-name="ce1">
            <text:p>1014</text:p>
          </table:table-cell>
          <table:table-cell table:style-name="ce1"/>
          <table:table-cell office:value-type="float" office:value="4.708837576607873E-3" table:formula="of:=[.$B301]/[.$A301]" table:style-name="ce1">
            <text:p>0,004708838</text:p>
          </table:table-cell>
          <table:table-cell office:value-type="float" office:value="7.73041332449304" table:formula="of:=LOG([.$Q301];2)*-1" table:style-name="ce1">
            <text:p>7,730413324</text:p>
          </table:table-cell>
          <table:table-cell office:value-type="float" office:value="3.0045178086778375" table:formula="of:=LOG([.$N301]/[.$M301];2)" table:style-name="ce1">
            <text:p>3,004517809</text:p>
          </table:table-cell>
          <table:table-cell office:value-type="float" office:value="3.0919224894410395" table:formula="of:=LOG([.$B301]/[.$J301];2)*-1" table:style-name="ce1">
            <text:p>3,091922489</text:p>
          </table:table-cell>
          <table:table-cell office:value-type="float" office:value="2.25191837363962" table:formula="of:=LOG([.$B301]/[.$K301];2)*-1" table:style-name="ce1">
            <text:p>2,25191837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256" table:style-name="ce1">
            <text:p>4256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297" table:style-name="ce1">
            <text:p>297</text:p>
          </table:table-cell>
          <table:table-cell office:value-type="float" office:value="1373" table:style-name="ce1">
            <text:p>1373</text:p>
          </table:table-cell>
          <table:table-cell office:value-type="float" office:value="1429" table:style-name="ce1">
            <text:p>1429</text:p>
          </table:table-cell>
          <table:table-cell office:value-type="float" office:value="112" table:style-name="ce1">
            <text:p>112</text:p>
          </table:table-cell>
          <table:table-cell office:value-type="float" office:value="188" table:style-name="ce1">
            <text:p>188</text:p>
          </table:table-cell>
          <table:table-cell office:value-type="float" office:value="245680" table:style-name="ce1">
            <text:p>245680</text:p>
          </table:table-cell>
          <table:table-cell office:value-type="float" office:value="55644" table:style-name="ce1">
            <text:p>55644</text:p>
          </table:table-cell>
          <table:table-cell office:value-type="float" office:value="61271.9" table:style-name="ce1">
            <text:p>61271,9</text:p>
          </table:table-cell>
          <table:table-cell office:value-type="float" office:value="56.320500000000003" table:style-name="ce1">
            <text:p>56,3205</text:p>
          </table:table-cell>
          <table:table-cell office:value-type="float" office:value="1308.28" table:style-name="ce1">
            <text:p>1308,28</text:p>
          </table:table-cell>
          <table:table-cell office:value-type="float" office:value="873" table:style-name="ce1">
            <text:p>873</text:p>
          </table:table-cell>
          <table:table-cell table:style-name="ce1"/>
          <table:table-cell office:value-type="float" office:value="2.2347025787291599E-3" table:formula="of:=[.$B302]/[.$A302]" table:style-name="ce1">
            <text:p>0,002234703</text:p>
          </table:table-cell>
          <table:table-cell office:value-type="float" office:value="8.805701451797276" table:formula="of:=LOG([.$Q302];2)*-1" table:style-name="ce1">
            <text:p>8,805701452</text:p>
          </table:table-cell>
          <table:table-cell office:value-type="float" office:value="4.5378673894252231" table:formula="of:=LOG([.$N302]/[.$M302];2)" table:style-name="ce1">
            <text:p>4,537867389</text:p>
          </table:table-cell>
          <table:table-cell office:value-type="float" office:value="5.8511384563620474" table:formula="of:=LOG([.$B302]/[.$J302];2)*-1" table:style-name="ce1">
            <text:p>5,851138456</text:p>
          </table:table-cell>
          <table:table-cell office:value-type="float" office:value="3.708656076594492" table:formula="of:=LOG([.$B302]/[.$K302];2)*-1" table:style-name="ce1">
            <text:p>3,70865607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159" table:style-name="ce1">
            <text:p>3159</text:p>
          </table:table-cell>
          <table:table-cell office:value-type="float" office:value="0" table:style-name="ce1">
            <text:p>0</text:p>
          </table:table-cell>
          <table:table-cell office:value-type="float" office:value="1388" table:style-name="ce1">
            <text:p>1388</text:p>
          </table:table-cell>
          <table:table-cell office:value-type="float" office:value="155" table:style-name="ce1">
            <text:p>155</text:p>
          </table:table-cell>
          <table:table-cell office:value-type="float" office:value="1591" table:style-name="ce1">
            <text:p>1591</text:p>
          </table:table-cell>
          <table:table-cell office:value-type="float" office:value="1708" table:style-name="ce1">
            <text:p>1708</text:p>
          </table:table-cell>
          <table:table-cell office:value-type="float" office:value="299" table:style-name="ce1">
            <text:p>299</text:p>
          </table:table-cell>
          <table:table-cell office:value-type="float" office:value="326" table:style-name="ce1">
            <text:p>326</text:p>
          </table:table-cell>
          <table:table-cell office:value-type="float" office:value="54720" table:style-name="ce1">
            <text:p>54720</text:p>
          </table:table-cell>
          <table:table-cell office:value-type="float" office:value="14323.5" table:style-name="ce1">
            <text:p>14323,5</text:p>
          </table:table-cell>
          <table:table-cell office:value-type="float" office:value="29879.9" table:style-name="ce1">
            <text:p>29879,9</text:p>
          </table:table-cell>
          <table:table-cell office:value-type="float" office:value="51.107700000000001" table:style-name="ce1">
            <text:p>51,1077</text:p>
          </table:table-cell>
          <table:table-cell office:value-type="float" office:value="304.58199999999999" table:style-name="ce1">
            <text:p>304,582</text:p>
          </table:table-cell>
          <table:table-cell office:value-type="float" office:value="812" table:style-name="ce1">
            <text:p>812</text:p>
          </table:table-cell>
          <table:table-cell table:style-name="ce1"/>
          <table:table-cell office:value-type="float" office:value="1.658699587924205E-3" table:formula="of:=[.$B303]/[.$A303]" table:style-name="ce1">
            <text:p>0,0016587</text:p>
          </table:table-cell>
          <table:table-cell office:value-type="float" office:value="9.2357316655515937" table:formula="of:=LOG([.$Q303];2)*-1" table:style-name="ce1">
            <text:p>9,235731666</text:p>
          </table:table-cell>
          <table:table-cell office:value-type="float" office:value="2.5752181125370872" table:formula="of:=LOG([.$N303]/[.$M303];2)" table:style-name="ce1">
            <text:p>2,575218113</text:p>
          </table:table-cell>
          <table:table-cell office:value-type="float" office:value="4.114528388026387" table:formula="of:=LOG([.$B303]/[.$J303];2)*-1" table:style-name="ce1">
            <text:p>4,114528388</text:p>
          </table:table-cell>
          <table:table-cell office:value-type="float" office:value="2.1808442213313604" table:formula="of:=LOG([.$B303]/[.$K303];2)*-1" table:style-name="ce1">
            <text:p>2,18084422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846" table:style-name="ce1">
            <text:p>6846</text:p>
          </table:table-cell>
          <table:table-cell office:value-type="float" office:value="0" table:style-name="ce1">
            <text:p>0</text:p>
          </table:table-cell>
          <table:table-cell office:value-type="float" office:value="1607" table:style-name="ce1">
            <text:p>1607</text:p>
          </table:table-cell>
          <table:table-cell office:value-type="float" office:value="316" table:style-name="ce1">
            <text:p>316</text:p>
          </table:table-cell>
          <table:table-cell office:value-type="float" office:value="812" table:style-name="ce1">
            <text:p>812</text:p>
          </table:table-cell>
          <table:table-cell office:value-type="float" office:value="975" table:style-name="ce1">
            <text:p>975</text:p>
          </table:table-cell>
          <table:table-cell office:value-type="float" office:value="730" table:style-name="ce1">
            <text:p>730</text:p>
          </table:table-cell>
          <table:table-cell office:value-type="float" office:value="772" table:style-name="ce1">
            <text:p>772</text:p>
          </table:table-cell>
          <table:table-cell office:value-type="float" office:value="362520" table:style-name="ce1">
            <text:p>362520</text:p>
          </table:table-cell>
          <table:table-cell office:value-type="float" office:value="53859" table:style-name="ce1">
            <text:p>53859</text:p>
          </table:table-cell>
          <table:table-cell office:value-type="float" office:value="66460" table:style-name="ce1">
            <text:p>66460</text:p>
          </table:table-cell>
          <table:table-cell office:value-type="float" office:value="79.924999999999997" table:style-name="ce1">
            <text:p>79,925</text:p>
          </table:table-cell>
          <table:table-cell office:value-type="float" office:value="836.07500000000005" table:style-name="ce1">
            <text:p>836,075</text:p>
          </table:table-cell>
          <table:table-cell office:value-type="float" office:value="670" table:style-name="ce1">
            <text:p>670</text:p>
          </table:table-cell>
          <table:table-cell table:style-name="ce1"/>
          <table:table-cell office:value-type="float" office:value="3.5946367138110502E-3" table:formula="of:=[.$B304]/[.$A304]" table:style-name="ce1">
            <text:p>0,003594637</text:p>
          </table:table-cell>
          <table:table-cell office:value-type="float" office:value="8.119938310288628" table:formula="of:=LOG([.$Q304];2)*-1" table:style-name="ce1">
            <text:p>8,11993831</text:p>
          </table:table-cell>
          <table:table-cell office:value-type="float" office:value="3.386913620765228" table:formula="of:=LOG([.$N304]/[.$M304];2)" table:style-name="ce1">
            <text:p>3,386913621</text:p>
          </table:table-cell>
          <table:table-cell office:value-type="float" office:value="5.7266554873266218" table:formula="of:=LOG([.$B304]/[.$J304];2)*-1" table:style-name="ce1">
            <text:p>5,726655487</text:p>
          </table:table-cell>
          <table:table-cell office:value-type="float" office:value="2.9758542461104618" table:formula="of:=LOG([.$B304]/[.$K304];2)*-1" table:style-name="ce1">
            <text:p>2,97585424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120" table:style-name="ce1">
            <text:p>3120</text:p>
          </table:table-cell>
          <table:table-cell office:value-type="float" office:value="0" table:style-name="ce1">
            <text:p>0</text:p>
          </table:table-cell>
          <table:table-cell office:value-type="float" office:value="900" table:style-name="ce1">
            <text:p>900</text:p>
          </table:table-cell>
          <table:table-cell office:value-type="float" office:value="760" table:style-name="ce1">
            <text:p>760</text:p>
          </table:table-cell>
          <table:table-cell office:value-type="float" office:value="1153" table:style-name="ce1">
            <text:p>1153</text:p>
          </table:table-cell>
          <table:table-cell office:value-type="float" office:value="1201" table:style-name="ce1">
            <text:p>1201</text:p>
          </table:table-cell>
          <table:table-cell office:value-type="float" office:value="712" table:style-name="ce1">
            <text:p>712</text:p>
          </table:table-cell>
          <table:table-cell office:value-type="float" office:value="777" table:style-name="ce1">
            <text:p>777</text:p>
          </table:table-cell>
          <table:table-cell office:value-type="float" office:value="19565" table:style-name="ce1">
            <text:p>19565</text:p>
          </table:table-cell>
          <table:table-cell office:value-type="float" office:value="11342.5" table:style-name="ce1">
            <text:p>11342,5</text:p>
          </table:table-cell>
          <table:table-cell office:value-type="float" office:value="19114.400000000001" table:style-name="ce1">
            <text:p>19114,4</text:p>
          </table:table-cell>
          <table:table-cell office:value-type="float" office:value="48.166400000000003" table:style-name="ce1">
            <text:p>48,1664</text:p>
          </table:table-cell>
          <table:table-cell office:value-type="float" office:value="277.46199999999999" table:style-name="ce1">
            <text:p>277,462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1.6382218152337826E-3" table:formula="of:=[.$B305]/[.$A305]" table:style-name="ce1">
            <text:p>0,001638222</text:p>
          </table:table-cell>
          <table:table-cell office:value-type="float" office:value="9.2536535735488563" table:formula="of:=LOG([.$Q305];2)*-1" table:style-name="ce1">
            <text:p>9,253653574</text:p>
          </table:table-cell>
          <table:table-cell office:value-type="float" office:value="2.5261911949514579" table:formula="of:=LOG([.$N305]/[.$M305];2)" table:style-name="ce1">
            <text:p>2,526191195</text:p>
          </table:table-cell>
          <table:table-cell office:value-type="float" office:value="2.648657176038546" table:formula="of:=LOG([.$B305]/[.$J305];2)*-1" table:style-name="ce1">
            <text:p>2,648657176</text:p>
          </table:table-cell>
          <table:table-cell office:value-type="float" office:value="1.8621207254884962" table:formula="of:=LOG([.$B305]/[.$K305];2)*-1" table:style-name="ce1">
            <text:p>1,86212072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575" table:style-name="ce1">
            <text:p>2575</text:p>
          </table:table-cell>
          <table:table-cell office:value-type="float" office:value="0" table:style-name="ce1">
            <text:p>0</text:p>
          </table:table-cell>
          <table:table-cell office:value-type="float" office:value="258" table:style-name="ce2">
            <text:p>258</text:p>
          </table:table-cell>
          <table:table-cell office:value-type="float" office:value="620" table:style-name="ce2">
            <text:p>620</text:p>
          </table:table-cell>
          <table:table-cell office:value-type="float" office:value="483" table:style-name="ce2">
            <text:p>483</text:p>
          </table:table-cell>
          <table:table-cell office:value-type="float" office:value="586" table:style-name="ce2">
            <text:p>586</text:p>
          </table:table-cell>
          <table:table-cell office:value-type="float" office:value="84" table:style-name="ce2">
            <text:p>84</text:p>
          </table:table-cell>
          <table:table-cell office:value-type="float" office:value="109" table:style-name="ce2">
            <text:p>109</text:p>
          </table:table-cell>
          <table:table-cell office:value-type="float" office:value="175808" table:style-name="ce2">
            <text:p>175808</text:p>
          </table:table-cell>
          <table:table-cell office:value-type="float" office:value="31704" table:style-name="ce2">
            <text:p>31704</text:p>
          </table:table-cell>
          <table:table-cell office:value-type="float" office:value="31704" table:style-name="ce2">
            <text:p>31704</text:p>
          </table:table-cell>
          <table:table-cell office:value-type="float" office:value="26.832799999999999" table:style-name="ce2">
            <text:p>26,8328</text:p>
          </table:table-cell>
          <table:table-cell office:value-type="float" office:value="592.24300000000005" table:style-name="ce2">
            <text:p>592,243</text:p>
          </table:table-cell>
          <table:table-cell office:value-type="float" office:value="1186" table:style-name="ce2">
            <text:p>1186</text:p>
          </table:table-cell>
          <table:table-cell table:style-name="ce2"/>
          <table:table-cell office:value-type="float" office:value="1.3520580686624969E-3" table:formula="of:=[.$B309]/[.$A309]" table:style-name="ce2">
            <text:p>0,001352058</text:p>
          </table:table-cell>
          <table:table-cell office:value-type="float" office:value="9.530627170340523" table:formula="of:=LOG([.$Q306];2)*-1" table:style-name="ce2">
            <text:p>9,53062717</text:p>
          </table:table-cell>
          <table:table-cell office:value-type="float" office:value="4.4641197290218315" table:formula="of:=LOG([.$N306]/[.$M306];2)" table:style-name="ce1">
            <text:p>4,464119729</text:p>
          </table:table-cell>
          <table:table-cell office:value-type="float" office:value="6.093284478117913" table:formula="of:=LOG([.$B306]/[.$J306];2)*-1" table:style-name="ce1">
            <text:p>6,093284478</text:p>
          </table:table-cell>
          <table:table-cell office:value-type="float" office:value="3.6220205350100412" table:formula="of:=LOG([.$B306]/[.$K306];2)*-1" table:style-name="ce1">
            <text:p>3,62202053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009" table:style-name="ce1">
            <text:p>11009</text:p>
          </table:table-cell>
          <table:table-cell office:value-type="float" office:value="0" table:style-name="ce1">
            <text:p>0</text:p>
          </table:table-cell>
          <table:table-cell office:value-type="float" office:value="513" table:style-name="ce1">
            <text:p>513</text:p>
          </table:table-cell>
          <table:table-cell office:value-type="float" office:value="92" table:style-name="ce1">
            <text:p>92</text:p>
          </table:table-cell>
          <table:table-cell office:value-type="float" office:value="979" table:style-name="ce1">
            <text:p>979</text:p>
          </table:table-cell>
          <table:table-cell office:value-type="float" office:value="1088" table:style-name="ce1">
            <text:p>1088</text:p>
          </table:table-cell>
          <table:table-cell office:value-type="float" office:value="388" table:style-name="ce1">
            <text:p>388</text:p>
          </table:table-cell>
          <table:table-cell office:value-type="float" office:value="489" table:style-name="ce1">
            <text:p>489</text:p>
          </table:table-cell>
          <table:table-cell office:value-type="float" office:value="228275" table:style-name="ce1">
            <text:p>228275</text:p>
          </table:table-cell>
          <table:table-cell office:value-type="float" office:value="50674" table:style-name="ce1">
            <text:p>50674</text:p>
          </table:table-cell>
          <table:table-cell office:value-type="float" office:value="72379.199999999997" table:style-name="ce1">
            <text:p>72379,2</text:p>
          </table:table-cell>
          <table:table-cell office:value-type="float" office:value="129.80000000000001" table:style-name="ce1">
            <text:p>129,8</text:p>
          </table:table-cell>
          <table:table-cell office:value-type="float" office:value="624.59299999999996" table:style-name="ce1">
            <text:p>624,593</text:p>
          </table:table-cell>
          <table:table-cell office:value-type="float" office:value="608" table:style-name="ce1">
            <text:p>608</text:p>
          </table:table-cell>
          <table:table-cell table:style-name="ce1"/>
          <table:table-cell office:value-type="float" office:value="5.780507680739972E-3" table:formula="of:=[.$B310]/[.$A310]" table:style-name="ce1">
            <text:p>0,005780508</text:p>
          </table:table-cell>
          <table:table-cell office:value-type="float" office:value="7.4345880797697461" table:formula="of:=LOG([.$Q307];2)*-1" table:style-name="ce1">
            <text:p>7,43458808</text:p>
          </table:table-cell>
          <table:table-cell office:value-type="float" office:value="2.2666260173985138" table:formula="of:=LOG([.$N307]/[.$M307];2)" table:style-name="ce1">
            <text:p>2,266626017</text:p>
          </table:table-cell>
          <table:table-cell office:value-type="float" office:value="4.3740175354459749" table:formula="of:=LOG([.$B307]/[.$J307];2)*-1" table:style-name="ce1">
            <text:p>4,374017535</text:p>
          </table:table-cell>
          <table:table-cell office:value-type="float" office:value="2.2025622858702611" table:formula="of:=LOG([.$B307]/[.$K307];2)*-1" table:style-name="ce1">
            <text:p>2,20256228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800" table:style-name="ce1">
            <text:p>9800</text:p>
          </table:table-cell>
          <table:table-cell office:value-type="float" office:value="0" table:style-name="ce1">
            <text:p>0</text:p>
          </table:table-cell>
          <table:table-cell office:value-type="float" office:value="999" table:style-name="ce1">
            <text:p>999</text:p>
          </table:table-cell>
          <table:table-cell office:value-type="float" office:value="412" table:style-name="ce1">
            <text:p>412</text:p>
          </table:table-cell>
          <table:table-cell office:value-type="float" office:value="1120" table:style-name="ce1">
            <text:p>1120</text:p>
          </table:table-cell>
          <table:table-cell office:value-type="float" office:value="1260" table:style-name="ce1">
            <text:p>1260</text:p>
          </table:table-cell>
          <table:table-cell office:value-type="float" office:value="771" table:style-name="ce1">
            <text:p>771</text:p>
          </table:table-cell>
          <table:table-cell office:value-type="float" office:value="841" table:style-name="ce1">
            <text:p>841</text:p>
          </table:table-cell>
          <table:table-cell office:value-type="float" office:value="111969" table:style-name="ce1">
            <text:p>111969</text:p>
          </table:table-cell>
          <table:table-cell office:value-type="float" office:value="39165" table:style-name="ce1">
            <text:p>39165</text:p>
          </table:table-cell>
          <table:table-cell office:value-type="float" office:value="44849.599999999999" table:style-name="ce1">
            <text:p>44849,6</text:p>
          </table:table-cell>
          <table:table-cell office:value-type="float" office:value="77.820300000000003" table:style-name="ce1">
            <text:p>77,8203</text:p>
          </table:table-cell>
          <table:table-cell office:value-type="float" office:value="437.85500000000002" table:style-name="ce1">
            <text:p>437,855</text:p>
          </table:table-cell>
          <table:table-cell office:value-type="float" office:value="484" table:style-name="ce1">
            <text:p>484</text:p>
          </table:table-cell>
          <table:table-cell table:style-name="ce1"/>
          <table:table-cell office:value-type="float" office:value="5.1456967273368816E-3" table:formula="of:=[.$B311]/[.$A311]" table:style-name="ce1">
            <text:p>0,005145697</text:p>
          </table:table-cell>
          <table:table-cell office:value-type="float" office:value="7.602417853408534" table:formula="of:=LOG([.$Q308];2)*-1" table:style-name="ce1">
            <text:p>7,602417853</text:p>
          </table:table-cell>
          <table:table-cell office:value-type="float" office:value="2.492234739156415" table:formula="of:=LOG([.$N308]/[.$M308];2)" table:style-name="ce1">
            <text:p>2,492234739</text:p>
          </table:table-cell>
          <table:table-cell office:value-type="float" office:value="3.5141738001794973" table:formula="of:=LOG([.$B308]/[.$J308];2)*-1" table:style-name="ce1">
            <text:p>3,5141738</text:p>
          </table:table-cell>
          <table:table-cell office:value-type="float" office:value="1.9987113040314277" table:formula="of:=LOG([.$B308]/[.$K308];2)*-1" table:style-name="ce1">
            <text:p>1,99871130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575" table:style-name="ce1">
            <text:p>2575</text:p>
          </table:table-cell>
          <table:table-cell office:value-type="float" office:value="0" table:style-name="ce1">
            <text:p>0</text:p>
          </table:table-cell>
          <table:table-cell office:value-type="float" office:value="1194" table:style-name="ce1">
            <text:p>1194</text:p>
          </table:table-cell>
          <table:table-cell office:value-type="float" office:value="783" table:style-name="ce1">
            <text:p>783</text:p>
          </table:table-cell>
          <table:table-cell office:value-type="float" office:value="864" table:style-name="ce1">
            <text:p>864</text:p>
          </table:table-cell>
          <table:table-cell office:value-type="float" office:value="931" table:style-name="ce1">
            <text:p>931</text:p>
          </table:table-cell>
          <table:table-cell office:value-type="float" office:value="457" table:style-name="ce1">
            <text:p>457</text:p>
          </table:table-cell>
          <table:table-cell office:value-type="float" office:value="500" table:style-name="ce1">
            <text:p>500</text:p>
          </table:table-cell>
          <table:table-cell office:value-type="float" office:value="107580" table:style-name="ce1">
            <text:p>107580</text:p>
          </table:table-cell>
          <table:table-cell office:value-type="float" office:value="18016" table:style-name="ce1">
            <text:p>18016</text:p>
          </table:table-cell>
          <table:table-cell office:value-type="float" office:value="20141.2" table:style-name="ce1">
            <text:p>20141,2</text:p>
          </table:table-cell>
          <table:table-cell office:value-type="float" office:value="59.396999999999998" table:style-name="ce1">
            <text:p>59,397</text:p>
          </table:table-cell>
          <table:table-cell office:value-type="float" office:value="425.71600000000001" table:style-name="ce1">
            <text:p>425,716</text:p>
          </table:table-cell>
          <table:table-cell office:value-type="float" office:value="796" table:style-name="ce1">
            <text:p>796</text:p>
          </table:table-cell>
          <table:table-cell table:style-name="ce1"/>
          <table:table-cell office:value-type="float" office:value="1.5127298236181179E-3" table:formula="of:=[.$B312]/[.$A312]" table:style-name="ce1">
            <text:p>0,00151273</text:p>
          </table:table-cell>
          <table:table-cell office:value-type="float" office:value="9.3686299421385968" table:formula="of:=LOG([.$Q309];2)*-1" table:style-name="ce1">
            <text:p>9,368629942</text:p>
          </table:table-cell>
          <table:table-cell office:value-type="float" office:value="2.8414293421030012" table:formula="of:=LOG([.$N309]/[.$M309];2)" table:style-name="ce1">
            <text:p>2,841429342</text:p>
          </table:table-cell>
          <table:table-cell office:value-type="float" office:value="5.3846936515189503" table:formula="of:=LOG([.$B309]/[.$J309];2)*-1" table:style-name="ce1">
            <text:p>5,384693652</text:p>
          </table:table-cell>
          <table:table-cell office:value-type="float" office:value="2.8066343951222867" table:formula="of:=LOG([.$B309]/[.$K309];2)*-1" table:style-name="ce1">
            <text:p>2,80663439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009" table:style-name="ce1">
            <text:p>11009</text:p>
          </table:table-cell>
          <table:table-cell office:value-type="float" office:value="0" table:style-name="ce1">
            <text:p>0</text:p>
          </table:table-cell>
          <table:table-cell office:value-type="float" office:value="916" table:style-name="ce1">
            <text:p>916</text:p>
          </table:table-cell>
          <table:table-cell office:value-type="float" office:value="477" table:style-name="ce1">
            <text:p>477</text:p>
          </table:table-cell>
          <table:table-cell office:value-type="float" office:value="155" table:style-name="ce1">
            <text:p>155</text:p>
          </table:table-cell>
          <table:table-cell office:value-type="float" office:value="243" table:style-name="ce1">
            <text:p>243</text:p>
          </table:table-cell>
          <table:table-cell office:value-type="float" office:value="360" table:style-name="ce1">
            <text:p>360</text:p>
          </table:table-cell>
          <table:table-cell office:value-type="float" office:value="448" table:style-name="ce1">
            <text:p>448</text:p>
          </table:table-cell>
          <table:table-cell office:value-type="float" office:value="89037" table:style-name="ce1">
            <text:p>89037</text:p>
          </table:table-cell>
          <table:table-cell office:value-type="float" office:value="38632" table:style-name="ce1">
            <text:p>38632</text:p>
          </table:table-cell>
          <table:table-cell office:value-type="float" office:value="52682.3" table:style-name="ce1">
            <text:p>52682,3</text:p>
          </table:table-cell>
          <table:table-cell office:value-type="float" office:value="88.566400000000002" table:style-name="ce1">
            <text:p>88,5664</text:p>
          </table:table-cell>
          <table:table-cell office:value-type="float" office:value="720.70699999999999" table:style-name="ce1">
            <text:p>720,707</text:p>
          </table:table-cell>
          <table:table-cell office:value-type="float" office:value="1014" table:style-name="ce1">
            <text:p>1014</text:p>
          </table:table-cell>
          <table:table-cell table:style-name="ce1"/>
          <table:table-cell office:value-type="float" office:value="4.0661505567853888E-3" table:formula="of:=[.$B313]/[.$A313]" table:style-name="ce1">
            <text:p>0,004066151</text:p>
          </table:table-cell>
          <table:table-cell office:value-type="float" office:value="7.9421206500238721" table:formula="of:=LOG([.$Q310];2)*-1" table:style-name="ce1">
            <text:p>7,94212065</text:p>
          </table:table-cell>
          <table:table-cell office:value-type="float" office:value="3.0245814745871278" table:formula="of:=LOG([.$N310]/[.$M310];2)" table:style-name="ce1">
            <text:p>3,024581475</text:p>
          </table:table-cell>
          <table:table-cell office:value-type="float" office:value="3.0157215555582289" table:formula="of:=LOG([.$B310]/[.$J310];2)*-1" table:style-name="ce1">
            <text:p>3,015721556</text:p>
          </table:table-cell>
          <table:table-cell office:value-type="float" office:value="1.8111129406439346" table:formula="of:=LOG([.$B310]/[.$K310];2)*-1" table:style-name="ce1">
            <text:p>1,81111294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800" table:style-name="ce1">
            <text:p>980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403" table:style-name="ce1">
            <text:p>403</text:p>
          </table:table-cell>
          <table:table-cell office:value-type="float" office:value="864" table:style-name="ce1">
            <text:p>864</text:p>
          </table:table-cell>
          <table:table-cell office:value-type="float" office:value="962" table:style-name="ce1">
            <text:p>962</text:p>
          </table:table-cell>
          <table:table-cell office:value-type="float" office:value="77" table:style-name="ce1">
            <text:p>77</text:p>
          </table:table-cell>
          <table:table-cell office:value-type="float" office:value="125" table:style-name="ce1">
            <text:p>125</text:p>
          </table:table-cell>
          <table:table-cell office:value-type="float" office:value="248412" table:style-name="ce1">
            <text:p>248412</text:p>
          </table:table-cell>
          <table:table-cell office:value-type="float" office:value="34262" table:style-name="ce1">
            <text:p>34262</text:p>
          </table:table-cell>
          <table:table-cell office:value-type="float" office:value="50226.8" table:style-name="ce1">
            <text:p>50226,8</text:p>
          </table:table-cell>
          <table:table-cell office:value-type="float" office:value="105.849" table:style-name="ce1">
            <text:p>105,849</text:p>
          </table:table-cell>
          <table:table-cell office:value-type="float" office:value="774.32100000000003" table:style-name="ce1">
            <text:p>774,321</text:p>
          </table:table-cell>
          <table:table-cell office:value-type="float" office:value="795" table:style-name="ce1">
            <text:p>795</text:p>
          </table:table-cell>
          <table:table-cell table:style-name="ce1"/>
          <table:table-cell office:value-type="float" office:value="2.469934429121703E-3" table:formula="of:=[.$B314]/[.$A314]" table:style-name="ce1">
            <text:p>0,002469934</text:p>
          </table:table-cell>
          <table:table-cell office:value-type="float" office:value="8.6613115424621014" table:formula="of:=LOG([.$Q311];2)*-1" table:style-name="ce1">
            <text:p>8,661311542</text:p>
          </table:table-cell>
          <table:table-cell office:value-type="float" office:value="2.8709241296820234" table:formula="of:=LOG([.$N311]/[.$M311];2)" table:style-name="ce1">
            <text:p>2,87092413</text:p>
          </table:table-cell>
          <table:table-cell office:value-type="float" office:value="4.6638093078344669" table:formula="of:=LOG([.$B311]/[.$J311];2)*-1" table:style-name="ce1">
            <text:p>4,663809308</text:p>
          </table:table-cell>
          <table:table-cell office:value-type="float" office:value="1.8057557149992534" table:formula="of:=LOG([.$B311]/[.$K311];2)*-1" table:style-name="ce1">
            <text:p>1,80575571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881" table:style-name="ce1">
            <text:p>2881</text:p>
          </table:table-cell>
          <table:table-cell office:value-type="float" office:value="0" table:style-name="ce1">
            <text:p>0</text:p>
          </table:table-cell>
          <table:table-cell office:value-type="float" office:value="926" table:style-name="ce1">
            <text:p>926</text:p>
          </table:table-cell>
          <table:table-cell office:value-type="float" office:value="102" table:style-name="ce1">
            <text:p>102</text:p>
          </table:table-cell>
          <table:table-cell office:value-type="float" office:value="1244" table:style-name="ce1">
            <text:p>1244</text:p>
          </table:table-cell>
          <table:table-cell office:value-type="float" office:value="1281" table:style-name="ce1">
            <text:p>1281</text:p>
          </table:table-cell>
          <table:table-cell office:value-type="float" office:value="478" table:style-name="ce1">
            <text:p>478</text:p>
          </table:table-cell>
          <table:table-cell office:value-type="float" office:value="580" table:style-name="ce1">
            <text:p>580</text:p>
          </table:table-cell>
          <table:table-cell office:value-type="float" office:value="169690" table:style-name="ce1">
            <text:p>169690</text:p>
          </table:table-cell>
          <table:table-cell office:value-type="float" office:value="26948" table:style-name="ce1">
            <text:p>26948</text:p>
          </table:table-cell>
          <table:table-cell office:value-type="float" office:value="54619.6" table:style-name="ce1">
            <text:p>54619,6</text:p>
          </table:table-cell>
          <table:table-cell office:value-type="float" office:value="58.412300000000002" table:style-name="ce1">
            <text:p>58,4123</text:p>
          </table:table-cell>
          <table:table-cell office:value-type="float" office:value="543.346" table:style-name="ce1">
            <text:p>543,346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1.9816183111193257E-3" table:formula="of:=[.$B315]/[.$A315]" table:style-name="ce1">
            <text:p>0,001981618</text:p>
          </table:table-cell>
          <table:table-cell office:value-type="float" office:value="8.9791051796980224" table:formula="of:=LOG([.$Q312];2)*-1" table:style-name="ce1">
            <text:p>8,97910518</text:p>
          </table:table-cell>
          <table:table-cell office:value-type="float" office:value="3.2175270940967322" table:formula="of:=LOG([.$N312]/[.$M312];2)" table:style-name="ce1">
            <text:p>3,217527094</text:p>
          </table:table-cell>
          <table:table-cell office:value-type="float" office:value="5.8801880772129227" table:formula="of:=LOG([.$B312]/[.$J312];2)*-1" table:style-name="ce1">
            <text:p>5,880188077</text:p>
          </table:table-cell>
          <table:table-cell office:value-type="float" office:value="3.22553663882741" table:formula="of:=LOG([.$B312]/[.$K312];2)*-1" table:style-name="ce1">
            <text:p>3,22553663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744" table:style-name="ce1">
            <text:p>7744</text:p>
          </table:table-cell>
          <table:table-cell office:value-type="float" office:value="0" table:style-name="ce1">
            <text:p>0</text:p>
          </table:table-cell>
          <table:table-cell office:value-type="float" office:value="1261" table:style-name="ce1">
            <text:p>1261</text:p>
          </table:table-cell>
          <table:table-cell office:value-type="float" office:value="511" table:style-name="ce1">
            <text:p>511</text:p>
          </table:table-cell>
          <table:table-cell office:value-type="float" office:value="348" table:style-name="ce1">
            <text:p>348</text:p>
          </table:table-cell>
          <table:table-cell office:value-type="float" office:value="443" table:style-name="ce1">
            <text:p>443</text:p>
          </table:table-cell>
          <table:table-cell office:value-type="float" office:value="143" table:style-name="ce1">
            <text:p>143</text:p>
          </table:table-cell>
          <table:table-cell office:value-type="float" office:value="181" table:style-name="ce1">
            <text:p>181</text:p>
          </table:table-cell>
          <table:table-cell office:value-type="float" office:value="335984" table:style-name="ce1">
            <text:p>335984</text:p>
          </table:table-cell>
          <table:table-cell office:value-type="float" office:value="34827" table:style-name="ce1">
            <text:p>34827</text:p>
          </table:table-cell>
          <table:table-cell office:value-type="float" office:value="48032.1" table:style-name="ce1">
            <text:p>48032,1</text:p>
          </table:table-cell>
          <table:table-cell office:value-type="float" office:value="101.39" table:style-name="ce1">
            <text:p>101,39</text:p>
          </table:table-cell>
          <table:table-cell office:value-type="float" office:value="933.67899999999997" table:style-name="ce1">
            <text:p>933,679</text:p>
          </table:table-cell>
          <table:table-cell office:value-type="float" office:value="827" table:style-name="ce1">
            <text:p>827</text:p>
          </table:table-cell>
          <table:table-cell table:style-name="ce1"/>
          <table:table-cell office:value-type="float" office:value="1.8955066516006267E-3" table:formula="of:=[.$B316]/[.$A316]" table:style-name="ce1">
            <text:p>0,001895507</text:p>
          </table:table-cell>
          <table:table-cell office:value-type="float" office:value="9.0432007655239346" table:formula="of:=LOG([.$Q313];2)*-1" table:style-name="ce1">
            <text:p>9,043200766</text:p>
          </table:table-cell>
          <table:table-cell office:value-type="float" office:value="3.2030112671233337" table:formula="of:=LOG([.$N313]/[.$M313];2)" table:style-name="ce1">
            <text:p>3,203011267</text:p>
          </table:table-cell>
          <table:table-cell office:value-type="float" office:value="5.4391697687666403" table:formula="of:=LOG([.$B313]/[.$J313];2)*-1" table:style-name="ce1">
            <text:p>5,439169769</text:p>
          </table:table-cell>
          <table:table-cell office:value-type="float" office:value="2.1690553467088765" table:formula="of:=LOG([.$B313]/[.$K313];2)*-1" table:style-name="ce1">
            <text:p>2,16905534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704" table:style-name="ce1">
            <text:p>4704</text:p>
          </table:table-cell>
          <table:table-cell office:value-type="float" office:value="0" table:style-name="ce1">
            <text:p>0</text:p>
          </table:table-cell>
          <table:table-cell office:value-type="float" office:value="395" table:style-name="ce1">
            <text:p>395</text:p>
          </table:table-cell>
          <table:table-cell office:value-type="float" office:value="147" table:style-name="ce1">
            <text:p>147</text:p>
          </table:table-cell>
          <table:table-cell office:value-type="float" office:value="511" table:style-name="ce1">
            <text:p>511</text:p>
          </table:table-cell>
          <table:table-cell office:value-type="float" office:value="610" table:style-name="ce1">
            <text:p>610</text:p>
          </table:table-cell>
          <table:table-cell office:value-type="float" office:value="53" table:style-name="ce1">
            <text:p>53</text:p>
          </table:table-cell>
          <table:table-cell office:value-type="float" office:value="145" table:style-name="ce1">
            <text:p>145</text:p>
          </table:table-cell>
          <table:table-cell office:value-type="float" office:value="20210" table:style-name="ce1">
            <text:p>20210</text:p>
          </table:table-cell>
          <table:table-cell office:value-type="float" office:value="14543" table:style-name="ce1">
            <text:p>14543</text:p>
          </table:table-cell>
          <table:table-cell office:value-type="float" office:value="19542.5" table:style-name="ce1">
            <text:p>19542,5</text:p>
          </table:table-cell>
          <table:table-cell office:value-type="float" office:value="101.922" table:style-name="ce1">
            <text:p>101,922</text:p>
          </table:table-cell>
          <table:table-cell office:value-type="float" office:value="171.84" table:style-name="ce1">
            <text:p>171,84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4.7823475298555424E-3" table:formula="of:=[.$B317]/[.$A317]" table:style-name="ce1">
            <text:p>0,004782348</text:p>
          </table:table-cell>
          <table:table-cell office:value-type="float" office:value="7.7080653111618442" table:formula="of:=LOG([.$Q314];2)*-1" table:style-name="ce1">
            <text:p>7,708065311</text:p>
          </table:table-cell>
          <table:table-cell office:value-type="float" office:value="0.75360040566463227" table:formula="of:=LOG([.$N314]/[.$M314];2)" table:style-name="ce1">
            <text:p>0,753600406</text:p>
          </table:table-cell>
          <table:table-cell office:value-type="float" office:value="2.1031093564307333" table:formula="of:=LOG([.$B314]/[.$J314];2)*-1" table:style-name="ce1">
            <text:p>2,103109356</text:p>
          </table:table-cell>
          <table:table-cell office:value-type="float" office:value="1.6283649407438288" table:formula="of:=LOG([.$B314]/[.$K314];2)*-1" table:style-name="ce1">
            <text:p>1,62836494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774" table:style-name="ce1">
            <text:p>3774</text:p>
          </table:table-cell>
          <table:table-cell office:value-type="float" office:value="0" table:style-name="ce1">
            <text:p>0</text:p>
          </table:table-cell>
          <table:table-cell office:value-type="float" office:value="518" table:style-name="ce1">
            <text:p>518</text:p>
          </table:table-cell>
          <table:table-cell office:value-type="float" office:value="103" table:style-name="ce1">
            <text:p>103</text:p>
          </table:table-cell>
          <table:table-cell office:value-type="float" office:value="403" table:style-name="ce1">
            <text:p>403</text:p>
          </table:table-cell>
          <table:table-cell office:value-type="float" office:value="503" table:style-name="ce1">
            <text:p>503</text:p>
          </table:table-cell>
          <table:table-cell office:value-type="float" office:value="291" table:style-name="ce1">
            <text:p>291</text:p>
          </table:table-cell>
          <table:table-cell office:value-type="float" office:value="384" table:style-name="ce1">
            <text:p>384</text:p>
          </table:table-cell>
          <table:table-cell office:value-type="float" office:value="32315" table:style-name="ce1">
            <text:p>32315</text:p>
          </table:table-cell>
          <table:table-cell office:value-type="float" office:value="19397.5" table:style-name="ce1">
            <text:p>19397,5</text:p>
          </table:table-cell>
          <table:table-cell office:value-type="float" office:value="21516.400000000001" table:style-name="ce1">
            <text:p>21516,4</text:p>
          </table:table-cell>
          <table:table-cell office:value-type="float" office:value="95.078900000000004" table:style-name="ce1">
            <text:p>95,0789</text:p>
          </table:table-cell>
          <table:table-cell office:value-type="float" office:value="242.86" table:style-name="ce1">
            <text:p>242,86</text:p>
          </table:table-cell>
          <table:table-cell office:value-type="float" office:value="484" table:style-name="ce1">
            <text:p>484</text:p>
          </table:table-cell>
          <table:table-cell table:style-name="ce1"/>
          <table:table-cell office:value-type="float" office:value="4.883161180023775E-3" table:formula="of:=[.$B318]/[.$A318]" table:style-name="ce1">
            <text:p>0,004883161</text:p>
          </table:table-cell>
          <table:table-cell office:value-type="float" office:value="7.6779688864157105" table:formula="of:=LOG([.$Q315];2)*-1" table:style-name="ce1">
            <text:p>7,677968886</text:p>
          </table:table-cell>
          <table:table-cell office:value-type="float" office:value="1.3529277745138024" table:formula="of:=LOG([.$N315]/[.$M315];2)" table:style-name="ce1">
            <text:p>1,352927775</text:p>
          </table:table-cell>
          <table:table-cell office:value-type="float" office:value="3.0980376635648565" table:formula="of:=LOG([.$B315]/[.$J315];2)*-1" table:style-name="ce1">
            <text:p>3,098037664</text:p>
          </table:table-cell>
          <table:table-cell office:value-type="float" office:value="2.3617043980719705" table:formula="of:=LOG([.$B315]/[.$K315];2)*-1" table:style-name="ce1">
            <text:p>2,36170439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610" table:style-name="ce1">
            <text:p>3610</text:p>
          </table:table-cell>
          <table:table-cell office:value-type="float" office:value="0" table:style-name="ce1">
            <text:p>0</text:p>
          </table:table-cell>
          <table:table-cell office:value-type="float" office:value="494" table:style-name="ce1">
            <text:p>494</text:p>
          </table:table-cell>
          <table:table-cell office:value-type="float" office:value="341" table:style-name="ce1">
            <text:p>341</text:p>
          </table:table-cell>
          <table:table-cell office:value-type="float" office:value="598" table:style-name="ce1">
            <text:p>598</text:p>
          </table:table-cell>
          <table:table-cell office:value-type="float" office:value="746" table:style-name="ce1">
            <text:p>746</text:p>
          </table:table-cell>
          <table:table-cell office:value-type="float" office:value="536" table:style-name="ce1">
            <text:p>536</text:p>
          </table:table-cell>
          <table:table-cell office:value-type="float" office:value="651" table:style-name="ce1">
            <text:p>651</text:p>
          </table:table-cell>
          <table:table-cell office:value-type="float" office:value="78120" table:style-name="ce1">
            <text:p>78120</text:p>
          </table:table-cell>
          <table:table-cell office:value-type="float" office:value="37430" table:style-name="ce1">
            <text:p>37430</text:p>
          </table:table-cell>
          <table:table-cell office:value-type="float" office:value="41471" table:style-name="ce1">
            <text:p>41471</text:p>
          </table:table-cell>
          <table:table-cell office:value-type="float" office:value="140.428" table:style-name="ce1">
            <text:p>140,428</text:p>
          </table:table-cell>
          <table:table-cell office:value-type="float" office:value="308.52600000000001" table:style-name="ce1">
            <text:p>308,526</text:p>
          </table:table-cell>
          <table:table-cell office:value-type="float" office:value="530" table:style-name="ce1">
            <text:p>530</text:p>
          </table:table-cell>
          <table:table-cell table:style-name="ce1"/>
          <table:table-cell office:value-type="float" office:value="8.936710030538135E-3" table:formula="of:=[.$B319]/[.$A319]" table:style-name="ce1">
            <text:p>0,00893671</text:p>
          </table:table-cell>
          <table:table-cell office:value-type="float" office:value="6.8060404707251418" table:formula="of:=LOG([.$Q316];2)*-1" table:style-name="ce1">
            <text:p>6,806040471</text:p>
          </table:table-cell>
          <table:table-cell office:value-type="float" office:value="1.1355614488960131" table:formula="of:=LOG([.$N316]/[.$M316];2)" table:style-name="ce1">
            <text:p>1,135561449</text:p>
          </table:table-cell>
          <table:table-cell office:value-type="float" office:value="4.4356212069996213" table:formula="of:=LOG([.$B316]/[.$J316];2)*-1" table:style-name="ce1">
            <text:p>4,435621207</text:p>
          </table:table-cell>
          <table:table-cell office:value-type="float" office:value="3.3741243060127912" table:formula="of:=LOG([.$B316]/[.$K316];2)*-1" table:style-name="ce1">
            <text:p>3,37412430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108" table:style-name="ce1">
            <text:p>9108</text:p>
          </table:table-cell>
          <table:table-cell office:value-type="float" office:value="0" table:style-name="ce1">
            <text:p>0</text:p>
          </table:table-cell>
          <table:table-cell office:value-type="float" office:value="653" table:style-name="ce1">
            <text:p>653</text:p>
          </table:table-cell>
          <table:table-cell office:value-type="float" office:value="575" table:style-name="ce1">
            <text:p>575</text:p>
          </table:table-cell>
          <table:table-cell office:value-type="float" office:value="276" table:style-name="ce1">
            <text:p>276</text:p>
          </table:table-cell>
          <table:table-cell office:value-type="float" office:value="353" table:style-name="ce1">
            <text:p>353</text:p>
          </table:table-cell>
          <table:table-cell office:value-type="float" office:value="215" table:style-name="ce1">
            <text:p>215</text:p>
          </table:table-cell>
          <table:table-cell office:value-type="float" office:value="245" table:style-name="ce1">
            <text:p>245</text:p>
          </table:table-cell>
          <table:table-cell office:value-type="float" office:value="135720" table:style-name="ce1">
            <text:p>135720</text:p>
          </table:table-cell>
          <table:table-cell office:value-type="float" office:value="19515" table:style-name="ce1">
            <text:p>19515</text:p>
          </table:table-cell>
          <table:table-cell office:value-type="float" office:value="20325" table:style-name="ce1">
            <text:p>20325</text:p>
          </table:table-cell>
          <table:table-cell office:value-type="float" office:value="42.426400000000001" table:style-name="ce1">
            <text:p>42,4264</text:p>
          </table:table-cell>
          <table:table-cell office:value-type="float" office:value="483.68" table:style-name="ce1">
            <text:p>483,68</text:p>
          </table:table-cell>
          <table:table-cell office:value-type="float" office:value="718" table:style-name="ce1">
            <text:p>718</text:p>
          </table:table-cell>
          <table:table-cell table:style-name="ce1"/>
          <table:table-cell office:value-type="float" office:value="1.2129142285865506E-3" table:formula="of:=[.$B320]/[.$A320]" table:style-name="ce1">
            <text:p>0,001212914</text:p>
          </table:table-cell>
          <table:table-cell office:value-type="float" office:value="9.687306750995047" table:formula="of:=LOG([.$Q317];2)*-1" table:style-name="ce1">
            <text:p>9,687306751</text:p>
          </table:table-cell>
          <table:table-cell office:value-type="float" office:value="3.5110187118969787" table:formula="of:=LOG([.$N317]/[.$M317];2)" table:style-name="ce1">
            <text:p>3,511018712</text:p>
          </table:table-cell>
          <table:table-cell office:value-type="float" office:value="3.8973552334617168" table:formula="of:=LOG([.$B317]/[.$J317];2)*-1" table:style-name="ce1">
            <text:p>3,897355233</text:p>
          </table:table-cell>
          <table:table-cell office:value-type="float" office:value="1.0993772661896914" table:formula="of:=LOG([.$B317]/[.$K317];2)*-1" table:style-name="ce1">
            <text:p>1,09937726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300" table:style-name="ce1">
            <text:p>9300</text:p>
          </table:table-cell>
          <table:table-cell office:value-type="float" office:value="0" table:style-name="ce1">
            <text:p>0</text:p>
          </table:table-cell>
          <table:table-cell office:value-type="float" office:value="309" table:style-name="ce1">
            <text:p>309</text:p>
          </table:table-cell>
          <table:table-cell office:value-type="float" office:value="240" table:style-name="ce1">
            <text:p>240</text:p>
          </table:table-cell>
          <table:table-cell office:value-type="float" office:value="451" table:style-name="ce1">
            <text:p>451</text:p>
          </table:table-cell>
          <table:table-cell office:value-type="float" office:value="499" table:style-name="ce1">
            <text:p>499</text:p>
          </table:table-cell>
          <table:table-cell office:value-type="float" office:value="108" table:style-name="ce1">
            <text:p>108</text:p>
          </table:table-cell>
          <table:table-cell office:value-type="float" office:value="190" table:style-name="ce1">
            <text:p>190</text:p>
          </table:table-cell>
          <table:table-cell office:value-type="float" office:value="25080" table:style-name="ce1">
            <text:p>25080</text:p>
          </table:table-cell>
          <table:table-cell office:value-type="float" office:value="10958" table:style-name="ce1">
            <text:p>10958</text:p>
          </table:table-cell>
          <table:table-cell office:value-type="float" office:value="16011.1" table:style-name="ce1">
            <text:p>16011,1</text:p>
          </table:table-cell>
          <table:table-cell office:value-type="float" office:value="54.589399999999998" table:style-name="ce1">
            <text:p>54,5894</text:p>
          </table:table-cell>
          <table:table-cell office:value-type="float" office:value="189.30699999999999" table:style-name="ce1">
            <text:p>189,307</text:p>
          </table:table-cell>
          <table:table-cell office:value-type="float" office:value="530" table:style-name="ce1">
            <text:p>530</text:p>
          </table:table-cell>
          <table:table-cell table:style-name="ce1"/>
          <table:table-cell office:value-type="float" office:value="2.0666798284487719E-3" table:formula="of:=[.$B321]/[.$A321]" table:style-name="ce1">
            <text:p>0,00206668</text:p>
          </table:table-cell>
          <table:table-cell office:value-type="float" office:value="8.9184693819592269" table:formula="of:=LOG([.$Q318];2)*-1" table:style-name="ce1">
            <text:p>8,918469382</text:p>
          </table:table-cell>
          <table:table-cell office:value-type="float" office:value="1.7940350131108136" table:formula="of:=LOG([.$N318]/[.$M318];2)" table:style-name="ce1">
            <text:p>1,794035013</text:p>
          </table:table-cell>
          <table:table-cell office:value-type="float" office:value="1.4312347268066452" table:formula="of:=LOG([.$B318]/[.$J318];2)*-1" table:style-name="ce1">
            <text:p>1,431234727</text:p>
          </table:table-cell>
          <table:table-cell office:value-type="float" office:value="0.23668188742322344" table:formula="of:=LOG([.$B318]/[.$K318];2)*-1" table:style-name="ce1">
            <text:p>0,23668188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7020" table:style-name="ce1">
            <text:p>17020</text:p>
          </table:table-cell>
          <table:table-cell office:value-type="float" office:value="0" table:style-name="ce1">
            <text:p>0</text:p>
          </table:table-cell>
          <table:table-cell office:value-type="float" office:value="465" table:style-name="ce1">
            <text:p>465</text:p>
          </table:table-cell>
          <table:table-cell office:value-type="float" office:value="143" table:style-name="ce1">
            <text:p>143</text:p>
          </table:table-cell>
          <table:table-cell office:value-type="float" office:value="775" table:style-name="ce1">
            <text:p>775</text:p>
          </table:table-cell>
          <table:table-cell office:value-type="float" office:value="915" table:style-name="ce1">
            <text:p>915</text:p>
          </table:table-cell>
          <table:table-cell office:value-type="float" office:value="75" table:style-name="ce1">
            <text:p>75</text:p>
          </table:table-cell>
          <table:table-cell office:value-type="float" office:value="142" table:style-name="ce1">
            <text:p>142</text:p>
          </table:table-cell>
          <table:table-cell office:value-type="float" office:value="30600" table:style-name="ce1">
            <text:p>30600</text:p>
          </table:table-cell>
          <table:table-cell office:value-type="float" office:value="19835" table:style-name="ce1">
            <text:p>19835</text:p>
          </table:table-cell>
          <table:table-cell office:value-type="float" office:value="22553.4" table:style-name="ce1">
            <text:p>22553,4</text:p>
          </table:table-cell>
          <table:table-cell office:value-type="float" office:value="140.69800000000001" table:style-name="ce1">
            <text:p>140,698</text:p>
          </table:table-cell>
          <table:table-cell office:value-type="float" office:value="381.608" table:style-name="ce1">
            <text:p>381,608</text:p>
          </table:table-cell>
          <table:table-cell office:value-type="float" office:value="577" table:style-name="ce1">
            <text:p>577</text:p>
          </table:table-cell>
          <table:table-cell table:style-name="ce1"/>
          <table:table-cell office:value-type="float" office:value="4.9251668675938725E-3" table:formula="of:=[.$B322]/[.$A322]" table:style-name="ce1">
            <text:p>0,004925167</text:p>
          </table:table-cell>
          <table:table-cell office:value-type="float" office:value="7.6656116798957274" table:formula="of:=LOG([.$Q319];2)*-1" table:style-name="ce1">
            <text:p>7,66561168</text:p>
          </table:table-cell>
          <table:table-cell office:value-type="float" office:value="1.4394895951689506" table:formula="of:=LOG([.$N319]/[.$M319];2)" table:style-name="ce1">
            <text:p>1,439489595</text:p>
          </table:table-cell>
          <table:table-cell office:value-type="float" office:value="0.84630061589405137" table:formula="of:=LOG([.$B319]/[.$J319];2)*-1" table:style-name="ce1">
            <text:p>0,846300616</text:p>
          </table:table-cell>
          <table:table-cell office:value-type="float" office:value="0.22081736045931788" table:formula="of:=LOG([.$B319]/[.$K319];2)*-1" table:style-name="ce1">
            <text:p>0,2208173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310" table:style-name="ce1">
            <text:p>2310</text:p>
          </table:table-cell>
          <table:table-cell office:value-type="float" office:value="0" table:style-name="ce1">
            <text:p>0</text:p>
          </table:table-cell>
          <table:table-cell office:value-type="float" office:value="856" table:style-name="ce1">
            <text:p>856</text:p>
          </table:table-cell>
          <table:table-cell office:value-type="float" office:value="106" table:style-name="ce1">
            <text:p>106</text:p>
          </table:table-cell>
          <table:table-cell office:value-type="float" office:value="1379" table:style-name="ce1">
            <text:p>1379</text:p>
          </table:table-cell>
          <table:table-cell office:value-type="float" office:value="1477" table:style-name="ce1">
            <text:p>1477</text:p>
          </table:table-cell>
          <table:table-cell office:value-type="float" office:value="384" table:style-name="ce1">
            <text:p>384</text:p>
          </table:table-cell>
          <table:table-cell office:value-type="float" office:value="462" table:style-name="ce1">
            <text:p>462</text:p>
          </table:table-cell>
          <table:table-cell office:value-type="float" office:value="221076" table:style-name="ce1">
            <text:p>221076</text:p>
          </table:table-cell>
          <table:table-cell office:value-type="float" office:value="41663" table:style-name="ce1">
            <text:p>41663</text:p>
          </table:table-cell>
          <table:table-cell office:value-type="float" office:value="49892.7" table:style-name="ce1">
            <text:p>49892,7</text:p>
          </table:table-cell>
          <table:table-cell office:value-type="float" office:value="112.872" table:style-name="ce1">
            <text:p>112,872</text:p>
          </table:table-cell>
          <table:table-cell office:value-type="float" office:value="653.96699999999998" table:style-name="ce1">
            <text:p>653,967</text:p>
          </table:table-cell>
          <table:table-cell office:value-type="float" office:value="843" table:style-name="ce1">
            <text:p>843</text:p>
          </table:table-cell>
          <table:table-cell table:style-name="ce1"/>
          <table:table-cell office:value-type="float" office:value="4.0136434473227673E-3" table:formula="of:=[.$B323]/[.$A323]" table:style-name="ce1">
            <text:p>0,004013643</text:p>
          </table:table-cell>
          <table:table-cell office:value-type="float" office:value="7.9608718243210097" table:formula="of:=LOG([.$Q320];2)*-1" table:style-name="ce1">
            <text:p>7,960871824</text:p>
          </table:table-cell>
          <table:table-cell office:value-type="float" office:value="2.5345301942055998" table:formula="of:=LOG([.$N320]/[.$M320];2)" table:style-name="ce1">
            <text:p>2,534530194</text:p>
          </table:table-cell>
          <table:table-cell office:value-type="float" office:value="6.5805057528834601" table:formula="of:=LOG([.$B320]/[.$J320];2)*-1" table:style-name="ce1">
            <text:p>6,580505753</text:p>
          </table:table-cell>
          <table:table-cell office:value-type="float" office:value="4.1728019695495577" table:formula="of:=LOG([.$B320]/[.$K320];2)*-1" table:style-name="ce1">
            <text:p>4,1728019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936" table:style-name="ce1">
            <text:p>3936</text:p>
          </table:table-cell>
          <table:table-cell office:value-type="float" office:value="0" table:style-name="ce1">
            <text:p>0</text:p>
          </table:table-cell>
          <table:table-cell office:value-type="float" office:value="1423" table:style-name="ce1">
            <text:p>1423</text:p>
          </table:table-cell>
          <table:table-cell office:value-type="float" office:value="422" table:style-name="ce1">
            <text:p>422</text:p>
          </table:table-cell>
          <table:table-cell office:value-type="float" office:value="320" table:style-name="ce1">
            <text:p>320</text:p>
          </table:table-cell>
          <table:table-cell office:value-type="float" office:value="391" table:style-name="ce1">
            <text:p>391</text:p>
          </table:table-cell>
          <table:table-cell office:value-type="float" office:value="118" table:style-name="ce1">
            <text:p>118</text:p>
          </table:table-cell>
          <table:table-cell office:value-type="float" office:value="220" table:style-name="ce1">
            <text:p>220</text:p>
          </table:table-cell>
          <table:table-cell office:value-type="float" office:value="335312" table:style-name="ce1">
            <text:p>335312</text:p>
          </table:table-cell>
          <table:table-cell office:value-type="float" office:value="67045" table:style-name="ce1">
            <text:p>67045</text:p>
          </table:table-cell>
          <table:table-cell office:value-type="float" office:value="76654" table:style-name="ce1">
            <text:p>76654</text:p>
          </table:table-cell>
          <table:table-cell office:value-type="float" office:value="72.277199999999993" table:style-name="ce1">
            <text:p>72,2772</text:p>
          </table:table-cell>
          <table:table-cell office:value-type="float" office:value="1097.56" table:style-name="ce1">
            <text:p>1097,56</text:p>
          </table:table-cell>
          <table:table-cell office:value-type="float" office:value="608" table:style-name="ce1">
            <text:p>608</text:p>
          </table:table-cell>
          <table:table-cell table:style-name="ce1"/>
          <table:table-cell office:value-type="float" office:value="3.8025648672830301E-3" table:formula="of:=[.$B324]/[.$A324]" table:style-name="ce1">
            <text:p>0,003802565</text:p>
          </table:table-cell>
          <table:table-cell office:value-type="float" office:value="8.0388114258222885" table:formula="of:=LOG([.$Q321];2)*-1" table:style-name="ce1">
            <text:p>8,038811426</text:p>
          </table:table-cell>
          <table:table-cell office:value-type="float" office:value="3.9246153814371567" table:formula="of:=LOG([.$N321]/[.$M321];2)" table:style-name="ce1">
            <text:p>3,924615381</text:p>
          </table:table-cell>
          <table:table-cell office:value-type="float" office:value="6.4126300836957295" table:formula="of:=LOG([.$B321]/[.$J321];2)*-1" table:style-name="ce1">
            <text:p>6,412630084</text:p>
          </table:table-cell>
          <table:table-cell office:value-type="float" office:value="4.0903276188056319" table:formula="of:=LOG([.$B321]/[.$K321];2)*-1" table:style-name="ce1">
            <text:p>4,09032761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380" table:style-name="ce1">
            <text:p>9380</text:p>
          </table:table-cell>
          <table:table-cell office:value-type="float" office:value="0" table:style-name="ce1">
            <text:p>0</text:p>
          </table:table-cell>
          <table:table-cell office:value-type="float" office:value="371" table:style-name="ce1">
            <text:p>371</text:p>
          </table:table-cell>
          <table:table-cell office:value-type="float" office:value="210" table:style-name="ce1">
            <text:p>210</text:p>
          </table:table-cell>
          <table:table-cell office:value-type="float" office:value="948" table:style-name="ce1">
            <text:p>948</text:p>
          </table:table-cell>
          <table:table-cell office:value-type="float" office:value="1053" table:style-name="ce1">
            <text:p>1053</text:p>
          </table:table-cell>
          <table:table-cell office:value-type="float" office:value="658" table:style-name="ce1">
            <text:p>658</text:p>
          </table:table-cell>
          <table:table-cell office:value-type="float" office:value="745" table:style-name="ce1">
            <text:p>745</text:p>
          </table:table-cell>
          <table:table-cell office:value-type="float" office:value="364870" table:style-name="ce1">
            <text:p>364870</text:p>
          </table:table-cell>
          <table:table-cell office:value-type="float" office:value="57754.5" table:style-name="ce1">
            <text:p>57754,5</text:p>
          </table:table-cell>
          <table:table-cell office:value-type="float" office:value="78174" table:style-name="ce1">
            <text:p>78174</text:p>
          </table:table-cell>
          <table:table-cell office:value-type="float" office:value="132.43899999999999" table:style-name="ce1">
            <text:p>132,439</text:p>
          </table:table-cell>
          <table:table-cell office:value-type="float" office:value="797.94899999999996" table:style-name="ce1">
            <text:p>797,949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4.7965244494104498E-3" table:formula="of:=[.$B325]/[.$A325]" table:style-name="ce1">
            <text:p>0,004796524</text:p>
          </table:table-cell>
          <table:table-cell office:value-type="float" office:value="7.7037948737836164" table:formula="of:=LOG([.$Q322];2)*-1" table:style-name="ce1">
            <text:p>7,703794874</text:p>
          </table:table-cell>
          <table:table-cell office:value-type="float" office:value="2.5909685185773412" table:formula="of:=LOG([.$N322]/[.$M322];2)" table:style-name="ce1">
            <text:p>2,590968519</text:p>
          </table:table-cell>
          <table:table-cell office:value-type="float" office:value="5.2816508029099429" table:formula="of:=LOG([.$B322]/[.$J322];2)*-1" table:style-name="ce1">
            <text:p>5,281650803</text:p>
          </table:table-cell>
          <table:table-cell office:value-type="float" office:value="2.6222735320911132" table:formula="of:=LOG([.$B322]/[.$K322];2)*-1" table:style-name="ce1">
            <text:p>2,62227353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644" table:style-name="ce1">
            <text:p>7644</text:p>
          </table:table-cell>
          <table:table-cell office:value-type="float" office:value="0" table:style-name="ce1">
            <text:p>0</text:p>
          </table:table-cell>
          <table:table-cell office:value-type="float" office:value="988" table:style-name="ce1">
            <text:p>988</text:p>
          </table:table-cell>
          <table:table-cell office:value-type="float" office:value="681" table:style-name="ce1">
            <text:p>681</text:p>
          </table:table-cell>
          <table:table-cell office:value-type="float" office:value="1386" table:style-name="ce1">
            <text:p>1386</text:p>
          </table:table-cell>
          <table:table-cell office:value-type="float" office:value="1439" table:style-name="ce1">
            <text:p>1439</text:p>
          </table:table-cell>
          <table:table-cell office:value-type="float" office:value="175" table:style-name="ce1">
            <text:p>175</text:p>
          </table:table-cell>
          <table:table-cell office:value-type="float" office:value="273" table:style-name="ce1">
            <text:p>273</text:p>
          </table:table-cell>
          <table:table-cell office:value-type="float" office:value="228206" table:style-name="ce1">
            <text:p>228206</text:p>
          </table:table-cell>
          <table:table-cell office:value-type="float" office:value="35508" table:style-name="ce1">
            <text:p>35508</text:p>
          </table:table-cell>
          <table:table-cell office:value-type="float" office:value="64517.8" table:style-name="ce1">
            <text:p>64517,8</text:p>
          </table:table-cell>
          <table:table-cell office:value-type="float" office:value="76.419899999999998" table:style-name="ce1">
            <text:p>76,4199</text:p>
          </table:table-cell>
          <table:table-cell office:value-type="float" office:value="623.39800000000002" table:style-name="ce1">
            <text:p>623,398</text:p>
          </table:table-cell>
          <table:table-cell office:value-type="float" office:value="796" table:style-name="ce1">
            <text:p>796</text:p>
          </table:table-cell>
          <table:table-cell table:style-name="ce1"/>
          <table:table-cell office:value-type="float" office:value="2.7272192654885473E-3" table:formula="of:=[.$B326]/[.$A326]" table:style-name="ce1">
            <text:p>0,002727219</text:p>
          </table:table-cell>
          <table:table-cell office:value-type="float" office:value="8.5183535886200588" table:formula="of:=LOG([.$Q323];2)*-1" table:style-name="ce1">
            <text:p>8,518353589</text:p>
          </table:table-cell>
          <table:table-cell office:value-type="float" office:value="3.0281332515261008" table:formula="of:=LOG([.$N323]/[.$M323];2)" table:style-name="ce1">
            <text:p>3,028133252</text:p>
          </table:table-cell>
          <table:table-cell office:value-type="float" office:value="4.8998651349722353" table:formula="of:=LOG([.$B323]/[.$J323];2)*-1" table:style-name="ce1">
            <text:p>4,899865135</text:p>
          </table:table-cell>
          <table:table-cell office:value-type="float" office:value="2.215744418937621" table:formula="of:=LOG([.$B323]/[.$K323];2)*-1" table:style-name="ce1">
            <text:p>2,21574441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242" table:style-name="ce1">
            <text:p>7242</text:p>
          </table:table-cell>
          <table:table-cell office:value-type="float" office:value="0" table:style-name="ce1">
            <text:p>0</text:p>
          </table:table-cell>
          <table:table-cell office:value-type="float" office:value="1409" table:style-name="ce1">
            <text:p>1409</text:p>
          </table:table-cell>
          <table:table-cell office:value-type="float" office:value="223" table:style-name="ce1">
            <text:p>223</text:p>
          </table:table-cell>
          <table:table-cell office:value-type="float" office:value="1592" table:style-name="ce1">
            <text:p>1592</text:p>
          </table:table-cell>
          <table:table-cell office:value-type="float" office:value="1648" table:style-name="ce1">
            <text:p>1648</text:p>
          </table:table-cell>
          <table:table-cell office:value-type="float" office:value="515" table:style-name="ce1">
            <text:p>515</text:p>
          </table:table-cell>
          <table:table-cell office:value-type="float" office:value="556" table:style-name="ce1">
            <text:p>556</text:p>
          </table:table-cell>
          <table:table-cell office:value-type="float" office:value="79587" table:style-name="ce1">
            <text:p>79587</text:p>
          </table:table-cell>
          <table:table-cell office:value-type="float" office:value="14223.5" table:style-name="ce1">
            <text:p>14223,5</text:p>
          </table:table-cell>
          <table:table-cell office:value-type="float" office:value="28748.1" table:style-name="ce1">
            <text:p>28748,1</text:p>
          </table:table-cell>
          <table:table-cell office:value-type="float" office:value="48.8262" table:style-name="ce1">
            <text:p>48,8262</text:p>
          </table:table-cell>
          <table:table-cell office:value-type="float" office:value="376.65" table:style-name="ce1">
            <text:p>376,65</text:p>
          </table:table-cell>
          <table:table-cell office:value-type="float" office:value="624" table:style-name="ce1">
            <text:p>624</text:p>
          </table:table-cell>
          <table:table-cell table:style-name="ce1"/>
          <table:table-cell office:value-type="float" office:value="1.2055632332617836E-3" table:formula="of:=[.$B327]/[.$A327]" table:style-name="ce1">
            <text:p>0,001205563</text:p>
          </table:table-cell>
          <table:table-cell office:value-type="float" office:value="9.6960769606227792" table:formula="of:=LOG([.$Q324];2)*-1" table:style-name="ce1">
            <text:p>9,696076961</text:p>
          </table:table-cell>
          <table:table-cell office:value-type="float" office:value="2.9474971225989592" table:formula="of:=LOG([.$N324]/[.$M324];2)" table:style-name="ce1">
            <text:p>2,947497123</text:p>
          </table:table-cell>
          <table:table-cell office:value-type="float" office:value="3.4580727135758331" table:formula="of:=LOG([.$B324]/[.$J324];2)*-1" table:style-name="ce1">
            <text:p>3,458072714</text:p>
          </table:table-cell>
          <table:table-cell office:value-type="float" office:value="0.97381643305388121" table:formula="of:=LOG([.$B324]/[.$K324];2)*-1" table:style-name="ce1">
            <text:p>0,97381643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135" table:style-name="ce1">
            <text:p>9135</text:p>
          </table:table-cell>
          <table:table-cell office:value-type="float" office:value="0" table:style-name="ce1">
            <text:p>0</text:p>
          </table:table-cell>
          <table:table-cell office:value-type="float" office:value="1614" table:style-name="ce1">
            <text:p>1614</text:p>
          </table:table-cell>
          <table:table-cell office:value-type="float" office:value="532" table:style-name="ce1">
            <text:p>532</text:p>
          </table:table-cell>
          <table:table-cell office:value-type="float" office:value="693" table:style-name="ce1">
            <text:p>693</text:p>
          </table:table-cell>
          <table:table-cell office:value-type="float" office:value="825" table:style-name="ce1">
            <text:p>825</text:p>
          </table:table-cell>
          <table:table-cell office:value-type="float" office:value="417" table:style-name="ce1">
            <text:p>417</text:p>
          </table:table-cell>
          <table:table-cell office:value-type="float" office:value="497" table:style-name="ce1">
            <text:p>497</text:p>
          </table:table-cell>
          <table:table-cell office:value-type="float" office:value="105915" table:style-name="ce1">
            <text:p>105915</text:p>
          </table:table-cell>
          <table:table-cell office:value-type="float" office:value="44430" table:style-name="ce1">
            <text:p>44430</text:p>
          </table:table-cell>
          <table:table-cell office:value-type="float" office:value="61768.4" table:style-name="ce1">
            <text:p>61768,4</text:p>
          </table:table-cell>
          <table:table-cell office:value-type="float" office:value="132.54400000000001" table:style-name="ce1">
            <text:p>132,544</text:p>
          </table:table-cell>
          <table:table-cell office:value-type="float" office:value="858.28300000000002" table:style-name="ce1">
            <text:p>858,283</text:p>
          </table:table-cell>
          <table:table-cell office:value-type="float" office:value="515" table:style-name="ce1">
            <text:p>515</text:p>
          </table:table-cell>
          <table:table-cell table:style-name="ce1"/>
          <table:table-cell office:value-type="float" office:value="5.5447507592528032E-3" table:formula="of:=[.$B328]/[.$A328]" table:style-name="ce1">
            <text:p>0,005544751</text:p>
          </table:table-cell>
          <table:table-cell office:value-type="float" office:value="7.4946616730526507" table:formula="of:=LOG([.$Q325];2)*-1" table:style-name="ce1">
            <text:p>7,494661673</text:p>
          </table:table-cell>
          <table:table-cell office:value-type="float" office:value="2.6949820594400005" table:formula="of:=LOG([.$N325]/[.$M325];2)" table:style-name="ce1">
            <text:p>2,694982059</text:p>
          </table:table-cell>
          <table:table-cell office:value-type="float" office:value="3.53535838352086" table:formula="of:=LOG([.$B325]/[.$J325];2)*-1" table:style-name="ce1">
            <text:p>3,535358384</text:p>
          </table:table-cell>
          <table:table-cell office:value-type="float" office:value="2.2820575073825156" table:formula="of:=LOG([.$B325]/[.$K325];2)*-1" table:style-name="ce1">
            <text:p>2,28205750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194" table:style-name="ce1">
            <text:p>5194</text:p>
          </table:table-cell>
          <table:table-cell office:value-type="float" office:value="0" table:style-name="ce1">
            <text:p>0</text:p>
          </table:table-cell>
          <table:table-cell office:value-type="float" office:value="724" table:style-name="ce1">
            <text:p>724</text:p>
          </table:table-cell>
          <table:table-cell office:value-type="float" office:value="432" table:style-name="ce1">
            <text:p>432</text:p>
          </table:table-cell>
          <table:table-cell office:value-type="float" office:value="1504" table:style-name="ce1">
            <text:p>1504</text:p>
          </table:table-cell>
          <table:table-cell office:value-type="float" office:value="1654" table:style-name="ce1">
            <text:p>1654</text:p>
          </table:table-cell>
          <table:table-cell office:value-type="float" office:value="777" table:style-name="ce1">
            <text:p>777</text:p>
          </table:table-cell>
          <table:table-cell office:value-type="float" office:value="885" table:style-name="ce1">
            <text:p>885</text:p>
          </table:table-cell>
          <table:table-cell office:value-type="float" office:value="421290" table:style-name="ce1">
            <text:p>421290</text:p>
          </table:table-cell>
          <table:table-cell office:value-type="float" office:value="84195" table:style-name="ce1">
            <text:p>84195</text:p>
          </table:table-cell>
          <table:table-cell office:value-type="float" office:value="97573.1" table:style-name="ce1">
            <text:p>97573,1</text:p>
          </table:table-cell>
          <table:table-cell office:value-type="float" office:value="165.529" table:style-name="ce1">
            <text:p>165,529</text:p>
          </table:table-cell>
          <table:table-cell office:value-type="float" office:value="943.51800000000003" table:style-name="ce1">
            <text:p>943,518</text:p>
          </table:table-cell>
          <table:table-cell office:value-type="float" office:value="593" table:style-name="ce1">
            <text:p>593</text:p>
          </table:table-cell>
          <table:table-cell table:style-name="ce1"/>
          <table:table-cell office:value-type="float" office:value="8.5061517329446407E-3" table:formula="of:=[.$B329]/[.$A329]" table:style-name="ce1">
            <text:p>0,008506152</text:p>
          </table:table-cell>
          <table:table-cell office:value-type="float" office:value="6.8772776946391172" table:formula="of:=LOG([.$Q326];2)*-1" table:style-name="ce1">
            <text:p>6,877277695</text:p>
          </table:table-cell>
          <table:table-cell office:value-type="float" office:value="2.510966047743592" table:formula="of:=LOG([.$N326]/[.$M326];2)" table:style-name="ce1">
            <text:p>2,510966048</text:p>
          </table:table-cell>
          <table:table-cell office:value-type="float" office:value="6.3418238473632211" table:formula="of:=LOG([.$B326]/[.$J326];2)*-1" table:style-name="ce1">
            <text:p>6,341823847</text:p>
          </table:table-cell>
          <table:table-cell office:value-type="float" office:value="4.0188166408920516" table:formula="of:=LOG([.$B326]/[.$K326];2)*-1" table:style-name="ce1">
            <text:p>4,01881664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296" table:style-name="ce1">
            <text:p>2296</text:p>
          </table:table-cell>
          <table:table-cell office:value-type="float" office:value="0" table:style-name="ce1">
            <text:p>0</text:p>
          </table:table-cell>
          <table:table-cell office:value-type="float" office:value="1630" table:style-name="ce1">
            <text:p>1630</text:p>
          </table:table-cell>
          <table:table-cell office:value-type="float" office:value="845" table:style-name="ce1">
            <text:p>845</text:p>
          </table:table-cell>
          <table:table-cell office:value-type="float" office:value="1632" table:style-name="ce1">
            <text:p>1632</text:p>
          </table:table-cell>
          <table:table-cell office:value-type="float" office:value="1654" table:style-name="ce1">
            <text:p>1654</text:p>
          </table:table-cell>
          <table:table-cell office:value-type="float" office:value="434" table:style-name="ce1">
            <text:p>434</text:p>
          </table:table-cell>
          <table:table-cell office:value-type="float" office:value="553" table:style-name="ce1">
            <text:p>553</text:p>
          </table:table-cell>
          <table:table-cell office:value-type="float" office:value="9864" table:style-name="ce1">
            <text:p>9864</text:p>
          </table:table-cell>
          <table:table-cell office:value-type="float" office:value="5949" table:style-name="ce1">
            <text:p>5949</text:p>
          </table:table-cell>
          <table:table-cell office:value-type="float" office:value="23103" table:style-name="ce1">
            <text:p>23103</text:p>
          </table:table-cell>
          <table:table-cell office:value-type="float" office:value="120.06699999999999" table:style-name="ce1">
            <text:p>120,067</text:p>
          </table:table-cell>
          <table:table-cell office:value-type="float" office:value="352.24" table:style-name="ce1">
            <text:p>352,24</text:p>
          </table:table-cell>
          <table:table-cell office:value-type="float" office:value="811" table:style-name="ce1">
            <text:p>811</text:p>
          </table:table-cell>
          <table:table-cell table:style-name="ce1"/>
          <table:table-cell office:value-type="float" office:value="1.374636125731424E-3" table:formula="of:=[.$B330]/[.$A330]" table:style-name="ce1">
            <text:p>0,001374636</text:p>
          </table:table-cell>
          <table:table-cell office:value-type="float" office:value="9.5067345053532257" table:formula="of:=LOG([.$Q327];2)*-1" table:style-name="ce1">
            <text:p>9,506734505</text:p>
          </table:table-cell>
          <table:table-cell office:value-type="float" office:value="1.5527190636088914" table:formula="of:=LOG([.$N327]/[.$M327];2)" table:style-name="ce1">
            <text:p>1,552719064</text:p>
          </table:table-cell>
          <table:table-cell office:value-type="float" office:value="2.1030501577271514" table:formula="of:=LOG([.$B327]/[.$J327];2)*-1" table:style-name="ce1">
            <text:p>2,103050158</text:p>
          </table:table-cell>
          <table:table-cell office:value-type="float" office:value="1.3735245362743163" table:formula="of:=LOG([.$B327]/[.$K327];2)*-1" table:style-name="ce1">
            <text:p>1,37352453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560" table:style-name="ce1">
            <text:p>10560</text:p>
          </table:table-cell>
          <table:table-cell office:value-type="float" office:value="0" table:style-name="ce1">
            <text:p>0</text:p>
          </table:table-cell>
          <table:table-cell office:value-type="float" office:value="1634" table:style-name="ce1">
            <text:p>1634</text:p>
          </table:table-cell>
          <table:table-cell office:value-type="float" office:value="487" table:style-name="ce1">
            <text:p>487</text:p>
          </table:table-cell>
          <table:table-cell office:value-type="float" office:value="654" table:style-name="ce1">
            <text:p>654</text:p>
          </table:table-cell>
          <table:table-cell office:value-type="float" office:value="813" table:style-name="ce1">
            <text:p>813</text:p>
          </table:table-cell>
          <table:table-cell office:value-type="float" office:value="289" table:style-name="ce1">
            <text:p>289</text:p>
          </table:table-cell>
          <table:table-cell office:value-type="float" office:value="382" table:style-name="ce1">
            <text:p>382</text:p>
          </table:table-cell>
          <table:table-cell office:value-type="float" office:value="194040" table:style-name="ce1">
            <text:p>194040</text:p>
          </table:table-cell>
          <table:table-cell office:value-type="float" office:value="61311" table:style-name="ce1">
            <text:p>61311</text:p>
          </table:table-cell>
          <table:table-cell office:value-type="float" office:value="83264.7" table:style-name="ce1">
            <text:p>83264,7</text:p>
          </table:table-cell>
          <table:table-cell office:value-type="float" office:value="160.46199999999999" table:style-name="ce1">
            <text:p>160,462</text:p>
          </table:table-cell>
          <table:table-cell office:value-type="float" office:value="913.73099999999999" table:style-name="ce1">
            <text:p>913,731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7.7642262762378025E-3" table:formula="of:=[.$B331]/[.$A331]" table:style-name="ce1">
            <text:p>0,007764226</text:p>
          </table:table-cell>
          <table:table-cell office:value-type="float" office:value="7.00894212090608" table:formula="of:=LOG([.$Q328];2)*-1" table:style-name="ce1">
            <text:p>7,008942121</text:p>
          </table:table-cell>
          <table:table-cell office:value-type="float" office:value="2.5095378179214238" table:formula="of:=LOG([.$N328]/[.$M328];2)" table:style-name="ce1">
            <text:p>2,509537818</text:p>
          </table:table-cell>
          <table:table-cell office:value-type="float" office:value="4.1996723448363644" table:formula="of:=LOG([.$B328]/[.$J328];2)*-1" table:style-name="ce1">
            <text:p>4,199672345</text:p>
          </table:table-cell>
          <table:table-cell office:value-type="float" office:value="2.5375361009122366" table:formula="of:=LOG([.$B328]/[.$K328];2)*-1" table:style-name="ce1">
            <text:p>2,53753610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6200" table:style-name="ce1">
            <text:p>16200</text:p>
          </table:table-cell>
          <table:table-cell office:value-type="float" office:value="0" table:style-name="ce1">
            <text:p>0</text:p>
          </table:table-cell>
          <table:table-cell office:value-type="float" office:value="756" table:style-name="ce1">
            <text:p>756</text:p>
          </table:table-cell>
          <table:table-cell office:value-type="float" office:value="332" table:style-name="ce1">
            <text:p>332</text:p>
          </table:table-cell>
          <table:table-cell office:value-type="float" office:value="396" table:style-name="ce1">
            <text:p>396</text:p>
          </table:table-cell>
          <table:table-cell office:value-type="float" office:value="459" table:style-name="ce1">
            <text:p>459</text:p>
          </table:table-cell>
          <table:table-cell office:value-type="float" office:value="183" table:style-name="ce1">
            <text:p>183</text:p>
          </table:table-cell>
          <table:table-cell office:value-type="float" office:value="236" table:style-name="ce1">
            <text:p>236</text:p>
          </table:table-cell>
          <table:table-cell office:value-type="float" office:value="53640" table:style-name="ce1">
            <text:p>53640</text:p>
          </table:table-cell>
          <table:table-cell office:value-type="float" office:value="14233.5" table:style-name="ce1">
            <text:p>14233,5</text:p>
          </table:table-cell>
          <table:table-cell office:value-type="float" office:value="19532.7" table:style-name="ce1">
            <text:p>19532,7</text:p>
          </table:table-cell>
          <table:table-cell office:value-type="float" office:value="66.483099999999993" table:style-name="ce1">
            <text:p>66,4831</text:p>
          </table:table-cell>
          <table:table-cell office:value-type="float" office:value="351.24099999999999" table:style-name="ce1">
            <text:p>351,241</text:p>
          </table:table-cell>
          <table:table-cell office:value-type="float" office:value="546" table:style-name="ce1">
            <text:p>546</text:p>
          </table:table-cell>
          <table:table-cell table:style-name="ce1"/>
          <table:table-cell office:value-type="float" office:value="1.7532123849569232E-3" table:formula="of:=[.$B332]/[.$A332]" table:style-name="ce1">
            <text:p>0,001753212</text:p>
          </table:table-cell>
          <table:table-cell office:value-type="float" office:value="9.1557835092353503" table:formula="of:=LOG([.$Q329];2)*-1" table:style-name="ce1">
            <text:p>9,155783509</text:p>
          </table:table-cell>
          <table:table-cell office:value-type="float" office:value="2.4014016996702301" table:formula="of:=LOG([.$N329]/[.$M329];2)" table:style-name="ce1">
            <text:p>2,4014017</text:p>
          </table:table-cell>
          <table:table-cell office:value-type="float" office:value="1.7273154241324868" table:formula="of:=LOG([.$B329]/[.$J329];2)*-1" table:style-name="ce1">
            <text:p>1,727315424</text:p>
          </table:table-cell>
          <table:table-cell office:value-type="float" office:value="-0.18670335069964347" table:formula="of:=LOG([.$B329]/[.$K329];2)*-1" table:style-name="ce1">
            <text:p>-0,18670335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618" table:style-name="ce1">
            <text:p>2618</text:p>
          </table:table-cell>
          <table:table-cell office:value-type="float" office:value="0" table:style-name="ce1">
            <text:p>0</text:p>
          </table:table-cell>
          <table:table-cell office:value-type="float" office:value="406" table:style-name="ce1">
            <text:p>406</text:p>
          </table:table-cell>
          <table:table-cell office:value-type="float" office:value="207" table:style-name="ce1">
            <text:p>207</text:p>
          </table:table-cell>
          <table:table-cell office:value-type="float" office:value="36" table:style-name="ce1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141" table:style-name="ce1">
            <text:p>141</text:p>
          </table:table-cell>
          <table:table-cell office:value-type="float" office:value="228" table:style-name="ce1">
            <text:p>228</text:p>
          </table:table-cell>
          <table:table-cell office:value-type="float" office:value="32190" table:style-name="ce1">
            <text:p>32190</text:p>
          </table:table-cell>
          <table:table-cell office:value-type="float" office:value="17530.5" table:style-name="ce1">
            <text:p>17530,5</text:p>
          </table:table-cell>
          <table:table-cell office:value-type="float" office:value="20622.7" table:style-name="ce1">
            <text:p>20622,7</text:p>
          </table:table-cell>
          <table:table-cell office:value-type="float" office:value="32.249000000000002" table:style-name="ce1">
            <text:p>32,249</text:p>
          </table:table-cell>
          <table:table-cell office:value-type="float" office:value="354.74599999999998" table:style-name="ce1">
            <text:p>354,746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1.5074791126718557E-3" table:formula="of:=[.$B333]/[.$A333]" table:style-name="ce1">
            <text:p>0,001507479</text:p>
          </table:table-cell>
          <table:table-cell office:value-type="float" office:value="9.3736462720912854" table:formula="of:=LOG([.$Q330];2)*-1" table:style-name="ce1">
            <text:p>9,373646272</text:p>
          </table:table-cell>
          <table:table-cell office:value-type="float" office:value="3.4594600867945844" table:formula="of:=LOG([.$N330]/[.$M330];2)" table:style-name="ce1">
            <text:p>3,459460087</text:p>
          </table:table-cell>
          <table:table-cell office:value-type="float" office:value="3.6200755744198001" table:formula="of:=LOG([.$B330]/[.$J330];2)*-1" table:style-name="ce1">
            <text:p>3,620075574</text:p>
          </table:table-cell>
          <table:table-cell office:value-type="float" office:value="2.7433301424314549" table:formula="of:=LOG([.$B330]/[.$K330];2)*-1" table:style-name="ce1">
            <text:p>2,74333014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4787" table:style-name="ce1">
            <text:p>14787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203" table:style-name="ce1">
            <text:p>203</text:p>
          </table:table-cell>
          <table:table-cell office:value-type="float" office:value="300" table:style-name="ce1">
            <text:p>300</text:p>
          </table:table-cell>
          <table:table-cell office:value-type="float" office:value="469" table:style-name="ce1">
            <text:p>469</text:p>
          </table:table-cell>
          <table:table-cell office:value-type="float" office:value="264" table:style-name="ce1">
            <text:p>264</text:p>
          </table:table-cell>
          <table:table-cell office:value-type="float" office:value="288" table:style-name="ce1">
            <text:p>288</text:p>
          </table:table-cell>
          <table:table-cell office:value-type="float" office:value="34680" table:style-name="ce1">
            <text:p>34680</text:p>
          </table:table-cell>
          <table:table-cell office:value-type="float" office:value="12078.5" table:style-name="ce1">
            <text:p>12078,5</text:p>
          </table:table-cell>
          <table:table-cell office:value-type="float" office:value="13851.6" table:style-name="ce1">
            <text:p>13851,6</text:p>
          </table:table-cell>
          <table:table-cell office:value-type="float" office:value="110.63500000000001" table:style-name="ce1">
            <text:p>110,635</text:p>
          </table:table-cell>
          <table:table-cell office:value-type="float" office:value="331.14600000000002" table:style-name="ce1">
            <text:p>331,146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2.1296883598039174E-3" table:formula="of:=[.$B334]/[.$A334]" table:style-name="ce1">
            <text:p>0,002129688</text:p>
          </table:table-cell>
          <table:table-cell office:value-type="float" office:value="8.8751419502951272" table:formula="of:=LOG([.$Q331];2)*-1" table:style-name="ce1">
            <text:p>8,87514195</text:p>
          </table:table-cell>
          <table:table-cell office:value-type="float" office:value="1.5816595692292563" table:formula="of:=LOG([.$N331]/[.$M331];2)" table:style-name="ce1">
            <text:p>1,581659569</text:p>
          </table:table-cell>
          <table:table-cell office:value-type="float" office:value="1.2297745117168106" table:formula="of:=LOG([.$B331]/[.$J331];2)*-1" table:style-name="ce1">
            <text:p>1,229774512</text:p>
          </table:table-cell>
          <table:table-cell office:value-type="float" office:value="-0.29188808589926707" table:formula="of:=LOG([.$B331]/[.$K331];2)*-1" table:style-name="ce1">
            <text:p>-0,29188808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339" table:style-name="ce1">
            <text:p>3339</text:p>
          </table:table-cell>
          <table:table-cell office:value-type="float" office:value="0" table:style-name="ce1">
            <text:p>0</text:p>
          </table:table-cell>
          <table:table-cell office:value-type="float" office:value="375" table:style-name="ce1">
            <text:p>375</text:p>
          </table:table-cell>
          <table:table-cell office:value-type="float" office:value="271" table:style-name="ce1">
            <text:p>271</text:p>
          </table:table-cell>
          <table:table-cell office:value-type="float" office:value="1654" table:style-name="ce1">
            <text:p>1654</text:p>
          </table:table-cell>
          <table:table-cell office:value-type="float" office:value="1781" table:style-name="ce1">
            <text:p>1781</text:p>
          </table:table-cell>
          <table:table-cell office:value-type="float" office:value="583" table:style-name="ce1">
            <text:p>583</text:p>
          </table:table-cell>
          <table:table-cell office:value-type="float" office:value="673" table:style-name="ce1">
            <text:p>673</text:p>
          </table:table-cell>
          <table:table-cell office:value-type="float" office:value="565212" table:style-name="ce1">
            <text:p>565212</text:p>
          </table:table-cell>
          <table:table-cell office:value-type="float" office:value="88797" table:style-name="ce1">
            <text:p>88797</text:p>
          </table:table-cell>
          <table:table-cell office:value-type="float" office:value="91250.5" table:style-name="ce1">
            <text:p>91250,5</text:p>
          </table:table-cell>
          <table:table-cell office:value-type="float" office:value="130.50700000000001" table:style-name="ce1">
            <text:p>130,507</text:p>
          </table:table-cell>
          <table:table-cell office:value-type="float" office:value="1388.67" table:style-name="ce1">
            <text:p>1388,67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float" office:value="6.0015626115776073E-3" table:formula="of:=[.$B335]/[.$A335]" table:style-name="ce1">
            <text:p>0,006001563</text:p>
          </table:table-cell>
          <table:table-cell office:value-type="float" office:value="7.3804461041966265" table:formula="of:=LOG([.$Q332];2)*-1" table:style-name="ce1">
            <text:p>7,380446104</text:p>
          </table:table-cell>
          <table:table-cell office:value-type="float" office:value="3.4115047059021517" table:formula="of:=LOG([.$N332]/[.$M332];2)" table:style-name="ce1">
            <text:p>3,411504706</text:p>
          </table:table-cell>
          <table:table-cell office:value-type="float" office:value="7.4032321921883479" table:formula="of:=LOG([.$B332]/[.$J332];2)*-1" table:style-name="ce1">
            <text:p>7,403232192</text:p>
          </table:table-cell>
          <table:table-cell office:value-type="float" office:value="4.7330229375410635" table:formula="of:=LOG([.$B332]/[.$K332];2)*-1" table:style-name="ce1">
            <text:p>4,73302293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871" table:style-name="ce1">
            <text:p>2871</text:p>
          </table:table-cell>
          <table:table-cell office:value-type="float" office:value="0" table:style-name="ce1">
            <text:p>0</text:p>
          </table:table-cell>
          <table:table-cell office:value-type="float" office:value="1739" table:style-name="ce1">
            <text:p>1739</text:p>
          </table:table-cell>
          <table:table-cell office:value-type="float" office:value="639" table:style-name="ce1">
            <text:p>639</text:p>
          </table:table-cell>
          <table:table-cell office:value-type="float" office:value="463" table:style-name="ce1">
            <text:p>463</text:p>
          </table:table-cell>
          <table:table-cell office:value-type="float" office:value="512" table:style-name="ce1">
            <text:p>512</text:p>
          </table:table-cell>
          <table:table-cell office:value-type="float" office:value="220" table:style-name="ce1">
            <text:p>220</text:p>
          </table:table-cell>
          <table:table-cell office:value-type="float" office:value="286" table:style-name="ce1">
            <text:p>286</text:p>
          </table:table-cell>
          <table:table-cell office:value-type="float" office:value="534644" table:style-name="ce1">
            <text:p>534644</text:p>
          </table:table-cell>
          <table:table-cell office:value-type="float" office:value="52373.5" table:style-name="ce1">
            <text:p>52373,5</text:p>
          </table:table-cell>
          <table:table-cell office:value-type="float" office:value="53118.8" table:style-name="ce1">
            <text:p>53118,8</text:p>
          </table:table-cell>
          <table:table-cell office:value-type="float" office:value="50.596400000000003" table:style-name="ce1">
            <text:p>50,5964</text:p>
          </table:table-cell>
          <table:table-cell office:value-type="float" office:value="1310.1500000000001" table:style-name="ce1">
            <text:p>1310,15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1.6980799200211709E-3" table:formula="of:=[.$B336]/[.$A336]" table:style-name="ce1">
            <text:p>0,00169808</text:p>
          </table:table-cell>
          <table:table-cell office:value-type="float" office:value="9.201879923824805" table:formula="of:=LOG([.$Q333];2)*-1" table:style-name="ce1">
            <text:p>9,201879924</text:p>
          </table:table-cell>
          <table:table-cell office:value-type="float" office:value="4.6945534472359682" table:formula="of:=LOG([.$N333]/[.$M333];2)" table:style-name="ce1">
            <text:p>4,694553447</text:p>
          </table:table-cell>
          <table:table-cell office:value-type="float" office:value="7.5408814322570397" table:formula="of:=LOG([.$B333]/[.$J333];2)*-1" table:style-name="ce1">
            <text:p>7,540881432</text:p>
          </table:table-cell>
          <table:table-cell office:value-type="float" office:value="4.1892117843275152" table:formula="of:=LOG([.$B333]/[.$K333];2)*-1" table:style-name="ce1">
            <text:p>4,18921178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056" table:style-name="ce1">
            <text:p>4056</text:p>
          </table:table-cell>
          <table:table-cell office:value-type="float" office:value="0" table:style-name="ce1">
            <text:p>0</text:p>
          </table:table-cell>
          <table:table-cell office:value-type="float" office:value="501" table:style-name="ce1">
            <text:p>501</text:p>
          </table:table-cell>
          <table:table-cell office:value-type="float" office:value="258" table:style-name="ce1">
            <text:p>258</text:p>
          </table:table-cell>
          <table:table-cell office:value-type="float" office:value="1016" table:style-name="ce1">
            <text:p>1016</text:p>
          </table:table-cell>
          <table:table-cell office:value-type="float" office:value="1130" table:style-name="ce1">
            <text:p>1130</text:p>
          </table:table-cell>
          <table:table-cell office:value-type="float" office:value="580" table:style-name="ce1">
            <text:p>580</text:p>
          </table:table-cell>
          <table:table-cell office:value-type="float" office:value="675" table:style-name="ce1">
            <text:p>675</text:p>
          </table:table-cell>
          <table:table-cell office:value-type="float" office:value="262293" table:style-name="ce1">
            <text:p>262293</text:p>
          </table:table-cell>
          <table:table-cell office:value-type="float" office:value="53646.5" table:style-name="ce1">
            <text:p>53646,5</text:p>
          </table:table-cell>
          <table:table-cell office:value-type="float" office:value="63583.199999999997" table:style-name="ce1">
            <text:p>63583,2</text:p>
          </table:table-cell>
          <table:table-cell office:value-type="float" office:value="134.833" table:style-name="ce1">
            <text:p>134,833</text:p>
          </table:table-cell>
          <table:table-cell office:value-type="float" office:value="680.69399999999996" table:style-name="ce1">
            <text:p>680,694</text:p>
          </table:table-cell>
          <table:table-cell office:value-type="float" office:value="687" table:style-name="ce1">
            <text:p>687</text:p>
          </table:table-cell>
          <table:table-cell table:style-name="ce1"/>
          <table:table-cell office:value-type="float" office:value="5.68651995480188E-3" table:formula="of:=[.$B337]/[.$A337]" table:style-name="ce1">
            <text:p>0,00568652</text:p>
          </table:table-cell>
          <table:table-cell office:value-type="float" office:value="7.4582382648027767" table:formula="of:=LOG([.$Q334];2)*-1" table:style-name="ce1">
            <text:p>7,458238265</text:p>
          </table:table-cell>
          <table:table-cell office:value-type="float" office:value="2.3358327577873399" table:formula="of:=LOG([.$N334]/[.$M334];2)" table:style-name="ce1">
            <text:p>2,335832758</text:p>
          </table:table-cell>
          <table:table-cell office:value-type="float" office:value="6.0149778433206125" table:formula="of:=LOG([.$B334]/[.$J334];2)*-1" table:style-name="ce1">
            <text:p>6,014977843</text:p>
          </table:table-cell>
          <table:table-cell office:value-type="float" office:value="3.7253544924215345" table:formula="of:=LOG([.$B334]/[.$K334];2)*-1" table:style-name="ce1">
            <text:p>3,72535449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430" table:style-name="ce1">
            <text:p>11430</text:p>
          </table:table-cell>
          <table:table-cell office:value-type="float" office:value="0" table:style-name="ce1">
            <text:p>0</text:p>
          </table:table-cell>
          <table:table-cell office:value-type="float" office:value="1042" table:style-name="ce1">
            <text:p>1042</text:p>
          </table:table-cell>
          <table:table-cell office:value-type="float" office:value="602" table:style-name="ce1">
            <text:p>602</text:p>
          </table:table-cell>
          <table:table-cell office:value-type="float" office:value="433" table:style-name="ce1">
            <text:p>433</text:p>
          </table:table-cell>
          <table:table-cell office:value-type="float" office:value="472" table:style-name="ce1">
            <text:p>472</text:p>
          </table:table-cell>
          <table:table-cell office:value-type="float" office:value="225" table:style-name="ce1">
            <text:p>225</text:p>
          </table:table-cell>
          <table:table-cell office:value-type="float" office:value="254" table:style-name="ce1">
            <text:p>254</text:p>
          </table:table-cell>
          <table:table-cell office:value-type="float" office:value="229593" table:style-name="ce1">
            <text:p>229593</text:p>
          </table:table-cell>
          <table:table-cell office:value-type="float" office:value="16182" table:style-name="ce1">
            <text:p>16182</text:p>
          </table:table-cell>
          <table:table-cell office:value-type="float" office:value="16674.3" table:style-name="ce1">
            <text:p>16674,3</text:p>
          </table:table-cell>
          <table:table-cell office:value-type="float" office:value="44.944400000000002" table:style-name="ce1">
            <text:p>44,9444</text:p>
          </table:table-cell>
          <table:table-cell office:value-type="float" office:value="692.726" table:style-name="ce1">
            <text:p>692,726</text:p>
          </table:table-cell>
          <table:table-cell office:value-type="float" office:value="1170" table:style-name="ce1">
            <text:p>1170</text:p>
          </table:table-cell>
          <table:table-cell table:style-name="ce1"/>
          <table:table-cell office:value-type="float" office:value="5.9385540802224621E-4" table:formula="of:=[.$B338]/[.$A338]" table:style-name="ce1">
            <text:p>0,000593855</text:p>
          </table:table-cell>
          <table:table-cell office:value-type="float" office:value="10.717600673308645" table:formula="of:=LOG([.$Q335];2)*-1" table:style-name="ce1">
            <text:p>10,71760067</text:p>
          </table:table-cell>
          <table:table-cell office:value-type="float" office:value="3.9460715487784643" table:formula="of:=LOG([.$N335]/[.$M335];2)" table:style-name="ce1">
            <text:p>3,946071549</text:p>
          </table:table-cell>
          <table:table-cell office:value-type="float" office:value="4.3281813480731559" table:formula="of:=LOG([.$B335]/[.$J335];2)*-1" table:style-name="ce1">
            <text:p>4,328181348</text:p>
          </table:table-cell>
          <table:table-cell office:value-type="float" office:value="0.50156452385491912" table:formula="of:=LOG([.$B335]/[.$K335];2)*-1" table:style-name="ce1">
            <text:p>0,50156452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234" table:style-name="ce1">
            <text:p>3234</text:p>
          </table:table-cell>
          <table:table-cell office:value-type="float" office:value="0" table:style-name="ce1">
            <text:p>0</text:p>
          </table:table-cell>
          <table:table-cell office:value-type="float" office:value="467" table:style-name="ce1">
            <text:p>467</text:p>
          </table:table-cell>
          <table:table-cell office:value-type="float" office:value="245" table:style-name="ce1">
            <text:p>245</text:p>
          </table:table-cell>
          <table:table-cell office:value-type="float" office:value="290" table:style-name="ce1">
            <text:p>290</text:p>
          </table:table-cell>
          <table:table-cell office:value-type="float" office:value="421" table:style-name="ce1">
            <text:p>421</text:p>
          </table:table-cell>
          <table:table-cell office:value-type="float" office:value="174" table:style-name="ce1">
            <text:p>174</text:p>
          </table:table-cell>
          <table:table-cell office:value-type="float" office:value="232" table:style-name="ce1">
            <text:p>232</text:p>
          </table:table-cell>
          <table:table-cell office:value-type="float" office:value="12567" table:style-name="ce1">
            <text:p>12567</text:p>
          </table:table-cell>
          <table:table-cell office:value-type="float" office:value="9783.5" table:style-name="ce1">
            <text:p>9783,5</text:p>
          </table:table-cell>
          <table:table-cell office:value-type="float" office:value="13265.6" table:style-name="ce1">
            <text:p>13265,6</text:p>
          </table:table-cell>
          <table:table-cell office:value-type="float" office:value="139.28399999999999" table:style-name="ce1">
            <text:p>139,284</text:p>
          </table:table-cell>
          <table:table-cell office:value-type="float" office:value="119.616" table:style-name="ce1">
            <text:p>119,616</text:p>
          </table:table-cell>
          <table:table-cell office:value-type="float" office:value="499" table:style-name="ce1">
            <text:p>499</text:p>
          </table:table-cell>
          <table:table-cell table:style-name="ce1"/>
          <table:table-cell office:value-type="float" office:value="3.9894901769699613E-3" table:formula="of:=[.$B339]/[.$A339]" table:style-name="ce1">
            <text:p>0,00398949</text:p>
          </table:table-cell>
          <table:table-cell office:value-type="float" office:value="7.9695798906334439" table:formula="of:=LOG([.$Q336];2)*-1" table:style-name="ce1">
            <text:p>7,969579891</text:p>
          </table:table-cell>
          <table:table-cell office:value-type="float" office:value="-0.21961916114037069" table:formula="of:=LOG([.$N336]/[.$M336];2)" table:style-name="ce1">
            <text:p>-0,219619161</text:p>
          </table:table-cell>
          <table:table-cell office:value-type="float" office:value="1.9582487061140179" table:formula="of:=LOG([.$B336]/[.$J336];2)*-1" table:style-name="ce1">
            <text:p>1,958248706</text:p>
          </table:table-cell>
          <table:table-cell office:value-type="float" office:value="1.5970309959089082" table:formula="of:=LOG([.$B336]/[.$K336];2)*-1" table:style-name="ce1">
            <text:p>1,59703099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830" table:style-name="ce1">
            <text:p>10830</text:p>
          </table:table-cell>
          <table:table-cell office:value-type="float" office:value="0" table:style-name="ce1">
            <text:p>0</text:p>
          </table:table-cell>
          <table:table-cell office:value-type="float" office:value="378" table:style-name="ce1">
            <text:p>378</text:p>
          </table:table-cell>
          <table:table-cell office:value-type="float" office:value="213" table:style-name="ce1">
            <text:p>213</text:p>
          </table:table-cell>
          <table:table-cell office:value-type="float" office:value="490" table:style-name="ce1">
            <text:p>490</text:p>
          </table:table-cell>
          <table:table-cell office:value-type="float" office:value="571" table:style-name="ce1">
            <text:p>571</text:p>
          </table:table-cell>
          <table:table-cell office:value-type="float" office:value="369" table:style-name="ce1">
            <text:p>369</text:p>
          </table:table-cell>
          <table:table-cell office:value-type="float" office:value="392" table:style-name="ce1">
            <text:p>392</text:p>
          </table:table-cell>
          <table:table-cell office:value-type="float" office:value="34547" table:style-name="ce1">
            <text:p>34547</text:p>
          </table:table-cell>
          <table:table-cell office:value-type="float" office:value="9469" table:style-name="ce1">
            <text:p>9469</text:p>
          </table:table-cell>
          <table:table-cell office:value-type="float" office:value="9950.75" table:style-name="ce1">
            <text:p>9950,75</text:p>
          </table:table-cell>
          <table:table-cell office:value-type="float" office:value="31.1127" table:style-name="ce1">
            <text:p>31,1127</text:p>
          </table:table-cell>
          <table:table-cell office:value-type="float" office:value="225.816" table:style-name="ce1">
            <text:p>225,816</text:p>
          </table:table-cell>
          <table:table-cell office:value-type="float" office:value="874" table:style-name="ce1">
            <text:p>874</text:p>
          </table:table-cell>
          <table:table-cell table:style-name="ce1"/>
          <table:table-cell office:value-type="float" office:value="9.7820744928863368E-4" table:formula="of:=[.$B340]/[.$A340]" table:style-name="ce1">
            <text:p>0,000978207</text:p>
          </table:table-cell>
          <table:table-cell office:value-type="float" office:value="9.9975719283568285" table:formula="of:=LOG([.$Q337];2)*-1" table:style-name="ce1">
            <text:p>9,997571928</text:p>
          </table:table-cell>
          <table:table-cell office:value-type="float" office:value="2.8595722063153595" table:formula="of:=LOG([.$N337]/[.$M337];2)" table:style-name="ce1">
            <text:p>2,859572206</text:p>
          </table:table-cell>
          <table:table-cell office:value-type="float" office:value="1.6735271920366475" table:formula="of:=LOG([.$B337]/[.$J337];2)*-1" table:style-name="ce1">
            <text:p>1,673527192</text:p>
          </table:table-cell>
          <table:table-cell office:value-type="float" office:value="-0.1937492639053183" table:formula="of:=LOG([.$B337]/[.$K337];2)*-1" table:style-name="ce1">
            <text:p>-0,19374926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31" table:style-name="ce1">
            <text:p>1131</text:p>
          </table:table-cell>
          <table:table-cell office:value-type="float" office:value="0" table:style-name="ce1">
            <text:p>0</text:p>
          </table:table-cell>
          <table:table-cell office:value-type="float" office:value="522" table:style-name="ce1">
            <text:p>522</text:p>
          </table:table-cell>
          <table:table-cell office:value-type="float" office:value="377" table:style-name="ce1">
            <text:p>377</text:p>
          </table:table-cell>
          <table:table-cell office:value-type="float" office:value="81" table:style-name="ce1">
            <text:p>81</text:p>
          </table:table-cell>
          <table:table-cell office:value-type="float" office:value="227" table:style-name="ce1">
            <text:p>227</text:p>
          </table:table-cell>
          <table:table-cell office:value-type="float" office:value="442" table:style-name="ce1">
            <text:p>442</text:p>
          </table:table-cell>
          <table:table-cell office:value-type="float" office:value="548" table:style-name="ce1">
            <text:p>548</text:p>
          </table:table-cell>
          <table:table-cell office:value-type="float" office:value="75411" table:style-name="ce1">
            <text:p>75411</text:p>
          </table:table-cell>
          <table:table-cell office:value-type="float" office:value="35856" table:style-name="ce1">
            <text:p>35856</text:p>
          </table:table-cell>
          <table:table-cell office:value-type="float" office:value="40418.800000000003" table:style-name="ce1">
            <text:p>40418,8</text:p>
          </table:table-cell>
          <table:table-cell office:value-type="float" office:value="153.07499999999999" table:style-name="ce1">
            <text:p>153,075</text:p>
          </table:table-cell>
          <table:table-cell office:value-type="float" office:value="386.45600000000002" table:style-name="ce1">
            <text:p>386,456</text:p>
          </table:table-cell>
          <table:table-cell office:value-type="float" office:value="561" table:style-name="ce1">
            <text:p>561</text:p>
          </table:table-cell>
          <table:table-cell table:style-name="ce1"/>
          <table:table-cell office:value-type="float" office:value="8.1260002604352632E-3" table:formula="of:=[.$B341]/[.$A341]" table:style-name="ce1">
            <text:p>0,008126</text:p>
          </table:table-cell>
          <table:table-cell office:value-type="float" office:value="6.9432388738552495" table:formula="of:=LOG([.$Q338];2)*-1" table:style-name="ce1">
            <text:p>6,943238874</text:p>
          </table:table-cell>
          <table:table-cell office:value-type="float" office:value="1.3360654821699951" table:formula="of:=LOG([.$N338]/[.$M338];2)" table:style-name="ce1">
            <text:p>1,336065482</text:p>
          </table:table-cell>
          <table:table-cell office:value-type="float" office:value="6.0591041464535982" table:formula="of:=LOG([.$B338]/[.$J338];2)*-1" table:style-name="ce1">
            <text:p>6,059104146</text:p>
          </table:table-cell>
          <table:table-cell office:value-type="float" office:value="4.9865437195205731" table:formula="of:=LOG([.$B338]/[.$K338];2)*-1" table:style-name="ce1">
            <text:p>4,9865437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598" table:style-name="ce1">
            <text:p>7598</text:p>
          </table:table-cell>
          <table:table-cell office:value-type="float" office:value="0" table:style-name="ce1">
            <text:p>0</text:p>
          </table:table-cell>
          <table:table-cell office:value-type="float" office:value="142" table:style-name="ce1">
            <text:p>142</text:p>
          </table:table-cell>
          <table:table-cell office:value-type="float" office:value="515" table:style-name="ce1">
            <text:p>515</text:p>
          </table:table-cell>
          <table:table-cell office:value-type="float" office:value="1301" table:style-name="ce1">
            <text:p>1301</text:p>
          </table:table-cell>
          <table:table-cell office:value-type="float" office:value="1437" table:style-name="ce1">
            <text:p>1437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office:value-type="float" office:value="587930" table:style-name="ce1">
            <text:p>587930</text:p>
          </table:table-cell>
          <table:table-cell office:value-type="float" office:value="56124.5" table:style-name="ce1">
            <text:p>56124,5</text:p>
          </table:table-cell>
          <table:table-cell office:value-type="float" office:value="57437.599999999999" table:style-name="ce1">
            <text:p>57437,6</text:p>
          </table:table-cell>
          <table:table-cell office:value-type="float" office:value="112.60599999999999" table:style-name="ce1">
            <text:p>112,606</text:p>
          </table:table-cell>
          <table:table-cell office:value-type="float" office:value="1301.83" table:style-name="ce1">
            <text:p>1301,83</text:p>
          </table:table-cell>
          <table:table-cell office:value-type="float" office:value="1077" table:style-name="ce1">
            <text:p>1077</text:p>
          </table:table-cell>
          <table:table-cell table:style-name="ce1"/>
          <table:table-cell office:value-type="float" office:value="2.7849770858974303E-3" table:formula="of:=[.$B342]/[.$A342]" table:style-name="ce1">
            <text:p>0,002784977</text:p>
          </table:table-cell>
          <table:table-cell office:value-type="float" office:value="8.488118827185879" table:formula="of:=LOG([.$Q339];2)*-1" table:style-name="ce1">
            <text:p>8,488118827</text:p>
          </table:table-cell>
          <table:table-cell office:value-type="float" office:value="3.5311854600001515" table:formula="of:=LOG([.$N339]/[.$M339];2)" table:style-name="ce1">
            <text:p>3,53118546</text:p>
          </table:table-cell>
          <table:table-cell office:value-type="float" office:value="6.2738808731998086" table:formula="of:=LOG([.$B339]/[.$J339];2)*-1" table:style-name="ce1">
            <text:p>6,273880873</text:p>
          </table:table-cell>
          <table:table-cell office:value-type="float" office:value="2.8849390701638935" table:formula="of:=LOG([.$B339]/[.$K339];2)*-1" table:style-name="ce1">
            <text:p>2,8849390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863" table:style-name="ce1">
            <text:p>1863</text:p>
          </table:table-cell>
          <table:table-cell office:value-type="float" office:value="0" table:style-name="ce1">
            <text:p>0</text:p>
          </table:table-cell>
          <table:table-cell office:value-type="float" office:value="1426" table:style-name="ce1">
            <text:p>1426</text:p>
          </table:table-cell>
          <table:table-cell office:value-type="float" office:value="76" table:style-name="ce1">
            <text:p>76</text:p>
          </table:table-cell>
          <table:table-cell office:value-type="float" office:value="525" table:style-name="ce1">
            <text:p>525</text:p>
          </table:table-cell>
          <table:table-cell office:value-type="float" office:value="704" table:style-name="ce1">
            <text:p>704</text:p>
          </table:table-cell>
          <table:table-cell office:value-type="float" office:value="767" table:style-name="ce1">
            <text:p>767</text:p>
          </table:table-cell>
          <table:table-cell office:value-type="float" office:value="812" table:style-name="ce1">
            <text:p>812</text:p>
          </table:table-cell>
          <table:table-cell office:value-type="float" office:value="663136" table:style-name="ce1">
            <text:p>663136</text:p>
          </table:table-cell>
          <table:table-cell office:value-type="float" office:value="86144.5" table:style-name="ce1">
            <text:p>86144,5</text:p>
          </table:table-cell>
          <table:table-cell office:value-type="float" office:value="125399" table:style-name="ce1">
            <text:p>125399</text:p>
          </table:table-cell>
          <table:table-cell office:value-type="float" office:value="66.603300000000004" table:style-name="ce1">
            <text:p>66,6033</text:p>
          </table:table-cell>
          <table:table-cell office:value-type="float" office:value="1080.6099999999999" table:style-name="ce1">
            <text:p>1080,61</text:p>
          </table:table-cell>
          <table:table-cell office:value-type="float" office:value="889" table:style-name="ce1">
            <text:p>889</text:p>
          </table:table-cell>
          <table:table-cell table:style-name="ce1"/>
          <table:table-cell office:value-type="float" office:value="4.2294476672141406E-3" table:formula="of:=[.$B343]/[.$A343]" table:style-name="ce1">
            <text:p>0,004229448</text:p>
          </table:table-cell>
          <table:table-cell office:value-type="float" office:value="7.8853150137045365" table:formula="of:=LOG([.$Q340];2)*-1" table:style-name="ce1">
            <text:p>7,885315014</text:p>
          </table:table-cell>
          <table:table-cell office:value-type="float" office:value="4.0201084672462102" table:formula="of:=LOG([.$N340]/[.$M340];2)" table:style-name="ce1">
            <text:p>4,020108467</text:p>
          </table:table-cell>
          <table:table-cell office:value-type="float" office:value="8.4755332929289136" table:formula="of:=LOG([.$B340]/[.$J340];2)*-1" table:style-name="ce1">
            <text:p>8,475533293</text:p>
          </table:table-cell>
          <table:table-cell office:value-type="float" office:value="5.5310591093850965" table:formula="of:=LOG([.$B340]/[.$K340];2)*-1" table:style-name="ce1">
            <text:p>5,53105910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5476" table:style-name="ce1">
            <text:p>15476</text:p>
          </table:table-cell>
          <table:table-cell office:value-type="float" office:value="0" table:style-name="ce1">
            <text:p>0</text:p>
          </table:table-cell>
          <table:table-cell office:value-type="float" office:value="644" table:style-name="ce1">
            <text:p>644</text:p>
          </table:table-cell>
          <table:table-cell office:value-type="float" office:value="798" table:style-name="ce1">
            <text:p>798</text:p>
          </table:table-cell>
          <table:table-cell office:value-type="float" office:value="1226" table:style-name="ce1">
            <text:p>1226</text:p>
          </table:table-cell>
          <table:table-cell office:value-type="float" office:value="1283" table:style-name="ce1">
            <text:p>1283</text:p>
          </table:table-cell>
          <table:table-cell office:value-type="float" office:value="593" table:style-name="ce1">
            <text:p>593</text:p>
          </table:table-cell>
          <table:table-cell office:value-type="float" office:value="640" table:style-name="ce1">
            <text:p>640</text:p>
          </table:table-cell>
          <table:table-cell office:value-type="float" office:value="130995" table:style-name="ce1">
            <text:p>130995</text:p>
          </table:table-cell>
          <table:table-cell office:value-type="float" office:value="20859" table:style-name="ce1">
            <text:p>20859</text:p>
          </table:table-cell>
          <table:table-cell office:value-type="float" office:value="41971.6" table:style-name="ce1">
            <text:p>41971,6</text:p>
          </table:table-cell>
          <table:table-cell office:value-type="float" office:value="58.240900000000003" table:style-name="ce1">
            <text:p>58,2409</text:p>
          </table:table-cell>
          <table:table-cell office:value-type="float" office:value="636.572" table:style-name="ce1">
            <text:p>636,572</text:p>
          </table:table-cell>
          <table:table-cell office:value-type="float" office:value="827" table:style-name="ce1">
            <text:p>827</text:p>
          </table:table-cell>
          <table:table-cell table:style-name="ce1"/>
          <table:table-cell office:value-type="float" office:value="1.4066654625036229E-3" table:formula="of:=[.$B344]/[.$A344]" table:style-name="ce1">
            <text:p>0,001406665</text:p>
          </table:table-cell>
          <table:table-cell office:value-type="float" office:value="9.4735050214560879" table:formula="of:=LOG([.$Q341];2)*-1" table:style-name="ce1">
            <text:p>9,473505021</text:p>
          </table:table-cell>
          <table:table-cell office:value-type="float" office:value="3.4502191456939997" table:formula="of:=LOG([.$N341]/[.$M341];2)" table:style-name="ce1">
            <text:p>3,450219146</text:p>
          </table:table-cell>
          <table:table-cell office:value-type="float" office:value="3.081407207009224" table:formula="of:=LOG([.$B341]/[.$J341];2)*-1" table:style-name="ce1">
            <text:p>3,081407207</text:p>
          </table:table-cell>
          <table:table-cell office:value-type="float" office:value="0.43063736147002796" table:formula="of:=LOG([.$B341]/[.$K341];2)*-1" table:style-name="ce1">
            <text:p>0,43063736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304" table:style-name="ce1">
            <text:p>5304</text:p>
          </table:table-cell>
          <table:table-cell office:value-type="float" office:value="0" table:style-name="ce1">
            <text:p>0</text:p>
          </table:table-cell>
          <table:table-cell office:value-type="float" office:value="1261" table:style-name="ce1">
            <text:p>1261</text:p>
          </table:table-cell>
          <table:table-cell office:value-type="float" office:value="628" table:style-name="ce1">
            <text:p>628</text:p>
          </table:table-cell>
          <table:table-cell office:value-type="float" office:value="753" table:style-name="ce1">
            <text:p>753</text:p>
          </table:table-cell>
          <table:table-cell office:value-type="float" office:value="860" table:style-name="ce1">
            <text:p>860</text:p>
          </table:table-cell>
          <table:table-cell office:value-type="float" office:value="634" table:style-name="ce1">
            <text:p>634</text:p>
          </table:table-cell>
          <table:table-cell office:value-type="float" office:value="684" table:style-name="ce1">
            <text:p>684</text:p>
          </table:table-cell>
          <table:table-cell office:value-type="float" office:value="28448" table:style-name="ce1">
            <text:p>28448</text:p>
          </table:table-cell>
          <table:table-cell office:value-type="float" office:value="15696" table:style-name="ce1">
            <text:p>15696</text:p>
          </table:table-cell>
          <table:table-cell office:value-type="float" office:value="17797.099999999999" table:style-name="ce1">
            <text:p>17797,1</text:p>
          </table:table-cell>
          <table:table-cell office:value-type="float" office:value="106.17" table:style-name="ce1">
            <text:p>106,17</text:p>
          </table:table-cell>
          <table:table-cell office:value-type="float" office:value="456.05500000000001" table:style-name="ce1">
            <text:p>456,055</text:p>
          </table:table-cell>
          <table:table-cell office:value-type="float" office:value="639" table:style-name="ce1">
            <text:p>639</text:p>
          </table:table-cell>
          <table:table-cell table:style-name="ce1"/>
          <table:table-cell office:value-type="float" office:value="2.8091303562502363E-3" table:formula="of:=[.$B345]/[.$A345]" table:style-name="ce1">
            <text:p>0,00280913</text:p>
          </table:table-cell>
          <table:table-cell office:value-type="float" office:value="8.475660711122595" table:formula="of:=LOG([.$Q342];2)*-1" table:style-name="ce1">
            <text:p>8,475660711</text:p>
          </table:table-cell>
          <table:table-cell office:value-type="float" office:value="2.1028316555702262" table:formula="of:=LOG([.$N342]/[.$M342];2)" table:style-name="ce1">
            <text:p>2,102831656</text:p>
          </table:table-cell>
          <table:table-cell office:value-type="float" office:value="2.4231745487171823" table:formula="of:=LOG([.$B342]/[.$J342];2)*-1" table:style-name="ce1">
            <text:p>2,423174549</text:p>
          </table:table-cell>
          <table:table-cell office:value-type="float" office:value="1.565244266106651" table:formula="of:=LOG([.$B342]/[.$K342];2)*-1" table:style-name="ce1">
            <text:p>1,56524426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055" table:style-name="ce1">
            <text:p>8055</text:p>
          </table:table-cell>
          <table:table-cell office:value-type="float" office:value="0" table:style-name="ce1">
            <text:p>0</text:p>
          </table:table-cell>
          <table:table-cell office:value-type="float" office:value="851" table:style-name="ce1">
            <text:p>851</text:p>
          </table:table-cell>
          <table:table-cell office:value-type="float" office:value="658" table:style-name="ce1">
            <text:p>658</text:p>
          </table:table-cell>
          <table:table-cell office:value-type="float" office:value="733" table:style-name="ce1">
            <text:p>733</text:p>
          </table:table-cell>
          <table:table-cell office:value-type="float" office:value="835" table:style-name="ce1">
            <text:p>835</text:p>
          </table:table-cell>
          <table:table-cell office:value-type="float" office:value="336" table:style-name="ce1">
            <text:p>336</text:p>
          </table:table-cell>
          <table:table-cell office:value-type="float" office:value="412" table:style-name="ce1">
            <text:p>412</text:p>
          </table:table-cell>
          <table:table-cell office:value-type="float" office:value="37996" table:style-name="ce1">
            <text:p>37996</text:p>
          </table:table-cell>
          <table:table-cell office:value-type="float" office:value="20906" table:style-name="ce1">
            <text:p>20906</text:p>
          </table:table-cell>
          <table:table-cell office:value-type="float" office:value="29187.3" table:style-name="ce1">
            <text:p>29187,3</text:p>
          </table:table-cell>
          <table:table-cell office:value-type="float" office:value="78.102500000000006" table:style-name="ce1">
            <text:p>78,1025</text:p>
          </table:table-cell>
          <table:table-cell office:value-type="float" office:value="291.79599999999999" table:style-name="ce1">
            <text:p>291,796</text:p>
          </table:table-cell>
          <table:table-cell office:value-type="float" office:value="515" table:style-name="ce1">
            <text:p>515</text:p>
          </table:table-cell>
          <table:table-cell table:style-name="ce1"/>
          <table:table-cell office:value-type="float" office:value="4.0703511255423984E-3" table:formula="of:=[.$B346]/[.$A346]" table:style-name="ce1">
            <text:p>0,004070351</text:p>
          </table:table-cell>
          <table:table-cell office:value-type="float" office:value="7.9406310318833855" table:formula="of:=LOG([.$Q343];2)*-1" table:style-name="ce1">
            <text:p>7,940631032</text:p>
          </table:table-cell>
          <table:table-cell office:value-type="float" office:value="1.9015194728689369" table:formula="of:=LOG([.$N343]/[.$M343];2)" table:style-name="ce1">
            <text:p>1,901519473</text:p>
          </table:table-cell>
          <table:table-cell office:value-type="float" office:value="2.2378910538825272" table:formula="of:=LOG([.$B343]/[.$J343];2)*-1" table:style-name="ce1">
            <text:p>2,237891054</text:p>
          </table:table-cell>
          <table:table-cell office:value-type="float" office:value="1.3759605596478297" table:formula="of:=LOG([.$B343]/[.$K343];2)*-1" table:style-name="ce1">
            <text:p>1,3759605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679" table:style-name="ce1">
            <text:p>2679</text:p>
          </table:table-cell>
          <table:table-cell office:value-type="float" office:value="0" table:style-name="ce1">
            <text:p>0</text:p>
          </table:table-cell>
          <table:table-cell office:value-type="float" office:value="804" table:style-name="ce1">
            <text:p>804</text:p>
          </table:table-cell>
          <table:table-cell office:value-type="float" office:value="366" table:style-name="ce1">
            <text:p>366</text:p>
          </table:table-cell>
          <table:table-cell office:value-type="float" office:value="261" table:style-name="ce1">
            <text:p>261</text:p>
          </table:table-cell>
          <table:table-cell office:value-type="float" office:value="380" table:style-name="ce1">
            <text:p>380</text:p>
          </table:table-cell>
          <table:table-cell office:value-type="float" office:value="694" table:style-name="ce1">
            <text:p>694</text:p>
          </table:table-cell>
          <table:table-cell office:value-type="float" office:value="723" table:style-name="ce1">
            <text:p>723</text:p>
          </table:table-cell>
          <table:table-cell office:value-type="float" office:value="193851" table:style-name="ce1">
            <text:p>193851</text:p>
          </table:table-cell>
          <table:table-cell office:value-type="float" office:value="29115" table:style-name="ce1">
            <text:p>29115</text:p>
          </table:table-cell>
          <table:table-cell office:value-type="float" office:value="37901.699999999997" table:style-name="ce1">
            <text:p>37901,7</text:p>
          </table:table-cell>
          <table:table-cell office:value-type="float" office:value="47.201700000000002" table:style-name="ce1">
            <text:p>47,2017</text:p>
          </table:table-cell>
          <table:table-cell office:value-type="float" office:value="592.63800000000003" table:style-name="ce1">
            <text:p>592,638</text:p>
          </table:table-cell>
          <table:table-cell office:value-type="float" office:value="687" table:style-name="ce1">
            <text:p>687</text:p>
          </table:table-cell>
          <table:table-cell table:style-name="ce1"/>
          <table:table-cell office:value-type="float" office:value="1.8120203475550589E-3" table:formula="of:=[.$B347]/[.$A347]" table:style-name="ce1">
            <text:p>0,00181202</text:p>
          </table:table-cell>
          <table:table-cell office:value-type="float" office:value="9.1081851288629512" table:formula="of:=LOG([.$Q344];2)*-1" table:style-name="ce1">
            <text:p>9,108185129</text:p>
          </table:table-cell>
          <table:table-cell office:value-type="float" office:value="3.6502404097583452" table:formula="of:=LOG([.$N344]/[.$M344];2)" table:style-name="ce1">
            <text:p>3,65024041</text:p>
          </table:table-cell>
          <table:table-cell office:value-type="float" office:value="6.1771097859910826" table:formula="of:=LOG([.$B344]/[.$J344];2)*-1" table:style-name="ce1">
            <text:p>6,177109786</text:p>
          </table:table-cell>
          <table:table-cell office:value-type="float" office:value="3.4419961324798036" table:formula="of:=LOG([.$B344]/[.$K344];2)*-1" table:style-name="ce1">
            <text:p>3,44199613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350" table:style-name="ce1">
            <text:p>5350</text:p>
          </table:table-cell>
          <table:table-cell office:value-type="float" office:value="0" table:style-name="ce1">
            <text:p>0</text:p>
          </table:table-cell>
          <table:table-cell office:value-type="float" office:value="337" table:style-name="ce1">
            <text:p>337</text:p>
          </table:table-cell>
          <table:table-cell office:value-type="float" office:value="711" table:style-name="ce1">
            <text:p>711</text:p>
          </table:table-cell>
          <table:table-cell office:value-type="float" office:value="373" table:style-name="ce1">
            <text:p>373</text:p>
          </table:table-cell>
          <table:table-cell office:value-type="float" office:value="440" table:style-name="ce1">
            <text:p>440</text:p>
          </table:table-cell>
          <table:table-cell office:value-type="float" office:value="358" table:style-name="ce1">
            <text:p>358</text:p>
          </table:table-cell>
          <table:table-cell office:value-type="float" office:value="399" table:style-name="ce1">
            <text:p>399</text:p>
          </table:table-cell>
          <table:table-cell office:value-type="float" office:value="36359" table:style-name="ce1">
            <text:p>36359</text:p>
          </table:table-cell>
          <table:table-cell office:value-type="float" office:value="13937" table:style-name="ce1">
            <text:p>13937</text:p>
          </table:table-cell>
          <table:table-cell office:value-type="float" office:value="20822.599999999999" table:style-name="ce1">
            <text:p>20822,6</text:p>
          </table:table-cell>
          <table:table-cell office:value-type="float" office:value="40.792200000000001" table:style-name="ce1">
            <text:p>40,7922</text:p>
          </table:table-cell>
          <table:table-cell office:value-type="float" office:value="340.07400000000001" table:style-name="ce1">
            <text:p>340,074</text:p>
          </table:table-cell>
          <table:table-cell office:value-type="float" office:value="577" table:style-name="ce1">
            <text:p>577</text:p>
          </table:table-cell>
          <table:table-cell table:style-name="ce1"/>
          <table:table-cell office:value-type="float" office:value="1.4423702969382055E-3" table:formula="of:=[.$B348]/[.$A348]" table:style-name="ce1">
            <text:p>0,00144237</text:p>
          </table:table-cell>
          <table:table-cell office:value-type="float" office:value="9.4373426922226109" table:formula="of:=LOG([.$Q345];2)*-1" table:style-name="ce1">
            <text:p>9,437342692</text:p>
          </table:table-cell>
          <table:table-cell office:value-type="float" office:value="3.0594834889340889" table:formula="of:=LOG([.$N345]/[.$M345];2)" table:style-name="ce1">
            <text:p>3,059483489</text:p>
          </table:table-cell>
          <table:table-cell office:value-type="float" office:value="2.7647017242785275" table:formula="of:=LOG([.$B345]/[.$J345];2)*-1" table:style-name="ce1">
            <text:p>2,764701724</text:p>
          </table:table-cell>
          <table:table-cell office:value-type="float" office:value="1.3813092516022352" table:formula="of:=LOG([.$B345]/[.$K345];2)*-1" table:style-name="ce1">
            <text:p>1,38130925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752" table:style-name="ce1">
            <text:p>7752</text:p>
          </table:table-cell>
          <table:table-cell office:value-type="float" office:value="0" table:style-name="ce1">
            <text:p>0</text:p>
          </table:table-cell>
          <table:table-cell office:value-type="float" office:value="420" table:style-name="ce1">
            <text:p>420</text:p>
          </table:table-cell>
          <table:table-cell office:value-type="float" office:value="374" table:style-name="ce1">
            <text:p>374</text:p>
          </table:table-cell>
          <table:table-cell office:value-type="float" office:value="597" table:style-name="ce1">
            <text:p>597</text:p>
          </table:table-cell>
          <table:table-cell office:value-type="float" office:value="635" table:style-name="ce1">
            <text:p>635</text:p>
          </table:table-cell>
          <table:table-cell office:value-type="float" office:value="267" table:style-name="ce1">
            <text:p>267</text:p>
          </table:table-cell>
          <table:table-cell office:value-type="float" office:value="377" table:style-name="ce1">
            <text:p>377</text:p>
          </table:table-cell>
          <table:table-cell office:value-type="float" office:value="23650" table:style-name="ce1">
            <text:p>23650</text:p>
          </table:table-cell>
          <table:table-cell office:value-type="float" office:value="13915" table:style-name="ce1">
            <text:p>13915</text:p>
          </table:table-cell>
          <table:table-cell office:value-type="float" office:value="17658.599999999999" table:style-name="ce1">
            <text:p>17658,6</text:p>
          </table:table-cell>
          <table:table-cell office:value-type="float" office:value="39.849699999999999" table:style-name="ce1">
            <text:p>39,8497</text:p>
          </table:table-cell>
          <table:table-cell office:value-type="float" office:value="202.78100000000001" table:style-name="ce1">
            <text:p>202,781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2.1947971755375676E-3" table:formula="of:=[.$B349]/[.$A349]" table:style-name="ce1">
            <text:p>0,002194797</text:p>
          </table:table-cell>
          <table:table-cell office:value-type="float" office:value="8.8316966603302216" table:formula="of:=LOG([.$Q346];2)*-1" table:style-name="ce1">
            <text:p>8,83169666</text:p>
          </table:table-cell>
          <table:table-cell office:value-type="float" office:value="2.3472817139264852" table:formula="of:=LOG([.$N346]/[.$M346];2)" table:style-name="ce1">
            <text:p>2,347281714</text:p>
          </table:table-cell>
          <table:table-cell office:value-type="float" office:value="1.6091997076990388" table:formula="of:=LOG([.$B346]/[.$J346];2)*-1" table:style-name="ce1">
            <text:p>1,609199708</text:p>
          </table:table-cell>
          <table:table-cell office:value-type="float" office:value="0.8440004328038887" table:formula="of:=LOG([.$B346]/[.$K346];2)*-1" table:style-name="ce1">
            <text:p>0,84400043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451" table:style-name="ce1">
            <text:p>3451</text:p>
          </table:table-cell>
          <table:table-cell office:value-type="float" office:value="0" table:style-name="ce1">
            <text:p>0</text:p>
          </table:table-cell>
          <table:table-cell office:value-type="float" office:value="604" table:style-name="ce1">
            <text:p>604</text:p>
          </table:table-cell>
          <table:table-cell office:value-type="float" office:value="312" table:style-name="ce1">
            <text:p>312</text:p>
          </table:table-cell>
          <table:table-cell office:value-type="float" office:value="317" table:style-name="ce1">
            <text:p>317</text:p>
          </table:table-cell>
          <table:table-cell office:value-type="float" office:value="407" table:style-name="ce1">
            <text:p>407</text:p>
          </table:table-cell>
          <table:table-cell office:value-type="float" office:value="465" table:style-name="ce1">
            <text:p>465</text:p>
          </table:table-cell>
          <table:table-cell office:value-type="float" office:value="573" table:style-name="ce1">
            <text:p>573</text:p>
          </table:table-cell>
          <table:table-cell office:value-type="float" office:value="74907" table:style-name="ce1">
            <text:p>74907</text:p>
          </table:table-cell>
          <table:table-cell office:value-type="float" office:value="27243" table:style-name="ce1">
            <text:p>27243</text:p>
          </table:table-cell>
          <table:table-cell office:value-type="float" office:value="29481.1" table:style-name="ce1">
            <text:p>29481,1</text:p>
          </table:table-cell>
          <table:table-cell office:value-type="float" office:value="117.79600000000001" table:style-name="ce1">
            <text:p>117,796</text:p>
          </table:table-cell>
          <table:table-cell office:value-type="float" office:value="318.45400000000001" table:style-name="ce1">
            <text:p>318,454</text:p>
          </table:table-cell>
          <table:table-cell office:value-type="float" office:value="515" table:style-name="ce1">
            <text:p>515</text:p>
          </table:table-cell>
          <table:table-cell table:style-name="ce1"/>
          <table:table-cell office:value-type="float" office:value="5.1036910397667841E-3" table:formula="of:=[.$B350]/[.$A350]" table:style-name="ce1">
            <text:p>0,005103691</text:p>
          </table:table-cell>
          <table:table-cell office:value-type="float" office:value="7.6142432888053238" table:formula="of:=LOG([.$Q347];2)*-1" table:style-name="ce1">
            <text:p>7,614243289</text:p>
          </table:table-cell>
          <table:table-cell office:value-type="float" office:value="1.4347944429249071" table:formula="of:=LOG([.$N347]/[.$M347];2)" table:style-name="ce1">
            <text:p>1,434794443</text:p>
          </table:table-cell>
          <table:table-cell office:value-type="float" office:value="4.4400141648100568" table:formula="of:=LOG([.$B347]/[.$J347];2)*-1" table:style-name="ce1">
            <text:p>4,440014165</text:p>
          </table:table-cell>
          <table:table-cell office:value-type="float" office:value="2.9807992028343104" table:formula="of:=LOG([.$B347]/[.$K347];2)*-1" table:style-name="ce1">
            <text:p>2,98079920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747" table:style-name="ce1">
            <text:p>2747</text:p>
          </table:table-cell>
          <table:table-cell office:value-type="float" office:value="0" table:style-name="ce1">
            <text:p>0</text:p>
          </table:table-cell>
          <table:table-cell office:value-type="float" office:value="335" table:style-name="ce1">
            <text:p>335</text:p>
          </table:table-cell>
          <table:table-cell office:value-type="float" office:value="561" table:style-name="ce1">
            <text:p>561</text:p>
          </table:table-cell>
          <table:table-cell office:value-type="float" office:value="1683" table:style-name="ce1">
            <text:p>1683</text:p>
          </table:table-cell>
          <table:table-cell office:value-type="float" office:value="1805" table:style-name="ce1">
            <text:p>1805</text:p>
          </table:table-cell>
          <table:table-cell office:value-type="float" office:value="28" table:style-name="ce1">
            <text:p>28</text:p>
          </table:table-cell>
          <table:table-cell office:value-type="float" office:value="62" table:style-name="ce1">
            <text:p>62</text:p>
          </table:table-cell>
          <table:table-cell office:value-type="float" office:value="783510" table:style-name="ce1">
            <text:p>783510</text:p>
          </table:table-cell>
          <table:table-cell office:value-type="float" office:value="57503" table:style-name="ce1">
            <text:p>57503</text:p>
          </table:table-cell>
          <table:table-cell office:value-type="float" office:value="71990.399999999994" table:style-name="ce1">
            <text:p>71990,4</text:p>
          </table:table-cell>
          <table:table-cell office:value-type="float" office:value="99.96" table:style-name="ce1">
            <text:p>99,96</text:p>
          </table:table-cell>
          <table:table-cell office:value-type="float" office:value="1500.51" table:style-name="ce1">
            <text:p>1500,51</text:p>
          </table:table-cell>
          <table:table-cell office:value-type="float" office:value="827" table:style-name="ce1">
            <text:p>827</text:p>
          </table:table-cell>
          <table:table-cell table:style-name="ce1"/>
          <table:table-cell office:value-type="float" office:value="2.1779949005095289E-3" table:formula="of:=[.$B351]/[.$A351]" table:style-name="ce1">
            <text:p>0,002177995</text:p>
          </table:table-cell>
          <table:table-cell office:value-type="float" office:value="8.842783708485241" table:formula="of:=LOG([.$Q348];2)*-1" table:style-name="ce1">
            <text:p>8,842783708</text:p>
          </table:table-cell>
          <table:table-cell office:value-type="float" office:value="3.9079582220162896" table:formula="of:=LOG([.$N348]/[.$M348];2)" table:style-name="ce1">
            <text:p>3,907958222</text:p>
          </table:table-cell>
          <table:table-cell office:value-type="float" office:value="8.1559509674070458" table:formula="of:=LOG([.$B348]/[.$J348];2)*-1" table:style-name="ce1">
            <text:p>8,155950967</text:p>
          </table:table-cell>
          <table:table-cell office:value-type="float" office:value="4.3877084096126939" table:formula="of:=LOG([.$B348]/[.$K348];2)*-1" table:style-name="ce1">
            <text:p>4,3877084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180" table:style-name="ce1">
            <text:p>4180</text:p>
          </table:table-cell>
          <table:table-cell office:value-type="float" office:value="0" table:style-name="ce1">
            <text:p>0</text:p>
          </table:table-cell>
          <table:table-cell office:value-type="float" office:value="1771" table:style-name="ce1">
            <text:p>1771</text:p>
          </table:table-cell>
          <table:table-cell office:value-type="float" office:value="43" table:style-name="ce1">
            <text:p>43</text:p>
          </table:table-cell>
          <table:table-cell office:value-type="float" office:value="1050" table:style-name="ce1">
            <text:p>1050</text:p>
          </table:table-cell>
          <table:table-cell office:value-type="float" office:value="1217" table:style-name="ce1">
            <text:p>1217</text:p>
          </table:table-cell>
          <table:table-cell office:value-type="float" office:value="725" table:style-name="ce1">
            <text:p>725</text:p>
          </table:table-cell>
          <table:table-cell office:value-type="float" office:value="776" table:style-name="ce1">
            <text:p>776</text:p>
          </table:table-cell>
          <table:table-cell office:value-type="float" office:value="528493" table:style-name="ce1">
            <text:p>528493</text:p>
          </table:table-cell>
          <table:table-cell office:value-type="float" office:value="79591" table:style-name="ce1">
            <text:p>79591</text:p>
          </table:table-cell>
          <table:table-cell office:value-type="float" office:value="127442" table:style-name="ce1">
            <text:p>127442</text:p>
          </table:table-cell>
          <table:table-cell office:value-type="float" office:value="66.603300000000004" table:style-name="ce1">
            <text:p>66,6033</text:p>
          </table:table-cell>
          <table:table-cell office:value-type="float" office:value="952.30899999999997" table:style-name="ce1">
            <text:p>952,309</text:p>
          </table:table-cell>
          <table:table-cell office:value-type="float" office:value="764" table:style-name="ce1">
            <text:p>764</text:p>
          </table:table-cell>
          <table:table-cell table:style-name="ce1"/>
          <table:table-cell office:value-type="float" office:value="4.4720305129314509E-3" table:formula="of:=[.$B352]/[.$A352]" table:style-name="ce1">
            <text:p>0,004472031</text:p>
          </table:table-cell>
          <table:table-cell office:value-type="float" office:value="7.8048542528529197" table:formula="of:=LOG([.$Q349];2)*-1" table:style-name="ce1">
            <text:p>7,804854253</text:p>
          </table:table-cell>
          <table:table-cell office:value-type="float" office:value="3.8377642017404838" table:formula="of:=LOG([.$N349]/[.$M349];2)" table:style-name="ce1">
            <text:p>3,837764202</text:p>
          </table:table-cell>
          <table:table-cell office:value-type="float" office:value="6.982237610406389" table:formula="of:=LOG([.$B349]/[.$J349];2)*-1" table:style-name="ce1">
            <text:p>6,98223761</text:p>
          </table:table-cell>
          <table:table-cell office:value-type="float" office:value="4.2510304553418639" table:formula="of:=LOG([.$B349]/[.$K349];2)*-1" table:style-name="ce1">
            <text:p>4,25103045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720" table:style-name="ce1">
            <text:p>9720</text:p>
          </table:table-cell>
          <table:table-cell office:value-type="float" office:value="0" table:style-name="ce1">
            <text:p>0</text:p>
          </table:table-cell>
          <table:table-cell office:value-type="float" office:value="1206" table:style-name="ce1">
            <text:p>1206</text:p>
          </table:table-cell>
          <table:table-cell office:value-type="float" office:value="730" table:style-name="ce1">
            <text:p>730</text:p>
          </table:table-cell>
          <table:table-cell office:value-type="float" office:value="1405" table:style-name="ce1">
            <text:p>1405</text:p>
          </table:table-cell>
          <table:table-cell office:value-type="float" office:value="1544" table:style-name="ce1">
            <text:p>1544</text:p>
          </table:table-cell>
          <table:table-cell office:value-type="float" office:value="406" table:style-name="ce1">
            <text:p>406</text:p>
          </table:table-cell>
          <table:table-cell office:value-type="float" office:value="431" table:style-name="ce1">
            <text:p>431</text:p>
          </table:table-cell>
          <table:table-cell office:value-type="float" office:value="109512" table:style-name="ce1">
            <text:p>109512</text:p>
          </table:table-cell>
          <table:table-cell office:value-type="float" office:value="26743" table:style-name="ce1">
            <text:p>26743</text:p>
          </table:table-cell>
          <table:table-cell office:value-type="float" office:value="30697.4" table:style-name="ce1">
            <text:p>30697,4</text:p>
          </table:table-cell>
          <table:table-cell office:value-type="float" office:value="31.241" table:style-name="ce1">
            <text:p>31,241</text:p>
          </table:table-cell>
          <table:table-cell office:value-type="float" office:value="411.3" table:style-name="ce1">
            <text:p>411,3</text:p>
          </table:table-cell>
          <table:table-cell office:value-type="float" office:value="718" table:style-name="ce1">
            <text:p>718</text:p>
          </table:table-cell>
          <table:table-cell table:style-name="ce1"/>
          <table:table-cell office:value-type="float" office:value="1.824622053826088E-3" table:formula="of:=[.$B353]/[.$A353]" table:style-name="ce1">
            <text:p>0,001824622</text:p>
          </table:table-cell>
          <table:table-cell office:value-type="float" office:value="9.0981866248002348" table:formula="of:=LOG([.$Q350];2)*-1" table:style-name="ce1">
            <text:p>9,098186625</text:p>
          </table:table-cell>
          <table:table-cell office:value-type="float" office:value="3.7186785329656478" table:formula="of:=LOG([.$N350]/[.$M350];2)" table:style-name="ce1">
            <text:p>3,718678533</text:p>
          </table:table-cell>
          <table:table-cell office:value-type="float" office:value="3.4939888406736661" table:formula="of:=LOG([.$B350]/[.$J350];2)*-1" table:style-name="ce1">
            <text:p>3,493988841</text:p>
          </table:table-cell>
          <table:table-cell office:value-type="float" office:value="1.4601330954910761" table:formula="of:=LOG([.$B350]/[.$K350];2)*-1" table:style-name="ce1">
            <text:p>1,46013309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148" table:style-name="ce1">
            <text:p>4148</text:p>
          </table:table-cell>
          <table:table-cell office:value-type="float" office:value="0" table:style-name="ce1">
            <text:p>0</text:p>
          </table:table-cell>
          <table:table-cell office:value-type="float" office:value="1478" table:style-name="ce1">
            <text:p>1478</text:p>
          </table:table-cell>
          <table:table-cell office:value-type="float" office:value="420" table:style-name="ce1">
            <text:p>420</text:p>
          </table:table-cell>
          <table:table-cell office:value-type="float" office:value="472" table:style-name="ce1">
            <text:p>472</text:p>
          </table:table-cell>
          <table:table-cell office:value-type="float" office:value="564" table:style-name="ce1">
            <text:p>564</text:p>
          </table:table-cell>
          <table:table-cell office:value-type="float" office:value="510" table:style-name="ce1">
            <text:p>510</text:p>
          </table:table-cell>
          <table:table-cell office:value-type="float" office:value="618" table:style-name="ce1">
            <text:p>618</text:p>
          </table:table-cell>
          <table:table-cell office:value-type="float" office:value="199188" table:style-name="ce1">
            <text:p>199188</text:p>
          </table:table-cell>
          <table:table-cell office:value-type="float" office:value="63432" table:style-name="ce1">
            <text:p>63432</text:p>
          </table:table-cell>
          <table:table-cell office:value-type="float" office:value="77774.7" table:style-name="ce1">
            <text:p>77774,7</text:p>
          </table:table-cell>
          <table:table-cell office:value-type="float" office:value="92.779300000000006" table:style-name="ce1">
            <text:p>92,7793</text:p>
          </table:table-cell>
          <table:table-cell office:value-type="float" office:value="970.74" table:style-name="ce1">
            <text:p>970,74</text:p>
          </table:table-cell>
          <table:table-cell office:value-type="float" office:value="842" table:style-name="ce1">
            <text:p>842</text:p>
          </table:table-cell>
          <table:table-cell table:style-name="ce1"/>
          <table:table-cell office:value-type="float" office:value="5.2171063962060463E-3" table:formula="of:=[.$B354]/[.$A354]" table:style-name="ce1">
            <text:p>0,005217106</text:p>
          </table:table-cell>
          <table:table-cell office:value-type="float" office:value="7.5825344290779846" table:formula="of:=LOG([.$Q351];2)*-1" table:style-name="ce1">
            <text:p>7,582534429</text:p>
          </table:table-cell>
          <table:table-cell office:value-type="float" office:value="3.3872100738878856" table:formula="of:=LOG([.$N351]/[.$M351];2)" table:style-name="ce1">
            <text:p>3,387210074</text:p>
          </table:table-cell>
          <table:table-cell office:value-type="float" office:value="5.5855710310719111" table:formula="of:=LOG([.$B351]/[.$J351];2)*-1" table:style-name="ce1">
            <text:p>5,585571031</text:p>
          </table:table-cell>
          <table:table-cell office:value-type="float" office:value="3.9347230315495003" table:formula="of:=LOG([.$B351]/[.$K351];2)*-1" table:style-name="ce1">
            <text:p>3,93472303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517" table:style-name="ce1">
            <text:p>8517</text:p>
          </table:table-cell>
          <table:table-cell office:value-type="float" office:value="0" table:style-name="ce1">
            <text:p>0</text:p>
          </table:table-cell>
          <table:table-cell office:value-type="float" office:value="522" table:style-name="ce1">
            <text:p>522</text:p>
          </table:table-cell>
          <table:table-cell office:value-type="float" office:value="558" table:style-name="ce1">
            <text:p>558</text:p>
          </table:table-cell>
          <table:table-cell office:value-type="float" office:value="852" table:style-name="ce1">
            <text:p>852</text:p>
          </table:table-cell>
          <table:table-cell office:value-type="float" office:value="983" table:style-name="ce1">
            <text:p>983</text:p>
          </table:table-cell>
          <table:table-cell office:value-type="float" office:value="488" table:style-name="ce1">
            <text:p>488</text:p>
          </table:table-cell>
          <table:table-cell office:value-type="float" office:value="562" table:style-name="ce1">
            <text:p>562</text:p>
          </table:table-cell>
          <table:table-cell office:value-type="float" office:value="34114" table:style-name="ce1">
            <text:p>34114</text:p>
          </table:table-cell>
          <table:table-cell office:value-type="float" office:value="21904" table:style-name="ce1">
            <text:p>21904</text:p>
          </table:table-cell>
          <table:table-cell office:value-type="float" office:value="24989.200000000001" table:style-name="ce1">
            <text:p>24989,2</text:p>
          </table:table-cell>
          <table:table-cell office:value-type="float" office:value="130.38399999999999" table:style-name="ce1">
            <text:p>130,384</text:p>
          </table:table-cell>
          <table:table-cell office:value-type="float" office:value="396.37599999999998" table:style-name="ce1">
            <text:p>396,376</text:p>
          </table:table-cell>
          <table:table-cell office:value-type="float" office:value="827" table:style-name="ce1">
            <text:p>827</text:p>
          </table:table-cell>
          <table:table-cell table:style-name="ce1"/>
          <table:table-cell office:value-type="float" office:value="5.090039191306503E-3" table:formula="of:=[.$B355]/[.$A355]" table:style-name="ce1">
            <text:p>0,005090039</text:p>
          </table:table-cell>
          <table:table-cell office:value-type="float" office:value="7.6181075201320665" table:formula="of:=LOG([.$Q352];2)*-1" table:style-name="ce1">
            <text:p>7,61810752</text:p>
          </table:table-cell>
          <table:table-cell office:value-type="float" office:value="1.604102771135425" table:formula="of:=LOG([.$N352]/[.$M352];2)" table:style-name="ce1">
            <text:p>1,604102771</text:p>
          </table:table-cell>
          <table:table-cell office:value-type="float" office:value="2.0019466716127399" table:formula="of:=LOG([.$B352]/[.$J352];2)*-1" table:style-name="ce1">
            <text:p>2,001946672</text:p>
          </table:table-cell>
          <table:table-cell office:value-type="float" office:value="1.3627770968123518" table:formula="of:=LOG([.$B352]/[.$K352];2)*-1" table:style-name="ce1">
            <text:p>1,36277709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475" table:style-name="ce1">
            <text:p>3475</text:p>
          </table:table-cell>
          <table:table-cell office:value-type="float" office:value="0" table:style-name="ce1">
            <text:p>0</text:p>
          </table:table-cell>
          <table:table-cell office:value-type="float" office:value="937" table:style-name="ce1">
            <text:p>937</text:p>
          </table:table-cell>
          <table:table-cell office:value-type="float" office:value="528" table:style-name="ce1">
            <text:p>528</text:p>
          </table:table-cell>
          <table:table-cell office:value-type="float" office:value="1392" table:style-name="ce1">
            <text:p>1392</text:p>
          </table:table-cell>
          <table:table-cell office:value-type="float" office:value="1486" table:style-name="ce1">
            <text:p>1486</text:p>
          </table:table-cell>
          <table:table-cell office:value-type="float" office:value="64" table:style-name="ce1">
            <text:p>64</text:p>
          </table:table-cell>
          <table:table-cell office:value-type="float" office:value="126" table:style-name="ce1">
            <text:p>126</text:p>
          </table:table-cell>
          <table:table-cell office:value-type="float" office:value="254736" table:style-name="ce1">
            <text:p>254736</text:p>
          </table:table-cell>
          <table:table-cell office:value-type="float" office:value="38827" table:style-name="ce1">
            <text:p>38827</text:p>
          </table:table-cell>
          <table:table-cell office:value-type="float" office:value="48224.5" table:style-name="ce1">
            <text:p>48224,5</text:p>
          </table:table-cell>
          <table:table-cell office:value-type="float" office:value="93.509399999999999" table:style-name="ce1">
            <text:p>93,5094</text:p>
          </table:table-cell>
          <table:table-cell office:value-type="float" office:value="662.94299999999998" table:style-name="ce1">
            <text:p>662,943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3.0601143394815658E-3" table:formula="of:=[.$B356]/[.$A356]" table:style-name="ce1">
            <text:p>0,003060114</text:p>
          </table:table-cell>
          <table:table-cell office:value-type="float" office:value="8.3521987252339542" table:formula="of:=LOG([.$Q353];2)*-1" table:style-name="ce1">
            <text:p>8,352198725</text:p>
          </table:table-cell>
          <table:table-cell office:value-type="float" office:value="2.8257015285791809" table:formula="of:=LOG([.$N353]/[.$M353];2)" table:style-name="ce1">
            <text:p>2,825701529</text:p>
          </table:table-cell>
          <table:table-cell office:value-type="float" office:value="6.1958460716345387" table:formula="of:=LOG([.$B353]/[.$J353];2)*-1" table:style-name="ce1">
            <text:p>6,195846072</text:p>
          </table:table-cell>
          <table:table-cell office:value-type="float" office:value="3.4819753575882371" table:formula="of:=LOG([.$B353]/[.$K353];2)*-1" table:style-name="ce1">
            <text:p>3,48197535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936" table:style-name="ce1">
            <text:p>9936</text:p>
          </table:table-cell>
          <table:table-cell office:value-type="float" office:value="0" table:style-name="ce1">
            <text:p>0</text:p>
          </table:table-cell>
          <table:table-cell office:value-type="float" office:value="1426" table:style-name="ce1">
            <text:p>1426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float" office:value="178" table:style-name="ce1">
            <text:p>178</text:p>
          </table:table-cell>
          <table:table-cell office:value-type="float" office:value="211" table:style-name="ce1">
            <text:p>211</text:p>
          </table:table-cell>
          <table:table-cell office:value-type="float" office:value="286" table:style-name="ce1">
            <text:p>286</text:p>
          </table:table-cell>
          <table:table-cell office:value-type="float" office:value="276556" table:style-name="ce1">
            <text:p>276556</text:p>
          </table:table-cell>
          <table:table-cell office:value-type="float" office:value="68886.5" table:style-name="ce1">
            <text:p>68886,5</text:p>
          </table:table-cell>
          <table:table-cell office:value-type="float" office:value="97060.2" table:style-name="ce1">
            <text:p>97060,2</text:p>
          </table:table-cell>
          <table:table-cell office:value-type="float" office:value="162.99700000000001" table:style-name="ce1">
            <text:p>162,997</text:p>
          </table:table-cell>
          <table:table-cell office:value-type="float" office:value="1339.35" table:style-name="ce1">
            <text:p>1339,35</text:p>
          </table:table-cell>
          <table:table-cell office:value-type="float" office:value="858" table:style-name="ce1">
            <text:p>858</text:p>
          </table:table-cell>
          <table:table-cell table:style-name="ce1"/>
          <table:table-cell office:value-type="float" office:value="6.4189941318054467E-3" table:formula="of:=[.$B357]/[.$A357]" table:style-name="ce1">
            <text:p>0,006418994</text:p>
          </table:table-cell>
          <table:table-cell office:value-type="float" office:value="7.2834370425715074" table:formula="of:=LOG([.$Q354];2)*-1" table:style-name="ce1">
            <text:p>7,283437043</text:p>
          </table:table-cell>
          <table:table-cell office:value-type="float" office:value="3.0386156994831341" table:formula="of:=LOG([.$N354]/[.$M354];2)" table:style-name="ce1">
            <text:p>3,038615699</text:p>
          </table:table-cell>
          <table:table-cell office:value-type="float" office:value="4.7987626584919916" table:formula="of:=LOG([.$B354]/[.$J354];2)*-1" table:style-name="ce1">
            <text:p>4,798762658</text:p>
          </table:table-cell>
          <table:table-cell office:value-type="float" office:value="2.7934842004651395" table:formula="of:=LOG([.$B354]/[.$K354];2)*-1" table:style-name="ce1">
            <text:p>2,7934842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694" table:style-name="ce1">
            <text:p>9694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float" office:value="245" table:style-name="ce1">
            <text:p>245</text:p>
          </table:table-cell>
          <table:table-cell office:value-type="float" office:value="1225" table:style-name="ce1">
            <text:p>1225</text:p>
          </table:table-cell>
          <table:table-cell office:value-type="float" office:value="1391" table:style-name="ce1">
            <text:p>1391</text:p>
          </table:table-cell>
          <table:table-cell office:value-type="float" office:value="431" table:style-name="ce1">
            <text:p>431</text:p>
          </table:table-cell>
          <table:table-cell office:value-type="float" office:value="453" table:style-name="ce1">
            <text:p>453</text:p>
          </table:table-cell>
          <table:table-cell office:value-type="float" office:value="265200" table:style-name="ce1">
            <text:p>265200</text:p>
          </table:table-cell>
          <table:table-cell office:value-type="float" office:value="31289" table:style-name="ce1">
            <text:p>31289</text:p>
          </table:table-cell>
          <table:table-cell office:value-type="float" office:value="58869.3" table:style-name="ce1">
            <text:p>58869,3</text:p>
          </table:table-cell>
          <table:table-cell office:value-type="float" office:value="135.79400000000001" table:style-name="ce1">
            <text:p>135,794</text:p>
          </table:table-cell>
          <table:table-cell office:value-type="float" office:value="1208.17" table:style-name="ce1">
            <text:p>1208,17</text:p>
          </table:table-cell>
          <table:table-cell office:value-type="float" office:value="795" table:style-name="ce1">
            <text:p>795</text:p>
          </table:table-cell>
          <table:table-cell table:style-name="ce1"/>
          <table:table-cell office:value-type="float" office:value="1.9175596375749276E-3" table:formula="of:=[.$B358]/[.$A358]" table:style-name="ce1">
            <text:p>0,00191756</text:p>
          </table:table-cell>
          <table:table-cell office:value-type="float" office:value="9.0265128373142449" table:formula="of:=LOG([.$Q355];2)*-1" table:style-name="ce1">
            <text:p>9,026512837</text:p>
          </table:table-cell>
          <table:table-cell office:value-type="float" office:value="3.153331827415863" table:formula="of:=LOG([.$N355]/[.$M355];2)" table:style-name="ce1">
            <text:p>3,153331827</text:p>
          </table:table-cell>
          <table:table-cell office:value-type="float" office:value="4.7738448827209128" table:formula="of:=LOG([.$B355]/[.$J355];2)*-1" table:style-name="ce1">
            <text:p>4,773844883</text:p>
          </table:table-cell>
          <table:table-cell office:value-type="float" office:value="1.6904915630010344" table:formula="of:=LOG([.$B355]/[.$K355];2)*-1" table:style-name="ce1">
            <text:p>1,69049156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828" table:style-name="ce1">
            <text:p>5828</text:p>
          </table:table-cell>
          <table:table-cell office:value-type="float" office:value="0" table:style-name="ce1">
            <text:p>0</text:p>
          </table:table-cell>
          <table:table-cell office:value-type="float" office:value="1293" table:style-name="ce1">
            <text:p>1293</text:p>
          </table:table-cell>
          <table:table-cell office:value-type="float" office:value="445" table:style-name="ce1">
            <text:p>445</text:p>
          </table:table-cell>
          <table:table-cell office:value-type="float" office:value="994" table:style-name="ce1">
            <text:p>994</text:p>
          </table:table-cell>
          <table:table-cell office:value-type="float" office:value="1087" table:style-name="ce1">
            <text:p>1087</text:p>
          </table:table-cell>
          <table:table-cell office:value-type="float" office:value="228" table:style-name="ce1">
            <text:p>228</text:p>
          </table:table-cell>
          <table:table-cell office:value-type="float" office:value="294" table:style-name="ce1">
            <text:p>294</text:p>
          </table:table-cell>
          <table:table-cell office:value-type="float" office:value="64883" table:style-name="ce1">
            <text:p>64883</text:p>
          </table:table-cell>
          <table:table-cell office:value-type="float" office:value="19957.5" table:style-name="ce1">
            <text:p>19957,5</text:p>
          </table:table-cell>
          <table:table-cell office:value-type="float" office:value="27327.9" table:style-name="ce1">
            <text:p>27327,9</text:p>
          </table:table-cell>
          <table:table-cell office:value-type="float" office:value="113.22499999999999" table:style-name="ce1">
            <text:p>113,225</text:p>
          </table:table-cell>
          <table:table-cell office:value-type="float" office:value="312.834" table:style-name="ce1">
            <text:p>312,834</text:p>
          </table:table-cell>
          <table:table-cell office:value-type="float" office:value="687" table:style-name="ce1">
            <text:p>687</text:p>
          </table:table-cell>
          <table:table-cell table:style-name="ce1"/>
          <table:table-cell office:value-type="float" office:value="3.2228863788156918E-3" table:formula="of:=[.$B359]/[.$A359]" table:style-name="ce1">
            <text:p>0,003222886</text:p>
          </table:table-cell>
          <table:table-cell office:value-type="float" office:value="8.2774309568319815" table:formula="of:=LOG([.$Q356];2)*-1" table:style-name="ce1">
            <text:p>8,277430957</text:p>
          </table:table-cell>
          <table:table-cell office:value-type="float" office:value="1.466204779413679" table:formula="of:=LOG([.$N356]/[.$M356];2)" table:style-name="ce1">
            <text:p>1,466204779</text:p>
          </table:table-cell>
          <table:table-cell office:value-type="float" office:value="3.4767677445780723" table:formula="of:=LOG([.$B356]/[.$J356];2)*-1" table:style-name="ce1">
            <text:p>3,476767745</text:p>
          </table:table-cell>
          <table:table-cell office:value-type="float" office:value="1.7758582285662263" table:formula="of:=LOG([.$B356]/[.$K356];2)*-1" table:style-name="ce1">
            <text:p>1,77585822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225" table:style-name="ce1">
            <text:p>12225</text:p>
          </table:table-cell>
          <table:table-cell office:value-type="float" office:value="0" table:style-name="ce1">
            <text:p>0</text:p>
          </table:table-cell>
          <table:table-cell office:value-type="float" office:value="1034" table:style-name="ce1">
            <text:p>1034</text:p>
          </table:table-cell>
          <table:table-cell office:value-type="float" office:value="281" table:style-name="ce1">
            <text:p>281</text:p>
          </table:table-cell>
          <table:table-cell office:value-type="float" office:value="968" table:style-name="ce1">
            <text:p>968</text:p>
          </table:table-cell>
          <table:table-cell office:value-type="float" office:value="1098" table:style-name="ce1">
            <text:p>1098</text:p>
          </table:table-cell>
          <table:table-cell office:value-type="float" office:value="244" table:style-name="ce1">
            <text:p>244</text:p>
          </table:table-cell>
          <table:table-cell office:value-type="float" office:value="306" table:style-name="ce1">
            <text:p>306</text:p>
          </table:table-cell>
          <table:table-cell office:value-type="float" office:value="8060" table:style-name="ce1">
            <text:p>8060</text:p>
          </table:table-cell>
          <table:table-cell office:value-type="float" office:value="8060" table:style-name="ce1">
            <text:p>8060</text:p>
          </table:table-cell>
          <table:table-cell office:value-type="float" office:value="8060" table:style-name="ce1">
            <text:p>8060</text:p>
          </table:table-cell>
          <table:table-cell office:value-type="float" office:value="12.1655" table:style-name="ce1">
            <text:p>12,1655</text:p>
          </table:table-cell>
          <table:table-cell office:value-type="float" office:value="6.0827600000000004" table:style-name="ce1">
            <text:p>6,08276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4.2320730226872716E-3" table:formula="of:=[.$B360]/[.$A360]" table:style-name="ce1">
            <text:p>0,004232073</text:p>
          </table:table-cell>
          <table:table-cell office:value-type="float" office:value="7.8844197638831375" table:formula="of:=LOG([.$Q357];2)*-1" table:style-name="ce1">
            <text:p>7,884419764</text:p>
          </table:table-cell>
          <table:table-cell office:value-type="float" office:value="-0.99999762822102656" table:formula="of:=LOG([.$N357]/[.$M357];2)" table:style-name="ce1">
            <text:p>-0,999997628</text:p>
          </table:table-cell>
          <table:table-cell office:value-type="float" office:value="-0.60098272131162878" table:formula="of:=LOG([.$B357]/[.$J357];2)*-1" table:style-name="ce1">
            <text:p>-0,600982721</text:p>
          </table:table-cell>
          <table:table-cell office:value-type="float" office:value="-0.60098272131162878" table:formula="of:=LOG([.$B357]/[.$K357];2)*-1" table:style-name="ce1">
            <text:p>-0,60098272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652" table:style-name="ce1">
            <text:p>3652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294" table:style-name="ce1">
            <text:p>294</text:p>
          </table:table-cell>
          <table:table-cell office:value-type="float" office:value="535" table:style-name="ce1">
            <text:p>535</text:p>
          </table:table-cell>
          <table:table-cell office:value-type="float" office:value="623" table:style-name="ce1">
            <text:p>623</text:p>
          </table:table-cell>
          <table:table-cell office:value-type="float" office:value="465" table:style-name="ce1">
            <text:p>465</text:p>
          </table:table-cell>
          <table:table-cell office:value-type="float" office:value="518" table:style-name="ce1">
            <text:p>518</text:p>
          </table:table-cell>
          <table:table-cell office:value-type="float" office:value="107072" table:style-name="ce1">
            <text:p>107072</text:p>
          </table:table-cell>
          <table:table-cell office:value-type="float" office:value="22523" table:style-name="ce1">
            <text:p>22523</text:p>
          </table:table-cell>
          <table:table-cell office:value-type="float" office:value="30123.599999999999" table:style-name="ce1">
            <text:p>30123,6</text:p>
          </table:table-cell>
          <table:table-cell office:value-type="float" office:value="95.854100000000003" table:style-name="ce1">
            <text:p>95,8541</text:p>
          </table:table-cell>
          <table:table-cell office:value-type="float" office:value="476.61799999999999" table:style-name="ce1">
            <text:p>476,618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2.4489315853366547E-3" table:formula="of:=[.$B361]/[.$A361]" table:style-name="ce1">
            <text:p>0,002448932</text:p>
          </table:table-cell>
          <table:table-cell office:value-type="float" office:value="8.6736318140979698" table:formula="of:=LOG([.$Q358];2)*-1" table:style-name="ce1">
            <text:p>8,673631814</text:p>
          </table:table-cell>
          <table:table-cell office:value-type="float" office:value="2.3139213903018012" table:formula="of:=LOG([.$N358]/[.$M358];2)" table:style-name="ce1">
            <text:p>2,31392139</text:p>
          </table:table-cell>
          <table:table-cell office:value-type="float" office:value="4.8737506800541306" table:formula="of:=LOG([.$B358]/[.$J358];2)*-1" table:style-name="ce1">
            <text:p>4,87375068</text:p>
          </table:table-cell>
          <table:table-cell office:value-type="float" office:value="2.6246403326878776" table:formula="of:=LOG([.$B358]/[.$K358];2)*-1" table:style-name="ce1">
            <text:p>2,62464033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138" table:style-name="ce1">
            <text:p>6138</text:p>
          </table:table-cell>
          <table:table-cell office:value-type="float" office:value="0" table:style-name="ce1">
            <text:p>0</text:p>
          </table:table-cell>
          <table:table-cell office:value-type="float" office:value="596" table:style-name="ce1">
            <text:p>596</text:p>
          </table:table-cell>
          <table:table-cell office:value-type="float" office:value="506" table:style-name="ce1">
            <text:p>506</text:p>
          </table:table-cell>
          <table:table-cell office:value-type="float" office:value="881" table:style-name="ce1">
            <text:p>881</text:p>
          </table:table-cell>
          <table:table-cell office:value-type="float" office:value="930" table:style-name="ce1">
            <text:p>930</text:p>
          </table:table-cell>
          <table:table-cell office:value-type="float" office:value="507" table:style-name="ce1">
            <text:p>507</text:p>
          </table:table-cell>
          <table:table-cell office:value-type="float" office:value="569" table:style-name="ce1">
            <text:p>569</text:p>
          </table:table-cell>
          <table:table-cell office:value-type="float" office:value="21042" table:style-name="ce1">
            <text:p>21042</text:p>
          </table:table-cell>
          <table:table-cell office:value-type="float" office:value="11897.5" table:style-name="ce1">
            <text:p>11897,5</text:p>
          </table:table-cell>
          <table:table-cell office:value-type="float" office:value="17315.7" table:style-name="ce1">
            <text:p>17315,7</text:p>
          </table:table-cell>
          <table:table-cell office:value-type="float" office:value="48.3735" table:style-name="ce1">
            <text:p>48,3735</text:p>
          </table:table-cell>
          <table:table-cell office:value-type="float" office:value="310.65300000000002" table:style-name="ce1">
            <text:p>310,653</text:p>
          </table:table-cell>
          <table:table-cell office:value-type="float" office:value="624" table:style-name="ce1">
            <text:p>624</text:p>
          </table:table-cell>
          <table:table-cell table:style-name="ce1"/>
          <table:table-cell office:value-type="float" office:value="1.5951659854744333E-3" table:formula="of:=[.$B362]/[.$A362]" table:style-name="ce1">
            <text:p>0,001595166</text:p>
          </table:table-cell>
          <table:table-cell office:value-type="float" office:value="9.2920777327963826" table:formula="of:=LOG([.$Q359];2)*-1" table:style-name="ce1">
            <text:p>9,292077733</text:p>
          </table:table-cell>
          <table:table-cell office:value-type="float" office:value="2.6830151556180644" table:formula="of:=LOG([.$N359]/[.$M359];2)" table:style-name="ce1">
            <text:p>2,683015156</text:p>
          </table:table-cell>
          <table:table-cell office:value-type="float" office:value="1.7774312855074841" table:formula="of:=LOG([.$B359]/[.$J359];2)*-1" table:style-name="ce1">
            <text:p>1,777431286</text:p>
          </table:table-cell>
          <table:table-cell office:value-type="float" office:value="0.95481790358136964" table:formula="of:=LOG([.$B359]/[.$K359];2)*-1" table:style-name="ce1">
            <text:p>0,95481790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060" table:style-name="ce1">
            <text:p>8060</text:p>
          </table:table-cell>
          <table:table-cell office:value-type="float" office:value="0" table:style-name="ce1">
            <text:p>0</text:p>
          </table:table-cell>
          <table:table-cell office:value-type="float" office:value="893" table:style-name="ce1">
            <text:p>893</text:p>
          </table:table-cell>
          <table:table-cell office:value-type="float" office:value="559" table:style-name="ce1">
            <text:p>559</text:p>
          </table:table-cell>
          <table:table-cell office:value-type="float" office:value="208" table:style-name="ce1">
            <text:p>208</text:p>
          </table:table-cell>
          <table:table-cell office:value-type="float" office:value="287" table:style-name="ce1">
            <text:p>287</text:p>
          </table:table-cell>
          <table:table-cell office:value-type="float" office:value="671" table:style-name="ce1">
            <text:p>671</text:p>
          </table:table-cell>
          <table:table-cell office:value-type="float" office:value="777" table:style-name="ce1">
            <text:p>777</text:p>
          </table:table-cell>
          <table:table-cell office:value-type="float" office:value="149330" table:style-name="ce1">
            <text:p>149330</text:p>
          </table:table-cell>
          <table:table-cell office:value-type="float" office:value="44916" table:style-name="ce1">
            <text:p>44916</text:p>
          </table:table-cell>
          <table:table-cell office:value-type="float" office:value="50970" table:style-name="ce1">
            <text:p>50970</text:p>
          </table:table-cell>
          <table:table-cell office:value-type="float" office:value="80.05" table:style-name="ce1">
            <text:p>80,05</text:p>
          </table:table-cell>
          <table:table-cell office:value-type="float" office:value="666.73900000000003" table:style-name="ce1">
            <text:p>666,739</text:p>
          </table:table-cell>
          <table:table-cell office:value-type="float" office:value="1779" table:style-name="ce1">
            <text:p>1779</text:p>
          </table:table-cell>
          <table:table-cell table:style-name="ce1"/>
          <table:table-cell office:value-type="float" office:value="4.3969453463999029E-3" table:formula="of:=[.$B363]/[.$A363]" table:style-name="ce1">
            <text:p>0,004396945</text:p>
          </table:table-cell>
          <table:table-cell office:value-type="float" office:value="7.8292826845581649" table:formula="of:=LOG([.$Q360];2)*-1" table:style-name="ce1">
            <text:p>7,829282685</text:p>
          </table:table-cell>
          <table:table-cell office:value-type="float" office:value="3.0581488102327041" table:formula="of:=LOG([.$N360]/[.$M360];2)" table:style-name="ce1">
            <text:p>3,05814881</text:p>
          </table:table-cell>
          <table:table-cell office:value-type="float" office:value="4.2115803792094857" table:formula="of:=LOG([.$B360]/[.$J360];2)*-1" table:style-name="ce1">
            <text:p>4,211580379</text:p>
          </table:table-cell>
          <table:table-cell office:value-type="float" office:value="2.478377710205788" table:formula="of:=LOG([.$B360]/[.$K360];2)*-1" table:style-name="ce1">
            <text:p>2,4783777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664" table:style-name="ce1">
            <text:p>4664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722" table:style-name="ce1">
            <text:p>722</text:p>
          </table:table-cell>
          <table:table-cell office:value-type="float" office:value="833" table:style-name="ce1">
            <text:p>833</text:p>
          </table:table-cell>
          <table:table-cell office:value-type="float" office:value="939" table:style-name="ce1">
            <text:p>939</text:p>
          </table:table-cell>
          <table:table-cell office:value-type="float" office:value="634" table:style-name="ce1">
            <text:p>634</text:p>
          </table:table-cell>
          <table:table-cell office:value-type="float" office:value="704" table:style-name="ce1">
            <text:p>704</text:p>
          </table:table-cell>
          <table:table-cell office:value-type="float" office:value="60192" table:style-name="ce1">
            <text:p>60192</text:p>
          </table:table-cell>
          <table:table-cell office:value-type="float" office:value="28604" table:style-name="ce1">
            <text:p>28604</text:p>
          </table:table-cell>
          <table:table-cell office:value-type="float" office:value="34854.5" table:style-name="ce1">
            <text:p>34854,5</text:p>
          </table:table-cell>
          <table:table-cell office:value-type="float" office:value="106.301" table:style-name="ce1">
            <text:p>106,301</text:p>
          </table:table-cell>
          <table:table-cell office:value-type="float" office:value="633.22199999999998" table:style-name="ce1">
            <text:p>633,222</text:p>
          </table:table-cell>
          <table:table-cell office:value-type="float" office:value="920" table:style-name="ce1">
            <text:p>920</text:p>
          </table:table-cell>
          <table:table-cell table:style-name="ce1"/>
          <table:table-cell office:value-type="float" office:value="3.8960275221264959E-3" table:formula="of:=[.$B364]/[.$A364]" table:style-name="ce1">
            <text:p>0,003896028</text:p>
          </table:table-cell>
          <table:table-cell office:value-type="float" office:value="8.0037804157903008" table:formula="of:=LOG([.$Q361];2)*-1" table:style-name="ce1">
            <text:p>8,003780416</text:p>
          </table:table-cell>
          <table:table-cell office:value-type="float" office:value="2.5745562111021933" table:formula="of:=LOG([.$N361]/[.$M361];2)" table:style-name="ce1">
            <text:p>2,574556211</text:p>
          </table:table-cell>
          <table:table-cell office:value-type="float" office:value="3.689932060322699" table:formula="of:=LOG([.$B361]/[.$J361];2)*-1" table:style-name="ce1">
            <text:p>3,68993206</text:p>
          </table:table-cell>
          <table:table-cell office:value-type="float" office:value="2.6165772147739506" table:formula="of:=LOG([.$B361]/[.$K361];2)*-1" table:style-name="ce1">
            <text:p>2,61657721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038" table:style-name="ce1">
            <text:p>3038</text:p>
          </table:table-cell>
          <table:table-cell office:value-type="float" office:value="0" table:style-name="ce1">
            <text:p>0</text:p>
          </table:table-cell>
          <table:table-cell office:value-type="float" office:value="901" table:style-name="ce1">
            <text:p>901</text:p>
          </table:table-cell>
          <table:table-cell office:value-type="float" office:value="663" table:style-name="ce1">
            <text:p>663</text:p>
          </table:table-cell>
          <table:table-cell office:value-type="float" office:value="507" table:style-name="ce1">
            <text:p>507</text:p>
          </table:table-cell>
          <table:table-cell office:value-type="float" office:value="621" table:style-name="ce1">
            <text:p>621</text:p>
          </table:table-cell>
          <table:table-cell office:value-type="float" office:value="449" table:style-name="ce1">
            <text:p>449</text:p>
          </table:table-cell>
          <table:table-cell office:value-type="float" office:value="500" table:style-name="ce1">
            <text:p>500</text:p>
          </table:table-cell>
          <table:table-cell office:value-type="float" office:value="84316" table:style-name="ce1">
            <text:p>84316</text:p>
          </table:table-cell>
          <table:table-cell office:value-type="float" office:value="22245" table:style-name="ce1">
            <text:p>22245</text:p>
          </table:table-cell>
          <table:table-cell office:value-type="float" office:value="30279" table:style-name="ce1">
            <text:p>30279</text:p>
          </table:table-cell>
          <table:table-cell office:value-type="float" office:value="102.956" table:style-name="ce1">
            <text:p>102,956</text:p>
          </table:table-cell>
          <table:table-cell office:value-type="float" office:value="386.38099999999997" table:style-name="ce1">
            <text:p>386,381</text:p>
          </table:table-cell>
          <table:table-cell office:value-type="float" office:value="593" table:style-name="ce1">
            <text:p>593</text:p>
          </table:table-cell>
          <table:table-cell table:style-name="ce1"/>
          <table:table-cell office:value-type="float" office:value="3.052763344156799E-3" table:formula="of:=[.$B365]/[.$A365]" table:style-name="ce1">
            <text:p>0,003052763</text:p>
          </table:table-cell>
          <table:table-cell office:value-type="float" office:value="8.3556685311622285" table:formula="of:=LOG([.$Q362];2)*-1" table:style-name="ce1">
            <text:p>8,355668531</text:p>
          </table:table-cell>
          <table:table-cell office:value-type="float" office:value="1.9079962436318729" table:formula="of:=LOG([.$N362]/[.$M362];2)" table:style-name="ce1">
            <text:p>1,907996244</text:p>
          </table:table-cell>
          <table:table-cell office:value-type="float" office:value="4.7946126513554397" table:formula="of:=LOG([.$B362]/[.$J362];2)*-1" table:style-name="ce1">
            <text:p>4,794612651</text:p>
          </table:table-cell>
          <table:table-cell office:value-type="float" office:value="2.8722873235610655" table:formula="of:=LOG([.$B362]/[.$K362];2)*-1" table:style-name="ce1">
            <text:p>2,87228732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374" table:style-name="ce1">
            <text:p>8374</text:p>
          </table:table-cell>
          <table:table-cell office:value-type="float" office:value="0" table:style-name="ce1">
            <text:p>0</text:p>
          </table:table-cell>
          <table:table-cell office:value-type="float" office:value="605" table:style-name="ce1">
            <text:p>605</text:p>
          </table:table-cell>
          <table:table-cell office:value-type="float" office:value="464" table:style-name="ce1">
            <text:p>464</text:p>
          </table:table-cell>
          <table:table-cell office:value-type="float" office:value="895" table:style-name="ce1">
            <text:p>895</text:p>
          </table:table-cell>
          <table:table-cell office:value-type="float" office:value="1013" table:style-name="ce1">
            <text:p>1013</text:p>
          </table:table-cell>
          <table:table-cell office:value-type="float" office:value="524" table:style-name="ce1">
            <text:p>524</text:p>
          </table:table-cell>
          <table:table-cell office:value-type="float" office:value="625" table:style-name="ce1">
            <text:p>625</text:p>
          </table:table-cell>
          <table:table-cell office:value-type="float" office:value="65688" table:style-name="ce1">
            <text:p>65688</text:p>
          </table:table-cell>
          <table:table-cell office:value-type="float" office:value="30103" table:style-name="ce1">
            <text:p>30103</text:p>
          </table:table-cell>
          <table:table-cell office:value-type="float" office:value="30731.4" table:style-name="ce1">
            <text:p>30731,4</text:p>
          </table:table-cell>
          <table:table-cell office:value-type="float" office:value="123.968" table:style-name="ce1">
            <text:p>123,968</text:p>
          </table:table-cell>
          <table:table-cell office:value-type="float" office:value="365.92500000000001" table:style-name="ce1">
            <text:p>365,925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6.2577973057551996E-3" table:formula="of:=[.$B366]/[.$A366]" table:style-name="ce1">
            <text:p>0,006257797</text:p>
          </table:table-cell>
          <table:table-cell office:value-type="float" office:value="7.3201293551848297" table:formula="of:=LOG([.$Q363];2)*-1" table:style-name="ce1">
            <text:p>7,320129355</text:p>
          </table:table-cell>
          <table:table-cell office:value-type="float" office:value="1.5615802198186544" table:formula="of:=LOG([.$N363]/[.$M363];2)" table:style-name="ce1">
            <text:p>1,56158022</text:p>
          </table:table-cell>
          <table:table-cell office:value-type="float" office:value="2.9716410173458105" table:formula="of:=LOG([.$B363]/[.$J363];2)*-1" table:style-name="ce1">
            <text:p>2,971641017</text:p>
          </table:table-cell>
          <table:table-cell office:value-type="float" office:value="1.845918446832387" table:formula="of:=LOG([.$B363]/[.$K363];2)*-1" table:style-name="ce1">
            <text:p>1,84591844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420" table:style-name="ce1">
            <text:p>7420</text:p>
          </table:table-cell>
          <table:table-cell office:value-type="float" office:value="0" table:style-name="ce1">
            <text:p>0</text:p>
          </table:table-cell>
          <table:table-cell office:value-type="float" office:value="912" table:style-name="ce1">
            <text:p>912</text:p>
          </table:table-cell>
          <table:table-cell office:value-type="float" office:value="563" table:style-name="ce1">
            <text:p>563</text:p>
          </table:table-cell>
          <table:table-cell office:value-type="float" office:value="1656" table:style-name="ce1">
            <text:p>1656</text:p>
          </table:table-cell>
          <table:table-cell office:value-type="float" office:value="1724" table:style-name="ce1">
            <text:p>1724</text:p>
          </table:table-cell>
          <table:table-cell office:value-type="float" office:value="572" table:style-name="ce1">
            <text:p>572</text:p>
          </table:table-cell>
          <table:table-cell office:value-type="float" office:value="596" table:style-name="ce1">
            <text:p>596</text:p>
          </table:table-cell>
          <table:table-cell office:value-type="float" office:value="26796" table:style-name="ce1">
            <text:p>26796</text:p>
          </table:table-cell>
          <table:table-cell office:value-type="float" office:value="10866" table:style-name="ce1">
            <text:p>10866</text:p>
          </table:table-cell>
          <table:table-cell office:value-type="float" office:value="14836.3" table:style-name="ce1">
            <text:p>14836,3</text:p>
          </table:table-cell>
          <table:table-cell office:value-type="float" office:value="68.029399999999995" table:style-name="ce1">
            <text:p>68,0294</text:p>
          </table:table-cell>
          <table:table-cell office:value-type="float" office:value="778.28300000000002" table:style-name="ce1">
            <text:p>778,283</text:p>
          </table:table-cell>
          <table:table-cell office:value-type="float" office:value="764" table:style-name="ce1">
            <text:p>764</text:p>
          </table:table-cell>
          <table:table-cell table:style-name="ce1"/>
          <table:table-cell office:value-type="float" office:value="8.5691602642997864E-4" table:formula="of:=[.$B367]/[.$A367]" table:style-name="ce1">
            <text:p>0,000856916</text:p>
          </table:table-cell>
          <table:table-cell office:value-type="float" office:value="10.188558545326972" table:formula="of:=LOG([.$Q364];2)*-1" table:style-name="ce1">
            <text:p>10,18855855</text:p>
          </table:table-cell>
          <table:table-cell office:value-type="float" office:value="3.5160645746277335" table:formula="of:=LOG([.$N364]/[.$M364];2)" table:style-name="ce1">
            <text:p>3,516064575</text:p>
          </table:table-cell>
          <table:table-cell office:value-type="float" office:value="1.8525265650354639" table:formula="of:=LOG([.$B364]/[.$J364];2)*-1" table:style-name="ce1">
            <text:p>1,852526565</text:p>
          </table:table-cell>
          <table:table-cell office:value-type="float" office:value="0.55032986016315855" table:formula="of:=LOG([.$B364]/[.$K364];2)*-1" table:style-name="ce1">
            <text:p>0,5503298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814" table:style-name="ce1">
            <text:p>5814</text:p>
          </table:table-cell>
          <table:table-cell office:value-type="float" office:value="0" table:style-name="ce1">
            <text:p>0</text:p>
          </table:table-cell>
          <table:table-cell office:value-type="float" office:value="1699" table:style-name="ce1">
            <text:p>1699</text:p>
          </table:table-cell>
          <table:table-cell office:value-type="float" office:value="578" table:style-name="ce1">
            <text:p>578</text:p>
          </table:table-cell>
          <table:table-cell office:value-type="float" office:value="1706" table:style-name="ce1">
            <text:p>1706</text:p>
          </table:table-cell>
          <table:table-cell office:value-type="float" office:value="1819" table:style-name="ce1">
            <text:p>1819</text:p>
          </table:table-cell>
          <table:table-cell office:value-type="float" office:value="598" table:style-name="ce1">
            <text:p>598</text:p>
          </table:table-cell>
          <table:table-cell office:value-type="float" office:value="627" table:style-name="ce1">
            <text:p>627</text:p>
          </table:table-cell>
          <table:table-cell office:value-type="float" office:value="5880" table:style-name="ce1">
            <text:p>5880</text:p>
          </table:table-cell>
          <table:table-cell office:value-type="float" office:value="4508.5" table:style-name="ce1">
            <text:p>4508,5</text:p>
          </table:table-cell>
          <table:table-cell office:value-type="float" office:value="6912.13" table:style-name="ce1">
            <text:p>6912,13</text:p>
          </table:table-cell>
          <table:table-cell office:value-type="float" office:value="59.0593" table:style-name="ce1">
            <text:p>59,0593</text:p>
          </table:table-cell>
          <table:table-cell office:value-type="float" office:value="71.589100000000002" table:style-name="ce1">
            <text:p>71,5891</text:p>
          </table:table-cell>
          <table:table-cell office:value-type="float" office:value="952" table:style-name="ce1">
            <text:p>952</text:p>
          </table:table-cell>
          <table:table-cell table:style-name="ce1"/>
          <table:table-cell office:value-type="float" office:value="1.7206579770900981E-3" table:formula="of:=[.$B368]/[.$A368]" table:style-name="ce1">
            <text:p>0,001720658</text:p>
          </table:table-cell>
          <table:table-cell office:value-type="float" office:value="9.1828239297557079" table:formula="of:=LOG([.$Q365];2)*-1" table:style-name="ce1">
            <text:p>9,18282393</text:p>
          </table:table-cell>
          <table:table-cell office:value-type="float" office:value="0.27757568557580303" table:formula="of:=LOG([.$N365]/[.$M365];2)" table:style-name="ce1">
            <text:p>0,277575686</text:p>
          </table:table-cell>
          <table:table-cell office:value-type="float" office:value="1.6285083587489514E-2" table:formula="of:=LOG([.$B365]/[.$J365];2)*-1" table:style-name="ce1">
            <text:p>0,016285084</text:p>
          </table:table-cell>
          <table:table-cell office:value-type="float" office:value="-0.36688354985938948" table:formula="of:=LOG([.$B365]/[.$K365];2)*-1" table:style-name="ce1">
            <text:p>-0,3668835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918" table:style-name="ce1">
            <text:p>11918</text:p>
          </table:table-cell>
          <table:table-cell office:value-type="float" office:value="0" table:style-name="ce1">
            <text:p>0</text:p>
          </table:table-cell>
          <table:table-cell office:value-type="float" office:value="1794" table:style-name="ce1">
            <text:p>1794</text:p>
          </table:table-cell>
          <table:table-cell office:value-type="float" office:value="620" table:style-name="ce1">
            <text:p>620</text:p>
          </table:table-cell>
          <table:table-cell office:value-type="float" office:value="267" table:style-name="ce1">
            <text:p>267</text:p>
          </table:table-cell>
          <table:table-cell office:value-type="float" office:value="390" table:style-name="ce1">
            <text:p>390</text:p>
          </table:table-cell>
          <table:table-cell office:value-type="float" office:value="739" table:style-name="ce1">
            <text:p>739</text:p>
          </table:table-cell>
          <table:table-cell office:value-type="float" office:value="811" table:style-name="ce1">
            <text:p>811</text:p>
          </table:table-cell>
          <table:table-cell office:value-type="float" office:value="291657" table:style-name="ce1">
            <text:p>291657</text:p>
          </table:table-cell>
          <table:table-cell office:value-type="float" office:value="66718.5" table:style-name="ce1">
            <text:p>66718,5</text:p>
          </table:table-cell>
          <table:table-cell office:value-type="float" office:value="71538.100000000006" table:style-name="ce1">
            <text:p>71538,1</text:p>
          </table:table-cell>
          <table:table-cell office:value-type="float" office:value="122.589" table:style-name="ce1">
            <text:p>122,589</text:p>
          </table:table-cell>
          <table:table-cell office:value-type="float" office:value="1474.17" table:style-name="ce1">
            <text:p>1474,17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4.6500296140097371E-3" table:formula="of:=[.$B369]/[.$A369]" table:style-name="ce1">
            <text:p>0,00465003</text:p>
          </table:table-cell>
          <table:table-cell office:value-type="float" office:value="7.7485443805169139" table:formula="of:=LOG([.$Q366];2)*-1" table:style-name="ce1">
            <text:p>7,748544381</text:p>
          </table:table-cell>
          <table:table-cell office:value-type="float" office:value="3.5880014684864845" table:formula="of:=LOG([.$N366]/[.$M366];2)" table:style-name="ce1">
            <text:p>3,588001468</text:p>
          </table:table-cell>
          <table:table-cell office:value-type="float" office:value="4.6130586427189639" table:formula="of:=LOG([.$B366]/[.$J366];2)*-1" table:style-name="ce1">
            <text:p>4,613058643</text:p>
          </table:table-cell>
          <table:table-cell office:value-type="float" office:value="2.4849447011631183" table:formula="of:=LOG([.$B366]/[.$K366];2)*-1" table:style-name="ce1">
            <text:p>2,48494470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632" table:style-name="ce1">
            <text:p>1632</text:p>
          </table:table-cell>
          <table:table-cell office:value-type="float" office:value="0" table:style-name="ce1">
            <text:p>0</text:p>
          </table:table-cell>
          <table:table-cell office:value-type="float" office:value="338" table:style-name="ce1">
            <text:p>338</text:p>
          </table:table-cell>
          <table:table-cell office:value-type="float" office:value="796" table:style-name="ce1">
            <text:p>796</text:p>
          </table:table-cell>
          <table:table-cell office:value-type="float" office:value="1502" table:style-name="ce1">
            <text:p>1502</text:p>
          </table:table-cell>
          <table:table-cell office:value-type="float" office:value="1675" table:style-name="ce1">
            <text:p>1675</text:p>
          </table:table-cell>
          <table:table-cell office:value-type="float" office:value="104" table:style-name="ce1">
            <text:p>104</text:p>
          </table:table-cell>
          <table:table-cell office:value-type="float" office:value="177" table:style-name="ce1">
            <text:p>177</text:p>
          </table:table-cell>
          <table:table-cell office:value-type="float" office:value="925204" table:style-name="ce1">
            <text:p>925204</text:p>
          </table:table-cell>
          <table:table-cell office:value-type="float" office:value="108658" table:style-name="ce1">
            <text:p>108658</text:p>
          </table:table-cell>
          <table:table-cell office:value-type="float" office:value="150280" table:style-name="ce1">
            <text:p>150280</text:p>
          </table:table-cell>
          <table:table-cell office:value-type="float" office:value="153.88300000000001" table:style-name="ce1">
            <text:p>153,883</text:p>
          </table:table-cell>
          <table:table-cell office:value-type="float" office:value="1411.68" table:style-name="ce1">
            <text:p>1411,68</text:p>
          </table:table-cell>
          <table:table-cell office:value-type="float" office:value="749" table:style-name="ce1">
            <text:p>749</text:p>
          </table:table-cell>
          <table:table-cell table:style-name="ce1"/>
          <table:table-cell office:value-type="float" office:value="6.6311228540344366E-3" table:formula="of:=[.$B370]/[.$A370]" table:style-name="ce1">
            <text:p>0,006631123</text:p>
          </table:table-cell>
          <table:table-cell office:value-type="float" office:value="7.2365311007817246" table:formula="of:=LOG([.$Q367];2)*-1" table:style-name="ce1">
            <text:p>7,236531101</text:p>
          </table:table-cell>
          <table:table-cell office:value-type="float" office:value="3.1975073292202767" table:formula="of:=LOG([.$N367]/[.$M367];2)" table:style-name="ce1">
            <text:p>3,197507329</text:p>
          </table:table-cell>
          <table:table-cell office:value-type="float" office:value="9.1469866357585818" table:formula="of:=LOG([.$B367]/[.$J367];2)*-1" table:style-name="ce1">
            <text:p>9,146986636</text:p>
          </table:table-cell>
          <table:table-cell office:value-type="float" office:value="6.0570095300442457" table:formula="of:=LOG([.$B367]/[.$K367];2)*-1" table:style-name="ce1">
            <text:p>6,0570095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277" table:style-name="ce1">
            <text:p>3277</text:p>
          </table:table-cell>
          <table:table-cell office:value-type="float" office:value="0" table:style-name="ce1">
            <text:p>0</text:p>
          </table:table-cell>
          <table:table-cell office:value-type="float" office:value="1672" table:style-name="ce1">
            <text:p>1672</text:p>
          </table:table-cell>
          <table:table-cell office:value-type="float" office:value="121" table:style-name="ce1">
            <text:p>121</text:p>
          </table:table-cell>
          <table:table-cell office:value-type="float" office:value="1436" table:style-name="ce1">
            <text:p>1436</text:p>
          </table:table-cell>
          <table:table-cell office:value-type="float" office:value="1535" table:style-name="ce1">
            <text:p>1535</text:p>
          </table:table-cell>
          <table:table-cell office:value-type="float" office:value="557" table:style-name="ce1">
            <text:p>557</text:p>
          </table:table-cell>
          <table:table-cell office:value-type="float" office:value="606" table:style-name="ce1">
            <text:p>606</text:p>
          </table:table-cell>
          <table:table-cell office:value-type="float" office:value="114460" table:style-name="ce1">
            <text:p>114460</text:p>
          </table:table-cell>
          <table:table-cell office:value-type="float" office:value="29789.5" table:style-name="ce1">
            <text:p>29789,5</text:p>
          </table:table-cell>
          <table:table-cell office:value-type="float" office:value="64446.7" table:style-name="ce1">
            <text:p>64446,7</text:p>
          </table:table-cell>
          <table:table-cell office:value-type="float" office:value="51.264000000000003" table:style-name="ce1">
            <text:p>51,264</text:p>
          </table:table-cell>
          <table:table-cell office:value-type="float" office:value="496.55700000000002" table:style-name="ce1">
            <text:p>496,557</text:p>
          </table:table-cell>
          <table:table-cell office:value-type="float" office:value="764" table:style-name="ce1">
            <text:p>764</text:p>
          </table:table-cell>
          <table:table-cell table:style-name="ce1"/>
          <table:table-cell office:value-type="float" office:value="2.5471198800317563E-3" table:formula="of:=[.$B371]/[.$A371]" table:style-name="ce1">
            <text:p>0,00254712</text:p>
          </table:table-cell>
          <table:table-cell office:value-type="float" office:value="8.6169174231036489" table:formula="of:=LOG([.$Q368];2)*-1" table:style-name="ce1">
            <text:p>8,616917423</text:p>
          </table:table-cell>
          <table:table-cell office:value-type="float" office:value="3.2759413768962182" table:formula="of:=LOG([.$N368]/[.$M368];2)" table:style-name="ce1">
            <text:p>3,275941377</text:p>
          </table:table-cell>
          <table:table-cell office:value-type="float" office:value="5.1263240288935714" table:formula="of:=LOG([.$B368]/[.$J368];2)*-1" table:style-name="ce1">
            <text:p>5,126324029</text:p>
          </table:table-cell>
          <table:table-cell office:value-type="float" office:value="3.184356330972645" table:formula="of:=LOG([.$B368]/[.$K368];2)*-1" table:style-name="ce1">
            <text:p>3,18435633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856" table:style-name="ce1">
            <text:p>8856</text:p>
          </table:table-cell>
          <table:table-cell office:value-type="float" office:value="0" table:style-name="ce1">
            <text:p>0</text:p>
          </table:table-cell>
          <table:table-cell office:value-type="float" office:value="1523" table:style-name="ce1">
            <text:p>1523</text:p>
          </table:table-cell>
          <table:table-cell office:value-type="float" office:value="591" table:style-name="ce1">
            <text:p>591</text:p>
          </table:table-cell>
          <table:table-cell office:value-type="float" office:value="1479" table:style-name="ce1">
            <text:p>1479</text:p>
          </table:table-cell>
          <table:table-cell office:value-type="float" office:value="1654" table:style-name="ce1">
            <text:p>1654</text:p>
          </table:table-cell>
          <table:table-cell office:value-type="float" office:value="641" table:style-name="ce1">
            <text:p>641</text:p>
          </table:table-cell>
          <table:table-cell office:value-type="float" office:value="750" table:style-name="ce1">
            <text:p>750</text:p>
          </table:table-cell>
          <table:table-cell office:value-type="float" office:value="27825" table:style-name="ce1">
            <text:p>27825</text:p>
          </table:table-cell>
          <table:table-cell office:value-type="float" office:value="23450" table:style-name="ce1">
            <text:p>23450</text:p>
          </table:table-cell>
          <table:table-cell office:value-type="float" office:value="27763.8" table:style-name="ce1">
            <text:p>27763,8</text:p>
          </table:table-cell>
          <table:table-cell office:value-type="float" office:value="117.38800000000001" table:style-name="ce1">
            <text:p>117,388</text:p>
          </table:table-cell>
          <table:table-cell office:value-type="float" office:value="112.539" table:style-name="ce1">
            <text:p>112,539</text:p>
          </table:table-cell>
          <table:table-cell office:value-type="float" office:value="468" table:style-name="ce1">
            <text:p>468</text:p>
          </table:table-cell>
          <table:table-cell table:style-name="ce1"/>
          <table:table-cell office:value-type="float" office:value="1.0015731129995001E-2" table:formula="of:=[.$B372]/[.$A372]" table:style-name="ce1">
            <text:p>0,010015731</text:p>
          </table:table-cell>
          <table:table-cell office:value-type="float" office:value="6.6415884506892118" table:formula="of:=LOG([.$Q369];2)*-1" table:style-name="ce1">
            <text:p>6,641588451</text:p>
          </table:table-cell>
          <table:table-cell office:value-type="float" office:value="-6.0859887287923055E-2" table:formula="of:=LOG([.$N369]/[.$M369];2)" table:style-name="ce1">
            <text:p>-0,060859887</text:p>
          </table:table-cell>
          <table:table-cell office:value-type="float" office:value="1.6516545603351318" table:formula="of:=LOG([.$B369]/[.$J369];2)*-1" table:style-name="ce1">
            <text:p>1,65165456</text:p>
          </table:table-cell>
          <table:table-cell office:value-type="float" office:value="1.404860795508549" table:formula="of:=LOG([.$B369]/[.$K369];2)*-1" table:style-name="ce1">
            <text:p>1,40486079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629" table:style-name="ce1">
            <text:p>12629</text:p>
          </table:table-cell>
          <table:table-cell office:value-type="float" office:value="0" table:style-name="ce1">
            <text:p>0</text:p>
          </table:table-cell>
          <table:table-cell office:value-type="float" office:value="1532" table:style-name="ce1">
            <text:p>1532</text:p>
          </table:table-cell>
          <table:table-cell office:value-type="float" office:value="712" table:style-name="ce1">
            <text:p>712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office:value-type="float" office:value="662" table:style-name="ce1">
            <text:p>662</text:p>
          </table:table-cell>
          <table:table-cell office:value-type="float" office:value="735" table:style-name="ce1">
            <text:p>735</text:p>
          </table:table-cell>
          <table:table-cell office:value-type="float" office:value="107456" table:style-name="ce1">
            <text:p>107456</text:p>
          </table:table-cell>
          <table:table-cell office:value-type="float" office:value="54713.5" table:style-name="ce1">
            <text:p>54713,5</text:p>
          </table:table-cell>
          <table:table-cell office:value-type="float" office:value="65654.3" table:style-name="ce1">
            <text:p>65654,3</text:p>
          </table:table-cell>
          <table:table-cell office:value-type="float" office:value="26.076799999999999" table:style-name="ce1">
            <text:p>26,0768</text:p>
          </table:table-cell>
          <table:table-cell office:value-type="float" office:value="1459.07" table:style-name="ce1">
            <text:p>1459,07</text:p>
          </table:table-cell>
          <table:table-cell office:value-type="float" office:value="983" table:style-name="ce1">
            <text:p>983</text:p>
          </table:table-cell>
          <table:table-cell table:style-name="ce1"/>
          <table:table-cell office:value-type="float" office:value="1.0349151275082645E-3" table:formula="of:=[.$B373]/[.$A373]" table:style-name="ce1">
            <text:p>0,001034915</text:p>
          </table:table-cell>
          <table:table-cell office:value-type="float" office:value="9.9162718262549809" table:formula="of:=LOG([.$Q370];2)*-1" table:style-name="ce1">
            <text:p>9,916271826</text:p>
          </table:table-cell>
          <table:table-cell office:value-type="float" office:value="5.8061384481780056" table:formula="of:=LOG([.$N370]/[.$M370];2)" table:style-name="ce1">
            <text:p>5,806138448</text:p>
          </table:table-cell>
          <table:table-cell office:value-type="float" office:value="3.0889337284202885" table:formula="of:=LOG([.$B370]/[.$J370];2)*-1" table:style-name="ce1">
            <text:p>3,088933728</text:p>
          </table:table-cell>
          <table:table-cell office:value-type="float" office:value="2.1151564403111349" table:formula="of:=LOG([.$B370]/[.$K370];2)*-1" table:style-name="ce1">
            <text:p>2,1151564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851" table:style-name="ce1">
            <text:p>4851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685" table:style-name="ce1">
            <text:p>685</text:p>
          </table:table-cell>
          <table:table-cell office:value-type="float" office:value="880" table:style-name="ce1">
            <text:p>880</text:p>
          </table:table-cell>
          <table:table-cell office:value-type="float" office:value="928" table:style-name="ce1">
            <text:p>928</text:p>
          </table:table-cell>
          <table:table-cell office:value-type="float" office:value="160" table:style-name="ce1">
            <text:p>160</text:p>
          </table:table-cell>
          <table:table-cell office:value-type="float" office:value="222" table:style-name="ce1">
            <text:p>222</text:p>
          </table:table-cell>
          <table:table-cell office:value-type="float" office:value="448350" table:style-name="ce1">
            <text:p>448350</text:p>
          </table:table-cell>
          <table:table-cell office:value-type="float" office:value="39074" table:style-name="ce1">
            <text:p>39074</text:p>
          </table:table-cell>
          <table:table-cell office:value-type="float" office:value="82706" table:style-name="ce1">
            <text:p>82706</text:p>
          </table:table-cell>
          <table:table-cell office:value-type="float" office:value="55.569800000000001" table:style-name="ce1">
            <text:p>55,5698</text:p>
          </table:table-cell>
          <table:table-cell office:value-type="float" office:value="965.88599999999997" table:style-name="ce1">
            <text:p>965,886</text:p>
          </table:table-cell>
          <table:table-cell office:value-type="float" office:value="827" table:style-name="ce1">
            <text:p>827</text:p>
          </table:table-cell>
          <table:table-cell table:style-name="ce1"/>
          <table:table-cell office:value-type="float" office:value="1.562611577607608E-3" table:formula="of:=[.$B374]/[.$A374]" table:style-name="ce1">
            <text:p>0,001562612</text:p>
          </table:table-cell>
          <table:table-cell office:value-type="float" office:value="9.3218250761904358" table:formula="of:=LOG([.$Q371];2)*-1" table:style-name="ce1">
            <text:p>9,321825076</text:p>
          </table:table-cell>
          <table:table-cell office:value-type="float" office:value="4.1194799700380376" table:formula="of:=LOG([.$N371]/[.$M371];2)" table:style-name="ce1">
            <text:p>4,11947997</text:p>
          </table:table-cell>
          <table:table-cell office:value-type="float" office:value="6.5301994079791577" table:formula="of:=LOG([.$B371]/[.$J371];2)*-1" table:style-name="ce1">
            <text:p>6,530199408</text:p>
          </table:table-cell>
          <table:table-cell office:value-type="float" office:value="3.0098548669288534" table:formula="of:=LOG([.$B371]/[.$K371];2)*-1" table:style-name="ce1">
            <text:p>3,00985486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9075" table:style-name="ce1">
            <text:p>19075</text:p>
          </table:table-cell>
          <table:table-cell office:value-type="float" office:value="0" table:style-name="ce1">
            <text:p>0</text:p>
          </table:table-cell>
          <table:table-cell office:value-type="float" office:value="895" table:style-name="ce1">
            <text:p>895</text:p>
          </table:table-cell>
          <table:table-cell office:value-type="float" office:value="175" table:style-name="ce1">
            <text:p>175</text:p>
          </table:table-cell>
          <table:table-cell office:value-type="float" office:value="479" table:style-name="ce1">
            <text:p>479</text:p>
          </table:table-cell>
          <table:table-cell office:value-type="float" office:value="501" table:style-name="ce1">
            <text:p>501</text:p>
          </table:table-cell>
          <table:table-cell office:value-type="float" office:value="421" table:style-name="ce1">
            <text:p>421</text:p>
          </table:table-cell>
          <table:table-cell office:value-type="float" office:value="525" table:style-name="ce1">
            <text:p>525</text:p>
          </table:table-cell>
          <table:table-cell office:value-type="float" office:value="145600" table:style-name="ce1">
            <text:p>145600</text:p>
          </table:table-cell>
          <table:table-cell office:value-type="float" office:value="25482" table:style-name="ce1">
            <text:p>25482</text:p>
          </table:table-cell>
          <table:table-cell office:value-type="float" office:value="30882.6" table:style-name="ce1">
            <text:p>30882,6</text:p>
          </table:table-cell>
          <table:table-cell office:value-type="float" office:value="28.4253" table:style-name="ce1">
            <text:p>28,4253</text:p>
          </table:table-cell>
          <table:table-cell office:value-type="float" office:value="502.82100000000003" table:style-name="ce1">
            <text:p>502,821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1.201362664504774E-3" table:formula="of:=[.$B375]/[.$A375]" table:style-name="ce1">
            <text:p>0,001201363</text:p>
          </table:table-cell>
          <table:table-cell office:value-type="float" office:value="9.7011125505200777" table:formula="of:=LOG([.$Q372];2)*-1" table:style-name="ce1">
            <text:p>9,701112551</text:p>
          </table:table-cell>
          <table:table-cell office:value-type="float" office:value="4.1447974237768994" table:formula="of:=LOG([.$N372]/[.$M372];2)" table:style-name="ce1">
            <text:p>4,144797424</text:p>
          </table:table-cell>
          <table:table-cell office:value-type="float" office:value="2.9322553933641657" table:formula="of:=LOG([.$B372]/[.$J372];2)*-1" table:style-name="ce1">
            <text:p>2,932255393</text:p>
          </table:table-cell>
          <table:table-cell office:value-type="float" office:value="0.41779545745930291" table:formula="of:=LOG([.$B372]/[.$K372];2)*-1" table:style-name="ce1">
            <text:p>0,41779545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971" table:style-name="ce1">
            <text:p>1971</text:p>
          </table:table-cell>
          <table:table-cell office:value-type="float" office:value="0" table:style-name="ce1">
            <text:p>0</text:p>
          </table:table-cell>
          <table:table-cell office:value-type="float" office:value="491" table:style-name="ce1">
            <text:p>491</text:p>
          </table:table-cell>
          <table:table-cell office:value-type="float" office:value="484" table:style-name="ce1">
            <text:p>484</text:p>
          </table:table-cell>
          <table:table-cell office:value-type="float" office:value="586" table:style-name="ce1">
            <text:p>586</text:p>
          </table:table-cell>
          <table:table-cell office:value-type="float" office:value="647" table:style-name="ce1">
            <text:p>647</text:p>
          </table:table-cell>
          <table:table-cell office:value-type="float" office:value="290" table:style-name="ce1">
            <text:p>290</text:p>
          </table:table-cell>
          <table:table-cell office:value-type="float" office:value="386" table:style-name="ce1">
            <text:p>386</text:p>
          </table:table-cell>
          <table:table-cell office:value-type="float" office:value="30264" table:style-name="ce1">
            <text:p>30264</text:p>
          </table:table-cell>
          <table:table-cell office:value-type="float" office:value="13405" table:style-name="ce1">
            <text:p>13405</text:p>
          </table:table-cell>
          <table:table-cell office:value-type="float" office:value="13943.3" table:style-name="ce1">
            <text:p>13943,3</text:p>
          </table:table-cell>
          <table:table-cell office:value-type="float" office:value="92.195400000000006" table:style-name="ce1">
            <text:p>92,1954</text:p>
          </table:table-cell>
          <table:table-cell office:value-type="float" office:value="192.2" table:style-name="ce1">
            <text:p>192,2</text:p>
          </table:table-cell>
          <table:table-cell office:value-type="float" office:value="515" table:style-name="ce1">
            <text:p>515</text:p>
          </table:table-cell>
          <table:table-cell table:style-name="ce1"/>
          <table:table-cell office:value-type="float" office:value="3.0748163301310997E-3" table:formula="of:=[.$B376]/[.$A376]" table:style-name="ce1">
            <text:p>0,003074816</text:p>
          </table:table-cell>
          <table:table-cell office:value-type="float" office:value="8.345284049014424" table:formula="of:=LOG([.$Q373];2)*-1" table:style-name="ce1">
            <text:p>8,345284049</text:p>
          </table:table-cell>
          <table:table-cell office:value-type="float" office:value="1.0598416604175536" table:formula="of:=LOG([.$N373]/[.$M373];2)" table:style-name="ce1">
            <text:p>1,05984166</text:p>
          </table:table-cell>
          <table:table-cell office:value-type="float" office:value="3.9406030000058903" table:formula="of:=LOG([.$B373]/[.$J373];2)*-1" table:style-name="ce1">
            <text:p>3,940603</text:p>
          </table:table-cell>
          <table:table-cell office:value-type="float" office:value="2.765771537826438" table:formula="of:=LOG([.$B373]/[.$K373];2)*-1" table:style-name="ce1">
            <text:p>2,76577153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976" table:style-name="ce1">
            <text:p>2976</text:p>
          </table:table-cell>
          <table:table-cell office:value-type="float" office:value="0" table:style-name="ce1">
            <text:p>0</text:p>
          </table:table-cell>
          <table:table-cell office:value-type="float" office:value="592" table:style-name="ce1">
            <text:p>592</text:p>
          </table:table-cell>
          <table:table-cell office:value-type="float" office:value="347" table:style-name="ce1">
            <text:p>347</text:p>
          </table:table-cell>
          <table:table-cell office:value-type="float" office:value="989" table:style-name="ce1">
            <text:p>989</text:p>
          </table:table-cell>
          <table:table-cell office:value-type="float" office:value="1113" table:style-name="ce1">
            <text:p>1113</text:p>
          </table:table-cell>
          <table:table-cell office:value-type="float" office:value="87" table:style-name="ce1">
            <text:p>87</text:p>
          </table:table-cell>
          <table:table-cell office:value-type="float" office:value="160" table:style-name="ce1">
            <text:p>160</text:p>
          </table:table-cell>
          <table:table-cell office:value-type="float" office:value="135460" table:style-name="ce1">
            <text:p>135460</text:p>
          </table:table-cell>
          <table:table-cell office:value-type="float" office:value="35136.5" table:style-name="ce1">
            <text:p>35136,5</text:p>
          </table:table-cell>
          <table:table-cell office:value-type="float" office:value="38417.1" table:style-name="ce1">
            <text:p>38417,1</text:p>
          </table:table-cell>
          <table:table-cell office:value-type="float" office:value="137.75299999999999" table:style-name="ce1">
            <text:p>137,753</text:p>
          </table:table-cell>
          <table:table-cell office:value-type="float" office:value="510.74200000000002" table:style-name="ce1">
            <text:p>510,742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4.7529435485564745E-3" table:formula="of:=[.$B377]/[.$A377]" table:style-name="ce1">
            <text:p>0,004752944</text:p>
          </table:table-cell>
          <table:table-cell office:value-type="float" office:value="7.7169630180315743" table:formula="of:=LOG([.$Q374];2)*-1" table:style-name="ce1">
            <text:p>7,716963018</text:p>
          </table:table-cell>
          <table:table-cell office:value-type="float" office:value="1.8905109631923775" table:formula="of:=LOG([.$N374]/[.$M374];2)" table:style-name="ce1">
            <text:p>1,890510963</text:p>
          </table:table-cell>
          <table:table-cell office:value-type="float" office:value="5.5083485641989318" table:formula="of:=LOG([.$B374]/[.$J374];2)*-1" table:style-name="ce1">
            <text:p>5,508348564</text:p>
          </table:table-cell>
          <table:table-cell office:value-type="float" office:value="3.5615240579059315" table:formula="of:=LOG([.$B374]/[.$K374];2)*-1" table:style-name="ce1">
            <text:p>3,56152405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288" table:style-name="ce1">
            <text:p>2288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121" table:style-name="ce1">
            <text:p>121</text:p>
          </table:table-cell>
          <table:table-cell office:value-type="float" office:value="914" table:style-name="ce1">
            <text:p>914</text:p>
          </table:table-cell>
          <table:table-cell office:value-type="float" office:value="970" table:style-name="ce1">
            <text:p>970</text:p>
          </table:table-cell>
          <table:table-cell office:value-type="float" office:value="315" table:style-name="ce1">
            <text:p>315</text:p>
          </table:table-cell>
          <table:table-cell office:value-type="float" office:value="384" table:style-name="ce1">
            <text:p>384</text:p>
          </table:table-cell>
          <table:table-cell office:value-type="float" office:value="26826" table:style-name="ce1">
            <text:p>26826</text:p>
          </table:table-cell>
          <table:table-cell office:value-type="float" office:value="10883" table:style-name="ce1">
            <text:p>10883</text:p>
          </table:table-cell>
          <table:table-cell office:value-type="float" office:value="17202.8" table:style-name="ce1">
            <text:p>17202,8</text:p>
          </table:table-cell>
          <table:table-cell office:value-type="float" office:value="71.470299999999995" table:style-name="ce1">
            <text:p>71,4703</text:p>
          </table:table-cell>
          <table:table-cell office:value-type="float" office:value="239.708" table:style-name="ce1">
            <text:p>239,708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2.0288747096356848E-3" table:formula="of:=[.$B378]/[.$A378]" table:style-name="ce1">
            <text:p>0,002028875</text:p>
          </table:table-cell>
          <table:table-cell office:value-type="float" office:value="8.9451045084626948" table:formula="of:=LOG([.$Q375];2)*-1" table:style-name="ce1">
            <text:p>8,945104508</text:p>
          </table:table-cell>
          <table:table-cell office:value-type="float" office:value="1.7458623090257328" table:formula="of:=LOG([.$N375]/[.$M375];2)" table:style-name="ce1">
            <text:p>1,745862309</text:p>
          </table:table-cell>
          <table:table-cell office:value-type="float" office:value="3.5514729944854091" table:formula="of:=LOG([.$B375]/[.$J375];2)*-1" table:style-name="ce1">
            <text:p>3,551472994</text:p>
          </table:table-cell>
          <table:table-cell office:value-type="float" office:value="2.2499173464667961" table:formula="of:=LOG([.$B375]/[.$K375];2)*-1" table:style-name="ce1">
            <text:p>2,24991734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856" table:style-name="ce1">
            <text:p>5856</text:p>
          </table:table-cell>
          <table:table-cell office:value-type="float" office:value="0" table:style-name="ce1">
            <text:p>0</text:p>
          </table:table-cell>
          <table:table-cell office:value-type="float" office:value="958" table:style-name="ce1">
            <text:p>958</text:p>
          </table:table-cell>
          <table:table-cell office:value-type="float" office:value="353" table:style-name="ce1">
            <text:p>353</text:p>
          </table:table-cell>
          <table:table-cell office:value-type="float" office:value="191" table:style-name="ce1">
            <text:p>191</text:p>
          </table:table-cell>
          <table:table-cell office:value-type="float" office:value="230" table:style-name="ce1">
            <text:p>230</text:p>
          </table:table-cell>
          <table:table-cell office:value-type="float" office:value="131" table:style-name="ce1">
            <text:p>131</text:p>
          </table:table-cell>
          <table:table-cell office:value-type="float" office:value="168" table:style-name="ce1">
            <text:p>168</text:p>
          </table:table-cell>
          <table:table-cell office:value-type="float" office:value="170274" table:style-name="ce1">
            <text:p>170274</text:p>
          </table:table-cell>
          <table:table-cell office:value-type="float" office:value="18518.5" table:style-name="ce1">
            <text:p>18518,5</text:p>
          </table:table-cell>
          <table:table-cell office:value-type="float" office:value="29879.200000000001" table:style-name="ce1">
            <text:p>29879,2</text:p>
          </table:table-cell>
          <table:table-cell office:value-type="float" office:value="39.849699999999999" table:style-name="ce1">
            <text:p>39,8497</text:p>
          </table:table-cell>
          <table:table-cell office:value-type="float" office:value="775.31899999999996" table:style-name="ce1">
            <text:p>775,319</text:p>
          </table:table-cell>
          <table:table-cell office:value-type="float" office:value="1077" table:style-name="ce1">
            <text:p>1077</text:p>
          </table:table-cell>
          <table:table-cell table:style-name="ce1"/>
          <table:table-cell office:value-type="float" office:value="7.5767758954562445E-4" table:formula="of:=[.$B379]/[.$A379]" table:style-name="ce1">
            <text:p>0,000757678</text:p>
          </table:table-cell>
          <table:table-cell office:value-type="float" office:value="10.366128302807269" table:formula="of:=LOG([.$Q376];2)*-1" table:style-name="ce1">
            <text:p>10,3661283</text:p>
          </table:table-cell>
          <table:table-cell office:value-type="float" office:value="4.28214925175405" table:formula="of:=LOG([.$N376]/[.$M376];2)" table:style-name="ce1">
            <text:p>4,282149252</text:p>
          </table:table-cell>
          <table:table-cell office:value-type="float" office:value="4.8617987955689976" table:formula="of:=LOG([.$B376]/[.$J376];2)*-1" table:style-name="ce1">
            <text:p>4,861798796</text:p>
          </table:table-cell>
          <table:table-cell office:value-type="float" office:value="1.6609797861809008" table:formula="of:=LOG([.$B376]/[.$K376];2)*-1" table:style-name="ce1">
            <text:p>1,66097978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9052" table:style-name="ce1">
            <text:p>9052</text:p>
          </table:table-cell>
          <table:table-cell office:value-type="float" office:value="0" table:style-name="ce1">
            <text:p>0</text:p>
          </table:table-cell>
          <table:table-cell office:value-type="float" office:value="222" table:style-name="ce1">
            <text:p>222</text:p>
          </table:table-cell>
          <table:table-cell office:value-type="float" office:value="157" table:style-name="ce1">
            <text:p>157</text:p>
          </table:table-cell>
          <table:table-cell office:value-type="float" office:value="6" table:style-name="ce1">
            <text:p>6</text:p>
          </table:table-cell>
          <table:table-cell office:value-type="float" office:value="122" table:style-name="ce1">
            <text:p>122</text:p>
          </table:table-cell>
          <table:table-cell office:value-type="float" office:value="685" table:style-name="ce1">
            <text:p>685</text:p>
          </table:table-cell>
          <table:table-cell office:value-type="float" office:value="773" table:style-name="ce1">
            <text:p>773</text:p>
          </table:table-cell>
          <table:table-cell office:value-type="float" office:value="133056" table:style-name="ce1">
            <text:p>133056</text:p>
          </table:table-cell>
          <table:table-cell office:value-type="float" office:value="45232" table:style-name="ce1">
            <text:p>45232</text:p>
          </table:table-cell>
          <table:table-cell office:value-type="float" office:value="74793" table:style-name="ce1">
            <text:p>74793</text:p>
          </table:table-cell>
          <table:table-cell office:value-type="float" office:value="91.213999999999999" table:style-name="ce1">
            <text:p>91,214</text:p>
          </table:table-cell>
          <table:table-cell office:value-type="float" office:value="593.42100000000005" table:style-name="ce1">
            <text:p>593,421</text:p>
          </table:table-cell>
          <table:table-cell office:value-type="float" office:value="826" table:style-name="ce1">
            <text:p>826</text:p>
          </table:table-cell>
          <table:table-cell table:style-name="ce1"/>
          <table:table-cell office:value-type="float" office:value="5.3599257339443764E-3" table:formula="of:=[.$B380]/[.$A380]" table:style-name="ce1">
            <text:p>0,005359926</text:p>
          </table:table-cell>
          <table:table-cell office:value-type="float" office:value="7.5435712735335976" table:formula="of:=LOG([.$Q377];2)*-1" table:style-name="ce1">
            <text:p>7,543571274</text:p>
          </table:table-cell>
          <table:table-cell office:value-type="float" office:value="2.7017288030066986" table:formula="of:=LOG([.$N377]/[.$M377];2)" table:style-name="ce1">
            <text:p>2,701728803</text:p>
          </table:table-cell>
          <table:table-cell office:value-type="float" office:value="3.8776531735914777" table:formula="of:=LOG([.$B377]/[.$J377];2)*-1" table:style-name="ce1">
            <text:p>3,877653174</text:p>
          </table:table-cell>
          <table:table-cell office:value-type="float" office:value="2.3210352985642833" table:formula="of:=LOG([.$B377]/[.$K377];2)*-1" table:style-name="ce1">
            <text:p>2,32103529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864" table:style-name="ce1">
            <text:p>3864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736" table:style-name="ce1">
            <text:p>736</text:p>
          </table:table-cell>
          <table:table-cell office:value-type="float" office:value="404" table:style-name="ce1">
            <text:p>404</text:p>
          </table:table-cell>
          <table:table-cell office:value-type="float" office:value="538" table:style-name="ce1">
            <text:p>538</text:p>
          </table:table-cell>
          <table:table-cell office:value-type="float" office:value="263" table:style-name="ce1">
            <text:p>263</text:p>
          </table:table-cell>
          <table:table-cell office:value-type="float" office:value="309" table:style-name="ce1">
            <text:p>309</text:p>
          </table:table-cell>
          <table:table-cell office:value-type="float" office:value="231297" table:style-name="ce1">
            <text:p>231297</text:p>
          </table:table-cell>
          <table:table-cell office:value-type="float" office:value="42938" table:style-name="ce1">
            <text:p>42938</text:p>
          </table:table-cell>
          <table:table-cell office:value-type="float" office:value="56016.800000000003" table:style-name="ce1">
            <text:p>56016,8</text:p>
          </table:table-cell>
          <table:table-cell office:value-type="float" office:value="62.2896" table:style-name="ce1">
            <text:p>62,2896</text:p>
          </table:table-cell>
          <table:table-cell office:value-type="float" office:value="616.91499999999996" table:style-name="ce1">
            <text:p>616,915</text:p>
          </table:table-cell>
          <table:table-cell office:value-type="float" office:value="780" table:style-name="ce1">
            <text:p>780</text:p>
          </table:table-cell>
          <table:table-cell table:style-name="ce1"/>
          <table:table-cell office:value-type="float" office:value="3.236538227275973E-3" table:formula="of:=[.$B381]/[.$A381]" table:style-name="ce1">
            <text:p>0,003236538</text:p>
          </table:table-cell>
          <table:table-cell office:value-type="float" office:value="8.2713327407836825" table:formula="of:=LOG([.$Q378];2)*-1" table:style-name="ce1">
            <text:p>8,271332741</text:p>
          </table:table-cell>
          <table:table-cell office:value-type="float" office:value="3.3080085120201308" table:formula="of:=LOG([.$N378]/[.$M378];2)" table:style-name="ce1">
            <text:p>3,308008512</text:p>
          </table:table-cell>
          <table:table-cell office:value-type="float" office:value="5.9035076494558565" table:formula="of:=LOG([.$B378]/[.$J378];2)*-1" table:style-name="ce1">
            <text:p>5,903507649</text:p>
          </table:table-cell>
          <table:table-cell office:value-type="float" office:value="3.4740879944888508" table:formula="of:=LOG([.$B378]/[.$K378];2)*-1" table:style-name="ce1">
            <text:p>3,47408799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443" table:style-name="ce1">
            <text:p>1443</text:p>
          </table:table-cell>
          <table:table-cell office:value-type="float" office:value="0" table:style-name="ce1">
            <text:p>0</text:p>
          </table:table-cell>
          <table:table-cell office:value-type="float" office:value="449" table:style-name="ce1">
            <text:p>449</text:p>
          </table:table-cell>
          <table:table-cell office:value-type="float" office:value="295" table:style-name="ce1">
            <text:p>295</text:p>
          </table:table-cell>
          <table:table-cell office:value-type="float" office:value="877" table:style-name="ce1">
            <text:p>877</text:p>
          </table:table-cell>
          <table:table-cell office:value-type="float" office:value="938" table:style-name="ce1">
            <text:p>938</text:p>
          </table:table-cell>
          <table:table-cell office:value-type="float" office:value="575" table:style-name="ce1">
            <text:p>575</text:p>
          </table:table-cell>
          <table:table-cell office:value-type="float" office:value="619" table:style-name="ce1">
            <text:p>619</text:p>
          </table:table-cell>
          <table:table-cell office:value-type="float" office:value="158436" table:style-name="ce1">
            <text:p>158436</text:p>
          </table:table-cell>
          <table:table-cell office:value-type="float" office:value="20640" table:style-name="ce1">
            <text:p>20640</text:p>
          </table:table-cell>
          <table:table-cell office:value-type="float" office:value="40536.800000000003" table:style-name="ce1">
            <text:p>40536,8</text:p>
          </table:table-cell>
          <table:table-cell office:value-type="float" office:value="72.111000000000004" table:style-name="ce1">
            <text:p>72,111</text:p>
          </table:table-cell>
          <table:table-cell office:value-type="float" office:value="548.60599999999999" table:style-name="ce1">
            <text:p>548,606</text:p>
          </table:table-cell>
          <table:table-cell office:value-type="float" office:value="811" table:style-name="ce1">
            <text:p>811</text:p>
          </table:table-cell>
          <table:table-cell table:style-name="ce1"/>
          <table:table-cell office:value-type="float" office:value="1.4092908179767541E-3" table:formula="of:=[.$B382]/[.$A382]" table:style-name="ce1">
            <text:p>0,001409291</text:p>
          </table:table-cell>
          <table:table-cell office:value-type="float" office:value="9.4708149310982837" table:formula="of:=LOG([.$Q379];2)*-1" table:style-name="ce1">
            <text:p>9,470814931</text:p>
          </table:table-cell>
          <table:table-cell office:value-type="float" office:value="2.9274791469254779" table:formula="of:=LOG([.$N379]/[.$M379];2)" table:style-name="ce1">
            <text:p>2,927479147</text:p>
          </table:table-cell>
          <table:table-cell office:value-type="float" office:value="6.7786850733456605" table:formula="of:=LOG([.$B379]/[.$J379];2)*-1" table:style-name="ce1">
            <text:p>6,778685073</text:p>
          </table:table-cell>
          <table:table-cell office:value-type="float" office:value="3.8382997658194187" table:formula="of:=LOG([.$B379]/[.$K379];2)*-1" table:style-name="ce1">
            <text:p>3,83829976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208" table:style-name="ce1">
            <text:p>10208</text:p>
          </table:table-cell>
          <table:table-cell office:value-type="float" office:value="0" table:style-name="ce1">
            <text:p>0</text:p>
          </table:table-cell>
          <table:table-cell office:value-type="float" office:value="902" table:style-name="ce1">
            <text:p>902</text:p>
          </table:table-cell>
          <table:table-cell office:value-type="float" office:value="605" table:style-name="ce1">
            <text:p>605</text:p>
          </table:table-cell>
          <table:table-cell office:value-type="float" office:value="54" table:style-name="ce1">
            <text:p>54</text:p>
          </table:table-cell>
          <table:table-cell office:value-type="float" office:value="147" table:style-name="ce1">
            <text:p>147</text:p>
          </table:table-cell>
          <table:table-cell office:value-type="float" office:value="234" table:style-name="ce1">
            <text:p>234</text:p>
          </table:table-cell>
          <table:table-cell office:value-type="float" office:value="349" table:style-name="ce1">
            <text:p>349</text:p>
          </table:table-cell>
          <table:table-cell office:value-type="float" office:value="314608" table:style-name="ce1">
            <text:p>314608</text:p>
          </table:table-cell>
          <table:table-cell office:value-type="float" office:value="66011.5" table:style-name="ce1">
            <text:p>66011,5</text:p>
          </table:table-cell>
          <table:table-cell office:value-type="float" office:value="75193.5" table:style-name="ce1">
            <text:p>75193,5</text:p>
          </table:table-cell>
          <table:table-cell office:value-type="float" office:value="101.39" table:style-name="ce1">
            <text:p>101,39</text:p>
          </table:table-cell>
          <table:table-cell office:value-type="float" office:value="861.27800000000002" table:style-name="ce1">
            <text:p>861,278</text:p>
          </table:table-cell>
          <table:table-cell office:value-type="float" office:value="858" table:style-name="ce1">
            <text:p>858</text:p>
          </table:table-cell>
          <table:table-cell table:style-name="ce1"/>
          <table:table-cell office:value-type="float" office:value="5.6156353570273416E-3" table:formula="of:=[.$B383]/[.$A383]" table:style-name="ce1">
            <text:p>0,005615635</text:p>
          </table:table-cell>
          <table:table-cell office:value-type="float" office:value="7.4763350252460592" table:formula="of:=LOG([.$Q380];2)*-1" table:style-name="ce1">
            <text:p>7,476335025</text:p>
          </table:table-cell>
          <table:table-cell office:value-type="float" office:value="3.0865636126398823" table:formula="of:=LOG([.$N380]/[.$M380];2)" table:style-name="ce1">
            <text:p>3,086563613</text:p>
          </table:table-cell>
          <table:table-cell office:value-type="float" office:value="4.945783217419133" table:formula="of:=LOG([.$B380]/[.$J380];2)*-1" table:style-name="ce1">
            <text:p>4,945783217</text:p>
          </table:table-cell>
          <table:table-cell office:value-type="float" office:value="2.6930171470391664" table:formula="of:=LOG([.$B380]/[.$K380];2)*-1" table:style-name="ce1">
            <text:p>2,69301714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164" table:style-name="ce1">
            <text:p>6164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283" table:style-name="ce1">
            <text:p>283</text:p>
          </table:table-cell>
          <table:table-cell office:value-type="float" office:value="1158" table:style-name="ce1">
            <text:p>1158</text:p>
          </table:table-cell>
          <table:table-cell office:value-type="float" office:value="1332" table:style-name="ce1">
            <text:p>1332</text:p>
          </table:table-cell>
          <table:table-cell office:value-type="float" office:value="434" table:style-name="ce1">
            <text:p>434</text:p>
          </table:table-cell>
          <table:table-cell office:value-type="float" office:value="531" table:style-name="ce1">
            <text:p>531</text:p>
          </table:table-cell>
          <table:table-cell office:value-type="float" office:value="313720" table:style-name="ce1">
            <text:p>313720</text:p>
          </table:table-cell>
          <table:table-cell office:value-type="float" office:value="82928.5" table:style-name="ce1">
            <text:p>82928,5</text:p>
          </table:table-cell>
          <table:table-cell office:value-type="float" office:value="91942.399999999994" table:style-name="ce1">
            <text:p>91942,4</text:p>
          </table:table-cell>
          <table:table-cell office:value-type="float" office:value="176.56700000000001" table:style-name="ce1">
            <text:p>176,567</text:p>
          </table:table-cell>
          <table:table-cell office:value-type="float" office:value="1194.69" table:style-name="ce1">
            <text:p>1194,69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float" office:value="8.8621499351012132E-3" table:formula="of:=[.$B384]/[.$A384]" table:style-name="ce1">
            <text:p>0,00886215</text:p>
          </table:table-cell>
          <table:table-cell office:value-type="float" office:value="6.818127549262611" table:formula="of:=LOG([.$Q381];2)*-1" table:style-name="ce1">
            <text:p>6,818127549</text:p>
          </table:table-cell>
          <table:table-cell office:value-type="float" office:value="2.758348677404721" table:formula="of:=LOG([.$N381]/[.$M381];2)" table:style-name="ce1">
            <text:p>2,758348677</text:p>
          </table:table-cell>
          <table:table-cell office:value-type="float" office:value="5.6694668334537619" table:formula="of:=LOG([.$B381]/[.$J381];2)*-1" table:style-name="ce1">
            <text:p>5,669466833</text:p>
          </table:table-cell>
          <table:table-cell office:value-type="float" office:value="3.7499292303233416" table:formula="of:=LOG([.$B381]/[.$K381];2)*-1" table:style-name="ce1">
            <text:p>3,7499292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684" table:style-name="ce1">
            <text:p>2684</text:p>
          </table:table-cell>
          <table:table-cell office:value-type="float" office:value="0" table:style-name="ce1">
            <text:p>0</text:p>
          </table:table-cell>
          <table:table-cell office:value-type="float" office:value="1212" table:style-name="ce1">
            <text:p>1212</text:p>
          </table:table-cell>
          <table:table-cell office:value-type="float" office:value="484" table:style-name="ce1">
            <text:p>484</text:p>
          </table:table-cell>
          <table:table-cell office:value-type="float" office:value="785" table:style-name="ce1">
            <text:p>785</text:p>
          </table:table-cell>
          <table:table-cell office:value-type="float" office:value="883" table:style-name="ce1">
            <text:p>883</text:p>
          </table:table-cell>
          <table:table-cell office:value-type="float" office:value="271" table:style-name="ce1">
            <text:p>271</text:p>
          </table:table-cell>
          <table:table-cell office:value-type="float" office:value="388" table:style-name="ce1">
            <text:p>388</text:p>
          </table:table-cell>
          <table:table-cell office:value-type="float" office:value="90951" table:style-name="ce1">
            <text:p>90951</text:p>
          </table:table-cell>
          <table:table-cell office:value-type="float" office:value="35416.5" table:style-name="ce1">
            <text:p>35416,5</text:p>
          </table:table-cell>
          <table:table-cell office:value-type="float" office:value="36922.300000000003" table:style-name="ce1">
            <text:p>36922,3</text:p>
          </table:table-cell>
          <table:table-cell office:value-type="float" office:value="106.621" table:style-name="ce1">
            <text:p>106,621</text:p>
          </table:table-cell>
          <table:table-cell office:value-type="float" office:value="408.54500000000002" table:style-name="ce1">
            <text:p>408,545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6.0204651709841513E-3" table:formula="of:=[.$B385]/[.$A385]" table:style-name="ce1">
            <text:p>0,006020465</text:p>
          </table:table-cell>
          <table:table-cell office:value-type="float" office:value="7.3759093235998536" table:formula="of:=LOG([.$Q382];2)*-1" table:style-name="ce1">
            <text:p>7,375909324</text:p>
          </table:table-cell>
          <table:table-cell office:value-type="float" office:value="1.9380033773094907" table:formula="of:=LOG([.$N382]/[.$M382];2)" table:style-name="ce1">
            <text:p>1,938003377</text:p>
          </table:table-cell>
          <table:table-cell office:value-type="float" office:value="5.0826329236461456" table:formula="of:=LOG([.$B382]/[.$J382];2)*-1" table:style-name="ce1">
            <text:p>5,082632924</text:p>
          </table:table-cell>
          <table:table-cell office:value-type="float" office:value="3.7219650695967035" table:formula="of:=LOG([.$B382]/[.$K382];2)*-1" table:style-name="ce1">
            <text:p>3,7219650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695" table:style-name="ce1">
            <text:p>10695</text:p>
          </table:table-cell>
          <table:table-cell office:value-type="float" office:value="0" table:style-name="ce1">
            <text:p>0</text:p>
          </table:table-cell>
          <table:table-cell office:value-type="float" office:value="848" table:style-name="ce1">
            <text:p>848</text:p>
          </table:table-cell>
          <table:table-cell office:value-type="float" office:value="328" table:style-name="ce1">
            <text:p>328</text:p>
          </table:table-cell>
          <table:table-cell office:value-type="float" office:value="1645" table:style-name="ce1">
            <text:p>1645</text:p>
          </table:table-cell>
          <table:table-cell office:value-type="float" office:value="1702" table:style-name="ce1">
            <text:p>1702</text:p>
          </table:table-cell>
          <table:table-cell office:value-type="float" office:value="429" table:style-name="ce1">
            <text:p>429</text:p>
          </table:table-cell>
          <table:table-cell office:value-type="float" office:value="504" table:style-name="ce1">
            <text:p>504</text:p>
          </table:table-cell>
          <table:table-cell office:value-type="float" office:value="150304" table:style-name="ce1">
            <text:p>150304</text:p>
          </table:table-cell>
          <table:table-cell office:value-type="float" office:value="37041" table:style-name="ce1">
            <text:p>37041</text:p>
          </table:table-cell>
          <table:table-cell office:value-type="float" office:value="40807.699999999997" table:style-name="ce1">
            <text:p>40807,7</text:p>
          </table:table-cell>
          <table:table-cell office:value-type="float" office:value="56.885899999999999" table:style-name="ce1">
            <text:p>56,8859</text:p>
          </table:table-cell>
          <table:table-cell office:value-type="float" office:value="836.46199999999999" table:style-name="ce1">
            <text:p>836,462</text:p>
          </table:table-cell>
          <table:table-cell office:value-type="float" office:value="952" table:style-name="ce1">
            <text:p>952</text:p>
          </table:table-cell>
          <table:table-cell table:style-name="ce1"/>
          <table:table-cell office:value-type="float" office:value="2.2446789295270581E-3" table:formula="of:=[.$B386]/[.$A386]" table:style-name="ce1">
            <text:p>0,002244679</text:p>
          </table:table-cell>
          <table:table-cell office:value-type="float" office:value="8.7992751826378441" table:formula="of:=LOG([.$Q383];2)*-1" table:style-name="ce1">
            <text:p>8,799275183</text:p>
          </table:table-cell>
          <table:table-cell office:value-type="float" office:value="3.8781569919781447" table:formula="of:=LOG([.$N383]/[.$M383];2)" table:style-name="ce1">
            <text:p>3,878156992</text:p>
          </table:table-cell>
          <table:table-cell office:value-type="float" office:value="3.8128750162053811" table:formula="of:=LOG([.$B383]/[.$J383];2)*-1" table:style-name="ce1">
            <text:p>3,812875016</text:p>
          </table:table-cell>
          <table:table-cell office:value-type="float" office:value="1.7921865652195554" table:formula="of:=LOG([.$B383]/[.$K383];2)*-1" table:style-name="ce1">
            <text:p>1,79218656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6878" table:style-name="ce1">
            <text:p>16878</text:p>
          </table:table-cell>
          <table:table-cell office:value-type="float" office:value="0" table:style-name="ce1">
            <text:p>0</text:p>
          </table:table-cell>
          <table:table-cell office:value-type="float" office:value="1695" table:style-name="ce1">
            <text:p>1695</text:p>
          </table:table-cell>
          <table:table-cell office:value-type="float" office:value="457" table:style-name="ce1">
            <text:p>457</text:p>
          </table:table-cell>
          <table:table-cell office:value-type="float" office:value="1183" table:style-name="ce1">
            <text:p>1183</text:p>
          </table:table-cell>
          <table:table-cell office:value-type="float" office:value="1345" table:style-name="ce1">
            <text:p>1345</text:p>
          </table:table-cell>
          <table:table-cell office:value-type="float" office:value="327" table:style-name="ce1">
            <text:p>327</text:p>
          </table:table-cell>
          <table:table-cell office:value-type="float" office:value="347" table:style-name="ce1">
            <text:p>347</text:p>
          </table:table-cell>
          <table:table-cell office:value-type="float" office:value="66560" table:style-name="ce1">
            <text:p>66560</text:p>
          </table:table-cell>
          <table:table-cell office:value-type="float" office:value="15650" table:style-name="ce1">
            <text:p>15650</text:p>
          </table:table-cell>
          <table:table-cell office:value-type="float" office:value="17345.099999999999" table:style-name="ce1">
            <text:p>17345,1</text:p>
          </table:table-cell>
          <table:table-cell office:value-type="float" office:value="74.726200000000006" table:style-name="ce1">
            <text:p>74,7262</text:p>
          </table:table-cell>
          <table:table-cell office:value-type="float" office:value="447.39400000000001" table:style-name="ce1">
            <text:p>447,394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1.7012303465889281E-3" table:formula="of:=[.$B387]/[.$A387]" table:style-name="ce1">
            <text:p>0,00170123</text:p>
          </table:table-cell>
          <table:table-cell office:value-type="float" office:value="9.1992057895264807" table:formula="of:=LOG([.$Q384];2)*-1" table:style-name="ce1">
            <text:p>9,19920579</text:p>
          </table:table-cell>
          <table:table-cell office:value-type="float" office:value="2.5818598436463591" table:formula="of:=LOG([.$N384]/[.$M384];2)" table:style-name="ce1">
            <text:p>2,581859844</text:p>
          </table:table-cell>
          <table:table-cell office:value-type="float" office:value="1.9795114749925986" table:formula="of:=LOG([.$B384]/[.$J384];2)*-1" table:style-name="ce1">
            <text:p>1,979511475</text:p>
          </table:table-cell>
          <table:table-cell office:value-type="float" office:value="-0.10898130132851282" table:formula="of:=LOG([.$B384]/[.$K384];2)*-1" table:style-name="ce1">
            <text:p>-0,10898130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466" table:style-name="ce1">
            <text:p>11466</text:p>
          </table:table-cell>
          <table:table-cell office:value-type="float" office:value="0" table:style-name="ce1">
            <text:p>0</text:p>
          </table:table-cell>
          <table:table-cell office:value-type="float" office:value="1260" table:style-name="ce1">
            <text:p>1260</text:p>
          </table:table-cell>
          <table:table-cell office:value-type="float" office:value="328" table:style-name="ce1">
            <text:p>328</text:p>
          </table:table-cell>
          <table:table-cell office:value-type="float" office:value="306" table:style-name="ce1">
            <text:p>306</text:p>
          </table:table-cell>
          <table:table-cell office:value-type="float" office:value="437" table:style-name="ce1">
            <text:p>437</text:p>
          </table:table-cell>
          <table:table-cell office:value-type="float" office:value="10" table:style-name="ce1">
            <text:p>10</text:p>
          </table:table-cell>
          <table:table-cell office:value-type="float" office:value="117" table:style-name="ce1">
            <text:p>117</text:p>
          </table:table-cell>
          <table:table-cell office:value-type="float" office:value="303372" table:style-name="ce1">
            <text:p>303372</text:p>
          </table:table-cell>
          <table:table-cell office:value-type="float" office:value="71868" table:style-name="ce1">
            <text:p>71868</text:p>
          </table:table-cell>
          <table:table-cell office:value-type="float" office:value="73878.2" table:style-name="ce1">
            <text:p>73878,2</text:p>
          </table:table-cell>
          <table:table-cell office:value-type="float" office:value="136.01499999999999" table:style-name="ce1">
            <text:p>136,015</text:p>
          </table:table-cell>
          <table:table-cell office:value-type="float" office:value="927.65599999999995" table:style-name="ce1">
            <text:p>927,656</text:p>
          </table:table-cell>
          <table:table-cell office:value-type="float" office:value="764" table:style-name="ce1">
            <text:p>764</text:p>
          </table:table-cell>
          <table:table-cell table:style-name="ce1"/>
          <table:table-cell office:value-type="float" office:value="7.359921533375619E-3" table:formula="of:=[.$B388]/[.$A388]" table:style-name="ce1">
            <text:p>0,007359922</text:p>
          </table:table-cell>
          <table:table-cell office:value-type="float" office:value="7.0860938993598692" table:formula="of:=LOG([.$Q385];2)*-1" table:style-name="ce1">
            <text:p>7,086093899</text:p>
          </table:table-cell>
          <table:table-cell office:value-type="float" office:value="2.7698241506023789" table:formula="of:=LOG([.$N385]/[.$M385];2)" table:style-name="ce1">
            <text:p>2,769824151</text:p>
          </table:table-cell>
          <table:table-cell office:value-type="float" office:value="4.7256538475912544" table:formula="of:=LOG([.$B385]/[.$J385];2)*-1" table:style-name="ce1">
            <text:p>4,725653848</text:p>
          </table:table-cell>
          <table:table-cell office:value-type="float" office:value="2.6479873540009304" table:formula="of:=LOG([.$B385]/[.$K385];2)*-1" table:style-name="ce1">
            <text:p>2,64798735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275" table:style-name="ce1">
            <text:p>4275</text:p>
          </table:table-cell>
          <table:table-cell office:value-type="float" office:value="0" table:style-name="ce1">
            <text:p>0</text:p>
          </table:table-cell>
          <table:table-cell office:value-type="float" office:value="308" table:style-name="ce1">
            <text:p>308</text:p>
          </table:table-cell>
          <table:table-cell office:value-type="float" office:value="60" table:style-name="ce1">
            <text:p>60</text:p>
          </table:table-cell>
          <table:table-cell office:value-type="float" office:value="634" table:style-name="ce1">
            <text:p>634</text:p>
          </table:table-cell>
          <table:table-cell office:value-type="float" office:value="756" table:style-name="ce1">
            <text:p>756</text:p>
          </table:table-cell>
          <table:table-cell office:value-type="float" office:value="402" table:style-name="ce1">
            <text:p>402</text:p>
          </table:table-cell>
          <table:table-cell office:value-type="float" office:value="493" table:style-name="ce1">
            <text:p>493</text:p>
          </table:table-cell>
          <table:table-cell office:value-type="float" office:value="193984" table:style-name="ce1">
            <text:p>193984</text:p>
          </table:table-cell>
          <table:table-cell office:value-type="float" office:value="46797" table:style-name="ce1">
            <text:p>46797</text:p>
          </table:table-cell>
          <table:table-cell office:value-type="float" office:value="59642" table:style-name="ce1">
            <text:p>59642</text:p>
          </table:table-cell>
          <table:table-cell office:value-type="float" office:value="127.279" table:style-name="ce1">
            <text:p>127,279</text:p>
          </table:table-cell>
          <table:table-cell office:value-type="float" office:value="547.30100000000004" table:style-name="ce1">
            <text:p>547,301</text:p>
          </table:table-cell>
          <table:table-cell office:value-type="float" office:value="624" table:style-name="ce1">
            <text:p>624</text:p>
          </table:table-cell>
          <table:table-cell table:style-name="ce1"/>
          <table:table-cell office:value-type="float" office:value="5.8293392925402102E-3" table:formula="of:=[.$B389]/[.$A389]" table:style-name="ce1">
            <text:p>0,005829339</text:p>
          </table:table-cell>
          <table:table-cell office:value-type="float" office:value="7.4224519095368846" table:formula="of:=LOG([.$Q386];2)*-1" table:style-name="ce1">
            <text:p>7,42245191</text:p>
          </table:table-cell>
          <table:table-cell office:value-type="float" office:value="2.1043400866416202" table:formula="of:=LOG([.$N386]/[.$M386];2)" table:style-name="ce1">
            <text:p>2,104340087</text:p>
          </table:table-cell>
          <table:table-cell office:value-type="float" office:value="5.5038694321237074" table:formula="of:=LOG([.$B386]/[.$J386];2)*-1" table:style-name="ce1">
            <text:p>5,503869432</text:p>
          </table:table-cell>
          <table:table-cell office:value-type="float" office:value="3.4524197212819239" table:formula="of:=LOG([.$B386]/[.$K386];2)*-1" table:style-name="ce1">
            <text:p>3,45241972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240" table:style-name="ce1">
            <text:p>3240</text:p>
          </table:table-cell>
          <table:table-cell office:value-type="float" office:value="0" table:style-name="ce1">
            <text:p>0</text:p>
          </table:table-cell>
          <table:table-cell office:value-type="float" office:value="687" table:style-name="ce1">
            <text:p>687</text:p>
          </table:table-cell>
          <table:table-cell office:value-type="float" office:value="427" table:style-name="ce1">
            <text:p>427</text:p>
          </table:table-cell>
          <table:table-cell office:value-type="float" office:value="605" table:style-name="ce1">
            <text:p>605</text:p>
          </table:table-cell>
          <table:table-cell office:value-type="float" office:value="706" table:style-name="ce1">
            <text:p>706</text:p>
          </table:table-cell>
          <table:table-cell office:value-type="float" office:value="426" table:style-name="ce1">
            <text:p>426</text:p>
          </table:table-cell>
          <table:table-cell office:value-type="float" office:value="513" table:style-name="ce1">
            <text:p>513</text:p>
          </table:table-cell>
          <table:table-cell office:value-type="float" office:value="8787" table:style-name="ce1">
            <text:p>8787</text:p>
          </table:table-cell>
          <table:table-cell office:value-type="float" office:value="8787" table:style-name="ce1">
            <text:p>8787</text:p>
          </table:table-cell>
          <table:table-cell office:value-type="float" office:value="8787" table:style-name="ce1">
            <text:p>8787</text:p>
          </table:table-cell>
          <table:table-cell office:value-type="float" office:value="105.60299999999999" table:style-name="ce1">
            <text:p>105,603</text:p>
          </table:table-cell>
          <table:table-cell office:value-type="float" office:value="52.801499999999997" table:style-name="ce1">
            <text:p>52,8015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4.6137997084805286E-3" table:formula="of:=[.$B390]/[.$A390]" table:style-name="ce1">
            <text:p>0,0046138</text:p>
          </table:table-cell>
          <table:table-cell office:value-type="float" office:value="7.7598289086979433" table:formula="of:=LOG([.$Q387];2)*-1" table:style-name="ce1">
            <text:p>7,759828909</text:p>
          </table:table-cell>
          <table:table-cell office:value-type="float" office:value="-1" table:formula="of:=LOG([.$N387]/[.$M387];2)" table:style-name="ce1">
            <text:p>-1</text:p>
          </table:table-cell>
          <table:table-cell office:value-type="float" office:value="1.4393768808285361" table:formula="of:=LOG([.$B387]/[.$J387];2)*-1" table:style-name="ce1">
            <text:p>1,439376881</text:p>
          </table:table-cell>
          <table:table-cell office:value-type="float" office:value="1.4393768808285361" table:formula="of:=LOG([.$B387]/[.$K387];2)*-1" table:style-name="ce1">
            <text:p>1,439376881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4017" table:style-name="ce1">
            <text:p>14017</text:p>
          </table:table-cell>
          <table:table-cell office:value-type="float" office:value="0" table:style-name="ce1">
            <text:p>0</text:p>
          </table:table-cell>
          <table:table-cell office:value-type="float" office:value="645" table:style-name="ce1">
            <text:p>645</text:p>
          </table:table-cell>
          <table:table-cell office:value-type="float" office:value="462" table:style-name="ce1">
            <text:p>462</text:p>
          </table:table-cell>
          <table:table-cell office:value-type="float" office:value="176" table:style-name="ce1">
            <text:p>176</text:p>
          </table:table-cell>
          <table:table-cell office:value-type="float" office:value="239" table:style-name="ce1">
            <text:p>239</text:p>
          </table:table-cell>
          <table:table-cell office:value-type="float" office:value="626" table:style-name="ce1">
            <text:p>626</text:p>
          </table:table-cell>
          <table:table-cell office:value-type="float" office:value="702" table:style-name="ce1">
            <text:p>702</text:p>
          </table:table-cell>
          <table:table-cell office:value-type="float" office:value="112560" table:style-name="ce1">
            <text:p>112560</text:p>
          </table:table-cell>
          <table:table-cell office:value-type="float" office:value="25382" table:style-name="ce1">
            <text:p>25382</text:p>
          </table:table-cell>
          <table:table-cell office:value-type="float" office:value="40637.800000000003" table:style-name="ce1">
            <text:p>40637,8</text:p>
          </table:table-cell>
          <table:table-cell office:value-type="float" office:value="68.029399999999995" table:style-name="ce1">
            <text:p>68,0294</text:p>
          </table:table-cell>
          <table:table-cell office:value-type="float" office:value="482.33600000000001" table:style-name="ce1">
            <text:p>482,336</text:p>
          </table:table-cell>
          <table:table-cell office:value-type="float" office:value="1014" table:style-name="ce1">
            <text:p>1014</text:p>
          </table:table-cell>
          <table:table-cell table:style-name="ce1"/>
          <table:table-cell office:value-type="float" office:value="2.5140404010703049E-3" table:formula="of:=[.$B391]/[.$A391]" table:style-name="ce1">
            <text:p>0,00251404</text:p>
          </table:table-cell>
          <table:table-cell office:value-type="float" office:value="8.6357764503549657" table:formula="of:=LOG([.$Q388];2)*-1" table:style-name="ce1">
            <text:p>8,63577645</text:p>
          </table:table-cell>
          <table:table-cell office:value-type="float" office:value="2.8258082220952545" table:formula="of:=LOG([.$N388]/[.$M388];2)" table:style-name="ce1">
            <text:p>2,825808222</text:p>
          </table:table-cell>
          <table:table-cell office:value-type="float" office:value="3.0054447201852978" table:formula="of:=LOG([.$B388]/[.$J388];2)*-1" table:style-name="ce1">
            <text:p>3,00544472</text:p>
          </table:table-cell>
          <table:table-cell office:value-type="float" office:value="0.85662814386316499" table:formula="of:=LOG([.$B388]/[.$K388];2)*-1" table:style-name="ce1">
            <text:p>0,85662814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1102" table:style-name="ce1">
            <text:p>11102</text:p>
          </table:table-cell>
          <table:table-cell office:value-type="float" office:value="0" table:style-name="ce1">
            <text:p>0</text:p>
          </table:table-cell>
          <table:table-cell office:value-type="float" office:value="227" table:style-name="ce1">
            <text:p>227</text:p>
          </table:table-cell>
          <table:table-cell office:value-type="float" office:value="651" table:style-name="ce1">
            <text:p>651</text:p>
          </table:table-cell>
          <table:table-cell office:value-type="float" office:value="136" table:style-name="ce1">
            <text:p>136</text:p>
          </table:table-cell>
          <table:table-cell office:value-type="float" office:value="212" table:style-name="ce1">
            <text:p>212</text:p>
          </table:table-cell>
          <table:table-cell office:value-type="float" office:value="571" table:style-name="ce1">
            <text:p>571</text:p>
          </table:table-cell>
          <table:table-cell office:value-type="float" office:value="673" table:style-name="ce1">
            <text:p>673</text:p>
          </table:table-cell>
          <table:table-cell office:value-type="float" office:value="9282" table:style-name="ce1">
            <text:p>9282</text:p>
          </table:table-cell>
          <table:table-cell office:value-type="float" office:value="8517" table:style-name="ce1">
            <text:p>8517</text:p>
          </table:table-cell>
          <table:table-cell office:value-type="float" office:value="8914.56" table:style-name="ce1">
            <text:p>8914,56</text:p>
          </table:table-cell>
          <table:table-cell office:value-type="float" office:value="86.833200000000005" table:style-name="ce1">
            <text:p>86,8332</text:p>
          </table:table-cell>
          <table:table-cell office:value-type="float" office:value="60.415199999999999" table:style-name="ce1">
            <text:p>60,4152</text:p>
          </table:table-cell>
          <table:table-cell office:value-type="float" office:value="780" table:style-name="ce1">
            <text:p>780</text:p>
          </table:table-cell>
          <table:table-cell table:style-name="ce1"/>
          <table:table-cell office:value-type="float" office:value="4.0703511255423984E-3" table:formula="of:=[.$B392]/[.$A392]" table:style-name="ce1">
            <text:p>0,004070351</text:p>
          </table:table-cell>
          <table:table-cell office:value-type="float" office:value="7.9406310318833855" table:formula="of:=LOG([.$Q389];2)*-1" table:style-name="ce1">
            <text:p>7,940631032</text:p>
          </table:table-cell>
          <table:table-cell office:value-type="float" office:value="-0.52333518519474442" table:formula="of:=LOG([.$N389]/[.$M389];2)" table:style-name="ce1">
            <text:p>-0,523335185</text:p>
          </table:table-cell>
          <table:table-cell office:value-type="float" office:value="-0.25831199559139068" table:formula="of:=LOG([.$B389]/[.$J389];2)*-1" table:style-name="ce1">
            <text:p>-0,258311996</text:p>
          </table:table-cell>
          <table:table-cell office:value-type="float" office:value="-0.38240234331603473" table:formula="of:=LOG([.$B389]/[.$K389];2)*-1" table:style-name="ce1">
            <text:p>-0,38240234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8787" table:style-name="ce1">
            <text:p>8787</text:p>
          </table:table-cell>
          <table:table-cell office:value-type="float" office:value="0" table:style-name="ce1">
            <text:p>0</text:p>
          </table:table-cell>
          <table:table-cell office:value-type="float" office:value="168" table:style-name="ce1">
            <text:p>168</text:p>
          </table:table-cell>
          <table:table-cell office:value-type="float" office:value="603" table:style-name="ce1">
            <text:p>603</text:p>
          </table:table-cell>
          <table:table-cell office:value-type="float" office:value="1479" table:style-name="ce1">
            <text:p>1479</text:p>
          </table:table-cell>
          <table:table-cell office:value-type="float" office:value="1598" table:style-name="ce1">
            <text:p>1598</text:p>
          </table:table-cell>
          <table:table-cell office:value-type="float" office:value="613" table:style-name="ce1">
            <text:p>613</text:p>
          </table:table-cell>
          <table:table-cell office:value-type="float" office:value="663" table:style-name="ce1">
            <text:p>663</text:p>
          </table:table-cell>
          <table:table-cell office:value-type="float" office:value="85800" table:style-name="ce1">
            <text:p>85800</text:p>
          </table:table-cell>
          <table:table-cell office:value-type="float" office:value="39320" table:style-name="ce1">
            <text:p>39320</text:p>
          </table:table-cell>
          <table:table-cell office:value-type="float" office:value="43031.8" table:style-name="ce1">
            <text:p>43031,8</text:p>
          </table:table-cell>
          <table:table-cell office:value-type="float" office:value="118.068" table:style-name="ce1">
            <text:p>118,068</text:p>
          </table:table-cell>
          <table:table-cell office:value-type="float" office:value="1370.45" table:style-name="ce1">
            <text:p>1370,45</text:p>
          </table:table-cell>
          <table:table-cell office:value-type="float" office:value="734" table:style-name="ce1">
            <text:p>734</text:p>
          </table:table-cell>
          <table:table-cell table:style-name="ce1"/>
          <table:table-cell office:value-type="float" office:value="3.1241730130259636E-3" table:formula="of:=[.$B393]/[.$A393]" table:style-name="ce1">
            <text:p>0,003124173</text:p>
          </table:table-cell>
          <table:table-cell office:value-type="float" office:value="8.3223099342157987" table:formula="of:=LOG([.$Q390];2)*-1" table:style-name="ce1">
            <text:p>8,322309934</text:p>
          </table:table-cell>
          <table:table-cell office:value-type="float" office:value="3.5369597844858824" table:formula="of:=LOG([.$N390]/[.$M390];2)" table:style-name="ce1">
            <text:p>3,536959784</text:p>
          </table:table-cell>
          <table:table-cell office:value-type="float" office:value="3.2875350486737474" table:formula="of:=LOG([.$B390]/[.$J390];2)*-1" table:style-name="ce1">
            <text:p>3,287535049</text:p>
          </table:table-cell>
          <table:table-cell office:value-type="float" office:value="2.1618207226274202" table:formula="of:=LOG([.$B390]/[.$K390];2)*-1" table:style-name="ce1">
            <text:p>2,16182072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4788" table:style-name="ce1">
            <text:p>4788</text:p>
          </table:table-cell>
          <table:table-cell office:value-type="float" office:value="0" table:style-name="ce1">
            <text:p>0</text:p>
          </table:table-cell>
          <table:table-cell office:value-type="float" office:value="1506" table:style-name="ce1">
            <text:p>1506</text:p>
          </table:table-cell>
          <table:table-cell office:value-type="float" office:value="653" table:style-name="ce1">
            <text:p>653</text:p>
          </table:table-cell>
          <table:table-cell office:value-type="float" office:value="115" table:style-name="ce1">
            <text:p>115</text:p>
          </table:table-cell>
          <table:table-cell office:value-type="float" office:value="236" table:style-name="ce1">
            <text:p>236</text:p>
          </table:table-cell>
          <table:table-cell office:value-type="float" office:value="699" table:style-name="ce1">
            <text:p>699</text:p>
          </table:table-cell>
          <table:table-cell office:value-type="float" office:value="741" table:style-name="ce1">
            <text:p>741</text:p>
          </table:table-cell>
          <table:table-cell office:value-type="float" office:value="122408" table:style-name="ce1">
            <text:p>122408</text:p>
          </table:table-cell>
          <table:table-cell office:value-type="float" office:value="34535" table:style-name="ce1">
            <text:p>34535</text:p>
          </table:table-cell>
          <table:table-cell office:value-type="float" office:value="45862.7" table:style-name="ce1">
            <text:p>45862,7</text:p>
          </table:table-cell>
          <table:table-cell office:value-type="float" office:value="120.15" table:style-name="ce1">
            <text:p>120,15</text:p>
          </table:table-cell>
          <table:table-cell office:value-type="float" office:value="1332.69" table:style-name="ce1">
            <text:p>1332,69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float" office:value="2.6684113028904114E-3" table:formula="of:=[.$B394]/[.$A394]" table:style-name="ce1">
            <text:p>0,002668411</text:p>
          </table:table-cell>
          <table:table-cell office:value-type="float" office:value="8.5498032272451123" table:formula="of:=LOG([.$Q391];2)*-1" table:style-name="ce1">
            <text:p>8,549803227</text:p>
          </table:table-cell>
          <table:table-cell office:value-type="float" office:value="3.4714326773529485" table:formula="of:=LOG([.$N391]/[.$M391];2)" table:style-name="ce1">
            <text:p>3,471432677</text:p>
          </table:table-cell>
          <table:table-cell office:value-type="float" office:value="4.6761308862360345" table:formula="of:=LOG([.$B391]/[.$J391];2)*-1" table:style-name="ce1">
            <text:p>4,676130886</text:p>
          </table:table-cell>
          <table:table-cell office:value-type="float" office:value="2.8505641662554981" table:formula="of:=LOG([.$B391]/[.$K391];2)*-1" table:style-name="ce1">
            <text:p>2,85056416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7752" table:style-name="ce1">
            <text:p>7752</text:p>
          </table:table-cell>
          <table:table-cell office:value-type="float" office:value="0" table:style-name="ce1">
            <text:p>0</text:p>
          </table:table-cell>
          <table:table-cell office:value-type="float" office:value="173" table:style-name="ce1">
            <text:p>173</text:p>
          </table:table-cell>
          <table:table-cell office:value-type="float" office:value="713" table:style-name="ce1">
            <text:p>713</text:p>
          </table:table-cell>
          <table:table-cell office:value-type="float" office:value="847" table:style-name="ce1">
            <text:p>847</text:p>
          </table:table-cell>
          <table:table-cell office:value-type="float" office:value="972" table:style-name="ce1">
            <text:p>972</text:p>
          </table:table-cell>
          <table:table-cell office:value-type="float" office:value="432" table:style-name="ce1">
            <text:p>432</text:p>
          </table:table-cell>
          <table:table-cell office:value-type="float" office:value="485" table:style-name="ce1">
            <text:p>485</text:p>
          </table:table-cell>
          <table:table-cell office:value-type="float" office:value="224519" table:style-name="ce1">
            <text:p>224519</text:p>
          </table:table-cell>
          <table:table-cell office:value-type="float" office:value="38736" table:style-name="ce1">
            <text:p>38736</text:p>
          </table:table-cell>
          <table:table-cell office:value-type="float" office:value="54735" table:style-name="ce1">
            <text:p>54735</text:p>
          </table:table-cell>
          <table:table-cell office:value-type="float" office:value="130.91999999999999" table:style-name="ce1">
            <text:p>130,92</text:p>
          </table:table-cell>
          <table:table-cell office:value-type="float" office:value="778.923" table:style-name="ce1">
            <text:p>778,923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3.478596001898657E-3" table:formula="of:=[.$B395]/[.$A395]" table:style-name="ce1">
            <text:p>0,003478596</text:p>
          </table:table-cell>
          <table:table-cell office:value-type="float" office:value="8.167279148073181" table:formula="of:=LOG([.$Q392];2)*-1" table:style-name="ce1">
            <text:p>8,167279148</text:p>
          </table:table-cell>
          <table:table-cell office:value-type="float" office:value="2.5727952110243457" table:formula="of:=LOG([.$N392]/[.$M392];2)" table:style-name="ce1">
            <text:p>2,572795211</text:p>
          </table:table-cell>
          <table:table-cell office:value-type="float" office:value="4.856125157733822" table:formula="of:=LOG([.$B392]/[.$J392];2)*-1" table:style-name="ce1">
            <text:p>4,856125158</text:p>
          </table:table-cell>
          <table:table-cell office:value-type="float" office:value="2.3210345085838555" table:formula="of:=LOG([.$B392]/[.$K392];2)*-1" table:style-name="ce1">
            <text:p>2,32103450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950" table:style-name="ce1">
            <text:p>5950</text:p>
          </table:table-cell>
          <table:table-cell office:value-type="float" office:value="0" table:style-name="ce1">
            <text:p>0</text:p>
          </table:table-cell>
          <table:table-cell office:value-type="float" office:value="897" table:style-name="ce1">
            <text:p>897</text:p>
          </table:table-cell>
          <table:table-cell office:value-type="float" office:value="474" table:style-name="ce1">
            <text:p>474</text:p>
          </table:table-cell>
          <table:table-cell office:value-type="float" office:value="163" table:style-name="ce1">
            <text:p>163</text:p>
          </table:table-cell>
          <table:table-cell office:value-type="float" office:value="229" table:style-name="ce1">
            <text:p>229</text:p>
          </table:table-cell>
          <table:table-cell office:value-type="float" office:value="259" table:style-name="ce1">
            <text:p>259</text:p>
          </table:table-cell>
          <table:table-cell office:value-type="float" office:value="355" table:style-name="ce1">
            <text:p>355</text:p>
          </table:table-cell>
          <table:table-cell office:value-type="float" office:value="157810" table:style-name="ce1">
            <text:p>157810</text:p>
          </table:table-cell>
          <table:table-cell office:value-type="float" office:value="42327" table:style-name="ce1">
            <text:p>42327</text:p>
          </table:table-cell>
          <table:table-cell office:value-type="float" office:value="58675.9" table:style-name="ce1">
            <text:p>58675,9</text:p>
          </table:table-cell>
          <table:table-cell office:value-type="float" office:value="67.911699999999996" table:style-name="ce1">
            <text:p>67,9117</text:p>
          </table:table-cell>
          <table:table-cell office:value-type="float" office:value="720.61800000000005" table:style-name="ce1">
            <text:p>720,618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3.3268504555516816E-3" table:formula="of:=[.$B396]/[.$A396]" table:style-name="ce1">
            <text:p>0,00332685</text:p>
          </table:table-cell>
          <table:table-cell office:value-type="float" office:value="8.2316272672188564" table:formula="of:=LOG([.$Q393];2)*-1" table:style-name="ce1">
            <text:p>8,231627267</text:p>
          </table:table-cell>
          <table:table-cell office:value-type="float" office:value="3.4075026365014622" table:formula="of:=LOG([.$N393]/[.$M393];2)" table:style-name="ce1">
            <text:p>3,407502637</text:p>
          </table:table-cell>
          <table:table-cell office:value-type="float" office:value="4.7291551493500048" table:formula="of:=LOG([.$B393]/[.$J393];2)*-1" table:style-name="ce1">
            <text:p>4,729155149</text:p>
          </table:table-cell>
          <table:table-cell office:value-type="float" office:value="2.8306166652176259" table:formula="of:=LOG([.$B393]/[.$K393];2)*-1" table:style-name="ce1">
            <text:p>2,83061666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082" table:style-name="ce1">
            <text:p>5082</text:p>
          </table:table-cell>
          <table:table-cell office:value-type="float" office:value="0" table:style-name="ce1">
            <text:p>0</text:p>
          </table:table-cell>
          <table:table-cell office:value-type="float" office:value="173" table:style-name="ce1">
            <text:p>173</text:p>
          </table:table-cell>
          <table:table-cell office:value-type="float" office:value="305" table:style-name="ce1">
            <text:p>305</text:p>
          </table:table-cell>
          <table:table-cell office:value-type="float" office:value="154" table:style-name="ce1">
            <text:p>154</text:p>
          </table:table-cell>
          <table:table-cell office:value-type="float" office:value="219" table:style-name="ce1">
            <text:p>219</text:p>
          </table:table-cell>
          <table:table-cell office:value-type="float" office:value="155" table:style-name="ce1">
            <text:p>155</text:p>
          </table:table-cell>
          <table:table-cell office:value-type="float" office:value="232" table:style-name="ce1">
            <text:p>232</text:p>
          </table:table-cell>
          <table:table-cell office:value-type="float" office:value="9750" table:style-name="ce1">
            <text:p>9750</text:p>
          </table:table-cell>
          <table:table-cell office:value-type="float" office:value="7377.5" table:style-name="ce1">
            <text:p>7377,5</text:p>
          </table:table-cell>
          <table:table-cell office:value-type="float" office:value="11166.6" table:style-name="ce1">
            <text:p>11166,6</text:p>
          </table:table-cell>
          <table:table-cell office:value-type="float" office:value="76.419899999999998" table:style-name="ce1">
            <text:p>76,4199</text:p>
          </table:table-cell>
          <table:table-cell office:value-type="float" office:value="112.752" table:style-name="ce1">
            <text:p>112,752</text:p>
          </table:table-cell>
          <table:table-cell office:value-type="float" office:value="765" table:style-name="ce1">
            <text:p>765</text:p>
          </table:table-cell>
          <table:table-cell table:style-name="ce1"/>
          <table:table-cell office:value-type="float" office:value="2.6279808286041929E-3" table:formula="of:=[.$B397]/[.$A397]" table:style-name="ce1">
            <text:p>0,002627981</text:p>
          </table:table-cell>
          <table:table-cell office:value-type="float" office:value="8.5718295335751105" table:formula="of:=LOG([.$Q394];2)*-1" table:style-name="ce1">
            <text:p>8,571829534</text:p>
          </table:table-cell>
          <table:table-cell office:value-type="float" office:value="0.5611327493398075" table:formula="of:=LOG([.$N394]/[.$M394];2)" table:style-name="ce1">
            <text:p>0,561132749</text:p>
          </table:table-cell>
          <table:table-cell office:value-type="float" office:value="0.94000584347098048" table:formula="of:=LOG([.$B394]/[.$J394];2)*-1" table:style-name="ce1">
            <text:p>0,940005843</text:p>
          </table:table-cell>
          <table:table-cell office:value-type="float" office:value="0.53773564026601484" table:formula="of:=LOG([.$B394]/[.$K394];2)*-1" table:style-name="ce1">
            <text:p>0,53773564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625" table:style-name="ce1">
            <text:p>6625</text:p>
          </table:table-cell>
          <table:table-cell office:value-type="float" office:value="0" table:style-name="ce1">
            <text:p>0</text:p>
          </table:table-cell>
          <table:table-cell office:value-type="float" office:value="162" table:style-name="ce1">
            <text:p>162</text:p>
          </table:table-cell>
          <table:table-cell office:value-type="float" office:value="198" table:style-name="ce1">
            <text:p>198</text:p>
          </table:table-cell>
          <table:table-cell office:value-type="float" office:value="539" table:style-name="ce1">
            <text:p>539</text:p>
          </table:table-cell>
          <table:table-cell office:value-type="float" office:value="618" table:style-name="ce1">
            <text:p>618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float" office:value="74328" table:style-name="ce1">
            <text:p>74328</text:p>
          </table:table-cell>
          <table:table-cell office:value-type="float" office:value="11682.5" table:style-name="ce1">
            <text:p>11682,5</text:p>
          </table:table-cell>
          <table:table-cell office:value-type="float" office:value="14828.2" table:style-name="ce1">
            <text:p>14828,2</text:p>
          </table:table-cell>
          <table:table-cell office:value-type="float" office:value="63.906199999999998" table:style-name="ce1">
            <text:p>63,9062</text:p>
          </table:table-cell>
          <table:table-cell office:value-type="float" office:value="442.9" table:style-name="ce1">
            <text:p>442,9</text:p>
          </table:table-cell>
          <table:table-cell office:value-type="float" office:value="795" table:style-name="ce1">
            <text:p>795</text:p>
          </table:table-cell>
          <table:table-cell table:style-name="ce1"/>
          <table:table-cell office:value-type="float" office:value="9.5405417893582793E-4" table:formula="of:=[.$B398]/[.$A398]" table:style-name="ce1">
            <text:p>0,000954054</text:p>
          </table:table-cell>
          <table:table-cell office:value-type="float" office:value="10.033641183064351" table:formula="of:=LOG([.$Q395];2)*-1" table:style-name="ce1">
            <text:p>10,03364118</text:p>
          </table:table-cell>
          <table:table-cell office:value-type="float" office:value="2.7929531879282408" table:formula="of:=LOG([.$N395]/[.$M395];2)" table:style-name="ce1">
            <text:p>2,792953188</text:p>
          </table:table-cell>
          <table:table-cell office:value-type="float" office:value="3.4879134291705327" table:formula="of:=LOG([.$B395]/[.$J395];2)*-1" table:style-name="ce1">
            <text:p>3,487913429</text:p>
          </table:table-cell>
          <table:table-cell office:value-type="float" office:value="0.81835667752687569" table:formula="of:=LOG([.$B395]/[.$K395];2)*-1" table:style-name="ce1">
            <text:p>0,81835667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6336" table:style-name="ce1">
            <text:p>6336</text:p>
          </table:table-cell>
          <table:table-cell office:value-type="float" office:value="0" table:style-name="ce1">
            <text:p>0</text:p>
          </table:table-cell>
          <table:table-cell office:value-type="float" office:value="557" table:style-name="ce1">
            <text:p>557</text:p>
          </table:table-cell>
          <table:table-cell office:value-type="float" office:value="40" table:style-name="ce1">
            <text:p>40</text:p>
          </table:table-cell>
          <table:table-cell office:value-type="float" office:value="1443" table:style-name="ce1">
            <text:p>1443</text:p>
          </table:table-cell>
          <table:table-cell office:value-type="float" office:value="1544" table:style-name="ce1">
            <text:p>1544</text:p>
          </table:table-cell>
          <table:table-cell office:value-type="float" office:value="714" table:style-name="ce1">
            <text:p>714</text:p>
          </table:table-cell>
          <table:table-cell office:value-type="float" office:value="833" table:style-name="ce1">
            <text:p>833</text:p>
          </table:table-cell>
          <table:table-cell office:value-type="float" office:value="782691" table:style-name="ce1">
            <text:p>782691</text:p>
          </table:table-cell>
          <table:table-cell office:value-type="float" office:value="98773" table:style-name="ce1">
            <text:p>98773</text:p>
          </table:table-cell>
          <table:table-cell office:value-type="float" office:value="127099" table:style-name="ce1">
            <text:p>127099</text:p>
          </table:table-cell>
          <table:table-cell office:value-type="float" office:value="128.06200000000001" table:style-name="ce1">
            <text:p>128,062</text:p>
          </table:table-cell>
          <table:table-cell office:value-type="float" office:value="1188.8599999999999" table:style-name="ce1">
            <text:p>1188,86</text:p>
          </table:table-cell>
          <table:table-cell office:value-type="float" office:value="983" table:style-name="ce1">
            <text:p>983</text:p>
          </table:table-cell>
          <table:table-cell table:style-name="ce1"/>
          <table:table-cell office:value-type="float" office:value="6.3108294863124465E-3" table:formula="of:=[.$B399]/[.$A399]" table:style-name="ce1">
            <text:p>0,006310829</text:p>
          </table:table-cell>
          <table:table-cell office:value-type="float" office:value="7.3079546412387275" table:formula="of:=LOG([.$Q396];2)*-1" table:style-name="ce1">
            <text:p>7,307954641</text:p>
          </table:table-cell>
          <table:table-cell office:value-type="float" office:value="3.2146644819433297" table:formula="of:=LOG([.$N396]/[.$M396];2)" table:style-name="ce1">
            <text:p>3,214664482</text:p>
          </table:table-cell>
          <table:table-cell office:value-type="float" office:value="6.9487267100807673" table:formula="of:=LOG([.$B396]/[.$J396];2)*-1" table:style-name="ce1">
            <text:p>6,94872671</text:p>
          </table:table-cell>
          <table:table-cell office:value-type="float" office:value="3.962472488632351" table:formula="of:=LOG([.$B396]/[.$K396];2)*-1" table:style-name="ce1">
            <text:p>3,962472489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005" table:style-name="ce1">
            <text:p>5005</text:p>
          </table:table-cell>
          <table:table-cell office:value-type="float" office:value="0" table:style-name="ce1">
            <text:p>0</text:p>
          </table:table-cell>
          <table:table-cell office:value-type="float" office:value="1473" table:style-name="ce1">
            <text:p>1473</text:p>
          </table:table-cell>
          <table:table-cell office:value-type="float" office:value="759" table:style-name="ce1">
            <text:p>759</text:p>
          </table:table-cell>
          <table:table-cell office:value-type="float" office:value="626" table:style-name="ce1">
            <text:p>626</text:p>
          </table:table-cell>
          <table:table-cell office:value-type="float" office:value="688" table:style-name="ce1">
            <text:p>688</text:p>
          </table:table-cell>
          <table:table-cell office:value-type="float" office:value="322" table:style-name="ce1">
            <text:p>322</text:p>
          </table:table-cell>
          <table:table-cell office:value-type="float" office:value="356" table:style-name="ce1">
            <text:p>356</text:p>
          </table:table-cell>
          <table:table-cell office:value-type="float" office:value="370139" table:style-name="ce1">
            <text:p>370139</text:p>
          </table:table-cell>
          <table:table-cell office:value-type="float" office:value="27946" table:style-name="ce1">
            <text:p>27946</text:p>
          </table:table-cell>
          <table:table-cell office:value-type="float" office:value="38203.699999999997" table:style-name="ce1">
            <text:p>38203,7</text:p>
          </table:table-cell>
          <table:table-cell office:value-type="float" office:value="68.8767" table:style-name="ce1">
            <text:p>68,8767</text:p>
          </table:table-cell>
          <table:table-cell office:value-type="float" office:value="917.745" table:style-name="ce1">
            <text:p>917,745</text:p>
          </table:table-cell>
          <table:table-cell office:value-type="float" office:value="749" table:style-name="ce1">
            <text:p>749</text:p>
          </table:table-cell>
          <table:table-cell table:style-name="ce1"/>
          <table:table-cell office:value-type="float" office:value="1.1068498674720558E-3" table:formula="of:=[.$B400]/[.$A400]" table:style-name="ce1">
            <text:p>0,00110685</text:p>
          </table:table-cell>
          <table:table-cell office:value-type="float" office:value="9.8193247356612527" table:formula="of:=LOG([.$Q397];2)*-1" table:style-name="ce1">
            <text:p>9,819324736</text:p>
          </table:table-cell>
          <table:table-cell office:value-type="float" office:value="3.7360054218200003" table:formula="of:=LOG([.$N397]/[.$M397];2)" table:style-name="ce1">
            <text:p>3,736005422</text:p>
          </table:table-cell>
          <table:table-cell office:value-type="float" office:value="6.2085532751094412" table:formula="of:=LOG([.$B397]/[.$J397];2)*-1" table:style-name="ce1">
            <text:p>6,208553275</text:p>
          </table:table-cell>
          <table:table-cell office:value-type="float" office:value="2.4811998261346688" table:formula="of:=LOG([.$B397]/[.$K397];2)*-1" table:style-name="ce1">
            <text:p>2,48119982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817" table:style-name="ce1">
            <text:p>1817</text:p>
          </table:table-cell>
          <table:table-cell office:value-type="float" office:value="0" table:style-name="ce1">
            <text:p>0</text:p>
          </table:table-cell>
          <table:table-cell office:value-type="float" office:value="674" table:style-name="ce1">
            <text:p>674</text:p>
          </table:table-cell>
          <table:table-cell office:value-type="float" office:value="345" table:style-name="ce1">
            <text:p>345</text:p>
          </table:table-cell>
          <table:table-cell office:value-type="float" office:value="219" table:style-name="ce1">
            <text:p>219</text:p>
          </table:table-cell>
          <table:table-cell office:value-type="float" office:value="284" table:style-name="ce1">
            <text:p>284</text:p>
          </table:table-cell>
          <table:table-cell office:value-type="float" office:value="156" table:style-name="ce1">
            <text:p>156</text:p>
          </table:table-cell>
          <table:table-cell office:value-type="float" office:value="215" table:style-name="ce1">
            <text:p>215</text:p>
          </table:table-cell>
          <table:table-cell office:value-type="float" office:value="85995" table:style-name="ce1">
            <text:p>85995</text:p>
          </table:table-cell>
          <table:table-cell office:value-type="float" office:value="19565" table:style-name="ce1">
            <text:p>19565</text:p>
          </table:table-cell>
          <table:table-cell office:value-type="float" office:value="24846.3" table:style-name="ce1">
            <text:p>24846,3</text:p>
          </table:table-cell>
          <table:table-cell office:value-type="float" office:value="70.936599999999999" table:style-name="ce1">
            <text:p>70,9366</text:p>
          </table:table-cell>
          <table:table-cell office:value-type="float" office:value="452.24900000000002" table:style-name="ce1">
            <text:p>452,249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2.0136476478915246E-3" table:formula="of:=[.$B401]/[.$A401]" table:style-name="ce1">
            <text:p>0,002013648</text:p>
          </table:table-cell>
          <table:table-cell office:value-type="float" office:value="8.9559730249081717" table:formula="of:=LOG([.$Q398];2)*-1" table:style-name="ce1">
            <text:p>8,955973025</text:p>
          </table:table-cell>
          <table:table-cell office:value-type="float" office:value="2.6725152243128778" table:formula="of:=LOG([.$N398]/[.$M398];2)" table:style-name="ce1">
            <text:p>2,672515224</text:p>
          </table:table-cell>
          <table:table-cell office:value-type="float" office:value="5.5646224550730157" table:formula="of:=LOG([.$B398]/[.$J398];2)*-1" table:style-name="ce1">
            <text:p>5,564622455</text:p>
          </table:table-cell>
          <table:table-cell office:value-type="float" office:value="3.4286447855540407" table:formula="of:=LOG([.$B398]/[.$K398];2)*-1" table:style-name="ce1">
            <text:p>3,42864478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2019" table:style-name="ce1">
            <text:p>12019</text:p>
          </table:table-cell>
          <table:table-cell office:value-type="float" office:value="0" table:style-name="ce1">
            <text:p>0</text:p>
          </table:table-cell>
          <table:table-cell office:value-type="float" office:value="279" table:style-name="ce1">
            <text:p>279</text:p>
          </table:table-cell>
          <table:table-cell office:value-type="float" office:value="187" table:style-name="ce1">
            <text:p>187</text:p>
          </table:table-cell>
          <table:table-cell office:value-type="float" office:value="1513" table:style-name="ce1">
            <text:p>1513</text:p>
          </table:table-cell>
          <table:table-cell office:value-type="float" office:value="1641" table:style-name="ce1">
            <text:p>1641</text:p>
          </table:table-cell>
          <table:table-cell office:value-type="float" office:value="447" table:style-name="ce1">
            <text:p>447</text:p>
          </table:table-cell>
          <table:table-cell office:value-type="float" office:value="529" table:style-name="ce1">
            <text:p>529</text:p>
          </table:table-cell>
          <table:table-cell office:value-type="float" office:value="465804" table:style-name="ce1">
            <text:p>465804</text:p>
          </table:table-cell>
          <table:table-cell office:value-type="float" office:value="77730" table:style-name="ce1">
            <text:p>77730</text:p>
          </table:table-cell>
          <table:table-cell office:value-type="float" office:value="81472.600000000006" table:style-name="ce1">
            <text:p>81472,6</text:p>
          </table:table-cell>
          <table:table-cell office:value-type="float" office:value="131.46899999999999" table:style-name="ce1">
            <text:p>131,469</text:p>
          </table:table-cell>
          <table:table-cell office:value-type="float" office:value="1332.44" table:style-name="ce1">
            <text:p>1332,44</text:p>
          </table:table-cell>
          <table:table-cell office:value-type="float" office:value="921" table:style-name="ce1">
            <text:p>921</text:p>
          </table:table-cell>
          <table:table-cell table:style-name="ce1"/>
          <table:table-cell office:value-type="float" office:value="5.5111462091967257E-3" table:formula="of:=[.$B402]/[.$A402]" table:style-name="ce1">
            <text:p>0,005511146</text:p>
          </table:table-cell>
          <table:table-cell office:value-type="float" office:value="7.503431882680383" table:formula="of:=LOG([.$Q399];2)*-1" table:style-name="ce1">
            <text:p>7,503431883</text:p>
          </table:table-cell>
          <table:table-cell office:value-type="float" office:value="3.3412760081215529" table:formula="of:=LOG([.$N399]/[.$M399];2)" table:style-name="ce1">
            <text:p>3,341276008</text:p>
          </table:table-cell>
          <table:table-cell office:value-type="float" office:value="5.276334256838231" table:formula="of:=LOG([.$B399]/[.$J399];2)*-1" table:style-name="ce1">
            <text:p>5,276334257</text:p>
          </table:table-cell>
          <table:table-cell office:value-type="float" office:value="2.6931546497288745" table:formula="of:=LOG([.$B399]/[.$K399];2)*-1" table:style-name="ce1">
            <text:p>2,69315465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2108" table:style-name="ce1">
            <text:p>2108</text:p>
          </table:table-cell>
          <table:table-cell office:value-type="float" office:value="0" table:style-name="ce1">
            <text:p>0</text:p>
          </table:table-cell>
          <table:table-cell office:value-type="float" office:value="1537" table:style-name="ce1">
            <text:p>1537</text:p>
          </table:table-cell>
          <table:table-cell office:value-type="float" office:value="486" table:style-name="ce1">
            <text:p>486</text:p>
          </table:table-cell>
          <table:table-cell office:value-type="float" office:value="15" table:style-name="ce1">
            <text:p>15</text:p>
          </table:table-cell>
          <table:table-cell office:value-type="float" office:value="111" table:style-name="ce1">
            <text:p>111</text:p>
          </table:table-cell>
          <table:table-cell office:value-type="float" office:value="618" table:style-name="ce1">
            <text:p>618</text:p>
          </table:table-cell>
          <table:table-cell office:value-type="float" office:value="726" table:style-name="ce1">
            <text:p>726</text:p>
          </table:table-cell>
          <table:table-cell office:value-type="float" office:value="365280" table:style-name="ce1">
            <text:p>365280</text:p>
          </table:table-cell>
          <table:table-cell office:value-type="float" office:value="93708" table:style-name="ce1">
            <text:p>93708</text:p>
          </table:table-cell>
          <table:table-cell office:value-type="float" office:value="139226" table:style-name="ce1">
            <text:p>139226</text:p>
          </table:table-cell>
          <table:table-cell office:value-type="float" office:value="97.015500000000003" table:style-name="ce1">
            <text:p>97,0155</text:p>
          </table:table-cell>
          <table:table-cell office:value-type="float" office:value="1485.69" table:style-name="ce1">
            <text:p>1485,69</text:p>
          </table:table-cell>
          <table:table-cell office:value-type="float" office:value="827" table:style-name="ce1">
            <text:p>827</text:p>
          </table:table-cell>
          <table:table-cell table:style-name="ce1"/>
          <table:table-cell office:value-type="float" office:value="5.4439371090845698E-3" table:formula="of:=[.$B403]/[.$A403]" table:style-name="ce1">
            <text:p>0,005443937</text:p>
          </table:table-cell>
          <table:table-cell office:value-type="float" office:value="7.5211338844138416" table:formula="of:=LOG([.$Q400];2)*-1" table:style-name="ce1">
            <text:p>7,521133884</text:p>
          </table:table-cell>
          <table:table-cell office:value-type="float" office:value="3.9367740456365738" table:formula="of:=LOG([.$N400]/[.$M400];2)" table:style-name="ce1">
            <text:p>3,936774046</text:p>
          </table:table-cell>
          <table:table-cell office:value-type="float" office:value="7.4369840874748494" table:formula="of:=LOG([.$B400]/[.$J400];2)*-1" table:style-name="ce1">
            <text:p>7,436984087</text:p>
          </table:table-cell>
          <table:table-cell office:value-type="float" office:value="5.4742254462092106" table:formula="of:=LOG([.$B400]/[.$K400];2)*-1" table:style-name="ce1">
            <text:p>5,474225446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3835" table:style-name="ce1">
            <text:p>3835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693" table:style-name="ce1">
            <text:p>693</text:p>
          </table:table-cell>
          <table:table-cell office:value-type="float" office:value="1310" table:style-name="ce1">
            <text:p>1310</text:p>
          </table:table-cell>
          <table:table-cell office:value-type="float" office:value="1464" table:style-name="ce1">
            <text:p>1464</text:p>
          </table:table-cell>
          <table:table-cell office:value-type="float" office:value="770" table:style-name="ce1">
            <text:p>770</text:p>
          </table:table-cell>
          <table:table-cell office:value-type="float" office:value="883" table:style-name="ce1">
            <text:p>883</text:p>
          </table:table-cell>
          <table:table-cell office:value-type="float" office:value="266570" table:style-name="ce1">
            <text:p>266570</text:p>
          </table:table-cell>
          <table:table-cell office:value-type="float" office:value="93899.5" table:style-name="ce1">
            <text:p>93899,5</text:p>
          </table:table-cell>
          <table:table-cell office:value-type="float" office:value="127586" table:style-name="ce1">
            <text:p>127586</text:p>
          </table:table-cell>
          <table:table-cell office:value-type="float" office:value="154.82900000000001" table:style-name="ce1">
            <text:p>154,829</text:p>
          </table:table-cell>
          <table:table-cell office:value-type="float" office:value="1332.65" table:style-name="ce1">
            <text:p>1332,65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9.1372871886853477E-3" table:formula="of:=[.$B404]/[.$A404]" table:style-name="ce1">
            <text:p>0,009137287</text:p>
          </table:table-cell>
          <table:table-cell office:value-type="float" office:value="6.7740183841883779" table:formula="of:=LOG([.$Q401];2)*-1" table:style-name="ce1">
            <text:p>6,774018384</text:p>
          </table:table-cell>
          <table:table-cell office:value-type="float" office:value="3.1055503049304969" table:formula="of:=LOG([.$N401]/[.$M401];2)" table:style-name="ce1">
            <text:p>3,105550305</text:p>
          </table:table-cell>
          <table:table-cell office:value-type="float" office:value="6.1191440395605516" table:formula="of:=LOG([.$B401]/[.$J401];2)*-1" table:style-name="ce1">
            <text:p>6,11914404</text:p>
          </table:table-cell>
          <table:table-cell office:value-type="float" office:value="4.6138189929355304" table:formula="of:=LOG([.$B401]/[.$K401];2)*-1" table:style-name="ce1">
            <text:p>4,61381899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496" table:style-name="ce1">
            <text:p>10496</text:p>
          </table:table-cell>
          <table:table-cell office:value-type="float" office:value="0" table:style-name="ce1">
            <text:p>0</text:p>
          </table:table-cell>
          <table:table-cell office:value-type="float" office:value="1410" table:style-name="ce1">
            <text:p>1410</text:p>
          </table:table-cell>
          <table:table-cell office:value-type="float" office:value="860" table:style-name="ce1">
            <text:p>860</text:p>
          </table:table-cell>
          <table:table-cell office:value-type="float" office:value="1213" table:style-name="ce1">
            <text:p>1213</text:p>
          </table:table-cell>
          <table:table-cell office:value-type="float" office:value="1342" table:style-name="ce1">
            <text:p>1342</text:p>
          </table:table-cell>
          <table:table-cell office:value-type="float" office:value="127" table:style-name="ce1">
            <text:p>127</text:p>
          </table:table-cell>
          <table:table-cell office:value-type="float" office:value="171" table:style-name="ce1">
            <text:p>171</text:p>
          </table:table-cell>
          <table:table-cell office:value-type="float" office:value="144401" table:style-name="ce1">
            <text:p>144401</text:p>
          </table:table-cell>
          <table:table-cell office:value-type="float" office:value="51612.5" table:style-name="ce1">
            <text:p>51612,5</text:p>
          </table:table-cell>
          <table:table-cell office:value-type="float" office:value="107648" table:style-name="ce1">
            <text:p>107648</text:p>
          </table:table-cell>
          <table:table-cell office:value-type="float" office:value="45.122100000000003" table:style-name="ce1">
            <text:p>45,1221</text:p>
          </table:table-cell>
          <table:table-cell office:value-type="float" office:value="723.33299999999997" table:style-name="ce1">
            <text:p>723,333</text:p>
          </table:table-cell>
          <table:table-cell office:value-type="float" office:value="811" table:style-name="ce1">
            <text:p>811</text:p>
          </table:table-cell>
          <table:table-cell table:style-name="ce1"/>
          <table:table-cell office:value-type="float" office:value="2.9803035330983815E-3" table:formula="of:=[.$B405]/[.$A405]" table:style-name="ce1">
            <text:p>0,002980304</text:p>
          </table:table-cell>
          <table:table-cell office:value-type="float" office:value="8.3903250132379146" table:formula="of:=LOG([.$Q402];2)*-1" table:style-name="ce1">
            <text:p>8,390325013</text:p>
          </table:table-cell>
          <table:table-cell office:value-type="float" office:value="4.0027538540019005" table:formula="of:=LOG([.$N402]/[.$M402];2)" table:style-name="ce1">
            <text:p>4,002753854</text:p>
          </table:table-cell>
          <table:table-cell office:value-type="float" office:value="3.7821692029721041" table:formula="of:=LOG([.$B402]/[.$J402];2)*-1" table:style-name="ce1">
            <text:p>3,782169203</text:p>
          </table:table-cell>
          <table:table-cell office:value-type="float" office:value="2.2978808883328181" table:formula="of:=LOG([.$B402]/[.$K402];2)*-1" table:style-name="ce1">
            <text:p>2,297880888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0368" table:style-name="ce1">
            <text:p>10368</text:p>
          </table:table-cell>
          <table:table-cell office:value-type="float" office:value="0" table:style-name="ce1">
            <text:p>0</text:p>
          </table:table-cell>
          <table:table-cell office:value-type="float" office:value="1297" table:style-name="ce1">
            <text:p>1297</text:p>
          </table:table-cell>
          <table:table-cell office:value-type="float" office:value="143" table:style-name="ce1">
            <text:p>143</text:p>
          </table:table-cell>
          <table:table-cell office:value-type="float" office:value="121" table:style-name="ce1">
            <text:p>121</text:p>
          </table:table-cell>
          <table:table-cell office:value-type="float" office:value="286" table:style-name="ce1">
            <text:p>286</text:p>
          </table:table-cell>
          <table:table-cell office:value-type="float" office:value="319" table:style-name="ce1">
            <text:p>319</text:p>
          </table:table-cell>
          <table:table-cell office:value-type="float" office:value="400" table:style-name="ce1">
            <text:p>400</text:p>
          </table:table-cell>
          <table:table-cell office:value-type="float" office:value="302232" table:style-name="ce1">
            <text:p>302232</text:p>
          </table:table-cell>
          <table:table-cell office:value-type="float" office:value="68830.5" table:style-name="ce1">
            <text:p>68830,5</text:p>
          </table:table-cell>
          <table:table-cell office:value-type="float" office:value="115951" table:style-name="ce1">
            <text:p>115951</text:p>
          </table:table-cell>
          <table:table-cell office:value-type="float" office:value="167.09299999999999" table:style-name="ce1">
            <text:p>167,093</text:p>
          </table:table-cell>
          <table:table-cell office:value-type="float" office:value="1115.1199999999999" table:style-name="ce1">
            <text:p>1115,12</text:p>
          </table:table-cell>
          <table:table-cell office:value-type="float" office:value="718" table:style-name="ce1">
            <text:p>718</text:p>
          </table:table-cell>
          <table:table-cell table:style-name="ce1"/>
          <table:table-cell office:value-type="float" office:value="0" table:formula="of:=[.$B406]/[.$A406]" table:style-name="ce1">
            <text:p>#DIV/0!</text:p>
          </table:table-cell>
          <table:table-cell office:value-type="float" office:value="0" table:formula="of:=LOG([.$Q403];2)*-1" table:style-name="ce1">
            <text:p>#DIV/0!</text:p>
          </table:table-cell>
          <table:table-cell office:value-type="float" office:value="2.7384757682308192" table:formula="of:=LOG([.$N403]/[.$M403];2)" table:style-name="ce1">
            <text:p>2,738475768</text:p>
          </table:table-cell>
          <table:table-cell office:value-type="float" office:value="4.8654468911456181" table:formula="of:=LOG([.$B403]/[.$J403];2)*-1" table:style-name="ce1">
            <text:p>4,865446891</text:p>
          </table:table-cell>
          <table:table-cell office:value-type="float" office:value="2.7309103667118833" table:formula="of:=LOG([.$B403]/[.$K403];2)*-1" table:style-name="ce1">
            <text:p>2,730910367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17402" table:style-name="ce1">
            <text:p>17402</text:p>
          </table:table-cell>
          <table:table-cell office:value-type="float" office:value="0" table:style-name="ce1">
            <text:p>0</text:p>
          </table:table-cell>
          <table:table-cell office:value-type="float" office:value="236" table:style-name="ce1">
            <text:p>236</text:p>
          </table:table-cell>
          <table:table-cell office:value-type="float" office:value="357" table:style-name="ce1">
            <text:p>357</text:p>
          </table:table-cell>
          <table:table-cell office:value-type="float" office:value="998" table:style-name="ce1">
            <text:p>998</text:p>
          </table:table-cell>
          <table:table-cell office:value-type="float" office:value="1021" table:style-name="ce1">
            <text:p>1021</text:p>
          </table:table-cell>
          <table:table-cell office:value-type="float" office:value="199" table:style-name="ce1">
            <text:p>199</text:p>
          </table:table-cell>
          <table:table-cell office:value-type="float" office:value="316" table:style-name="ce1">
            <text:p>316</text:p>
          </table:table-cell>
          <table:table-cell office:value-type="float" office:value="124030" table:style-name="ce1">
            <text:p>124030</text:p>
          </table:table-cell>
          <table:table-cell office:value-type="float" office:value="47739.5" table:style-name="ce1">
            <text:p>47739,5</text:p>
          </table:table-cell>
          <table:table-cell office:value-type="float" office:value="55520.1" table:style-name="ce1">
            <text:p>55520,1</text:p>
          </table:table-cell>
          <table:table-cell office:value-type="float" office:value="22.090699999999998" table:style-name="ce1">
            <text:p>22,0907</text:p>
          </table:table-cell>
          <table:table-cell office:value-type="float" office:value="779.44100000000003" table:style-name="ce1">
            <text:p>779,441</text:p>
          </table:table-cell>
          <table:table-cell office:value-type="float" office:value="1045" table:style-name="ce1">
            <text:p>1045</text:p>
          </table:table-cell>
          <table:table-cell table:style-name="ce1"/>
          <table:table-cell office:value-type="float" office:value="0" table:formula="of:=[.$B407]/[.$A407]" table:style-name="ce1">
            <text:p>#DIV/0!</text:p>
          </table:table-cell>
          <table:table-cell office:value-type="float" office:value="0" table:formula="of:=LOG([.$Q404];2)*-1" table:style-name="ce1">
            <text:p>#DIV/0!</text:p>
          </table:table-cell>
          <table:table-cell office:value-type="float" office:value="5.1409287818688183" table:formula="of:=LOG([.$N404]/[.$M404];2)" table:style-name="ce1">
            <text:p>5,140928782</text:p>
          </table:table-cell>
          <table:table-cell office:value-type="float" office:value="2.833364088846003" table:formula="of:=LOG([.$B404]/[.$J404];2)*-1" table:style-name="ce1">
            <text:p>2,833364089</text:p>
          </table:table-cell>
          <table:table-cell office:value-type="float" office:value="1.4559303328611874" table:formula="of:=LOG([.$B404]/[.$K404];2)*-1" table:style-name="ce1">
            <text:p>1,455930333</text:p>
          </table:table-cell>
          <table:table-cell table:number-columns-repeated="16363"/>
        </table:table-row>
        <table:table-row table:style-name="ro1">
          <table:table-cell office:value-type="float" office:value="1904504" table:style-name="ce1">
            <text:p>1904504</text:p>
          </table:table-cell>
          <table:table-cell office:value-type="float" office:value="5676" table:style-name="ce1">
            <text:p>5676</text:p>
          </table:table-cell>
          <table:table-cell office:value-type="float" office:value="0" table:style-name="ce1">
            <text:p>0</text:p>
          </table:table-cell>
          <table:table-cell office:value-type="float" office:value="1020" table:style-name="ce1">
            <text:p>1020</text:p>
          </table:table-cell>
          <table:table-cell office:value-type="float" office:value="266" table:style-name="ce1">
            <text:p>266</text:p>
          </table:table-cell>
          <table:table-cell office:value-type="float" office:value="450" table:style-name="ce1">
            <text:p>450</text:p>
          </table:table-cell>
          <table:table-cell office:value-type="float" office:value="592" table:style-name="ce1">
            <text:p>592</text:p>
          </table:table-cell>
          <table:table-cell office:value-type="float" office:value="54" table:style-name="ce1">
            <text:p>54</text:p>
          </table:table-cell>
          <table:table-cell office:value-type="float" office:value="103" table:style-name="ce1">
            <text:p>103</text:p>
          </table:table-cell>
          <table:table-cell office:value-type="float" office:value="120840" table:style-name="ce1">
            <text:p>120840</text:p>
          </table:table-cell>
          <table:table-cell office:value-type="float" office:value="29017" table:style-name="ce1">
            <text:p>29017</text:p>
          </table:table-cell>
          <table:table-cell office:value-type="float" office:value="40245.9" table:style-name="ce1">
            <text:p>40245,9</text:p>
          </table:table-cell>
          <table:table-cell office:value-type="float" office:value="136.70400000000001" table:style-name="ce1">
            <text:p>136,704</text:p>
          </table:table-cell>
          <table:table-cell office:value-type="float" office:value="533.24" table:style-name="ce1">
            <text:p>533,24</text:p>
          </table:table-cell>
          <table:table-cell office:value-type="float" office:value="686" table:style-name="ce1">
            <text:p>686</text:p>
          </table:table-cell>
          <table:table-cell table:style-name="ce1"/>
          <table:table-cell office:value-type="float" office:value="0" table:formula="of:=[.$B408]/[.$A408]" table:style-name="ce1">
            <text:p>#DIV/0!</text:p>
          </table:table-cell>
          <table:table-cell office:value-type="float" office:value="0" table:formula="of:=LOG([.$Q405];2)*-1" table:style-name="ce1">
            <text:p>#DIV/0!</text:p>
          </table:table-cell>
          <table:table-cell office:value-type="float" office:value="1.9637295483021004" table:formula="of:=LOG([.$N405]/[.$M405];2)" table:style-name="ce1">
            <text:p>1,963729548</text:p>
          </table:table-cell>
          <table:table-cell office:value-type="float" office:value="4.4120796895547523" table:formula="of:=LOG([.$B405]/[.$J405];2)*-1" table:style-name="ce1">
            <text:p>4,41207969</text:p>
          </table:table-cell>
          <table:table-cell office:value-type="float" office:value="2.3539518757257309" table:formula="of:=LOG([.$B405]/[.$K405];2)*-1" table:style-name="ce1">
            <text:p>2,353951876</text:p>
          </table:table-cell>
          <table:table-cell table:number-columns-repeated="16363"/>
        </table:table-row>
        <table:table-row table:number-rows-repeated="1048171" table:style-name="ro1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7" table:number-columns-repeated="16378" table:default-cell-style-name="ce1"/>
        <table:table-row table:style-name="ro1">
          <table:table-cell/>
          <table:table-cell table:style-name="ce1">
            <draw:frame draw:z-index="1" draw:id="id0" draw:style-name="a0" draw:name="Diagramm 1" svg:x="0.04409in" svg:y="0.04173in" svg:width="11.69252in" svg:height="6.4535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">
            <text:p>Ohne Klicks (blau)</text:p>
          </table:table-cell>
          <table:table-cell office:value-type="string" table:style-name="ce3">
            <text:p>a=85,56</text:p>
          </table:table-cell>
          <table:table-cell table:style-name="ce1"/>
          <table:table-cell office:value-type="string" table:style-name="ce4">
            <text:p>Mit Klicks (orange)</text:p>
          </table:table-cell>
          <table:table-cell office:value-type="string" table:style-name="ce4">
            <text:p>a=207,82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3"/>
          <table:table-cell office:value-type="string" table:style-name="ce3">
            <text:p>b=60,77</text:p>
          </table:table-cell>
          <table:table-cell table:style-name="ce1"/>
          <table:table-cell table:style-name="ce4"/>
          <table:table-cell office:value-type="string" table:style-name="ce4">
            <text:p>b=63,84</text:p>
          </table:table-cell>
          <table:table-cell table:number-columns-repeated="16377"/>
        </table:table-row>
        <table:table-row table:number-rows-repeated="1048540"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1">
          <table:table-cell table:style-name="ce1">
            <draw:frame draw:z-index="1" draw:id="id1" draw:style-name="a1" draw:name="Diagramm 1" svg:x="0.54882in" svg:y="0in" svg:width="13.64252in" svg:height="7.8547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0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Blau: Nr. 2.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5">
            <text:p>Grün: Nr. 2.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4">
            <text:p>Orange: Nr. 2.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6">
            <text:p>Gelb: Nr. 2.4</text:p>
          </table:table-cell>
          <table:table-cell table:number-columns-repeated="16382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27</meta:generator>
    <dc:creator>Julian Schäfer</dc:creator>
    <meta:creation-date>2017-05-17T14:12:21Z</meta:creation-date>
    <dc:date>2017-05-18T14:42:55Z</dc:date>
    <meta:editing-cycles>8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solid" svg:stroke-width="0.00694in" svg:stroke-color="#ff420e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</office:automatic-styles>
  <office:body>
    <office:chart>
      <chart:chart chart:class="chart:scatter" svg:height="464.6551181102362pt" svg:width="841.8614173228347pt" chart:style-name="Crt0">
        <chart:title chart:style-name="CT00">
          <text:p text:style-name="a0" text:class-names="" text:cond-style-name="">Teil 1 - Kumulierte Daten mit und ohne Klick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in m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elf Information</text:p>
            </chart:title>
          </chart:axis>
          <chart:series chart:values-cell-range-address="Tabelle1.$O$2:.$O$201" chart:class="chart:scatter" chart:attached-axis="primary-y" chart:style-name="G0S0">
            <chart:domain table:cell-range-address="Tabelle1.$R$2:.$R$201"/>
            <chart:regression-curve chart:style-name="T000">
              <chart:equation chart:automatic-content="true" chart:display-equation="true" chart:display-r-square="false" svg:x="481.1365354330709pt" svg:y="311.4802362204724pt" chart:style-name="TL000"/>
            </chart:regression-curve>
            <chart:data-point chart:repeated="200"/>
          </chart:series>
          <chart:series chart:values-cell-range-address="Tabelle1.$O$206:.$O$405" chart:class="chart:scatter" chart:attached-axis="primary-y" chart:style-name="G0S1">
            <chart:domain table:cell-range-address="Tabelle1.$R$206:.$R$405"/>
            <chart:regression-curve chart:style-name="T010">
              <chart:equation chart:automatic-content="true" chart:display-equation="true" chart:display-r-square="false" svg:x="477.6500787401575pt" svg:y="210.1477952755905pt" chart:style-name="TL010"/>
            </chart:regression-curve>
            <chart:data-point chart:repeated="2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graphic-properties draw:fill="none" draw:stroke="solid" svg:stroke-width="0.00694in" svg:stroke-color="#ffd320" svg:stroke-opacity="100%" draw:stroke-linejoin="round" svg:stroke-linecap="round"/>
    </style:style>
    <style:style style:family="chart" style:name="TL03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solid" svg:stroke-width="0.00694in" svg:stroke-color="#579d1c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TL02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30">
      <style:graphic-properties draw:fill="none" draw:stroke="solid" svg:stroke-width="0.00694in" svg:stroke-color="#ff420e" svg:stroke-opacity="100%" draw:stroke-linejoin="round" svg:stroke-linecap="round"/>
    </style:style>
    <style:style style:family="chart" style:name="Plt0">
      <style:chart-properties chart:three-dimensional="false" chart:deep="false" chart:regression-type="linear" chart:auto-position="false"/>
      <style:graphic-properties draw:fill="none" draw:stroke="solid" svg:stroke-width="0.01042in" svg:stroke-color="#b3b3b3" svg:stroke-opacity="100%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</office:automatic-styles>
  <office:body>
    <office:chart>
      <chart:chart chart:class="chart:scatter" svg:height="565.540157480315pt" svg:width="982.2614173228346pt" chart:style-name="Crt0">
        <chart:title chart:style-name="CT00">
          <text:p text:style-name="a0" text:class-names="" text:cond-style-name="">Teil 2</text:p>
        </chart:title>
        <chart:legend chart:legend-position="end" chart:legend-align="center" chart:style-name="Lgnd"/>
        <chart:plot-area svg:x="50.62527559055118pt" svg:y="71.17433070866142pt" svg:width="782.2829133858268pt" svg:height="454.456062992126pt" chart:style-name="Plt0">
          <chart:axis chart:dimension="y" chart:name="primary-y" chart:style-name="Axs0">
            <chart:title chart:style-name="AT00">
              <text:p text:style-name="a1" text:class-names="" text:cond-style-name="">MT[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(xi)</text:p>
            </chart:title>
          </chart:axis>
          <chart:series chart:values-cell-range-address="Tabelle1.$O$2:.$O$405" chart:class="chart:scatter" chart:attached-axis="primary-y" chart:style-name="G0S0">
            <chart:domain table:cell-range-address="Tabelle1.$S$2:.$S$405"/>
            <chart:regression-curve chart:style-name="T000">
              <chart:equation chart:automatic-content="true" chart:display-equation="true" chart:display-r-square="true" svg:x="716.0pt" svg:y="194.0pt" chart:style-name="TL000"/>
            </chart:regression-curve>
            <chart:data-point chart:repeated="404"/>
          </chart:series>
          <chart:series chart:values-cell-range-address="Tabelle1.$O$2:.$O$405" chart:class="chart:scatter" chart:attached-axis="primary-y" chart:style-name="G0S1">
            <chart:domain table:cell-range-address="Tabelle1.$R$2:.$R$405"/>
            <chart:regression-curve chart:style-name="T010">
              <chart:equation chart:automatic-content="true" chart:display-equation="true" chart:display-r-square="true" svg:x="717.0pt" svg:y="338.0pt" chart:style-name="TL010"/>
            </chart:regression-curve>
            <chart:data-point chart:repeated="404"/>
          </chart:series>
          <chart:series chart:values-cell-range-address="Tabelle1.$O$2:.$O$405" chart:class="chart:scatter" chart:attached-axis="primary-y" chart:style-name="G0S2">
            <chart:domain table:cell-range-address="Tabelle1.$U$2:.$U$405"/>
            <chart:regression-curve chart:style-name="T020">
              <chart:equation chart:automatic-content="true" chart:display-equation="true" chart:display-r-square="true" svg:x="719.0pt" svg:y="255.0pt" chart:style-name="TL020"/>
            </chart:regression-curve>
            <chart:data-point chart:repeated="404"/>
          </chart:series>
          <chart:series chart:values-cell-range-address="Tabelle1.$O$2:.$O$405" chart:class="chart:scatter" chart:attached-axis="primary-y" chart:style-name="G0S3">
            <chart:domain table:cell-range-address="Tabelle1.$T$2:.$T$405"/>
            <chart:regression-curve chart:style-name="T030">
              <chart:equation chart:automatic-content="true" chart:display-equation="true" chart:display-r-square="true" svg:x="718.0pt" svg:y="301.0pt" chart:style-name="TL030"/>
            </chart:regression-curve>
            <chart:data-point chart:repeated="40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